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A*</text:p>
          </table:table-cell>
          <table:table-cell office:value-type="string">
            <text:p>A* PS</text:p>
          </table:table-cell>
          <table:table-cell/>
          <table:table-cell office:value-type="string">
            <text:p>RDP</text:p>
          </table:table-cell>
          <table:table-cell/>
          <table:table-cell office:value-type="string">
            <text:p>Theta*</text:p>
          </table:table-cell>
          <table:table-cell/>
          <table:table-cell office:value-type="string">
            <text:p>RPF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table:formula="of:=[.B2]/[.A2]" office:value-type="float" office:value="0.923076923076923">
            <text:p>0.9230769231</text:p>
          </table:table-cell>
          <table:table-cell office:value-type="float" office:value="35">
            <text:p>35</text:p>
          </table:table-cell>
          <table:table-cell table:formula="of:=[.D2]/[.A2]" office:value-type="float" office:value="0.897435897435897">
            <text:p>0.8974358974</text:p>
          </table:table-cell>
          <table:table-cell office:value-type="float" office:value="71">
            <text:p>71</text:p>
          </table:table-cell>
          <table:table-cell table:formula="of:=[.F2]/[.A2]" office:value-type="float" office:value="1.82051282051282">
            <text:p>1.8205128205</text:p>
          </table:table-cell>
          <table:table-cell office:value-type="float" office:value="36">
            <text:p>36</text:p>
          </table:table-cell>
          <table:table-cell table:formula="of:=[.H2]/[.A2]" office:value-type="float" office:value="0.923076923076923">
            <text:p>0.923076923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table:formula="of:=[.B3]/[.A3]" office:value-type="float" office:value="0.857142857142857">
            <text:p>0.8571428571</text:p>
          </table:table-cell>
          <table:table-cell office:value-type="float" office:value="18">
            <text:p>18</text:p>
          </table:table-cell>
          <table:table-cell table:formula="of:=[.D3]/[.A3]" office:value-type="float" office:value="0.857142857142857">
            <text:p>0.8571428571</text:p>
          </table:table-cell>
          <table:table-cell office:value-type="float" office:value="19">
            <text:p>19</text:p>
          </table:table-cell>
          <table:table-cell table:formula="of:=[.F3]/[.A3]" office:value-type="float" office:value="0.904761904761905">
            <text:p>0.9047619048</text:p>
          </table:table-cell>
          <table:table-cell office:value-type="float" office:value="18">
            <text:p>18</text:p>
          </table:table-cell>
          <table:table-cell table:formula="of:=[.H3]/[.A3]" office:value-type="float" office:value="0.857142857142857">
            <text:p>0.857142857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table:formula="of:=[.B4]/[.A4]" office:value-type="float" office:value="0.983333333333333">
            <text:p>0.9833333333</text:p>
          </table:table-cell>
          <table:table-cell office:value-type="float" office:value="57">
            <text:p>57</text:p>
          </table:table-cell>
          <table:table-cell table:formula="of:=[.D4]/[.A4]" office:value-type="float" office:value="0.95">
            <text:p>0.95</text:p>
          </table:table-cell>
          <table:table-cell office:value-type="float" office:value="126">
            <text:p>126</text:p>
          </table:table-cell>
          <table:table-cell table:formula="of:=[.F4]/[.A4]" office:value-type="float" office:value="2.1">
            <text:p>2.1</text:p>
          </table:table-cell>
          <table:table-cell office:value-type="float" office:value="59">
            <text:p>59</text:p>
          </table:table-cell>
          <table:table-cell table:formula="of:=[.H4]/[.A4]" office:value-type="float" office:value="0.983333333333333">
            <text:p>0.9833333333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6">
            <text:p>56</text:p>
          </table:table-cell>
          <table:table-cell table:formula="of:=[.B5]/[.A5]" office:value-type="float" office:value="0.96551724137931">
            <text:p>0.9655172414</text:p>
          </table:table-cell>
          <table:table-cell office:value-type="float" office:value="56">
            <text:p>56</text:p>
          </table:table-cell>
          <table:table-cell table:formula="of:=[.D5]/[.A5]" office:value-type="float" office:value="0.96551724137931">
            <text:p>0.9655172414</text:p>
          </table:table-cell>
          <table:table-cell office:value-type="float" office:value="108">
            <text:p>108</text:p>
          </table:table-cell>
          <table:table-cell table:formula="of:=[.F5]/[.A5]" office:value-type="float" office:value="1.86206896551724">
            <text:p>1.8620689655</text:p>
          </table:table-cell>
          <table:table-cell office:value-type="float" office:value="56">
            <text:p>56</text:p>
          </table:table-cell>
          <table:table-cell table:formula="of:=[.H5]/[.A5]" office:value-type="float" office:value="0.96551724137931">
            <text:p>0.9655172414</text:p>
          </table:table-cell>
        </table:table-row>
        <table:table-row table:style-name="ro1">
          <table:table-cell table:number-columns-repeated="2" office:value-type="float" office:value="45">
            <text:p>45</text:p>
          </table:table-cell>
          <table:table-cell table:formula="of:=[.B6]/[.A6]" office:value-type="float" office:value="1">
            <text:p>1</text:p>
          </table:table-cell>
          <table:table-cell office:value-type="float" office:value="43">
            <text:p>43</text:p>
          </table:table-cell>
          <table:table-cell table:formula="of:=[.D6]/[.A6]" office:value-type="float" office:value="0.955555555555556">
            <text:p>0.9555555556</text:p>
          </table:table-cell>
          <table:table-cell office:value-type="float" office:value="92">
            <text:p>92</text:p>
          </table:table-cell>
          <table:table-cell table:formula="of:=[.F6]/[.A6]" office:value-type="float" office:value="2.04444444444444">
            <text:p>2.0444444444</text:p>
          </table:table-cell>
          <table:table-cell office:value-type="float" office:value="44">
            <text:p>44</text:p>
          </table:table-cell>
          <table:table-cell table:formula="of:=[.H6]/[.A6]" office:value-type="float" office:value="0.977777777777778">
            <text:p>0.977777777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table:formula="of:=[.B7]/[.A7]" office:value-type="float" office:value="0.96875">
            <text:p>0.96875</text:p>
          </table:table-cell>
          <table:table-cell office:value-type="float" office:value="30">
            <text:p>30</text:p>
          </table:table-cell>
          <table:table-cell table:formula="of:=[.D7]/[.A7]" office:value-type="float" office:value="0.9375">
            <text:p>0.9375</text:p>
          </table:table-cell>
          <table:table-cell office:value-type="float" office:value="44">
            <text:p>44</text:p>
          </table:table-cell>
          <table:table-cell table:formula="of:=[.F7]/[.A7]" office:value-type="float" office:value="1.375">
            <text:p>1.375</text:p>
          </table:table-cell>
          <table:table-cell office:value-type="float" office:value="29">
            <text:p>29</text:p>
          </table:table-cell>
          <table:table-cell table:formula="of:=[.H7]/[.A7]" office:value-type="float" office:value="0.90625">
            <text:p>0.90625</text:p>
          </table:table-cell>
        </table:table-row>
        <table:table-row table:style-name="ro1">
          <table:table-cell table:number-columns-repeated="2" office:value-type="float" office:value="57">
            <text:p>57</text:p>
          </table:table-cell>
          <table:table-cell table:formula="of:=[.B8]/[.A8]" office:value-type="float" office:value="1">
            <text:p>1</text:p>
          </table:table-cell>
          <table:table-cell office:value-type="float" office:value="55">
            <text:p>55</text:p>
          </table:table-cell>
          <table:table-cell table:formula="of:=[.D8]/[.A8]" office:value-type="float" office:value="0.964912280701754">
            <text:p>0.9649122807</text:p>
          </table:table-cell>
          <table:table-cell office:value-type="float" office:value="93">
            <text:p>93</text:p>
          </table:table-cell>
          <table:table-cell table:formula="of:=[.F8]/[.A8]" office:value-type="float" office:value="1.63157894736842">
            <text:p>1.6315789474</text:p>
          </table:table-cell>
          <table:table-cell office:value-type="float" office:value="57">
            <text:p>57</text:p>
          </table:table-cell>
          <table:table-cell table:formula="of:=[.H8]/[.A8]"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formula="of:=[.B9]/[.A9]" office:value-type="float" office:value="0.9">
            <text:p>0.9</text:p>
          </table:table-cell>
          <table:table-cell office:value-type="float" office:value="19">
            <text:p>19</text:p>
          </table:table-cell>
          <table:table-cell table:formula="of:=[.D9]/[.A9]" office:value-type="float" office:value="0.95">
            <text:p>0.95</text:p>
          </table:table-cell>
          <table:table-cell office:value-type="float" office:value="19">
            <text:p>19</text:p>
          </table:table-cell>
          <table:table-cell table:formula="of:=[.F9]/[.A9]" office:value-type="float" office:value="0.95">
            <text:p>0.95</text:p>
          </table:table-cell>
          <table:table-cell office:value-type="float" office:value="18">
            <text:p>18</text:p>
          </table:table-cell>
          <table:table-cell table:formula="of:=[.H9]/[.A9]" office:value-type="float" office:value="0.9">
            <text:p>0.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formula="of:=[.B10]/[.A10]" office:value-type="float" office:value="1.05">
            <text:p>1.05</text:p>
          </table:table-cell>
          <table:table-cell office:value-type="float" office:value="19">
            <text:p>19</text:p>
          </table:table-cell>
          <table:table-cell table:formula="of:=[.D10]/[.A10]" office:value-type="float" office:value="0.95">
            <text:p>0.95</text:p>
          </table:table-cell>
          <table:table-cell office:value-type="float" office:value="31">
            <text:p>31</text:p>
          </table:table-cell>
          <table:table-cell table:formula="of:=[.F10]/[.A10]" office:value-type="float" office:value="1.55">
            <text:p>1.55</text:p>
          </table:table-cell>
          <table:table-cell office:value-type="float" office:value="20">
            <text:p>20</text:p>
          </table:table-cell>
          <table:table-cell table:formula="of:=[.H10]/[.A10]" office:value-type="float" office:value="1">
            <text:p>1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0">
            <text:p>90</text:p>
          </table:table-cell>
          <table:table-cell table:formula="of:=[.B11]/[.A11]" office:value-type="float" office:value="0.989010989010989">
            <text:p>0.989010989</text:p>
          </table:table-cell>
          <table:table-cell office:value-type="float" office:value="86">
            <text:p>86</text:p>
          </table:table-cell>
          <table:table-cell table:formula="of:=[.D11]/[.A11]" office:value-type="float" office:value="0.945054945054945">
            <text:p>0.9450549451</text:p>
          </table:table-cell>
          <table:table-cell office:value-type="float" office:value="160">
            <text:p>160</text:p>
          </table:table-cell>
          <table:table-cell table:formula="of:=[.F11]/[.A11]" office:value-type="float" office:value="1.75824175824176">
            <text:p>1.7582417582</text:p>
          </table:table-cell>
          <table:table-cell office:value-type="float" office:value="91">
            <text:p>91</text:p>
          </table:table-cell>
          <table:table-cell table:formula="of:=[.H11]/[.A11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38">
            <text:p>38</text:p>
          </table:table-cell>
          <table:table-cell table:formula="of:=[.B12]/[.A12]" office:value-type="float" office:value="1">
            <text:p>1</text:p>
          </table:table-cell>
          <table:table-cell office:value-type="float" office:value="39">
            <text:p>39</text:p>
          </table:table-cell>
          <table:table-cell table:formula="of:=[.D12]/[.A12]" office:value-type="float" office:value="1.02631578947368">
            <text:p>1.0263157895</text:p>
          </table:table-cell>
          <table:table-cell office:value-type="float" office:value="74">
            <text:p>74</text:p>
          </table:table-cell>
          <table:table-cell table:formula="of:=[.F12]/[.A12]" office:value-type="float" office:value="1.94736842105263">
            <text:p>1.9473684211</text:p>
          </table:table-cell>
          <table:table-cell office:value-type="float" office:value="38">
            <text:p>38</text:p>
          </table:table-cell>
          <table:table-cell table:formula="of:=[.H12]/[.A12]" office:value-type="float" office:value="1">
            <text:p>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table:formula="of:=[.B13]/[.A13]" office:value-type="float" office:value="0.973684210526316">
            <text:p>0.9736842105</text:p>
          </table:table-cell>
          <table:table-cell office:value-type="float" office:value="36">
            <text:p>36</text:p>
          </table:table-cell>
          <table:table-cell table:formula="of:=[.D13]/[.A13]" office:value-type="float" office:value="0.947368421052632">
            <text:p>0.9473684211</text:p>
          </table:table-cell>
          <table:table-cell office:value-type="float" office:value="63">
            <text:p>63</text:p>
          </table:table-cell>
          <table:table-cell table:formula="of:=[.F13]/[.A13]" office:value-type="float" office:value="1.65789473684211">
            <text:p>1.6578947368</text:p>
          </table:table-cell>
          <table:table-cell office:value-type="float" office:value="38">
            <text:p>38</text:p>
          </table:table-cell>
          <table:table-cell table:formula="of:=[.H13]/[.A13]" office:value-type="float" office:value="1">
            <text:p>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table:formula="of:=[.B14]/[.A14]" office:value-type="float" office:value="0.988505747126437">
            <text:p>0.9885057471</text:p>
          </table:table-cell>
          <table:table-cell office:value-type="float" office:value="83">
            <text:p>83</text:p>
          </table:table-cell>
          <table:table-cell table:formula="of:=[.D14]/[.A14]" office:value-type="float" office:value="0.954022988505747">
            <text:p>0.9540229885</text:p>
          </table:table-cell>
          <table:table-cell office:value-type="float" office:value="199">
            <text:p>199</text:p>
          </table:table-cell>
          <table:table-cell table:formula="of:=[.F14]/[.A14]" office:value-type="float" office:value="2.28735632183908">
            <text:p>2.2873563218</text:p>
          </table:table-cell>
          <table:table-cell office:value-type="float" office:value="93">
            <text:p>93</text:p>
          </table:table-cell>
          <table:table-cell table:formula="of:=[.H14]/[.A14]" office:value-type="float" office:value="1.06896551724138">
            <text:p>1.068965517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formula="of:=[.B15]/[.A15]" office:value-type="float" office:value="1.04545454545455">
            <text:p>1.0454545455</text:p>
          </table:table-cell>
          <table:table-cell office:value-type="float" office:value="22">
            <text:p>22</text:p>
          </table:table-cell>
          <table:table-cell table:formula="of:=[.D15]/[.A15]" office:value-type="float" office:value="1">
            <text:p>1</text:p>
          </table:table-cell>
          <table:table-cell office:value-type="float" office:value="35">
            <text:p>35</text:p>
          </table:table-cell>
          <table:table-cell table:formula="of:=[.F15]/[.A15]" office:value-type="float" office:value="1.59090909090909">
            <text:p>1.5909090909</text:p>
          </table:table-cell>
          <table:table-cell office:value-type="float" office:value="29">
            <text:p>29</text:p>
          </table:table-cell>
          <table:table-cell table:formula="of:=[.H15]/[.A15]" office:value-type="float" office:value="1.31818181818182">
            <text:p>1.3181818182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table:formula="of:=[.B16]/[.A16]" office:value-type="float" office:value="1.02631578947368">
            <text:p>1.0263157895</text:p>
          </table:table-cell>
          <table:table-cell office:value-type="float" office:value="36">
            <text:p>36</text:p>
          </table:table-cell>
          <table:table-cell table:formula="of:=[.D16]/[.A16]" office:value-type="float" office:value="0.947368421052632">
            <text:p>0.9473684211</text:p>
          </table:table-cell>
          <table:table-cell office:value-type="float" office:value="114">
            <text:p>114</text:p>
          </table:table-cell>
          <table:table-cell table:formula="of:=[.F16]/[.A16]" office:value-type="float" office:value="3">
            <text:p>3</text:p>
          </table:table-cell>
          <table:table-cell office:value-type="float" office:value="38">
            <text:p>38</text:p>
          </table:table-cell>
          <table:table-cell table:formula="of:=[.H16]/[.A16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28">
            <text:p>28</text:p>
          </table:table-cell>
          <table:table-cell table:formula="of:=[.B17]/[.A17]" office:value-type="float" office:value="1">
            <text:p>1</text:p>
          </table:table-cell>
          <table:table-cell office:value-type="float" office:value="27">
            <text:p>27</text:p>
          </table:table-cell>
          <table:table-cell table:formula="of:=[.D17]/[.A17]" office:value-type="float" office:value="0.964285714285714">
            <text:p>0.9642857143</text:p>
          </table:table-cell>
          <table:table-cell office:value-type="float" office:value="24">
            <text:p>24</text:p>
          </table:table-cell>
          <table:table-cell table:formula="of:=[.F17]/[.A17]" office:value-type="float" office:value="0.857142857142857">
            <text:p>0.8571428571</text:p>
          </table:table-cell>
          <table:table-cell office:value-type="float" office:value="28">
            <text:p>28</text:p>
          </table:table-cell>
          <table:table-cell table:formula="of:=[.H17]/[.A17]" office:value-type="float" office:value="1">
            <text:p>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table:formula="of:=[.B18]/[.A18]" office:value-type="float" office:value="0.973684210526316">
            <text:p>0.9736842105</text:p>
          </table:table-cell>
          <table:table-cell office:value-type="float" office:value="36">
            <text:p>36</text:p>
          </table:table-cell>
          <table:table-cell table:formula="of:=[.D18]/[.A18]" office:value-type="float" office:value="0.947368421052632">
            <text:p>0.9473684211</text:p>
          </table:table-cell>
          <table:table-cell office:value-type="float" office:value="52">
            <text:p>52</text:p>
          </table:table-cell>
          <table:table-cell table:formula="of:=[.F18]/[.A18]" office:value-type="float" office:value="1.36842105263158">
            <text:p>1.3684210526</text:p>
          </table:table-cell>
          <table:table-cell office:value-type="float" office:value="36">
            <text:p>36</text:p>
          </table:table-cell>
          <table:table-cell table:formula="of:=[.H18]/[.A18]" office:value-type="float" office:value="0.947368421052632">
            <text:p>0.947368421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table:formula="of:=[.B19]/[.A19]" office:value-type="float" office:value="1.02702702702703">
            <text:p>1.027027027</text:p>
          </table:table-cell>
          <table:table-cell office:value-type="float" office:value="36">
            <text:p>36</text:p>
          </table:table-cell>
          <table:table-cell table:formula="of:=[.D19]/[.A19]" office:value-type="float" office:value="0.972972972972973">
            <text:p>0.972972973</text:p>
          </table:table-cell>
          <table:table-cell office:value-type="float" office:value="71">
            <text:p>71</text:p>
          </table:table-cell>
          <table:table-cell table:formula="of:=[.F19]/[.A19]" office:value-type="float" office:value="1.91891891891892">
            <text:p>1.9189189189</text:p>
          </table:table-cell>
          <table:table-cell office:value-type="float" office:value="38">
            <text:p>38</text:p>
          </table:table-cell>
          <table:table-cell table:formula="of:=[.H19]/[.A19]" office:value-type="float" office:value="1.02702702702703">
            <text:p>1.02702702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formula="of:=[.B20]/[.A20]" office:value-type="float" office:value="1.04761904761905">
            <text:p>1.0476190476</text:p>
          </table:table-cell>
          <table:table-cell office:value-type="float" office:value="22">
            <text:p>22</text:p>
          </table:table-cell>
          <table:table-cell table:formula="of:=[.D20]/[.A20]" office:value-type="float" office:value="1.04761904761905">
            <text:p>1.0476190476</text:p>
          </table:table-cell>
          <table:table-cell office:value-type="float" office:value="51">
            <text:p>51</text:p>
          </table:table-cell>
          <table:table-cell table:formula="of:=[.F20]/[.A20]" office:value-type="float" office:value="2.42857142857143">
            <text:p>2.4285714286</text:p>
          </table:table-cell>
          <table:table-cell office:value-type="float" office:value="22">
            <text:p>22</text:p>
          </table:table-cell>
          <table:table-cell table:formula="of:=[.H20]/[.A20]" office:value-type="float" office:value="1.04761904761905">
            <text:p>1.0476190476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table:formula="of:=[.B21]/[.A21]" office:value-type="float" office:value="1.03225806451613">
            <text:p>1.0322580645</text:p>
          </table:table-cell>
          <table:table-cell office:value-type="float" office:value="60">
            <text:p>60</text:p>
          </table:table-cell>
          <table:table-cell table:formula="of:=[.D21]/[.A21]" office:value-type="float" office:value="0.967741935483871">
            <text:p>0.9677419355</text:p>
          </table:table-cell>
          <table:table-cell office:value-type="float" office:value="110">
            <text:p>110</text:p>
          </table:table-cell>
          <table:table-cell table:formula="of:=[.F21]/[.A21]" office:value-type="float" office:value="1.7741935483871">
            <text:p>1.7741935484</text:p>
          </table:table-cell>
          <table:table-cell office:value-type="float" office:value="62">
            <text:p>62</text:p>
          </table:table-cell>
          <table:table-cell table:formula="of:=[.H21]/[.A21]" office:value-type="float" office:value="1">
            <text:p>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formula="of:=[.B22]/[.A22]" office:value-type="float" office:value="1.04545454545455">
            <text:p>1.0454545455</text:p>
          </table:table-cell>
          <table:table-cell office:value-type="float" office:value="22">
            <text:p>22</text:p>
          </table:table-cell>
          <table:table-cell table:formula="of:=[.D22]/[.A22]" office:value-type="float" office:value="1">
            <text:p>1</text:p>
          </table:table-cell>
          <table:table-cell office:value-type="float" office:value="29">
            <text:p>29</text:p>
          </table:table-cell>
          <table:table-cell table:formula="of:=[.F22]/[.A22]" office:value-type="float" office:value="1.31818181818182">
            <text:p>1.3181818182</text:p>
          </table:table-cell>
          <table:table-cell office:value-type="float" office:value="23">
            <text:p>23</text:p>
          </table:table-cell>
          <table:table-cell table:formula="of:=[.H22]/[.A22]" office:value-type="float" office:value="1.04545454545455">
            <text:p>1.045454545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formula="of:=[.B23]/[.A23]" office:value-type="float" office:value="1.04166666666667">
            <text:p>1.0416666667</text:p>
          </table:table-cell>
          <table:table-cell office:value-type="float" office:value="23">
            <text:p>23</text:p>
          </table:table-cell>
          <table:table-cell table:formula="of:=[.D23]/[.A23]" office:value-type="float" office:value="0.958333333333333">
            <text:p>0.9583333333</text:p>
          </table:table-cell>
          <table:table-cell office:value-type="float" office:value="35">
            <text:p>35</text:p>
          </table:table-cell>
          <table:table-cell table:formula="of:=[.F23]/[.A23]" office:value-type="float" office:value="1.45833333333333">
            <text:p>1.4583333333</text:p>
          </table:table-cell>
          <table:table-cell office:value-type="float" office:value="24">
            <text:p>24</text:p>
          </table:table-cell>
          <table:table-cell table:formula="of:=[.H23]/[.A23]" office:value-type="float" office:value="1">
            <text:p>1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80">
            <text:p>80</text:p>
          </table:table-cell>
          <table:table-cell table:formula="of:=[.B24]/[.A24]" office:value-type="float" office:value="0.987654320987654">
            <text:p>0.987654321</text:p>
          </table:table-cell>
          <table:table-cell office:value-type="float" office:value="78">
            <text:p>78</text:p>
          </table:table-cell>
          <table:table-cell table:formula="of:=[.D24]/[.A24]" office:value-type="float" office:value="0.962962962962963">
            <text:p>0.962962963</text:p>
          </table:table-cell>
          <table:table-cell office:value-type="float" office:value="176">
            <text:p>176</text:p>
          </table:table-cell>
          <table:table-cell table:formula="of:=[.F24]/[.A24]" office:value-type="float" office:value="2.17283950617284">
            <text:p>2.1728395062</text:p>
          </table:table-cell>
          <table:table-cell office:value-type="float" office:value="79">
            <text:p>79</text:p>
          </table:table-cell>
          <table:table-cell table:formula="of:=[.H24]/[.A24]" office:value-type="float" office:value="0.975308641975309">
            <text:p>0.97530864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[.B25]/[.A25]" office:value-type="float" office:value="1.05263157894737">
            <text:p>1.0526315789</text:p>
          </table:table-cell>
          <table:table-cell office:value-type="float" office:value="21">
            <text:p>21</text:p>
          </table:table-cell>
          <table:table-cell table:formula="of:=[.D25]/[.A25]" office:value-type="float" office:value="1.10526315789474">
            <text:p>1.1052631579</text:p>
          </table:table-cell>
          <table:table-cell office:value-type="float" office:value="21">
            <text:p>21</text:p>
          </table:table-cell>
          <table:table-cell table:formula="of:=[.F25]/[.A25]" office:value-type="float" office:value="1.10526315789474">
            <text:p>1.1052631579</text:p>
          </table:table-cell>
          <table:table-cell office:value-type="float" office:value="19">
            <text:p>19</text:p>
          </table:table-cell>
          <table:table-cell table:formula="of:=[.H25]/[.A25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62">
            <text:p>62</text:p>
          </table:table-cell>
          <table:table-cell table:formula="of:=[.B26]/[.A26]" office:value-type="float" office:value="1">
            <text:p>1</text:p>
          </table:table-cell>
          <table:table-cell office:value-type="float" office:value="59">
            <text:p>59</text:p>
          </table:table-cell>
          <table:table-cell table:formula="of:=[.D26]/[.A26]" office:value-type="float" office:value="0.951612903225806">
            <text:p>0.9516129032</text:p>
          </table:table-cell>
          <table:table-cell office:value-type="float" office:value="123">
            <text:p>123</text:p>
          </table:table-cell>
          <table:table-cell table:formula="of:=[.F26]/[.A26]" office:value-type="float" office:value="1.98387096774194">
            <text:p>1.9838709677</text:p>
          </table:table-cell>
          <table:table-cell office:value-type="float" office:value="61">
            <text:p>61</text:p>
          </table:table-cell>
          <table:table-cell table:formula="of:=[.H26]/[.A26]" office:value-type="float" office:value="0.983870967741935">
            <text:p>0.9838709677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table:formula="of:=[.B27]/[.A27]" office:value-type="float" office:value="0.98">
            <text:p>0.98</text:p>
          </table:table-cell>
          <table:table-cell office:value-type="float" office:value="46">
            <text:p>46</text:p>
          </table:table-cell>
          <table:table-cell table:formula="of:=[.D27]/[.A27]" office:value-type="float" office:value="0.92">
            <text:p>0.92</text:p>
          </table:table-cell>
          <table:table-cell office:value-type="float" office:value="90">
            <text:p>90</text:p>
          </table:table-cell>
          <table:table-cell table:formula="of:=[.F27]/[.A27]" office:value-type="float" office:value="1.8">
            <text:p>1.8</text:p>
          </table:table-cell>
          <table:table-cell office:value-type="float" office:value="50">
            <text:p>50</text:p>
          </table:table-cell>
          <table:table-cell table:formula="of:=[.H27]/[.A27]" office:value-type="float" office:value="1">
            <text:p>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table:formula="of:=[.B28]/[.A28]" office:value-type="float" office:value="0.976190476190476">
            <text:p>0.9761904762</text:p>
          </table:table-cell>
          <table:table-cell office:value-type="float" office:value="40">
            <text:p>40</text:p>
          </table:table-cell>
          <table:table-cell table:formula="of:=[.D28]/[.A28]" office:value-type="float" office:value="0.952380952380952">
            <text:p>0.9523809524</text:p>
          </table:table-cell>
          <table:table-cell office:value-type="float" office:value="77">
            <text:p>77</text:p>
          </table:table-cell>
          <table:table-cell table:formula="of:=[.F28]/[.A28]" office:value-type="float" office:value="1.83333333333333">
            <text:p>1.8333333333</text:p>
          </table:table-cell>
          <table:table-cell office:value-type="float" office:value="41">
            <text:p>41</text:p>
          </table:table-cell>
          <table:table-cell table:formula="of:=[.H28]/[.A28]" office:value-type="float" office:value="0.976190476190476">
            <text:p>0.976190476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table:formula="of:=[.B29]/[.A29]" office:value-type="float" office:value="0.88">
            <text:p>0.88</text:p>
          </table:table-cell>
          <table:table-cell office:value-type="float" office:value="43">
            <text:p>43</text:p>
          </table:table-cell>
          <table:table-cell table:formula="of:=[.D29]/[.A29]" office:value-type="float" office:value="0.86">
            <text:p>0.86</text:p>
          </table:table-cell>
          <table:table-cell office:value-type="float" office:value="92">
            <text:p>92</text:p>
          </table:table-cell>
          <table:table-cell table:formula="of:=[.F29]/[.A29]" office:value-type="float" office:value="1.84">
            <text:p>1.84</text:p>
          </table:table-cell>
          <table:table-cell office:value-type="float" office:value="44">
            <text:p>44</text:p>
          </table:table-cell>
          <table:table-cell table:formula="of:=[.H29]/[.A29]" office:value-type="float" office:value="0.88">
            <text:p>0.8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[.B30]/[.A30]" office:value-type="float" office:value="0.909090909090909">
            <text:p>0.9090909091</text:p>
          </table:table-cell>
          <table:table-cell office:value-type="float" office:value="10">
            <text:p>10</text:p>
          </table:table-cell>
          <table:table-cell table:formula="of:=[.D30]/[.A30]" office:value-type="float" office:value="0.909090909090909">
            <text:p>0.9090909091</text:p>
          </table:table-cell>
          <table:table-cell office:value-type="float" office:value="10">
            <text:p>10</text:p>
          </table:table-cell>
          <table:table-cell table:formula="of:=[.F30]/[.A30]" office:value-type="float" office:value="0.909090909090909">
            <text:p>0.9090909091</text:p>
          </table:table-cell>
          <table:table-cell office:value-type="float" office:value="10">
            <text:p>10</text:p>
          </table:table-cell>
          <table:table-cell table:formula="of:=[.H30]/[.A30]" office:value-type="float" office:value="0.909090909090909">
            <text:p>0.9090909091</text:p>
          </table:table-cell>
        </table:table-row>
        <table:table-row table:style-name="ro1">
          <table:table-cell table:number-columns-repeated="2" office:value-type="float" office:value="51">
            <text:p>51</text:p>
          </table:table-cell>
          <table:table-cell table:formula="of:=[.B31]/[.A31]" office:value-type="float" office:value="1">
            <text:p>1</text:p>
          </table:table-cell>
          <table:table-cell office:value-type="float" office:value="49">
            <text:p>49</text:p>
          </table:table-cell>
          <table:table-cell table:formula="of:=[.D31]/[.A31]" office:value-type="float" office:value="0.96078431372549">
            <text:p>0.9607843137</text:p>
          </table:table-cell>
          <table:table-cell office:value-type="float" office:value="85">
            <text:p>85</text:p>
          </table:table-cell>
          <table:table-cell table:formula="of:=[.F31]/[.A31]" office:value-type="float" office:value="1.66666666666667">
            <text:p>1.6666666667</text:p>
          </table:table-cell>
          <table:table-cell office:value-type="float" office:value="52">
            <text:p>52</text:p>
          </table:table-cell>
          <table:table-cell table:formula="of:=[.H31]/[.A31]" office:value-type="float" office:value="1.01960784313725">
            <text:p>1.019607843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formula="of:=[.B32]/[.A32]" office:value-type="float" office:value="0.947368421052632">
            <text:p>0.9473684211</text:p>
          </table:table-cell>
          <table:table-cell office:value-type="float" office:value="18">
            <text:p>18</text:p>
          </table:table-cell>
          <table:table-cell table:formula="of:=[.D32]/[.A32]" office:value-type="float" office:value="0.947368421052632">
            <text:p>0.9473684211</text:p>
          </table:table-cell>
          <table:table-cell office:value-type="float" office:value="19">
            <text:p>19</text:p>
          </table:table-cell>
          <table:table-cell table:formula="of:=[.F32]/[.A32]"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[.H32]/[.A32]" office:value-type="float" office:value="0.947368421052632">
            <text:p>0.947368421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table:formula="of:=[.B33]/[.A33]" office:value-type="float" office:value="0.96">
            <text:p>0.96</text:p>
          </table:table-cell>
          <table:table-cell office:value-type="float" office:value="23">
            <text:p>23</text:p>
          </table:table-cell>
          <table:table-cell table:formula="of:=[.D33]/[.A33]" office:value-type="float" office:value="0.92">
            <text:p>0.92</text:p>
          </table:table-cell>
          <table:table-cell office:value-type="float" office:value="31">
            <text:p>31</text:p>
          </table:table-cell>
          <table:table-cell table:formula="of:=[.F33]/[.A33]" office:value-type="float" office:value="1.24">
            <text:p>1.24</text:p>
          </table:table-cell>
          <table:table-cell office:value-type="float" office:value="24">
            <text:p>24</text:p>
          </table:table-cell>
          <table:table-cell table:formula="of:=[.H33]/[.A33]" office:value-type="float" office:value="0.96">
            <text:p>0.96</text:p>
          </table:table-cell>
        </table:table-row>
        <table:table-row table:style-name="ro1">
          <table:table-cell table:number-columns-repeated="2" office:value-type="float" office:value="24">
            <text:p>24</text:p>
          </table:table-cell>
          <table:table-cell table:formula="of:=[.B34]/[.A34]" office:value-type="float" office:value="1">
            <text:p>1</text:p>
          </table:table-cell>
          <table:table-cell office:value-type="float" office:value="22">
            <text:p>22</text:p>
          </table:table-cell>
          <table:table-cell table:formula="of:=[.D34]/[.A34]" office:value-type="float" office:value="0.916666666666667">
            <text:p>0.9166666667</text:p>
          </table:table-cell>
          <table:table-cell office:value-type="float" office:value="33">
            <text:p>33</text:p>
          </table:table-cell>
          <table:table-cell table:formula="of:=[.F34]/[.A34]" office:value-type="float" office:value="1.375">
            <text:p>1.375</text:p>
          </table:table-cell>
          <table:table-cell office:value-type="float" office:value="22">
            <text:p>22</text:p>
          </table:table-cell>
          <table:table-cell table:formula="of:=[.H34]/[.A34]" office:value-type="float" office:value="0.916666666666667">
            <text:p>0.9166666667</text:p>
          </table:table-cell>
        </table:table-row>
        <table:table-row table:style-name="ro1">
          <table:table-cell table:number-columns-repeated="2" office:value-type="float" office:value="21">
            <text:p>21</text:p>
          </table:table-cell>
          <table:table-cell table:formula="of:=[.B35]/[.A35]"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[.D35]/[.A35]" office:value-type="float" office:value="1">
            <text:p>1</text:p>
          </table:table-cell>
          <table:table-cell office:value-type="float" office:value="23">
            <text:p>23</text:p>
          </table:table-cell>
          <table:table-cell table:formula="of:=[.F35]/[.A35]" office:value-type="float" office:value="1.0952380952381">
            <text:p>1.0952380952</text:p>
          </table:table-cell>
          <table:table-cell office:value-type="float" office:value="21">
            <text:p>21</text:p>
          </table:table-cell>
          <table:table-cell table:formula="of:=[.H35]/[.A35]" office:value-type="float" office:value="1">
            <text:p>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table:formula="of:=[.B36]/[.A36]" office:value-type="float" office:value="0.984126984126984">
            <text:p>0.9841269841</text:p>
          </table:table-cell>
          <table:table-cell office:value-type="float" office:value="61">
            <text:p>61</text:p>
          </table:table-cell>
          <table:table-cell table:formula="of:=[.D36]/[.A36]" office:value-type="float" office:value="0.968253968253968">
            <text:p>0.9682539683</text:p>
          </table:table-cell>
          <table:table-cell office:value-type="float" office:value="90">
            <text:p>90</text:p>
          </table:table-cell>
          <table:table-cell table:formula="of:=[.F36]/[.A36]" office:value-type="float" office:value="1.42857142857143">
            <text:p>1.4285714286</text:p>
          </table:table-cell>
          <table:table-cell office:value-type="float" office:value="63">
            <text:p>63</text:p>
          </table:table-cell>
          <table:table-cell table:formula="of:=[.H36]/[.A36]" office:value-type="float" office:value="1">
            <text:p>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table:formula="of:=[.B37]/[.A37]" office:value-type="float" office:value="1.02941176470588">
            <text:p>1.0294117647</text:p>
          </table:table-cell>
          <table:table-cell office:value-type="float" office:value="33">
            <text:p>33</text:p>
          </table:table-cell>
          <table:table-cell table:formula="of:=[.D37]/[.A37]" office:value-type="float" office:value="0.970588235294118">
            <text:p>0.9705882353</text:p>
          </table:table-cell>
          <table:table-cell office:value-type="float" office:value="59">
            <text:p>59</text:p>
          </table:table-cell>
          <table:table-cell table:formula="of:=[.F37]/[.A37]" office:value-type="float" office:value="1.73529411764706">
            <text:p>1.7352941176</text:p>
          </table:table-cell>
          <table:table-cell office:value-type="float" office:value="33">
            <text:p>33</text:p>
          </table:table-cell>
          <table:table-cell table:formula="of:=[.H37]/[.A37]" office:value-type="float" office:value="0.970588235294118">
            <text:p>0.970588235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formula="of:=[.B38]/[.A38]" office:value-type="float" office:value="0.928571428571429">
            <text:p>0.9285714286</text:p>
          </table:table-cell>
          <table:table-cell office:value-type="float" office:value="13">
            <text:p>13</text:p>
          </table:table-cell>
          <table:table-cell table:formula="of:=[.D38]/[.A38]" office:value-type="float" office:value="0.928571428571429">
            <text:p>0.9285714286</text:p>
          </table:table-cell>
          <table:table-cell office:value-type="float" office:value="14">
            <text:p>14</text:p>
          </table:table-cell>
          <table:table-cell table:formula="of:=[.F38]/[.A38]"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f:=[.H38]/[.A38]" office:value-type="float" office:value="0.928571428571429">
            <text:p>0.928571428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table:formula="of:=[.B39]/[.A39]" office:value-type="float" office:value="1.08333333333333">
            <text:p>1.0833333333</text:p>
          </table:table-cell>
          <table:table-cell office:value-type="float" office:value="24">
            <text:p>24</text:p>
          </table:table-cell>
          <table:table-cell table:formula="of:=[.D39]/[.A39]" office:value-type="float" office:value="1">
            <text:p>1</text:p>
          </table:table-cell>
          <table:table-cell office:value-type="float" office:value="45">
            <text:p>45</text:p>
          </table:table-cell>
          <table:table-cell table:formula="of:=[.F39]/[.A39]" office:value-type="float" office:value="1.875">
            <text:p>1.875</text:p>
          </table:table-cell>
          <table:table-cell office:value-type="float" office:value="26">
            <text:p>26</text:p>
          </table:table-cell>
          <table:table-cell table:formula="of:=[.H39]/[.A39]" office:value-type="float" office:value="1.08333333333333">
            <text:p>1.083333333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table:formula="of:=[.B40]/[.A40]" office:value-type="float" office:value="1.03571428571429">
            <text:p>1.0357142857</text:p>
          </table:table-cell>
          <table:table-cell office:value-type="float" office:value="27">
            <text:p>27</text:p>
          </table:table-cell>
          <table:table-cell table:formula="of:=[.D40]/[.A40]" office:value-type="float" office:value="0.964285714285714">
            <text:p>0.9642857143</text:p>
          </table:table-cell>
          <table:table-cell office:value-type="float" office:value="34">
            <text:p>34</text:p>
          </table:table-cell>
          <table:table-cell table:formula="of:=[.F40]/[.A40]" office:value-type="float" office:value="1.21428571428571">
            <text:p>1.2142857143</text:p>
          </table:table-cell>
          <table:table-cell office:value-type="float" office:value="27">
            <text:p>27</text:p>
          </table:table-cell>
          <table:table-cell table:formula="of:=[.H40]/[.A40]" office:value-type="float" office:value="0.964285714285714">
            <text:p>0.964285714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table:formula="of:=[.B41]/[.A41]" office:value-type="float" office:value="0.98">
            <text:p>0.98</text:p>
          </table:table-cell>
          <table:table-cell office:value-type="float" office:value="48">
            <text:p>48</text:p>
          </table:table-cell>
          <table:table-cell table:formula="of:=[.D41]/[.A41]" office:value-type="float" office:value="0.96">
            <text:p>0.96</text:p>
          </table:table-cell>
          <table:table-cell office:value-type="float" office:value="75">
            <text:p>75</text:p>
          </table:table-cell>
          <table:table-cell table:formula="of:=[.F41]/[.A41]" office:value-type="float" office:value="1.5">
            <text:p>1.5</text:p>
          </table:table-cell>
          <table:table-cell office:value-type="float" office:value="50">
            <text:p>50</text:p>
          </table:table-cell>
          <table:table-cell table:formula="of:=[.H41]/[.A41]" office:value-type="float" office:value="1">
            <text:p>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table:formula="of:=[.B42]/[.A42]" office:value-type="float" office:value="1.02272727272727">
            <text:p>1.0227272727</text:p>
          </table:table-cell>
          <table:table-cell office:value-type="float" office:value="43">
            <text:p>43</text:p>
          </table:table-cell>
          <table:table-cell table:formula="of:=[.D42]/[.A42]" office:value-type="float" office:value="0.977272727272727">
            <text:p>0.9772727273</text:p>
          </table:table-cell>
          <table:table-cell office:value-type="float" office:value="98">
            <text:p>98</text:p>
          </table:table-cell>
          <table:table-cell table:formula="of:=[.F42]/[.A42]" office:value-type="float" office:value="2.22727272727273">
            <text:p>2.2272727273</text:p>
          </table:table-cell>
          <table:table-cell office:value-type="float" office:value="45">
            <text:p>45</text:p>
          </table:table-cell>
          <table:table-cell table:formula="of:=[.H42]/[.A42]" office:value-type="float" office:value="1.02272727272727">
            <text:p>1.0227272727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table:formula="of:=[.B43]/[.A43]" office:value-type="float" office:value="1.02702702702703">
            <text:p>1.027027027</text:p>
          </table:table-cell>
          <table:table-cell office:value-type="float" office:value="37">
            <text:p>37</text:p>
          </table:table-cell>
          <table:table-cell table:formula="of:=[.D43]/[.A43]" office:value-type="float" office:value="1">
            <text:p>1</text:p>
          </table:table-cell>
          <table:table-cell office:value-type="float" office:value="70">
            <text:p>70</text:p>
          </table:table-cell>
          <table:table-cell table:formula="of:=[.F43]/[.A43]" office:value-type="float" office:value="1.89189189189189">
            <text:p>1.8918918919</text:p>
          </table:table-cell>
          <table:table-cell office:value-type="float" office:value="36">
            <text:p>36</text:p>
          </table:table-cell>
          <table:table-cell table:formula="of:=[.H43]/[.A43]" office:value-type="float" office:value="0.972972972972973">
            <text:p>0.97297297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table:formula="of:=[.B44]/[.A44]" office:value-type="float" office:value="1.01190476190476">
            <text:p>1.0119047619</text:p>
          </table:table-cell>
          <table:table-cell office:value-type="float" office:value="82">
            <text:p>82</text:p>
          </table:table-cell>
          <table:table-cell table:formula="of:=[.D44]/[.A44]" office:value-type="float" office:value="0.976190476190476">
            <text:p>0.9761904762</text:p>
          </table:table-cell>
          <table:table-cell office:value-type="float" office:value="178">
            <text:p>178</text:p>
          </table:table-cell>
          <table:table-cell table:formula="of:=[.F44]/[.A44]" office:value-type="float" office:value="2.11904761904762">
            <text:p>2.119047619</text:p>
          </table:table-cell>
          <table:table-cell office:value-type="float" office:value="86">
            <text:p>86</text:p>
          </table:table-cell>
          <table:table-cell table:formula="of:=[.H44]/[.A44]" office:value-type="float" office:value="1.02380952380952">
            <text:p>1.023809523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table:formula="of:=[.B45]/[.A45]" office:value-type="float" office:value="0.962962962962963">
            <text:p>0.962962963</text:p>
          </table:table-cell>
          <table:table-cell office:value-type="float" office:value="25">
            <text:p>25</text:p>
          </table:table-cell>
          <table:table-cell table:formula="of:=[.D45]/[.A45]" office:value-type="float" office:value="0.925925925925926">
            <text:p>0.9259259259</text:p>
          </table:table-cell>
          <table:table-cell office:value-type="float" office:value="37">
            <text:p>37</text:p>
          </table:table-cell>
          <table:table-cell table:formula="of:=[.F45]/[.A45]" office:value-type="float" office:value="1.37037037037037">
            <text:p>1.3703703704</text:p>
          </table:table-cell>
          <table:table-cell office:value-type="float" office:value="26">
            <text:p>26</text:p>
          </table:table-cell>
          <table:table-cell table:formula="of:=[.H45]/[.A45]" office:value-type="float" office:value="0.962962962962963">
            <text:p>0.96296296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table:formula="of:=[.B46]/[.A46]" office:value-type="float" office:value="1.10526315789474">
            <text:p>1.1052631579</text:p>
          </table:table-cell>
          <table:table-cell office:value-type="float" office:value="18">
            <text:p>18</text:p>
          </table:table-cell>
          <table:table-cell table:formula="of:=[.D46]/[.A46]" office:value-type="float" office:value="0.947368421052632">
            <text:p>0.9473684211</text:p>
          </table:table-cell>
          <table:table-cell office:value-type="float" office:value="20">
            <text:p>20</text:p>
          </table:table-cell>
          <table:table-cell table:formula="of:=[.F46]/[.A46]" office:value-type="float" office:value="1.05263157894737">
            <text:p>1.0526315789</text:p>
          </table:table-cell>
          <table:table-cell office:value-type="float" office:value="19">
            <text:p>19</text:p>
          </table:table-cell>
          <table:table-cell table:formula="of:=[.H46]/[.A46]" office:value-type="float" office:value="1">
            <text:p>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[.B47]/[.A47]" office:value-type="float" office:value="0.952380952380952">
            <text:p>0.9523809524</text:p>
          </table:table-cell>
          <table:table-cell office:value-type="float" office:value="20">
            <text:p>20</text:p>
          </table:table-cell>
          <table:table-cell table:formula="of:=[.D47]/[.A47]" office:value-type="float" office:value="0.952380952380952">
            <text:p>0.9523809524</text:p>
          </table:table-cell>
          <table:table-cell office:value-type="float" office:value="25">
            <text:p>25</text:p>
          </table:table-cell>
          <table:table-cell table:formula="of:=[.F47]/[.A47]" office:value-type="float" office:value="1.19047619047619">
            <text:p>1.1904761905</text:p>
          </table:table-cell>
          <table:table-cell office:value-type="float" office:value="21">
            <text:p>21</text:p>
          </table:table-cell>
          <table:table-cell table:formula="of:=[.H47]/[.A47]" office:value-type="float" office:value="1">
            <text:p>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formula="of:=[.B48]/[.A48]" office:value-type="float" office:value="1.02040816326531">
            <text:p>1.0204081633</text:p>
          </table:table-cell>
          <table:table-cell office:value-type="float" office:value="47">
            <text:p>47</text:p>
          </table:table-cell>
          <table:table-cell table:formula="of:=[.D48]/[.A48]" office:value-type="float" office:value="0.959183673469388">
            <text:p>0.9591836735</text:p>
          </table:table-cell>
          <table:table-cell office:value-type="float" office:value="33">
            <text:p>33</text:p>
          </table:table-cell>
          <table:table-cell table:formula="of:=[.F48]/[.A48]" office:value-type="float" office:value="0.673469387755102">
            <text:p>0.6734693878</text:p>
          </table:table-cell>
          <table:table-cell office:value-type="float" office:value="48">
            <text:p>48</text:p>
          </table:table-cell>
          <table:table-cell table:formula="of:=[.H48]/[.A48]" office:value-type="float" office:value="0.979591836734694">
            <text:p>0.9795918367</text:p>
          </table:table-cell>
        </table:table-row>
        <table:table-row table:style-name="ro1">
          <table:table-cell table:number-columns-repeated="2" office:value-type="float" office:value="34">
            <text:p>34</text:p>
          </table:table-cell>
          <table:table-cell table:formula="of:=[.B49]/[.A49]" office:value-type="float" office:value="1">
            <text:p>1</text:p>
          </table:table-cell>
          <table:table-cell office:value-type="float" office:value="34">
            <text:p>34</text:p>
          </table:table-cell>
          <table:table-cell table:formula="of:=[.D49]/[.A49]" office:value-type="float" office:value="1">
            <text:p>1</text:p>
          </table:table-cell>
          <table:table-cell office:value-type="float" office:value="70">
            <text:p>70</text:p>
          </table:table-cell>
          <table:table-cell table:formula="of:=[.F49]/[.A49]" office:value-type="float" office:value="2.05882352941176">
            <text:p>2.0588235294</text:p>
          </table:table-cell>
          <table:table-cell office:value-type="float" office:value="33">
            <text:p>33</text:p>
          </table:table-cell>
          <table:table-cell table:formula="of:=[.H49]/[.A49]" office:value-type="float" office:value="0.970588235294118">
            <text:p>0.9705882353</text:p>
          </table:table-cell>
        </table:table-row>
        <table:table-row table:style-name="ro1">
          <table:table-cell table:number-columns-repeated="2" office:value-type="float" office:value="28">
            <text:p>28</text:p>
          </table:table-cell>
          <table:table-cell table:formula="of:=[.B50]/[.A50]" office:value-type="float" office:value="1">
            <text:p>1</text:p>
          </table:table-cell>
          <table:table-cell office:value-type="float" office:value="26">
            <text:p>26</text:p>
          </table:table-cell>
          <table:table-cell table:formula="of:=[.D50]/[.A50]" office:value-type="float" office:value="0.928571428571429">
            <text:p>0.9285714286</text:p>
          </table:table-cell>
          <table:table-cell office:value-type="float" office:value="31">
            <text:p>31</text:p>
          </table:table-cell>
          <table:table-cell table:formula="of:=[.F50]/[.A50]" office:value-type="float" office:value="1.10714285714286">
            <text:p>1.1071428571</text:p>
          </table:table-cell>
          <table:table-cell office:value-type="float" office:value="27">
            <text:p>27</text:p>
          </table:table-cell>
          <table:table-cell table:formula="of:=[.H50]/[.A50]" office:value-type="float" office:value="0.964285714285714">
            <text:p>0.9642857143</text:p>
          </table:table-cell>
        </table:table-row>
        <table:table-row table:style-name="ro1">
          <table:table-cell table:number-columns-repeated="2" office:value-type="float" office:value="95">
            <text:p>95</text:p>
          </table:table-cell>
          <table:table-cell table:formula="of:=[.B51]/[.A51]" office:value-type="float" office:value="1">
            <text:p>1</text:p>
          </table:table-cell>
          <table:table-cell office:value-type="float" office:value="91">
            <text:p>91</text:p>
          </table:table-cell>
          <table:table-cell table:formula="of:=[.D51]/[.A51]" office:value-type="float" office:value="0.957894736842105">
            <text:p>0.9578947368</text:p>
          </table:table-cell>
          <table:table-cell office:value-type="float" office:value="187">
            <text:p>187</text:p>
          </table:table-cell>
          <table:table-cell table:formula="of:=[.F51]/[.A51]" office:value-type="float" office:value="1.96842105263158">
            <text:p>1.9684210526</text:p>
          </table:table-cell>
          <table:table-cell office:value-type="float" office:value="96">
            <text:p>96</text:p>
          </table:table-cell>
          <table:table-cell table:formula="of:=[.H51]/[.A51]" office:value-type="float" office:value="1.01052631578947">
            <text:p>1.010526315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[.B52]/[.A52]" office:value-type="float" office:value="1.05555555555556">
            <text:p>1.0555555556</text:p>
          </table:table-cell>
          <table:table-cell office:value-type="float" office:value="19">
            <text:p>19</text:p>
          </table:table-cell>
          <table:table-cell table:formula="of:=[.D52]/[.A52]" office:value-type="float" office:value="1.05555555555556">
            <text:p>1.0555555556</text:p>
          </table:table-cell>
          <table:table-cell office:value-type="float" office:value="19">
            <text:p>19</text:p>
          </table:table-cell>
          <table:table-cell table:formula="of:=[.F52]/[.A52]" office:value-type="float" office:value="1.05555555555556">
            <text:p>1.0555555556</text:p>
          </table:table-cell>
          <table:table-cell office:value-type="float" office:value="19">
            <text:p>19</text:p>
          </table:table-cell>
          <table:table-cell table:formula="of:=[.H52]/[.A52]" office:value-type="float" office:value="1.05555555555556">
            <text:p>1.0555555556</text:p>
          </table:table-cell>
        </table:table-row>
        <table:table-row table:style-name="ro1">
          <table:table-cell table:number-columns-repeated="2" office:value-type="float" office:value="53">
            <text:p>53</text:p>
          </table:table-cell>
          <table:table-cell table:formula="of:=[.B53]/[.A53]" office:value-type="float" office:value="1">
            <text:p>1</text:p>
          </table:table-cell>
          <table:table-cell office:value-type="float" office:value="50">
            <text:p>50</text:p>
          </table:table-cell>
          <table:table-cell table:formula="of:=[.D53]/[.A53]" office:value-type="float" office:value="0.943396226415094">
            <text:p>0.9433962264</text:p>
          </table:table-cell>
          <table:table-cell office:value-type="float" office:value="108">
            <text:p>108</text:p>
          </table:table-cell>
          <table:table-cell table:formula="of:=[.F53]/[.A53]" office:value-type="float" office:value="2.0377358490566">
            <text:p>2.0377358491</text:p>
          </table:table-cell>
          <table:table-cell office:value-type="float" office:value="54">
            <text:p>54</text:p>
          </table:table-cell>
          <table:table-cell table:formula="of:=[.H53]/[.A53]" office:value-type="float" office:value="1.0188679245283">
            <text:p>1.018867924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[.B54]/[.A54]" office:value-type="float" office:value="0.923076923076923">
            <text:p>0.9230769231</text:p>
          </table:table-cell>
          <table:table-cell office:value-type="float" office:value="11">
            <text:p>11</text:p>
          </table:table-cell>
          <table:table-cell table:formula="of:=[.D54]/[.A54]" office:value-type="float" office:value="0.846153846153846">
            <text:p>0.8461538462</text:p>
          </table:table-cell>
          <table:table-cell office:value-type="float" office:value="16">
            <text:p>16</text:p>
          </table:table-cell>
          <table:table-cell table:formula="of:=[.F54]/[.A54]" office:value-type="float" office:value="1.23076923076923">
            <text:p>1.2307692308</text:p>
          </table:table-cell>
          <table:table-cell office:value-type="float" office:value="12">
            <text:p>12</text:p>
          </table:table-cell>
          <table:table-cell table:formula="of:=[.H54]/[.A54]" office:value-type="float" office:value="0.923076923076923">
            <text:p>0.923076923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table:formula="of:=[.B55]/[.A55]" office:value-type="float" office:value="1.02702702702703">
            <text:p>1.027027027</text:p>
          </table:table-cell>
          <table:table-cell office:value-type="float" office:value="35">
            <text:p>35</text:p>
          </table:table-cell>
          <table:table-cell table:formula="of:=[.D55]/[.A55]" office:value-type="float" office:value="0.945945945945946">
            <text:p>0.9459459459</text:p>
          </table:table-cell>
          <table:table-cell office:value-type="float" office:value="64">
            <text:p>64</text:p>
          </table:table-cell>
          <table:table-cell table:formula="of:=[.F55]/[.A55]" office:value-type="float" office:value="1.72972972972973">
            <text:p>1.7297297297</text:p>
          </table:table-cell>
          <table:table-cell office:value-type="float" office:value="37">
            <text:p>37</text:p>
          </table:table-cell>
          <table:table-cell table:formula="of:=[.H55]/[.A55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35">
            <text:p>35</text:p>
          </table:table-cell>
          <table:table-cell table:formula="of:=[.B56]/[.A56]" office:value-type="float" office:value="1">
            <text:p>1</text:p>
          </table:table-cell>
          <table:table-cell office:value-type="float" office:value="34">
            <text:p>34</text:p>
          </table:table-cell>
          <table:table-cell table:formula="of:=[.D56]/[.A56]" office:value-type="float" office:value="0.971428571428571">
            <text:p>0.9714285714</text:p>
          </table:table-cell>
          <table:table-cell office:value-type="float" office:value="59">
            <text:p>59</text:p>
          </table:table-cell>
          <table:table-cell table:formula="of:=[.F56]/[.A56]" office:value-type="float" office:value="1.68571428571429">
            <text:p>1.6857142857</text:p>
          </table:table-cell>
          <table:table-cell office:value-type="float" office:value="36">
            <text:p>36</text:p>
          </table:table-cell>
          <table:table-cell table:formula="of:=[.H56]/[.A56]" office:value-type="float" office:value="1.02857142857143">
            <text:p>1.028571428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[.B57]/[.A57]" office:value-type="float" office:value="1.05263157894737">
            <text:p>1.0526315789</text:p>
          </table:table-cell>
          <table:table-cell office:value-type="float" office:value="19">
            <text:p>19</text:p>
          </table:table-cell>
          <table:table-cell table:formula="of:=[.D57]/[.A57]" office:value-type="float" office:value="1">
            <text:p>1</text:p>
          </table:table-cell>
          <table:table-cell office:value-type="float" office:value="23">
            <text:p>23</text:p>
          </table:table-cell>
          <table:table-cell table:formula="of:=[.F57]/[.A57]" office:value-type="float" office:value="1.21052631578947">
            <text:p>1.2105263158</text:p>
          </table:table-cell>
          <table:table-cell office:value-type="float" office:value="20">
            <text:p>20</text:p>
          </table:table-cell>
          <table:table-cell table:formula="of:=[.H57]/[.A57]" office:value-type="float" office:value="1.05263157894737">
            <text:p>1.0526315789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formula="of:=[.B58]/[.A58]" office:value-type="float" office:value="1.02040816326531">
            <text:p>1.0204081633</text:p>
          </table:table-cell>
          <table:table-cell office:value-type="float" office:value="47">
            <text:p>47</text:p>
          </table:table-cell>
          <table:table-cell table:formula="of:=[.D58]/[.A58]" office:value-type="float" office:value="0.959183673469388">
            <text:p>0.9591836735</text:p>
          </table:table-cell>
          <table:table-cell office:value-type="float" office:value="77">
            <text:p>77</text:p>
          </table:table-cell>
          <table:table-cell table:formula="of:=[.F58]/[.A58]" office:value-type="float" office:value="1.57142857142857">
            <text:p>1.5714285714</text:p>
          </table:table-cell>
          <table:table-cell office:value-type="float" office:value="56">
            <text:p>56</text:p>
          </table:table-cell>
          <table:table-cell table:formula="of:=[.H58]/[.A58]" office:value-type="float" office:value="1.14285714285714">
            <text:p>1.142857142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formula="of:=[.B59]/[.A59]" office:value-type="float" office:value="1.04761904761905">
            <text:p>1.0476190476</text:p>
          </table:table-cell>
          <table:table-cell office:value-type="float" office:value="22">
            <text:p>22</text:p>
          </table:table-cell>
          <table:table-cell table:formula="of:=[.D59]/[.A59]" office:value-type="float" office:value="1.04761904761905">
            <text:p>1.0476190476</text:p>
          </table:table-cell>
          <table:table-cell office:value-type="float" office:value="29">
            <text:p>29</text:p>
          </table:table-cell>
          <table:table-cell table:formula="of:=[.F59]/[.A59]" office:value-type="float" office:value="1.38095238095238">
            <text:p>1.380952381</text:p>
          </table:table-cell>
          <table:table-cell office:value-type="float" office:value="22">
            <text:p>22</text:p>
          </table:table-cell>
          <table:table-cell table:formula="of:=[.H59]/[.A59]" office:value-type="float" office:value="1.04761904761905">
            <text:p>1.047619047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formula="of:=[.B60]/[.A60]" office:value-type="float" office:value="0.947368421052632">
            <text:p>0.9473684211</text:p>
          </table:table-cell>
          <table:table-cell office:value-type="float" office:value="18">
            <text:p>18</text:p>
          </table:table-cell>
          <table:table-cell table:formula="of:=[.D60]/[.A60]" office:value-type="float" office:value="0.947368421052632">
            <text:p>0.9473684211</text:p>
          </table:table-cell>
          <table:table-cell office:value-type="float" office:value="19">
            <text:p>19</text:p>
          </table:table-cell>
          <table:table-cell table:formula="of:=[.F60]/[.A60]"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[.H60]/[.A60]" office:value-type="float" office:value="0.947368421052632">
            <text:p>0.9473684211</text:p>
          </table:table-cell>
        </table:table-row>
        <table:table-row table:style-name="ro1">
          <table:table-cell table:number-columns-repeated="2" office:value-type="float" office:value="21">
            <text:p>21</text:p>
          </table:table-cell>
          <table:table-cell table:formula="of:=[.B61]/[.A61]"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[.D61]/[.A61]"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F61]/[.A61]" office:value-type="float" office:value="1.19047619047619">
            <text:p>1.1904761905</text:p>
          </table:table-cell>
          <table:table-cell office:value-type="float" office:value="22">
            <text:p>22</text:p>
          </table:table-cell>
          <table:table-cell table:formula="of:=[.H61]/[.A61]" office:value-type="float" office:value="1.04761904761905">
            <text:p>1.0476190476</text:p>
          </table:table-cell>
        </table:table-row>
        <table:table-row table:style-name="ro1">
          <table:table-cell table:number-columns-repeated="2" office:value-type="float" office:value="9">
            <text:p>9</text:p>
          </table:table-cell>
          <table:table-cell table:formula="of:=[.B62]/[.A62]"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[.D62]/[.A62]"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[.F62]/[.A62]"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[.H62]/[.A62]"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table:formula="of:=[.B63]/[.A63]" office:value-type="float" office:value="0.96">
            <text:p>0.96</text:p>
          </table:table-cell>
          <table:table-cell office:value-type="float" office:value="26">
            <text:p>26</text:p>
          </table:table-cell>
          <table:table-cell table:formula="of:=[.D63]/[.A63]" office:value-type="float" office:value="1.04">
            <text:p>1.04</text:p>
          </table:table-cell>
          <table:table-cell office:value-type="float" office:value="30">
            <text:p>30</text:p>
          </table:table-cell>
          <table:table-cell table:formula="of:=[.F63]/[.A63]" office:value-type="float" office:value="1.2">
            <text:p>1.2</text:p>
          </table:table-cell>
          <table:table-cell office:value-type="float" office:value="23">
            <text:p>23</text:p>
          </table:table-cell>
          <table:table-cell table:formula="of:=[.H63]/[.A63]" office:value-type="float" office:value="0.92">
            <text:p>0.92</text:p>
          </table:table-cell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[.B64]/[.A64]"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[.D64]/[.A64]" office:value-type="float" office:value="0.947368421052632">
            <text:p>0.9473684211</text:p>
          </table:table-cell>
          <table:table-cell office:value-type="float" office:value="30">
            <text:p>30</text:p>
          </table:table-cell>
          <table:table-cell table:formula="of:=[.F64]/[.A64]" office:value-type="float" office:value="1.57894736842105">
            <text:p>1.5789473684</text:p>
          </table:table-cell>
          <table:table-cell office:value-type="float" office:value="19">
            <text:p>19</text:p>
          </table:table-cell>
          <table:table-cell table:formula="of:=[.H64]/[.A64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12">
            <text:p>12</text:p>
          </table:table-cell>
          <table:table-cell table:formula="of:=[.B65]/[.A65]"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.D65]/[.A65]" office:value-type="float" office:value="0.916666666666667">
            <text:p>0.9166666667</text:p>
          </table:table-cell>
          <table:table-cell office:value-type="float" office:value="13">
            <text:p>13</text:p>
          </table:table-cell>
          <table:table-cell table:formula="of:=[.F65]/[.A65]" office:value-type="float" office:value="1.08333333333333">
            <text:p>1.0833333333</text:p>
          </table:table-cell>
          <table:table-cell office:value-type="float" office:value="12">
            <text:p>12</text:p>
          </table:table-cell>
          <table:table-cell table:formula="of:=[.H65]/[.A65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59">
            <text:p>59</text:p>
          </table:table-cell>
          <table:table-cell table:formula="of:=[.B66]/[.A66]" office:value-type="float" office:value="1">
            <text:p>1</text:p>
          </table:table-cell>
          <table:table-cell office:value-type="float" office:value="55">
            <text:p>55</text:p>
          </table:table-cell>
          <table:table-cell table:formula="of:=[.D66]/[.A66]" office:value-type="float" office:value="0.932203389830508">
            <text:p>0.9322033898</text:p>
          </table:table-cell>
          <table:table-cell office:value-type="float" office:value="118">
            <text:p>118</text:p>
          </table:table-cell>
          <table:table-cell table:formula="of:=[.F66]/[.A66]" office:value-type="float" office:value="2">
            <text:p>2</text:p>
          </table:table-cell>
          <table:table-cell office:value-type="float" office:value="61">
            <text:p>61</text:p>
          </table:table-cell>
          <table:table-cell table:formula="of:=[.H66]/[.A66]" office:value-type="float" office:value="1.03389830508475">
            <text:p>1.0338983051</text:p>
          </table:table-cell>
        </table:table-row>
        <table:table-row table:style-name="ro1">
          <table:table-cell table:number-columns-repeated="2" office:value-type="float" office:value="69">
            <text:p>69</text:p>
          </table:table-cell>
          <table:table-cell table:formula="of:=[.B67]/[.A67]" office:value-type="float" office:value="1">
            <text:p>1</text:p>
          </table:table-cell>
          <table:table-cell office:value-type="float" office:value="66">
            <text:p>66</text:p>
          </table:table-cell>
          <table:table-cell table:formula="of:=[.D67]/[.A67]" office:value-type="float" office:value="0.956521739130435">
            <text:p>0.9565217391</text:p>
          </table:table-cell>
          <table:table-cell office:value-type="float" office:value="135">
            <text:p>135</text:p>
          </table:table-cell>
          <table:table-cell table:formula="of:=[.F67]/[.A67]" office:value-type="float" office:value="1.95652173913043">
            <text:p>1.9565217391</text:p>
          </table:table-cell>
          <table:table-cell office:value-type="float" office:value="78">
            <text:p>78</text:p>
          </table:table-cell>
          <table:table-cell table:formula="of:=[.H67]/[.A67]" office:value-type="float" office:value="1.1304347826087">
            <text:p>1.1304347826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table:formula="of:=[.B68]/[.A68]" office:value-type="float" office:value="0.985294117647059">
            <text:p>0.9852941176</text:p>
          </table:table-cell>
          <table:table-cell office:value-type="float" office:value="63">
            <text:p>63</text:p>
          </table:table-cell>
          <table:table-cell table:formula="of:=[.D68]/[.A68]" office:value-type="float" office:value="0.926470588235294">
            <text:p>0.9264705882</text:p>
          </table:table-cell>
          <table:table-cell office:value-type="float" office:value="136">
            <text:p>136</text:p>
          </table:table-cell>
          <table:table-cell table:formula="of:=[.F68]/[.A68]" office:value-type="float" office:value="2">
            <text:p>2</text:p>
          </table:table-cell>
          <table:table-cell office:value-type="float" office:value="85">
            <text:p>85</text:p>
          </table:table-cell>
          <table:table-cell table:formula="of:=[.H68]/[.A68]" office:value-type="float" office:value="1.25">
            <text:p>1.25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table:formula="of:=[.B69]/[.A69]" office:value-type="float" office:value="1.01449275362319">
            <text:p>1.0144927536</text:p>
          </table:table-cell>
          <table:table-cell office:value-type="float" office:value="66">
            <text:p>66</text:p>
          </table:table-cell>
          <table:table-cell table:formula="of:=[.D69]/[.A69]" office:value-type="float" office:value="0.956521739130435">
            <text:p>0.9565217391</text:p>
          </table:table-cell>
          <table:table-cell office:value-type="float" office:value="134">
            <text:p>134</text:p>
          </table:table-cell>
          <table:table-cell table:formula="of:=[.F69]/[.A69]" office:value-type="float" office:value="1.94202898550725">
            <text:p>1.9420289855</text:p>
          </table:table-cell>
          <table:table-cell office:value-type="float" office:value="78">
            <text:p>78</text:p>
          </table:table-cell>
          <table:table-cell table:formula="of:=[.H69]/[.A69]" office:value-type="float" office:value="1.1304347826087">
            <text:p>1.1304347826</text:p>
          </table:table-cell>
        </table:table-row>
        <table:table-row table:style-name="ro1">
          <table:table-cell table:number-columns-repeated="2" office:value-type="float" office:value="135">
            <text:p>135</text:p>
          </table:table-cell>
          <table:table-cell table:formula="of:=[.B70]/[.A70]" office:value-type="float" office:value="1">
            <text:p>1</text:p>
          </table:table-cell>
          <table:table-cell office:value-type="float" office:value="127">
            <text:p>127</text:p>
          </table:table-cell>
          <table:table-cell table:formula="of:=[.D70]/[.A70]" office:value-type="float" office:value="0.940740740740741">
            <text:p>0.9407407407</text:p>
          </table:table-cell>
          <table:table-cell office:value-type="float" office:value="384">
            <text:p>384</text:p>
          </table:table-cell>
          <table:table-cell table:formula="of:=[.F70]/[.A70]" office:value-type="float" office:value="2.84444444444444">
            <text:p>2.8444444444</text:p>
          </table:table-cell>
          <table:table-cell office:value-type="float" office:value="134">
            <text:p>134</text:p>
          </table:table-cell>
          <table:table-cell table:formula="of:=[.H70]/[.A70]" office:value-type="float" office:value="0.992592592592593">
            <text:p>0.9925925926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table:formula="of:=[.B71]/[.A71]" office:value-type="float" office:value="1.02564102564103">
            <text:p>1.0256410256</text:p>
          </table:table-cell>
          <table:table-cell office:value-type="float" office:value="40">
            <text:p>40</text:p>
          </table:table-cell>
          <table:table-cell table:formula="of:=[.D71]/[.A71]" office:value-type="float" office:value="1.02564102564103">
            <text:p>1.0256410256</text:p>
          </table:table-cell>
          <table:table-cell office:value-type="float" office:value="82">
            <text:p>82</text:p>
          </table:table-cell>
          <table:table-cell table:formula="of:=[.F71]/[.A71]" office:value-type="float" office:value="2.1025641025641">
            <text:p>2.1025641026</text:p>
          </table:table-cell>
          <table:table-cell office:value-type="float" office:value="46">
            <text:p>46</text:p>
          </table:table-cell>
          <table:table-cell table:formula="of:=[.H71]/[.A71]" office:value-type="float" office:value="1.17948717948718">
            <text:p>1.179487179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table:formula="of:=[.B72]/[.A72]" office:value-type="float" office:value="1.07407407407407">
            <text:p>1.0740740741</text:p>
          </table:table-cell>
          <table:table-cell office:value-type="float" office:value="25">
            <text:p>25</text:p>
          </table:table-cell>
          <table:table-cell table:formula="of:=[.D72]/[.A72]" office:value-type="float" office:value="0.925925925925926">
            <text:p>0.9259259259</text:p>
          </table:table-cell>
          <table:table-cell office:value-type="float" office:value="40">
            <text:p>40</text:p>
          </table:table-cell>
          <table:table-cell table:formula="of:=[.F72]/[.A72]" office:value-type="float" office:value="1.48148148148148">
            <text:p>1.4814814815</text:p>
          </table:table-cell>
          <table:table-cell office:value-type="float" office:value="34">
            <text:p>34</text:p>
          </table:table-cell>
          <table:table-cell table:formula="of:=[.H72]/[.A72]" office:value-type="float" office:value="1.25925925925926">
            <text:p>1.259259259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[.B73]/[.A73]" office:value-type="float" office:value="1.09090909090909">
            <text:p>1.0909090909</text:p>
          </table:table-cell>
          <table:table-cell office:value-type="float" office:value="12">
            <text:p>12</text:p>
          </table:table-cell>
          <table:table-cell table:formula="of:=[.D73]/[.A73]" office:value-type="float" office:value="1.09090909090909">
            <text:p>1.0909090909</text:p>
          </table:table-cell>
          <table:table-cell office:value-type="float" office:value="13">
            <text:p>13</text:p>
          </table:table-cell>
          <table:table-cell table:formula="of:=[.F73]/[.A73]" office:value-type="float" office:value="1.18181818181818">
            <text:p>1.1818181818</text:p>
          </table:table-cell>
          <table:table-cell office:value-type="float" office:value="12">
            <text:p>12</text:p>
          </table:table-cell>
          <table:table-cell table:formula="of:=[.H73]/[.A73]" office:value-type="float" office:value="1.09090909090909">
            <text:p>1.090909090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table:formula="of:=[.B74]/[.A74]" office:value-type="float" office:value="1.11111111111111">
            <text:p>1.1111111111</text:p>
          </table:table-cell>
          <table:table-cell office:value-type="float" office:value="28">
            <text:p>28</text:p>
          </table:table-cell>
          <table:table-cell table:formula="of:=[.D74]/[.A74]" office:value-type="float" office:value="1.03703703703704">
            <text:p>1.037037037</text:p>
          </table:table-cell>
          <table:table-cell office:value-type="float" office:value="34">
            <text:p>34</text:p>
          </table:table-cell>
          <table:table-cell table:formula="of:=[.F74]/[.A74]" office:value-type="float" office:value="1.25925925925926">
            <text:p>1.2592592593</text:p>
          </table:table-cell>
          <table:table-cell office:value-type="float" office:value="28">
            <text:p>28</text:p>
          </table:table-cell>
          <table:table-cell table:formula="of:=[.H74]/[.A74]" office:value-type="float" office:value="1.03703703703704">
            <text:p>1.03703703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formula="of:=[.B75]/[.A75]" office:value-type="float" office:value="1.11111111111111">
            <text:p>1.1111111111</text:p>
          </table:table-cell>
          <table:table-cell office:value-type="float" office:value="18">
            <text:p>18</text:p>
          </table:table-cell>
          <table:table-cell table:formula="of:=[.D75]/[.A75]" office:value-type="float" office:value="1">
            <text:p>1</text:p>
          </table:table-cell>
          <table:table-cell office:value-type="float" office:value="19">
            <text:p>19</text:p>
          </table:table-cell>
          <table:table-cell table:formula="of:=[.F75]/[.A75]" office:value-type="float" office:value="1.05555555555556">
            <text:p>1.0555555556</text:p>
          </table:table-cell>
          <table:table-cell office:value-type="float" office:value="18">
            <text:p>18</text:p>
          </table:table-cell>
          <table:table-cell table:formula="of:=[.H75]/[.A75]"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formula="of:=[.B76]/[.A76]" office:value-type="float" office:value="1.05">
            <text:p>1.05</text:p>
          </table:table-cell>
          <table:table-cell office:value-type="float" office:value="19">
            <text:p>19</text:p>
          </table:table-cell>
          <table:table-cell table:formula="of:=[.D76]/[.A76]" office:value-type="float" office:value="0.95">
            <text:p>0.95</text:p>
          </table:table-cell>
          <table:table-cell office:value-type="float" office:value="26">
            <text:p>26</text:p>
          </table:table-cell>
          <table:table-cell table:formula="of:=[.F76]/[.A76]" office:value-type="float" office:value="1.3">
            <text:p>1.3</text:p>
          </table:table-cell>
          <table:table-cell office:value-type="float" office:value="24">
            <text:p>24</text:p>
          </table:table-cell>
          <table:table-cell table:formula="of:=[.H76]/[.A76]" office:value-type="float" office:value="1.2">
            <text:p>1.2</text:p>
          </table:table-cell>
        </table:table-row>
        <table:table-row table:style-name="ro1">
          <table:table-cell table:number-columns-repeated="2" office:value-type="float" office:value="68">
            <text:p>68</text:p>
          </table:table-cell>
          <table:table-cell table:formula="of:=[.B77]/[.A77]" office:value-type="float" office:value="1">
            <text:p>1</text:p>
          </table:table-cell>
          <table:table-cell office:value-type="float" office:value="66">
            <text:p>66</text:p>
          </table:table-cell>
          <table:table-cell table:formula="of:=[.D77]/[.A77]" office:value-type="float" office:value="0.970588235294118">
            <text:p>0.9705882353</text:p>
          </table:table-cell>
          <table:table-cell office:value-type="float" office:value="135">
            <text:p>135</text:p>
          </table:table-cell>
          <table:table-cell table:formula="of:=[.F77]/[.A77]" office:value-type="float" office:value="1.98529411764706">
            <text:p>1.9852941176</text:p>
          </table:table-cell>
          <table:table-cell office:value-type="float" office:value="77">
            <text:p>77</text:p>
          </table:table-cell>
          <table:table-cell table:formula="of:=[.H77]/[.A77]" office:value-type="float" office:value="1.13235294117647">
            <text:p>1.1323529412</text:p>
          </table:table-cell>
        </table:table-row>
        <table:table-row table:style-name="ro1">
          <table:table-cell table:number-columns-repeated="2" office:value-type="float" office:value="30">
            <text:p>30</text:p>
          </table:table-cell>
          <table:table-cell table:formula="of:=[.B78]/[.A78]" office:value-type="float" office:value="1">
            <text:p>1</text:p>
          </table:table-cell>
          <table:table-cell office:value-type="float" office:value="28">
            <text:p>28</text:p>
          </table:table-cell>
          <table:table-cell table:formula="of:=[.D78]/[.A78]" office:value-type="float" office:value="0.933333333333333">
            <text:p>0.9333333333</text:p>
          </table:table-cell>
          <table:table-cell office:value-type="float" office:value="42">
            <text:p>42</text:p>
          </table:table-cell>
          <table:table-cell table:formula="of:=[.F78]/[.A78]" office:value-type="float" office:value="1.4">
            <text:p>1.4</text:p>
          </table:table-cell>
          <table:table-cell office:value-type="float" office:value="31">
            <text:p>31</text:p>
          </table:table-cell>
          <table:table-cell table:formula="of:=[.H78]/[.A78]" office:value-type="float" office:value="1.03333333333333">
            <text:p>1.0333333333</text:p>
          </table:table-cell>
        </table:table-row>
        <table:table-row table:style-name="ro1">
          <table:table-cell table:number-columns-repeated="2" office:value-type="float" office:value="22">
            <text:p>22</text:p>
          </table:table-cell>
          <table:table-cell table:formula="of:=[.B79]/[.A79]"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D79]/[.A79]" office:value-type="float" office:value="0.909090909090909">
            <text:p>0.9090909091</text:p>
          </table:table-cell>
          <table:table-cell office:value-type="float" office:value="27">
            <text:p>27</text:p>
          </table:table-cell>
          <table:table-cell table:formula="of:=[.F79]/[.A79]" office:value-type="float" office:value="1.22727272727273">
            <text:p>1.2272727273</text:p>
          </table:table-cell>
          <table:table-cell office:value-type="float" office:value="21">
            <text:p>21</text:p>
          </table:table-cell>
          <table:table-cell table:formula="of:=[.H79]/[.A79]" office:value-type="float" office:value="0.954545454545455">
            <text:p>0.954545454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[.B80]/[.A80]" office:value-type="float" office:value="1.05263157894737">
            <text:p>1.0526315789</text:p>
          </table:table-cell>
          <table:table-cell office:value-type="float" office:value="19">
            <text:p>19</text:p>
          </table:table-cell>
          <table:table-cell table:formula="of:=[.D80]/[.A80]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F80]/[.A80]" office:value-type="float" office:value="1.63157894736842">
            <text:p>1.6315789474</text:p>
          </table:table-cell>
          <table:table-cell office:value-type="float" office:value="20">
            <text:p>20</text:p>
          </table:table-cell>
          <table:table-cell table:formula="of:=[.H80]/[.A80]" office:value-type="float" office:value="1.05263157894737">
            <text:p>1.052631578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[.B81]/[.A81]" office:value-type="float" office:value="1.0625">
            <text:p>1.0625</text:p>
          </table:table-cell>
          <table:table-cell office:value-type="float" office:value="17">
            <text:p>17</text:p>
          </table:table-cell>
          <table:table-cell table:formula="of:=[.D81]/[.A81]" office:value-type="float" office:value="1.0625">
            <text:p>1.0625</text:p>
          </table:table-cell>
          <table:table-cell office:value-type="float" office:value="20">
            <text:p>20</text:p>
          </table:table-cell>
          <table:table-cell table:formula="of:=[.F81]/[.A81]" office:value-type="float" office:value="1.25">
            <text:p>1.25</text:p>
          </table:table-cell>
          <table:table-cell office:value-type="float" office:value="17">
            <text:p>17</text:p>
          </table:table-cell>
          <table:table-cell table:formula="of:=[.H81]/[.A81]" office:value-type="float" office:value="1.0625">
            <text:p>1.062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table:formula="of:=[.B82]/[.A82]" office:value-type="float" office:value="1.02173913043478">
            <text:p>1.0217391304</text:p>
          </table:table-cell>
          <table:table-cell office:value-type="float" office:value="44">
            <text:p>44</text:p>
          </table:table-cell>
          <table:table-cell table:formula="of:=[.D82]/[.A82]" office:value-type="float" office:value="0.956521739130435">
            <text:p>0.9565217391</text:p>
          </table:table-cell>
          <table:table-cell office:value-type="float" office:value="118">
            <text:p>118</text:p>
          </table:table-cell>
          <table:table-cell table:formula="of:=[.F82]/[.A82]" office:value-type="float" office:value="2.56521739130435">
            <text:p>2.5652173913</text:p>
          </table:table-cell>
          <table:table-cell office:value-type="float" office:value="47">
            <text:p>47</text:p>
          </table:table-cell>
          <table:table-cell table:formula="of:=[.H82]/[.A82]" office:value-type="float" office:value="1.02173913043478">
            <text:p>1.0217391304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27">
            <text:p>127</text:p>
          </table:table-cell>
          <table:table-cell table:formula="of:=[.B83]/[.A83]" office:value-type="float" office:value="1.0241935483871">
            <text:p>1.0241935484</text:p>
          </table:table-cell>
          <table:table-cell office:value-type="float" office:value="118">
            <text:p>118</text:p>
          </table:table-cell>
          <table:table-cell table:formula="of:=[.D83]/[.A83]" office:value-type="float" office:value="0.951612903225806">
            <text:p>0.9516129032</text:p>
          </table:table-cell>
          <table:table-cell office:value-type="float" office:value="286">
            <text:p>286</text:p>
          </table:table-cell>
          <table:table-cell table:formula="of:=[.F83]/[.A83]" office:value-type="float" office:value="2.30645161290323">
            <text:p>2.3064516129</text:p>
          </table:table-cell>
          <table:table-cell office:value-type="float" office:value="133">
            <text:p>133</text:p>
          </table:table-cell>
          <table:table-cell table:formula="of:=[.H83]/[.A83]" office:value-type="float" office:value="1.07258064516129">
            <text:p>1.0725806452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08">
            <text:p>108</text:p>
          </table:table-cell>
          <table:table-cell table:formula="of:=[.B84]/[.A84]" office:value-type="float" office:value="1.0188679245283">
            <text:p>1.0188679245</text:p>
          </table:table-cell>
          <table:table-cell office:value-type="float" office:value="103">
            <text:p>103</text:p>
          </table:table-cell>
          <table:table-cell table:formula="of:=[.D84]/[.A84]" office:value-type="float" office:value="0.971698113207547">
            <text:p>0.9716981132</text:p>
          </table:table-cell>
          <table:table-cell office:value-type="float" office:value="256">
            <text:p>256</text:p>
          </table:table-cell>
          <table:table-cell table:formula="of:=[.F84]/[.A84]" office:value-type="float" office:value="2.41509433962264">
            <text:p>2.4150943396</text:p>
          </table:table-cell>
          <table:table-cell office:value-type="float" office:value="112">
            <text:p>112</text:p>
          </table:table-cell>
          <table:table-cell table:formula="of:=[.H84]/[.A84]" office:value-type="float" office:value="1.05660377358491">
            <text:p>1.0566037736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  <table:table-cell table:formula="of:=[.B85]/[.A85]" office:value-type="float" office:value="0.987341772151899">
            <text:p>0.9873417722</text:p>
          </table:table-cell>
          <table:table-cell office:value-type="float" office:value="77">
            <text:p>77</text:p>
          </table:table-cell>
          <table:table-cell table:formula="of:=[.D85]/[.A85]" office:value-type="float" office:value="0.974683544303797">
            <text:p>0.9746835443</text:p>
          </table:table-cell>
          <table:table-cell office:value-type="float" office:value="154">
            <text:p>154</text:p>
          </table:table-cell>
          <table:table-cell table:formula="of:=[.F85]/[.A85]" office:value-type="float" office:value="1.94936708860759">
            <text:p>1.9493670886</text:p>
          </table:table-cell>
          <table:table-cell office:value-type="float" office:value="80">
            <text:p>80</text:p>
          </table:table-cell>
          <table:table-cell table:formula="of:=[.H85]/[.A85]" office:value-type="float" office:value="1.0126582278481">
            <text:p>1.0126582278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table:formula="of:=[.B86]/[.A86]" office:value-type="float" office:value="1.02325581395349">
            <text:p>1.023255814</text:p>
          </table:table-cell>
          <table:table-cell office:value-type="float" office:value="42">
            <text:p>42</text:p>
          </table:table-cell>
          <table:table-cell table:formula="of:=[.D86]/[.A86]" office:value-type="float" office:value="0.976744186046512">
            <text:p>0.976744186</text:p>
          </table:table-cell>
          <table:table-cell office:value-type="float" office:value="69">
            <text:p>69</text:p>
          </table:table-cell>
          <table:table-cell table:formula="of:=[.F86]/[.A86]" office:value-type="float" office:value="1.6046511627907">
            <text:p>1.6046511628</text:p>
          </table:table-cell>
          <table:table-cell office:value-type="float" office:value="43">
            <text:p>43</text:p>
          </table:table-cell>
          <table:table-cell table:formula="of:=[.H86]/[.A86]" office:value-type="float" office:value="1">
            <text:p>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table:formula="of:=[.B87]/[.A87]" office:value-type="float" office:value="1.01587301587302">
            <text:p>1.0158730159</text:p>
          </table:table-cell>
          <table:table-cell office:value-type="float" office:value="61">
            <text:p>61</text:p>
          </table:table-cell>
          <table:table-cell table:formula="of:=[.D87]/[.A87]" office:value-type="float" office:value="0.968253968253968">
            <text:p>0.9682539683</text:p>
          </table:table-cell>
          <table:table-cell office:value-type="float" office:value="143">
            <text:p>143</text:p>
          </table:table-cell>
          <table:table-cell table:formula="of:=[.F87]/[.A87]" office:value-type="float" office:value="2.26984126984127">
            <text:p>2.2698412698</text:p>
          </table:table-cell>
          <table:table-cell office:value-type="float" office:value="71">
            <text:p>71</text:p>
          </table:table-cell>
          <table:table-cell table:formula="of:=[.H87]/[.A87]" office:value-type="float" office:value="1.12698412698413">
            <text:p>1.12698412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formula="of:=[.B88]/[.A88]" office:value-type="float" office:value="0.928571428571429">
            <text:p>0.9285714286</text:p>
          </table:table-cell>
          <table:table-cell office:value-type="float" office:value="13">
            <text:p>13</text:p>
          </table:table-cell>
          <table:table-cell table:formula="of:=[.D88]/[.A88]" office:value-type="float" office:value="0.928571428571429">
            <text:p>0.9285714286</text:p>
          </table:table-cell>
          <table:table-cell office:value-type="float" office:value="14">
            <text:p>14</text:p>
          </table:table-cell>
          <table:table-cell table:formula="of:=[.F88]/[.A88]"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f:=[.H88]/[.A88]" office:value-type="float" office:value="0.928571428571429">
            <text:p>0.9285714286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table:formula="of:=[.B89]/[.A89]" office:value-type="float" office:value="1.02702702702703">
            <text:p>1.027027027</text:p>
          </table:table-cell>
          <table:table-cell office:value-type="float" office:value="38">
            <text:p>38</text:p>
          </table:table-cell>
          <table:table-cell table:formula="of:=[.D89]/[.A89]" office:value-type="float" office:value="1.02702702702703">
            <text:p>1.027027027</text:p>
          </table:table-cell>
          <table:table-cell office:value-type="float" office:value="64">
            <text:p>64</text:p>
          </table:table-cell>
          <table:table-cell table:formula="of:=[.F89]/[.A89]" office:value-type="float" office:value="1.72972972972973">
            <text:p>1.7297297297</text:p>
          </table:table-cell>
          <table:table-cell office:value-type="float" office:value="39">
            <text:p>39</text:p>
          </table:table-cell>
          <table:table-cell table:formula="of:=[.H89]/[.A89]" office:value-type="float" office:value="1.05405405405405">
            <text:p>1.054054054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formula="of:=[.B90]/[.A90]" office:value-type="float" office:value="1.04545454545455">
            <text:p>1.0454545455</text:p>
          </table:table-cell>
          <table:table-cell office:value-type="float" office:value="22">
            <text:p>22</text:p>
          </table:table-cell>
          <table:table-cell table:formula="of:=[.D90]/[.A90]" office:value-type="float" office:value="1">
            <text:p>1</text:p>
          </table:table-cell>
          <table:table-cell office:value-type="float" office:value="26">
            <text:p>26</text:p>
          </table:table-cell>
          <table:table-cell table:formula="of:=[.F90]/[.A90]" office:value-type="float" office:value="1.18181818181818">
            <text:p>1.1818181818</text:p>
          </table:table-cell>
          <table:table-cell office:value-type="float" office:value="22">
            <text:p>22</text:p>
          </table:table-cell>
          <table:table-cell table:formula="of:=[.H90]/[.A90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59">
            <text:p>59</text:p>
          </table:table-cell>
          <table:table-cell table:formula="of:=[.B91]/[.A91]" office:value-type="float" office:value="1">
            <text:p>1</text:p>
          </table:table-cell>
          <table:table-cell office:value-type="float" office:value="56">
            <text:p>56</text:p>
          </table:table-cell>
          <table:table-cell table:formula="of:=[.D91]/[.A91]" office:value-type="float" office:value="0.949152542372881">
            <text:p>0.9491525424</text:p>
          </table:table-cell>
          <table:table-cell office:value-type="float" office:value="99">
            <text:p>99</text:p>
          </table:table-cell>
          <table:table-cell table:formula="of:=[.F91]/[.A91]" office:value-type="float" office:value="1.67796610169492">
            <text:p>1.6779661017</text:p>
          </table:table-cell>
          <table:table-cell office:value-type="float" office:value="60">
            <text:p>60</text:p>
          </table:table-cell>
          <table:table-cell table:formula="of:=[.H91]/[.A91]" office:value-type="float" office:value="1.01694915254237">
            <text:p>1.0169491525</text:p>
          </table:table-cell>
        </table:table-row>
        <table:table-row table:style-name="ro1">
          <table:table-cell table:number-columns-repeated="2" office:value-type="float" office:value="25">
            <text:p>25</text:p>
          </table:table-cell>
          <table:table-cell table:formula="of:=[.B92]/[.A92]" office:value-type="float" office:value="1">
            <text:p>1</text:p>
          </table:table-cell>
          <table:table-cell office:value-type="float" office:value="24">
            <text:p>24</text:p>
          </table:table-cell>
          <table:table-cell table:formula="of:=[.D92]/[.A92]" office:value-type="float" office:value="0.96">
            <text:p>0.96</text:p>
          </table:table-cell>
          <table:table-cell office:value-type="float" office:value="29">
            <text:p>29</text:p>
          </table:table-cell>
          <table:table-cell table:formula="of:=[.F92]/[.A92]" office:value-type="float" office:value="1.16">
            <text:p>1.16</text:p>
          </table:table-cell>
          <table:table-cell office:value-type="float" office:value="24">
            <text:p>24</text:p>
          </table:table-cell>
          <table:table-cell table:formula="of:=[.H92]/[.A92]" office:value-type="float" office:value="0.96">
            <text:p>0.9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table:formula="of:=[.B93]/[.A93]" office:value-type="float" office:value="1.046875">
            <text:p>1.046875</text:p>
          </table:table-cell>
          <table:table-cell office:value-type="float" office:value="64">
            <text:p>64</text:p>
          </table:table-cell>
          <table:table-cell table:formula="of:=[.D93]/[.A93]" office:value-type="float" office:value="1">
            <text:p>1</text:p>
          </table:table-cell>
          <table:table-cell office:value-type="float" office:value="125">
            <text:p>125</text:p>
          </table:table-cell>
          <table:table-cell table:formula="of:=[.F93]/[.A93]" office:value-type="float" office:value="1.953125">
            <text:p>1.953125</text:p>
          </table:table-cell>
          <table:table-cell office:value-type="float" office:value="67">
            <text:p>67</text:p>
          </table:table-cell>
          <table:table-cell table:formula="of:=[.H93]/[.A93]" office:value-type="float" office:value="1.046875">
            <text:p>1.04687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table:formula="of:=[.B94]/[.A94]" office:value-type="float" office:value="1.08333333333333">
            <text:p>1.0833333333</text:p>
          </table:table-cell>
          <table:table-cell office:value-type="float" office:value="24">
            <text:p>24</text:p>
          </table:table-cell>
          <table:table-cell table:formula="of:=[.D94]/[.A94]" office:value-type="float" office:value="1">
            <text:p>1</text:p>
          </table:table-cell>
          <table:table-cell office:value-type="float" office:value="33">
            <text:p>33</text:p>
          </table:table-cell>
          <table:table-cell table:formula="of:=[.F94]/[.A94]" office:value-type="float" office:value="1.375">
            <text:p>1.375</text:p>
          </table:table-cell>
          <table:table-cell office:value-type="float" office:value="24">
            <text:p>24</text:p>
          </table:table-cell>
          <table:table-cell table:formula="of:=[.H94]/[.A94]" office:value-type="float" office:value="1">
            <text:p>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table:formula="of:=[.B95]/[.A95]" office:value-type="float" office:value="1.02127659574468">
            <text:p>1.0212765957</text:p>
          </table:table-cell>
          <table:table-cell office:value-type="float" office:value="45">
            <text:p>45</text:p>
          </table:table-cell>
          <table:table-cell table:formula="of:=[.D95]/[.A95]" office:value-type="float" office:value="0.957446808510638">
            <text:p>0.9574468085</text:p>
          </table:table-cell>
          <table:table-cell office:value-type="float" office:value="58">
            <text:p>58</text:p>
          </table:table-cell>
          <table:table-cell table:formula="of:=[.F95]/[.A95]" office:value-type="float" office:value="1.23404255319149">
            <text:p>1.2340425532</text:p>
          </table:table-cell>
          <table:table-cell office:value-type="float" office:value="46">
            <text:p>46</text:p>
          </table:table-cell>
          <table:table-cell table:formula="of:=[.H95]/[.A95]" office:value-type="float" office:value="0.978723404255319">
            <text:p>0.9787234043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table:formula="of:=[.B96]/[.A96]" office:value-type="float" office:value="1.01785714285714">
            <text:p>1.0178571429</text:p>
          </table:table-cell>
          <table:table-cell office:value-type="float" office:value="55">
            <text:p>55</text:p>
          </table:table-cell>
          <table:table-cell table:formula="of:=[.D96]/[.A96]" office:value-type="float" office:value="0.982142857142857">
            <text:p>0.9821428571</text:p>
          </table:table-cell>
          <table:table-cell office:value-type="float" office:value="110">
            <text:p>110</text:p>
          </table:table-cell>
          <table:table-cell table:formula="of:=[.F96]/[.A96]" office:value-type="float" office:value="1.96428571428571">
            <text:p>1.9642857143</text:p>
          </table:table-cell>
          <table:table-cell office:value-type="float" office:value="56">
            <text:p>56</text:p>
          </table:table-cell>
          <table:table-cell table:formula="of:=[.H96]/[.A96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formula="of:=[.B97]/[.A97]"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D97]/[.A97]" office:value-type="float" office:value="1">
            <text:p>1</text:p>
          </table:table-cell>
          <table:table-cell office:value-type="float" office:value="24">
            <text:p>24</text:p>
          </table:table-cell>
          <table:table-cell table:formula="of:=[.F97]/[.A97]" office:value-type="float" office:value="1.2">
            <text:p>1.2</text:p>
          </table:table-cell>
          <table:table-cell office:value-type="float" office:value="20">
            <text:p>20</text:p>
          </table:table-cell>
          <table:table-cell table:formula="of:=[.H97]/[.A97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[.B98]/[.A98]"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[.D98]/[.A98]" office:value-type="float" office:value="0.947368421052632">
            <text:p>0.9473684211</text:p>
          </table:table-cell>
          <table:table-cell office:value-type="float" office:value="21">
            <text:p>21</text:p>
          </table:table-cell>
          <table:table-cell table:formula="of:=[.F98]/[.A98]" office:value-type="float" office:value="1.10526315789474">
            <text:p>1.1052631579</text:p>
          </table:table-cell>
          <table:table-cell office:value-type="float" office:value="19">
            <text:p>19</text:p>
          </table:table-cell>
          <table:table-cell table:formula="of:=[.H98]/[.A98]" office:value-type="float" office:value="1">
            <text:p>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table:formula="of:=[.B99]/[.A99]" office:value-type="float" office:value="1.0625">
            <text:p>1.0625</text:p>
          </table:table-cell>
          <table:table-cell office:value-type="float" office:value="31">
            <text:p>31</text:p>
          </table:table-cell>
          <table:table-cell table:formula="of:=[.D99]/[.A99]" office:value-type="float" office:value="0.96875">
            <text:p>0.96875</text:p>
          </table:table-cell>
          <table:table-cell office:value-type="float" office:value="40">
            <text:p>40</text:p>
          </table:table-cell>
          <table:table-cell table:formula="of:=[.F99]/[.A99]" office:value-type="float" office:value="1.25">
            <text:p>1.25</text:p>
          </table:table-cell>
          <table:table-cell office:value-type="float" office:value="32">
            <text:p>32</text:p>
          </table:table-cell>
          <table:table-cell table:formula="of:=[.H99]/[.A99]"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formula="of:=[.B100]/[.A100]" office:value-type="float" office:value="1.1">
            <text:p>1.1</text:p>
          </table:table-cell>
          <table:table-cell office:value-type="float" office:value="10">
            <text:p>10</text:p>
          </table:table-cell>
          <table:table-cell table:formula="of:=[.D100]/[.A100]"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.F100]/[.A100]" office:value-type="float" office:value="1.1">
            <text:p>1.1</text:p>
          </table:table-cell>
          <table:table-cell office:value-type="float" office:value="11">
            <text:p>11</text:p>
          </table:table-cell>
          <table:table-cell table:formula="of:=[.H100]/[.A100]" office:value-type="float" office:value="1.1">
            <text:p>1.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table:formula="of:=[.B101]/[.A101]" office:value-type="float" office:value="0.962962962962963">
            <text:p>0.962962963</text:p>
          </table:table-cell>
          <table:table-cell office:value-type="float" office:value="26">
            <text:p>26</text:p>
          </table:table-cell>
          <table:table-cell table:formula="of:=[.D101]/[.A101]" office:value-type="float" office:value="0.962962962962963">
            <text:p>0.962962963</text:p>
          </table:table-cell>
          <table:table-cell office:value-type="float" office:value="27">
            <text:p>27</text:p>
          </table:table-cell>
          <table:table-cell table:formula="of:=[.F101]/[.A101]"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H101]/[.A101]" office:value-type="float" office:value="0.925925925925926">
            <text:p>0.9259259259</text:p>
          </table:table-cell>
        </table:table-row>
        <table:table-row table:style-name="ro1">
          <table:table-cell table:number-columns-repeated="2" office:value-type="float" office:value="41">
            <text:p>41</text:p>
          </table:table-cell>
          <table:table-cell table:formula="of:=[.B102]/[.A102]" office:value-type="float" office:value="1">
            <text:p>1</text:p>
          </table:table-cell>
          <table:table-cell office:value-type="float" office:value="38">
            <text:p>38</text:p>
          </table:table-cell>
          <table:table-cell table:formula="of:=[.D102]/[.A102]" office:value-type="float" office:value="0.926829268292683">
            <text:p>0.9268292683</text:p>
          </table:table-cell>
          <table:table-cell office:value-type="float" office:value="69">
            <text:p>69</text:p>
          </table:table-cell>
          <table:table-cell table:formula="of:=[.F102]/[.A102]" office:value-type="float" office:value="1.68292682926829">
            <text:p>1.6829268293</text:p>
          </table:table-cell>
          <table:table-cell office:value-type="float" office:value="39">
            <text:p>39</text:p>
          </table:table-cell>
          <table:table-cell table:formula="of:=[.H102]/[.A102]" office:value-type="float" office:value="0.951219512195122">
            <text:p>0.951219512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table:formula="of:=[.B103]/[.A103]" office:value-type="float" office:value="1.01075268817204">
            <text:p>1.0107526882</text:p>
          </table:table-cell>
          <table:table-cell office:value-type="float" office:value="89">
            <text:p>89</text:p>
          </table:table-cell>
          <table:table-cell table:formula="of:=[.D103]/[.A103]" office:value-type="float" office:value="0.956989247311828">
            <text:p>0.9569892473</text:p>
          </table:table-cell>
          <table:table-cell office:value-type="float" office:value="245">
            <text:p>245</text:p>
          </table:table-cell>
          <table:table-cell table:formula="of:=[.F103]/[.A103]" office:value-type="float" office:value="2.63440860215054">
            <text:p>2.6344086022</text:p>
          </table:table-cell>
          <table:table-cell office:value-type="float" office:value="99">
            <text:p>99</text:p>
          </table:table-cell>
          <table:table-cell table:formula="of:=[.H103]/[.A103]" office:value-type="float" office:value="1.06451612903226">
            <text:p>1.064516129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table:formula="of:=[.B104]/[.A104]" office:value-type="float" office:value="1.03448275862069">
            <text:p>1.0344827586</text:p>
          </table:table-cell>
          <table:table-cell office:value-type="float" office:value="28">
            <text:p>28</text:p>
          </table:table-cell>
          <table:table-cell table:formula="of:=[.D104]/[.A104]" office:value-type="float" office:value="0.96551724137931">
            <text:p>0.9655172414</text:p>
          </table:table-cell>
          <table:table-cell office:value-type="float" office:value="42">
            <text:p>42</text:p>
          </table:table-cell>
          <table:table-cell table:formula="of:=[.F104]/[.A104]" office:value-type="float" office:value="1.44827586206897">
            <text:p>1.4482758621</text:p>
          </table:table-cell>
          <table:table-cell office:value-type="float" office:value="29">
            <text:p>29</text:p>
          </table:table-cell>
          <table:table-cell table:formula="of:=[.H104]/[.A104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29">
            <text:p>29</text:p>
          </table:table-cell>
          <table:table-cell table:formula="of:=[.B105]/[.A105]" office:value-type="float" office:value="1">
            <text:p>1</text:p>
          </table:table-cell>
          <table:table-cell office:value-type="float" office:value="29">
            <text:p>29</text:p>
          </table:table-cell>
          <table:table-cell table:formula="of:=[.D105]/[.A105]" office:value-type="float" office:value="1">
            <text:p>1</text:p>
          </table:table-cell>
          <table:table-cell office:value-type="float" office:value="43">
            <text:p>43</text:p>
          </table:table-cell>
          <table:table-cell table:formula="of:=[.F105]/[.A105]" office:value-type="float" office:value="1.48275862068966">
            <text:p>1.4827586207</text:p>
          </table:table-cell>
          <table:table-cell office:value-type="float" office:value="29">
            <text:p>29</text:p>
          </table:table-cell>
          <table:table-cell table:formula="of:=[.H105]/[.A105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35">
            <text:p>35</text:p>
          </table:table-cell>
          <table:table-cell table:formula="of:=[.B106]/[.A106]" office:value-type="float" office:value="1">
            <text:p>1</text:p>
          </table:table-cell>
          <table:table-cell office:value-type="float" office:value="34">
            <text:p>34</text:p>
          </table:table-cell>
          <table:table-cell table:formula="of:=[.D106]/[.A106]" office:value-type="float" office:value="0.971428571428571">
            <text:p>0.9714285714</text:p>
          </table:table-cell>
          <table:table-cell office:value-type="float" office:value="54">
            <text:p>54</text:p>
          </table:table-cell>
          <table:table-cell table:formula="of:=[.F106]/[.A106]" office:value-type="float" office:value="1.54285714285714">
            <text:p>1.5428571429</text:p>
          </table:table-cell>
          <table:table-cell office:value-type="float" office:value="34">
            <text:p>34</text:p>
          </table:table-cell>
          <table:table-cell table:formula="of:=[.H106]/[.A106]" office:value-type="float" office:value="0.971428571428571">
            <text:p>0.9714285714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formula="of:=[.B107]/[.A107]" office:value-type="float" office:value="1.01724137931034">
            <text:p>1.0172413793</text:p>
          </table:table-cell>
          <table:table-cell office:value-type="float" office:value="56">
            <text:p>56</text:p>
          </table:table-cell>
          <table:table-cell table:formula="of:=[.D107]/[.A107]" office:value-type="float" office:value="0.96551724137931">
            <text:p>0.9655172414</text:p>
          </table:table-cell>
          <table:table-cell office:value-type="float" office:value="106">
            <text:p>106</text:p>
          </table:table-cell>
          <table:table-cell table:formula="of:=[.F107]/[.A107]" office:value-type="float" office:value="1.82758620689655">
            <text:p>1.8275862069</text:p>
          </table:table-cell>
          <table:table-cell office:value-type="float" office:value="67">
            <text:p>67</text:p>
          </table:table-cell>
          <table:table-cell table:formula="of:=[.H107]/[.A107]" office:value-type="float" office:value="1.1551724137931">
            <text:p>1.1551724138</text:p>
          </table:table-cell>
        </table:table-row>
        <table:table-row table:style-name="ro1">
          <table:table-cell table:number-columns-repeated="2" office:value-type="float" office:value="32">
            <text:p>32</text:p>
          </table:table-cell>
          <table:table-cell table:formula="of:=[.B108]/[.A108]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D108]/[.A108]" office:value-type="float" office:value="0.96875">
            <text:p>0.96875</text:p>
          </table:table-cell>
          <table:table-cell office:value-type="float" office:value="60">
            <text:p>60</text:p>
          </table:table-cell>
          <table:table-cell table:formula="of:=[.F108]/[.A108]" office:value-type="float" office:value="1.875">
            <text:p>1.875</text:p>
          </table:table-cell>
          <table:table-cell office:value-type="float" office:value="32">
            <text:p>32</text:p>
          </table:table-cell>
          <table:table-cell table:formula="of:=[.H108]/[.A108]" office:value-type="float" office:value="1">
            <text:p>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table:formula="of:=[.B109]/[.A109]" office:value-type="float" office:value="1.01666666666667">
            <text:p>1.0166666667</text:p>
          </table:table-cell>
          <table:table-cell office:value-type="float" office:value="59">
            <text:p>59</text:p>
          </table:table-cell>
          <table:table-cell table:formula="of:=[.D109]/[.A109]" office:value-type="float" office:value="0.983333333333333">
            <text:p>0.9833333333</text:p>
          </table:table-cell>
          <table:table-cell office:value-type="float" office:value="120">
            <text:p>120</text:p>
          </table:table-cell>
          <table:table-cell table:formula="of:=[.F109]/[.A109]" office:value-type="float" office:value="2">
            <text:p>2</text:p>
          </table:table-cell>
          <table:table-cell office:value-type="float" office:value="61">
            <text:p>61</text:p>
          </table:table-cell>
          <table:table-cell table:formula="of:=[.H109]/[.A109]" office:value-type="float" office:value="1.01666666666667">
            <text:p>1.0166666667</text:p>
          </table:table-cell>
        </table:table-row>
        <table:table-row table:style-name="ro1">
          <table:table-cell table:number-columns-repeated="2" office:value-type="float" office:value="61">
            <text:p>61</text:p>
          </table:table-cell>
          <table:table-cell table:formula="of:=[.B110]/[.A110]" office:value-type="float" office:value="1">
            <text:p>1</text:p>
          </table:table-cell>
          <table:table-cell office:value-type="float" office:value="56">
            <text:p>56</text:p>
          </table:table-cell>
          <table:table-cell table:formula="of:=[.D110]/[.A110]" office:value-type="float" office:value="0.918032786885246">
            <text:p>0.9180327869</text:p>
          </table:table-cell>
          <table:table-cell office:value-type="float" office:value="157">
            <text:p>157</text:p>
          </table:table-cell>
          <table:table-cell table:formula="of:=[.F110]/[.A110]" office:value-type="float" office:value="2.57377049180328">
            <text:p>2.5737704918</text:p>
          </table:table-cell>
          <table:table-cell office:value-type="float" office:value="61">
            <text:p>61</text:p>
          </table:table-cell>
          <table:table-cell table:formula="of:=[.H110]/[.A110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28">
            <text:p>28</text:p>
          </table:table-cell>
          <table:table-cell table:formula="of:=[.B111]/[.A111]" office:value-type="float" office:value="1">
            <text:p>1</text:p>
          </table:table-cell>
          <table:table-cell office:value-type="float" office:value="28">
            <text:p>28</text:p>
          </table:table-cell>
          <table:table-cell table:formula="of:=[.D111]/[.A111]" office:value-type="float" office:value="1">
            <text:p>1</text:p>
          </table:table-cell>
          <table:table-cell office:value-type="float" office:value="39">
            <text:p>39</text:p>
          </table:table-cell>
          <table:table-cell table:formula="of:=[.F111]/[.A111]" office:value-type="float" office:value="1.39285714285714">
            <text:p>1.3928571429</text:p>
          </table:table-cell>
          <table:table-cell office:value-type="float" office:value="28">
            <text:p>28</text:p>
          </table:table-cell>
          <table:table-cell table:formula="of:=[.H111]/[.A111]" office:value-type="float" office:value="1">
            <text:p>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table:formula="of:=[.B112]/[.A112]" office:value-type="float" office:value="1.01538461538462">
            <text:p>1.0153846154</text:p>
          </table:table-cell>
          <table:table-cell office:value-type="float" office:value="63">
            <text:p>63</text:p>
          </table:table-cell>
          <table:table-cell table:formula="of:=[.D112]/[.A112]" office:value-type="float" office:value="0.969230769230769">
            <text:p>0.9692307692</text:p>
          </table:table-cell>
          <table:table-cell office:value-type="float" office:value="129">
            <text:p>129</text:p>
          </table:table-cell>
          <table:table-cell table:formula="of:=[.F112]/[.A112]" office:value-type="float" office:value="1.98461538461538">
            <text:p>1.9846153846</text:p>
          </table:table-cell>
          <table:table-cell office:value-type="float" office:value="64">
            <text:p>64</text:p>
          </table:table-cell>
          <table:table-cell table:formula="of:=[.H112]/[.A112]" office:value-type="float" office:value="0.984615384615385">
            <text:p>0.984615384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table:formula="of:=[.B113]/[.A113]" office:value-type="float" office:value="1.05714285714286">
            <text:p>1.0571428571</text:p>
          </table:table-cell>
          <table:table-cell office:value-type="float" office:value="34">
            <text:p>34</text:p>
          </table:table-cell>
          <table:table-cell table:formula="of:=[.D113]/[.A113]" office:value-type="float" office:value="0.971428571428571">
            <text:p>0.9714285714</text:p>
          </table:table-cell>
          <table:table-cell office:value-type="float" office:value="57">
            <text:p>57</text:p>
          </table:table-cell>
          <table:table-cell table:formula="of:=[.F113]/[.A113]" office:value-type="float" office:value="1.62857142857143">
            <text:p>1.6285714286</text:p>
          </table:table-cell>
          <table:table-cell office:value-type="float" office:value="37">
            <text:p>37</text:p>
          </table:table-cell>
          <table:table-cell table:formula="of:=[.H113]/[.A113]" office:value-type="float" office:value="1.05714285714286">
            <text:p>1.0571428571</text:p>
          </table:table-cell>
        </table:table-row>
        <table:table-row table:style-name="ro1">
          <table:table-cell table:number-columns-repeated="2" office:value-type="float" office:value="38">
            <text:p>38</text:p>
          </table:table-cell>
          <table:table-cell table:formula="of:=[.B114]/[.A114]" office:value-type="float" office:value="1">
            <text:p>1</text:p>
          </table:table-cell>
          <table:table-cell office:value-type="float" office:value="36">
            <text:p>36</text:p>
          </table:table-cell>
          <table:table-cell table:formula="of:=[.D114]/[.A114]" office:value-type="float" office:value="0.947368421052632">
            <text:p>0.9473684211</text:p>
          </table:table-cell>
          <table:table-cell office:value-type="float" office:value="99">
            <text:p>99</text:p>
          </table:table-cell>
          <table:table-cell table:formula="of:=[.F114]/[.A114]" office:value-type="float" office:value="2.60526315789474">
            <text:p>2.6052631579</text:p>
          </table:table-cell>
          <table:table-cell office:value-type="float" office:value="38">
            <text:p>38</text:p>
          </table:table-cell>
          <table:table-cell table:formula="of:=[.H114]/[.A114]" office:value-type="float" office:value="1">
            <text:p>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table:formula="of:=[.B115]/[.A115]" office:value-type="float" office:value="1.02898550724638">
            <text:p>1.0289855072</text:p>
          </table:table-cell>
          <table:table-cell office:value-type="float" office:value="67">
            <text:p>67</text:p>
          </table:table-cell>
          <table:table-cell table:formula="of:=[.D115]/[.A115]" office:value-type="float" office:value="0.971014492753623">
            <text:p>0.9710144928</text:p>
          </table:table-cell>
          <table:table-cell office:value-type="float" office:value="143">
            <text:p>143</text:p>
          </table:table-cell>
          <table:table-cell table:formula="of:=[.F115]/[.A115]" office:value-type="float" office:value="2.07246376811594">
            <text:p>2.0724637681</text:p>
          </table:table-cell>
          <table:table-cell office:value-type="float" office:value="70">
            <text:p>70</text:p>
          </table:table-cell>
          <table:table-cell table:formula="of:=[.H115]/[.A115]" office:value-type="float" office:value="1.01449275362319">
            <text:p>1.0144927536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table:formula="of:=[.B116]/[.A116]" office:value-type="float" office:value="1.01639344262295">
            <text:p>1.0163934426</text:p>
          </table:table-cell>
          <table:table-cell office:value-type="float" office:value="58">
            <text:p>58</text:p>
          </table:table-cell>
          <table:table-cell table:formula="of:=[.D116]/[.A116]" office:value-type="float" office:value="0.950819672131147">
            <text:p>0.9508196721</text:p>
          </table:table-cell>
          <table:table-cell office:value-type="float" office:value="114">
            <text:p>114</text:p>
          </table:table-cell>
          <table:table-cell table:formula="of:=[.F116]/[.A116]" office:value-type="float" office:value="1.86885245901639">
            <text:p>1.868852459</text:p>
          </table:table-cell>
          <table:table-cell office:value-type="float" office:value="62">
            <text:p>62</text:p>
          </table:table-cell>
          <table:table-cell table:formula="of:=[.H116]/[.A116]" office:value-type="float" office:value="1.01639344262295">
            <text:p>1.0163934426</text:p>
          </table:table-cell>
        </table:table-row>
        <table:table-row table:style-name="ro1">
          <table:table-cell table:number-columns-repeated="2" office:value-type="float" office:value="37">
            <text:p>37</text:p>
          </table:table-cell>
          <table:table-cell table:formula="of:=[.B117]/[.A117]" office:value-type="float" office:value="1">
            <text:p>1</text:p>
          </table:table-cell>
          <table:table-cell office:value-type="float" office:value="36">
            <text:p>36</text:p>
          </table:table-cell>
          <table:table-cell table:formula="of:=[.D117]/[.A117]" office:value-type="float" office:value="0.972972972972973">
            <text:p>0.972972973</text:p>
          </table:table-cell>
          <table:table-cell office:value-type="float" office:value="64">
            <text:p>64</text:p>
          </table:table-cell>
          <table:table-cell table:formula="of:=[.F117]/[.A117]" office:value-type="float" office:value="1.72972972972973">
            <text:p>1.7297297297</text:p>
          </table:table-cell>
          <table:table-cell office:value-type="float" office:value="37">
            <text:p>37</text:p>
          </table:table-cell>
          <table:table-cell table:formula="of:=[.H117]/[.A117]" office:value-type="float" office:value="1">
            <text:p>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table:formula="of:=[.B118]/[.A118]" office:value-type="float" office:value="1.01190476190476">
            <text:p>1.0119047619</text:p>
          </table:table-cell>
          <table:table-cell office:value-type="float" office:value="81">
            <text:p>81</text:p>
          </table:table-cell>
          <table:table-cell table:formula="of:=[.D118]/[.A118]" office:value-type="float" office:value="0.964285714285714">
            <text:p>0.9642857143</text:p>
          </table:table-cell>
          <table:table-cell office:value-type="float" office:value="211">
            <text:p>211</text:p>
          </table:table-cell>
          <table:table-cell table:formula="of:=[.F118]/[.A118]" office:value-type="float" office:value="2.51190476190476">
            <text:p>2.5119047619</text:p>
          </table:table-cell>
          <table:table-cell office:value-type="float" office:value="86">
            <text:p>86</text:p>
          </table:table-cell>
          <table:table-cell table:formula="of:=[.H118]/[.A118]" office:value-type="float" office:value="1.02380952380952">
            <text:p>1.0238095238</text:p>
          </table:table-cell>
        </table:table-row>
        <table:table-row table:style-name="ro1">
          <table:table-cell table:number-columns-repeated="2" office:value-type="float" office:value="24">
            <text:p>24</text:p>
          </table:table-cell>
          <table:table-cell table:formula="of:=[.B119]/[.A119]" office:value-type="float" office:value="1">
            <text:p>1</text:p>
          </table:table-cell>
          <table:table-cell office:value-type="float" office:value="23">
            <text:p>23</text:p>
          </table:table-cell>
          <table:table-cell table:formula="of:=[.D119]/[.A119]" office:value-type="float" office:value="0.958333333333333">
            <text:p>0.9583333333</text:p>
          </table:table-cell>
          <table:table-cell office:value-type="float" office:value="28">
            <text:p>28</text:p>
          </table:table-cell>
          <table:table-cell table:formula="of:=[.F119]/[.A119]" office:value-type="float" office:value="1.16666666666667">
            <text:p>1.1666666667</text:p>
          </table:table-cell>
          <table:table-cell office:value-type="float" office:value="23">
            <text:p>23</text:p>
          </table:table-cell>
          <table:table-cell table:formula="of:=[.H119]/[.A119]" office:value-type="float" office:value="0.958333333333333">
            <text:p>0.9583333333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table:formula="of:=[.B120]/[.A120]" office:value-type="float" office:value="1.02272727272727">
            <text:p>1.0227272727</text:p>
          </table:table-cell>
          <table:table-cell office:value-type="float" office:value="43">
            <text:p>43</text:p>
          </table:table-cell>
          <table:table-cell table:formula="of:=[.D120]/[.A120]" office:value-type="float" office:value="0.977272727272727">
            <text:p>0.9772727273</text:p>
          </table:table-cell>
          <table:table-cell office:value-type="float" office:value="89">
            <text:p>89</text:p>
          </table:table-cell>
          <table:table-cell table:formula="of:=[.F120]/[.A120]" office:value-type="float" office:value="2.02272727272727">
            <text:p>2.0227272727</text:p>
          </table:table-cell>
          <table:table-cell office:value-type="float" office:value="45">
            <text:p>45</text:p>
          </table:table-cell>
          <table:table-cell table:formula="of:=[.H120]/[.A120]" office:value-type="float" office:value="1.02272727272727">
            <text:p>1.0227272727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table:formula="of:=[.B121]/[.A121]" office:value-type="float" office:value="1.03703703703704">
            <text:p>1.037037037</text:p>
          </table:table-cell>
          <table:table-cell office:value-type="float" office:value="54">
            <text:p>54</text:p>
          </table:table-cell>
          <table:table-cell table:formula="of:=[.D121]/[.A121]" office:value-type="float" office:value="1">
            <text:p>1</text:p>
          </table:table-cell>
          <table:table-cell office:value-type="float" office:value="105">
            <text:p>105</text:p>
          </table:table-cell>
          <table:table-cell table:formula="of:=[.F121]/[.A121]" office:value-type="float" office:value="1.94444444444444">
            <text:p>1.9444444444</text:p>
          </table:table-cell>
          <table:table-cell office:value-type="float" office:value="56">
            <text:p>56</text:p>
          </table:table-cell>
          <table:table-cell table:formula="of:=[.H121]/[.A121]" office:value-type="float" office:value="1.03703703703704">
            <text:p>1.037037037</text:p>
          </table:table-cell>
        </table:table-row>
        <table:table-row table:style-name="ro1">
          <table:table-cell table:number-columns-repeated="2" office:value-type="float" office:value="66">
            <text:p>66</text:p>
          </table:table-cell>
          <table:table-cell table:formula="of:=[.B122]/[.A122]" office:value-type="float" office:value="1">
            <text:p>1</text:p>
          </table:table-cell>
          <table:table-cell office:value-type="float" office:value="62">
            <text:p>62</text:p>
          </table:table-cell>
          <table:table-cell table:formula="of:=[.D122]/[.A122]" office:value-type="float" office:value="0.939393939393939">
            <text:p>0.9393939394</text:p>
          </table:table-cell>
          <table:table-cell office:value-type="float" office:value="116">
            <text:p>116</text:p>
          </table:table-cell>
          <table:table-cell table:formula="of:=[.F122]/[.A122]" office:value-type="float" office:value="1.75757575757576">
            <text:p>1.7575757576</text:p>
          </table:table-cell>
          <table:table-cell office:value-type="float" office:value="66">
            <text:p>66</text:p>
          </table:table-cell>
          <table:table-cell table:formula="of:=[.H122]/[.A122]"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[.B123]/[.A123]" office:value-type="float" office:value="1.09090909090909">
            <text:p>1.0909090909</text:p>
          </table:table-cell>
          <table:table-cell office:value-type="float" office:value="12">
            <text:p>12</text:p>
          </table:table-cell>
          <table:table-cell table:formula="of:=[.D123]/[.A123]" office:value-type="float" office:value="1.09090909090909">
            <text:p>1.0909090909</text:p>
          </table:table-cell>
          <table:table-cell office:value-type="float" office:value="15">
            <text:p>15</text:p>
          </table:table-cell>
          <table:table-cell table:formula="of:=[.F123]/[.A123]" office:value-type="float" office:value="1.36363636363636">
            <text:p>1.3636363636</text:p>
          </table:table-cell>
          <table:table-cell office:value-type="float" office:value="12">
            <text:p>12</text:p>
          </table:table-cell>
          <table:table-cell table:formula="of:=[.H123]/[.A123]" office:value-type="float" office:value="1.09090909090909">
            <text:p>1.090909090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[.B124]/[.A124]" office:value-type="float" office:value="0.95">
            <text:p>0.95</text:p>
          </table:table-cell>
          <table:table-cell office:value-type="float" office:value="19">
            <text:p>19</text:p>
          </table:table-cell>
          <table:table-cell table:formula="of:=[.D124]/[.A124]" office:value-type="float" office:value="0.95">
            <text:p>0.95</text:p>
          </table:table-cell>
          <table:table-cell office:value-type="float" office:value="23">
            <text:p>23</text:p>
          </table:table-cell>
          <table:table-cell table:formula="of:=[.F124]/[.A124]" office:value-type="float" office:value="1.15">
            <text:p>1.15</text:p>
          </table:table-cell>
          <table:table-cell office:value-type="float" office:value="20">
            <text:p>20</text:p>
          </table:table-cell>
          <table:table-cell table:formula="of:=[.H124]/[.A124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63">
            <text:p>63</text:p>
          </table:table-cell>
          <table:table-cell table:formula="of:=[.B125]/[.A125]" office:value-type="float" office:value="1">
            <text:p>1</text:p>
          </table:table-cell>
          <table:table-cell office:value-type="float" office:value="63">
            <text:p>63</text:p>
          </table:table-cell>
          <table:table-cell table:formula="of:=[.D125]/[.A125]" office:value-type="float" office:value="1">
            <text:p>1</text:p>
          </table:table-cell>
          <table:table-cell office:value-type="float" office:value="100">
            <text:p>100</text:p>
          </table:table-cell>
          <table:table-cell table:formula="of:=[.F125]/[.A125]" office:value-type="float" office:value="1.58730158730159">
            <text:p>1.5873015873</text:p>
          </table:table-cell>
          <table:table-cell office:value-type="float" office:value="69">
            <text:p>69</text:p>
          </table:table-cell>
          <table:table-cell table:formula="of:=[.H125]/[.A125]" office:value-type="float" office:value="1.0952380952381">
            <text:p>1.095238095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table:formula="of:=[.B126]/[.A126]" office:value-type="float" office:value="1.03571428571429">
            <text:p>1.0357142857</text:p>
          </table:table-cell>
          <table:table-cell office:value-type="float" office:value="27">
            <text:p>27</text:p>
          </table:table-cell>
          <table:table-cell table:formula="of:=[.D126]/[.A126]" office:value-type="float" office:value="0.964285714285714">
            <text:p>0.9642857143</text:p>
          </table:table-cell>
          <table:table-cell office:value-type="float" office:value="42">
            <text:p>42</text:p>
          </table:table-cell>
          <table:table-cell table:formula="of:=[.F126]/[.A126]" office:value-type="float" office:value="1.5">
            <text:p>1.5</text:p>
          </table:table-cell>
          <table:table-cell office:value-type="float" office:value="28">
            <text:p>28</text:p>
          </table:table-cell>
          <table:table-cell table:formula="of:=[.H126]/[.A126]" office:value-type="float" office:value="1">
            <text:p>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table:formula="of:=[.B127]/[.A127]" office:value-type="float" office:value="1.01162790697674">
            <text:p>1.011627907</text:p>
          </table:table-cell>
          <table:table-cell office:value-type="float" office:value="81">
            <text:p>81</text:p>
          </table:table-cell>
          <table:table-cell table:formula="of:=[.D127]/[.A127]" office:value-type="float" office:value="0.941860465116279">
            <text:p>0.9418604651</text:p>
          </table:table-cell>
          <table:table-cell office:value-type="float" office:value="183">
            <text:p>183</text:p>
          </table:table-cell>
          <table:table-cell table:formula="of:=[.F127]/[.A127]" office:value-type="float" office:value="2.12790697674419">
            <text:p>2.1279069767</text:p>
          </table:table-cell>
          <table:table-cell office:value-type="float" office:value="86">
            <text:p>86</text:p>
          </table:table-cell>
          <table:table-cell table:formula="of:=[.H127]/[.A127]" office:value-type="float" office:value="1">
            <text:p>1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table:formula="of:=[.B128]/[.A128]" office:value-type="float" office:value="1.00980392156863">
            <text:p>1.0098039216</text:p>
          </table:table-cell>
          <table:table-cell office:value-type="float" office:value="98">
            <text:p>98</text:p>
          </table:table-cell>
          <table:table-cell table:formula="of:=[.D128]/[.A128]" office:value-type="float" office:value="0.96078431372549">
            <text:p>0.9607843137</text:p>
          </table:table-cell>
          <table:table-cell office:value-type="float" office:value="220">
            <text:p>220</text:p>
          </table:table-cell>
          <table:table-cell table:formula="of:=[.F128]/[.A128]" office:value-type="float" office:value="2.15686274509804">
            <text:p>2.1568627451</text:p>
          </table:table-cell>
          <table:table-cell office:value-type="float" office:value="102">
            <text:p>102</text:p>
          </table:table-cell>
          <table:table-cell table:formula="of:=[.H128]/[.A128]" office:value-type="float" office:value="1">
            <text:p>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table:formula="of:=[.B129]/[.A129]" office:value-type="float" office:value="1.03703703703704">
            <text:p>1.037037037</text:p>
          </table:table-cell>
          <table:table-cell office:value-type="float" office:value="26">
            <text:p>26</text:p>
          </table:table-cell>
          <table:table-cell table:formula="of:=[.D129]/[.A129]" office:value-type="float" office:value="0.962962962962963">
            <text:p>0.962962963</text:p>
          </table:table-cell>
          <table:table-cell office:value-type="float" office:value="49">
            <text:p>49</text:p>
          </table:table-cell>
          <table:table-cell table:formula="of:=[.F129]/[.A129]" office:value-type="float" office:value="1.81481481481482">
            <text:p>1.8148148148</text:p>
          </table:table-cell>
          <table:table-cell office:value-type="float" office:value="27">
            <text:p>27</text:p>
          </table:table-cell>
          <table:table-cell table:formula="of:=[.H129]/[.A129]"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formula="of:=[.B130]/[.A130]" office:value-type="float" office:value="1.04166666666667">
            <text:p>1.0416666667</text:p>
          </table:table-cell>
          <table:table-cell office:value-type="float" office:value="25">
            <text:p>25</text:p>
          </table:table-cell>
          <table:table-cell table:formula="of:=[.D130]/[.A130]" office:value-type="float" office:value="1.04166666666667">
            <text:p>1.0416666667</text:p>
          </table:table-cell>
          <table:table-cell office:value-type="float" office:value="47">
            <text:p>47</text:p>
          </table:table-cell>
          <table:table-cell table:formula="of:=[.F130]/[.A130]" office:value-type="float" office:value="1.95833333333333">
            <text:p>1.9583333333</text:p>
          </table:table-cell>
          <table:table-cell office:value-type="float" office:value="26">
            <text:p>26</text:p>
          </table:table-cell>
          <table:table-cell table:formula="of:=[.H130]/[.A130]" office:value-type="float" office:value="1.08333333333333">
            <text:p>1.0833333333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table:formula="of:=[.B131]/[.A131]" office:value-type="float" office:value="1.01470588235294">
            <text:p>1.0147058824</text:p>
          </table:table-cell>
          <table:table-cell office:value-type="float" office:value="67">
            <text:p>67</text:p>
          </table:table-cell>
          <table:table-cell table:formula="of:=[.D131]/[.A131]" office:value-type="float" office:value="0.985294117647059">
            <text:p>0.9852941176</text:p>
          </table:table-cell>
          <table:table-cell office:value-type="float" office:value="146">
            <text:p>146</text:p>
          </table:table-cell>
          <table:table-cell table:formula="of:=[.F131]/[.A131]" office:value-type="float" office:value="2.14705882352941">
            <text:p>2.1470588235</text:p>
          </table:table-cell>
          <table:table-cell office:value-type="float" office:value="78">
            <text:p>78</text:p>
          </table:table-cell>
          <table:table-cell table:formula="of:=[.H131]/[.A131]" office:value-type="float" office:value="1.14705882352941">
            <text:p>1.1470588235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table:formula="of:=[.B132]/[.A132]" office:value-type="float" office:value="1.0126582278481">
            <text:p>1.0126582278</text:p>
          </table:table-cell>
          <table:table-cell office:value-type="float" office:value="73">
            <text:p>73</text:p>
          </table:table-cell>
          <table:table-cell table:formula="of:=[.D132]/[.A132]" office:value-type="float" office:value="0.924050632911392">
            <text:p>0.9240506329</text:p>
          </table:table-cell>
          <table:table-cell office:value-type="float" office:value="155">
            <text:p>155</text:p>
          </table:table-cell>
          <table:table-cell table:formula="of:=[.F132]/[.A132]" office:value-type="float" office:value="1.9620253164557">
            <text:p>1.9620253165</text:p>
          </table:table-cell>
          <table:table-cell office:value-type="float" office:value="78">
            <text:p>78</text:p>
          </table:table-cell>
          <table:table-cell table:formula="of:=[.H132]/[.A132]" office:value-type="float" office:value="0.987341772151899">
            <text:p>0.9873417722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table:formula="of:=[.B133]/[.A133]" office:value-type="float" office:value="1.01063829787234">
            <text:p>1.0106382979</text:p>
          </table:table-cell>
          <table:table-cell office:value-type="float" office:value="90">
            <text:p>90</text:p>
          </table:table-cell>
          <table:table-cell table:formula="of:=[.D133]/[.A133]" office:value-type="float" office:value="0.957446808510638">
            <text:p>0.9574468085</text:p>
          </table:table-cell>
          <table:table-cell office:value-type="float" office:value="187">
            <text:p>187</text:p>
          </table:table-cell>
          <table:table-cell table:formula="of:=[.F133]/[.A133]" office:value-type="float" office:value="1.98936170212766">
            <text:p>1.9893617021</text:p>
          </table:table-cell>
          <table:table-cell office:value-type="float" office:value="105">
            <text:p>105</text:p>
          </table:table-cell>
          <table:table-cell table:formula="of:=[.H133]/[.A133]" office:value-type="float" office:value="1.11702127659574">
            <text:p>1.1170212766</text:p>
          </table:table-cell>
        </table:table-row>
        <table:table-row table:style-name="ro1">
          <table:table-cell table:number-columns-repeated="2" office:value-type="float" office:value="54">
            <text:p>54</text:p>
          </table:table-cell>
          <table:table-cell table:formula="of:=[.B134]/[.A134]" office:value-type="float" office:value="1">
            <text:p>1</text:p>
          </table:table-cell>
          <table:table-cell office:value-type="float" office:value="52">
            <text:p>52</text:p>
          </table:table-cell>
          <table:table-cell table:formula="of:=[.D134]/[.A134]" office:value-type="float" office:value="0.962962962962963">
            <text:p>0.962962963</text:p>
          </table:table-cell>
          <table:table-cell office:value-type="float" office:value="102">
            <text:p>102</text:p>
          </table:table-cell>
          <table:table-cell table:formula="of:=[.F134]/[.A134]" office:value-type="float" office:value="1.88888888888889">
            <text:p>1.8888888889</text:p>
          </table:table-cell>
          <table:table-cell office:value-type="float" office:value="65">
            <text:p>65</text:p>
          </table:table-cell>
          <table:table-cell table:formula="of:=[.H134]/[.A134]" office:value-type="float" office:value="1.2037037037037">
            <text:p>1.203703703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table:formula="of:=[.B135]/[.A135]" office:value-type="float" office:value="1.06818181818182">
            <text:p>1.0681818182</text:p>
          </table:table-cell>
          <table:table-cell office:value-type="float" office:value="45">
            <text:p>45</text:p>
          </table:table-cell>
          <table:table-cell table:formula="of:=[.D135]/[.A135]" office:value-type="float" office:value="1.02272727272727">
            <text:p>1.0227272727</text:p>
          </table:table-cell>
          <table:table-cell office:value-type="float" office:value="86">
            <text:p>86</text:p>
          </table:table-cell>
          <table:table-cell table:formula="of:=[.F135]/[.A135]" office:value-type="float" office:value="1.95454545454545">
            <text:p>1.9545454545</text:p>
          </table:table-cell>
          <table:table-cell office:value-type="float" office:value="46">
            <text:p>46</text:p>
          </table:table-cell>
          <table:table-cell table:formula="of:=[.H135]/[.A135]" office:value-type="float" office:value="1.04545454545455">
            <text:p>1.0454545455</text:p>
          </table:table-cell>
        </table:table-row>
        <table:table-row table:style-name="ro1">
          <table:table-cell table:number-columns-repeated="2" office:value-type="float" office:value="33">
            <text:p>33</text:p>
          </table:table-cell>
          <table:table-cell table:formula="of:=[.B136]/[.A136]" office:value-type="float" office:value="1">
            <text:p>1</text:p>
          </table:table-cell>
          <table:table-cell office:value-type="float" office:value="33">
            <text:p>33</text:p>
          </table:table-cell>
          <table:table-cell table:formula="of:=[.D136]/[.A136]" office:value-type="float" office:value="1">
            <text:p>1</text:p>
          </table:table-cell>
          <table:table-cell office:value-type="float" office:value="50">
            <text:p>50</text:p>
          </table:table-cell>
          <table:table-cell table:formula="of:=[.F136]/[.A136]" office:value-type="float" office:value="1.51515151515152">
            <text:p>1.5151515152</text:p>
          </table:table-cell>
          <table:table-cell office:value-type="float" office:value="33">
            <text:p>33</text:p>
          </table:table-cell>
          <table:table-cell table:formula="of:=[.H136]/[.A136]" office:value-type="float" office:value="1">
            <text:p>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table:formula="of:=[.B137]/[.A137]" office:value-type="float" office:value="1.05263157894737">
            <text:p>1.0526315789</text:p>
          </table:table-cell>
          <table:table-cell office:value-type="float" office:value="36">
            <text:p>36</text:p>
          </table:table-cell>
          <table:table-cell table:formula="of:=[.D137]/[.A137]" office:value-type="float" office:value="0.947368421052632">
            <text:p>0.9473684211</text:p>
          </table:table-cell>
          <table:table-cell office:value-type="float" office:value="57">
            <text:p>57</text:p>
          </table:table-cell>
          <table:table-cell table:formula="of:=[.F137]/[.A137]" office:value-type="float" office:value="1.5">
            <text:p>1.5</text:p>
          </table:table-cell>
          <table:table-cell office:value-type="float" office:value="37">
            <text:p>37</text:p>
          </table:table-cell>
          <table:table-cell table:formula="of:=[.H137]/[.A137]" office:value-type="float" office:value="0.973684210526316">
            <text:p>0.973684210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table:formula="of:=[.B138]/[.A138]" office:value-type="float" office:value="0.984375">
            <text:p>0.984375</text:p>
          </table:table-cell>
          <table:table-cell office:value-type="float" office:value="60">
            <text:p>60</text:p>
          </table:table-cell>
          <table:table-cell table:formula="of:=[.D138]/[.A138]" office:value-type="float" office:value="0.9375">
            <text:p>0.9375</text:p>
          </table:table-cell>
          <table:table-cell office:value-type="float" office:value="95">
            <text:p>95</text:p>
          </table:table-cell>
          <table:table-cell table:formula="of:=[.F138]/[.A138]" office:value-type="float" office:value="1.484375">
            <text:p>1.484375</text:p>
          </table:table-cell>
          <table:table-cell office:value-type="float" office:value="68">
            <text:p>68</text:p>
          </table:table-cell>
          <table:table-cell table:formula="of:=[.H138]/[.A138]" office:value-type="float" office:value="1.0625">
            <text:p>1.062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29">
            <text:p>129</text:p>
          </table:table-cell>
          <table:table-cell table:formula="of:=[.B139]/[.A139]" office:value-type="float" office:value="0.992307692307692">
            <text:p>0.9923076923</text:p>
          </table:table-cell>
          <table:table-cell office:value-type="float" office:value="122">
            <text:p>122</text:p>
          </table:table-cell>
          <table:table-cell table:formula="of:=[.D139]/[.A139]" office:value-type="float" office:value="0.938461538461538">
            <text:p>0.9384615385</text:p>
          </table:table-cell>
          <table:table-cell office:value-type="float" office:value="284">
            <text:p>284</text:p>
          </table:table-cell>
          <table:table-cell table:formula="of:=[.F139]/[.A139]" office:value-type="float" office:value="2.18461538461538">
            <text:p>2.1846153846</text:p>
          </table:table-cell>
          <table:table-cell office:value-type="float" office:value="127">
            <text:p>127</text:p>
          </table:table-cell>
          <table:table-cell table:formula="of:=[.H139]/[.A139]" office:value-type="float" office:value="0.976923076923077">
            <text:p>0.9769230769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table:formula="of:=[.B140]/[.A140]" office:value-type="float" office:value="1.01063829787234">
            <text:p>1.0106382979</text:p>
          </table:table-cell>
          <table:table-cell office:value-type="float" office:value="91">
            <text:p>91</text:p>
          </table:table-cell>
          <table:table-cell table:formula="of:=[.D140]/[.A140]" office:value-type="float" office:value="0.968085106382979">
            <text:p>0.9680851064</text:p>
          </table:table-cell>
          <table:table-cell office:value-type="float" office:value="196">
            <text:p>196</text:p>
          </table:table-cell>
          <table:table-cell table:formula="of:=[.F140]/[.A140]" office:value-type="float" office:value="2.08510638297872">
            <text:p>2.085106383</text:p>
          </table:table-cell>
          <table:table-cell office:value-type="float" office:value="93">
            <text:p>93</text:p>
          </table:table-cell>
          <table:table-cell table:formula="of:=[.H140]/[.A140]" office:value-type="float" office:value="0.98936170212766">
            <text:p>0.9893617021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8">
            <text:p>98</text:p>
          </table:table-cell>
          <table:table-cell table:formula="of:=[.B141]/[.A141]" office:value-type="float" office:value="1.07692307692308">
            <text:p>1.0769230769</text:p>
          </table:table-cell>
          <table:table-cell office:value-type="float" office:value="90">
            <text:p>90</text:p>
          </table:table-cell>
          <table:table-cell table:formula="of:=[.D141]/[.A141]" office:value-type="float" office:value="0.989010989010989">
            <text:p>0.989010989</text:p>
          </table:table-cell>
          <table:table-cell office:value-type="float" office:value="208">
            <text:p>208</text:p>
          </table:table-cell>
          <table:table-cell table:formula="of:=[.F141]/[.A141]" office:value-type="float" office:value="2.28571428571429">
            <text:p>2.2857142857</text:p>
          </table:table-cell>
          <table:table-cell office:value-type="float" office:value="101">
            <text:p>101</text:p>
          </table:table-cell>
          <table:table-cell table:formula="of:=[.H141]/[.A141]" office:value-type="float" office:value="1.10989010989011">
            <text:p>1.1098901099</text:p>
          </table:table-cell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formula="of:=[.B142]/[.A142]"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D142]/[.A142]" office:value-type="float" office:value="1">
            <text:p>1</text:p>
          </table:table-cell>
          <table:table-cell office:value-type="float" office:value="22">
            <text:p>22</text:p>
          </table:table-cell>
          <table:table-cell table:formula="of:=[.F142]/[.A142]" office:value-type="float" office:value="1.1">
            <text:p>1.1</text:p>
          </table:table-cell>
          <table:table-cell office:value-type="float" office:value="20">
            <text:p>20</text:p>
          </table:table-cell>
          <table:table-cell table:formula="of:=[.H142]/[.A142]"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table:formula="of:=[.B143]/[.A143]" office:value-type="float" office:value="1.125">
            <text:p>1.125</text:p>
          </table:table-cell>
          <table:table-cell office:value-type="float" office:value="24">
            <text:p>24</text:p>
          </table:table-cell>
          <table:table-cell table:formula="of:=[.D143]/[.A143]" office:value-type="float" office:value="1">
            <text:p>1</text:p>
          </table:table-cell>
          <table:table-cell office:value-type="float" office:value="52">
            <text:p>52</text:p>
          </table:table-cell>
          <table:table-cell table:formula="of:=[.F143]/[.A143]" office:value-type="float" office:value="2.16666666666667">
            <text:p>2.1666666667</text:p>
          </table:table-cell>
          <table:table-cell office:value-type="float" office:value="24">
            <text:p>24</text:p>
          </table:table-cell>
          <table:table-cell table:formula="of:=[.H143]/[.A143]" office:value-type="float" office:value="1">
            <text:p>1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  <table:table-cell table:formula="of:=[.B144]/[.A144]" office:value-type="float" office:value="1.06060606060606">
            <text:p>1.0606060606</text:p>
          </table:table-cell>
          <table:table-cell office:value-type="float" office:value="64">
            <text:p>64</text:p>
          </table:table-cell>
          <table:table-cell table:formula="of:=[.D144]/[.A144]" office:value-type="float" office:value="0.96969696969697">
            <text:p>0.9696969697</text:p>
          </table:table-cell>
          <table:table-cell office:value-type="float" office:value="130">
            <text:p>130</text:p>
          </table:table-cell>
          <table:table-cell table:formula="of:=[.F144]/[.A144]" office:value-type="float" office:value="1.96969696969697">
            <text:p>1.9696969697</text:p>
          </table:table-cell>
          <table:table-cell office:value-type="float" office:value="75">
            <text:p>75</text:p>
          </table:table-cell>
          <table:table-cell table:formula="of:=[.H144]/[.A144]" office:value-type="float" office:value="1.13636363636364">
            <text:p>1.136363636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table:formula="of:=[.B145]/[.A145]" office:value-type="float" office:value="1.1">
            <text:p>1.1</text:p>
          </table:table-cell>
          <table:table-cell office:value-type="float" office:value="40">
            <text:p>40</text:p>
          </table:table-cell>
          <table:table-cell table:formula="of:=[.D145]/[.A145]" office:value-type="float" office:value="1">
            <text:p>1</text:p>
          </table:table-cell>
          <table:table-cell office:value-type="float" office:value="79">
            <text:p>79</text:p>
          </table:table-cell>
          <table:table-cell table:formula="of:=[.F145]/[.A145]" office:value-type="float" office:value="1.975">
            <text:p>1.975</text:p>
          </table:table-cell>
          <table:table-cell office:value-type="float" office:value="42">
            <text:p>42</text:p>
          </table:table-cell>
          <table:table-cell table:formula="of:=[.H145]/[.A145]" office:value-type="float" office:value="1.05">
            <text:p>1.05</text:p>
          </table:table-cell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formula="of:=[.B146]/[.A146]" office:value-type="float" office:value="1">
            <text:p>1</text:p>
          </table:table-cell>
          <table:table-cell office:value-type="float" office:value="19">
            <text:p>19</text:p>
          </table:table-cell>
          <table:table-cell table:formula="of:=[.D146]/[.A146]" office:value-type="float" office:value="0.95">
            <text:p>0.95</text:p>
          </table:table-cell>
          <table:table-cell office:value-type="float" office:value="20">
            <text:p>20</text:p>
          </table:table-cell>
          <table:table-cell table:formula="of:=[.F146]/[.A146]"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H146]/[.A146]" office:value-type="float" office:value="1">
            <text:p>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[.B147]/[.A147]" office:value-type="float" office:value="1.05555555555556">
            <text:p>1.0555555556</text:p>
          </table:table-cell>
          <table:table-cell office:value-type="float" office:value="16">
            <text:p>16</text:p>
          </table:table-cell>
          <table:table-cell table:formula="of:=[.D147]/[.A147]" office:value-type="float" office:value="0.888888888888889">
            <text:p>0.8888888889</text:p>
          </table:table-cell>
          <table:table-cell office:value-type="float" office:value="27">
            <text:p>27</text:p>
          </table:table-cell>
          <table:table-cell table:formula="of:=[.F147]/[.A147]" office:value-type="float" office:value="1.5">
            <text:p>1.5</text:p>
          </table:table-cell>
          <table:table-cell office:value-type="float" office:value="18">
            <text:p>18</text:p>
          </table:table-cell>
          <table:table-cell table:formula="of:=[.H147]/[.A147]" office:value-type="float" office:value="1">
            <text:p>1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table:formula="of:=[.B148]/[.A148]" office:value-type="float" office:value="1.03030303030303">
            <text:p>1.0303030303</text:p>
          </table:table-cell>
          <table:table-cell office:value-type="float" office:value="63">
            <text:p>63</text:p>
          </table:table-cell>
          <table:table-cell table:formula="of:=[.D148]/[.A148]" office:value-type="float" office:value="0.954545454545455">
            <text:p>0.9545454545</text:p>
          </table:table-cell>
          <table:table-cell office:value-type="float" office:value="134">
            <text:p>134</text:p>
          </table:table-cell>
          <table:table-cell table:formula="of:=[.F148]/[.A148]" office:value-type="float" office:value="2.03030303030303">
            <text:p>2.0303030303</text:p>
          </table:table-cell>
          <table:table-cell office:value-type="float" office:value="66">
            <text:p>66</text:p>
          </table:table-cell>
          <table:table-cell table:formula="of:=[.H148]/[.A148]"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[.B149]/[.A149]" office:value-type="float" office:value="1.05263157894737">
            <text:p>1.0526315789</text:p>
          </table:table-cell>
          <table:table-cell office:value-type="float" office:value="19">
            <text:p>19</text:p>
          </table:table-cell>
          <table:table-cell table:formula="of:=[.D149]/[.A149]"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F149]/[.A149]" office:value-type="float" office:value="1.05263157894737">
            <text:p>1.0526315789</text:p>
          </table:table-cell>
          <table:table-cell office:value-type="float" office:value="19">
            <text:p>19</text:p>
          </table:table-cell>
          <table:table-cell table:formula="of:=[.H149]/[.A149]" office:value-type="float" office:value="1">
            <text:p>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 table:formula="of:=[.B150]/[.A150]" office:value-type="float" office:value="1.07142857142857">
            <text:p>1.0714285714</text:p>
          </table:table-cell>
          <table:table-cell office:value-type="float" office:value="41">
            <text:p>41</text:p>
          </table:table-cell>
          <table:table-cell table:formula="of:=[.D150]/[.A150]" office:value-type="float" office:value="0.976190476190476">
            <text:p>0.9761904762</text:p>
          </table:table-cell>
          <table:table-cell office:value-type="float" office:value="71">
            <text:p>71</text:p>
          </table:table-cell>
          <table:table-cell table:formula="of:=[.F150]/[.A150]" office:value-type="float" office:value="1.69047619047619">
            <text:p>1.6904761905</text:p>
          </table:table-cell>
          <table:table-cell office:value-type="float" office:value="42">
            <text:p>42</text:p>
          </table:table-cell>
          <table:table-cell table:formula="of:=[.H150]/[.A150]" office:value-type="float" office:value="1">
            <text:p>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table:formula="of:=[.B151]/[.A151]" office:value-type="float" office:value="1.05555555555556">
            <text:p>1.0555555556</text:p>
          </table:table-cell>
          <table:table-cell office:value-type="float" office:value="35">
            <text:p>35</text:p>
          </table:table-cell>
          <table:table-cell table:formula="of:=[.D151]/[.A151]" office:value-type="float" office:value="0.972222222222222">
            <text:p>0.9722222222</text:p>
          </table:table-cell>
          <table:table-cell office:value-type="float" office:value="64">
            <text:p>64</text:p>
          </table:table-cell>
          <table:table-cell table:formula="of:=[.F151]/[.A151]" office:value-type="float" office:value="1.77777777777778">
            <text:p>1.7777777778</text:p>
          </table:table-cell>
          <table:table-cell office:value-type="float" office:value="51">
            <text:p>51</text:p>
          </table:table-cell>
          <table:table-cell table:formula="of:=[.H151]/[.A151]" office:value-type="float" office:value="1.41666666666667">
            <text:p>1.416666666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formula="of:=[.B152]/[.A152]" office:value-type="float" office:value="1.05882352941176">
            <text:p>1.0588235294</text:p>
          </table:table-cell>
          <table:table-cell office:value-type="float" office:value="17">
            <text:p>17</text:p>
          </table:table-cell>
          <table:table-cell table:formula="of:=[.D152]/[.A152]"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[.F152]/[.A152]" office:value-type="float" office:value="1.05882352941176">
            <text:p>1.0588235294</text:p>
          </table:table-cell>
          <table:table-cell office:value-type="float" office:value="17">
            <text:p>17</text:p>
          </table:table-cell>
          <table:table-cell table:formula="of:=[.H152]/[.A152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28">
            <text:p>28</text:p>
          </table:table-cell>
          <table:table-cell table:formula="of:=[.B153]/[.A153]" office:value-type="float" office:value="1">
            <text:p>1</text:p>
          </table:table-cell>
          <table:table-cell office:value-type="float" office:value="26">
            <text:p>26</text:p>
          </table:table-cell>
          <table:table-cell table:formula="of:=[.D153]/[.A153]" office:value-type="float" office:value="0.928571428571429">
            <text:p>0.9285714286</text:p>
          </table:table-cell>
          <table:table-cell office:value-type="float" office:value="41">
            <text:p>41</text:p>
          </table:table-cell>
          <table:table-cell table:formula="of:=[.F153]/[.A153]" office:value-type="float" office:value="1.46428571428571">
            <text:p>1.4642857143</text:p>
          </table:table-cell>
          <table:table-cell office:value-type="float" office:value="26">
            <text:p>26</text:p>
          </table:table-cell>
          <table:table-cell table:formula="of:=[.H153]/[.A153]" office:value-type="float" office:value="0.928571428571429">
            <text:p>0.9285714286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6">
            <text:p>76</text:p>
          </table:table-cell>
          <table:table-cell table:formula="of:=[.B154]/[.A154]" office:value-type="float" office:value="1.04109589041096">
            <text:p>1.0410958904</text:p>
          </table:table-cell>
          <table:table-cell office:value-type="float" office:value="71">
            <text:p>71</text:p>
          </table:table-cell>
          <table:table-cell table:formula="of:=[.D154]/[.A154]" office:value-type="float" office:value="0.972602739726027">
            <text:p>0.9726027397</text:p>
          </table:table-cell>
          <table:table-cell office:value-type="float" office:value="147">
            <text:p>147</text:p>
          </table:table-cell>
          <table:table-cell table:formula="of:=[.F154]/[.A154]" office:value-type="float" office:value="2.01369863013699">
            <text:p>2.0136986301</text:p>
          </table:table-cell>
          <table:table-cell office:value-type="float" office:value="73">
            <text:p>73</text:p>
          </table:table-cell>
          <table:table-cell table:formula="of:=[.H154]/[.A154]" office:value-type="float" office:value="1">
            <text:p>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table:formula="of:=[.B155]/[.A155]" office:value-type="float" office:value="1.02040816326531">
            <text:p>1.0204081633</text:p>
          </table:table-cell>
          <table:table-cell office:value-type="float" office:value="93">
            <text:p>93</text:p>
          </table:table-cell>
          <table:table-cell table:formula="of:=[.D155]/[.A155]" office:value-type="float" office:value="0.948979591836735">
            <text:p>0.9489795918</text:p>
          </table:table-cell>
          <table:table-cell office:value-type="float" office:value="201">
            <text:p>201</text:p>
          </table:table-cell>
          <table:table-cell table:formula="of:=[.F155]/[.A155]" office:value-type="float" office:value="2.05102040816327">
            <text:p>2.0510204082</text:p>
          </table:table-cell>
          <table:table-cell office:value-type="float" office:value="113">
            <text:p>113</text:p>
          </table:table-cell>
          <table:table-cell table:formula="of:=[.H155]/[.A155]" office:value-type="float" office:value="1.1530612244898">
            <text:p>1.1530612245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table:formula="of:=[.B156]/[.A156]" office:value-type="float" office:value="1.00970873786408">
            <text:p>1.0097087379</text:p>
          </table:table-cell>
          <table:table-cell office:value-type="float" office:value="100">
            <text:p>100</text:p>
          </table:table-cell>
          <table:table-cell table:formula="of:=[.D156]/[.A156]" office:value-type="float" office:value="0.970873786407767">
            <text:p>0.9708737864</text:p>
          </table:table-cell>
          <table:table-cell office:value-type="float" office:value="215">
            <text:p>215</text:p>
          </table:table-cell>
          <table:table-cell table:formula="of:=[.F156]/[.A156]" office:value-type="float" office:value="2.0873786407767">
            <text:p>2.0873786408</text:p>
          </table:table-cell>
          <table:table-cell office:value-type="float" office:value="109">
            <text:p>109</text:p>
          </table:table-cell>
          <table:table-cell table:formula="of:=[.H156]/[.A156]" office:value-type="float" office:value="1.05825242718447">
            <text:p>1.0582524272</text:p>
          </table:table-cell>
        </table:table-row>
        <table:table-row table:style-name="ro1">
          <table:table-cell table:number-columns-repeated="2" office:value-type="float" office:value="10">
            <text:p>10</text:p>
          </table:table-cell>
          <table:table-cell table:formula="of:=[.B157]/[.A157]"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[.D157]/[.A157]"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[.F157]/[.A157]"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[.H157]/[.A157]" office:value-type="float" office:value="1">
            <text:p>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table:formula="of:=[.B158]/[.A158]" office:value-type="float" office:value="1.03225806451613">
            <text:p>1.0322580645</text:p>
          </table:table-cell>
          <table:table-cell office:value-type="float" office:value="29">
            <text:p>29</text:p>
          </table:table-cell>
          <table:table-cell table:formula="of:=[.D158]/[.A158]" office:value-type="float" office:value="0.935483870967742">
            <text:p>0.935483871</text:p>
          </table:table-cell>
          <table:table-cell office:value-type="float" office:value="50">
            <text:p>50</text:p>
          </table:table-cell>
          <table:table-cell table:formula="of:=[.F158]/[.A158]" office:value-type="float" office:value="1.61290322580645">
            <text:p>1.6129032258</text:p>
          </table:table-cell>
          <table:table-cell office:value-type="float" office:value="30">
            <text:p>30</text:p>
          </table:table-cell>
          <table:table-cell table:formula="of:=[.H158]/[.A158]" office:value-type="float" office:value="0.967741935483871">
            <text:p>0.967741935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formula="of:=[.B159]/[.A159]" office:value-type="float" office:value="1.1">
            <text:p>1.1</text:p>
          </table:table-cell>
          <table:table-cell office:value-type="float" office:value="10">
            <text:p>10</text:p>
          </table:table-cell>
          <table:table-cell table:formula="of:=[.D159]/[.A159]"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.F159]/[.A159]" office:value-type="float" office:value="1.1">
            <text:p>1.1</text:p>
          </table:table-cell>
          <table:table-cell office:value-type="float" office:value="10">
            <text:p>10</text:p>
          </table:table-cell>
          <table:table-cell table:formula="of:=[.H159]/[.A159]" office:value-type="float" office:value="1">
            <text:p>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table:formula="of:=[.B160]/[.A160]" office:value-type="float" office:value="1.01190476190476">
            <text:p>1.0119047619</text:p>
          </table:table-cell>
          <table:table-cell office:value-type="float" office:value="83">
            <text:p>83</text:p>
          </table:table-cell>
          <table:table-cell table:formula="of:=[.D160]/[.A160]" office:value-type="float" office:value="0.988095238095238">
            <text:p>0.9880952381</text:p>
          </table:table-cell>
          <table:table-cell office:value-type="float" office:value="172">
            <text:p>172</text:p>
          </table:table-cell>
          <table:table-cell table:formula="of:=[.F160]/[.A160]" office:value-type="float" office:value="2.04761904761905">
            <text:p>2.0476190476</text:p>
          </table:table-cell>
          <table:table-cell office:value-type="float" office:value="96">
            <text:p>96</text:p>
          </table:table-cell>
          <table:table-cell table:formula="of:=[.H160]/[.A160]" office:value-type="float" office:value="1.14285714285714">
            <text:p>1.1428571429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table:formula="of:=[.B161]/[.A161]" office:value-type="float" office:value="1.02941176470588">
            <text:p>1.0294117647</text:p>
          </table:table-cell>
          <table:table-cell office:value-type="float" office:value="32">
            <text:p>32</text:p>
          </table:table-cell>
          <table:table-cell table:formula="of:=[.D161]/[.A161]" office:value-type="float" office:value="0.941176470588235">
            <text:p>0.9411764706</text:p>
          </table:table-cell>
          <table:table-cell office:value-type="float" office:value="50">
            <text:p>50</text:p>
          </table:table-cell>
          <table:table-cell table:formula="of:=[.F161]/[.A161]" office:value-type="float" office:value="1.47058823529412">
            <text:p>1.4705882353</text:p>
          </table:table-cell>
          <table:table-cell office:value-type="float" office:value="33">
            <text:p>33</text:p>
          </table:table-cell>
          <table:table-cell table:formula="of:=[.H161]/[.A161]" office:value-type="float" office:value="0.970588235294118">
            <text:p>0.970588235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93">
            <text:p>93</text:p>
          </table:table-cell>
          <table:table-cell table:formula="of:=[.B162]/[.A162]" office:value-type="float" office:value="1.04494382022472">
            <text:p>1.0449438202</text:p>
          </table:table-cell>
          <table:table-cell office:value-type="float" office:value="85">
            <text:p>85</text:p>
          </table:table-cell>
          <table:table-cell table:formula="of:=[.D162]/[.A162]" office:value-type="float" office:value="0.955056179775281">
            <text:p>0.9550561798</text:p>
          </table:table-cell>
          <table:table-cell office:value-type="float" office:value="165">
            <text:p>165</text:p>
          </table:table-cell>
          <table:table-cell table:formula="of:=[.F162]/[.A162]" office:value-type="float" office:value="1.85393258426966">
            <text:p>1.8539325843</text:p>
          </table:table-cell>
          <table:table-cell office:value-type="float" office:value="90">
            <text:p>90</text:p>
          </table:table-cell>
          <table:table-cell table:formula="of:=[.H162]/[.A162]" office:value-type="float" office:value="1.01123595505618">
            <text:p>1.011235955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formula="of:=[.B163]/[.A163]" office:value-type="float" office:value="1.01724137931034">
            <text:p>1.0172413793</text:p>
          </table:table-cell>
          <table:table-cell office:value-type="float" office:value="53">
            <text:p>53</text:p>
          </table:table-cell>
          <table:table-cell table:formula="of:=[.D163]/[.A163]" office:value-type="float" office:value="0.913793103448276">
            <text:p>0.9137931034</text:p>
          </table:table-cell>
          <table:table-cell office:value-type="float" office:value="68">
            <text:p>68</text:p>
          </table:table-cell>
          <table:table-cell table:formula="of:=[.F163]/[.A163]" office:value-type="float" office:value="1.17241379310345">
            <text:p>1.1724137931</text:p>
          </table:table-cell>
          <table:table-cell office:value-type="float" office:value="57">
            <text:p>57</text:p>
          </table:table-cell>
          <table:table-cell table:formula="of:=[.H163]/[.A163]" office:value-type="float" office:value="0.982758620689655">
            <text:p>0.982758620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formula="of:=[.B164]/[.A164]" office:value-type="float" office:value="1.05">
            <text:p>1.05</text:p>
          </table:table-cell>
          <table:table-cell office:value-type="float" office:value="21">
            <text:p>21</text:p>
          </table:table-cell>
          <table:table-cell table:formula="of:=[.D164]/[.A164]" office:value-type="float" office:value="1.05">
            <text:p>1.05</text:p>
          </table:table-cell>
          <table:table-cell office:value-type="float" office:value="23">
            <text:p>23</text:p>
          </table:table-cell>
          <table:table-cell table:formula="of:=[.F164]/[.A164]" office:value-type="float" office:value="1.15">
            <text:p>1.15</text:p>
          </table:table-cell>
          <table:table-cell office:value-type="float" office:value="20">
            <text:p>20</text:p>
          </table:table-cell>
          <table:table-cell table:formula="of:=[.H164]/[.A164]" office:value-type="float" office:value="1">
            <text:p>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table:formula="of:=[.B165]/[.A165]" office:value-type="float" office:value="1.01449275362319">
            <text:p>1.0144927536</text:p>
          </table:table-cell>
          <table:table-cell office:value-type="float" office:value="67">
            <text:p>67</text:p>
          </table:table-cell>
          <table:table-cell table:formula="of:=[.D165]/[.A165]" office:value-type="float" office:value="0.971014492753623">
            <text:p>0.9710144928</text:p>
          </table:table-cell>
          <table:table-cell office:value-type="float" office:value="135">
            <text:p>135</text:p>
          </table:table-cell>
          <table:table-cell table:formula="of:=[.F165]/[.A165]" office:value-type="float" office:value="1.95652173913043">
            <text:p>1.9565217391</text:p>
          </table:table-cell>
          <table:table-cell office:value-type="float" office:value="67">
            <text:p>67</text:p>
          </table:table-cell>
          <table:table-cell table:formula="of:=[.H165]/[.A165]" office:value-type="float" office:value="0.971014492753623">
            <text:p>0.971014492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formula="of:=[.B166]/[.A166]" office:value-type="float" office:value="1.14285714285714">
            <text:p>1.1428571429</text:p>
          </table:table-cell>
          <table:table-cell office:value-type="float" office:value="14">
            <text:p>14</text:p>
          </table:table-cell>
          <table:table-cell table:formula="of:=[.D166]/[.A166]" office:value-type="float" office:value="1">
            <text:p>1</text:p>
          </table:table-cell>
          <table:table-cell office:value-type="float" office:value="19">
            <text:p>19</text:p>
          </table:table-cell>
          <table:table-cell table:formula="of:=[.F166]/[.A166]" office:value-type="float" office:value="1.35714285714286">
            <text:p>1.3571428571</text:p>
          </table:table-cell>
          <table:table-cell office:value-type="float" office:value="14">
            <text:p>14</text:p>
          </table:table-cell>
          <table:table-cell table:formula="of:=[.H166]/[.A166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27">
            <text:p>27</text:p>
          </table:table-cell>
          <table:table-cell table:formula="of:=[.B167]/[.A167]" office:value-type="float" office:value="1">
            <text:p>1</text:p>
          </table:table-cell>
          <table:table-cell office:value-type="float" office:value="26">
            <text:p>26</text:p>
          </table:table-cell>
          <table:table-cell table:formula="of:=[.D167]/[.A167]" office:value-type="float" office:value="0.962962962962963">
            <text:p>0.962962963</text:p>
          </table:table-cell>
          <table:table-cell office:value-type="float" office:value="36">
            <text:p>36</text:p>
          </table:table-cell>
          <table:table-cell table:formula="of:=[.F167]/[.A167]" office:value-type="float" office:value="1.33333333333333">
            <text:p>1.3333333333</text:p>
          </table:table-cell>
          <table:table-cell office:value-type="float" office:value="26">
            <text:p>26</text:p>
          </table:table-cell>
          <table:table-cell table:formula="of:=[.H167]/[.A167]" office:value-type="float" office:value="0.962962962962963">
            <text:p>0.96296296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table:formula="of:=[.B168]/[.A168]" office:value-type="float" office:value="1.02941176470588">
            <text:p>1.0294117647</text:p>
          </table:table-cell>
          <table:table-cell office:value-type="float" office:value="33">
            <text:p>33</text:p>
          </table:table-cell>
          <table:table-cell table:formula="of:=[.D168]/[.A168]" office:value-type="float" office:value="0.970588235294118">
            <text:p>0.9705882353</text:p>
          </table:table-cell>
          <table:table-cell office:value-type="float" office:value="44">
            <text:p>44</text:p>
          </table:table-cell>
          <table:table-cell table:formula="of:=[.F168]/[.A168]" office:value-type="float" office:value="1.29411764705882">
            <text:p>1.2941176471</text:p>
          </table:table-cell>
          <table:table-cell office:value-type="float" office:value="36">
            <text:p>36</text:p>
          </table:table-cell>
          <table:table-cell table:formula="of:=[.H168]/[.A168]" office:value-type="float" office:value="1.05882352941176">
            <text:p>1.0588235294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formula="of:=[.B169]/[.A169]" office:value-type="float" office:value="1.02083333333333">
            <text:p>1.0208333333</text:p>
          </table:table-cell>
          <table:table-cell office:value-type="float" office:value="46">
            <text:p>46</text:p>
          </table:table-cell>
          <table:table-cell table:formula="of:=[.D169]/[.A169]" office:value-type="float" office:value="0.958333333333333">
            <text:p>0.9583333333</text:p>
          </table:table-cell>
          <table:table-cell office:value-type="float" office:value="79">
            <text:p>79</text:p>
          </table:table-cell>
          <table:table-cell table:formula="of:=[.F169]/[.A169]" office:value-type="float" office:value="1.64583333333333">
            <text:p>1.6458333333</text:p>
          </table:table-cell>
          <table:table-cell office:value-type="float" office:value="48">
            <text:p>48</text:p>
          </table:table-cell>
          <table:table-cell table:formula="of:=[.H169]/[.A169]" office:value-type="float" office:value="1">
            <text:p>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table:formula="of:=[.B170]/[.A170]" office:value-type="float" office:value="1.03614457831325">
            <text:p>1.0361445783</text:p>
          </table:table-cell>
          <table:table-cell office:value-type="float" office:value="81">
            <text:p>81</text:p>
          </table:table-cell>
          <table:table-cell table:formula="of:=[.D170]/[.A170]" office:value-type="float" office:value="0.975903614457831">
            <text:p>0.9759036145</text:p>
          </table:table-cell>
          <table:table-cell office:value-type="float" office:value="156">
            <text:p>156</text:p>
          </table:table-cell>
          <table:table-cell table:formula="of:=[.F170]/[.A170]" office:value-type="float" office:value="1.87951807228916">
            <text:p>1.8795180723</text:p>
          </table:table-cell>
          <table:table-cell office:value-type="float" office:value="85">
            <text:p>85</text:p>
          </table:table-cell>
          <table:table-cell table:formula="of:=[.H170]/[.A170]" office:value-type="float" office:value="1.02409638554217">
            <text:p>1.024096385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table:formula="of:=[.B171]/[.A171]" office:value-type="float" office:value="1.01923076923077">
            <text:p>1.0192307692</text:p>
          </table:table-cell>
          <table:table-cell office:value-type="float" office:value="50">
            <text:p>50</text:p>
          </table:table-cell>
          <table:table-cell table:formula="of:=[.D171]/[.A171]" office:value-type="float" office:value="0.961538461538462">
            <text:p>0.9615384615</text:p>
          </table:table-cell>
          <table:table-cell office:value-type="float" office:value="74">
            <text:p>74</text:p>
          </table:table-cell>
          <table:table-cell table:formula="of:=[.F171]/[.A171]" office:value-type="float" office:value="1.42307692307692">
            <text:p>1.4230769231</text:p>
          </table:table-cell>
          <table:table-cell office:value-type="float" office:value="56">
            <text:p>56</text:p>
          </table:table-cell>
          <table:table-cell table:formula="of:=[.H171]/[.A171]" office:value-type="float" office:value="1.07692307692308">
            <text:p>1.0769230769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table:formula="of:=[.B172]/[.A172]" office:value-type="float" office:value="1.02777777777778">
            <text:p>1.0277777778</text:p>
          </table:table-cell>
          <table:table-cell office:value-type="float" office:value="36">
            <text:p>36</text:p>
          </table:table-cell>
          <table:table-cell table:formula="of:=[.D172]/[.A172]" office:value-type="float" office:value="1">
            <text:p>1</text:p>
          </table:table-cell>
          <table:table-cell office:value-type="float" office:value="75">
            <text:p>75</text:p>
          </table:table-cell>
          <table:table-cell table:formula="of:=[.F172]/[.A172]" office:value-type="float" office:value="2.08333333333333">
            <text:p>2.0833333333</text:p>
          </table:table-cell>
          <table:table-cell office:value-type="float" office:value="35">
            <text:p>35</text:p>
          </table:table-cell>
          <table:table-cell table:formula="of:=[.H172]/[.A172]" office:value-type="float" office:value="0.972222222222222">
            <text:p>0.9722222222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table:formula="of:=[.B173]/[.A173]" office:value-type="float" office:value="1.02898550724638">
            <text:p>1.0289855072</text:p>
          </table:table-cell>
          <table:table-cell office:value-type="float" office:value="67">
            <text:p>67</text:p>
          </table:table-cell>
          <table:table-cell table:formula="of:=[.D173]/[.A173]" office:value-type="float" office:value="0.971014492753623">
            <text:p>0.9710144928</text:p>
          </table:table-cell>
          <table:table-cell office:value-type="float" office:value="140">
            <text:p>140</text:p>
          </table:table-cell>
          <table:table-cell table:formula="of:=[.F173]/[.A173]" office:value-type="float" office:value="2.02898550724638">
            <text:p>2.0289855072</text:p>
          </table:table-cell>
          <table:table-cell office:value-type="float" office:value="71">
            <text:p>71</text:p>
          </table:table-cell>
          <table:table-cell table:formula="of:=[.H173]/[.A173]" office:value-type="float" office:value="1.02898550724638">
            <text:p>1.028985507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[.B174]/[.A174]" office:value-type="float" office:value="0.952380952380952">
            <text:p>0.9523809524</text:p>
          </table:table-cell>
          <table:table-cell office:value-type="float" office:value="20">
            <text:p>20</text:p>
          </table:table-cell>
          <table:table-cell table:formula="of:=[.D174]/[.A174]" office:value-type="float" office:value="0.952380952380952">
            <text:p>0.9523809524</text:p>
          </table:table-cell>
          <table:table-cell office:value-type="float" office:value="20">
            <text:p>20</text:p>
          </table:table-cell>
          <table:table-cell table:formula="of:=[.F174]/[.A174]" office:value-type="float" office:value="0.952380952380952">
            <text:p>0.9523809524</text:p>
          </table:table-cell>
          <table:table-cell office:value-type="float" office:value="20">
            <text:p>20</text:p>
          </table:table-cell>
          <table:table-cell table:formula="of:=[.H174]/[.A174]" office:value-type="float" office:value="0.952380952380952">
            <text:p>0.9523809524</text:p>
          </table:table-cell>
        </table:table-row>
        <table:table-row table:style-name="ro1">
          <table:table-cell table:number-columns-repeated="2" office:value-type="float" office:value="51">
            <text:p>51</text:p>
          </table:table-cell>
          <table:table-cell table:formula="of:=[.B175]/[.A175]" office:value-type="float" office:value="1">
            <text:p>1</text:p>
          </table:table-cell>
          <table:table-cell office:value-type="float" office:value="48">
            <text:p>48</text:p>
          </table:table-cell>
          <table:table-cell table:formula="of:=[.D175]/[.A175]" office:value-type="float" office:value="0.941176470588235">
            <text:p>0.9411764706</text:p>
          </table:table-cell>
          <table:table-cell office:value-type="float" office:value="63">
            <text:p>63</text:p>
          </table:table-cell>
          <table:table-cell table:formula="of:=[.F175]/[.A175]" office:value-type="float" office:value="1.23529411764706">
            <text:p>1.2352941176</text:p>
          </table:table-cell>
          <table:table-cell office:value-type="float" office:value="51">
            <text:p>51</text:p>
          </table:table-cell>
          <table:table-cell table:formula="of:=[.H175]/[.A175]"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[.B176]/[.A176]" office:value-type="float" office:value="1.11111111111111">
            <text:p>1.1111111111</text:p>
          </table:table-cell>
          <table:table-cell office:value-type="float" office:value="9">
            <text:p>9</text:p>
          </table:table-cell>
          <table:table-cell table:formula="of:=[.D176]/[.A176]"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[.F176]/[.A176]" office:value-type="float" office:value="1.66666666666667">
            <text:p>1.6666666667</text:p>
          </table:table-cell>
          <table:table-cell office:value-type="float" office:value="10">
            <text:p>10</text:p>
          </table:table-cell>
          <table:table-cell table:formula="of:=[.H176]/[.A176]" office:value-type="float" office:value="1.11111111111111">
            <text:p>1.1111111111</text:p>
          </table:table-cell>
        </table:table-row>
        <table:table-row table:style-name="ro1">
          <table:table-cell table:number-columns-repeated="2" office:value-type="float" office:value="27">
            <text:p>27</text:p>
          </table:table-cell>
          <table:table-cell table:formula="of:=[.B177]/[.A177]"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D177]/[.A177]" office:value-type="float" office:value="0.925925925925926">
            <text:p>0.9259259259</text:p>
          </table:table-cell>
          <table:table-cell office:value-type="float" office:value="32">
            <text:p>32</text:p>
          </table:table-cell>
          <table:table-cell table:formula="of:=[.F177]/[.A177]" office:value-type="float" office:value="1.18518518518519">
            <text:p>1.1851851852</text:p>
          </table:table-cell>
          <table:table-cell office:value-type="float" office:value="27">
            <text:p>27</text:p>
          </table:table-cell>
          <table:table-cell table:formula="of:=[.H177]/[.A177]" office:value-type="float" office:value="1">
            <text:p>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[.B178]/[.A178]" office:value-type="float" office:value="0.952380952380952">
            <text:p>0.9523809524</text:p>
          </table:table-cell>
          <table:table-cell office:value-type="float" office:value="21">
            <text:p>21</text:p>
          </table:table-cell>
          <table:table-cell table:formula="of:=[.D178]/[.A178]"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F178]/[.A178]" office:value-type="float" office:value="1.19047619047619">
            <text:p>1.1904761905</text:p>
          </table:table-cell>
          <table:table-cell office:value-type="float" office:value="20">
            <text:p>20</text:p>
          </table:table-cell>
          <table:table-cell table:formula="of:=[.H178]/[.A178]" office:value-type="float" office:value="0.952380952380952">
            <text:p>0.952380952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formula="of:=[.B179]/[.A179]" office:value-type="float" office:value="1.04">
            <text:p>1.04</text:p>
          </table:table-cell>
          <table:table-cell office:value-type="float" office:value="24">
            <text:p>24</text:p>
          </table:table-cell>
          <table:table-cell table:formula="of:=[.D179]/[.A179]" office:value-type="float" office:value="0.96">
            <text:p>0.96</text:p>
          </table:table-cell>
          <table:table-cell office:value-type="float" office:value="63">
            <text:p>63</text:p>
          </table:table-cell>
          <table:table-cell table:formula="of:=[.F179]/[.A179]" office:value-type="float" office:value="2.52">
            <text:p>2.52</text:p>
          </table:table-cell>
          <table:table-cell office:value-type="float" office:value="25">
            <text:p>25</text:p>
          </table:table-cell>
          <table:table-cell table:formula="of:=[.H179]/[.A179]" office:value-type="float" office:value="1">
            <text:p>1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  <table:table-cell table:formula="of:=[.B180]/[.A180]" office:value-type="float" office:value="1.06060606060606">
            <text:p>1.0606060606</text:p>
          </table:table-cell>
          <table:table-cell office:value-type="float" office:value="64">
            <text:p>64</text:p>
          </table:table-cell>
          <table:table-cell table:formula="of:=[.D180]/[.A180]" office:value-type="float" office:value="0.96969696969697">
            <text:p>0.9696969697</text:p>
          </table:table-cell>
          <table:table-cell office:value-type="float" office:value="133">
            <text:p>133</text:p>
          </table:table-cell>
          <table:table-cell table:formula="of:=[.F180]/[.A180]" office:value-type="float" office:value="2.01515151515152">
            <text:p>2.0151515152</text:p>
          </table:table-cell>
          <table:table-cell office:value-type="float" office:value="73">
            <text:p>73</text:p>
          </table:table-cell>
          <table:table-cell table:formula="of:=[.H180]/[.A180]" office:value-type="float" office:value="1.10606060606061">
            <text:p>1.106060606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table:formula="of:=[.B181]/[.A181]" office:value-type="float" office:value="1.13636363636364">
            <text:p>1.1363636364</text:p>
          </table:table-cell>
          <table:table-cell office:value-type="float" office:value="23">
            <text:p>23</text:p>
          </table:table-cell>
          <table:table-cell table:formula="of:=[.D181]/[.A181]" office:value-type="float" office:value="1.04545454545455">
            <text:p>1.0454545455</text:p>
          </table:table-cell>
          <table:table-cell office:value-type="float" office:value="25">
            <text:p>25</text:p>
          </table:table-cell>
          <table:table-cell table:formula="of:=[.F181]/[.A181]" office:value-type="float" office:value="1.13636363636364">
            <text:p>1.1363636364</text:p>
          </table:table-cell>
          <table:table-cell office:value-type="float" office:value="22">
            <text:p>22</text:p>
          </table:table-cell>
          <table:table-cell table:formula="of:=[.H181]/[.A181]" office:value-type="float" office:value="1">
            <text:p>1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24">
            <text:p>124</text:p>
          </table:table-cell>
          <table:table-cell table:formula="of:=[.B182]/[.A182]" office:value-type="float" office:value="1.03333333333333">
            <text:p>1.0333333333</text:p>
          </table:table-cell>
          <table:table-cell office:value-type="float" office:value="115">
            <text:p>115</text:p>
          </table:table-cell>
          <table:table-cell table:formula="of:=[.D182]/[.A182]" office:value-type="float" office:value="0.958333333333333">
            <text:p>0.9583333333</text:p>
          </table:table-cell>
          <table:table-cell office:value-type="float" office:value="283">
            <text:p>283</text:p>
          </table:table-cell>
          <table:table-cell table:formula="of:=[.F182]/[.A182]" office:value-type="float" office:value="2.35833333333333">
            <text:p>2.3583333333</text:p>
          </table:table-cell>
          <table:table-cell office:value-type="float" office:value="120">
            <text:p>120</text:p>
          </table:table-cell>
          <table:table-cell table:formula="of:=[.H182]/[.A182]" office:value-type="float" office:value="1">
            <text:p>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table:formula="of:=[.B183]/[.A183]" office:value-type="float" office:value="0.983333333333333">
            <text:p>0.9833333333</text:p>
          </table:table-cell>
          <table:table-cell office:value-type="float" office:value="57">
            <text:p>57</text:p>
          </table:table-cell>
          <table:table-cell table:formula="of:=[.D183]/[.A183]" office:value-type="float" office:value="0.95">
            <text:p>0.95</text:p>
          </table:table-cell>
          <table:table-cell office:value-type="float" office:value="107">
            <text:p>107</text:p>
          </table:table-cell>
          <table:table-cell table:formula="of:=[.F183]/[.A183]" office:value-type="float" office:value="1.78333333333333">
            <text:p>1.7833333333</text:p>
          </table:table-cell>
          <table:table-cell office:value-type="float" office:value="58">
            <text:p>58</text:p>
          </table:table-cell>
          <table:table-cell table:formula="of:=[.H183]/[.A183]" office:value-type="float" office:value="0.966666666666667">
            <text:p>0.966666666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[.B184]/[.A184]" office:value-type="float" office:value="0.909090909090909">
            <text:p>0.9090909091</text:p>
          </table:table-cell>
          <table:table-cell office:value-type="float" office:value="10">
            <text:p>10</text:p>
          </table:table-cell>
          <table:table-cell table:formula="of:=[.D184]/[.A184]" office:value-type="float" office:value="0.909090909090909">
            <text:p>0.9090909091</text:p>
          </table:table-cell>
          <table:table-cell office:value-type="float" office:value="10">
            <text:p>10</text:p>
          </table:table-cell>
          <table:table-cell table:formula="of:=[.F184]/[.A184]" office:value-type="float" office:value="0.909090909090909">
            <text:p>0.9090909091</text:p>
          </table:table-cell>
          <table:table-cell office:value-type="float" office:value="10">
            <text:p>10</text:p>
          </table:table-cell>
          <table:table-cell table:formula="of:=[.H184]/[.A184]" office:value-type="float" office:value="0.909090909090909">
            <text:p>0.9090909091</text:p>
          </table:table-cell>
        </table:table-row>
        <table:table-row table:style-name="ro1">
          <table:table-cell table:number-columns-repeated="2" office:value-type="float" office:value="46">
            <text:p>46</text:p>
          </table:table-cell>
          <table:table-cell table:formula="of:=[.B185]/[.A185]" office:value-type="float" office:value="1">
            <text:p>1</text:p>
          </table:table-cell>
          <table:table-cell office:value-type="float" office:value="44">
            <text:p>44</text:p>
          </table:table-cell>
          <table:table-cell table:formula="of:=[.D185]/[.A185]" office:value-type="float" office:value="0.956521739130435">
            <text:p>0.9565217391</text:p>
          </table:table-cell>
          <table:table-cell office:value-type="float" office:value="78">
            <text:p>78</text:p>
          </table:table-cell>
          <table:table-cell table:formula="of:=[.F185]/[.A185]" office:value-type="float" office:value="1.69565217391304">
            <text:p>1.6956521739</text:p>
          </table:table-cell>
          <table:table-cell office:value-type="float" office:value="52">
            <text:p>52</text:p>
          </table:table-cell>
          <table:table-cell table:formula="of:=[.H185]/[.A185]" office:value-type="float" office:value="1.1304347826087">
            <text:p>1.1304347826</text:p>
          </table:table-cell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formula="of:=[.B186]/[.A186]" office:value-type="float" office:value="1">
            <text:p>1</text:p>
          </table:table-cell>
          <table:table-cell office:value-type="float" office:value="19">
            <text:p>19</text:p>
          </table:table-cell>
          <table:table-cell table:formula="of:=[.D186]/[.A186]" office:value-type="float" office:value="0.95">
            <text:p>0.95</text:p>
          </table:table-cell>
          <table:table-cell office:value-type="float" office:value="21">
            <text:p>21</text:p>
          </table:table-cell>
          <table:table-cell table:formula="of:=[.F186]/[.A186]" office:value-type="float" office:value="1.05">
            <text:p>1.05</text:p>
          </table:table-cell>
          <table:table-cell office:value-type="float" office:value="20">
            <text:p>20</text:p>
          </table:table-cell>
          <table:table-cell table:formula="of:=[.H186]/[.A186]" office:value-type="float" office:value="1">
            <text:p>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table:formula="of:=[.B187]/[.A187]" office:value-type="float" office:value="1.02222222222222">
            <text:p>1.0222222222</text:p>
          </table:table-cell>
          <table:table-cell office:value-type="float" office:value="45">
            <text:p>45</text:p>
          </table:table-cell>
          <table:table-cell table:formula="of:=[.D187]/[.A187]" office:value-type="float" office:value="1">
            <text:p>1</text:p>
          </table:table-cell>
          <table:table-cell office:value-type="float" office:value="80">
            <text:p>80</text:p>
          </table:table-cell>
          <table:table-cell table:formula="of:=[.F187]/[.A187]" office:value-type="float" office:value="1.77777777777778">
            <text:p>1.7777777778</text:p>
          </table:table-cell>
          <table:table-cell office:value-type="float" office:value="46">
            <text:p>46</text:p>
          </table:table-cell>
          <table:table-cell table:formula="of:=[.H187]/[.A187]" office:value-type="float" office:value="1.02222222222222">
            <text:p>1.022222222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table:formula="of:=[.B188]/[.A188]" office:value-type="float" office:value="1.02777777777778">
            <text:p>1.0277777778</text:p>
          </table:table-cell>
          <table:table-cell office:value-type="float" office:value="35">
            <text:p>35</text:p>
          </table:table-cell>
          <table:table-cell table:formula="of:=[.D188]/[.A188]" office:value-type="float" office:value="0.972222222222222">
            <text:p>0.9722222222</text:p>
          </table:table-cell>
          <table:table-cell office:value-type="float" office:value="62">
            <text:p>62</text:p>
          </table:table-cell>
          <table:table-cell table:formula="of:=[.F188]/[.A188]" office:value-type="float" office:value="1.72222222222222">
            <text:p>1.7222222222</text:p>
          </table:table-cell>
          <table:table-cell office:value-type="float" office:value="36">
            <text:p>36</text:p>
          </table:table-cell>
          <table:table-cell table:formula="of:=[.H188]/[.A188]" office:value-type="float" office:value="1">
            <text:p>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table:formula="of:=[.B189]/[.A189]" office:value-type="float" office:value="1.02631578947368">
            <text:p>1.0263157895</text:p>
          </table:table-cell>
          <table:table-cell office:value-type="float" office:value="73">
            <text:p>73</text:p>
          </table:table-cell>
          <table:table-cell table:formula="of:=[.D189]/[.A189]" office:value-type="float" office:value="0.960526315789474">
            <text:p>0.9605263158</text:p>
          </table:table-cell>
          <table:table-cell office:value-type="float" office:value="173">
            <text:p>173</text:p>
          </table:table-cell>
          <table:table-cell table:formula="of:=[.F189]/[.A189]" office:value-type="float" office:value="2.27631578947368">
            <text:p>2.2763157895</text:p>
          </table:table-cell>
          <table:table-cell office:value-type="float" office:value="78">
            <text:p>78</text:p>
          </table:table-cell>
          <table:table-cell table:formula="of:=[.H189]/[.A189]" office:value-type="float" office:value="1.02631578947368">
            <text:p>1.0263157895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20">
            <text:p>120</text:p>
          </table:table-cell>
          <table:table-cell table:formula="of:=[.B190]/[.A190]" office:value-type="float" office:value="0.991735537190083">
            <text:p>0.9917355372</text:p>
          </table:table-cell>
          <table:table-cell office:value-type="float" office:value="115">
            <text:p>115</text:p>
          </table:table-cell>
          <table:table-cell table:formula="of:=[.D190]/[.A190]" office:value-type="float" office:value="0.950413223140496">
            <text:p>0.9504132231</text:p>
          </table:table-cell>
          <table:table-cell office:value-type="float" office:value="291">
            <text:p>291</text:p>
          </table:table-cell>
          <table:table-cell table:formula="of:=[.F190]/[.A190]" office:value-type="float" office:value="2.40495867768595">
            <text:p>2.4049586777</text:p>
          </table:table-cell>
          <table:table-cell office:value-type="float" office:value="128">
            <text:p>128</text:p>
          </table:table-cell>
          <table:table-cell table:formula="of:=[.H190]/[.A190]" office:value-type="float" office:value="1.05785123966942">
            <text:p>1.0578512397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formula="of:=[.B191]/[.A191]" office:value-type="float" office:value="1.03030303030303">
            <text:p>1.0303030303</text:p>
          </table:table-cell>
          <table:table-cell office:value-type="float" office:value="33">
            <text:p>33</text:p>
          </table:table-cell>
          <table:table-cell table:formula="of:=[.D191]/[.A191]" office:value-type="float" office:value="1">
            <text:p>1</text:p>
          </table:table-cell>
          <table:table-cell office:value-type="float" office:value="50">
            <text:p>50</text:p>
          </table:table-cell>
          <table:table-cell table:formula="of:=[.F191]/[.A191]" office:value-type="float" office:value="1.51515151515152">
            <text:p>1.5151515152</text:p>
          </table:table-cell>
          <table:table-cell office:value-type="float" office:value="34">
            <text:p>34</text:p>
          </table:table-cell>
          <table:table-cell table:formula="of:=[.H191]/[.A191]" office:value-type="float" office:value="1.03030303030303">
            <text:p>1.0303030303</text:p>
          </table:table-cell>
        </table:table-row>
        <table:table-row table:style-name="ro1">
          <table:table-cell table:number-columns-repeated="2" office:value-type="float" office:value="30">
            <text:p>30</text:p>
          </table:table-cell>
          <table:table-cell table:formula="of:=[.B192]/[.A192]" office:value-type="float" office:value="1">
            <text:p>1</text:p>
          </table:table-cell>
          <table:table-cell office:value-type="float" office:value="29">
            <text:p>29</text:p>
          </table:table-cell>
          <table:table-cell table:formula="of:=[.D192]/[.A192]" office:value-type="float" office:value="0.966666666666667">
            <text:p>0.9666666667</text:p>
          </table:table-cell>
          <table:table-cell office:value-type="float" office:value="49">
            <text:p>49</text:p>
          </table:table-cell>
          <table:table-cell table:formula="of:=[.F192]/[.A192]" office:value-type="float" office:value="1.63333333333333">
            <text:p>1.6333333333</text:p>
          </table:table-cell>
          <table:table-cell office:value-type="float" office:value="29">
            <text:p>29</text:p>
          </table:table-cell>
          <table:table-cell table:formula="of:=[.H192]/[.A192]" office:value-type="float" office:value="0.966666666666667">
            <text:p>0.9666666667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20">
            <text:p>120</text:p>
          </table:table-cell>
          <table:table-cell table:formula="of:=[.B193]/[.A193]" office:value-type="float" office:value="1.00840336134454">
            <text:p>1.0084033613</text:p>
          </table:table-cell>
          <table:table-cell office:value-type="float" office:value="111">
            <text:p>111</text:p>
          </table:table-cell>
          <table:table-cell table:formula="of:=[.D193]/[.A193]" office:value-type="float" office:value="0.932773109243697">
            <text:p>0.9327731092</text:p>
          </table:table-cell>
          <table:table-cell office:value-type="float" office:value="248">
            <text:p>248</text:p>
          </table:table-cell>
          <table:table-cell table:formula="of:=[.F193]/[.A193]" office:value-type="float" office:value="2.08403361344538">
            <text:p>2.0840336134</text:p>
          </table:table-cell>
          <table:table-cell office:value-type="float" office:value="125">
            <text:p>125</text:p>
          </table:table-cell>
          <table:table-cell table:formula="of:=[.H193]/[.A193]" office:value-type="float" office:value="1.05042016806723">
            <text:p>1.0504201681</text:p>
          </table:table-cell>
        </table:table-row>
        <table:table-row table:style-name="ro1">
          <table:table-cell table:number-columns-repeated="2" office:value-type="float" office:value="12">
            <text:p>12</text:p>
          </table:table-cell>
          <table:table-cell table:formula="of:=[.B194]/[.A194]"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.D194]/[.A194]" office:value-type="float" office:value="0.916666666666667">
            <text:p>0.9166666667</text:p>
          </table:table-cell>
          <table:table-cell office:value-type="float" office:value="16">
            <text:p>16</text:p>
          </table:table-cell>
          <table:table-cell table:formula="of:=[.F194]/[.A194]" office:value-type="float" office:value="1.33333333333333">
            <text:p>1.3333333333</text:p>
          </table:table-cell>
          <table:table-cell office:value-type="float" office:value="11">
            <text:p>11</text:p>
          </table:table-cell>
          <table:table-cell table:formula="of:=[.H194]/[.A194]" office:value-type="float" office:value="0.916666666666667">
            <text:p>0.9166666667</text:p>
          </table:table-cell>
        </table:table-row>
        <table:table-row table:style-name="ro1">
          <table:table-cell table:number-columns-repeated="2" office:value-type="float" office:value="18">
            <text:p>18</text:p>
          </table:table-cell>
          <table:table-cell table:formula="of:=[.B195]/[.A195]"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[.D195]/[.A195]" office:value-type="float" office:value="1">
            <text:p>1</text:p>
          </table:table-cell>
          <table:table-cell office:value-type="float" office:value="24">
            <text:p>24</text:p>
          </table:table-cell>
          <table:table-cell table:formula="of:=[.F195]/[.A195]" office:value-type="float" office:value="1.33333333333333">
            <text:p>1.3333333333</text:p>
          </table:table-cell>
          <table:table-cell office:value-type="float" office:value="17">
            <text:p>17</text:p>
          </table:table-cell>
          <table:table-cell table:formula="of:=[.H195]/[.A195]" office:value-type="float" office:value="0.944444444444444">
            <text:p>0.9444444444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table:formula="of:=[.B196]/[.A196]" office:value-type="float" office:value="0.96969696969697">
            <text:p>0.9696969697</text:p>
          </table:table-cell>
          <table:table-cell office:value-type="float" office:value="32">
            <text:p>32</text:p>
          </table:table-cell>
          <table:table-cell table:formula="of:=[.D196]/[.A196]" office:value-type="float" office:value="0.96969696969697">
            <text:p>0.9696969697</text:p>
          </table:table-cell>
          <table:table-cell office:value-type="float" office:value="50">
            <text:p>50</text:p>
          </table:table-cell>
          <table:table-cell table:formula="of:=[.F196]/[.A196]" office:value-type="float" office:value="1.51515151515152">
            <text:p>1.5151515152</text:p>
          </table:table-cell>
          <table:table-cell office:value-type="float" office:value="32">
            <text:p>32</text:p>
          </table:table-cell>
          <table:table-cell table:formula="of:=[.H196]/[.A196]" office:value-type="float" office:value="0.96969696969697">
            <text:p>0.9696969697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table:formula="of:=[.B197]/[.A197]" office:value-type="float" office:value="0.986111111111111">
            <text:p>0.9861111111</text:p>
          </table:table-cell>
          <table:table-cell office:value-type="float" office:value="68">
            <text:p>68</text:p>
          </table:table-cell>
          <table:table-cell table:formula="of:=[.D197]/[.A197]" office:value-type="float" office:value="0.944444444444444">
            <text:p>0.9444444444</text:p>
          </table:table-cell>
          <table:table-cell office:value-type="float" office:value="149">
            <text:p>149</text:p>
          </table:table-cell>
          <table:table-cell table:formula="of:=[.F197]/[.A197]" office:value-type="float" office:value="2.06944444444444">
            <text:p>2.0694444444</text:p>
          </table:table-cell>
          <table:table-cell office:value-type="float" office:value="79">
            <text:p>79</text:p>
          </table:table-cell>
          <table:table-cell table:formula="of:=[.H197]/[.A197]" office:value-type="float" office:value="1.09722222222222">
            <text:p>1.097222222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formula="of:=[.B198]/[.A198]" office:value-type="float" office:value="1.04545454545455">
            <text:p>1.0454545455</text:p>
          </table:table-cell>
          <table:table-cell office:value-type="float" office:value="22">
            <text:p>22</text:p>
          </table:table-cell>
          <table:table-cell table:formula="of:=[.D198]/[.A198]" office:value-type="float" office:value="1">
            <text:p>1</text:p>
          </table:table-cell>
          <table:table-cell office:value-type="float" office:value="24">
            <text:p>24</text:p>
          </table:table-cell>
          <table:table-cell table:formula="of:=[.F198]/[.A198]" office:value-type="float" office:value="1.09090909090909">
            <text:p>1.0909090909</text:p>
          </table:table-cell>
          <table:table-cell office:value-type="float" office:value="23">
            <text:p>23</text:p>
          </table:table-cell>
          <table:table-cell table:formula="of:=[.H198]/[.A198]" office:value-type="float" office:value="1.04545454545455">
            <text:p>1.045454545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table:formula="of:=[.B199]/[.A199]" office:value-type="float" office:value="0.884615384615385">
            <text:p>0.8846153846</text:p>
          </table:table-cell>
          <table:table-cell office:value-type="float" office:value="24">
            <text:p>24</text:p>
          </table:table-cell>
          <table:table-cell table:formula="of:=[.D199]/[.A199]" office:value-type="float" office:value="0.923076923076923">
            <text:p>0.9230769231</text:p>
          </table:table-cell>
          <table:table-cell office:value-type="float" office:value="28">
            <text:p>28</text:p>
          </table:table-cell>
          <table:table-cell table:formula="of:=[.F199]/[.A199]" office:value-type="float" office:value="1.07692307692308">
            <text:p>1.0769230769</text:p>
          </table:table-cell>
          <table:table-cell office:value-type="float" office:value="25">
            <text:p>25</text:p>
          </table:table-cell>
          <table:table-cell table:formula="of:=[.H199]/[.A199]" office:value-type="float" office:value="0.961538461538462">
            <text:p>0.9615384615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 table:formula="of:=[.B200]/[.A200]" office:value-type="float" office:value="1.06349206349206">
            <text:p>1.0634920635</text:p>
          </table:table-cell>
          <table:table-cell office:value-type="float" office:value="62">
            <text:p>62</text:p>
          </table:table-cell>
          <table:table-cell table:formula="of:=[.D200]/[.A200]" office:value-type="float" office:value="0.984126984126984">
            <text:p>0.9841269841</text:p>
          </table:table-cell>
          <table:table-cell office:value-type="float" office:value="130">
            <text:p>130</text:p>
          </table:table-cell>
          <table:table-cell table:formula="of:=[.F200]/[.A200]" office:value-type="float" office:value="2.06349206349206">
            <text:p>2.0634920635</text:p>
          </table:table-cell>
          <table:table-cell office:value-type="float" office:value="63">
            <text:p>63</text:p>
          </table:table-cell>
          <table:table-cell table:formula="of:=[.H200]/[.A200]" office:value-type="float" office:value="1">
            <text:p>1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02">
            <text:p>102</text:p>
          </table:table-cell>
          <table:table-cell table:formula="of:=[.B201]/[.A201]" office:value-type="float" office:value="0.962264150943396">
            <text:p>0.9622641509</text:p>
          </table:table-cell>
          <table:table-cell office:value-type="float" office:value="100">
            <text:p>100</text:p>
          </table:table-cell>
          <table:table-cell table:formula="of:=[.D201]/[.A201]" office:value-type="float" office:value="0.943396226415094">
            <text:p>0.9433962264</text:p>
          </table:table-cell>
          <table:table-cell office:value-type="float" office:value="197">
            <text:p>197</text:p>
          </table:table-cell>
          <table:table-cell table:formula="of:=[.F201]/[.A201]" office:value-type="float" office:value="1.85849056603774">
            <text:p>1.858490566</text:p>
          </table:table-cell>
          <table:table-cell office:value-type="float" office:value="113">
            <text:p>113</text:p>
          </table:table-cell>
          <table:table-cell table:formula="of:=[.H201]/[.A201]" office:value-type="float" office:value="1.06603773584906">
            <text:p>1.0660377358</text:p>
          </table:table-cell>
        </table:table-row>
        <table:table-row table:style-name="ro1">
          <table:table-cell table:number-columns-repeated="2" office:value-type="float" office:value="10">
            <text:p>10</text:p>
          </table:table-cell>
          <table:table-cell table:formula="of:=[.B202]/[.A202]"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[.D202]/[.A202]"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.F202]/[.A202]" office:value-type="float" office:value="1.1">
            <text:p>1.1</text:p>
          </table:table-cell>
          <table:table-cell office:value-type="float" office:value="10">
            <text:p>10</text:p>
          </table:table-cell>
          <table:table-cell table:formula="of:=[.H202]/[.A202]"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table:formula="of:=[.B203]/[.A203]" office:value-type="float" office:value="0.958333333333333">
            <text:p>0.9583333333</text:p>
          </table:table-cell>
          <table:table-cell office:value-type="float" office:value="22">
            <text:p>22</text:p>
          </table:table-cell>
          <table:table-cell table:formula="of:=[.D203]/[.A203]" office:value-type="float" office:value="0.916666666666667">
            <text:p>0.9166666667</text:p>
          </table:table-cell>
          <table:table-cell office:value-type="float" office:value="25">
            <text:p>25</text:p>
          </table:table-cell>
          <table:table-cell table:formula="of:=[.F203]/[.A203]" office:value-type="float" office:value="1.04166666666667">
            <text:p>1.0416666667</text:p>
          </table:table-cell>
          <table:table-cell office:value-type="float" office:value="23">
            <text:p>23</text:p>
          </table:table-cell>
          <table:table-cell table:formula="of:=[.H203]/[.A203]" office:value-type="float" office:value="0.958333333333333">
            <text:p>0.9583333333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99">
            <text:p>99</text:p>
          </table:table-cell>
          <table:table-cell table:formula="of:=[.B204]/[.A204]" office:value-type="float" office:value="1.02061855670103">
            <text:p>1.0206185567</text:p>
          </table:table-cell>
          <table:table-cell office:value-type="float" office:value="93">
            <text:p>93</text:p>
          </table:table-cell>
          <table:table-cell table:formula="of:=[.D204]/[.A204]" office:value-type="float" office:value="0.958762886597938">
            <text:p>0.9587628866</text:p>
          </table:table-cell>
          <table:table-cell office:value-type="float" office:value="186">
            <text:p>186</text:p>
          </table:table-cell>
          <table:table-cell table:formula="of:=[.F204]/[.A204]" office:value-type="float" office:value="1.91752577319588">
            <text:p>1.9175257732</text:p>
          </table:table-cell>
          <table:table-cell office:value-type="float" office:value="98">
            <text:p>98</text:p>
          </table:table-cell>
          <table:table-cell table:formula="of:=[.H204]/[.A204]" office:value-type="float" office:value="1.01030927835052">
            <text:p>1.0103092784</text:p>
          </table:table-cell>
        </table:table-row>
        <table:table-row table:style-name="ro1">
          <table:table-cell table:number-columns-repeated="2" office:value-type="float" office:value="15">
            <text:p>15</text:p>
          </table:table-cell>
          <table:table-cell table:formula="of:=[.B205]/[.A205]"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[.D205]/[.A205]"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F205]/[.A205]" office:value-type="float" office:value="1.33333333333333">
            <text:p>1.3333333333</text:p>
          </table:table-cell>
          <table:table-cell office:value-type="float" office:value="18">
            <text:p>18</text:p>
          </table:table-cell>
          <table:table-cell table:formula="of:=[.H205]/[.A205]" office:value-type="float" office:value="1.2">
            <text:p>1.2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table:formula="of:=[.B206]/[.A206]" office:value-type="float" office:value="1.03174603174603">
            <text:p>1.0317460317</text:p>
          </table:table-cell>
          <table:table-cell office:value-type="float" office:value="62">
            <text:p>62</text:p>
          </table:table-cell>
          <table:table-cell table:formula="of:=[.D206]/[.A206]" office:value-type="float" office:value="0.984126984126984">
            <text:p>0.9841269841</text:p>
          </table:table-cell>
          <table:table-cell office:value-type="float" office:value="131">
            <text:p>131</text:p>
          </table:table-cell>
          <table:table-cell table:formula="of:=[.F206]/[.A206]" office:value-type="float" office:value="2.07936507936508">
            <text:p>2.0793650794</text:p>
          </table:table-cell>
          <table:table-cell office:value-type="float" office:value="64">
            <text:p>64</text:p>
          </table:table-cell>
          <table:table-cell table:formula="of:=[.H206]/[.A206]" office:value-type="float" office:value="1.01587301587302">
            <text:p>1.0158730159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table:formula="of:=[.B207]/[.A207]" office:value-type="float" office:value="1.00990099009901">
            <text:p>1.0099009901</text:p>
          </table:table-cell>
          <table:table-cell office:value-type="float" office:value="95">
            <text:p>95</text:p>
          </table:table-cell>
          <table:table-cell table:formula="of:=[.D207]/[.A207]" office:value-type="float" office:value="0.940594059405941">
            <text:p>0.9405940594</text:p>
          </table:table-cell>
          <table:table-cell office:value-type="float" office:value="234">
            <text:p>234</text:p>
          </table:table-cell>
          <table:table-cell table:formula="of:=[.F207]/[.A207]" office:value-type="float" office:value="2.31683168316832">
            <text:p>2.3168316832</text:p>
          </table:table-cell>
          <table:table-cell office:value-type="float" office:value="101">
            <text:p>101</text:p>
          </table:table-cell>
          <table:table-cell table:formula="of:=[.H207]/[.A207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46">
            <text:p>46</text:p>
          </table:table-cell>
          <table:table-cell table:formula="of:=[.B208]/[.A208]" office:value-type="float" office:value="1">
            <text:p>1</text:p>
          </table:table-cell>
          <table:table-cell office:value-type="float" office:value="46">
            <text:p>46</text:p>
          </table:table-cell>
          <table:table-cell table:formula="of:=[.D208]/[.A208]" office:value-type="float" office:value="1">
            <text:p>1</text:p>
          </table:table-cell>
          <table:table-cell office:value-type="float" office:value="80">
            <text:p>80</text:p>
          </table:table-cell>
          <table:table-cell table:formula="of:=[.F208]/[.A208]" office:value-type="float" office:value="1.73913043478261">
            <text:p>1.7391304348</text:p>
          </table:table-cell>
          <table:table-cell office:value-type="float" office:value="46">
            <text:p>46</text:p>
          </table:table-cell>
          <table:table-cell table:formula="of:=[.H208]/[.A208]" office:value-type="float" office:value="1">
            <text:p>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table:formula="of:=[.B209]/[.A209]" office:value-type="float" office:value="0.983333333333333">
            <text:p>0.9833333333</text:p>
          </table:table-cell>
          <table:table-cell office:value-type="float" office:value="56">
            <text:p>56</text:p>
          </table:table-cell>
          <table:table-cell table:formula="of:=[.D209]/[.A209]" office:value-type="float" office:value="0.933333333333333">
            <text:p>0.9333333333</text:p>
          </table:table-cell>
          <table:table-cell office:value-type="float" office:value="116">
            <text:p>116</text:p>
          </table:table-cell>
          <table:table-cell table:formula="of:=[.F209]/[.A209]" office:value-type="float" office:value="1.93333333333333">
            <text:p>1.9333333333</text:p>
          </table:table-cell>
          <table:table-cell office:value-type="float" office:value="59">
            <text:p>59</text:p>
          </table:table-cell>
          <table:table-cell table:formula="of:=[.H209]/[.A209]" office:value-type="float" office:value="0.983333333333333">
            <text:p>0.983333333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table:formula="of:=[.B210]/[.A210]" office:value-type="float" office:value="1.01219512195122">
            <text:p>1.012195122</text:p>
          </table:table-cell>
          <table:table-cell office:value-type="float" office:value="79">
            <text:p>79</text:p>
          </table:table-cell>
          <table:table-cell table:formula="of:=[.D210]/[.A210]" office:value-type="float" office:value="0.963414634146341">
            <text:p>0.9634146341</text:p>
          </table:table-cell>
          <table:table-cell office:value-type="float" office:value="149">
            <text:p>149</text:p>
          </table:table-cell>
          <table:table-cell table:formula="of:=[.F210]/[.A210]" office:value-type="float" office:value="1.81707317073171">
            <text:p>1.8170731707</text:p>
          </table:table-cell>
          <table:table-cell office:value-type="float" office:value="85">
            <text:p>85</text:p>
          </table:table-cell>
          <table:table-cell table:formula="of:=[.H210]/[.A210]" office:value-type="float" office:value="1.03658536585366">
            <text:p>1.0365853659</text:p>
          </table:table-cell>
        </table:table-row>
        <table:table-row table:style-name="ro1">
          <table:table-cell table:number-columns-repeated="2" office:value-type="float" office:value="44">
            <text:p>44</text:p>
          </table:table-cell>
          <table:table-cell table:formula="of:=[.B211]/[.A211]" office:value-type="float" office:value="1">
            <text:p>1</text:p>
          </table:table-cell>
          <table:table-cell office:value-type="float" office:value="42">
            <text:p>42</text:p>
          </table:table-cell>
          <table:table-cell table:formula="of:=[.D211]/[.A211]" office:value-type="float" office:value="0.954545454545455">
            <text:p>0.9545454545</text:p>
          </table:table-cell>
          <table:table-cell office:value-type="float" office:value="72">
            <text:p>72</text:p>
          </table:table-cell>
          <table:table-cell table:formula="of:=[.F211]/[.A211]" office:value-type="float" office:value="1.63636363636364">
            <text:p>1.6363636364</text:p>
          </table:table-cell>
          <table:table-cell office:value-type="float" office:value="43">
            <text:p>43</text:p>
          </table:table-cell>
          <table:table-cell table:formula="of:=[.H211]/[.A211]" office:value-type="float" office:value="0.977272727272727">
            <text:p>0.9772727273</text:p>
          </table:table-cell>
        </table:table-row>
        <table:table-row table:style-name="ro1">
          <table:table-cell table:number-columns-repeated="2" office:value-type="float" office:value="22">
            <text:p>22</text:p>
          </table:table-cell>
          <table:table-cell table:formula="of:=[.B212]/[.A212]" office:value-type="float" office:value="1">
            <text:p>1</text:p>
          </table:table-cell>
          <table:table-cell office:value-type="float" office:value="22">
            <text:p>22</text:p>
          </table:table-cell>
          <table:table-cell table:formula="of:=[.D212]/[.A212]" office:value-type="float" office:value="1">
            <text:p>1</text:p>
          </table:table-cell>
          <table:table-cell office:value-type="float" office:value="33">
            <text:p>33</text:p>
          </table:table-cell>
          <table:table-cell table:formula="of:=[.F212]/[.A212]" office:value-type="float" office:value="1.5">
            <text:p>1.5</text:p>
          </table:table-cell>
          <table:table-cell office:value-type="float" office:value="22">
            <text:p>22</text:p>
          </table:table-cell>
          <table:table-cell table:formula="of:=[.H212]/[.A212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23">
            <text:p>23</text:p>
          </table:table-cell>
          <table:table-cell table:formula="of:=[.B213]/[.A213]" office:value-type="float" office:value="1">
            <text:p>1</text:p>
          </table:table-cell>
          <table:table-cell office:value-type="float" office:value="23">
            <text:p>23</text:p>
          </table:table-cell>
          <table:table-cell table:formula="of:=[.D213]/[.A213]" office:value-type="float" office:value="1">
            <text:p>1</text:p>
          </table:table-cell>
          <table:table-cell office:value-type="float" office:value="24">
            <text:p>24</text:p>
          </table:table-cell>
          <table:table-cell table:formula="of:=[.F213]/[.A213]" office:value-type="float" office:value="1.04347826086957">
            <text:p>1.0434782609</text:p>
          </table:table-cell>
          <table:table-cell office:value-type="float" office:value="23">
            <text:p>23</text:p>
          </table:table-cell>
          <table:table-cell table:formula="of:=[.H213]/[.A213]" office:value-type="float" office:value="1">
            <text:p>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table:formula="of:=[.B214]/[.A214]" office:value-type="float" office:value="1.0327868852459">
            <text:p>1.0327868852</text:p>
          </table:table-cell>
          <table:table-cell office:value-type="float" office:value="60">
            <text:p>60</text:p>
          </table:table-cell>
          <table:table-cell table:formula="of:=[.D214]/[.A214]" office:value-type="float" office:value="0.983606557377049">
            <text:p>0.9836065574</text:p>
          </table:table-cell>
          <table:table-cell office:value-type="float" office:value="140">
            <text:p>140</text:p>
          </table:table-cell>
          <table:table-cell table:formula="of:=[.F214]/[.A214]" office:value-type="float" office:value="2.29508196721311">
            <text:p>2.2950819672</text:p>
          </table:table-cell>
          <table:table-cell office:value-type="float" office:value="62">
            <text:p>62</text:p>
          </table:table-cell>
          <table:table-cell table:formula="of:=[.H214]/[.A214]" office:value-type="float" office:value="1.01639344262295">
            <text:p>1.016393442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table:formula="of:=[.B215]/[.A215]" office:value-type="float" office:value="1.015625">
            <text:p>1.015625</text:p>
          </table:table-cell>
          <table:table-cell office:value-type="float" office:value="60">
            <text:p>60</text:p>
          </table:table-cell>
          <table:table-cell table:formula="of:=[.D215]/[.A215]" office:value-type="float" office:value="0.9375">
            <text:p>0.9375</text:p>
          </table:table-cell>
          <table:table-cell office:value-type="float" office:value="115">
            <text:p>115</text:p>
          </table:table-cell>
          <table:table-cell table:formula="of:=[.F215]/[.A215]" office:value-type="float" office:value="1.796875">
            <text:p>1.796875</text:p>
          </table:table-cell>
          <table:table-cell office:value-type="float" office:value="64">
            <text:p>64</text:p>
          </table:table-cell>
          <table:table-cell table:formula="of:=[.H215]/[.A215]" office:value-type="float" office:value="1">
            <text:p>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table:formula="of:=[.B216]/[.A216]" office:value-type="float" office:value="1.02777777777778">
            <text:p>1.0277777778</text:p>
          </table:table-cell>
          <table:table-cell office:value-type="float" office:value="35">
            <text:p>35</text:p>
          </table:table-cell>
          <table:table-cell table:formula="of:=[.D216]/[.A216]" office:value-type="float" office:value="0.972222222222222">
            <text:p>0.9722222222</text:p>
          </table:table-cell>
          <table:table-cell office:value-type="float" office:value="61">
            <text:p>61</text:p>
          </table:table-cell>
          <table:table-cell table:formula="of:=[.F216]/[.A216]" office:value-type="float" office:value="1.69444444444444">
            <text:p>1.6944444444</text:p>
          </table:table-cell>
          <table:table-cell office:value-type="float" office:value="36">
            <text:p>36</text:p>
          </table:table-cell>
          <table:table-cell table:formula="of:=[.H216]/[.A216]" office:value-type="float" office:value="1">
            <text:p>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8">
            <text:p>78</text:p>
          </table:table-cell>
          <table:table-cell table:formula="of:=[.B217]/[.A217]" office:value-type="float" office:value="1.04">
            <text:p>1.04</text:p>
          </table:table-cell>
          <table:table-cell office:value-type="float" office:value="74">
            <text:p>74</text:p>
          </table:table-cell>
          <table:table-cell table:formula="of:=[.D217]/[.A217]" office:value-type="float" office:value="0.986666666666667">
            <text:p>0.9866666667</text:p>
          </table:table-cell>
          <table:table-cell office:value-type="float" office:value="195">
            <text:p>195</text:p>
          </table:table-cell>
          <table:table-cell table:formula="of:=[.F217]/[.A217]" office:value-type="float" office:value="2.6">
            <text:p>2.6</text:p>
          </table:table-cell>
          <table:table-cell office:value-type="float" office:value="76">
            <text:p>76</text:p>
          </table:table-cell>
          <table:table-cell table:formula="of:=[.H217]/[.A217]" office:value-type="float" office:value="1.01333333333333">
            <text:p>1.0133333333</text:p>
          </table:table-cell>
        </table:table-row>
        <table:table-row table:style-name="ro1">
          <table:table-cell table:number-columns-repeated="2" office:value-type="float" office:value="24">
            <text:p>24</text:p>
          </table:table-cell>
          <table:table-cell table:formula="of:=[.B218]/[.A218]" office:value-type="float" office:value="1">
            <text:p>1</text:p>
          </table:table-cell>
          <table:table-cell office:value-type="float" office:value="24">
            <text:p>24</text:p>
          </table:table-cell>
          <table:table-cell table:formula="of:=[.D218]/[.A218]" office:value-type="float" office:value="1">
            <text:p>1</text:p>
          </table:table-cell>
          <table:table-cell office:value-type="float" office:value="32">
            <text:p>32</text:p>
          </table:table-cell>
          <table:table-cell table:formula="of:=[.F218]/[.A218]" office:value-type="float" office:value="1.33333333333333">
            <text:p>1.3333333333</text:p>
          </table:table-cell>
          <table:table-cell office:value-type="float" office:value="24">
            <text:p>24</text:p>
          </table:table-cell>
          <table:table-cell table:formula="of:=[.H218]/[.A218]" office:value-type="float" office:value="1">
            <text:p>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table:formula="of:=[.B219]/[.A219]" office:value-type="float" office:value="1.00909090909091">
            <text:p>1.0090909091</text:p>
          </table:table-cell>
          <table:table-cell office:value-type="float" office:value="107">
            <text:p>107</text:p>
          </table:table-cell>
          <table:table-cell table:formula="of:=[.D219]/[.A219]" office:value-type="float" office:value="0.972727272727273">
            <text:p>0.9727272727</text:p>
          </table:table-cell>
          <table:table-cell office:value-type="float" office:value="202">
            <text:p>202</text:p>
          </table:table-cell>
          <table:table-cell table:formula="of:=[.F219]/[.A219]" office:value-type="float" office:value="1.83636363636364">
            <text:p>1.8363636364</text:p>
          </table:table-cell>
          <table:table-cell office:value-type="float" office:value="116">
            <text:p>116</text:p>
          </table:table-cell>
          <table:table-cell table:formula="of:=[.H219]/[.A219]" office:value-type="float" office:value="1.05454545454545">
            <text:p>1.0545454545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6">
            <text:p>96</text:p>
          </table:table-cell>
          <table:table-cell table:formula="of:=[.B220]/[.A220]" office:value-type="float" office:value="0.979591836734694">
            <text:p>0.9795918367</text:p>
          </table:table-cell>
          <table:table-cell office:value-type="float" office:value="94">
            <text:p>94</text:p>
          </table:table-cell>
          <table:table-cell table:formula="of:=[.D220]/[.A220]" office:value-type="float" office:value="0.959183673469388">
            <text:p>0.9591836735</text:p>
          </table:table-cell>
          <table:table-cell office:value-type="float" office:value="176">
            <text:p>176</text:p>
          </table:table-cell>
          <table:table-cell table:formula="of:=[.F220]/[.A220]" office:value-type="float" office:value="1.79591836734694">
            <text:p>1.7959183673</text:p>
          </table:table-cell>
          <table:table-cell office:value-type="float" office:value="99">
            <text:p>99</text:p>
          </table:table-cell>
          <table:table-cell table:formula="of:=[.H220]/[.A220]" office:value-type="float" office:value="1.01020408163265">
            <text:p>1.010204081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table:formula="of:=[.B221]/[.A221]" office:value-type="float" office:value="1.015625">
            <text:p>1.015625</text:p>
          </table:table-cell>
          <table:table-cell office:value-type="float" office:value="63">
            <text:p>63</text:p>
          </table:table-cell>
          <table:table-cell table:formula="of:=[.D221]/[.A221]" office:value-type="float" office:value="0.984375">
            <text:p>0.984375</text:p>
          </table:table-cell>
          <table:table-cell office:value-type="float" office:value="109">
            <text:p>109</text:p>
          </table:table-cell>
          <table:table-cell table:formula="of:=[.F221]/[.A221]" office:value-type="float" office:value="1.703125">
            <text:p>1.703125</text:p>
          </table:table-cell>
          <table:table-cell office:value-type="float" office:value="66">
            <text:p>66</text:p>
          </table:table-cell>
          <table:table-cell table:formula="of:=[.H221]/[.A221]" office:value-type="float" office:value="1.03125">
            <text:p>1.03125</text:p>
          </table:table-cell>
        </table:table-row>
        <table:table-row table:style-name="ro1">
          <table:table-cell table:number-columns-repeated="2" office:value-type="float" office:value="10">
            <text:p>10</text:p>
          </table:table-cell>
          <table:table-cell table:formula="of:=[.B222]/[.A222]"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[.D222]/[.A222]"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[.F222]/[.A222]"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[.H222]/[.A222]" office:value-type="float" office:value="1">
            <text:p>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table:formula="of:=[.B223]/[.A223]" office:value-type="float" office:value="1.01538461538462">
            <text:p>1.0153846154</text:p>
          </table:table-cell>
          <table:table-cell office:value-type="float" office:value="63">
            <text:p>63</text:p>
          </table:table-cell>
          <table:table-cell table:formula="of:=[.D223]/[.A223]" office:value-type="float" office:value="0.969230769230769">
            <text:p>0.9692307692</text:p>
          </table:table-cell>
          <table:table-cell office:value-type="float" office:value="113">
            <text:p>113</text:p>
          </table:table-cell>
          <table:table-cell table:formula="of:=[.F223]/[.A223]" office:value-type="float" office:value="1.73846153846154">
            <text:p>1.7384615385</text:p>
          </table:table-cell>
          <table:table-cell office:value-type="float" office:value="65">
            <text:p>65</text:p>
          </table:table-cell>
          <table:table-cell table:formula="of:=[.H223]/[.A223]" office:value-type="float" office:value="1">
            <text:p>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table:formula="of:=[.B224]/[.A224]" office:value-type="float" office:value="1.03076923076923">
            <text:p>1.0307692308</text:p>
          </table:table-cell>
          <table:table-cell office:value-type="float" office:value="64">
            <text:p>64</text:p>
          </table:table-cell>
          <table:table-cell table:formula="of:=[.D224]/[.A224]" office:value-type="float" office:value="0.984615384615385">
            <text:p>0.9846153846</text:p>
          </table:table-cell>
          <table:table-cell office:value-type="float" office:value="128">
            <text:p>128</text:p>
          </table:table-cell>
          <table:table-cell table:formula="of:=[.F224]/[.A224]" office:value-type="float" office:value="1.96923076923077">
            <text:p>1.9692307692</text:p>
          </table:table-cell>
          <table:table-cell office:value-type="float" office:value="67">
            <text:p>67</text:p>
          </table:table-cell>
          <table:table-cell table:formula="of:=[.H224]/[.A224]" office:value-type="float" office:value="1.03076923076923">
            <text:p>1.0307692308</text:p>
          </table:table-cell>
        </table:table-row>
        <table:table-row table:style-name="ro1">
          <table:table-cell table:number-columns-repeated="2" office:value-type="float" office:value="27">
            <text:p>27</text:p>
          </table:table-cell>
          <table:table-cell table:formula="of:=[.B225]/[.A225]" office:value-type="float" office:value="1">
            <text:p>1</text:p>
          </table:table-cell>
          <table:table-cell office:value-type="float" office:value="26">
            <text:p>26</text:p>
          </table:table-cell>
          <table:table-cell table:formula="of:=[.D225]/[.A225]" office:value-type="float" office:value="0.962962962962963">
            <text:p>0.962962963</text:p>
          </table:table-cell>
          <table:table-cell office:value-type="float" office:value="39">
            <text:p>39</text:p>
          </table:table-cell>
          <table:table-cell table:formula="of:=[.F225]/[.A225]" office:value-type="float" office:value="1.44444444444444">
            <text:p>1.4444444444</text:p>
          </table:table-cell>
          <table:table-cell office:value-type="float" office:value="27">
            <text:p>27</text:p>
          </table:table-cell>
          <table:table-cell table:formula="of:=[.H225]/[.A225]"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[.B226]/[.A226]" office:value-type="float" office:value="1.05263157894737">
            <text:p>1.0526315789</text:p>
          </table:table-cell>
          <table:table-cell office:value-type="float" office:value="19">
            <text:p>19</text:p>
          </table:table-cell>
          <table:table-cell table:formula="of:=[.D226]/[.A226]"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[.F226]/[.A226]" office:value-type="float" office:value="1.10526315789474">
            <text:p>1.1052631579</text:p>
          </table:table-cell>
          <table:table-cell office:value-type="float" office:value="19">
            <text:p>19</text:p>
          </table:table-cell>
          <table:table-cell table:formula="of:=[.H226]/[.A226]" office:value-type="float" office:value="1">
            <text:p>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table:formula="of:=[.B227]/[.A227]" office:value-type="float" office:value="0.973684210526316">
            <text:p>0.9736842105</text:p>
          </table:table-cell>
          <table:table-cell office:value-type="float" office:value="36">
            <text:p>36</text:p>
          </table:table-cell>
          <table:table-cell table:formula="of:=[.D227]/[.A227]" office:value-type="float" office:value="0.947368421052632">
            <text:p>0.9473684211</text:p>
          </table:table-cell>
          <table:table-cell office:value-type="float" office:value="51">
            <text:p>51</text:p>
          </table:table-cell>
          <table:table-cell table:formula="of:=[.F227]/[.A227]" office:value-type="float" office:value="1.34210526315789">
            <text:p>1.3421052632</text:p>
          </table:table-cell>
          <table:table-cell office:value-type="float" office:value="37">
            <text:p>37</text:p>
          </table:table-cell>
          <table:table-cell table:formula="of:=[.H227]/[.A227]" office:value-type="float" office:value="0.973684210526316">
            <text:p>0.9736842105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table:formula="of:=[.B228]/[.A228]" office:value-type="float" office:value="1.01315789473684">
            <text:p>1.0131578947</text:p>
          </table:table-cell>
          <table:table-cell office:value-type="float" office:value="75">
            <text:p>75</text:p>
          </table:table-cell>
          <table:table-cell table:formula="of:=[.D228]/[.A228]" office:value-type="float" office:value="0.986842105263158">
            <text:p>0.9868421053</text:p>
          </table:table-cell>
          <table:table-cell office:value-type="float" office:value="137">
            <text:p>137</text:p>
          </table:table-cell>
          <table:table-cell table:formula="of:=[.F228]/[.A228]" office:value-type="float" office:value="1.80263157894737">
            <text:p>1.8026315789</text:p>
          </table:table-cell>
          <table:table-cell office:value-type="float" office:value="75">
            <text:p>75</text:p>
          </table:table-cell>
          <table:table-cell table:formula="of:=[.H228]/[.A228]" office:value-type="float" office:value="0.986842105263158">
            <text:p>0.9868421053</text:p>
          </table:table-cell>
        </table:table-row>
        <table:table-row table:style-name="ro1">
          <table:table-cell table:number-columns-repeated="2" office:value-type="float" office:value="49">
            <text:p>49</text:p>
          </table:table-cell>
          <table:table-cell table:formula="of:=[.B229]/[.A229]" office:value-type="float" office:value="1">
            <text:p>1</text:p>
          </table:table-cell>
          <table:table-cell office:value-type="float" office:value="47">
            <text:p>47</text:p>
          </table:table-cell>
          <table:table-cell table:formula="of:=[.D229]/[.A229]" office:value-type="float" office:value="0.959183673469388">
            <text:p>0.9591836735</text:p>
          </table:table-cell>
          <table:table-cell office:value-type="float" office:value="91">
            <text:p>91</text:p>
          </table:table-cell>
          <table:table-cell table:formula="of:=[.F229]/[.A229]" office:value-type="float" office:value="1.85714285714286">
            <text:p>1.8571428571</text:p>
          </table:table-cell>
          <table:table-cell office:value-type="float" office:value="50">
            <text:p>50</text:p>
          </table:table-cell>
          <table:table-cell table:formula="of:=[.H229]/[.A229]" office:value-type="float" office:value="1.02040816326531">
            <text:p>1.020408163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[.B230]/[.A230]" office:value-type="float" office:value="0.916666666666667">
            <text:p>0.9166666667</text:p>
          </table:table-cell>
          <table:table-cell office:value-type="float" office:value="11">
            <text:p>11</text:p>
          </table:table-cell>
          <table:table-cell table:formula="of:=[.D230]/[.A230]" office:value-type="float" office:value="0.916666666666667">
            <text:p>0.9166666667</text:p>
          </table:table-cell>
          <table:table-cell office:value-type="float" office:value="13">
            <text:p>13</text:p>
          </table:table-cell>
          <table:table-cell table:formula="of:=[.F230]/[.A230]" office:value-type="float" office:value="1.08333333333333">
            <text:p>1.0833333333</text:p>
          </table:table-cell>
          <table:table-cell office:value-type="float" office:value="12">
            <text:p>12</text:p>
          </table:table-cell>
          <table:table-cell table:formula="of:=[.H230]/[.A230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23">
            <text:p>23</text:p>
          </table:table-cell>
          <table:table-cell table:formula="of:=[.B231]/[.A231]" office:value-type="float" office:value="1">
            <text:p>1</text:p>
          </table:table-cell>
          <table:table-cell office:value-type="float" office:value="22">
            <text:p>22</text:p>
          </table:table-cell>
          <table:table-cell table:formula="of:=[.D231]/[.A231]" office:value-type="float" office:value="0.956521739130435">
            <text:p>0.9565217391</text:p>
          </table:table-cell>
          <table:table-cell office:value-type="float" office:value="62">
            <text:p>62</text:p>
          </table:table-cell>
          <table:table-cell table:formula="of:=[.F231]/[.A231]" office:value-type="float" office:value="2.69565217391304">
            <text:p>2.6956521739</text:p>
          </table:table-cell>
          <table:table-cell office:value-type="float" office:value="23">
            <text:p>23</text:p>
          </table:table-cell>
          <table:table-cell table:formula="of:=[.H231]/[.A231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32">
            <text:p>32</text:p>
          </table:table-cell>
          <table:table-cell table:formula="of:=[.B232]/[.A232]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D232]/[.A232]" office:value-type="float" office:value="0.9375">
            <text:p>0.9375</text:p>
          </table:table-cell>
          <table:table-cell office:value-type="float" office:value="55">
            <text:p>55</text:p>
          </table:table-cell>
          <table:table-cell table:formula="of:=[.F232]/[.A232]" office:value-type="float" office:value="1.71875">
            <text:p>1.71875</text:p>
          </table:table-cell>
          <table:table-cell office:value-type="float" office:value="30">
            <text:p>30</text:p>
          </table:table-cell>
          <table:table-cell table:formula="of:=[.H232]/[.A232]" office:value-type="float" office:value="0.9375">
            <text:p>0.9375</text:p>
          </table:table-cell>
        </table:table-row>
        <table:table-row table:style-name="ro1">
          <table:table-cell table:number-columns-repeated="2" office:value-type="float" office:value="16">
            <text:p>16</text:p>
          </table:table-cell>
          <table:table-cell table:formula="of:=[.B233]/[.A233]"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233]/[.A233]"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F233]/[.A233]"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[.H233]/[.A233]" office:value-type="float" office:value="0.9375">
            <text:p>0.9375</text:p>
          </table:table-cell>
        </table:table-row>
        <table:table-row table:style-name="ro1">
          <table:table-cell table:number-columns-repeated="2" office:value-type="float" office:value="31">
            <text:p>31</text:p>
          </table:table-cell>
          <table:table-cell table:formula="of:=[.B234]/[.A234]" office:value-type="float" office:value="1">
            <text:p>1</text:p>
          </table:table-cell>
          <table:table-cell office:value-type="float" office:value="29">
            <text:p>29</text:p>
          </table:table-cell>
          <table:table-cell table:formula="of:=[.D234]/[.A234]" office:value-type="float" office:value="0.935483870967742">
            <text:p>0.935483871</text:p>
          </table:table-cell>
          <table:table-cell office:value-type="float" office:value="34">
            <text:p>34</text:p>
          </table:table-cell>
          <table:table-cell table:formula="of:=[.F234]/[.A234]" office:value-type="float" office:value="1.09677419354839">
            <text:p>1.0967741935</text:p>
          </table:table-cell>
          <table:table-cell office:value-type="float" office:value="38">
            <text:p>38</text:p>
          </table:table-cell>
          <table:table-cell table:formula="of:=[.H234]/[.A234]" office:value-type="float" office:value="1.2258064516129">
            <text:p>1.2258064516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 table:formula="of:=[.B235]/[.A235]" office:value-type="float" office:value="1.03846153846154">
            <text:p>1.0384615385</text:p>
          </table:table-cell>
          <table:table-cell office:value-type="float" office:value="50">
            <text:p>50</text:p>
          </table:table-cell>
          <table:table-cell table:formula="of:=[.D235]/[.A235]" office:value-type="float" office:value="0.961538461538462">
            <text:p>0.9615384615</text:p>
          </table:table-cell>
          <table:table-cell office:value-type="float" office:value="91">
            <text:p>91</text:p>
          </table:table-cell>
          <table:table-cell table:formula="of:=[.F235]/[.A235]" office:value-type="float" office:value="1.75">
            <text:p>1.75</text:p>
          </table:table-cell>
          <table:table-cell office:value-type="float" office:value="54">
            <text:p>54</text:p>
          </table:table-cell>
          <table:table-cell table:formula="of:=[.H235]/[.A235]" office:value-type="float" office:value="1.03846153846154">
            <text:p>1.038461538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formula="of:=[.B236]/[.A236]" office:value-type="float" office:value="1.03030303030303">
            <text:p>1.0303030303</text:p>
          </table:table-cell>
          <table:table-cell office:value-type="float" office:value="31">
            <text:p>31</text:p>
          </table:table-cell>
          <table:table-cell table:formula="of:=[.D236]/[.A236]" office:value-type="float" office:value="0.939393939393939">
            <text:p>0.9393939394</text:p>
          </table:table-cell>
          <table:table-cell office:value-type="float" office:value="41">
            <text:p>41</text:p>
          </table:table-cell>
          <table:table-cell table:formula="of:=[.F236]/[.A236]" office:value-type="float" office:value="1.24242424242424">
            <text:p>1.2424242424</text:p>
          </table:table-cell>
          <table:table-cell office:value-type="float" office:value="34">
            <text:p>34</text:p>
          </table:table-cell>
          <table:table-cell table:formula="of:=[.H236]/[.A236]" office:value-type="float" office:value="1.03030303030303">
            <text:p>1.0303030303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formula="of:=[.B237]/[.A237]" office:value-type="float" office:value="1.01724137931034">
            <text:p>1.0172413793</text:p>
          </table:table-cell>
          <table:table-cell office:value-type="float" office:value="54">
            <text:p>54</text:p>
          </table:table-cell>
          <table:table-cell table:formula="of:=[.D237]/[.A237]" office:value-type="float" office:value="0.931034482758621">
            <text:p>0.9310344828</text:p>
          </table:table-cell>
          <table:table-cell office:value-type="float" office:value="85">
            <text:p>85</text:p>
          </table:table-cell>
          <table:table-cell table:formula="of:=[.F237]/[.A237]" office:value-type="float" office:value="1.46551724137931">
            <text:p>1.4655172414</text:p>
          </table:table-cell>
          <table:table-cell office:value-type="float" office:value="57">
            <text:p>57</text:p>
          </table:table-cell>
          <table:table-cell table:formula="of:=[.H237]/[.A237]" office:value-type="float" office:value="0.982758620689655">
            <text:p>0.9827586207</text:p>
          </table:table-cell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formula="of:=[.B238]/[.A238]" office:value-type="float" office:value="1">
            <text:p>1</text:p>
          </table:table-cell>
          <table:table-cell office:value-type="float" office:value="19">
            <text:p>19</text:p>
          </table:table-cell>
          <table:table-cell table:formula="of:=[.D238]/[.A238]" office:value-type="float" office:value="0.95">
            <text:p>0.95</text:p>
          </table:table-cell>
          <table:table-cell office:value-type="float" office:value="19">
            <text:p>19</text:p>
          </table:table-cell>
          <table:table-cell table:formula="of:=[.F238]/[.A238]" office:value-type="float" office:value="0.95">
            <text:p>0.95</text:p>
          </table:table-cell>
          <table:table-cell office:value-type="float" office:value="19">
            <text:p>19</text:p>
          </table:table-cell>
          <table:table-cell table:formula="of:=[.H238]/[.A238]" office:value-type="float" office:value="0.95">
            <text:p>0.9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formula="of:=[.B239]/[.A239]" office:value-type="float" office:value="1.04761904761905">
            <text:p>1.0476190476</text:p>
          </table:table-cell>
          <table:table-cell office:value-type="float" office:value="21">
            <text:p>21</text:p>
          </table:table-cell>
          <table:table-cell table:formula="of:=[.D239]/[.A239]" office:value-type="float" office:value="1">
            <text:p>1</text:p>
          </table:table-cell>
          <table:table-cell office:value-type="float" office:value="24">
            <text:p>24</text:p>
          </table:table-cell>
          <table:table-cell table:formula="of:=[.F239]/[.A239]" office:value-type="float" office:value="1.14285714285714">
            <text:p>1.1428571429</text:p>
          </table:table-cell>
          <table:table-cell office:value-type="float" office:value="21">
            <text:p>21</text:p>
          </table:table-cell>
          <table:table-cell table:formula="of:=[.H239]/[.A239]" office:value-type="float" office:value="1">
            <text:p>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table:formula="of:=[.B240]/[.A240]" office:value-type="float" office:value="1.06382978723404">
            <text:p>1.0638297872</text:p>
          </table:table-cell>
          <table:table-cell office:value-type="float" office:value="45">
            <text:p>45</text:p>
          </table:table-cell>
          <table:table-cell table:formula="of:=[.D240]/[.A240]" office:value-type="float" office:value="0.957446808510638">
            <text:p>0.9574468085</text:p>
          </table:table-cell>
          <table:table-cell office:value-type="float" office:value="77">
            <text:p>77</text:p>
          </table:table-cell>
          <table:table-cell table:formula="of:=[.F240]/[.A240]" office:value-type="float" office:value="1.63829787234043">
            <text:p>1.6382978723</text:p>
          </table:table-cell>
          <table:table-cell office:value-type="float" office:value="47">
            <text:p>47</text:p>
          </table:table-cell>
          <table:table-cell table:formula="of:=[.H240]/[.A240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18">
            <text:p>18</text:p>
          </table:table-cell>
          <table:table-cell table:formula="of:=[.B241]/[.A241]"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[.D241]/[.A241]" office:value-type="float" office:value="1">
            <text:p>1</text:p>
          </table:table-cell>
          <table:table-cell office:value-type="float" office:value="26">
            <text:p>26</text:p>
          </table:table-cell>
          <table:table-cell table:formula="of:=[.F241]/[.A241]" office:value-type="float" office:value="1.44444444444444">
            <text:p>1.4444444444</text:p>
          </table:table-cell>
          <table:table-cell office:value-type="float" office:value="18">
            <text:p>18</text:p>
          </table:table-cell>
          <table:table-cell table:formula="of:=[.H241]/[.A241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28">
            <text:p>28</text:p>
          </table:table-cell>
          <table:table-cell table:formula="of:=[.B242]/[.A242]" office:value-type="float" office:value="1">
            <text:p>1</text:p>
          </table:table-cell>
          <table:table-cell office:value-type="float" office:value="28">
            <text:p>28</text:p>
          </table:table-cell>
          <table:table-cell table:formula="of:=[.D242]/[.A242]" office:value-type="float" office:value="1">
            <text:p>1</text:p>
          </table:table-cell>
          <table:table-cell office:value-type="float" office:value="57">
            <text:p>57</text:p>
          </table:table-cell>
          <table:table-cell table:formula="of:=[.F242]/[.A242]" office:value-type="float" office:value="2.03571428571429">
            <text:p>2.0357142857</text:p>
          </table:table-cell>
          <table:table-cell office:value-type="float" office:value="28">
            <text:p>28</text:p>
          </table:table-cell>
          <table:table-cell table:formula="of:=[.H242]/[.A242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31">
            <text:p>31</text:p>
          </table:table-cell>
          <table:table-cell table:formula="of:=[.B243]/[.A243]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D243]/[.A243]" office:value-type="float" office:value="0.967741935483871">
            <text:p>0.9677419355</text:p>
          </table:table-cell>
          <table:table-cell office:value-type="float" office:value="54">
            <text:p>54</text:p>
          </table:table-cell>
          <table:table-cell table:formula="of:=[.F243]/[.A243]" office:value-type="float" office:value="1.74193548387097">
            <text:p>1.7419354839</text:p>
          </table:table-cell>
          <table:table-cell office:value-type="float" office:value="31">
            <text:p>31</text:p>
          </table:table-cell>
          <table:table-cell table:formula="of:=[.H243]/[.A243]" office:value-type="float" office:value="1">
            <text:p>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table:formula="of:=[.B244]/[.A244]" office:value-type="float" office:value="1.02777777777778">
            <text:p>1.0277777778</text:p>
          </table:table-cell>
          <table:table-cell office:value-type="float" office:value="36">
            <text:p>36</text:p>
          </table:table-cell>
          <table:table-cell table:formula="of:=[.D244]/[.A244]" office:value-type="float" office:value="1">
            <text:p>1</text:p>
          </table:table-cell>
          <table:table-cell office:value-type="float" office:value="54">
            <text:p>54</text:p>
          </table:table-cell>
          <table:table-cell table:formula="of:=[.F244]/[.A244]" office:value-type="float" office:value="1.5">
            <text:p>1.5</text:p>
          </table:table-cell>
          <table:table-cell office:value-type="float" office:value="35">
            <text:p>35</text:p>
          </table:table-cell>
          <table:table-cell table:formula="of:=[.H244]/[.A244]" office:value-type="float" office:value="0.972222222222222">
            <text:p>0.972222222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formula="of:=[.B245]/[.A245]" office:value-type="float" office:value="1.04166666666667">
            <text:p>1.0416666667</text:p>
          </table:table-cell>
          <table:table-cell office:value-type="float" office:value="24">
            <text:p>24</text:p>
          </table:table-cell>
          <table:table-cell table:formula="of:=[.D245]/[.A245]" office:value-type="float" office:value="1">
            <text:p>1</text:p>
          </table:table-cell>
          <table:table-cell office:value-type="float" office:value="32">
            <text:p>32</text:p>
          </table:table-cell>
          <table:table-cell table:formula="of:=[.F245]/[.A245]" office:value-type="float" office:value="1.33333333333333">
            <text:p>1.3333333333</text:p>
          </table:table-cell>
          <table:table-cell office:value-type="float" office:value="24">
            <text:p>24</text:p>
          </table:table-cell>
          <table:table-cell table:formula="of:=[.H245]/[.A245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39">
            <text:p>39</text:p>
          </table:table-cell>
          <table:table-cell table:formula="of:=[.B246]/[.A246]" office:value-type="float" office:value="1">
            <text:p>1</text:p>
          </table:table-cell>
          <table:table-cell office:value-type="float" office:value="37">
            <text:p>37</text:p>
          </table:table-cell>
          <table:table-cell table:formula="of:=[.D246]/[.A246]" office:value-type="float" office:value="0.948717948717949">
            <text:p>0.9487179487</text:p>
          </table:table-cell>
          <table:table-cell office:value-type="float" office:value="46">
            <text:p>46</text:p>
          </table:table-cell>
          <table:table-cell table:formula="of:=[.F246]/[.A246]" office:value-type="float" office:value="1.17948717948718">
            <text:p>1.1794871795</text:p>
          </table:table-cell>
          <table:table-cell office:value-type="float" office:value="37">
            <text:p>37</text:p>
          </table:table-cell>
          <table:table-cell table:formula="of:=[.H246]/[.A246]" office:value-type="float" office:value="0.948717948717949">
            <text:p>0.948717948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table:formula="of:=[.B247]/[.A247]" office:value-type="float" office:value="1.09677419354839">
            <text:p>1.0967741935</text:p>
          </table:table-cell>
          <table:table-cell office:value-type="float" office:value="31">
            <text:p>31</text:p>
          </table:table-cell>
          <table:table-cell table:formula="of:=[.D247]/[.A247]" office:value-type="float" office:value="1">
            <text:p>1</text:p>
          </table:table-cell>
          <table:table-cell office:value-type="float" office:value="39">
            <text:p>39</text:p>
          </table:table-cell>
          <table:table-cell table:formula="of:=[.F247]/[.A247]" office:value-type="float" office:value="1.25806451612903">
            <text:p>1.2580645161</text:p>
          </table:table-cell>
          <table:table-cell office:value-type="float" office:value="31">
            <text:p>31</text:p>
          </table:table-cell>
          <table:table-cell table:formula="of:=[.H247]/[.A247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33">
            <text:p>33</text:p>
          </table:table-cell>
          <table:table-cell table:formula="of:=[.B248]/[.A248]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D248]/[.A248]" office:value-type="float" office:value="0.939393939393939">
            <text:p>0.9393939394</text:p>
          </table:table-cell>
          <table:table-cell office:value-type="float" office:value="52">
            <text:p>52</text:p>
          </table:table-cell>
          <table:table-cell table:formula="of:=[.F248]/[.A248]" office:value-type="float" office:value="1.57575757575758">
            <text:p>1.5757575758</text:p>
          </table:table-cell>
          <table:table-cell office:value-type="float" office:value="31">
            <text:p>31</text:p>
          </table:table-cell>
          <table:table-cell table:formula="of:=[.H248]/[.A248]" office:value-type="float" office:value="0.939393939393939">
            <text:p>0.939393939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table:formula="of:=[.B249]/[.A249]" office:value-type="float" office:value="1.02941176470588">
            <text:p>1.0294117647</text:p>
          </table:table-cell>
          <table:table-cell office:value-type="float" office:value="32">
            <text:p>32</text:p>
          </table:table-cell>
          <table:table-cell table:formula="of:=[.D249]/[.A249]" office:value-type="float" office:value="0.941176470588235">
            <text:p>0.9411764706</text:p>
          </table:table-cell>
          <table:table-cell office:value-type="float" office:value="53">
            <text:p>53</text:p>
          </table:table-cell>
          <table:table-cell table:formula="of:=[.F249]/[.A249]" office:value-type="float" office:value="1.55882352941176">
            <text:p>1.5588235294</text:p>
          </table:table-cell>
          <table:table-cell office:value-type="float" office:value="33">
            <text:p>33</text:p>
          </table:table-cell>
          <table:table-cell table:formula="of:=[.H249]/[.A249]" office:value-type="float" office:value="0.970588235294118">
            <text:p>0.9705882353</text:p>
          </table:table-cell>
        </table:table-row>
        <table:table-row table:style-name="ro1">
          <table:table-cell table:number-columns-repeated="2" office:value-type="float" office:value="34">
            <text:p>34</text:p>
          </table:table-cell>
          <table:table-cell table:formula="of:=[.B250]/[.A250]" office:value-type="float" office:value="1">
            <text:p>1</text:p>
          </table:table-cell>
          <table:table-cell office:value-type="float" office:value="32">
            <text:p>32</text:p>
          </table:table-cell>
          <table:table-cell table:formula="of:=[.D250]/[.A250]" office:value-type="float" office:value="0.941176470588235">
            <text:p>0.9411764706</text:p>
          </table:table-cell>
          <table:table-cell office:value-type="float" office:value="59">
            <text:p>59</text:p>
          </table:table-cell>
          <table:table-cell table:formula="of:=[.F250]/[.A250]" office:value-type="float" office:value="1.73529411764706">
            <text:p>1.7352941176</text:p>
          </table:table-cell>
          <table:table-cell office:value-type="float" office:value="33">
            <text:p>33</text:p>
          </table:table-cell>
          <table:table-cell table:formula="of:=[.H250]/[.A250]" office:value-type="float" office:value="0.970588235294118">
            <text:p>0.970588235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table:formula="of:=[.B251]/[.A251]" office:value-type="float" office:value="1.08333333333333">
            <text:p>1.0833333333</text:p>
          </table:table-cell>
          <table:table-cell office:value-type="float" office:value="24">
            <text:p>24</text:p>
          </table:table-cell>
          <table:table-cell table:formula="of:=[.D251]/[.A251]" office:value-type="float" office:value="1">
            <text:p>1</text:p>
          </table:table-cell>
          <table:table-cell office:value-type="float" office:value="33">
            <text:p>33</text:p>
          </table:table-cell>
          <table:table-cell table:formula="of:=[.F251]/[.A251]" office:value-type="float" office:value="1.375">
            <text:p>1.375</text:p>
          </table:table-cell>
          <table:table-cell office:value-type="float" office:value="23">
            <text:p>23</text:p>
          </table:table-cell>
          <table:table-cell table:formula="of:=[.H251]/[.A251]" office:value-type="float" office:value="0.958333333333333">
            <text:p>0.958333333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formula="of:=[.B252]/[.A252]" office:value-type="float" office:value="1.2">
            <text:p>1.2</text:p>
          </table:table-cell>
          <table:table-cell office:value-type="float" office:value="11">
            <text:p>11</text:p>
          </table:table-cell>
          <table:table-cell table:formula="of:=[.D252]/[.A252]" office:value-type="float" office:value="1.1">
            <text:p>1.1</text:p>
          </table:table-cell>
          <table:table-cell office:value-type="float" office:value="13">
            <text:p>13</text:p>
          </table:table-cell>
          <table:table-cell table:formula="of:=[.F252]/[.A252]" office:value-type="float" office:value="1.3">
            <text:p>1.3</text:p>
          </table:table-cell>
          <table:table-cell office:value-type="float" office:value="10">
            <text:p>10</text:p>
          </table:table-cell>
          <table:table-cell table:formula="of:=[.H252]/[.A252]" office:value-type="float" office:value="1">
            <text:p>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formula="of:=[.B253]/[.A253]" office:value-type="float" office:value="1.03030303030303">
            <text:p>1.0303030303</text:p>
          </table:table-cell>
          <table:table-cell office:value-type="float" office:value="31">
            <text:p>31</text:p>
          </table:table-cell>
          <table:table-cell table:formula="of:=[.D253]/[.A253]" office:value-type="float" office:value="0.939393939393939">
            <text:p>0.9393939394</text:p>
          </table:table-cell>
          <table:table-cell office:value-type="float" office:value="35">
            <text:p>35</text:p>
          </table:table-cell>
          <table:table-cell table:formula="of:=[.F253]/[.A253]" office:value-type="float" office:value="1.06060606060606">
            <text:p>1.0606060606</text:p>
          </table:table-cell>
          <table:table-cell office:value-type="float" office:value="32">
            <text:p>32</text:p>
          </table:table-cell>
          <table:table-cell table:formula="of:=[.H253]/[.A253]" office:value-type="float" office:value="0.96969696969697">
            <text:p>0.9696969697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8">
            <text:p>58</text:p>
          </table:table-cell>
          <table:table-cell table:formula="of:=[.B254]/[.A254]" office:value-type="float" office:value="1.05454545454545">
            <text:p>1.0545454545</text:p>
          </table:table-cell>
          <table:table-cell office:value-type="float" office:value="53">
            <text:p>53</text:p>
          </table:table-cell>
          <table:table-cell table:formula="of:=[.D254]/[.A254]" office:value-type="float" office:value="0.963636363636364">
            <text:p>0.9636363636</text:p>
          </table:table-cell>
          <table:table-cell office:value-type="float" office:value="123">
            <text:p>123</text:p>
          </table:table-cell>
          <table:table-cell table:formula="of:=[.F254]/[.A254]" office:value-type="float" office:value="2.23636363636364">
            <text:p>2.2363636364</text:p>
          </table:table-cell>
          <table:table-cell office:value-type="float" office:value="55">
            <text:p>55</text:p>
          </table:table-cell>
          <table:table-cell table:formula="of:=[.H254]/[.A254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43">
            <text:p>43</text:p>
          </table:table-cell>
          <table:table-cell table:formula="of:=[.B255]/[.A255]" office:value-type="float" office:value="1">
            <text:p>1</text:p>
          </table:table-cell>
          <table:table-cell office:value-type="float" office:value="42">
            <text:p>42</text:p>
          </table:table-cell>
          <table:table-cell table:formula="of:=[.D255]/[.A255]" office:value-type="float" office:value="0.976744186046512">
            <text:p>0.976744186</text:p>
          </table:table-cell>
          <table:table-cell office:value-type="float" office:value="71">
            <text:p>71</text:p>
          </table:table-cell>
          <table:table-cell table:formula="of:=[.F255]/[.A255]" office:value-type="float" office:value="1.65116279069767">
            <text:p>1.6511627907</text:p>
          </table:table-cell>
          <table:table-cell office:value-type="float" office:value="42">
            <text:p>42</text:p>
          </table:table-cell>
          <table:table-cell table:formula="of:=[.H255]/[.A255]" office:value-type="float" office:value="0.976744186046512">
            <text:p>0.976744186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7">
            <text:p>57</text:p>
          </table:table-cell>
          <table:table-cell table:formula="of:=[.B256]/[.A256]" office:value-type="float" office:value="1.05555555555556">
            <text:p>1.0555555556</text:p>
          </table:table-cell>
          <table:table-cell office:value-type="float" office:value="52">
            <text:p>52</text:p>
          </table:table-cell>
          <table:table-cell table:formula="of:=[.D256]/[.A256]" office:value-type="float" office:value="0.962962962962963">
            <text:p>0.962962963</text:p>
          </table:table-cell>
          <table:table-cell office:value-type="float" office:value="96">
            <text:p>96</text:p>
          </table:table-cell>
          <table:table-cell table:formula="of:=[.F256]/[.A256]" office:value-type="float" office:value="1.77777777777778">
            <text:p>1.7777777778</text:p>
          </table:table-cell>
          <table:table-cell office:value-type="float" office:value="53">
            <text:p>53</text:p>
          </table:table-cell>
          <table:table-cell table:formula="of:=[.H256]/[.A256]" office:value-type="float" office:value="0.981481481481482">
            <text:p>0.9814814815</text:p>
          </table:table-cell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formula="of:=[.B257]/[.A257]"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D257]/[.A257]"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F257]/[.A257]" office:value-type="float" office:value="1">
            <text:p>1</text:p>
          </table:table-cell>
          <table:table-cell office:value-type="float" office:value="19">
            <text:p>19</text:p>
          </table:table-cell>
          <table:table-cell table:formula="of:=[.H257]/[.A257]" office:value-type="float" office:value="0.95">
            <text:p>0.9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8">
            <text:p>68</text:p>
          </table:table-cell>
          <table:table-cell table:formula="of:=[.B258]/[.A258]" office:value-type="float" office:value="1.0625">
            <text:p>1.0625</text:p>
          </table:table-cell>
          <table:table-cell office:value-type="float" office:value="62">
            <text:p>62</text:p>
          </table:table-cell>
          <table:table-cell table:formula="of:=[.D258]/[.A258]" office:value-type="float" office:value="0.96875">
            <text:p>0.96875</text:p>
          </table:table-cell>
          <table:table-cell office:value-type="float" office:value="124">
            <text:p>124</text:p>
          </table:table-cell>
          <table:table-cell table:formula="of:=[.F258]/[.A258]" office:value-type="float" office:value="1.9375">
            <text:p>1.9375</text:p>
          </table:table-cell>
          <table:table-cell office:value-type="float" office:value="67">
            <text:p>67</text:p>
          </table:table-cell>
          <table:table-cell table:formula="of:=[.H258]/[.A258]" office:value-type="float" office:value="1.046875">
            <text:p>1.046875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89">
            <text:p>89</text:p>
          </table:table-cell>
          <table:table-cell table:formula="of:=[.B259]/[.A259]" office:value-type="float" office:value="1.03488372093023">
            <text:p>1.0348837209</text:p>
          </table:table-cell>
          <table:table-cell office:value-type="float" office:value="82">
            <text:p>82</text:p>
          </table:table-cell>
          <table:table-cell table:formula="of:=[.D259]/[.A259]" office:value-type="float" office:value="0.953488372093023">
            <text:p>0.9534883721</text:p>
          </table:table-cell>
          <table:table-cell office:value-type="float" office:value="172">
            <text:p>172</text:p>
          </table:table-cell>
          <table:table-cell table:formula="of:=[.F259]/[.A259]" office:value-type="float" office:value="2">
            <text:p>2</text:p>
          </table:table-cell>
          <table:table-cell office:value-type="float" office:value="93">
            <text:p>93</text:p>
          </table:table-cell>
          <table:table-cell table:formula="of:=[.H259]/[.A259]" office:value-type="float" office:value="1.08139534883721">
            <text:p>1.081395348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formula="of:=[.B260]/[.A260]" office:value-type="float" office:value="1.17391304347826">
            <text:p>1.1739130435</text:p>
          </table:table-cell>
          <table:table-cell office:value-type="float" office:value="24">
            <text:p>24</text:p>
          </table:table-cell>
          <table:table-cell table:formula="of:=[.D260]/[.A260]" office:value-type="float" office:value="1.04347826086957">
            <text:p>1.0434782609</text:p>
          </table:table-cell>
          <table:table-cell office:value-type="float" office:value="23">
            <text:p>23</text:p>
          </table:table-cell>
          <table:table-cell table:formula="of:=[.F260]/[.A260]" office:value-type="float" office:value="1">
            <text:p>1</text:p>
          </table:table-cell>
          <table:table-cell office:value-type="float" office:value="23">
            <text:p>23</text:p>
          </table:table-cell>
          <table:table-cell table:formula="of:=[.H260]/[.A260]" office:value-type="float" office:value="1">
            <text:p>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table:formula="of:=[.B261]/[.A261]" office:value-type="float" office:value="1.01785714285714">
            <text:p>1.0178571429</text:p>
          </table:table-cell>
          <table:table-cell office:value-type="float" office:value="54">
            <text:p>54</text:p>
          </table:table-cell>
          <table:table-cell table:formula="of:=[.D261]/[.A261]" office:value-type="float" office:value="0.964285714285714">
            <text:p>0.9642857143</text:p>
          </table:table-cell>
          <table:table-cell office:value-type="float" office:value="81">
            <text:p>81</text:p>
          </table:table-cell>
          <table:table-cell table:formula="of:=[.F261]/[.A261]" office:value-type="float" office:value="1.44642857142857">
            <text:p>1.4464285714</text:p>
          </table:table-cell>
          <table:table-cell office:value-type="float" office:value="57">
            <text:p>57</text:p>
          </table:table-cell>
          <table:table-cell table:formula="of:=[.H261]/[.A261]" office:value-type="float" office:value="1.01785714285714">
            <text:p>1.017857142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table:formula="of:=[.B262]/[.A262]" office:value-type="float" office:value="1.07692307692308">
            <text:p>1.0769230769</text:p>
          </table:table-cell>
          <table:table-cell office:value-type="float" office:value="26">
            <text:p>26</text:p>
          </table:table-cell>
          <table:table-cell table:formula="of:=[.D262]/[.A262]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F262]/[.A262]" office:value-type="float" office:value="1.19230769230769">
            <text:p>1.1923076923</text:p>
          </table:table-cell>
          <table:table-cell office:value-type="float" office:value="25">
            <text:p>25</text:p>
          </table:table-cell>
          <table:table-cell table:formula="of:=[.H262]/[.A262]" office:value-type="float" office:value="0.961538461538462">
            <text:p>0.9615384615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table:formula="of:=[.B263]/[.A263]" office:value-type="float" office:value="1.02272727272727">
            <text:p>1.0227272727</text:p>
          </table:table-cell>
          <table:table-cell office:value-type="float" office:value="42">
            <text:p>42</text:p>
          </table:table-cell>
          <table:table-cell table:formula="of:=[.D263]/[.A263]" office:value-type="float" office:value="0.954545454545455">
            <text:p>0.9545454545</text:p>
          </table:table-cell>
          <table:table-cell office:value-type="float" office:value="78">
            <text:p>78</text:p>
          </table:table-cell>
          <table:table-cell table:formula="of:=[.F263]/[.A263]" office:value-type="float" office:value="1.77272727272727">
            <text:p>1.7727272727</text:p>
          </table:table-cell>
          <table:table-cell office:value-type="float" office:value="45">
            <text:p>45</text:p>
          </table:table-cell>
          <table:table-cell table:formula="of:=[.H263]/[.A263]" office:value-type="float" office:value="1.02272727272727">
            <text:p>1.022727272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3">
            <text:p>93</text:p>
          </table:table-cell>
          <table:table-cell table:formula="of:=[.B264]/[.A264]" office:value-type="float" office:value="1.02197802197802">
            <text:p>1.021978022</text:p>
          </table:table-cell>
          <table:table-cell office:value-type="float" office:value="88">
            <text:p>88</text:p>
          </table:table-cell>
          <table:table-cell table:formula="of:=[.D264]/[.A264]" office:value-type="float" office:value="0.967032967032967">
            <text:p>0.967032967</text:p>
          </table:table-cell>
          <table:table-cell office:value-type="float" office:value="177">
            <text:p>177</text:p>
          </table:table-cell>
          <table:table-cell table:formula="of:=[.F264]/[.A264]" office:value-type="float" office:value="1.94505494505495">
            <text:p>1.9450549451</text:p>
          </table:table-cell>
          <table:table-cell office:value-type="float" office:value="96">
            <text:p>96</text:p>
          </table:table-cell>
          <table:table-cell table:formula="of:=[.H264]/[.A264]" office:value-type="float" office:value="1.05494505494506">
            <text:p>1.054945054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formula="of:=[.B265]/[.A265]" office:value-type="float" office:value="1.01428571428571">
            <text:p>1.0142857143</text:p>
          </table:table-cell>
          <table:table-cell office:value-type="float" office:value="68">
            <text:p>68</text:p>
          </table:table-cell>
          <table:table-cell table:formula="of:=[.D265]/[.A265]" office:value-type="float" office:value="0.971428571428571">
            <text:p>0.9714285714</text:p>
          </table:table-cell>
          <table:table-cell office:value-type="float" office:value="115">
            <text:p>115</text:p>
          </table:table-cell>
          <table:table-cell table:formula="of:=[.F265]/[.A265]" office:value-type="float" office:value="1.64285714285714">
            <text:p>1.6428571429</text:p>
          </table:table-cell>
          <table:table-cell office:value-type="float" office:value="70">
            <text:p>70</text:p>
          </table:table-cell>
          <table:table-cell table:formula="of:=[.H265]/[.A265]" office:value-type="float" office:value="1">
            <text:p>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table:formula="of:=[.B266]/[.A266]" office:value-type="float" office:value="1.01694915254237">
            <text:p>1.0169491525</text:p>
          </table:table-cell>
          <table:table-cell office:value-type="float" office:value="56">
            <text:p>56</text:p>
          </table:table-cell>
          <table:table-cell table:formula="of:=[.D266]/[.A266]" office:value-type="float" office:value="0.949152542372881">
            <text:p>0.9491525424</text:p>
          </table:table-cell>
          <table:table-cell office:value-type="float" office:value="89">
            <text:p>89</text:p>
          </table:table-cell>
          <table:table-cell table:formula="of:=[.F266]/[.A266]" office:value-type="float" office:value="1.50847457627119">
            <text:p>1.5084745763</text:p>
          </table:table-cell>
          <table:table-cell office:value-type="float" office:value="58">
            <text:p>58</text:p>
          </table:table-cell>
          <table:table-cell table:formula="of:=[.H266]/[.A266]" office:value-type="float" office:value="0.983050847457627">
            <text:p>0.983050847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table:formula="of:=[.B267]/[.A267]" office:value-type="float" office:value="1.03333333333333">
            <text:p>1.0333333333</text:p>
          </table:table-cell>
          <table:table-cell office:value-type="float" office:value="31">
            <text:p>31</text:p>
          </table:table-cell>
          <table:table-cell table:formula="of:=[.D267]/[.A267]" office:value-type="float" office:value="1.03333333333333">
            <text:p>1.0333333333</text:p>
          </table:table-cell>
          <table:table-cell office:value-type="float" office:value="43">
            <text:p>43</text:p>
          </table:table-cell>
          <table:table-cell table:formula="of:=[.F267]/[.A267]" office:value-type="float" office:value="1.43333333333333">
            <text:p>1.4333333333</text:p>
          </table:table-cell>
          <table:table-cell office:value-type="float" office:value="30">
            <text:p>30</text:p>
          </table:table-cell>
          <table:table-cell table:formula="of:=[.H267]/[.A267]" office:value-type="float" office:value="1">
            <text:p>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table:formula="of:=[.B268]/[.A268]" office:value-type="float" office:value="1.03571428571429">
            <text:p>1.0357142857</text:p>
          </table:table-cell>
          <table:table-cell office:value-type="float" office:value="28">
            <text:p>28</text:p>
          </table:table-cell>
          <table:table-cell table:formula="of:=[.D268]/[.A268]" office:value-type="float" office:value="1">
            <text:p>1</text:p>
          </table:table-cell>
          <table:table-cell office:value-type="float" office:value="45">
            <text:p>45</text:p>
          </table:table-cell>
          <table:table-cell table:formula="of:=[.F268]/[.A268]" office:value-type="float" office:value="1.60714285714286">
            <text:p>1.6071428571</text:p>
          </table:table-cell>
          <table:table-cell office:value-type="float" office:value="29">
            <text:p>29</text:p>
          </table:table-cell>
          <table:table-cell table:formula="of:=[.H268]/[.A268]" office:value-type="float" office:value="1.03571428571429">
            <text:p>1.0357142857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83">
            <text:p>83</text:p>
          </table:table-cell>
          <table:table-cell table:formula="of:=[.B269]/[.A269]" office:value-type="float" office:value="1.06410256410256">
            <text:p>1.0641025641</text:p>
          </table:table-cell>
          <table:table-cell office:value-type="float" office:value="74">
            <text:p>74</text:p>
          </table:table-cell>
          <table:table-cell table:formula="of:=[.D269]/[.A269]" office:value-type="float" office:value="0.948717948717949">
            <text:p>0.9487179487</text:p>
          </table:table-cell>
          <table:table-cell office:value-type="float" office:value="138">
            <text:p>138</text:p>
          </table:table-cell>
          <table:table-cell table:formula="of:=[.F269]/[.A269]" office:value-type="float" office:value="1.76923076923077">
            <text:p>1.7692307692</text:p>
          </table:table-cell>
          <table:table-cell office:value-type="float" office:value="78">
            <text:p>78</text:p>
          </table:table-cell>
          <table:table-cell table:formula="of:=[.H269]/[.A269]" office:value-type="float" office:value="1">
            <text:p>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table:formula="of:=[.B270]/[.A270]" office:value-type="float" office:value="1.02777777777778">
            <text:p>1.0277777778</text:p>
          </table:table-cell>
          <table:table-cell office:value-type="float" office:value="35">
            <text:p>35</text:p>
          </table:table-cell>
          <table:table-cell table:formula="of:=[.D270]/[.A270]" office:value-type="float" office:value="0.972222222222222">
            <text:p>0.9722222222</text:p>
          </table:table-cell>
          <table:table-cell office:value-type="float" office:value="66">
            <text:p>66</text:p>
          </table:table-cell>
          <table:table-cell table:formula="of:=[.F270]/[.A270]" office:value-type="float" office:value="1.83333333333333">
            <text:p>1.8333333333</text:p>
          </table:table-cell>
          <table:table-cell office:value-type="float" office:value="35">
            <text:p>35</text:p>
          </table:table-cell>
          <table:table-cell table:formula="of:=[.H270]/[.A270]" office:value-type="float" office:value="0.972222222222222">
            <text:p>0.9722222222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table:formula="of:=[.B271]/[.A271]" office:value-type="float" office:value="1.05263157894737">
            <text:p>1.0526315789</text:p>
          </table:table-cell>
          <table:table-cell office:value-type="float" office:value="36">
            <text:p>36</text:p>
          </table:table-cell>
          <table:table-cell table:formula="of:=[.D271]/[.A271]" office:value-type="float" office:value="0.947368421052632">
            <text:p>0.9473684211</text:p>
          </table:table-cell>
          <table:table-cell office:value-type="float" office:value="70">
            <text:p>70</text:p>
          </table:table-cell>
          <table:table-cell table:formula="of:=[.F271]/[.A271]" office:value-type="float" office:value="1.84210526315789">
            <text:p>1.8421052632</text:p>
          </table:table-cell>
          <table:table-cell office:value-type="float" office:value="38">
            <text:p>38</text:p>
          </table:table-cell>
          <table:table-cell table:formula="of:=[.H271]/[.A271]" office:value-type="float" office:value="1">
            <text:p>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table:formula="of:=[.B272]/[.A272]" office:value-type="float" office:value="1.21951219512195">
            <text:p>1.2195121951</text:p>
          </table:table-cell>
          <table:table-cell office:value-type="float" office:value="41">
            <text:p>41</text:p>
          </table:table-cell>
          <table:table-cell table:formula="of:=[.D272]/[.A272]" office:value-type="float" office:value="1">
            <text:p>1</text:p>
          </table:table-cell>
          <table:table-cell office:value-type="float" office:value="70">
            <text:p>70</text:p>
          </table:table-cell>
          <table:table-cell table:formula="of:=[.F272]/[.A272]" office:value-type="float" office:value="1.70731707317073">
            <text:p>1.7073170732</text:p>
          </table:table-cell>
          <table:table-cell office:value-type="float" office:value="42">
            <text:p>42</text:p>
          </table:table-cell>
          <table:table-cell table:formula="of:=[.H272]/[.A272]" office:value-type="float" office:value="1.02439024390244">
            <text:p>1.0243902439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table:formula="of:=[.B273]/[.A273]" office:value-type="float" office:value="1.03896103896104">
            <text:p>1.038961039</text:p>
          </table:table-cell>
          <table:table-cell office:value-type="float" office:value="75">
            <text:p>75</text:p>
          </table:table-cell>
          <table:table-cell table:formula="of:=[.D273]/[.A273]" office:value-type="float" office:value="0.974025974025974">
            <text:p>0.974025974</text:p>
          </table:table-cell>
          <table:table-cell office:value-type="float" office:value="168">
            <text:p>168</text:p>
          </table:table-cell>
          <table:table-cell table:formula="of:=[.F273]/[.A273]" office:value-type="float" office:value="2.18181818181818">
            <text:p>2.1818181818</text:p>
          </table:table-cell>
          <table:table-cell office:value-type="float" office:value="78">
            <text:p>78</text:p>
          </table:table-cell>
          <table:table-cell table:formula="of:=[.H273]/[.A273]" office:value-type="float" office:value="1.01298701298701">
            <text:p>1.01298701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table:formula="of:=[.B274]/[.A274]" office:value-type="float" office:value="1.03333333333333">
            <text:p>1.0333333333</text:p>
          </table:table-cell>
          <table:table-cell office:value-type="float" office:value="59">
            <text:p>59</text:p>
          </table:table-cell>
          <table:table-cell table:formula="of:=[.D274]/[.A274]" office:value-type="float" office:value="0.983333333333333">
            <text:p>0.9833333333</text:p>
          </table:table-cell>
          <table:table-cell office:value-type="float" office:value="105">
            <text:p>105</text:p>
          </table:table-cell>
          <table:table-cell table:formula="of:=[.F274]/[.A274]" office:value-type="float" office:value="1.75">
            <text:p>1.75</text:p>
          </table:table-cell>
          <table:table-cell office:value-type="float" office:value="61">
            <text:p>61</text:p>
          </table:table-cell>
          <table:table-cell table:formula="of:=[.H274]/[.A274]" office:value-type="float" office:value="1.01666666666667">
            <text:p>1.0166666667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table:formula="of:=[.B275]/[.A275]" office:value-type="float" office:value="1.04761904761905">
            <text:p>1.0476190476</text:p>
          </table:table-cell>
          <table:table-cell office:value-type="float" office:value="39">
            <text:p>39</text:p>
          </table:table-cell>
          <table:table-cell table:formula="of:=[.D275]/[.A275]" office:value-type="float" office:value="0.928571428571429">
            <text:p>0.9285714286</text:p>
          </table:table-cell>
          <table:table-cell office:value-type="float" office:value="68">
            <text:p>68</text:p>
          </table:table-cell>
          <table:table-cell table:formula="of:=[.F275]/[.A275]" office:value-type="float" office:value="1.61904761904762">
            <text:p>1.619047619</text:p>
          </table:table-cell>
          <table:table-cell office:value-type="float" office:value="42">
            <text:p>42</text:p>
          </table:table-cell>
          <table:table-cell table:formula="of:=[.H275]/[.A275]" office:value-type="float" office:value="1">
            <text:p>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 table:formula="of:=[.B276]/[.A276]" office:value-type="float" office:value="1.03846153846154">
            <text:p>1.0384615385</text:p>
          </table:table-cell>
          <table:table-cell office:value-type="float" office:value="52">
            <text:p>52</text:p>
          </table:table-cell>
          <table:table-cell table:formula="of:=[.D276]/[.A276]" office:value-type="float" office:value="1">
            <text:p>1</text:p>
          </table:table-cell>
          <table:table-cell office:value-type="float" office:value="108">
            <text:p>108</text:p>
          </table:table-cell>
          <table:table-cell table:formula="of:=[.F276]/[.A276]" office:value-type="float" office:value="2.07692307692308">
            <text:p>2.0769230769</text:p>
          </table:table-cell>
          <table:table-cell office:value-type="float" office:value="52">
            <text:p>52</text:p>
          </table:table-cell>
          <table:table-cell table:formula="of:=[.H276]/[.A276]"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formula="of:=[.B277]/[.A277]" office:value-type="float" office:value="1.1875">
            <text:p>1.1875</text:p>
          </table:table-cell>
          <table:table-cell office:value-type="float" office:value="16">
            <text:p>16</text:p>
          </table:table-cell>
          <table:table-cell table:formula="of:=[.D277]/[.A277]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F277]/[.A277]" office:value-type="float" office:value="1.875">
            <text:p>1.875</text:p>
          </table:table-cell>
          <table:table-cell office:value-type="float" office:value="16">
            <text:p>16</text:p>
          </table:table-cell>
          <table:table-cell table:formula="of:=[.H277]/[.A277]" office:value-type="float" office:value="1">
            <text:p>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table:formula="of:=[.B278]/[.A278]" office:value-type="float" office:value="1.03846153846154">
            <text:p>1.0384615385</text:p>
          </table:table-cell>
          <table:table-cell office:value-type="float" office:value="26">
            <text:p>26</text:p>
          </table:table-cell>
          <table:table-cell table:formula="of:=[.D278]/[.A278]" office:value-type="float" office:value="1">
            <text:p>1</text:p>
          </table:table-cell>
          <table:table-cell office:value-type="float" office:value="35">
            <text:p>35</text:p>
          </table:table-cell>
          <table:table-cell table:formula="of:=[.F278]/[.A278]" office:value-type="float" office:value="1.34615384615385">
            <text:p>1.3461538462</text:p>
          </table:table-cell>
          <table:table-cell office:value-type="float" office:value="26">
            <text:p>26</text:p>
          </table:table-cell>
          <table:table-cell table:formula="of:=[.H278]/[.A278]"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table:formula="of:=[.B279]/[.A279]" office:value-type="float" office:value="1.10526315789474">
            <text:p>1.1052631579</text:p>
          </table:table-cell>
          <table:table-cell office:value-type="float" office:value="20">
            <text:p>20</text:p>
          </table:table-cell>
          <table:table-cell table:formula="of:=[.D279]/[.A279]" office:value-type="float" office:value="1.05263157894737">
            <text:p>1.0526315789</text:p>
          </table:table-cell>
          <table:table-cell office:value-type="float" office:value="20">
            <text:p>20</text:p>
          </table:table-cell>
          <table:table-cell table:formula="of:=[.F279]/[.A279]" office:value-type="float" office:value="1.05263157894737">
            <text:p>1.0526315789</text:p>
          </table:table-cell>
          <table:table-cell office:value-type="float" office:value="20">
            <text:p>20</text:p>
          </table:table-cell>
          <table:table-cell table:formula="of:=[.H279]/[.A279]" office:value-type="float" office:value="1.05263157894737">
            <text:p>1.052631578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formula="of:=[.B280]/[.A280]" office:value-type="float" office:value="1.22222222222222">
            <text:p>1.2222222222</text:p>
          </table:table-cell>
          <table:table-cell office:value-type="float" office:value="10">
            <text:p>10</text:p>
          </table:table-cell>
          <table:table-cell table:formula="of:=[.D280]/[.A280]" office:value-type="float" office:value="1.11111111111111">
            <text:p>1.1111111111</text:p>
          </table:table-cell>
          <table:table-cell office:value-type="float" office:value="11">
            <text:p>11</text:p>
          </table:table-cell>
          <table:table-cell table:formula="of:=[.F280]/[.A280]" office:value-type="float" office:value="1.22222222222222">
            <text:p>1.2222222222</text:p>
          </table:table-cell>
          <table:table-cell office:value-type="float" office:value="10">
            <text:p>10</text:p>
          </table:table-cell>
          <table:table-cell table:formula="of:=[.H280]/[.A280]" office:value-type="float" office:value="1.11111111111111">
            <text:p>1.111111111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table:formula="of:=[.B281]/[.A281]" office:value-type="float" office:value="1.08823529411765">
            <text:p>1.0882352941</text:p>
          </table:table-cell>
          <table:table-cell office:value-type="float" office:value="34">
            <text:p>34</text:p>
          </table:table-cell>
          <table:table-cell table:formula="of:=[.D281]/[.A281]" office:value-type="float" office:value="1">
            <text:p>1</text:p>
          </table:table-cell>
          <table:table-cell office:value-type="float" office:value="48">
            <text:p>48</text:p>
          </table:table-cell>
          <table:table-cell table:formula="of:=[.F281]/[.A281]" office:value-type="float" office:value="1.41176470588235">
            <text:p>1.4117647059</text:p>
          </table:table-cell>
          <table:table-cell office:value-type="float" office:value="35">
            <text:p>35</text:p>
          </table:table-cell>
          <table:table-cell table:formula="of:=[.H281]/[.A281]" office:value-type="float" office:value="1.02941176470588">
            <text:p>1.0294117647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6">
            <text:p>76</text:p>
          </table:table-cell>
          <table:table-cell table:formula="of:=[.B282]/[.A282]" office:value-type="float" office:value="1.05555555555556">
            <text:p>1.0555555556</text:p>
          </table:table-cell>
          <table:table-cell office:value-type="float" office:value="71">
            <text:p>71</text:p>
          </table:table-cell>
          <table:table-cell table:formula="of:=[.D282]/[.A282]" office:value-type="float" office:value="0.986111111111111">
            <text:p>0.9861111111</text:p>
          </table:table-cell>
          <table:table-cell office:value-type="float" office:value="129">
            <text:p>129</text:p>
          </table:table-cell>
          <table:table-cell table:formula="of:=[.F282]/[.A282]" office:value-type="float" office:value="1.79166666666667">
            <text:p>1.7916666667</text:p>
          </table:table-cell>
          <table:table-cell office:value-type="float" office:value="70">
            <text:p>70</text:p>
          </table:table-cell>
          <table:table-cell table:formula="of:=[.H282]/[.A282]" office:value-type="float" office:value="0.972222222222222">
            <text:p>0.972222222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formula="of:=[.B283]/[.A283]" office:value-type="float" office:value="1.4">
            <text:p>1.4</text:p>
          </table:table-cell>
          <table:table-cell office:value-type="float" office:value="11">
            <text:p>11</text:p>
          </table:table-cell>
          <table:table-cell table:formula="of:=[.D283]/[.A283]" office:value-type="float" office:value="1.1">
            <text:p>1.1</text:p>
          </table:table-cell>
          <table:table-cell office:value-type="float" office:value="15">
            <text:p>15</text:p>
          </table:table-cell>
          <table:table-cell table:formula="of:=[.F283]/[.A283]" office:value-type="float" office:value="1.5">
            <text:p>1.5</text:p>
          </table:table-cell>
          <table:table-cell office:value-type="float" office:value="11">
            <text:p>11</text:p>
          </table:table-cell>
          <table:table-cell table:formula="of:=[.H283]/[.A283]" office:value-type="float" office:value="1.1">
            <text:p>1.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formula="of:=[.B284]/[.A284]" office:value-type="float" office:value="1.05">
            <text:p>1.05</text:p>
          </table:table-cell>
          <table:table-cell office:value-type="float" office:value="20">
            <text:p>20</text:p>
          </table:table-cell>
          <table:table-cell table:formula="of:=[.D284]/[.A284]"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F284]/[.A284]"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H284]/[.A284]"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table:formula="of:=[.B285]/[.A285]" office:value-type="float" office:value="1.21739130434783">
            <text:p>1.2173913043</text:p>
          </table:table-cell>
          <table:table-cell office:value-type="float" office:value="23">
            <text:p>23</text:p>
          </table:table-cell>
          <table:table-cell table:formula="of:=[.D285]/[.A285]" office:value-type="float" office:value="1">
            <text:p>1</text:p>
          </table:table-cell>
          <table:table-cell office:value-type="float" office:value="23">
            <text:p>23</text:p>
          </table:table-cell>
          <table:table-cell table:formula="of:=[.F285]/[.A285]" office:value-type="float" office:value="1">
            <text:p>1</text:p>
          </table:table-cell>
          <table:table-cell office:value-type="float" office:value="23">
            <text:p>23</text:p>
          </table:table-cell>
          <table:table-cell table:formula="of:=[.H285]/[.A285]" office:value-type="float" office:value="1">
            <text:p>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table:formula="of:=[.B286]/[.A286]" office:value-type="float" office:value="1.33333333333333">
            <text:p>1.3333333333</text:p>
          </table:table-cell>
          <table:table-cell office:value-type="float" office:value="26">
            <text:p>26</text:p>
          </table:table-cell>
          <table:table-cell table:formula="of:=[.D286]/[.A286]" office:value-type="float" office:value="0.962962962962963">
            <text:p>0.962962963</text:p>
          </table:table-cell>
          <table:table-cell office:value-type="float" office:value="31">
            <text:p>31</text:p>
          </table:table-cell>
          <table:table-cell table:formula="of:=[.F286]/[.A286]" office:value-type="float" office:value="1.14814814814815">
            <text:p>1.1481481481</text:p>
          </table:table-cell>
          <table:table-cell office:value-type="float" office:value="27">
            <text:p>27</text:p>
          </table:table-cell>
          <table:table-cell table:formula="of:=[.H286]/[.A286]" office:value-type="float" office:value="1">
            <text:p>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table:formula="of:=[.B287]/[.A287]" office:value-type="float" office:value="1.11904761904762">
            <text:p>1.119047619</text:p>
          </table:table-cell>
          <table:table-cell office:value-type="float" office:value="81">
            <text:p>81</text:p>
          </table:table-cell>
          <table:table-cell table:formula="of:=[.D287]/[.A287]" office:value-type="float" office:value="0.964285714285714">
            <text:p>0.9642857143</text:p>
          </table:table-cell>
          <table:table-cell office:value-type="float" office:value="193">
            <text:p>193</text:p>
          </table:table-cell>
          <table:table-cell table:formula="of:=[.F287]/[.A287]" office:value-type="float" office:value="2.29761904761905">
            <text:p>2.2976190476</text:p>
          </table:table-cell>
          <table:table-cell office:value-type="float" office:value="85">
            <text:p>85</text:p>
          </table:table-cell>
          <table:table-cell table:formula="of:=[.H287]/[.A287]" office:value-type="float" office:value="1.01190476190476">
            <text:p>1.0119047619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16">
            <text:p>116</text:p>
          </table:table-cell>
          <table:table-cell table:formula="of:=[.B288]/[.A288]" office:value-type="float" office:value="1.07407407407407">
            <text:p>1.0740740741</text:p>
          </table:table-cell>
          <table:table-cell office:value-type="float" office:value="103">
            <text:p>103</text:p>
          </table:table-cell>
          <table:table-cell table:formula="of:=[.D288]/[.A288]" office:value-type="float" office:value="0.953703703703704">
            <text:p>0.9537037037</text:p>
          </table:table-cell>
          <table:table-cell office:value-type="float" office:value="118">
            <text:p>118</text:p>
          </table:table-cell>
          <table:table-cell table:formula="of:=[.F288]/[.A288]" office:value-type="float" office:value="1.09259259259259">
            <text:p>1.0925925926</text:p>
          </table:table-cell>
          <table:table-cell office:value-type="float" office:value="108">
            <text:p>108</text:p>
          </table:table-cell>
          <table:table-cell table:formula="of:=[.H288]/[.A288]"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formula="of:=[.B289]/[.A289]" office:value-type="float" office:value="1.05">
            <text:p>1.05</text:p>
          </table:table-cell>
          <table:table-cell office:value-type="float" office:value="20">
            <text:p>20</text:p>
          </table:table-cell>
          <table:table-cell table:formula="of:=[.D289]/[.A289]"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F289]/[.A289]"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H289]/[.A289]" office:value-type="float" office:value="1">
            <text:p>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table:formula="of:=[.B290]/[.A290]" office:value-type="float" office:value="1.07142857142857">
            <text:p>1.0714285714</text:p>
          </table:table-cell>
          <table:table-cell office:value-type="float" office:value="55">
            <text:p>55</text:p>
          </table:table-cell>
          <table:table-cell table:formula="of:=[.D290]/[.A290]" office:value-type="float" office:value="0.982142857142857">
            <text:p>0.9821428571</text:p>
          </table:table-cell>
          <table:table-cell office:value-type="float" office:value="114">
            <text:p>114</text:p>
          </table:table-cell>
          <table:table-cell table:formula="of:=[.F290]/[.A290]" office:value-type="float" office:value="2.03571428571429">
            <text:p>2.0357142857</text:p>
          </table:table-cell>
          <table:table-cell office:value-type="float" office:value="64">
            <text:p>64</text:p>
          </table:table-cell>
          <table:table-cell table:formula="of:=[.H290]/[.A290]" office:value-type="float" office:value="1.14285714285714">
            <text:p>1.142857142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[.B291]/[.A291]" office:value-type="float" office:value="0.952380952380952">
            <text:p>0.9523809524</text:p>
          </table:table-cell>
          <table:table-cell office:value-type="float" office:value="21">
            <text:p>21</text:p>
          </table:table-cell>
          <table:table-cell table:formula="of:=[.D291]/[.A291]"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[.F291]/[.A291]"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H291]/[.A291]" office:value-type="float" office:value="0.952380952380952">
            <text:p>0.952380952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table:formula="of:=[.B292]/[.A292]" office:value-type="float" office:value="1.02380952380952">
            <text:p>1.0238095238</text:p>
          </table:table-cell>
          <table:table-cell office:value-type="float" office:value="39">
            <text:p>39</text:p>
          </table:table-cell>
          <table:table-cell table:formula="of:=[.D292]/[.A292]" office:value-type="float" office:value="0.928571428571429">
            <text:p>0.9285714286</text:p>
          </table:table-cell>
          <table:table-cell office:value-type="float" office:value="98">
            <text:p>98</text:p>
          </table:table-cell>
          <table:table-cell table:formula="of:=[.F292]/[.A292]" office:value-type="float" office:value="2.33333333333333">
            <text:p>2.3333333333</text:p>
          </table:table-cell>
          <table:table-cell office:value-type="float" office:value="42">
            <text:p>42</text:p>
          </table:table-cell>
          <table:table-cell table:formula="of:=[.H292]/[.A292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47">
            <text:p>47</text:p>
          </table:table-cell>
          <table:table-cell table:formula="of:=[.B293]/[.A293]" office:value-type="float" office:value="1">
            <text:p>1</text:p>
          </table:table-cell>
          <table:table-cell office:value-type="float" office:value="45">
            <text:p>45</text:p>
          </table:table-cell>
          <table:table-cell table:formula="of:=[.D293]/[.A293]" office:value-type="float" office:value="0.957446808510638">
            <text:p>0.9574468085</text:p>
          </table:table-cell>
          <table:table-cell office:value-type="float" office:value="94">
            <text:p>94</text:p>
          </table:table-cell>
          <table:table-cell table:formula="of:=[.F293]/[.A293]" office:value-type="float" office:value="2">
            <text:p>2</text:p>
          </table:table-cell>
          <table:table-cell office:value-type="float" office:value="47">
            <text:p>47</text:p>
          </table:table-cell>
          <table:table-cell table:formula="of:=[.H293]/[.A293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13">
            <text:p>13</text:p>
          </table:table-cell>
          <table:table-cell table:formula="of:=[.B294]/[.A294]"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f:=[.D294]/[.A294]"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F294]/[.A294]" office:value-type="float" office:value="1.23076923076923">
            <text:p>1.2307692308</text:p>
          </table:table-cell>
          <table:table-cell office:value-type="float" office:value="13">
            <text:p>13</text:p>
          </table:table-cell>
          <table:table-cell table:formula="of:=[.H294]/[.A294]"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[.B295]/[.A295]" office:value-type="float" office:value="0.909090909090909">
            <text:p>0.9090909091</text:p>
          </table:table-cell>
          <table:table-cell office:value-type="float" office:value="11">
            <text:p>11</text:p>
          </table:table-cell>
          <table:table-cell table:formula="of:=[.D295]/[.A295]"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[.F295]/[.A295]" office:value-type="float" office:value="0.909090909090909">
            <text:p>0.9090909091</text:p>
          </table:table-cell>
          <table:table-cell office:value-type="float" office:value="10">
            <text:p>10</text:p>
          </table:table-cell>
          <table:table-cell table:formula="of:=[.H295]/[.A295]" office:value-type="float" office:value="0.909090909090909">
            <text:p>0.9090909091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56">
            <text:p>156</text:p>
          </table:table-cell>
          <table:table-cell table:formula="of:=[.B296]/[.A296]" office:value-type="float" office:value="1.02631578947368">
            <text:p>1.0263157895</text:p>
          </table:table-cell>
          <table:table-cell office:value-type="float" office:value="143">
            <text:p>143</text:p>
          </table:table-cell>
          <table:table-cell table:formula="of:=[.D296]/[.A296]" office:value-type="float" office:value="0.94078947368421">
            <text:p>0.9407894737</text:p>
          </table:table-cell>
          <table:table-cell office:value-type="float" office:value="258">
            <text:p>258</text:p>
          </table:table-cell>
          <table:table-cell table:formula="of:=[.F296]/[.A296]" office:value-type="float" office:value="1.69736842105263">
            <text:p>1.6973684211</text:p>
          </table:table-cell>
          <table:table-cell office:value-type="float" office:value="150">
            <text:p>150</text:p>
          </table:table-cell>
          <table:table-cell table:formula="of:=[.H296]/[.A296]" office:value-type="float" office:value="0.986842105263158">
            <text:p>0.986842105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table:formula="of:=[.B297]/[.A297]" office:value-type="float" office:value="1.08333333333333">
            <text:p>1.0833333333</text:p>
          </table:table-cell>
          <table:table-cell office:value-type="float" office:value="24">
            <text:p>24</text:p>
          </table:table-cell>
          <table:table-cell table:formula="of:=[.D297]/[.A297]" office:value-type="float" office:value="1">
            <text:p>1</text:p>
          </table:table-cell>
          <table:table-cell office:value-type="float" office:value="29">
            <text:p>29</text:p>
          </table:table-cell>
          <table:table-cell table:formula="of:=[.F297]/[.A297]" office:value-type="float" office:value="1.20833333333333">
            <text:p>1.2083333333</text:p>
          </table:table-cell>
          <table:table-cell office:value-type="float" office:value="25">
            <text:p>25</text:p>
          </table:table-cell>
          <table:table-cell table:formula="of:=[.H297]/[.A297]" office:value-type="float" office:value="1.04166666666667">
            <text:p>1.041666666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formula="of:=[.B298]/[.A298]" office:value-type="float" office:value="1.04347826086957">
            <text:p>1.0434782609</text:p>
          </table:table-cell>
          <table:table-cell office:value-type="float" office:value="22">
            <text:p>22</text:p>
          </table:table-cell>
          <table:table-cell table:formula="of:=[.D298]/[.A298]" office:value-type="float" office:value="0.956521739130435">
            <text:p>0.9565217391</text:p>
          </table:table-cell>
          <table:table-cell office:value-type="float" office:value="54">
            <text:p>54</text:p>
          </table:table-cell>
          <table:table-cell table:formula="of:=[.F298]/[.A298]" office:value-type="float" office:value="2.34782608695652">
            <text:p>2.347826087</text:p>
          </table:table-cell>
          <table:table-cell office:value-type="float" office:value="24">
            <text:p>24</text:p>
          </table:table-cell>
          <table:table-cell table:formula="of:=[.H298]/[.A298]" office:value-type="float" office:value="1.04347826086957">
            <text:p>1.0434782609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table:formula="of:=[.B299]/[.A299]" office:value-type="float" office:value="1.03225806451613">
            <text:p>1.0322580645</text:p>
          </table:table-cell>
          <table:table-cell office:value-type="float" office:value="59">
            <text:p>59</text:p>
          </table:table-cell>
          <table:table-cell table:formula="of:=[.D299]/[.A299]" office:value-type="float" office:value="0.951612903225806">
            <text:p>0.9516129032</text:p>
          </table:table-cell>
          <table:table-cell office:value-type="float" office:value="131">
            <text:p>131</text:p>
          </table:table-cell>
          <table:table-cell table:formula="of:=[.F299]/[.A299]" office:value-type="float" office:value="2.11290322580645">
            <text:p>2.1129032258</text:p>
          </table:table-cell>
          <table:table-cell office:value-type="float" office:value="63">
            <text:p>63</text:p>
          </table:table-cell>
          <table:table-cell table:formula="of:=[.H299]/[.A299]" office:value-type="float" office:value="1.01612903225806">
            <text:p>1.0161290323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31">
            <text:p>131</text:p>
          </table:table-cell>
          <table:table-cell table:formula="of:=[.B300]/[.A300]" office:value-type="float" office:value="1.03149606299213">
            <text:p>1.031496063</text:p>
          </table:table-cell>
          <table:table-cell office:value-type="float" office:value="123">
            <text:p>123</text:p>
          </table:table-cell>
          <table:table-cell table:formula="of:=[.D300]/[.A300]" office:value-type="float" office:value="0.968503937007874">
            <text:p>0.968503937</text:p>
          </table:table-cell>
          <table:table-cell office:value-type="float" office:value="294">
            <text:p>294</text:p>
          </table:table-cell>
          <table:table-cell table:formula="of:=[.F300]/[.A300]" office:value-type="float" office:value="2.31496062992126">
            <text:p>2.3149606299</text:p>
          </table:table-cell>
          <table:table-cell office:value-type="float" office:value="135">
            <text:p>135</text:p>
          </table:table-cell>
          <table:table-cell table:formula="of:=[.H300]/[.A300]" office:value-type="float" office:value="1.06299212598425">
            <text:p>1.062992126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97">
            <text:p>97</text:p>
          </table:table-cell>
          <table:table-cell table:formula="of:=[.B301]/[.A301]" office:value-type="float" office:value="1.04301075268817">
            <text:p>1.0430107527</text:p>
          </table:table-cell>
          <table:table-cell office:value-type="float" office:value="90">
            <text:p>90</text:p>
          </table:table-cell>
          <table:table-cell table:formula="of:=[.D301]/[.A301]" office:value-type="float" office:value="0.967741935483871">
            <text:p>0.9677419355</text:p>
          </table:table-cell>
          <table:table-cell office:value-type="float" office:value="190">
            <text:p>190</text:p>
          </table:table-cell>
          <table:table-cell table:formula="of:=[.F301]/[.A301]" office:value-type="float" office:value="2.04301075268817">
            <text:p>2.0430107527</text:p>
          </table:table-cell>
          <table:table-cell office:value-type="float" office:value="98">
            <text:p>98</text:p>
          </table:table-cell>
          <table:table-cell table:formula="of:=[.H301]/[.A301]" office:value-type="float" office:value="1.05376344086022">
            <text:p>1.053763440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table:formula="of:=[.B302]/[.A302]" office:value-type="float" office:value="1.20833333333333">
            <text:p>1.2083333333</text:p>
          </table:table-cell>
          <table:table-cell office:value-type="float" office:value="23">
            <text:p>23</text:p>
          </table:table-cell>
          <table:table-cell table:formula="of:=[.D302]/[.A302]" office:value-type="float" office:value="0.958333333333333">
            <text:p>0.9583333333</text:p>
          </table:table-cell>
          <table:table-cell office:value-type="float" office:value="38">
            <text:p>38</text:p>
          </table:table-cell>
          <table:table-cell table:formula="of:=[.F302]/[.A302]" office:value-type="float" office:value="1.58333333333333">
            <text:p>1.5833333333</text:p>
          </table:table-cell>
          <table:table-cell office:value-type="float" office:value="24">
            <text:p>24</text:p>
          </table:table-cell>
          <table:table-cell table:formula="of:=[.H302]/[.A302]"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formula="of:=[.B303]/[.A303]" office:value-type="float" office:value="1.2">
            <text:p>1.2</text:p>
          </table:table-cell>
          <table:table-cell office:value-type="float" office:value="22">
            <text:p>22</text:p>
          </table:table-cell>
          <table:table-cell table:formula="of:=[.D303]/[.A303]" office:value-type="float" office:value="1.1">
            <text:p>1.1</text:p>
          </table:table-cell>
          <table:table-cell office:value-type="float" office:value="22">
            <text:p>22</text:p>
          </table:table-cell>
          <table:table-cell table:formula="of:=[.F303]/[.A303]" office:value-type="float" office:value="1.1">
            <text:p>1.1</text:p>
          </table:table-cell>
          <table:table-cell office:value-type="float" office:value="20">
            <text:p>20</text:p>
          </table:table-cell>
          <table:table-cell table:formula="of:=[.H303]/[.A303]" office:value-type="float" office:value="1">
            <text:p>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8">
            <text:p>58</text:p>
          </table:table-cell>
          <table:table-cell table:formula="of:=[.B304]/[.A304]" office:value-type="float" office:value="1.13725490196078">
            <text:p>1.137254902</text:p>
          </table:table-cell>
          <table:table-cell office:value-type="float" office:value="50">
            <text:p>50</text:p>
          </table:table-cell>
          <table:table-cell table:formula="of:=[.D304]/[.A304]" office:value-type="float" office:value="0.980392156862745">
            <text:p>0.9803921569</text:p>
          </table:table-cell>
          <table:table-cell office:value-type="float" office:value="108">
            <text:p>108</text:p>
          </table:table-cell>
          <table:table-cell table:formula="of:=[.F304]/[.A304]" office:value-type="float" office:value="2.11764705882353">
            <text:p>2.1176470588</text:p>
          </table:table-cell>
          <table:table-cell office:value-type="float" office:value="59">
            <text:p>59</text:p>
          </table:table-cell>
          <table:table-cell table:formula="of:=[.H304]/[.A304]" office:value-type="float" office:value="1.15686274509804">
            <text:p>1.156862745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03">
            <text:p>103</text:p>
          </table:table-cell>
          <table:table-cell table:formula="of:=[.B305]/[.A305]" office:value-type="float" office:value="1.10752688172043">
            <text:p>1.1075268817</text:p>
          </table:table-cell>
          <table:table-cell office:value-type="float" office:value="88">
            <text:p>88</text:p>
          </table:table-cell>
          <table:table-cell table:formula="of:=[.D305]/[.A305]" office:value-type="float" office:value="0.946236559139785">
            <text:p>0.9462365591</text:p>
          </table:table-cell>
          <table:table-cell office:value-type="float" office:value="188">
            <text:p>188</text:p>
          </table:table-cell>
          <table:table-cell table:formula="of:=[.F305]/[.A305]" office:value-type="float" office:value="2.02150537634409">
            <text:p>2.0215053763</text:p>
          </table:table-cell>
          <table:table-cell office:value-type="float" office:value="94">
            <text:p>94</text:p>
          </table:table-cell>
          <table:table-cell table:formula="of:=[.H305]/[.A305]" office:value-type="float" office:value="1.01075268817204">
            <text:p>1.010752688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formula="of:=[.B306]/[.A306]" office:value-type="float" office:value="1.1875">
            <text:p>1.1875</text:p>
          </table:table-cell>
          <table:table-cell office:value-type="float" office:value="16">
            <text:p>16</text:p>
          </table:table-cell>
          <table:table-cell table:formula="of:=[.D306]/[.A306]" office:value-type="float" office:value="1">
            <text:p>1</text:p>
          </table:table-cell>
          <table:table-cell office:value-type="float" office:value="40">
            <text:p>40</text:p>
          </table:table-cell>
          <table:table-cell table:formula="of:=[.F306]/[.A306]" office:value-type="float" office:value="2.5">
            <text:p>2.5</text:p>
          </table:table-cell>
          <table:table-cell office:value-type="float" office:value="17">
            <text:p>17</text:p>
          </table:table-cell>
          <table:table-cell table:formula="of:=[.H306]/[.A306]" office:value-type="float" office:value="1.0625">
            <text:p>1.062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71">
            <text:p>71</text:p>
          </table:table-cell>
          <table:table-cell table:formula="of:=[.B307]/[.A307]" office:value-type="float" office:value="1.109375">
            <text:p>1.109375</text:p>
          </table:table-cell>
          <table:table-cell office:value-type="float" office:value="62">
            <text:p>62</text:p>
          </table:table-cell>
          <table:table-cell table:formula="of:=[.D307]/[.A307]" office:value-type="float" office:value="0.96875">
            <text:p>0.96875</text:p>
          </table:table-cell>
          <table:table-cell office:value-type="float" office:value="122">
            <text:p>122</text:p>
          </table:table-cell>
          <table:table-cell table:formula="of:=[.F307]/[.A307]" office:value-type="float" office:value="1.90625">
            <text:p>1.90625</text:p>
          </table:table-cell>
          <table:table-cell office:value-type="float" office:value="65">
            <text:p>65</text:p>
          </table:table-cell>
          <table:table-cell table:formula="of:=[.H307]/[.A307]" office:value-type="float" office:value="1.015625">
            <text:p>1.015625</text:p>
          </table:table-cell>
        </table:table-row>
        <table:table-row table:style-name="ro1">
          <table:table-cell table:number-columns-repeated="2" office:value-type="float" office:value="21">
            <text:p>21</text:p>
          </table:table-cell>
          <table:table-cell table:formula="of:=[.B308]/[.A308]"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D308]/[.A308]" office:value-type="float" office:value="0.952380952380952">
            <text:p>0.9523809524</text:p>
          </table:table-cell>
          <table:table-cell office:value-type="float" office:value="22">
            <text:p>22</text:p>
          </table:table-cell>
          <table:table-cell table:formula="of:=[.F308]/[.A308]" office:value-type="float" office:value="1.04761904761905">
            <text:p>1.0476190476</text:p>
          </table:table-cell>
          <table:table-cell office:value-type="float" office:value="21">
            <text:p>21</text:p>
          </table:table-cell>
          <table:table-cell table:formula="of:=[.H308]/[.A308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21">
            <text:p>21</text:p>
          </table:table-cell>
          <table:table-cell table:formula="of:=[.B309]/[.A309]"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D309]/[.A309]" office:value-type="float" office:value="0.952380952380952">
            <text:p>0.9523809524</text:p>
          </table:table-cell>
          <table:table-cell office:value-type="float" office:value="21">
            <text:p>21</text:p>
          </table:table-cell>
          <table:table-cell table:formula="of:=[.F309]/[.A309]"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H309]/[.A309]" office:value-type="float" office:value="0.952380952380952">
            <text:p>0.9523809524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70">
            <text:p>70</text:p>
          </table:table-cell>
          <table:table-cell table:formula="of:=[.B310]/[.A310]" office:value-type="float" office:value="1.04477611940299">
            <text:p>1.0447761194</text:p>
          </table:table-cell>
          <table:table-cell office:value-type="float" office:value="68">
            <text:p>68</text:p>
          </table:table-cell>
          <table:table-cell table:formula="of:=[.D310]/[.A310]" office:value-type="float" office:value="1.01492537313433">
            <text:p>1.0149253731</text:p>
          </table:table-cell>
          <table:table-cell office:value-type="float" office:value="145">
            <text:p>145</text:p>
          </table:table-cell>
          <table:table-cell table:formula="of:=[.F310]/[.A310]" office:value-type="float" office:value="2.16417910447761">
            <text:p>2.1641791045</text:p>
          </table:table-cell>
          <table:table-cell office:value-type="float" office:value="75">
            <text:p>75</text:p>
          </table:table-cell>
          <table:table-cell table:formula="of:=[.H310]/[.A310]" office:value-type="float" office:value="1.11940298507463">
            <text:p>1.119402985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table:formula="of:=[.B311]/[.A311]" office:value-type="float" office:value="1.03174603174603">
            <text:p>1.0317460317</text:p>
          </table:table-cell>
          <table:table-cell office:value-type="float" office:value="61">
            <text:p>61</text:p>
          </table:table-cell>
          <table:table-cell table:formula="of:=[.D311]/[.A311]" office:value-type="float" office:value="0.968253968253968">
            <text:p>0.9682539683</text:p>
          </table:table-cell>
          <table:table-cell office:value-type="float" office:value="115">
            <text:p>115</text:p>
          </table:table-cell>
          <table:table-cell table:formula="of:=[.F311]/[.A311]" office:value-type="float" office:value="1.82539682539683">
            <text:p>1.8253968254</text:p>
          </table:table-cell>
          <table:table-cell office:value-type="float" office:value="63">
            <text:p>63</text:p>
          </table:table-cell>
          <table:table-cell table:formula="of:=[.H311]/[.A311]" office:value-type="float" office:value="1">
            <text:p>1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34">
            <text:p>134</text:p>
          </table:table-cell>
          <table:table-cell table:formula="of:=[.B312]/[.A312]" office:value-type="float" office:value="1.05511811023622">
            <text:p>1.0551181102</text:p>
          </table:table-cell>
          <table:table-cell office:value-type="float" office:value="124">
            <text:p>124</text:p>
          </table:table-cell>
          <table:table-cell table:formula="of:=[.D312]/[.A312]" office:value-type="float" office:value="0.976377952755906">
            <text:p>0.9763779528</text:p>
          </table:table-cell>
          <table:table-cell office:value-type="float" office:value="374">
            <text:p>374</text:p>
          </table:table-cell>
          <table:table-cell table:formula="of:=[.F312]/[.A312]" office:value-type="float" office:value="2.94488188976378">
            <text:p>2.9448818898</text:p>
          </table:table-cell>
          <table:table-cell office:value-type="float" office:value="125">
            <text:p>125</text:p>
          </table:table-cell>
          <table:table-cell table:formula="of:=[.H312]/[.A312]" office:value-type="float" office:value="0.984251968503937">
            <text:p>0.9842519685</text:p>
          </table:table-cell>
        </table:table-row>
        <table:table-row table:style-name="ro1">
          <table:table-cell table:number-columns-repeated="2" office:value-type="float" office:value="7">
            <text:p>7</text:p>
          </table:table-cell>
          <table:table-cell table:formula="of:=[.B313]/[.A313]"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D313]/[.A313]"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[.F313]/[.A313]" office:value-type="float" office:value="1.28571428571429">
            <text:p>1.2857142857</text:p>
          </table:table-cell>
          <table:table-cell office:value-type="float" office:value="7">
            <text:p>7</text:p>
          </table:table-cell>
          <table:table-cell table:formula="of:=[.H313]/[.A313]" office:value-type="float" office:value="1">
            <text:p>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51">
            <text:p>51</text:p>
          </table:table-cell>
          <table:table-cell table:formula="of:=[.B314]/[.A314]" office:value-type="float" office:value="1.04081632653061">
            <text:p>1.0408163265</text:p>
          </table:table-cell>
          <table:table-cell office:value-type="float" office:value="48">
            <text:p>48</text:p>
          </table:table-cell>
          <table:table-cell table:formula="of:=[.D314]/[.A314]" office:value-type="float" office:value="0.979591836734694">
            <text:p>0.9795918367</text:p>
          </table:table-cell>
          <table:table-cell office:value-type="float" office:value="102">
            <text:p>102</text:p>
          </table:table-cell>
          <table:table-cell table:formula="of:=[.F314]/[.A314]" office:value-type="float" office:value="2.08163265306122">
            <text:p>2.0816326531</text:p>
          </table:table-cell>
          <table:table-cell office:value-type="float" office:value="48">
            <text:p>48</text:p>
          </table:table-cell>
          <table:table-cell table:formula="of:=[.H314]/[.A314]" office:value-type="float" office:value="0.979591836734694">
            <text:p>0.979591836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table:formula="of:=[.B315]/[.A315]" office:value-type="float" office:value="1.07142857142857">
            <text:p>1.0714285714</text:p>
          </table:table-cell>
          <table:table-cell office:value-type="float" office:value="28">
            <text:p>28</text:p>
          </table:table-cell>
          <table:table-cell table:formula="of:=[.D315]/[.A315]" office:value-type="float" office:value="1">
            <text:p>1</text:p>
          </table:table-cell>
          <table:table-cell office:value-type="float" office:value="36">
            <text:p>36</text:p>
          </table:table-cell>
          <table:table-cell table:formula="of:=[.F315]/[.A315]" office:value-type="float" office:value="1.28571428571429">
            <text:p>1.2857142857</text:p>
          </table:table-cell>
          <table:table-cell office:value-type="float" office:value="28">
            <text:p>28</text:p>
          </table:table-cell>
          <table:table-cell table:formula="of:=[.H315]/[.A315]" office:value-type="float" office:value="1">
            <text:p>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table:formula="of:=[.B316]/[.A316]" office:value-type="float" office:value="0.986301369863014">
            <text:p>0.9863013699</text:p>
          </table:table-cell>
          <table:table-cell office:value-type="float" office:value="70">
            <text:p>70</text:p>
          </table:table-cell>
          <table:table-cell table:formula="of:=[.D316]/[.A316]" office:value-type="float" office:value="0.958904109589041">
            <text:p>0.9589041096</text:p>
          </table:table-cell>
          <table:table-cell office:value-type="float" office:value="133">
            <text:p>133</text:p>
          </table:table-cell>
          <table:table-cell table:formula="of:=[.F316]/[.A316]" office:value-type="float" office:value="1.82191780821918">
            <text:p>1.8219178082</text:p>
          </table:table-cell>
          <table:table-cell office:value-type="float" office:value="72">
            <text:p>72</text:p>
          </table:table-cell>
          <table:table-cell table:formula="of:=[.H316]/[.A316]" office:value-type="float" office:value="0.986301369863014">
            <text:p>0.986301369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[.B317]/[.A317]" office:value-type="float" office:value="0.916666666666667">
            <text:p>0.9166666667</text:p>
          </table:table-cell>
          <table:table-cell office:value-type="float" office:value="12">
            <text:p>12</text:p>
          </table:table-cell>
          <table:table-cell table:formula="of:=[.D317]/[.A317]"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[.F317]/[.A317]" office:value-type="float" office:value="1.16666666666667">
            <text:p>1.1666666667</text:p>
          </table:table-cell>
          <table:table-cell office:value-type="float" office:value="11">
            <text:p>11</text:p>
          </table:table-cell>
          <table:table-cell table:formula="of:=[.H317]/[.A317]" office:value-type="float" office:value="0.916666666666667">
            <text:p>0.9166666667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9">
            <text:p>69</text:p>
          </table:table-cell>
          <table:table-cell table:formula="of:=[.B318]/[.A318]" office:value-type="float" office:value="1.13114754098361">
            <text:p>1.131147541</text:p>
          </table:table-cell>
          <table:table-cell office:value-type="float" office:value="60">
            <text:p>60</text:p>
          </table:table-cell>
          <table:table-cell table:formula="of:=[.D318]/[.A318]" office:value-type="float" office:value="0.983606557377049">
            <text:p>0.9836065574</text:p>
          </table:table-cell>
          <table:table-cell office:value-type="float" office:value="92">
            <text:p>92</text:p>
          </table:table-cell>
          <table:table-cell table:formula="of:=[.F318]/[.A318]" office:value-type="float" office:value="1.50819672131148">
            <text:p>1.5081967213</text:p>
          </table:table-cell>
          <table:table-cell office:value-type="float" office:value="61">
            <text:p>61</text:p>
          </table:table-cell>
          <table:table-cell table:formula="of:=[.H318]/[.A318]" office:value-type="float" office:value="1">
            <text:p>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 table:formula="of:=[.B319]/[.A319]" office:value-type="float" office:value="1.06349206349206">
            <text:p>1.0634920635</text:p>
          </table:table-cell>
          <table:table-cell office:value-type="float" office:value="64">
            <text:p>64</text:p>
          </table:table-cell>
          <table:table-cell table:formula="of:=[.D319]/[.A319]" office:value-type="float" office:value="1.01587301587302">
            <text:p>1.0158730159</text:p>
          </table:table-cell>
          <table:table-cell office:value-type="float" office:value="116">
            <text:p>116</text:p>
          </table:table-cell>
          <table:table-cell table:formula="of:=[.F319]/[.A319]" office:value-type="float" office:value="1.84126984126984">
            <text:p>1.8412698413</text:p>
          </table:table-cell>
          <table:table-cell office:value-type="float" office:value="73">
            <text:p>73</text:p>
          </table:table-cell>
          <table:table-cell table:formula="of:=[.H319]/[.A319]" office:value-type="float" office:value="1.15873015873016">
            <text:p>1.1587301587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table:formula="of:=[.B320]/[.A320]" office:value-type="float" office:value="1.0952380952381">
            <text:p>1.0952380952</text:p>
          </table:table-cell>
          <table:table-cell office:value-type="float" office:value="42">
            <text:p>42</text:p>
          </table:table-cell>
          <table:table-cell table:formula="of:=[.D320]/[.A320]" office:value-type="float" office:value="1">
            <text:p>1</text:p>
          </table:table-cell>
          <table:table-cell office:value-type="float" office:value="53">
            <text:p>53</text:p>
          </table:table-cell>
          <table:table-cell table:formula="of:=[.F320]/[.A320]" office:value-type="float" office:value="1.26190476190476">
            <text:p>1.2619047619</text:p>
          </table:table-cell>
          <table:table-cell office:value-type="float" office:value="57">
            <text:p>57</text:p>
          </table:table-cell>
          <table:table-cell table:formula="of:=[.H320]/[.A320]" office:value-type="float" office:value="1.35714285714286">
            <text:p>1.357142857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table:formula="of:=[.B321]/[.A321]" office:value-type="float" office:value="1.05405405405405">
            <text:p>1.0540540541</text:p>
          </table:table-cell>
          <table:table-cell office:value-type="float" office:value="36">
            <text:p>36</text:p>
          </table:table-cell>
          <table:table-cell table:formula="of:=[.D321]/[.A321]" office:value-type="float" office:value="0.972972972972973">
            <text:p>0.972972973</text:p>
          </table:table-cell>
          <table:table-cell office:value-type="float" office:value="52">
            <text:p>52</text:p>
          </table:table-cell>
          <table:table-cell table:formula="of:=[.F321]/[.A321]" office:value-type="float" office:value="1.40540540540541">
            <text:p>1.4054054054</text:p>
          </table:table-cell>
          <table:table-cell office:value-type="float" office:value="38">
            <text:p>38</text:p>
          </table:table-cell>
          <table:table-cell table:formula="of:=[.H321]/[.A321]" office:value-type="float" office:value="1.02702702702703">
            <text:p>1.02702702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table:formula="of:=[.B322]/[.A322]" office:value-type="float" office:value="1.04545454545455">
            <text:p>1.0454545455</text:p>
          </table:table-cell>
          <table:table-cell office:value-type="float" office:value="45">
            <text:p>45</text:p>
          </table:table-cell>
          <table:table-cell table:formula="of:=[.D322]/[.A322]" office:value-type="float" office:value="1.02272727272727">
            <text:p>1.0227272727</text:p>
          </table:table-cell>
          <table:table-cell office:value-type="float" office:value="57">
            <text:p>57</text:p>
          </table:table-cell>
          <table:table-cell table:formula="of:=[.F322]/[.A322]" office:value-type="float" office:value="1.29545454545455">
            <text:p>1.2954545455</text:p>
          </table:table-cell>
          <table:table-cell office:value-type="float" office:value="62">
            <text:p>62</text:p>
          </table:table-cell>
          <table:table-cell table:formula="of:=[.H322]/[.A322]" office:value-type="float" office:value="1.40909090909091">
            <text:p>1.4090909091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36">
            <text:p>136</text:p>
          </table:table-cell>
          <table:table-cell table:formula="of:=[.B323]/[.A323]" office:value-type="float" office:value="1.02255639097744">
            <text:p>1.022556391</text:p>
          </table:table-cell>
          <table:table-cell office:value-type="float" office:value="129">
            <text:p>129</text:p>
          </table:table-cell>
          <table:table-cell table:formula="of:=[.D323]/[.A323]" office:value-type="float" office:value="0.969924812030075">
            <text:p>0.969924812</text:p>
          </table:table-cell>
          <table:table-cell office:value-type="float" office:value="243">
            <text:p>243</text:p>
          </table:table-cell>
          <table:table-cell table:formula="of:=[.F323]/[.A323]" office:value-type="float" office:value="1.82706766917293">
            <text:p>1.8270676692</text:p>
          </table:table-cell>
          <table:table-cell office:value-type="float" office:value="133">
            <text:p>133</text:p>
          </table:table-cell>
          <table:table-cell table:formula="of:=[.H323]/[.A323]"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formula="of:=[.B324]/[.A324]" office:value-type="float" office:value="0.956521739130435">
            <text:p>0.9565217391</text:p>
          </table:table-cell>
          <table:table-cell office:value-type="float" office:value="22">
            <text:p>22</text:p>
          </table:table-cell>
          <table:table-cell table:formula="of:=[.D324]/[.A324]" office:value-type="float" office:value="0.956521739130435">
            <text:p>0.9565217391</text:p>
          </table:table-cell>
          <table:table-cell office:value-type="float" office:value="23">
            <text:p>23</text:p>
          </table:table-cell>
          <table:table-cell table:formula="of:=[.F324]/[.A324]" office:value-type="float" office:value="1">
            <text:p>1</text:p>
          </table:table-cell>
          <table:table-cell office:value-type="float" office:value="23">
            <text:p>23</text:p>
          </table:table-cell>
          <table:table-cell table:formula="of:=[.H324]/[.A324]"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table:formula="of:=[.B325]/[.A325]" office:value-type="float" office:value="1.1304347826087">
            <text:p>1.1304347826</text:p>
          </table:table-cell>
          <table:table-cell office:value-type="float" office:value="24">
            <text:p>24</text:p>
          </table:table-cell>
          <table:table-cell table:formula="of:=[.D325]/[.A325]" office:value-type="float" office:value="1.04347826086957">
            <text:p>1.0434782609</text:p>
          </table:table-cell>
          <table:table-cell office:value-type="float" office:value="27">
            <text:p>27</text:p>
          </table:table-cell>
          <table:table-cell table:formula="of:=[.F325]/[.A325]" office:value-type="float" office:value="1.17391304347826">
            <text:p>1.1739130435</text:p>
          </table:table-cell>
          <table:table-cell office:value-type="float" office:value="23">
            <text:p>23</text:p>
          </table:table-cell>
          <table:table-cell table:formula="of:=[.H325]/[.A325]" office:value-type="float" office:value="1">
            <text:p>1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table:formula="of:=[.B326]/[.A326]" office:value-type="float" office:value="1.04761904761905">
            <text:p>1.0476190476</text:p>
          </table:table-cell>
          <table:table-cell office:value-type="float" office:value="103">
            <text:p>103</text:p>
          </table:table-cell>
          <table:table-cell table:formula="of:=[.D326]/[.A326]" office:value-type="float" office:value="0.980952380952381">
            <text:p>0.980952381</text:p>
          </table:table-cell>
          <table:table-cell office:value-type="float" office:value="240">
            <text:p>240</text:p>
          </table:table-cell>
          <table:table-cell table:formula="of:=[.F326]/[.A326]" office:value-type="float" office:value="2.28571428571429">
            <text:p>2.2857142857</text:p>
          </table:table-cell>
          <table:table-cell office:value-type="float" office:value="106">
            <text:p>106</text:p>
          </table:table-cell>
          <table:table-cell table:formula="of:=[.H326]/[.A326]" office:value-type="float" office:value="1.00952380952381">
            <text:p>1.0095238095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62">
            <text:p>62</text:p>
          </table:table-cell>
          <table:table-cell table:formula="of:=[.B327]/[.A327]" office:value-type="float" office:value="1.12727272727273">
            <text:p>1.1272727273</text:p>
          </table:table-cell>
          <table:table-cell office:value-type="float" office:value="54">
            <text:p>54</text:p>
          </table:table-cell>
          <table:table-cell table:formula="of:=[.D327]/[.A327]" office:value-type="float" office:value="0.981818181818182">
            <text:p>0.9818181818</text:p>
          </table:table-cell>
          <table:table-cell office:value-type="float" office:value="99">
            <text:p>99</text:p>
          </table:table-cell>
          <table:table-cell table:formula="of:=[.F327]/[.A327]" office:value-type="float" office:value="1.8">
            <text:p>1.8</text:p>
          </table:table-cell>
          <table:table-cell office:value-type="float" office:value="56">
            <text:p>56</text:p>
          </table:table-cell>
          <table:table-cell table:formula="of:=[.H327]/[.A327]" office:value-type="float" office:value="1.01818181818182">
            <text:p>1.018181818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table:formula="of:=[.B328]/[.A328]" office:value-type="float" office:value="1.13636363636364">
            <text:p>1.1363636364</text:p>
          </table:table-cell>
          <table:table-cell office:value-type="float" office:value="21">
            <text:p>21</text:p>
          </table:table-cell>
          <table:table-cell table:formula="of:=[.D328]/[.A328]" office:value-type="float" office:value="0.954545454545455">
            <text:p>0.9545454545</text:p>
          </table:table-cell>
          <table:table-cell office:value-type="float" office:value="21">
            <text:p>21</text:p>
          </table:table-cell>
          <table:table-cell table:formula="of:=[.F328]/[.A328]" office:value-type="float" office:value="0.954545454545455">
            <text:p>0.9545454545</text:p>
          </table:table-cell>
          <table:table-cell office:value-type="float" office:value="21">
            <text:p>21</text:p>
          </table:table-cell>
          <table:table-cell table:formula="of:=[.H328]/[.A328]" office:value-type="float" office:value="0.954545454545455">
            <text:p>0.954545454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table:formula="of:=[.B329]/[.A329]" office:value-type="float" office:value="1.125">
            <text:p>1.125</text:p>
          </table:table-cell>
          <table:table-cell office:value-type="float" office:value="31">
            <text:p>31</text:p>
          </table:table-cell>
          <table:table-cell table:formula="of:=[.D329]/[.A329]" office:value-type="float" office:value="0.96875">
            <text:p>0.96875</text:p>
          </table:table-cell>
          <table:table-cell office:value-type="float" office:value="39">
            <text:p>39</text:p>
          </table:table-cell>
          <table:table-cell table:formula="of:=[.F329]/[.A329]" office:value-type="float" office:value="1.21875">
            <text:p>1.21875</text:p>
          </table:table-cell>
          <table:table-cell office:value-type="float" office:value="31">
            <text:p>31</text:p>
          </table:table-cell>
          <table:table-cell table:formula="of:=[.H329]/[.A329]" office:value-type="float" office:value="0.96875">
            <text:p>0.96875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  <table:table-cell table:formula="of:=[.B330]/[.A330]" office:value-type="float" office:value="1.05263157894737">
            <text:p>1.0526315789</text:p>
          </table:table-cell>
          <table:table-cell office:value-type="float" office:value="76">
            <text:p>76</text:p>
          </table:table-cell>
          <table:table-cell table:formula="of:=[.D330]/[.A330]" office:value-type="float" office:value="1">
            <text:p>1</text:p>
          </table:table-cell>
          <table:table-cell office:value-type="float" office:value="149">
            <text:p>149</text:p>
          </table:table-cell>
          <table:table-cell table:formula="of:=[.F330]/[.A330]" office:value-type="float" office:value="1.96052631578947">
            <text:p>1.9605263158</text:p>
          </table:table-cell>
          <table:table-cell office:value-type="float" office:value="77">
            <text:p>77</text:p>
          </table:table-cell>
          <table:table-cell table:formula="of:=[.H330]/[.A330]" office:value-type="float" office:value="1.01315789473684">
            <text:p>1.0131578947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table:formula="of:=[.B331]/[.A331]" office:value-type="float" office:value="1.10526315789474">
            <text:p>1.1052631579</text:p>
          </table:table-cell>
          <table:table-cell office:value-type="float" office:value="38">
            <text:p>38</text:p>
          </table:table-cell>
          <table:table-cell table:formula="of:=[.D331]/[.A331]" office:value-type="float" office:value="1">
            <text:p>1</text:p>
          </table:table-cell>
          <table:table-cell office:value-type="float" office:value="73">
            <text:p>73</text:p>
          </table:table-cell>
          <table:table-cell table:formula="of:=[.F331]/[.A331]" office:value-type="float" office:value="1.92105263157895">
            <text:p>1.9210526316</text:p>
          </table:table-cell>
          <table:table-cell office:value-type="float" office:value="38">
            <text:p>38</text:p>
          </table:table-cell>
          <table:table-cell table:formula="of:=[.H331]/[.A331]"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formula="of:=[.B332]/[.A332]" office:value-type="float" office:value="1.05">
            <text:p>1.05</text:p>
          </table:table-cell>
          <table:table-cell office:value-type="float" office:value="21">
            <text:p>21</text:p>
          </table:table-cell>
          <table:table-cell table:formula="of:=[.D332]/[.A332]" office:value-type="float" office:value="1.05">
            <text:p>1.05</text:p>
          </table:table-cell>
          <table:table-cell office:value-type="float" office:value="21">
            <text:p>21</text:p>
          </table:table-cell>
          <table:table-cell table:formula="of:=[.F332]/[.A332]" office:value-type="float" office:value="1.05">
            <text:p>1.05</text:p>
          </table:table-cell>
          <table:table-cell office:value-type="float" office:value="20">
            <text:p>20</text:p>
          </table:table-cell>
          <table:table-cell table:formula="of:=[.H332]/[.A332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43">
            <text:p>43</text:p>
          </table:table-cell>
          <table:table-cell table:formula="of:=[.B333]/[.A333]" office:value-type="float" office:value="1">
            <text:p>1</text:p>
          </table:table-cell>
          <table:table-cell office:value-type="float" office:value="40">
            <text:p>40</text:p>
          </table:table-cell>
          <table:table-cell table:formula="of:=[.D333]/[.A333]" office:value-type="float" office:value="0.930232558139535">
            <text:p>0.9302325581</text:p>
          </table:table-cell>
          <table:table-cell office:value-type="float" office:value="105">
            <text:p>105</text:p>
          </table:table-cell>
          <table:table-cell table:formula="of:=[.F333]/[.A333]" office:value-type="float" office:value="2.44186046511628">
            <text:p>2.4418604651</text:p>
          </table:table-cell>
          <table:table-cell office:value-type="float" office:value="40">
            <text:p>40</text:p>
          </table:table-cell>
          <table:table-cell table:formula="of:=[.H333]/[.A333]" office:value-type="float" office:value="0.930232558139535">
            <text:p>0.9302325581</text:p>
          </table:table-cell>
        </table:table-row>
        <table:table-row table:style-name="ro1">
          <table:table-cell table:number-columns-repeated="2" office:value-type="float" office:value="58">
            <text:p>58</text:p>
          </table:table-cell>
          <table:table-cell table:formula="of:=[.B334]/[.A334]" office:value-type="float" office:value="1">
            <text:p>1</text:p>
          </table:table-cell>
          <table:table-cell office:value-type="float" office:value="59">
            <text:p>59</text:p>
          </table:table-cell>
          <table:table-cell table:formula="of:=[.D334]/[.A334]" office:value-type="float" office:value="1.01724137931034">
            <text:p>1.0172413793</text:p>
          </table:table-cell>
          <table:table-cell office:value-type="float" office:value="104">
            <text:p>104</text:p>
          </table:table-cell>
          <table:table-cell table:formula="of:=[.F334]/[.A334]" office:value-type="float" office:value="1.79310344827586">
            <text:p>1.7931034483</text:p>
          </table:table-cell>
          <table:table-cell office:value-type="float" office:value="59">
            <text:p>59</text:p>
          </table:table-cell>
          <table:table-cell table:formula="of:=[.H334]/[.A334]" office:value-type="float" office:value="1.01724137931034">
            <text:p>1.0172413793</text:p>
          </table:table-cell>
        </table:table-row>
        <table:table-row table:style-name="ro1">
          <table:table-cell table:number-columns-repeated="2" office:value-type="float" office:value="44">
            <text:p>44</text:p>
          </table:table-cell>
          <table:table-cell table:formula="of:=[.B335]/[.A335]" office:value-type="float" office:value="1">
            <text:p>1</text:p>
          </table:table-cell>
          <table:table-cell office:value-type="float" office:value="42">
            <text:p>42</text:p>
          </table:table-cell>
          <table:table-cell table:formula="of:=[.D335]/[.A335]" office:value-type="float" office:value="0.954545454545455">
            <text:p>0.9545454545</text:p>
          </table:table-cell>
          <table:table-cell office:value-type="float" office:value="55">
            <text:p>55</text:p>
          </table:table-cell>
          <table:table-cell table:formula="of:=[.F335]/[.A335]" office:value-type="float" office:value="1.25">
            <text:p>1.25</text:p>
          </table:table-cell>
          <table:table-cell office:value-type="float" office:value="43">
            <text:p>43</text:p>
          </table:table-cell>
          <table:table-cell table:formula="of:=[.H335]/[.A335]" office:value-type="float" office:value="0.977272727272727">
            <text:p>0.9772727273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table:formula="of:=[.B336]/[.A336]" office:value-type="float" office:value="1.02439024390244">
            <text:p>1.0243902439</text:p>
          </table:table-cell>
          <table:table-cell office:value-type="float" office:value="42">
            <text:p>42</text:p>
          </table:table-cell>
          <table:table-cell table:formula="of:=[.D336]/[.A336]" office:value-type="float" office:value="1.02439024390244">
            <text:p>1.0243902439</text:p>
          </table:table-cell>
          <table:table-cell office:value-type="float" office:value="60">
            <text:p>60</text:p>
          </table:table-cell>
          <table:table-cell table:formula="of:=[.F336]/[.A336]" office:value-type="float" office:value="1.46341463414634">
            <text:p>1.4634146341</text:p>
          </table:table-cell>
          <table:table-cell office:value-type="float" office:value="41">
            <text:p>41</text:p>
          </table:table-cell>
          <table:table-cell table:formula="of:=[.H336]/[.A336]"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[.B337]/[.A337]" office:value-type="float" office:value="1.07692307692308">
            <text:p>1.0769230769</text:p>
          </table:table-cell>
          <table:table-cell office:value-type="float" office:value="14">
            <text:p>14</text:p>
          </table:table-cell>
          <table:table-cell table:formula="of:=[.D337]/[.A337]" office:value-type="float" office:value="1.07692307692308">
            <text:p>1.0769230769</text:p>
          </table:table-cell>
          <table:table-cell office:value-type="float" office:value="23">
            <text:p>23</text:p>
          </table:table-cell>
          <table:table-cell table:formula="of:=[.F337]/[.A337]" office:value-type="float" office:value="1.76923076923077">
            <text:p>1.7692307692</text:p>
          </table:table-cell>
          <table:table-cell office:value-type="float" office:value="13">
            <text:p>13</text:p>
          </table:table-cell>
          <table:table-cell table:formula="of:=[.H337]/[.A337]" office:value-type="float" office:value="1">
            <text:p>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table:formula="of:=[.B338]/[.A338]" office:value-type="float" office:value="1.025">
            <text:p>1.025</text:p>
          </table:table-cell>
          <table:table-cell office:value-type="float" office:value="40">
            <text:p>40</text:p>
          </table:table-cell>
          <table:table-cell table:formula="of:=[.D338]/[.A338]" office:value-type="float" office:value="1">
            <text:p>1</text:p>
          </table:table-cell>
          <table:table-cell office:value-type="float" office:value="53">
            <text:p>53</text:p>
          </table:table-cell>
          <table:table-cell table:formula="of:=[.F338]/[.A338]" office:value-type="float" office:value="1.325">
            <text:p>1.325</text:p>
          </table:table-cell>
          <table:table-cell office:value-type="float" office:value="40">
            <text:p>40</text:p>
          </table:table-cell>
          <table:table-cell table:formula="of:=[.H338]/[.A338]"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formula="of:=[.B339]/[.A339]" office:value-type="float" office:value="1.05">
            <text:p>1.05</text:p>
          </table:table-cell>
          <table:table-cell office:value-type="float" office:value="21">
            <text:p>21</text:p>
          </table:table-cell>
          <table:table-cell table:formula="of:=[.D339]/[.A339]" office:value-type="float" office:value="1.05">
            <text:p>1.05</text:p>
          </table:table-cell>
          <table:table-cell office:value-type="float" office:value="21">
            <text:p>21</text:p>
          </table:table-cell>
          <table:table-cell table:formula="of:=[.F339]/[.A339]" office:value-type="float" office:value="1.05">
            <text:p>1.05</text:p>
          </table:table-cell>
          <table:table-cell office:value-type="float" office:value="21">
            <text:p>21</text:p>
          </table:table-cell>
          <table:table-cell table:formula="of:=[.H339]/[.A339]" office:value-type="float" office:value="1.05">
            <text:p>1.0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formula="of:=[.B340]/[.A340]" office:value-type="float" office:value="1.1">
            <text:p>1.1</text:p>
          </table:table-cell>
          <table:table-cell office:value-type="float" office:value="10">
            <text:p>10</text:p>
          </table:table-cell>
          <table:table-cell table:formula="of:=[.D340]/[.A340]"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[.F340]/[.A340]"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[.H340]/[.A340]" office:value-type="float" office:value="1">
            <text:p>1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8">
            <text:p>58</text:p>
          </table:table-cell>
          <table:table-cell table:formula="of:=[.B341]/[.A341]" office:value-type="float" office:value="1.05454545454545">
            <text:p>1.0545454545</text:p>
          </table:table-cell>
          <table:table-cell office:value-type="float" office:value="53">
            <text:p>53</text:p>
          </table:table-cell>
          <table:table-cell table:formula="of:=[.D341]/[.A341]" office:value-type="float" office:value="0.963636363636364">
            <text:p>0.9636363636</text:p>
          </table:table-cell>
          <table:table-cell office:value-type="float" office:value="111">
            <text:p>111</text:p>
          </table:table-cell>
          <table:table-cell table:formula="of:=[.F341]/[.A341]" office:value-type="float" office:value="2.01818181818182">
            <text:p>2.0181818182</text:p>
          </table:table-cell>
          <table:table-cell office:value-type="float" office:value="54">
            <text:p>54</text:p>
          </table:table-cell>
          <table:table-cell table:formula="of:=[.H341]/[.A341]" office:value-type="float" office:value="0.981818181818182">
            <text:p>0.9818181818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9">
            <text:p>49</text:p>
          </table:table-cell>
          <table:table-cell table:formula="of:=[.B342]/[.A342]" office:value-type="float" office:value="1.06521739130435">
            <text:p>1.0652173913</text:p>
          </table:table-cell>
          <table:table-cell office:value-type="float" office:value="48">
            <text:p>48</text:p>
          </table:table-cell>
          <table:table-cell table:formula="of:=[.D342]/[.A342]" office:value-type="float" office:value="1.04347826086957">
            <text:p>1.0434782609</text:p>
          </table:table-cell>
          <table:table-cell office:value-type="float" office:value="71">
            <text:p>71</text:p>
          </table:table-cell>
          <table:table-cell table:formula="of:=[.F342]/[.A342]" office:value-type="float" office:value="1.54347826086957">
            <text:p>1.5434782609</text:p>
          </table:table-cell>
          <table:table-cell office:value-type="float" office:value="45">
            <text:p>45</text:p>
          </table:table-cell>
          <table:table-cell table:formula="of:=[.H342]/[.A342]" office:value-type="float" office:value="0.978260869565217">
            <text:p>0.978260869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57">
            <text:p>157</text:p>
          </table:table-cell>
          <table:table-cell table:formula="of:=[.B343]/[.A343]" office:value-type="float" office:value="1.01948051948052">
            <text:p>1.0194805195</text:p>
          </table:table-cell>
          <table:table-cell office:value-type="float" office:value="148">
            <text:p>148</text:p>
          </table:table-cell>
          <table:table-cell table:formula="of:=[.D343]/[.A343]" office:value-type="float" office:value="0.961038961038961">
            <text:p>0.961038961</text:p>
          </table:table-cell>
          <table:table-cell office:value-type="float" office:value="276">
            <text:p>276</text:p>
          </table:table-cell>
          <table:table-cell table:formula="of:=[.F343]/[.A343]" office:value-type="float" office:value="1.79220779220779">
            <text:p>1.7922077922</text:p>
          </table:table-cell>
          <table:table-cell office:value-type="float" office:value="153">
            <text:p>153</text:p>
          </table:table-cell>
          <table:table-cell table:formula="of:=[.H343]/[.A343]" office:value-type="float" office:value="0.993506493506493">
            <text:p>0.9935064935</text:p>
          </table:table-cell>
        </table:table-row>
        <table:table-row table:style-name="ro1">
          <table:table-cell table:number-columns-repeated="2" office:value-type="float" office:value="88">
            <text:p>88</text:p>
          </table:table-cell>
          <table:table-cell table:formula="of:=[.B344]/[.A344]" office:value-type="float" office:value="1">
            <text:p>1</text:p>
          </table:table-cell>
          <table:table-cell office:value-type="float" office:value="85">
            <text:p>85</text:p>
          </table:table-cell>
          <table:table-cell table:formula="of:=[.D344]/[.A344]" office:value-type="float" office:value="0.965909090909091">
            <text:p>0.9659090909</text:p>
          </table:table-cell>
          <table:table-cell office:value-type="float" office:value="169">
            <text:p>169</text:p>
          </table:table-cell>
          <table:table-cell table:formula="of:=[.F344]/[.A344]" office:value-type="float" office:value="1.92045454545455">
            <text:p>1.9204545455</text:p>
          </table:table-cell>
          <table:table-cell office:value-type="float" office:value="87">
            <text:p>87</text:p>
          </table:table-cell>
          <table:table-cell table:formula="of:=[.H344]/[.A344]" office:value-type="float" office:value="0.988636363636364">
            <text:p>0.988636363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formula="of:=[.B345]/[.A345]" office:value-type="float" office:value="1.04545454545455">
            <text:p>1.0454545455</text:p>
          </table:table-cell>
          <table:table-cell office:value-type="float" office:value="21">
            <text:p>21</text:p>
          </table:table-cell>
          <table:table-cell table:formula="of:=[.D345]/[.A345]" office:value-type="float" office:value="0.954545454545455">
            <text:p>0.9545454545</text:p>
          </table:table-cell>
          <table:table-cell office:value-type="float" office:value="25">
            <text:p>25</text:p>
          </table:table-cell>
          <table:table-cell table:formula="of:=[.F345]/[.A345]" office:value-type="float" office:value="1.13636363636364">
            <text:p>1.1363636364</text:p>
          </table:table-cell>
          <table:table-cell office:value-type="float" office:value="33">
            <text:p>33</text:p>
          </table:table-cell>
          <table:table-cell table:formula="of:=[.H345]/[.A345]" office:value-type="float" office:value="1.5">
            <text:p>1.5</text:p>
          </table:table-cell>
        </table:table-row>
        <table:table-row table:style-name="ro1">
          <table:table-cell table:number-columns-repeated="2" office:value-type="float" office:value="24">
            <text:p>24</text:p>
          </table:table-cell>
          <table:table-cell table:formula="of:=[.B346]/[.A346]" office:value-type="float" office:value="1">
            <text:p>1</text:p>
          </table:table-cell>
          <table:table-cell office:value-type="float" office:value="24">
            <text:p>24</text:p>
          </table:table-cell>
          <table:table-cell table:formula="of:=[.D346]/[.A346]" office:value-type="float" office:value="1">
            <text:p>1</text:p>
          </table:table-cell>
          <table:table-cell office:value-type="float" office:value="29">
            <text:p>29</text:p>
          </table:table-cell>
          <table:table-cell table:formula="of:=[.F346]/[.A346]" office:value-type="float" office:value="1.20833333333333">
            <text:p>1.2083333333</text:p>
          </table:table-cell>
          <table:table-cell office:value-type="float" office:value="24">
            <text:p>24</text:p>
          </table:table-cell>
          <table:table-cell table:formula="of:=[.H346]/[.A346]" office:value-type="float" office:value="1">
            <text:p>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table:formula="of:=[.B347]/[.A347]" office:value-type="float" office:value="0.986842105263158">
            <text:p>0.9868421053</text:p>
          </table:table-cell>
          <table:table-cell office:value-type="float" office:value="76">
            <text:p>76</text:p>
          </table:table-cell>
          <table:table-cell table:formula="of:=[.D347]/[.A347]" office:value-type="float" office:value="1">
            <text:p>1</text:p>
          </table:table-cell>
          <table:table-cell office:value-type="float" office:value="129">
            <text:p>129</text:p>
          </table:table-cell>
          <table:table-cell table:formula="of:=[.F347]/[.A347]" office:value-type="float" office:value="1.69736842105263">
            <text:p>1.6973684211</text:p>
          </table:table-cell>
          <table:table-cell office:value-type="float" office:value="79">
            <text:p>79</text:p>
          </table:table-cell>
          <table:table-cell table:formula="of:=[.H347]/[.A347]" office:value-type="float" office:value="1.03947368421053">
            <text:p>1.039473684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formula="of:=[.B348]/[.A348]" office:value-type="float" office:value="1.04761904761905">
            <text:p>1.0476190476</text:p>
          </table:table-cell>
          <table:table-cell office:value-type="float" office:value="21">
            <text:p>21</text:p>
          </table:table-cell>
          <table:table-cell table:formula="of:=[.D348]/[.A348]" office:value-type="float" office:value="1">
            <text:p>1</text:p>
          </table:table-cell>
          <table:table-cell office:value-type="float" office:value="22">
            <text:p>22</text:p>
          </table:table-cell>
          <table:table-cell table:formula="of:=[.F348]/[.A348]" office:value-type="float" office:value="1.04761904761905">
            <text:p>1.0476190476</text:p>
          </table:table-cell>
          <table:table-cell office:value-type="float" office:value="20">
            <text:p>20</text:p>
          </table:table-cell>
          <table:table-cell table:formula="of:=[.H348]/[.A348]" office:value-type="float" office:value="0.952380952380952">
            <text:p>0.9523809524</text:p>
          </table:table-cell>
        </table:table-row>
        <table:table-row table:style-name="ro1">
          <table:table-cell table:number-columns-repeated="2" office:value-type="float" office:value="60">
            <text:p>60</text:p>
          </table:table-cell>
          <table:table-cell table:formula="of:=[.B349]/[.A349]" office:value-type="float" office:value="1">
            <text:p>1</text:p>
          </table:table-cell>
          <table:table-cell office:value-type="float" office:value="56">
            <text:p>56</text:p>
          </table:table-cell>
          <table:table-cell table:formula="of:=[.D349]/[.A349]" office:value-type="float" office:value="0.933333333333333">
            <text:p>0.9333333333</text:p>
          </table:table-cell>
          <table:table-cell office:value-type="float" office:value="127">
            <text:p>127</text:p>
          </table:table-cell>
          <table:table-cell table:formula="of:=[.F349]/[.A349]" office:value-type="float" office:value="2.11666666666667">
            <text:p>2.1166666667</text:p>
          </table:table-cell>
          <table:table-cell office:value-type="float" office:value="59">
            <text:p>59</text:p>
          </table:table-cell>
          <table:table-cell table:formula="of:=[.H349]/[.A349]" office:value-type="float" office:value="0.983333333333333">
            <text:p>0.983333333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table:formula="of:=[.B350]/[.A350]" office:value-type="float" office:value="1.03846153846154">
            <text:p>1.0384615385</text:p>
          </table:table-cell>
          <table:table-cell office:value-type="float" office:value="27">
            <text:p>27</text:p>
          </table:table-cell>
          <table:table-cell table:formula="of:=[.D350]/[.A350]" office:value-type="float" office:value="1.03846153846154">
            <text:p>1.0384615385</text:p>
          </table:table-cell>
          <table:table-cell office:value-type="float" office:value="30">
            <text:p>30</text:p>
          </table:table-cell>
          <table:table-cell table:formula="of:=[.F350]/[.A350]" office:value-type="float" office:value="1.15384615384615">
            <text:p>1.1538461538</text:p>
          </table:table-cell>
          <table:table-cell office:value-type="float" office:value="26">
            <text:p>26</text:p>
          </table:table-cell>
          <table:table-cell table:formula="of:=[.H350]/[.A350]" office:value-type="float" office:value="1">
            <text:p>1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83">
            <text:p>83</text:p>
          </table:table-cell>
          <table:table-cell table:formula="of:=[.B351]/[.A351]" office:value-type="float" office:value="1.07792207792208">
            <text:p>1.0779220779</text:p>
          </table:table-cell>
          <table:table-cell office:value-type="float" office:value="72">
            <text:p>72</text:p>
          </table:table-cell>
          <table:table-cell table:formula="of:=[.D351]/[.A351]" office:value-type="float" office:value="0.935064935064935">
            <text:p>0.9350649351</text:p>
          </table:table-cell>
          <table:table-cell office:value-type="float" office:value="130">
            <text:p>130</text:p>
          </table:table-cell>
          <table:table-cell table:formula="of:=[.F351]/[.A351]" office:value-type="float" office:value="1.68831168831169">
            <text:p>1.6883116883</text:p>
          </table:table-cell>
          <table:table-cell office:value-type="float" office:value="76">
            <text:p>76</text:p>
          </table:table-cell>
          <table:table-cell table:formula="of:=[.H351]/[.A351]" office:value-type="float" office:value="0.987012987012987">
            <text:p>0.98701298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formula="of:=[.B352]/[.A352]" office:value-type="float" office:value="1.04545454545455">
            <text:p>1.0454545455</text:p>
          </table:table-cell>
          <table:table-cell office:value-type="float" office:value="22">
            <text:p>22</text:p>
          </table:table-cell>
          <table:table-cell table:formula="of:=[.D352]/[.A352]" office:value-type="float" office:value="1">
            <text:p>1</text:p>
          </table:table-cell>
          <table:table-cell office:value-type="float" office:value="24">
            <text:p>24</text:p>
          </table:table-cell>
          <table:table-cell table:formula="of:=[.F352]/[.A352]" office:value-type="float" office:value="1.09090909090909">
            <text:p>1.0909090909</text:p>
          </table:table-cell>
          <table:table-cell office:value-type="float" office:value="21">
            <text:p>21</text:p>
          </table:table-cell>
          <table:table-cell table:formula="of:=[.H352]/[.A352]" office:value-type="float" office:value="0.954545454545455">
            <text:p>0.954545454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table:formula="of:=[.B353]/[.A353]" office:value-type="float" office:value="1.1304347826087">
            <text:p>1.1304347826</text:p>
          </table:table-cell>
          <table:table-cell office:value-type="float" office:value="24">
            <text:p>24</text:p>
          </table:table-cell>
          <table:table-cell table:formula="of:=[.D353]/[.A353]" office:value-type="float" office:value="1.04347826086957">
            <text:p>1.0434782609</text:p>
          </table:table-cell>
          <table:table-cell office:value-type="float" office:value="26">
            <text:p>26</text:p>
          </table:table-cell>
          <table:table-cell table:formula="of:=[.F353]/[.A353]" office:value-type="float" office:value="1.1304347826087">
            <text:p>1.1304347826</text:p>
          </table:table-cell>
          <table:table-cell office:value-type="float" office:value="24">
            <text:p>24</text:p>
          </table:table-cell>
          <table:table-cell table:formula="of:=[.H353]/[.A353]" office:value-type="float" office:value="1.04347826086957">
            <text:p>1.043478260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formula="of:=[.B354]/[.A354]" office:value-type="float" office:value="1.04">
            <text:p>1.04</text:p>
          </table:table-cell>
          <table:table-cell office:value-type="float" office:value="26">
            <text:p>26</text:p>
          </table:table-cell>
          <table:table-cell table:formula="of:=[.D354]/[.A354]" office:value-type="float" office:value="1.04">
            <text:p>1.04</text:p>
          </table:table-cell>
          <table:table-cell office:value-type="float" office:value="32">
            <text:p>32</text:p>
          </table:table-cell>
          <table:table-cell table:formula="of:=[.F354]/[.A354]" office:value-type="float" office:value="1.28">
            <text:p>1.28</text:p>
          </table:table-cell>
          <table:table-cell office:value-type="float" office:value="26">
            <text:p>26</text:p>
          </table:table-cell>
          <table:table-cell table:formula="of:=[.H354]/[.A354]" office:value-type="float" office:value="1.04">
            <text:p>1.0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formula="of:=[.B355]/[.A355]" office:value-type="float" office:value="1.04347826086957">
            <text:p>1.0434782609</text:p>
          </table:table-cell>
          <table:table-cell office:value-type="float" office:value="21">
            <text:p>21</text:p>
          </table:table-cell>
          <table:table-cell table:formula="of:=[.D355]/[.A355]" office:value-type="float" office:value="0.91304347826087">
            <text:p>0.9130434783</text:p>
          </table:table-cell>
          <table:table-cell office:value-type="float" office:value="33">
            <text:p>33</text:p>
          </table:table-cell>
          <table:table-cell table:formula="of:=[.F355]/[.A355]" office:value-type="float" office:value="1.43478260869565">
            <text:p>1.4347826087</text:p>
          </table:table-cell>
          <table:table-cell office:value-type="float" office:value="24">
            <text:p>24</text:p>
          </table:table-cell>
          <table:table-cell table:formula="of:=[.H355]/[.A355]" office:value-type="float" office:value="1.04347826086957">
            <text:p>1.0434782609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table:formula="of:=[.B356]/[.A356]" office:value-type="float" office:value="1.03571428571429">
            <text:p>1.0357142857</text:p>
          </table:table-cell>
          <table:table-cell office:value-type="float" office:value="56">
            <text:p>56</text:p>
          </table:table-cell>
          <table:table-cell table:formula="of:=[.D356]/[.A356]" office:value-type="float" office:value="1">
            <text:p>1</text:p>
          </table:table-cell>
          <table:table-cell office:value-type="float" office:value="96">
            <text:p>96</text:p>
          </table:table-cell>
          <table:table-cell table:formula="of:=[.F356]/[.A356]" office:value-type="float" office:value="1.71428571428571">
            <text:p>1.7142857143</text:p>
          </table:table-cell>
          <table:table-cell office:value-type="float" office:value="56">
            <text:p>56</text:p>
          </table:table-cell>
          <table:table-cell table:formula="of:=[.H356]/[.A356]" office:value-type="float" office:value="1">
            <text:p>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table:formula="of:=[.B357]/[.A357]" office:value-type="float" office:value="1.02898550724638">
            <text:p>1.0289855072</text:p>
          </table:table-cell>
          <table:table-cell office:value-type="float" office:value="69">
            <text:p>69</text:p>
          </table:table-cell>
          <table:table-cell table:formula="of:=[.D357]/[.A357]" office:value-type="float" office:value="1">
            <text:p>1</text:p>
          </table:table-cell>
          <table:table-cell office:value-type="float" office:value="93">
            <text:p>93</text:p>
          </table:table-cell>
          <table:table-cell table:formula="of:=[.F357]/[.A357]" office:value-type="float" office:value="1.34782608695652">
            <text:p>1.347826087</text:p>
          </table:table-cell>
          <table:table-cell office:value-type="float" office:value="70">
            <text:p>70</text:p>
          </table:table-cell>
          <table:table-cell table:formula="of:=[.H357]/[.A357]" office:value-type="float" office:value="1.01449275362319">
            <text:p>1.0144927536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23">
            <text:p>123</text:p>
          </table:table-cell>
          <table:table-cell table:formula="of:=[.B358]/[.A358]" office:value-type="float" office:value="1.025">
            <text:p>1.025</text:p>
          </table:table-cell>
          <table:table-cell office:value-type="float" office:value="114">
            <text:p>114</text:p>
          </table:table-cell>
          <table:table-cell table:formula="of:=[.D358]/[.A358]" office:value-type="float" office:value="0.95">
            <text:p>0.95</text:p>
          </table:table-cell>
          <table:table-cell office:value-type="float" office:value="260">
            <text:p>260</text:p>
          </table:table-cell>
          <table:table-cell table:formula="of:=[.F358]/[.A358]" office:value-type="float" office:value="2.16666666666667">
            <text:p>2.1666666667</text:p>
          </table:table-cell>
          <table:table-cell office:value-type="float" office:value="120">
            <text:p>120</text:p>
          </table:table-cell>
          <table:table-cell table:formula="of:=[.H358]/[.A358]" office:value-type="float" office:value="1">
            <text:p>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table:formula="of:=[.B359]/[.A359]" office:value-type="float" office:value="1.02564102564103">
            <text:p>1.0256410256</text:p>
          </table:table-cell>
          <table:table-cell office:value-type="float" office:value="40">
            <text:p>40</text:p>
          </table:table-cell>
          <table:table-cell table:formula="of:=[.D359]/[.A359]" office:value-type="float" office:value="1.02564102564103">
            <text:p>1.0256410256</text:p>
          </table:table-cell>
          <table:table-cell office:value-type="float" office:value="62">
            <text:p>62</text:p>
          </table:table-cell>
          <table:table-cell table:formula="of:=[.F359]/[.A359]" office:value-type="float" office:value="1.58974358974359">
            <text:p>1.5897435897</text:p>
          </table:table-cell>
          <table:table-cell office:value-type="float" office:value="39">
            <text:p>39</text:p>
          </table:table-cell>
          <table:table-cell table:formula="of:=[.H359]/[.A359]" office:value-type="float" office:value="1">
            <text:p>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table:formula="of:=[.B360]/[.A360]" office:value-type="float" office:value="1.05882352941176">
            <text:p>1.0588235294</text:p>
          </table:table-cell>
          <table:table-cell office:value-type="float" office:value="33">
            <text:p>33</text:p>
          </table:table-cell>
          <table:table-cell table:formula="of:=[.D360]/[.A360]" office:value-type="float" office:value="0.970588235294118">
            <text:p>0.9705882353</text:p>
          </table:table-cell>
          <table:table-cell office:value-type="float" office:value="49">
            <text:p>49</text:p>
          </table:table-cell>
          <table:table-cell table:formula="of:=[.F360]/[.A360]" office:value-type="float" office:value="1.44117647058824">
            <text:p>1.4411764706</text:p>
          </table:table-cell>
          <table:table-cell office:value-type="float" office:value="33">
            <text:p>33</text:p>
          </table:table-cell>
          <table:table-cell table:formula="of:=[.H360]/[.A360]" office:value-type="float" office:value="0.970588235294118">
            <text:p>0.970588235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[.B361]/[.A361]" office:value-type="float" office:value="1.13333333333333">
            <text:p>1.1333333333</text:p>
          </table:table-cell>
          <table:table-cell office:value-type="float" office:value="16">
            <text:p>16</text:p>
          </table:table-cell>
          <table:table-cell table:formula="of:=[.D361]/[.A361]" office:value-type="float" office:value="1.06666666666667">
            <text:p>1.0666666667</text:p>
          </table:table-cell>
          <table:table-cell office:value-type="float" office:value="23">
            <text:p>23</text:p>
          </table:table-cell>
          <table:table-cell table:formula="of:=[.F361]/[.A361]" office:value-type="float" office:value="1.53333333333333">
            <text:p>1.5333333333</text:p>
          </table:table-cell>
          <table:table-cell office:value-type="float" office:value="14">
            <text:p>14</text:p>
          </table:table-cell>
          <table:table-cell table:formula="of:=[.H361]/[.A361]" office:value-type="float" office:value="0.933333333333333">
            <text:p>0.933333333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formula="of:=[.B362]/[.A362]" office:value-type="float" office:value="1.15789473684211">
            <text:p>1.1578947368</text:p>
          </table:table-cell>
          <table:table-cell office:value-type="float" office:value="20">
            <text:p>20</text:p>
          </table:table-cell>
          <table:table-cell table:formula="of:=[.D362]/[.A362]" office:value-type="float" office:value="1.05263157894737">
            <text:p>1.0526315789</text:p>
          </table:table-cell>
          <table:table-cell office:value-type="float" office:value="25">
            <text:p>25</text:p>
          </table:table-cell>
          <table:table-cell table:formula="of:=[.F362]/[.A362]" office:value-type="float" office:value="1.31578947368421">
            <text:p>1.3157894737</text:p>
          </table:table-cell>
          <table:table-cell office:value-type="float" office:value="20">
            <text:p>20</text:p>
          </table:table-cell>
          <table:table-cell table:formula="of:=[.H362]/[.A362]" office:value-type="float" office:value="1.05263157894737">
            <text:p>1.052631578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table:formula="of:=[.B363]/[.A363]" office:value-type="float" office:value="1.1">
            <text:p>1.1</text:p>
          </table:table-cell>
          <table:table-cell office:value-type="float" office:value="20">
            <text:p>20</text:p>
          </table:table-cell>
          <table:table-cell table:formula="of:=[.D363]/[.A363]" office:value-type="float" office:value="1">
            <text:p>1</text:p>
          </table:table-cell>
          <table:table-cell office:value-type="float" office:value="24">
            <text:p>24</text:p>
          </table:table-cell>
          <table:table-cell table:formula="of:=[.F363]/[.A363]" office:value-type="float" office:value="1.2">
            <text:p>1.2</text:p>
          </table:table-cell>
          <table:table-cell office:value-type="float" office:value="20">
            <text:p>20</text:p>
          </table:table-cell>
          <table:table-cell table:formula="of:=[.H363]/[.A363]" office:value-type="float" office:value="1">
            <text:p>1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16">
            <text:p>116</text:p>
          </table:table-cell>
          <table:table-cell table:formula="of:=[.B364]/[.A364]" office:value-type="float" office:value="1.06422018348624">
            <text:p>1.0642201835</text:p>
          </table:table-cell>
          <table:table-cell office:value-type="float" office:value="103">
            <text:p>103</text:p>
          </table:table-cell>
          <table:table-cell table:formula="of:=[.D364]/[.A364]" office:value-type="float" office:value="0.944954128440367">
            <text:p>0.9449541284</text:p>
          </table:table-cell>
          <table:table-cell office:value-type="float" office:value="193">
            <text:p>193</text:p>
          </table:table-cell>
          <table:table-cell table:formula="of:=[.F364]/[.A364]" office:value-type="float" office:value="1.77064220183486">
            <text:p>1.7706422018</text:p>
          </table:table-cell>
          <table:table-cell office:value-type="float" office:value="108">
            <text:p>108</text:p>
          </table:table-cell>
          <table:table-cell table:formula="of:=[.H364]/[.A364]" office:value-type="float" office:value="0.990825688073394">
            <text:p>0.990825688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7">
            <text:p>47</text:p>
          </table:table-cell>
          <table:table-cell table:formula="of:=[.B365]/[.A365]" office:value-type="float" office:value="1.04444444444444">
            <text:p>1.0444444444</text:p>
          </table:table-cell>
          <table:table-cell office:value-type="float" office:value="45">
            <text:p>45</text:p>
          </table:table-cell>
          <table:table-cell table:formula="of:=[.D365]/[.A365]" office:value-type="float" office:value="1">
            <text:p>1</text:p>
          </table:table-cell>
          <table:table-cell office:value-type="float" office:value="72">
            <text:p>72</text:p>
          </table:table-cell>
          <table:table-cell table:formula="of:=[.F365]/[.A365]" office:value-type="float" office:value="1.6">
            <text:p>1.6</text:p>
          </table:table-cell>
          <table:table-cell office:value-type="float" office:value="45">
            <text:p>45</text:p>
          </table:table-cell>
          <table:table-cell table:formula="of:=[.H365]/[.A365]" office:value-type="float" office:value="1">
            <text:p>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9">
            <text:p>79</text:p>
          </table:table-cell>
          <table:table-cell table:formula="of:=[.B366]/[.A366]" office:value-type="float" office:value="1.03947368421053">
            <text:p>1.0394736842</text:p>
          </table:table-cell>
          <table:table-cell office:value-type="float" office:value="73">
            <text:p>73</text:p>
          </table:table-cell>
          <table:table-cell table:formula="of:=[.D366]/[.A366]" office:value-type="float" office:value="0.960526315789474">
            <text:p>0.9605263158</text:p>
          </table:table-cell>
          <table:table-cell office:value-type="float" office:value="161">
            <text:p>161</text:p>
          </table:table-cell>
          <table:table-cell table:formula="of:=[.F366]/[.A366]" office:value-type="float" office:value="2.11842105263158">
            <text:p>2.1184210526</text:p>
          </table:table-cell>
          <table:table-cell office:value-type="float" office:value="76">
            <text:p>76</text:p>
          </table:table-cell>
          <table:table-cell table:formula="of:=[.H366]/[.A366]" office:value-type="float" office:value="1">
            <text:p>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94">
            <text:p>94</text:p>
          </table:table-cell>
          <table:table-cell table:formula="of:=[.B367]/[.A367]" office:value-type="float" office:value="1.09302325581395">
            <text:p>1.0930232558</text:p>
          </table:table-cell>
          <table:table-cell office:value-type="float" office:value="82">
            <text:p>82</text:p>
          </table:table-cell>
          <table:table-cell table:formula="of:=[.D367]/[.A367]" office:value-type="float" office:value="0.953488372093023">
            <text:p>0.9534883721</text:p>
          </table:table-cell>
          <table:table-cell office:value-type="float" office:value="100">
            <text:p>100</text:p>
          </table:table-cell>
          <table:table-cell table:formula="of:=[.F367]/[.A367]" office:value-type="float" office:value="1.16279069767442">
            <text:p>1.1627906977</text:p>
          </table:table-cell>
          <table:table-cell office:value-type="float" office:value="86">
            <text:p>86</text:p>
          </table:table-cell>
          <table:table-cell table:formula="of:=[.H367]/[.A367]" office:value-type="float" office:value="1">
            <text:p>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table:formula="of:=[.B368]/[.A368]" office:value-type="float" office:value="0.96875">
            <text:p>0.96875</text:p>
          </table:table-cell>
          <table:table-cell office:value-type="float" office:value="30">
            <text:p>30</text:p>
          </table:table-cell>
          <table:table-cell table:formula="of:=[.D368]/[.A368]" office:value-type="float" office:value="0.9375">
            <text:p>0.9375</text:p>
          </table:table-cell>
          <table:table-cell office:value-type="float" office:value="44">
            <text:p>44</text:p>
          </table:table-cell>
          <table:table-cell table:formula="of:=[.F368]/[.A368]" office:value-type="float" office:value="1.375">
            <text:p>1.375</text:p>
          </table:table-cell>
          <table:table-cell office:value-type="float" office:value="30">
            <text:p>30</text:p>
          </table:table-cell>
          <table:table-cell table:formula="of:=[.H368]/[.A368]" office:value-type="float" office:value="0.9375">
            <text:p>0.9375</text:p>
          </table:table-cell>
        </table:table-row>
        <table:table-row table:style-name="ro1">
          <table:table-cell table:number-columns-repeated="2" office:value-type="float" office:value="35">
            <text:p>35</text:p>
          </table:table-cell>
          <table:table-cell table:formula="of:=[.B369]/[.A369]" office:value-type="float" office:value="1">
            <text:p>1</text:p>
          </table:table-cell>
          <table:table-cell office:value-type="float" office:value="35">
            <text:p>35</text:p>
          </table:table-cell>
          <table:table-cell table:formula="of:=[.D369]/[.A369]" office:value-type="float" office:value="1">
            <text:p>1</text:p>
          </table:table-cell>
          <table:table-cell office:value-type="float" office:value="43">
            <text:p>43</text:p>
          </table:table-cell>
          <table:table-cell table:formula="of:=[.F369]/[.A369]" office:value-type="float" office:value="1.22857142857143">
            <text:p>1.2285714286</text:p>
          </table:table-cell>
          <table:table-cell office:value-type="float" office:value="34">
            <text:p>34</text:p>
          </table:table-cell>
          <table:table-cell table:formula="of:=[.H369]/[.A369]" office:value-type="float" office:value="0.971428571428571">
            <text:p>0.9714285714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table:formula="of:=[.B370]/[.A370]" office:value-type="float" office:value="1.03225806451613">
            <text:p>1.0322580645</text:p>
          </table:table-cell>
          <table:table-cell office:value-type="float" office:value="60">
            <text:p>60</text:p>
          </table:table-cell>
          <table:table-cell table:formula="of:=[.D370]/[.A370]" office:value-type="float" office:value="0.967741935483871">
            <text:p>0.9677419355</text:p>
          </table:table-cell>
          <table:table-cell office:value-type="float" office:value="107">
            <text:p>107</text:p>
          </table:table-cell>
          <table:table-cell table:formula="of:=[.F370]/[.A370]" office:value-type="float" office:value="1.7258064516129">
            <text:p>1.7258064516</text:p>
          </table:table-cell>
          <table:table-cell office:value-type="float" office:value="68">
            <text:p>68</text:p>
          </table:table-cell>
          <table:table-cell table:formula="of:=[.H370]/[.A370]" office:value-type="float" office:value="1.09677419354839">
            <text:p>1.0967741935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table:formula="of:=[.B371]/[.A371]" office:value-type="float" office:value="1.02380952380952">
            <text:p>1.0238095238</text:p>
          </table:table-cell>
          <table:table-cell office:value-type="float" office:value="40">
            <text:p>40</text:p>
          </table:table-cell>
          <table:table-cell table:formula="of:=[.D371]/[.A371]" office:value-type="float" office:value="0.952380952380952">
            <text:p>0.9523809524</text:p>
          </table:table-cell>
          <table:table-cell office:value-type="float" office:value="62">
            <text:p>62</text:p>
          </table:table-cell>
          <table:table-cell table:formula="of:=[.F371]/[.A371]" office:value-type="float" office:value="1.47619047619048">
            <text:p>1.4761904762</text:p>
          </table:table-cell>
          <table:table-cell office:value-type="float" office:value="41">
            <text:p>41</text:p>
          </table:table-cell>
          <table:table-cell table:formula="of:=[.H371]/[.A371]" office:value-type="float" office:value="0.976190476190476">
            <text:p>0.976190476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table:formula="of:=[.B372]/[.A372]" office:value-type="float" office:value="0.975609756097561">
            <text:p>0.9756097561</text:p>
          </table:table-cell>
          <table:table-cell office:value-type="float" office:value="40">
            <text:p>40</text:p>
          </table:table-cell>
          <table:table-cell table:formula="of:=[.D372]/[.A372]" office:value-type="float" office:value="0.975609756097561">
            <text:p>0.9756097561</text:p>
          </table:table-cell>
          <table:table-cell office:value-type="float" office:value="45">
            <text:p>45</text:p>
          </table:table-cell>
          <table:table-cell table:formula="of:=[.F372]/[.A372]" office:value-type="float" office:value="1.09756097560976">
            <text:p>1.0975609756</text:p>
          </table:table-cell>
          <table:table-cell office:value-type="float" office:value="39">
            <text:p>39</text:p>
          </table:table-cell>
          <table:table-cell table:formula="of:=[.H372]/[.A372]" office:value-type="float" office:value="0.951219512195122">
            <text:p>0.951219512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table:formula="of:=[.B373]/[.A373]" office:value-type="float" office:value="1.03225806451613">
            <text:p>1.0322580645</text:p>
          </table:table-cell>
          <table:table-cell office:value-type="float" office:value="31">
            <text:p>31</text:p>
          </table:table-cell>
          <table:table-cell table:formula="of:=[.D373]/[.A373]" office:value-type="float" office:value="1">
            <text:p>1</text:p>
          </table:table-cell>
          <table:table-cell office:value-type="float" office:value="40">
            <text:p>40</text:p>
          </table:table-cell>
          <table:table-cell table:formula="of:=[.F373]/[.A373]" office:value-type="float" office:value="1.29032258064516">
            <text:p>1.2903225806</text:p>
          </table:table-cell>
          <table:table-cell office:value-type="float" office:value="30">
            <text:p>30</text:p>
          </table:table-cell>
          <table:table-cell table:formula="of:=[.H373]/[.A373]" office:value-type="float" office:value="0.967741935483871">
            <text:p>0.9677419355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6">
            <text:p>66</text:p>
          </table:table-cell>
          <table:table-cell table:formula="of:=[.B374]/[.A374]" office:value-type="float" office:value="1.08196721311475">
            <text:p>1.0819672131</text:p>
          </table:table-cell>
          <table:table-cell office:value-type="float" office:value="62">
            <text:p>62</text:p>
          </table:table-cell>
          <table:table-cell table:formula="of:=[.D374]/[.A374]" office:value-type="float" office:value="1.01639344262295">
            <text:p>1.0163934426</text:p>
          </table:table-cell>
          <table:table-cell office:value-type="float" office:value="98">
            <text:p>98</text:p>
          </table:table-cell>
          <table:table-cell table:formula="of:=[.F374]/[.A374]" office:value-type="float" office:value="1.60655737704918">
            <text:p>1.606557377</text:p>
          </table:table-cell>
          <table:table-cell office:value-type="float" office:value="63">
            <text:p>63</text:p>
          </table:table-cell>
          <table:table-cell table:formula="of:=[.H374]/[.A374]" office:value-type="float" office:value="1.0327868852459">
            <text:p>1.0327868852</text:p>
          </table:table-cell>
        </table:table-row>
        <table:table-row table:style-name="ro1">
          <table:table-cell table:number-columns-repeated="2" office:value-type="float" office:value="21">
            <text:p>21</text:p>
          </table:table-cell>
          <table:table-cell table:formula="of:=[.B375]/[.A375]"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D375]/[.A375]" office:value-type="float" office:value="0.952380952380952">
            <text:p>0.9523809524</text:p>
          </table:table-cell>
          <table:table-cell office:value-type="float" office:value="20">
            <text:p>20</text:p>
          </table:table-cell>
          <table:table-cell table:formula="of:=[.F375]/[.A375]" office:value-type="float" office:value="0.952380952380952">
            <text:p>0.9523809524</text:p>
          </table:table-cell>
          <table:table-cell office:value-type="float" office:value="20">
            <text:p>20</text:p>
          </table:table-cell>
          <table:table-cell table:formula="of:=[.H375]/[.A375]" office:value-type="float" office:value="0.952380952380952">
            <text:p>0.9523809524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4">
            <text:p>54</text:p>
          </table:table-cell>
          <table:table-cell table:formula="of:=[.B376]/[.A376]" office:value-type="float" office:value="0.981818181818182">
            <text:p>0.9818181818</text:p>
          </table:table-cell>
          <table:table-cell office:value-type="float" office:value="54">
            <text:p>54</text:p>
          </table:table-cell>
          <table:table-cell table:formula="of:=[.D376]/[.A376]" office:value-type="float" office:value="0.981818181818182">
            <text:p>0.9818181818</text:p>
          </table:table-cell>
          <table:table-cell office:value-type="float" office:value="97">
            <text:p>97</text:p>
          </table:table-cell>
          <table:table-cell table:formula="of:=[.F376]/[.A376]" office:value-type="float" office:value="1.76363636363636">
            <text:p>1.7636363636</text:p>
          </table:table-cell>
          <table:table-cell office:value-type="float" office:value="54">
            <text:p>54</text:p>
          </table:table-cell>
          <table:table-cell table:formula="of:=[.H376]/[.A376]" office:value-type="float" office:value="0.981818181818182">
            <text:p>0.981818181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table:formula="of:=[.B377]/[.A377]" office:value-type="float" office:value="1.02857142857143">
            <text:p>1.0285714286</text:p>
          </table:table-cell>
          <table:table-cell office:value-type="float" office:value="64">
            <text:p>64</text:p>
          </table:table-cell>
          <table:table-cell table:formula="of:=[.D377]/[.A377]" office:value-type="float" office:value="0.914285714285714">
            <text:p>0.9142857143</text:p>
          </table:table-cell>
          <table:table-cell office:value-type="float" office:value="123">
            <text:p>123</text:p>
          </table:table-cell>
          <table:table-cell table:formula="of:=[.F377]/[.A377]" office:value-type="float" office:value="1.75714285714286">
            <text:p>1.7571428571</text:p>
          </table:table-cell>
          <table:table-cell office:value-type="float" office:value="68">
            <text:p>68</text:p>
          </table:table-cell>
          <table:table-cell table:formula="of:=[.H377]/[.A377]" office:value-type="float" office:value="0.971428571428571">
            <text:p>0.971428571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table:formula="of:=[.B378]/[.A378]" office:value-type="float" office:value="0.962962962962963">
            <text:p>0.962962963</text:p>
          </table:table-cell>
          <table:table-cell office:value-type="float" office:value="27">
            <text:p>27</text:p>
          </table:table-cell>
          <table:table-cell table:formula="of:=[.D378]/[.A378]" office:value-type="float" office:value="1">
            <text:p>1</text:p>
          </table:table-cell>
          <table:table-cell office:value-type="float" office:value="51">
            <text:p>51</text:p>
          </table:table-cell>
          <table:table-cell table:formula="of:=[.F378]/[.A378]" office:value-type="float" office:value="1.88888888888889">
            <text:p>1.8888888889</text:p>
          </table:table-cell>
          <table:table-cell office:value-type="float" office:value="26">
            <text:p>26</text:p>
          </table:table-cell>
          <table:table-cell table:formula="of:=[.H378]/[.A378]" office:value-type="float" office:value="0.962962962962963">
            <text:p>0.96296296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83">
            <text:p>83</text:p>
          </table:table-cell>
          <table:table-cell table:formula="of:=[.B379]/[.A379]" office:value-type="float" office:value="1.07792207792208">
            <text:p>1.0779220779</text:p>
          </table:table-cell>
          <table:table-cell office:value-type="float" office:value="78">
            <text:p>78</text:p>
          </table:table-cell>
          <table:table-cell table:formula="of:=[.D379]/[.A379]" office:value-type="float" office:value="1.01298701298701">
            <text:p>1.012987013</text:p>
          </table:table-cell>
          <table:table-cell office:value-type="float" office:value="130">
            <text:p>130</text:p>
          </table:table-cell>
          <table:table-cell table:formula="of:=[.F379]/[.A379]" office:value-type="float" office:value="1.68831168831169">
            <text:p>1.6883116883</text:p>
          </table:table-cell>
          <table:table-cell office:value-type="float" office:value="87">
            <text:p>87</text:p>
          </table:table-cell>
          <table:table-cell table:formula="of:=[.H379]/[.A379]" office:value-type="float" office:value="1.12987012987013">
            <text:p>1.1298701299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table:formula="of:=[.B380]/[.A380]" office:value-type="float" office:value="0.989690721649485">
            <text:p>0.9896907216</text:p>
          </table:table-cell>
          <table:table-cell office:value-type="float" office:value="100">
            <text:p>100</text:p>
          </table:table-cell>
          <table:table-cell table:formula="of:=[.D380]/[.A380]" office:value-type="float" office:value="1.03092783505155">
            <text:p>1.0309278351</text:p>
          </table:table-cell>
          <table:table-cell office:value-type="float" office:value="213">
            <text:p>213</text:p>
          </table:table-cell>
          <table:table-cell table:formula="of:=[.F380]/[.A380]" office:value-type="float" office:value="2.19587628865979">
            <text:p>2.1958762887</text:p>
          </table:table-cell>
          <table:table-cell office:value-type="float" office:value="98">
            <text:p>98</text:p>
          </table:table-cell>
          <table:table-cell table:formula="of:=[.H380]/[.A380]" office:value-type="float" office:value="1.01030927835052">
            <text:p>1.0103092784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table:formula="of:=[.B381]/[.A381]" office:value-type="float" office:value="1.00900900900901">
            <text:p>1.009009009</text:p>
          </table:table-cell>
          <table:table-cell office:value-type="float" office:value="108">
            <text:p>108</text:p>
          </table:table-cell>
          <table:table-cell table:formula="of:=[.D381]/[.A381]" office:value-type="float" office:value="0.972972972972973">
            <text:p>0.972972973</text:p>
          </table:table-cell>
          <table:table-cell office:value-type="float" office:value="248">
            <text:p>248</text:p>
          </table:table-cell>
          <table:table-cell table:formula="of:=[.F381]/[.A381]" office:value-type="float" office:value="2.23423423423423">
            <text:p>2.2342342342</text:p>
          </table:table-cell>
          <table:table-cell office:value-type="float" office:value="110">
            <text:p>110</text:p>
          </table:table-cell>
          <table:table-cell table:formula="of:=[.H381]/[.A381]" office:value-type="float" office:value="0.990990990990991">
            <text:p>0.990990991</text:p>
          </table:table-cell>
        </table:table-row>
        <table:table-row table:style-name="ro1">
          <table:table-cell table:number-columns-repeated="2" office:value-type="float" office:value="22">
            <text:p>22</text:p>
          </table:table-cell>
          <table:table-cell table:formula="of:=[.B382]/[.A382]"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D382]/[.A382]" office:value-type="float" office:value="0.909090909090909">
            <text:p>0.9090909091</text:p>
          </table:table-cell>
          <table:table-cell office:value-type="float" office:value="40">
            <text:p>40</text:p>
          </table:table-cell>
          <table:table-cell table:formula="of:=[.F382]/[.A382]" office:value-type="float" office:value="1.81818181818182">
            <text:p>1.8181818182</text:p>
          </table:table-cell>
          <table:table-cell office:value-type="float" office:value="28">
            <text:p>28</text:p>
          </table:table-cell>
          <table:table-cell table:formula="of:=[.H382]/[.A382]" office:value-type="float" office:value="1.27272727272727">
            <text:p>1.272727272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[.B383]/[.A383]" office:value-type="float" office:value="0.833333333333333">
            <text:p>0.8333333333</text:p>
          </table:table-cell>
          <table:table-cell office:value-type="float" office:value="7">
            <text:p>7</text:p>
          </table:table-cell>
          <table:table-cell table:formula="of:=[.D383]/[.A383]" office:value-type="float" office:value="1.16666666666667">
            <text:p>1.1666666667</text:p>
          </table:table-cell>
          <table:table-cell office:value-type="float" office:value="9">
            <text:p>9</text:p>
          </table:table-cell>
          <table:table-cell table:formula="of:=[.F383]/[.A383]" office:value-type="float" office:value="1.5">
            <text:p>1.5</text:p>
          </table:table-cell>
          <table:table-cell office:value-type="float" office:value="6">
            <text:p>6</text:p>
          </table:table-cell>
          <table:table-cell table:formula="of:=[.H383]/[.A383]" office:value-type="float" office:value="1">
            <text:p>1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3">
            <text:p>93</text:p>
          </table:table-cell>
          <table:table-cell table:formula="of:=[.B384]/[.A384]" office:value-type="float" office:value="1.02197802197802">
            <text:p>1.021978022</text:p>
          </table:table-cell>
          <table:table-cell office:value-type="float" office:value="89">
            <text:p>89</text:p>
          </table:table-cell>
          <table:table-cell table:formula="of:=[.D384]/[.A384]" office:value-type="float" office:value="0.978021978021978">
            <text:p>0.978021978</text:p>
          </table:table-cell>
          <table:table-cell office:value-type="float" office:value="194">
            <text:p>194</text:p>
          </table:table-cell>
          <table:table-cell table:formula="of:=[.F384]/[.A384]" office:value-type="float" office:value="2.13186813186813">
            <text:p>2.1318681319</text:p>
          </table:table-cell>
          <table:table-cell office:value-type="float" office:value="107">
            <text:p>107</text:p>
          </table:table-cell>
          <table:table-cell table:formula="of:=[.H384]/[.A384]" office:value-type="float" office:value="1.17582417582418">
            <text:p>1.1758241758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93">
            <text:p>93</text:p>
          </table:table-cell>
          <table:table-cell table:formula="of:=[.B385]/[.A385]" office:value-type="float" office:value="1.04494382022472">
            <text:p>1.0449438202</text:p>
          </table:table-cell>
          <table:table-cell office:value-type="float" office:value="86">
            <text:p>86</text:p>
          </table:table-cell>
          <table:table-cell table:formula="of:=[.D385]/[.A385]" office:value-type="float" office:value="0.966292134831461">
            <text:p>0.9662921348</text:p>
          </table:table-cell>
          <table:table-cell office:value-type="float" office:value="188">
            <text:p>188</text:p>
          </table:table-cell>
          <table:table-cell table:formula="of:=[.F385]/[.A385]" office:value-type="float" office:value="2.1123595505618">
            <text:p>2.1123595506</text:p>
          </table:table-cell>
          <table:table-cell office:value-type="float" office:value="89">
            <text:p>89</text:p>
          </table:table-cell>
          <table:table-cell table:formula="of:=[.H385]/[.A385]" office:value-type="float" office:value="1">
            <text:p>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f:=[.B386]/[.A386]" office:value-type="float" office:value="1.17647058823529">
            <text:p>1.1764705882</text:p>
          </table:table-cell>
          <table:table-cell office:value-type="float" office:value="18">
            <text:p>18</text:p>
          </table:table-cell>
          <table:table-cell table:formula="of:=[.D386]/[.A386]" office:value-type="float" office:value="1.05882352941176">
            <text:p>1.0588235294</text:p>
          </table:table-cell>
          <table:table-cell office:value-type="float" office:value="30">
            <text:p>30</text:p>
          </table:table-cell>
          <table:table-cell table:formula="of:=[.F386]/[.A386]" office:value-type="float" office:value="1.76470588235294">
            <text:p>1.7647058824</text:p>
          </table:table-cell>
          <table:table-cell office:value-type="float" office:value="17">
            <text:p>17</text:p>
          </table:table-cell>
          <table:table-cell table:formula="of:=[.H386]/[.A386]" office:value-type="float" office:value="1">
            <text:p>1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07">
            <text:p>107</text:p>
          </table:table-cell>
          <table:table-cell table:formula="of:=[.B387]/[.A387]" office:value-type="float" office:value="1.01904761904762">
            <text:p>1.019047619</text:p>
          </table:table-cell>
          <table:table-cell office:value-type="float" office:value="102">
            <text:p>102</text:p>
          </table:table-cell>
          <table:table-cell table:formula="of:=[.D387]/[.A387]" office:value-type="float" office:value="0.971428571428571">
            <text:p>0.9714285714</text:p>
          </table:table-cell>
          <table:table-cell office:value-type="float" office:value="204">
            <text:p>204</text:p>
          </table:table-cell>
          <table:table-cell table:formula="of:=[.F387]/[.A387]" office:value-type="float" office:value="1.94285714285714">
            <text:p>1.9428571429</text:p>
          </table:table-cell>
          <table:table-cell office:value-type="float" office:value="106">
            <text:p>106</text:p>
          </table:table-cell>
          <table:table-cell table:formula="of:=[.H387]/[.A387]" office:value-type="float" office:value="1.00952380952381">
            <text:p>1.009523809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formula="of:=[.B388]/[.A388]" office:value-type="float" office:value="1.08333333333333">
            <text:p>1.0833333333</text:p>
          </table:table-cell>
          <table:table-cell office:value-type="float" office:value="12">
            <text:p>12</text:p>
          </table:table-cell>
          <table:table-cell table:formula="of:=[.D388]/[.A388]"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f:=[.F388]/[.A388]" office:value-type="float" office:value="1.08333333333333">
            <text:p>1.0833333333</text:p>
          </table:table-cell>
          <table:table-cell office:value-type="float" office:value="12">
            <text:p>12</text:p>
          </table:table-cell>
          <table:table-cell table:formula="of:=[.H388]/[.A388]" office:value-type="float" office:value="1">
            <text:p>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table:formula="of:=[.B389]/[.A389]" office:value-type="float" office:value="1.03846153846154">
            <text:p>1.0384615385</text:p>
          </table:table-cell>
          <table:table-cell office:value-type="float" office:value="27">
            <text:p>27</text:p>
          </table:table-cell>
          <table:table-cell table:formula="of:=[.D389]/[.A389]" office:value-type="float" office:value="1.03846153846154">
            <text:p>1.0384615385</text:p>
          </table:table-cell>
          <table:table-cell office:value-type="float" office:value="26">
            <text:p>26</text:p>
          </table:table-cell>
          <table:table-cell table:formula="of:=[.F389]/[.A389]" office:value-type="float" office:value="1">
            <text:p>1</text:p>
          </table:table-cell>
          <table:table-cell office:value-type="float" office:value="26">
            <text:p>26</text:p>
          </table:table-cell>
          <table:table-cell table:formula="of:=[.H389]/[.A389]" office:value-type="float" office:value="1">
            <text:p>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3">
            <text:p>53</text:p>
          </table:table-cell>
          <table:table-cell table:formula="of:=[.B390]/[.A390]" office:value-type="float" office:value="1.03921568627451">
            <text:p>1.0392156863</text:p>
          </table:table-cell>
          <table:table-cell office:value-type="float" office:value="50">
            <text:p>50</text:p>
          </table:table-cell>
          <table:table-cell table:formula="of:=[.D390]/[.A390]" office:value-type="float" office:value="0.980392156862745">
            <text:p>0.9803921569</text:p>
          </table:table-cell>
          <table:table-cell office:value-type="float" office:value="90">
            <text:p>90</text:p>
          </table:table-cell>
          <table:table-cell table:formula="of:=[.F390]/[.A390]" office:value-type="float" office:value="1.76470588235294">
            <text:p>1.7647058824</text:p>
          </table:table-cell>
          <table:table-cell office:value-type="float" office:value="51">
            <text:p>51</text:p>
          </table:table-cell>
          <table:table-cell table:formula="of:=[.H390]/[.A390]" office:value-type="float" office:value="1">
            <text:p>1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40">
            <text:p>140</text:p>
          </table:table-cell>
          <table:table-cell table:formula="of:=[.B391]/[.A391]" office:value-type="float" office:value="1.01449275362319">
            <text:p>1.0144927536</text:p>
          </table:table-cell>
          <table:table-cell office:value-type="float" office:value="132">
            <text:p>132</text:p>
          </table:table-cell>
          <table:table-cell table:formula="of:=[.D391]/[.A391]" office:value-type="float" office:value="0.956521739130435">
            <text:p>0.9565217391</text:p>
          </table:table-cell>
          <table:table-cell office:value-type="float" office:value="293">
            <text:p>293</text:p>
          </table:table-cell>
          <table:table-cell table:formula="of:=[.F391]/[.A391]" office:value-type="float" office:value="2.1231884057971">
            <text:p>2.1231884058</text:p>
          </table:table-cell>
          <table:table-cell office:value-type="float" office:value="144">
            <text:p>144</text:p>
          </table:table-cell>
          <table:table-cell table:formula="of:=[.H391]/[.A391]" office:value-type="float" office:value="1.04347826086957">
            <text:p>1.043478260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table:formula="of:=[.B392]/[.A392]" office:value-type="float" office:value="1.08695652173913">
            <text:p>1.0869565217</text:p>
          </table:table-cell>
          <table:table-cell office:value-type="float" office:value="23">
            <text:p>23</text:p>
          </table:table-cell>
          <table:table-cell table:formula="of:=[.D392]/[.A392]"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F392]/[.A392]" office:value-type="float" office:value="1.08695652173913">
            <text:p>1.0869565217</text:p>
          </table:table-cell>
          <table:table-cell office:value-type="float" office:value="23">
            <text:p>23</text:p>
          </table:table-cell>
          <table:table-cell table:formula="of:=[.H392]/[.A392]" office:value-type="float" office:value="1">
            <text:p>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  <table:table-cell table:formula="of:=[.B393]/[.A393]" office:value-type="float" office:value="1.02739726027397">
            <text:p>1.0273972603</text:p>
          </table:table-cell>
          <table:table-cell office:value-type="float" office:value="72">
            <text:p>72</text:p>
          </table:table-cell>
          <table:table-cell table:formula="of:=[.D393]/[.A393]" office:value-type="float" office:value="0.986301369863014">
            <text:p>0.9863013699</text:p>
          </table:table-cell>
          <table:table-cell office:value-type="float" office:value="128">
            <text:p>128</text:p>
          </table:table-cell>
          <table:table-cell table:formula="of:=[.F393]/[.A393]" office:value-type="float" office:value="1.75342465753425">
            <text:p>1.7534246575</text:p>
          </table:table-cell>
          <table:table-cell office:value-type="float" office:value="75">
            <text:p>75</text:p>
          </table:table-cell>
          <table:table-cell table:formula="of:=[.H393]/[.A393]" office:value-type="float" office:value="1.02739726027397">
            <text:p>1.0273972603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table:formula="of:=[.B394]/[.A394]" office:value-type="float" office:value="1.12820512820513">
            <text:p>1.1282051282</text:p>
          </table:table-cell>
          <table:table-cell office:value-type="float" office:value="39">
            <text:p>39</text:p>
          </table:table-cell>
          <table:table-cell table:formula="of:=[.D394]/[.A394]" office:value-type="float" office:value="1">
            <text:p>1</text:p>
          </table:table-cell>
          <table:table-cell office:value-type="float" office:value="52">
            <text:p>52</text:p>
          </table:table-cell>
          <table:table-cell table:formula="of:=[.F394]/[.A394]" office:value-type="float" office:value="1.33333333333333">
            <text:p>1.3333333333</text:p>
          </table:table-cell>
          <table:table-cell office:value-type="float" office:value="40">
            <text:p>40</text:p>
          </table:table-cell>
          <table:table-cell table:formula="of:=[.H394]/[.A394]" office:value-type="float" office:value="1.02564102564103">
            <text:p>1.025641025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  <table:table-cell table:formula="of:=[.B395]/[.A395]" office:value-type="float" office:value="1.04210526315789">
            <text:p>1.0421052632</text:p>
          </table:table-cell>
          <table:table-cell office:value-type="float" office:value="91">
            <text:p>91</text:p>
          </table:table-cell>
          <table:table-cell table:formula="of:=[.D395]/[.A395]" office:value-type="float" office:value="0.957894736842105">
            <text:p>0.9578947368</text:p>
          </table:table-cell>
          <table:table-cell office:value-type="float" office:value="192">
            <text:p>192</text:p>
          </table:table-cell>
          <table:table-cell table:formula="of:=[.F395]/[.A395]" office:value-type="float" office:value="2.02105263157895">
            <text:p>2.0210526316</text:p>
          </table:table-cell>
          <table:table-cell office:value-type="float" office:value="102">
            <text:p>102</text:p>
          </table:table-cell>
          <table:table-cell table:formula="of:=[.H395]/[.A395]" office:value-type="float" office:value="1.07368421052632">
            <text:p>1.0736842105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table:formula="of:=[.B396]/[.A396]" office:value-type="float" office:value="0.984126984126984">
            <text:p>0.9841269841</text:p>
          </table:table-cell>
          <table:table-cell office:value-type="float" office:value="60">
            <text:p>60</text:p>
          </table:table-cell>
          <table:table-cell table:formula="of:=[.D396]/[.A396]" office:value-type="float" office:value="0.952380952380952">
            <text:p>0.9523809524</text:p>
          </table:table-cell>
          <table:table-cell office:value-type="float" office:value="80">
            <text:p>80</text:p>
          </table:table-cell>
          <table:table-cell table:formula="of:=[.F396]/[.A396]" office:value-type="float" office:value="1.26984126984127">
            <text:p>1.2698412698</text:p>
          </table:table-cell>
          <table:table-cell office:value-type="float" office:value="61">
            <text:p>61</text:p>
          </table:table-cell>
          <table:table-cell table:formula="of:=[.H396]/[.A396]" office:value-type="float" office:value="0.968253968253968">
            <text:p>0.9682539683</text:p>
          </table:table-cell>
        </table:table-row>
        <table:table-row table:style-name="ro1">
          <table:table-cell table:number-columns-repeated="2" office:value-type="float" office:value="22">
            <text:p>22</text:p>
          </table:table-cell>
          <table:table-cell table:formula="of:=[.B397]/[.A397]" office:value-type="float" office:value="1">
            <text:p>1</text:p>
          </table:table-cell>
          <table:table-cell office:value-type="float" office:value="22">
            <text:p>22</text:p>
          </table:table-cell>
          <table:table-cell table:formula="of:=[.D397]/[.A397]"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F397]/[.A397]" office:value-type="float" office:value="1.13636363636364">
            <text:p>1.1363636364</text:p>
          </table:table-cell>
          <table:table-cell office:value-type="float" office:value="21">
            <text:p>21</text:p>
          </table:table-cell>
          <table:table-cell table:formula="of:=[.H397]/[.A397]" office:value-type="float" office:value="0.954545454545455">
            <text:p>0.954545454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table:formula="of:=[.B398]/[.A398]" office:value-type="float" office:value="1.05882352941176">
            <text:p>1.0588235294</text:p>
          </table:table-cell>
          <table:table-cell office:value-type="float" office:value="34">
            <text:p>34</text:p>
          </table:table-cell>
          <table:table-cell table:formula="of:=[.D398]/[.A398]" office:value-type="float" office:value="1">
            <text:p>1</text:p>
          </table:table-cell>
          <table:table-cell office:value-type="float" office:value="47">
            <text:p>47</text:p>
          </table:table-cell>
          <table:table-cell table:formula="of:=[.F398]/[.A398]" office:value-type="float" office:value="1.38235294117647">
            <text:p>1.3823529412</text:p>
          </table:table-cell>
          <table:table-cell office:value-type="float" office:value="35">
            <text:p>35</text:p>
          </table:table-cell>
          <table:table-cell table:formula="of:=[.H398]/[.A398]" office:value-type="float" office:value="1.02941176470588">
            <text:p>1.0294117647</text:p>
          </table:table-cell>
        </table:table-row>
        <table:table-row table:style-name="ro1">
          <table:table-cell table:number-columns-repeated="2" office:value-type="float" office:value="24">
            <text:p>24</text:p>
          </table:table-cell>
          <table:table-cell table:formula="of:=[.B399]/[.A399]" office:value-type="float" office:value="1">
            <text:p>1</text:p>
          </table:table-cell>
          <table:table-cell office:value-type="float" office:value="23">
            <text:p>23</text:p>
          </table:table-cell>
          <table:table-cell table:formula="of:=[.D399]/[.A399]" office:value-type="float" office:value="0.958333333333333">
            <text:p>0.9583333333</text:p>
          </table:table-cell>
          <table:table-cell office:value-type="float" office:value="43">
            <text:p>43</text:p>
          </table:table-cell>
          <table:table-cell table:formula="of:=[.F399]/[.A399]" office:value-type="float" office:value="1.79166666666667">
            <text:p>1.7916666667</text:p>
          </table:table-cell>
          <table:table-cell office:value-type="float" office:value="25">
            <text:p>25</text:p>
          </table:table-cell>
          <table:table-cell table:formula="of:=[.H399]/[.A399]" office:value-type="float" office:value="1.04166666666667">
            <text:p>1.0416666667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table:formula="of:=[.B400]/[.A400]" office:value-type="float" office:value="1.02380952380952">
            <text:p>1.0238095238</text:p>
          </table:table-cell>
          <table:table-cell office:value-type="float" office:value="41">
            <text:p>41</text:p>
          </table:table-cell>
          <table:table-cell table:formula="of:=[.D400]/[.A400]" office:value-type="float" office:value="0.976190476190476">
            <text:p>0.9761904762</text:p>
          </table:table-cell>
          <table:table-cell office:value-type="float" office:value="65">
            <text:p>65</text:p>
          </table:table-cell>
          <table:table-cell table:formula="of:=[.F400]/[.A400]" office:value-type="float" office:value="1.54761904761905">
            <text:p>1.5476190476</text:p>
          </table:table-cell>
          <table:table-cell office:value-type="float" office:value="42">
            <text:p>42</text:p>
          </table:table-cell>
          <table:table-cell table:formula="of:=[.H400]/[.A400]" office:value-type="float" office:value="1">
            <text:p>1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4">
            <text:p>74</text:p>
          </table:table-cell>
          <table:table-cell table:formula="of:=[.B401]/[.A401]" office:value-type="float" office:value="1.08823529411765">
            <text:p>1.0882352941</text:p>
          </table:table-cell>
          <table:table-cell office:value-type="float" office:value="67">
            <text:p>67</text:p>
          </table:table-cell>
          <table:table-cell table:formula="of:=[.D401]/[.A401]" office:value-type="float" office:value="0.985294117647059">
            <text:p>0.9852941176</text:p>
          </table:table-cell>
          <table:table-cell office:value-type="float" office:value="165">
            <text:p>165</text:p>
          </table:table-cell>
          <table:table-cell table:formula="of:=[.F401]/[.A401]" office:value-type="float" office:value="2.42647058823529">
            <text:p>2.4264705882</text:p>
          </table:table-cell>
          <table:table-cell office:value-type="float" office:value="69">
            <text:p>69</text:p>
          </table:table-cell>
          <table:table-cell table:formula="of:=[.H401]/[.A401]" office:value-type="float" office:value="1.01470588235294">
            <text:p>1.0147058824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table:formula="of:=[.B402]/[.A402]" office:value-type="float" office:value="1.02898550724638">
            <text:p>1.0289855072</text:p>
          </table:table-cell>
          <table:table-cell office:value-type="float" office:value="68">
            <text:p>68</text:p>
          </table:table-cell>
          <table:table-cell table:formula="of:=[.D402]/[.A402]" office:value-type="float" office:value="0.985507246376812">
            <text:p>0.9855072464</text:p>
          </table:table-cell>
          <table:table-cell office:value-type="float" office:value="149">
            <text:p>149</text:p>
          </table:table-cell>
          <table:table-cell table:formula="of:=[.F402]/[.A402]" office:value-type="float" office:value="2.15942028985507">
            <text:p>2.1594202899</text:p>
          </table:table-cell>
          <table:table-cell office:value-type="float" office:value="80">
            <text:p>80</text:p>
          </table:table-cell>
          <table:table-cell table:formula="of:=[.H402]/[.A402]" office:value-type="float" office:value="1.15942028985507">
            <text:p>1.1594202899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15">
            <text:p>115</text:p>
          </table:table-cell>
          <table:table-cell table:formula="of:=[.B403]/[.A403]" office:value-type="float" office:value="1.02678571428571">
            <text:p>1.0267857143</text:p>
          </table:table-cell>
          <table:table-cell office:value-type="float" office:value="108">
            <text:p>108</text:p>
          </table:table-cell>
          <table:table-cell table:formula="of:=[.D403]/[.A403]" office:value-type="float" office:value="0.964285714285714">
            <text:p>0.9642857143</text:p>
          </table:table-cell>
          <table:table-cell office:value-type="float" office:value="206">
            <text:p>206</text:p>
          </table:table-cell>
          <table:table-cell table:formula="of:=[.F403]/[.A403]" office:value-type="float" office:value="1.83928571428571">
            <text:p>1.8392857143</text:p>
          </table:table-cell>
          <table:table-cell office:value-type="float" office:value="113">
            <text:p>113</text:p>
          </table:table-cell>
          <table:table-cell table:formula="of:=[.H403]/[.A403]" office:value-type="float" office:value="1.00892857142857">
            <text:p>1.00892857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table:formula="of:=[.B404]/[.A404]" office:value-type="float" office:value="1.0952380952381">
            <text:p>1.0952380952</text:p>
          </table:table-cell>
          <table:table-cell office:value-type="float" office:value="24">
            <text:p>24</text:p>
          </table:table-cell>
          <table:table-cell table:formula="of:=[.D404]/[.A404]" office:value-type="float" office:value="1.14285714285714">
            <text:p>1.1428571429</text:p>
          </table:table-cell>
          <table:table-cell office:value-type="float" office:value="22">
            <text:p>22</text:p>
          </table:table-cell>
          <table:table-cell table:formula="of:=[.F404]/[.A404]" office:value-type="float" office:value="1.04761904761905">
            <text:p>1.0476190476</text:p>
          </table:table-cell>
          <table:table-cell office:value-type="float" office:value="21">
            <text:p>21</text:p>
          </table:table-cell>
          <table:table-cell table:formula="of:=[.H404]/[.A404]" office:value-type="float" office:value="1">
            <text:p>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table:formula="of:=[.B405]/[.A405]" office:value-type="float" office:value="1.0625">
            <text:p>1.0625</text:p>
          </table:table-cell>
          <table:table-cell office:value-type="float" office:value="77">
            <text:p>77</text:p>
          </table:table-cell>
          <table:table-cell table:formula="of:=[.D405]/[.A405]" office:value-type="float" office:value="0.9625">
            <text:p>0.9625</text:p>
          </table:table-cell>
          <table:table-cell office:value-type="float" office:value="153">
            <text:p>153</text:p>
          </table:table-cell>
          <table:table-cell table:formula="of:=[.F405]/[.A405]" office:value-type="float" office:value="1.9125">
            <text:p>1.9125</text:p>
          </table:table-cell>
          <table:table-cell office:value-type="float" office:value="81">
            <text:p>81</text:p>
          </table:table-cell>
          <table:table-cell table:formula="of:=[.H405]/[.A405]" office:value-type="float" office:value="1.0125">
            <text:p>1.0125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10">
            <text:p>110</text:p>
          </table:table-cell>
          <table:table-cell table:formula="of:=[.B406]/[.A406]" office:value-type="float" office:value="1.01851851851852">
            <text:p>1.0185185185</text:p>
          </table:table-cell>
          <table:table-cell office:value-type="float" office:value="105">
            <text:p>105</text:p>
          </table:table-cell>
          <table:table-cell table:formula="of:=[.D406]/[.A406]" office:value-type="float" office:value="0.972222222222222">
            <text:p>0.9722222222</text:p>
          </table:table-cell>
          <table:table-cell office:value-type="float" office:value="231">
            <text:p>231</text:p>
          </table:table-cell>
          <table:table-cell table:formula="of:=[.F406]/[.A406]" office:value-type="float" office:value="2.13888888888889">
            <text:p>2.1388888889</text:p>
          </table:table-cell>
          <table:table-cell office:value-type="float" office:value="116">
            <text:p>116</text:p>
          </table:table-cell>
          <table:table-cell table:formula="of:=[.H406]/[.A406]" office:value-type="float" office:value="1.07407407407407">
            <text:p>1.074074074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table:formula="of:=[.B407]/[.A407]" office:value-type="float" office:value="1.0188679245283">
            <text:p>1.0188679245</text:p>
          </table:table-cell>
          <table:table-cell office:value-type="float" office:value="50">
            <text:p>50</text:p>
          </table:table-cell>
          <table:table-cell table:formula="of:=[.D407]/[.A407]" office:value-type="float" office:value="0.943396226415094">
            <text:p>0.9433962264</text:p>
          </table:table-cell>
          <table:table-cell office:value-type="float" office:value="94">
            <text:p>94</text:p>
          </table:table-cell>
          <table:table-cell table:formula="of:=[.F407]/[.A407]" office:value-type="float" office:value="1.77358490566038">
            <text:p>1.7735849057</text:p>
          </table:table-cell>
          <table:table-cell office:value-type="float" office:value="52">
            <text:p>52</text:p>
          </table:table-cell>
          <table:table-cell table:formula="of:=[.H407]/[.A407]" office:value-type="float" office:value="0.981132075471698">
            <text:p>0.981132075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table:formula="of:=[.B408]/[.A408]" office:value-type="float" office:value="1.07407407407407">
            <text:p>1.0740740741</text:p>
          </table:table-cell>
          <table:table-cell office:value-type="float" office:value="27">
            <text:p>27</text:p>
          </table:table-cell>
          <table:table-cell table:formula="of:=[.D408]/[.A408]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F408]/[.A408]" office:value-type="float" office:value="1.11111111111111">
            <text:p>1.1111111111</text:p>
          </table:table-cell>
          <table:table-cell office:value-type="float" office:value="27">
            <text:p>27</text:p>
          </table:table-cell>
          <table:table-cell table:formula="of:=[.H408]/[.A408]" office:value-type="float" office:value="1">
            <text:p>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table:formula="of:=[.B409]/[.A409]" office:value-type="float" office:value="1.03333333333333">
            <text:p>1.0333333333</text:p>
          </table:table-cell>
          <table:table-cell office:value-type="float" office:value="29">
            <text:p>29</text:p>
          </table:table-cell>
          <table:table-cell table:formula="of:=[.D409]/[.A409]" office:value-type="float" office:value="0.966666666666667">
            <text:p>0.9666666667</text:p>
          </table:table-cell>
          <table:table-cell office:value-type="float" office:value="32">
            <text:p>32</text:p>
          </table:table-cell>
          <table:table-cell table:formula="of:=[.F409]/[.A409]" office:value-type="float" office:value="1.06666666666667">
            <text:p>1.0666666667</text:p>
          </table:table-cell>
          <table:table-cell office:value-type="float" office:value="31">
            <text:p>31</text:p>
          </table:table-cell>
          <table:table-cell table:formula="of:=[.H409]/[.A409]" office:value-type="float" office:value="1.03333333333333">
            <text:p>1.033333333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table:formula="of:=[.B410]/[.A410]" office:value-type="float" office:value="1.11538461538462">
            <text:p>1.1153846154</text:p>
          </table:table-cell>
          <table:table-cell office:value-type="float" office:value="27">
            <text:p>27</text:p>
          </table:table-cell>
          <table:table-cell table:formula="of:=[.D410]/[.A410]" office:value-type="float" office:value="1.03846153846154">
            <text:p>1.0384615385</text:p>
          </table:table-cell>
          <table:table-cell office:value-type="float" office:value="32">
            <text:p>32</text:p>
          </table:table-cell>
          <table:table-cell table:formula="of:=[.F410]/[.A410]" office:value-type="float" office:value="1.23076923076923">
            <text:p>1.2307692308</text:p>
          </table:table-cell>
          <table:table-cell office:value-type="float" office:value="26">
            <text:p>26</text:p>
          </table:table-cell>
          <table:table-cell table:formula="of:=[.H410]/[.A410]" office:value-type="float" office:value="1">
            <text:p>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table:formula="of:=[.B411]/[.A411]" office:value-type="float" office:value="1.1">
            <text:p>1.1</text:p>
          </table:table-cell>
          <table:table-cell office:value-type="float" office:value="49">
            <text:p>49</text:p>
          </table:table-cell>
          <table:table-cell table:formula="of:=[.D411]/[.A411]" office:value-type="float" office:value="0.98">
            <text:p>0.98</text:p>
          </table:table-cell>
          <table:table-cell office:value-type="float" office:value="91">
            <text:p>91</text:p>
          </table:table-cell>
          <table:table-cell table:formula="of:=[.F411]/[.A411]" office:value-type="float" office:value="1.82">
            <text:p>1.82</text:p>
          </table:table-cell>
          <table:table-cell office:value-type="float" office:value="49">
            <text:p>49</text:p>
          </table:table-cell>
          <table:table-cell table:formula="of:=[.H411]/[.A411]" office:value-type="float" office:value="0.98">
            <text:p>0.98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table:formula="of:=[.B412]/[.A412]" office:value-type="float" office:value="1.01234567901235">
            <text:p>1.012345679</text:p>
          </table:table-cell>
          <table:table-cell office:value-type="float" office:value="81">
            <text:p>81</text:p>
          </table:table-cell>
          <table:table-cell table:formula="of:=[.D412]/[.A412]" office:value-type="float" office:value="1">
            <text:p>1</text:p>
          </table:table-cell>
          <table:table-cell office:value-type="float" office:value="160">
            <text:p>160</text:p>
          </table:table-cell>
          <table:table-cell table:formula="of:=[.F412]/[.A412]" office:value-type="float" office:value="1.97530864197531">
            <text:p>1.975308642</text:p>
          </table:table-cell>
          <table:table-cell office:value-type="float" office:value="89">
            <text:p>89</text:p>
          </table:table-cell>
          <table:table-cell table:formula="of:=[.H412]/[.A412]" office:value-type="float" office:value="1.09876543209877">
            <text:p>1.0987654321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table:formula="of:=[.B413]/[.A413]" office:value-type="float" office:value="1.01234567901235">
            <text:p>1.012345679</text:p>
          </table:table-cell>
          <table:table-cell office:value-type="float" office:value="77">
            <text:p>77</text:p>
          </table:table-cell>
          <table:table-cell table:formula="of:=[.D413]/[.A413]" office:value-type="float" office:value="0.950617283950617">
            <text:p>0.950617284</text:p>
          </table:table-cell>
          <table:table-cell office:value-type="float" office:value="162">
            <text:p>162</text:p>
          </table:table-cell>
          <table:table-cell table:formula="of:=[.F413]/[.A413]" office:value-type="float" office:value="2">
            <text:p>2</text:p>
          </table:table-cell>
          <table:table-cell office:value-type="float" office:value="89">
            <text:p>89</text:p>
          </table:table-cell>
          <table:table-cell table:formula="of:=[.H413]/[.A413]" office:value-type="float" office:value="1.09876543209877">
            <text:p>1.098765432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formula="of:=[.B414]/[.A414]" office:value-type="float" office:value="1.04166666666667">
            <text:p>1.0416666667</text:p>
          </table:table-cell>
          <table:table-cell office:value-type="float" office:value="24">
            <text:p>24</text:p>
          </table:table-cell>
          <table:table-cell table:formula="of:=[.D414]/[.A414]" office:value-type="float" office:value="1">
            <text:p>1</text:p>
          </table:table-cell>
          <table:table-cell office:value-type="float" office:value="28">
            <text:p>28</text:p>
          </table:table-cell>
          <table:table-cell table:formula="of:=[.F414]/[.A414]" office:value-type="float" office:value="1.16666666666667">
            <text:p>1.1666666667</text:p>
          </table:table-cell>
          <table:table-cell office:value-type="float" office:value="23">
            <text:p>23</text:p>
          </table:table-cell>
          <table:table-cell table:formula="of:=[.H414]/[.A414]" office:value-type="float" office:value="0.958333333333333">
            <text:p>0.958333333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[.B415]/[.A415]" office:value-type="float" office:value="1.09090909090909">
            <text:p>1.0909090909</text:p>
          </table:table-cell>
          <table:table-cell office:value-type="float" office:value="11">
            <text:p>11</text:p>
          </table:table-cell>
          <table:table-cell table:formula="of:=[.D415]/[.A415]"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.F415]/[.A415]"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.H415]/[.A415]"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table:formula="of:=[.B416]/[.A416]" office:value-type="float" office:value="1.08333333333333">
            <text:p>1.0833333333</text:p>
          </table:table-cell>
          <table:table-cell office:value-type="float" office:value="26">
            <text:p>26</text:p>
          </table:table-cell>
          <table:table-cell table:formula="of:=[.D416]/[.A416]" office:value-type="float" office:value="1.08333333333333">
            <text:p>1.0833333333</text:p>
          </table:table-cell>
          <table:table-cell office:value-type="float" office:value="30">
            <text:p>30</text:p>
          </table:table-cell>
          <table:table-cell table:formula="of:=[.F416]/[.A416]" office:value-type="float" office:value="1.25">
            <text:p>1.25</text:p>
          </table:table-cell>
          <table:table-cell office:value-type="float" office:value="24">
            <text:p>24</text:p>
          </table:table-cell>
          <table:table-cell table:formula="of:=[.H416]/[.A416]" office:value-type="float" office:value="1">
            <text:p>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8">
            <text:p>98</text:p>
          </table:table-cell>
          <table:table-cell table:formula="of:=[.B417]/[.A417]" office:value-type="float" office:value="1.02083333333333">
            <text:p>1.0208333333</text:p>
          </table:table-cell>
          <table:table-cell office:value-type="float" office:value="95">
            <text:p>95</text:p>
          </table:table-cell>
          <table:table-cell table:formula="of:=[.D417]/[.A417]" office:value-type="float" office:value="0.989583333333333">
            <text:p>0.9895833333</text:p>
          </table:table-cell>
          <table:table-cell office:value-type="float" office:value="171">
            <text:p>171</text:p>
          </table:table-cell>
          <table:table-cell table:formula="of:=[.F417]/[.A417]" office:value-type="float" office:value="1.78125">
            <text:p>1.78125</text:p>
          </table:table-cell>
          <table:table-cell office:value-type="float" office:value="97">
            <text:p>97</text:p>
          </table:table-cell>
          <table:table-cell table:formula="of:=[.H417]/[.A417]" office:value-type="float" office:value="1.01041666666667">
            <text:p>1.010416666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61">
            <text:p>161</text:p>
          </table:table-cell>
          <table:table-cell table:formula="of:=[.B418]/[.A418]" office:value-type="float" office:value="0.958333333333333">
            <text:p>0.9583333333</text:p>
          </table:table-cell>
          <table:table-cell office:value-type="float" office:value="157">
            <text:p>157</text:p>
          </table:table-cell>
          <table:table-cell table:formula="of:=[.D418]/[.A418]" office:value-type="float" office:value="0.93452380952381">
            <text:p>0.9345238095</text:p>
          </table:table-cell>
          <table:table-cell office:value-type="float" office:value="315">
            <text:p>315</text:p>
          </table:table-cell>
          <table:table-cell table:formula="of:=[.F418]/[.A418]" office:value-type="float" office:value="1.875">
            <text:p>1.875</text:p>
          </table:table-cell>
          <table:table-cell office:value-type="float" office:value="165">
            <text:p>165</text:p>
          </table:table-cell>
          <table:table-cell table:formula="of:=[.H418]/[.A418]" office:value-type="float" office:value="0.982142857142857">
            <text:p>0.9821428571</text:p>
          </table:table-cell>
        </table:table-row>
        <table:table-row table:style-name="ro1">
          <table:table-cell table:number-columns-repeated="2" office:value-type="float" office:value="12">
            <text:p>12</text:p>
          </table:table-cell>
          <table:table-cell table:formula="of:=[.B419]/[.A419]"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[.D419]/[.A419]"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.F419]/[.A419]" office:value-type="float" office:value="0.916666666666667">
            <text:p>0.9166666667</text:p>
          </table:table-cell>
          <table:table-cell office:value-type="float" office:value="12">
            <text:p>12</text:p>
          </table:table-cell>
          <table:table-cell table:formula="of:=[.H419]/[.A419]"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table:formula="of:=[.B420]/[.A420]" office:value-type="float" office:value="0.92">
            <text:p>0.92</text:p>
          </table:table-cell>
          <table:table-cell office:value-type="float" office:value="24">
            <text:p>24</text:p>
          </table:table-cell>
          <table:table-cell table:formula="of:=[.D420]/[.A420]" office:value-type="float" office:value="0.96">
            <text:p>0.96</text:p>
          </table:table-cell>
          <table:table-cell office:value-type="float" office:value="27">
            <text:p>27</text:p>
          </table:table-cell>
          <table:table-cell table:formula="of:=[.F420]/[.A420]" office:value-type="float" office:value="1.08">
            <text:p>1.08</text:p>
          </table:table-cell>
          <table:table-cell office:value-type="float" office:value="23">
            <text:p>23</text:p>
          </table:table-cell>
          <table:table-cell table:formula="of:=[.H420]/[.A420]" office:value-type="float" office:value="0.92">
            <text:p>0.9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table:formula="of:=[.B421]/[.A421]" office:value-type="float" office:value="0.96969696969697">
            <text:p>0.9696969697</text:p>
          </table:table-cell>
          <table:table-cell office:value-type="float" office:value="33">
            <text:p>33</text:p>
          </table:table-cell>
          <table:table-cell table:formula="of:=[.D421]/[.A421]" office:value-type="float" office:value="1">
            <text:p>1</text:p>
          </table:table-cell>
          <table:table-cell office:value-type="float" office:value="42">
            <text:p>42</text:p>
          </table:table-cell>
          <table:table-cell table:formula="of:=[.F421]/[.A421]" office:value-type="float" office:value="1.27272727272727">
            <text:p>1.2727272727</text:p>
          </table:table-cell>
          <table:table-cell office:value-type="float" office:value="32">
            <text:p>32</text:p>
          </table:table-cell>
          <table:table-cell table:formula="of:=[.H421]/[.A421]" office:value-type="float" office:value="0.96969696969697">
            <text:p>0.969696969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formula="of:=[.B422]/[.A422]" office:value-type="float" office:value="0.985714285714286">
            <text:p>0.9857142857</text:p>
          </table:table-cell>
          <table:table-cell office:value-type="float" office:value="65">
            <text:p>65</text:p>
          </table:table-cell>
          <table:table-cell table:formula="of:=[.D422]/[.A422]" office:value-type="float" office:value="0.928571428571429">
            <text:p>0.9285714286</text:p>
          </table:table-cell>
          <table:table-cell office:value-type="float" office:value="124">
            <text:p>124</text:p>
          </table:table-cell>
          <table:table-cell table:formula="of:=[.F422]/[.A422]" office:value-type="float" office:value="1.77142857142857">
            <text:p>1.7714285714</text:p>
          </table:table-cell>
          <table:table-cell office:value-type="float" office:value="67">
            <text:p>67</text:p>
          </table:table-cell>
          <table:table-cell table:formula="of:=[.H422]/[.A422]" office:value-type="float" office:value="0.957142857142857">
            <text:p>0.957142857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table:formula="of:=[.B423]/[.A423]" office:value-type="float" office:value="0.948717948717949">
            <text:p>0.9487179487</text:p>
          </table:table-cell>
          <table:table-cell office:value-type="float" office:value="37">
            <text:p>37</text:p>
          </table:table-cell>
          <table:table-cell table:formula="of:=[.D423]/[.A423]" office:value-type="float" office:value="0.948717948717949">
            <text:p>0.9487179487</text:p>
          </table:table-cell>
          <table:table-cell office:value-type="float" office:value="56">
            <text:p>56</text:p>
          </table:table-cell>
          <table:table-cell table:formula="of:=[.F423]/[.A423]" office:value-type="float" office:value="1.43589743589744">
            <text:p>1.4358974359</text:p>
          </table:table-cell>
          <table:table-cell office:value-type="float" office:value="37">
            <text:p>37</text:p>
          </table:table-cell>
          <table:table-cell table:formula="of:=[.H423]/[.A423]" office:value-type="float" office:value="0.948717948717949">
            <text:p>0.948717948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table:formula="of:=[.B424]/[.A424]" office:value-type="float" office:value="0.985074626865672">
            <text:p>0.9850746269</text:p>
          </table:table-cell>
          <table:table-cell office:value-type="float" office:value="66">
            <text:p>66</text:p>
          </table:table-cell>
          <table:table-cell table:formula="of:=[.D424]/[.A424]" office:value-type="float" office:value="0.985074626865672">
            <text:p>0.9850746269</text:p>
          </table:table-cell>
          <table:table-cell office:value-type="float" office:value="96">
            <text:p>96</text:p>
          </table:table-cell>
          <table:table-cell table:formula="of:=[.F424]/[.A424]" office:value-type="float" office:value="1.43283582089552">
            <text:p>1.4328358209</text:p>
          </table:table-cell>
          <table:table-cell office:value-type="float" office:value="70">
            <text:p>70</text:p>
          </table:table-cell>
          <table:table-cell table:formula="of:=[.H424]/[.A424]" office:value-type="float" office:value="1.04477611940299">
            <text:p>1.044776119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formula="of:=[.B425]/[.A425]" office:value-type="float" office:value="1.04166666666667">
            <text:p>1.0416666667</text:p>
          </table:table-cell>
          <table:table-cell office:value-type="float" office:value="23">
            <text:p>23</text:p>
          </table:table-cell>
          <table:table-cell table:formula="of:=[.D425]/[.A425]" office:value-type="float" office:value="0.958333333333333">
            <text:p>0.9583333333</text:p>
          </table:table-cell>
          <table:table-cell office:value-type="float" office:value="43">
            <text:p>43</text:p>
          </table:table-cell>
          <table:table-cell table:formula="of:=[.F425]/[.A425]" office:value-type="float" office:value="1.79166666666667">
            <text:p>1.7916666667</text:p>
          </table:table-cell>
          <table:table-cell office:value-type="float" office:value="23">
            <text:p>23</text:p>
          </table:table-cell>
          <table:table-cell table:formula="of:=[.H425]/[.A425]" office:value-type="float" office:value="0.958333333333333">
            <text:p>0.9583333333</text:p>
          </table:table-cell>
        </table:table-row>
        <table:table-row table:style-name="ro1">
          <table:table-cell table:number-columns-repeated="2" office:value-type="float" office:value="34">
            <text:p>34</text:p>
          </table:table-cell>
          <table:table-cell table:formula="of:=[.B426]/[.A426]" office:value-type="float" office:value="1">
            <text:p>1</text:p>
          </table:table-cell>
          <table:table-cell office:value-type="float" office:value="33">
            <text:p>33</text:p>
          </table:table-cell>
          <table:table-cell table:formula="of:=[.D426]/[.A426]" office:value-type="float" office:value="0.970588235294118">
            <text:p>0.9705882353</text:p>
          </table:table-cell>
          <table:table-cell office:value-type="float" office:value="34">
            <text:p>34</text:p>
          </table:table-cell>
          <table:table-cell table:formula="of:=[.F426]/[.A426]" office:value-type="float" office:value="1">
            <text:p>1</text:p>
          </table:table-cell>
          <table:table-cell office:value-type="float" office:value="33">
            <text:p>33</text:p>
          </table:table-cell>
          <table:table-cell table:formula="of:=[.H426]/[.A426]" office:value-type="float" office:value="0.970588235294118">
            <text:p>0.9705882353</text:p>
          </table:table-cell>
        </table:table-row>
        <table:table-row table:style-name="ro1">
          <table:table-cell table:number-columns-repeated="2" office:value-type="float" office:value="21">
            <text:p>21</text:p>
          </table:table-cell>
          <table:table-cell table:formula="of:=[.B427]/[.A427]" office:value-type="float" office:value="1">
            <text:p>1</text:p>
          </table:table-cell>
          <table:table-cell office:value-type="float" office:value="22">
            <text:p>22</text:p>
          </table:table-cell>
          <table:table-cell table:formula="of:=[.D427]/[.A427]" office:value-type="float" office:value="1.04761904761905">
            <text:p>1.0476190476</text:p>
          </table:table-cell>
          <table:table-cell office:value-type="float" office:value="22">
            <text:p>22</text:p>
          </table:table-cell>
          <table:table-cell table:formula="of:=[.F427]/[.A427]" office:value-type="float" office:value="1.04761904761905">
            <text:p>1.0476190476</text:p>
          </table:table-cell>
          <table:table-cell office:value-type="float" office:value="21">
            <text:p>21</text:p>
          </table:table-cell>
          <table:table-cell table:formula="of:=[.H427]/[.A427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18">
            <text:p>18</text:p>
          </table:table-cell>
          <table:table-cell table:formula="of:=[.B428]/[.A428]"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[.D428]/[.A428]" office:value-type="float" office:value="1">
            <text:p>1</text:p>
          </table:table-cell>
          <table:table-cell office:value-type="float" office:value="27">
            <text:p>27</text:p>
          </table:table-cell>
          <table:table-cell table:formula="of:=[.F428]/[.A428]" office:value-type="float" office:value="1.5">
            <text:p>1.5</text:p>
          </table:table-cell>
          <table:table-cell office:value-type="float" office:value="17">
            <text:p>17</text:p>
          </table:table-cell>
          <table:table-cell table:formula="of:=[.H428]/[.A428]" office:value-type="float" office:value="0.944444444444444">
            <text:p>0.9444444444</text:p>
          </table:table-cell>
        </table:table-row>
        <table:table-row table:style-name="ro1">
          <table:table-cell table:number-columns-repeated="2" office:value-type="float" office:value="23">
            <text:p>23</text:p>
          </table:table-cell>
          <table:table-cell table:formula="of:=[.B429]/[.A429]"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D429]/[.A429]" office:value-type="float" office:value="1.08695652173913">
            <text:p>1.0869565217</text:p>
          </table:table-cell>
          <table:table-cell office:value-type="float" office:value="27">
            <text:p>27</text:p>
          </table:table-cell>
          <table:table-cell table:formula="of:=[.F429]/[.A429]" office:value-type="float" office:value="1.17391304347826">
            <text:p>1.1739130435</text:p>
          </table:table-cell>
          <table:table-cell office:value-type="float" office:value="24">
            <text:p>24</text:p>
          </table:table-cell>
          <table:table-cell table:formula="of:=[.H429]/[.A429]" office:value-type="float" office:value="1.04347826086957">
            <text:p>1.043478260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formula="of:=[.B430]/[.A430]" office:value-type="float" office:value="1.04347826086957">
            <text:p>1.0434782609</text:p>
          </table:table-cell>
          <table:table-cell office:value-type="float" office:value="24">
            <text:p>24</text:p>
          </table:table-cell>
          <table:table-cell table:formula="of:=[.D430]/[.A430]" office:value-type="float" office:value="1.04347826086957">
            <text:p>1.0434782609</text:p>
          </table:table-cell>
          <table:table-cell office:value-type="float" office:value="25">
            <text:p>25</text:p>
          </table:table-cell>
          <table:table-cell table:formula="of:=[.F430]/[.A430]" office:value-type="float" office:value="1.08695652173913">
            <text:p>1.0869565217</text:p>
          </table:table-cell>
          <table:table-cell office:value-type="float" office:value="22">
            <text:p>22</text:p>
          </table:table-cell>
          <table:table-cell table:formula="of:=[.H430]/[.A430]" office:value-type="float" office:value="0.956521739130435">
            <text:p>0.956521739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table:formula="of:=[.B431]/[.A431]" office:value-type="float" office:value="1.01020408163265">
            <text:p>1.0102040816</text:p>
          </table:table-cell>
          <table:table-cell office:value-type="float" office:value="98">
            <text:p>98</text:p>
          </table:table-cell>
          <table:table-cell table:formula="of:=[.D431]/[.A431]" office:value-type="float" office:value="1">
            <text:p>1</text:p>
          </table:table-cell>
          <table:table-cell office:value-type="float" office:value="193">
            <text:p>193</text:p>
          </table:table-cell>
          <table:table-cell table:formula="of:=[.F431]/[.A431]" office:value-type="float" office:value="1.96938775510204">
            <text:p>1.9693877551</text:p>
          </table:table-cell>
          <table:table-cell office:value-type="float" office:value="98">
            <text:p>98</text:p>
          </table:table-cell>
          <table:table-cell table:formula="of:=[.H431]/[.A431]" office:value-type="float" office:value="1">
            <text:p>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table:formula="of:=[.B432]/[.A432]" office:value-type="float" office:value="1.07142857142857">
            <text:p>1.0714285714</text:p>
          </table:table-cell>
          <table:table-cell office:value-type="float" office:value="31">
            <text:p>31</text:p>
          </table:table-cell>
          <table:table-cell table:formula="of:=[.D432]/[.A432]" office:value-type="float" office:value="1.10714285714286">
            <text:p>1.1071428571</text:p>
          </table:table-cell>
          <table:table-cell office:value-type="float" office:value="37">
            <text:p>37</text:p>
          </table:table-cell>
          <table:table-cell table:formula="of:=[.F432]/[.A432]" office:value-type="float" office:value="1.32142857142857">
            <text:p>1.3214285714</text:p>
          </table:table-cell>
          <table:table-cell office:value-type="float" office:value="30">
            <text:p>30</text:p>
          </table:table-cell>
          <table:table-cell table:formula="of:=[.H432]/[.A432]" office:value-type="float" office:value="1.07142857142857">
            <text:p>1.0714285714</text:p>
          </table:table-cell>
        </table:table-row>
        <table:table-row table:style-name="ro1">
          <table:table-cell table:number-columns-repeated="2" office:value-type="float" office:value="38">
            <text:p>38</text:p>
          </table:table-cell>
          <table:table-cell table:formula="of:=[.B433]/[.A433]" office:value-type="float" office:value="1">
            <text:p>1</text:p>
          </table:table-cell>
          <table:table-cell office:value-type="float" office:value="36">
            <text:p>36</text:p>
          </table:table-cell>
          <table:table-cell table:formula="of:=[.D433]/[.A433]" office:value-type="float" office:value="0.947368421052632">
            <text:p>0.9473684211</text:p>
          </table:table-cell>
          <table:table-cell office:value-type="float" office:value="38">
            <text:p>38</text:p>
          </table:table-cell>
          <table:table-cell table:formula="of:=[.F433]/[.A433]" office:value-type="float" office:value="1">
            <text:p>1</text:p>
          </table:table-cell>
          <table:table-cell office:value-type="float" office:value="49">
            <text:p>49</text:p>
          </table:table-cell>
          <table:table-cell table:formula="of:=[.H433]/[.A433]" office:value-type="float" office:value="1.28947368421053">
            <text:p>1.289473684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table:formula="of:=[.B434]/[.A434]" office:value-type="float" office:value="1.02272727272727">
            <text:p>1.0227272727</text:p>
          </table:table-cell>
          <table:table-cell office:value-type="float" office:value="44">
            <text:p>44</text:p>
          </table:table-cell>
          <table:table-cell table:formula="of:=[.D434]/[.A434]" office:value-type="float" office:value="1">
            <text:p>1</text:p>
          </table:table-cell>
          <table:table-cell office:value-type="float" office:value="76">
            <text:p>76</text:p>
          </table:table-cell>
          <table:table-cell table:formula="of:=[.F434]/[.A434]" office:value-type="float" office:value="1.72727272727273">
            <text:p>1.7272727273</text:p>
          </table:table-cell>
          <table:table-cell office:value-type="float" office:value="45">
            <text:p>45</text:p>
          </table:table-cell>
          <table:table-cell table:formula="of:=[.H434]/[.A434]" office:value-type="float" office:value="1.02272727272727">
            <text:p>1.0227272727</text:p>
          </table:table-cell>
        </table:table-row>
        <table:table-row table:style-name="ro1">
          <table:table-cell table:number-columns-repeated="2" office:value-type="float" office:value="31">
            <text:p>31</text:p>
          </table:table-cell>
          <table:table-cell table:formula="of:=[.B435]/[.A435]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D435]/[.A435]" office:value-type="float" office:value="1">
            <text:p>1</text:p>
          </table:table-cell>
          <table:table-cell office:value-type="float" office:value="39">
            <text:p>39</text:p>
          </table:table-cell>
          <table:table-cell table:formula="of:=[.F435]/[.A435]" office:value-type="float" office:value="1.25806451612903">
            <text:p>1.2580645161</text:p>
          </table:table-cell>
          <table:table-cell office:value-type="float" office:value="32">
            <text:p>32</text:p>
          </table:table-cell>
          <table:table-cell table:formula="of:=[.H435]/[.A435]" office:value-type="float" office:value="1.03225806451613">
            <text:p>1.0322580645</text:p>
          </table:table-cell>
        </table:table-row>
        <table:table-row table:style-name="ro1">
          <table:table-cell table:number-columns-repeated="2" office:value-type="float" office:value="120">
            <text:p>120</text:p>
          </table:table-cell>
          <table:table-cell table:formula="of:=[.B436]/[.A436]" office:value-type="float" office:value="1">
            <text:p>1</text:p>
          </table:table-cell>
          <table:table-cell office:value-type="float" office:value="116">
            <text:p>116</text:p>
          </table:table-cell>
          <table:table-cell table:formula="of:=[.D436]/[.A436]" office:value-type="float" office:value="0.966666666666667">
            <text:p>0.9666666667</text:p>
          </table:table-cell>
          <table:table-cell office:value-type="float" office:value="179">
            <text:p>179</text:p>
          </table:table-cell>
          <table:table-cell table:formula="of:=[.F436]/[.A436]" office:value-type="float" office:value="1.49166666666667">
            <text:p>1.4916666667</text:p>
          </table:table-cell>
          <table:table-cell office:value-type="float" office:value="128">
            <text:p>128</text:p>
          </table:table-cell>
          <table:table-cell table:formula="of:=[.H436]/[.A436]" office:value-type="float" office:value="1.06666666666667">
            <text:p>1.0666666667</text:p>
          </table:table-cell>
        </table:table-row>
        <table:table-row table:style-name="ro1">
          <table:table-cell table:number-columns-repeated="2" office:value-type="float" office:value="40">
            <text:p>40</text:p>
          </table:table-cell>
          <table:table-cell table:formula="of:=[.B437]/[.A437]" office:value-type="float" office:value="1">
            <text:p>1</text:p>
          </table:table-cell>
          <table:table-cell office:value-type="float" office:value="39">
            <text:p>39</text:p>
          </table:table-cell>
          <table:table-cell table:formula="of:=[.D437]/[.A437]" office:value-type="float" office:value="0.975">
            <text:p>0.975</text:p>
          </table:table-cell>
          <table:table-cell office:value-type="float" office:value="64">
            <text:p>64</text:p>
          </table:table-cell>
          <table:table-cell table:formula="of:=[.F437]/[.A437]" office:value-type="float" office:value="1.6">
            <text:p>1.6</text:p>
          </table:table-cell>
          <table:table-cell office:value-type="float" office:value="47">
            <text:p>47</text:p>
          </table:table-cell>
          <table:table-cell table:formula="of:=[.H437]/[.A437]" office:value-type="float" office:value="1.175">
            <text:p>1.175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43">
            <text:p>143</text:p>
          </table:table-cell>
          <table:table-cell table:formula="of:=[.B438]/[.A438]" office:value-type="float" office:value="1.02877697841727">
            <text:p>1.0287769784</text:p>
          </table:table-cell>
          <table:table-cell office:value-type="float" office:value="134">
            <text:p>134</text:p>
          </table:table-cell>
          <table:table-cell table:formula="of:=[.D438]/[.A438]" office:value-type="float" office:value="0.964028776978417">
            <text:p>0.964028777</text:p>
          </table:table-cell>
          <table:table-cell office:value-type="float" office:value="266">
            <text:p>266</text:p>
          </table:table-cell>
          <table:table-cell table:formula="of:=[.F438]/[.A438]" office:value-type="float" office:value="1.9136690647482">
            <text:p>1.9136690647</text:p>
          </table:table-cell>
          <table:table-cell office:value-type="float" office:value="145">
            <text:p>145</text:p>
          </table:table-cell>
          <table:table-cell table:formula="of:=[.H438]/[.A438]" office:value-type="float" office:value="1.0431654676259">
            <text:p>1.0431654676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7">
            <text:p>77</text:p>
          </table:table-cell>
          <table:table-cell table:formula="of:=[.B439]/[.A439]" office:value-type="float" office:value="1.04054054054054">
            <text:p>1.0405405405</text:p>
          </table:table-cell>
          <table:table-cell office:value-type="float" office:value="71">
            <text:p>71</text:p>
          </table:table-cell>
          <table:table-cell table:formula="of:=[.D439]/[.A439]" office:value-type="float" office:value="0.959459459459459">
            <text:p>0.9594594595</text:p>
          </table:table-cell>
          <table:table-cell office:value-type="float" office:value="158">
            <text:p>158</text:p>
          </table:table-cell>
          <table:table-cell table:formula="of:=[.F439]/[.A439]" office:value-type="float" office:value="2.13513513513513">
            <text:p>2.1351351351</text:p>
          </table:table-cell>
          <table:table-cell office:value-type="float" office:value="74">
            <text:p>74</text:p>
          </table:table-cell>
          <table:table-cell table:formula="of:=[.H439]/[.A439]" office:value-type="float" office:value="1">
            <text:p>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6">
            <text:p>56</text:p>
          </table:table-cell>
          <table:table-cell table:formula="of:=[.B440]/[.A440]" office:value-type="float" office:value="1.05660377358491">
            <text:p>1.0566037736</text:p>
          </table:table-cell>
          <table:table-cell office:value-type="float" office:value="52">
            <text:p>52</text:p>
          </table:table-cell>
          <table:table-cell table:formula="of:=[.D440]/[.A440]" office:value-type="float" office:value="0.981132075471698">
            <text:p>0.9811320755</text:p>
          </table:table-cell>
          <table:table-cell office:value-type="float" office:value="105">
            <text:p>105</text:p>
          </table:table-cell>
          <table:table-cell table:formula="of:=[.F440]/[.A440]" office:value-type="float" office:value="1.9811320754717">
            <text:p>1.9811320755</text:p>
          </table:table-cell>
          <table:table-cell office:value-type="float" office:value="67">
            <text:p>67</text:p>
          </table:table-cell>
          <table:table-cell table:formula="of:=[.H440]/[.A440]" office:value-type="float" office:value="1.26415094339623">
            <text:p>1.264150943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[.B441]/[.A441]" office:value-type="float" office:value="1.05555555555556">
            <text:p>1.0555555556</text:p>
          </table:table-cell>
          <table:table-cell office:value-type="float" office:value="16">
            <text:p>16</text:p>
          </table:table-cell>
          <table:table-cell table:formula="of:=[.D441]/[.A441]" office:value-type="float" office:value="0.888888888888889">
            <text:p>0.8888888889</text:p>
          </table:table-cell>
          <table:table-cell office:value-type="float" office:value="21">
            <text:p>21</text:p>
          </table:table-cell>
          <table:table-cell table:formula="of:=[.F441]/[.A441]" office:value-type="float" office:value="1.16666666666667">
            <text:p>1.1666666667</text:p>
          </table:table-cell>
          <table:table-cell office:value-type="float" office:value="17">
            <text:p>17</text:p>
          </table:table-cell>
          <table:table-cell table:formula="of:=[.H441]/[.A441]" office:value-type="float" office:value="0.944444444444444">
            <text:p>0.9444444444</text:p>
          </table:table-cell>
        </table:table-row>
        <table:table-row table:style-name="ro1">
          <table:table-cell table:number-columns-repeated="2" office:value-type="float" office:value="39">
            <text:p>39</text:p>
          </table:table-cell>
          <table:table-cell table:formula="of:=[.B442]/[.A442]" office:value-type="float" office:value="1">
            <text:p>1</text:p>
          </table:table-cell>
          <table:table-cell office:value-type="float" office:value="38">
            <text:p>38</text:p>
          </table:table-cell>
          <table:table-cell table:formula="of:=[.D442]/[.A442]" office:value-type="float" office:value="0.974358974358974">
            <text:p>0.9743589744</text:p>
          </table:table-cell>
          <table:table-cell office:value-type="float" office:value="54">
            <text:p>54</text:p>
          </table:table-cell>
          <table:table-cell table:formula="of:=[.F442]/[.A442]" office:value-type="float" office:value="1.38461538461538">
            <text:p>1.3846153846</text:p>
          </table:table-cell>
          <table:table-cell office:value-type="float" office:value="39">
            <text:p>39</text:p>
          </table:table-cell>
          <table:table-cell table:formula="of:=[.H442]/[.A442]" office:value-type="float" office:value="1">
            <text:p>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table:formula="of:=[.B443]/[.A443]" office:value-type="float" office:value="1.13636363636364">
            <text:p>1.1363636364</text:p>
          </table:table-cell>
          <table:table-cell office:value-type="float" office:value="23">
            <text:p>23</text:p>
          </table:table-cell>
          <table:table-cell table:formula="of:=[.D443]/[.A443]" office:value-type="float" office:value="1.04545454545455">
            <text:p>1.0454545455</text:p>
          </table:table-cell>
          <table:table-cell office:value-type="float" office:value="28">
            <text:p>28</text:p>
          </table:table-cell>
          <table:table-cell table:formula="of:=[.F443]/[.A443]" office:value-type="float" office:value="1.27272727272727">
            <text:p>1.2727272727</text:p>
          </table:table-cell>
          <table:table-cell office:value-type="float" office:value="22">
            <text:p>22</text:p>
          </table:table-cell>
          <table:table-cell table:formula="of:=[.H443]/[.A443]" office:value-type="float" office:value="1">
            <text:p>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table:formula="of:=[.B444]/[.A444]" office:value-type="float" office:value="1.05172413793103">
            <text:p>1.0517241379</text:p>
          </table:table-cell>
          <table:table-cell office:value-type="float" office:value="56">
            <text:p>56</text:p>
          </table:table-cell>
          <table:table-cell table:formula="of:=[.D444]/[.A444]" office:value-type="float" office:value="0.96551724137931">
            <text:p>0.9655172414</text:p>
          </table:table-cell>
          <table:table-cell office:value-type="float" office:value="90">
            <text:p>90</text:p>
          </table:table-cell>
          <table:table-cell table:formula="of:=[.F444]/[.A444]" office:value-type="float" office:value="1.55172413793103">
            <text:p>1.5517241379</text:p>
          </table:table-cell>
          <table:table-cell office:value-type="float" office:value="73">
            <text:p>73</text:p>
          </table:table-cell>
          <table:table-cell table:formula="of:=[.H444]/[.A444]" office:value-type="float" office:value="1.25862068965517">
            <text:p>1.2586206897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table:formula="of:=[.B445]/[.A445]"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D445]/[.A445]" office:value-type="float" office:value="0.875">
            <text:p>0.875</text:p>
          </table:table-cell>
          <table:table-cell office:value-type="float" office:value="10">
            <text:p>10</text:p>
          </table:table-cell>
          <table:table-cell table:formula="of:=[.F445]/[.A445]" office:value-type="float" office:value="1.25">
            <text:p>1.25</text:p>
          </table:table-cell>
          <table:table-cell office:value-type="float" office:value="9">
            <text:p>9</text:p>
          </table:table-cell>
          <table:table-cell table:formula="of:=[.H445]/[.A445]" office:value-type="float" office:value="1.125">
            <text:p>1.125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table:formula="of:=[.B446]/[.A446]" office:value-type="float" office:value="1.03174603174603">
            <text:p>1.0317460317</text:p>
          </table:table-cell>
          <table:table-cell office:value-type="float" office:value="61">
            <text:p>61</text:p>
          </table:table-cell>
          <table:table-cell table:formula="of:=[.D446]/[.A446]" office:value-type="float" office:value="0.968253968253968">
            <text:p>0.9682539683</text:p>
          </table:table-cell>
          <table:table-cell office:value-type="float" office:value="110">
            <text:p>110</text:p>
          </table:table-cell>
          <table:table-cell table:formula="of:=[.F446]/[.A446]" office:value-type="float" office:value="1.74603174603175">
            <text:p>1.746031746</text:p>
          </table:table-cell>
          <table:table-cell office:value-type="float" office:value="62">
            <text:p>62</text:p>
          </table:table-cell>
          <table:table-cell table:formula="of:=[.H446]/[.A446]" office:value-type="float" office:value="0.984126984126984">
            <text:p>0.984126984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[.B447]/[.A447]" office:value-type="float" office:value="1.07692307692308">
            <text:p>1.0769230769</text:p>
          </table:table-cell>
          <table:table-cell office:value-type="float" office:value="13">
            <text:p>13</text:p>
          </table:table-cell>
          <table:table-cell table:formula="of:=[.D447]/[.A447]"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f:=[.F447]/[.A447]"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f:=[.H447]/[.A447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11">
            <text:p>11</text:p>
          </table:table-cell>
          <table:table-cell table:formula="of:=[.B448]/[.A448]"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.D448]/[.A448]"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[.F448]/[.A448]" office:value-type="float" office:value="1.09090909090909">
            <text:p>1.0909090909</text:p>
          </table:table-cell>
          <table:table-cell office:value-type="float" office:value="11">
            <text:p>11</text:p>
          </table:table-cell>
          <table:table-cell table:formula="of:=[.H448]/[.A448]" office:value-type="float" office:value="1">
            <text:p>1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3">
            <text:p>93</text:p>
          </table:table-cell>
          <table:table-cell table:formula="of:=[.B449]/[.A449]" office:value-type="float" office:value="1.02197802197802">
            <text:p>1.021978022</text:p>
          </table:table-cell>
          <table:table-cell office:value-type="float" office:value="87">
            <text:p>87</text:p>
          </table:table-cell>
          <table:table-cell table:formula="of:=[.D449]/[.A449]" office:value-type="float" office:value="0.956043956043956">
            <text:p>0.956043956</text:p>
          </table:table-cell>
          <table:table-cell office:value-type="float" office:value="148">
            <text:p>148</text:p>
          </table:table-cell>
          <table:table-cell table:formula="of:=[.F449]/[.A449]" office:value-type="float" office:value="1.62637362637363">
            <text:p>1.6263736264</text:p>
          </table:table-cell>
          <table:table-cell office:value-type="float" office:value="92">
            <text:p>92</text:p>
          </table:table-cell>
          <table:table-cell table:formula="of:=[.H449]/[.A449]" office:value-type="float" office:value="1.01098901098901">
            <text:p>1.01098901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table:formula="of:=[.B450]/[.A450]" office:value-type="float" office:value="1.0952380952381">
            <text:p>1.0952380952</text:p>
          </table:table-cell>
          <table:table-cell office:value-type="float" office:value="20">
            <text:p>20</text:p>
          </table:table-cell>
          <table:table-cell table:formula="of:=[.D450]/[.A450]" office:value-type="float" office:value="0.952380952380952">
            <text:p>0.9523809524</text:p>
          </table:table-cell>
          <table:table-cell office:value-type="float" office:value="21">
            <text:p>21</text:p>
          </table:table-cell>
          <table:table-cell table:formula="of:=[.F450]/[.A450]"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[.H450]/[.A450]" office:value-type="float" office:value="1">
            <text:p>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table:formula="of:=[.B451]/[.A451]" office:value-type="float" office:value="1.0952380952381">
            <text:p>1.0952380952</text:p>
          </table:table-cell>
          <table:table-cell office:value-type="float" office:value="22">
            <text:p>22</text:p>
          </table:table-cell>
          <table:table-cell table:formula="of:=[.D451]/[.A451]" office:value-type="float" office:value="1.04761904761905">
            <text:p>1.0476190476</text:p>
          </table:table-cell>
          <table:table-cell office:value-type="float" office:value="23">
            <text:p>23</text:p>
          </table:table-cell>
          <table:table-cell table:formula="of:=[.F451]/[.A451]" office:value-type="float" office:value="1.0952380952381">
            <text:p>1.0952380952</text:p>
          </table:table-cell>
          <table:table-cell office:value-type="float" office:value="21">
            <text:p>21</text:p>
          </table:table-cell>
          <table:table-cell table:formula="of:=[.H451]/[.A451]" office:value-type="float" office:value="1">
            <text:p>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table:formula="of:=[.B452]/[.A452]" office:value-type="float" office:value="1.07142857142857">
            <text:p>1.0714285714</text:p>
          </table:table-cell>
          <table:table-cell office:value-type="float" office:value="28">
            <text:p>28</text:p>
          </table:table-cell>
          <table:table-cell table:formula="of:=[.D452]/[.A452]" office:value-type="float" office:value="1">
            <text:p>1</text:p>
          </table:table-cell>
          <table:table-cell office:value-type="float" office:value="43">
            <text:p>43</text:p>
          </table:table-cell>
          <table:table-cell table:formula="of:=[.F452]/[.A452]" office:value-type="float" office:value="1.53571428571429">
            <text:p>1.5357142857</text:p>
          </table:table-cell>
          <table:table-cell office:value-type="float" office:value="33">
            <text:p>33</text:p>
          </table:table-cell>
          <table:table-cell table:formula="of:=[.H452]/[.A452]" office:value-type="float" office:value="1.17857142857143">
            <text:p>1.178571428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table:formula="of:=[.B453]/[.A453]" office:value-type="float" office:value="1.0625">
            <text:p>1.0625</text:p>
          </table:table-cell>
          <table:table-cell office:value-type="float" office:value="31">
            <text:p>31</text:p>
          </table:table-cell>
          <table:table-cell table:formula="of:=[.D453]/[.A453]" office:value-type="float" office:value="0.96875">
            <text:p>0.96875</text:p>
          </table:table-cell>
          <table:table-cell office:value-type="float" office:value="42">
            <text:p>42</text:p>
          </table:table-cell>
          <table:table-cell table:formula="of:=[.F453]/[.A453]" office:value-type="float" office:value="1.3125">
            <text:p>1.3125</text:p>
          </table:table-cell>
          <table:table-cell office:value-type="float" office:value="33">
            <text:p>33</text:p>
          </table:table-cell>
          <table:table-cell table:formula="of:=[.H453]/[.A453]" office:value-type="float" office:value="1.03125">
            <text:p>1.03125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table:formula="of:=[.B454]/[.A454]" office:value-type="float" office:value="1.01694915254237">
            <text:p>1.0169491525</text:p>
          </table:table-cell>
          <table:table-cell office:value-type="float" office:value="57">
            <text:p>57</text:p>
          </table:table-cell>
          <table:table-cell table:formula="of:=[.D454]/[.A454]" office:value-type="float" office:value="0.966101694915254">
            <text:p>0.9661016949</text:p>
          </table:table-cell>
          <table:table-cell office:value-type="float" office:value="104">
            <text:p>104</text:p>
          </table:table-cell>
          <table:table-cell table:formula="of:=[.F454]/[.A454]" office:value-type="float" office:value="1.76271186440678">
            <text:p>1.7627118644</text:p>
          </table:table-cell>
          <table:table-cell office:value-type="float" office:value="60">
            <text:p>60</text:p>
          </table:table-cell>
          <table:table-cell table:formula="of:=[.H454]/[.A454]" office:value-type="float" office:value="1.01694915254237">
            <text:p>1.0169491525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table:formula="of:=[.B455]/[.A455]" office:value-type="float" office:value="1.0126582278481">
            <text:p>1.0126582278</text:p>
          </table:table-cell>
          <table:table-cell office:value-type="float" office:value="76">
            <text:p>76</text:p>
          </table:table-cell>
          <table:table-cell table:formula="of:=[.D455]/[.A455]" office:value-type="float" office:value="0.962025316455696">
            <text:p>0.9620253165</text:p>
          </table:table-cell>
          <table:table-cell office:value-type="float" office:value="126">
            <text:p>126</text:p>
          </table:table-cell>
          <table:table-cell table:formula="of:=[.F455]/[.A455]" office:value-type="float" office:value="1.59493670886076">
            <text:p>1.5949367089</text:p>
          </table:table-cell>
          <table:table-cell office:value-type="float" office:value="79">
            <text:p>79</text:p>
          </table:table-cell>
          <table:table-cell table:formula="of:=[.H455]/[.A455]" office:value-type="float" office:value="1">
            <text:p>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table:formula="of:=[.B456]/[.A456]" office:value-type="float" office:value="1.03846153846154">
            <text:p>1.0384615385</text:p>
          </table:table-cell>
          <table:table-cell office:value-type="float" office:value="25">
            <text:p>25</text:p>
          </table:table-cell>
          <table:table-cell table:formula="of:=[.D456]/[.A456]" office:value-type="float" office:value="0.961538461538462">
            <text:p>0.9615384615</text:p>
          </table:table-cell>
          <table:table-cell office:value-type="float" office:value="56">
            <text:p>56</text:p>
          </table:table-cell>
          <table:table-cell table:formula="of:=[.F456]/[.A456]" office:value-type="float" office:value="2.15384615384615">
            <text:p>2.1538461538</text:p>
          </table:table-cell>
          <table:table-cell office:value-type="float" office:value="26">
            <text:p>26</text:p>
          </table:table-cell>
          <table:table-cell table:formula="of:=[.H456]/[.A456]" office:value-type="float" office:value="1">
            <text:p>1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35">
            <text:p>135</text:p>
          </table:table-cell>
          <table:table-cell table:formula="of:=[.B457]/[.A457]" office:value-type="float" office:value="1.01503759398496">
            <text:p>1.015037594</text:p>
          </table:table-cell>
          <table:table-cell office:value-type="float" office:value="126">
            <text:p>126</text:p>
          </table:table-cell>
          <table:table-cell table:formula="of:=[.D457]/[.A457]" office:value-type="float" office:value="0.947368421052632">
            <text:p>0.9473684211</text:p>
          </table:table-cell>
          <table:table-cell office:value-type="float" office:value="201">
            <text:p>201</text:p>
          </table:table-cell>
          <table:table-cell table:formula="of:=[.F457]/[.A457]" office:value-type="float" office:value="1.51127819548872">
            <text:p>1.5112781955</text:p>
          </table:table-cell>
          <table:table-cell office:value-type="float" office:value="132">
            <text:p>132</text:p>
          </table:table-cell>
          <table:table-cell table:formula="of:=[.H457]/[.A457]" office:value-type="float" office:value="0.992481203007519">
            <text:p>0.99248120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[.B458]/[.A458]" office:value-type="float" office:value="0.916666666666667">
            <text:p>0.9166666667</text:p>
          </table:table-cell>
          <table:table-cell office:value-type="float" office:value="11">
            <text:p>11</text:p>
          </table:table-cell>
          <table:table-cell table:formula="of:=[.D458]/[.A458]" office:value-type="float" office:value="0.916666666666667">
            <text:p>0.9166666667</text:p>
          </table:table-cell>
          <table:table-cell office:value-type="float" office:value="11">
            <text:p>11</text:p>
          </table:table-cell>
          <table:table-cell table:formula="of:=[.F458]/[.A458]" office:value-type="float" office:value="0.916666666666667">
            <text:p>0.9166666667</text:p>
          </table:table-cell>
          <table:table-cell office:value-type="float" office:value="11">
            <text:p>11</text:p>
          </table:table-cell>
          <table:table-cell table:formula="of:=[.H458]/[.A458]" office:value-type="float" office:value="0.916666666666667">
            <text:p>0.9166666667</text:p>
          </table:table-cell>
        </table:table-row>
        <table:table-row table:style-name="ro1">
          <table:table-cell table:number-columns-repeated="2" office:value-type="float" office:value="56">
            <text:p>56</text:p>
          </table:table-cell>
          <table:table-cell table:formula="of:=[.B459]/[.A459]" office:value-type="float" office:value="1">
            <text:p>1</text:p>
          </table:table-cell>
          <table:table-cell office:value-type="float" office:value="54">
            <text:p>54</text:p>
          </table:table-cell>
          <table:table-cell table:formula="of:=[.D459]/[.A459]" office:value-type="float" office:value="0.964285714285714">
            <text:p>0.9642857143</text:p>
          </table:table-cell>
          <table:table-cell office:value-type="float" office:value="89">
            <text:p>89</text:p>
          </table:table-cell>
          <table:table-cell table:formula="of:=[.F459]/[.A459]" office:value-type="float" office:value="1.58928571428571">
            <text:p>1.5892857143</text:p>
          </table:table-cell>
          <table:table-cell office:value-type="float" office:value="56">
            <text:p>56</text:p>
          </table:table-cell>
          <table:table-cell table:formula="of:=[.H459]/[.A459]" office:value-type="float" office:value="1">
            <text:p>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6">
            <text:p>76</text:p>
          </table:table-cell>
          <table:table-cell table:formula="of:=[.B460]/[.A460]" office:value-type="float" office:value="1.04109589041096">
            <text:p>1.0410958904</text:p>
          </table:table-cell>
          <table:table-cell office:value-type="float" office:value="72">
            <text:p>72</text:p>
          </table:table-cell>
          <table:table-cell table:formula="of:=[.D460]/[.A460]" office:value-type="float" office:value="0.986301369863014">
            <text:p>0.9863013699</text:p>
          </table:table-cell>
          <table:table-cell office:value-type="float" office:value="133">
            <text:p>133</text:p>
          </table:table-cell>
          <table:table-cell table:formula="of:=[.F460]/[.A460]" office:value-type="float" office:value="1.82191780821918">
            <text:p>1.8219178082</text:p>
          </table:table-cell>
          <table:table-cell office:value-type="float" office:value="73">
            <text:p>73</text:p>
          </table:table-cell>
          <table:table-cell table:formula="of:=[.H460]/[.A460]" office:value-type="float" office:value="1">
            <text:p>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formula="of:=[.B461]/[.A461]" office:value-type="float" office:value="1.01428571428571">
            <text:p>1.0142857143</text:p>
          </table:table-cell>
          <table:table-cell office:value-type="float" office:value="67">
            <text:p>67</text:p>
          </table:table-cell>
          <table:table-cell table:formula="of:=[.D461]/[.A461]" office:value-type="float" office:value="0.957142857142857">
            <text:p>0.9571428571</text:p>
          </table:table-cell>
          <table:table-cell office:value-type="float" office:value="130">
            <text:p>130</text:p>
          </table:table-cell>
          <table:table-cell table:formula="of:=[.F461]/[.A461]" office:value-type="float" office:value="1.85714285714286">
            <text:p>1.8571428571</text:p>
          </table:table-cell>
          <table:table-cell office:value-type="float" office:value="71">
            <text:p>71</text:p>
          </table:table-cell>
          <table:table-cell table:formula="of:=[.H461]/[.A461]" office:value-type="float" office:value="1.01428571428571">
            <text:p>1.014285714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table:formula="of:=[.B462]/[.A462]" office:value-type="float" office:value="1.02777777777778">
            <text:p>1.0277777778</text:p>
          </table:table-cell>
          <table:table-cell office:value-type="float" office:value="33">
            <text:p>33</text:p>
          </table:table-cell>
          <table:table-cell table:formula="of:=[.D462]/[.A462]" office:value-type="float" office:value="0.916666666666667">
            <text:p>0.9166666667</text:p>
          </table:table-cell>
          <table:table-cell office:value-type="float" office:value="126">
            <text:p>126</text:p>
          </table:table-cell>
          <table:table-cell table:formula="of:=[.F462]/[.A462]" office:value-type="float" office:value="3.5">
            <text:p>3.5</text:p>
          </table:table-cell>
          <table:table-cell office:value-type="float" office:value="35">
            <text:p>35</text:p>
          </table:table-cell>
          <table:table-cell table:formula="of:=[.H462]/[.A462]" office:value-type="float" office:value="0.972222222222222">
            <text:p>0.9722222222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82">
            <text:p>82</text:p>
          </table:table-cell>
          <table:table-cell table:formula="of:=[.B463]/[.A463]" office:value-type="float" office:value="1.0379746835443">
            <text:p>1.0379746835</text:p>
          </table:table-cell>
          <table:table-cell office:value-type="float" office:value="73">
            <text:p>73</text:p>
          </table:table-cell>
          <table:table-cell table:formula="of:=[.D463]/[.A463]" office:value-type="float" office:value="0.924050632911392">
            <text:p>0.9240506329</text:p>
          </table:table-cell>
          <table:table-cell office:value-type="float" office:value="101">
            <text:p>101</text:p>
          </table:table-cell>
          <table:table-cell table:formula="of:=[.F463]/[.A463]" office:value-type="float" office:value="1.27848101265823">
            <text:p>1.2784810127</text:p>
          </table:table-cell>
          <table:table-cell office:value-type="float" office:value="79">
            <text:p>79</text:p>
          </table:table-cell>
          <table:table-cell table:formula="of:=[.H463]/[.A463]" office:value-type="float" office:value="1">
            <text:p>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table:formula="of:=[.B464]/[.A464]" office:value-type="float" office:value="1.02">
            <text:p>1.02</text:p>
          </table:table-cell>
          <table:table-cell office:value-type="float" office:value="48">
            <text:p>48</text:p>
          </table:table-cell>
          <table:table-cell table:formula="of:=[.D464]/[.A464]" office:value-type="float" office:value="0.96">
            <text:p>0.96</text:p>
          </table:table-cell>
          <table:table-cell office:value-type="float" office:value="76">
            <text:p>76</text:p>
          </table:table-cell>
          <table:table-cell table:formula="of:=[.F464]/[.A464]" office:value-type="float" office:value="1.52">
            <text:p>1.52</text:p>
          </table:table-cell>
          <table:table-cell office:value-type="float" office:value="51">
            <text:p>51</text:p>
          </table:table-cell>
          <table:table-cell table:formula="of:=[.H464]/[.A464]" office:value-type="float" office:value="1.02">
            <text:p>1.02</text:p>
          </table:table-cell>
        </table:table-row>
        <table:table-row table:style-name="ro1">
          <table:table-cell table:number-columns-repeated="2" office:value-type="float" office:value="12">
            <text:p>12</text:p>
          </table:table-cell>
          <table:table-cell table:formula="of:=[.B465]/[.A465]"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[.D465]/[.A465]"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f:=[.F465]/[.A465]" office:value-type="float" office:value="1.08333333333333">
            <text:p>1.0833333333</text:p>
          </table:table-cell>
          <table:table-cell office:value-type="float" office:value="12">
            <text:p>12</text:p>
          </table:table-cell>
          <table:table-cell table:formula="of:=[.H465]/[.A465]" office:value-type="float" office:value="1">
            <text:p>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  <table:table-cell table:formula="of:=[.B466]/[.A466]" office:value-type="float" office:value="1.078125">
            <text:p>1.078125</text:p>
          </table:table-cell>
          <table:table-cell office:value-type="float" office:value="62">
            <text:p>62</text:p>
          </table:table-cell>
          <table:table-cell table:formula="of:=[.D466]/[.A466]" office:value-type="float" office:value="0.96875">
            <text:p>0.96875</text:p>
          </table:table-cell>
          <table:table-cell office:value-type="float" office:value="126">
            <text:p>126</text:p>
          </table:table-cell>
          <table:table-cell table:formula="of:=[.F466]/[.A466]" office:value-type="float" office:value="1.96875">
            <text:p>1.96875</text:p>
          </table:table-cell>
          <table:table-cell office:value-type="float" office:value="65">
            <text:p>65</text:p>
          </table:table-cell>
          <table:table-cell table:formula="of:=[.H466]/[.A466]" office:value-type="float" office:value="1.015625">
            <text:p>1.015625</text:p>
          </table:table-cell>
        </table:table-row>
        <table:table-row table:style-name="ro1">
          <table:table-cell table:number-columns-repeated="2" office:value-type="float" office:value="12">
            <text:p>12</text:p>
          </table:table-cell>
          <table:table-cell table:formula="of:=[.B467]/[.A467]"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.D467]/[.A467]" office:value-type="float" office:value="0.916666666666667">
            <text:p>0.9166666667</text:p>
          </table:table-cell>
          <table:table-cell office:value-type="float" office:value="15">
            <text:p>15</text:p>
          </table:table-cell>
          <table:table-cell table:formula="of:=[.F467]/[.A467]" office:value-type="float" office:value="1.25">
            <text:p>1.25</text:p>
          </table:table-cell>
          <table:table-cell office:value-type="float" office:value="11">
            <text:p>11</text:p>
          </table:table-cell>
          <table:table-cell table:formula="of:=[.H467]/[.A467]" office:value-type="float" office:value="0.916666666666667">
            <text:p>0.9166666667</text:p>
          </table:table-cell>
        </table:table-row>
        <table:table-row table:style-name="ro1">
          <table:table-cell table:number-columns-repeated="2" office:value-type="float" office:value="26">
            <text:p>26</text:p>
          </table:table-cell>
          <table:table-cell table:formula="of:=[.B468]/[.A468]"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D468]/[.A468]" office:value-type="float" office:value="0.961538461538462">
            <text:p>0.9615384615</text:p>
          </table:table-cell>
          <table:table-cell office:value-type="float" office:value="26">
            <text:p>26</text:p>
          </table:table-cell>
          <table:table-cell table:formula="of:=[.F468]/[.A468]" office:value-type="float" office:value="1">
            <text:p>1</text:p>
          </table:table-cell>
          <table:table-cell office:value-type="float" office:value="24">
            <text:p>24</text:p>
          </table:table-cell>
          <table:table-cell table:formula="of:=[.H468]/[.A468]" office:value-type="float" office:value="0.923076923076923">
            <text:p>0.9230769231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25">
            <text:p>125</text:p>
          </table:table-cell>
          <table:table-cell table:formula="of:=[.B469]/[.A469]" office:value-type="float" office:value="1.01626016260163">
            <text:p>1.0162601626</text:p>
          </table:table-cell>
          <table:table-cell office:value-type="float" office:value="120">
            <text:p>120</text:p>
          </table:table-cell>
          <table:table-cell table:formula="of:=[.D469]/[.A469]" office:value-type="float" office:value="0.975609756097561">
            <text:p>0.9756097561</text:p>
          </table:table-cell>
          <table:table-cell office:value-type="float" office:value="238">
            <text:p>238</text:p>
          </table:table-cell>
          <table:table-cell table:formula="of:=[.F469]/[.A469]" office:value-type="float" office:value="1.9349593495935">
            <text:p>1.9349593496</text:p>
          </table:table-cell>
          <table:table-cell office:value-type="float" office:value="134">
            <text:p>134</text:p>
          </table:table-cell>
          <table:table-cell table:formula="of:=[.H469]/[.A469]" office:value-type="float" office:value="1.08943089430894">
            <text:p>1.0894308943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37">
            <text:p>137</text:p>
          </table:table-cell>
          <table:table-cell table:formula="of:=[.B470]/[.A470]" office:value-type="float" office:value="1.02238805970149">
            <text:p>1.0223880597</text:p>
          </table:table-cell>
          <table:table-cell office:value-type="float" office:value="126">
            <text:p>126</text:p>
          </table:table-cell>
          <table:table-cell table:formula="of:=[.D470]/[.A470]" office:value-type="float" office:value="0.940298507462687">
            <text:p>0.9402985075</text:p>
          </table:table-cell>
          <table:table-cell office:value-type="float" office:value="267">
            <text:p>267</text:p>
          </table:table-cell>
          <table:table-cell table:formula="of:=[.F470]/[.A470]" office:value-type="float" office:value="1.99253731343284">
            <text:p>1.9925373134</text:p>
          </table:table-cell>
          <table:table-cell office:value-type="float" office:value="139">
            <text:p>139</text:p>
          </table:table-cell>
          <table:table-cell table:formula="of:=[.H470]/[.A470]" office:value-type="float" office:value="1.03731343283582">
            <text:p>1.037313432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3">
            <text:p>53</text:p>
          </table:table-cell>
          <table:table-cell table:formula="of:=[.B471]/[.A471]" office:value-type="float" office:value="1.03921568627451">
            <text:p>1.0392156863</text:p>
          </table:table-cell>
          <table:table-cell office:value-type="float" office:value="48">
            <text:p>48</text:p>
          </table:table-cell>
          <table:table-cell table:formula="of:=[.D471]/[.A471]" office:value-type="float" office:value="0.941176470588235">
            <text:p>0.9411764706</text:p>
          </table:table-cell>
          <table:table-cell office:value-type="float" office:value="75">
            <text:p>75</text:p>
          </table:table-cell>
          <table:table-cell table:formula="of:=[.F471]/[.A471]" office:value-type="float" office:value="1.47058823529412">
            <text:p>1.4705882353</text:p>
          </table:table-cell>
          <table:table-cell office:value-type="float" office:value="56">
            <text:p>56</text:p>
          </table:table-cell>
          <table:table-cell table:formula="of:=[.H471]/[.A471]" office:value-type="float" office:value="1.09803921568627">
            <text:p>1.0980392157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72">
            <text:p>72</text:p>
          </table:table-cell>
          <table:table-cell table:formula="of:=[.B472]/[.A472]" office:value-type="float" office:value="1.09090909090909">
            <text:p>1.0909090909</text:p>
          </table:table-cell>
          <table:table-cell office:value-type="float" office:value="65">
            <text:p>65</text:p>
          </table:table-cell>
          <table:table-cell table:formula="of:=[.D472]/[.A472]" office:value-type="float" office:value="0.984848484848485">
            <text:p>0.9848484848</text:p>
          </table:table-cell>
          <table:table-cell office:value-type="float" office:value="134">
            <text:p>134</text:p>
          </table:table-cell>
          <table:table-cell table:formula="of:=[.F472]/[.A472]" office:value-type="float" office:value="2.03030303030303">
            <text:p>2.0303030303</text:p>
          </table:table-cell>
          <table:table-cell office:value-type="float" office:value="68">
            <text:p>68</text:p>
          </table:table-cell>
          <table:table-cell table:formula="of:=[.H472]/[.A472]" office:value-type="float" office:value="1.03030303030303">
            <text:p>1.0303030303</text:p>
          </table:table-cell>
        </table:table-row>
        <table:table-row table:style-name="ro1">
          <table:table-cell table:number-columns-repeated="2" office:value-type="float" office:value="34">
            <text:p>34</text:p>
          </table:table-cell>
          <table:table-cell table:formula="of:=[.B473]/[.A473]" office:value-type="float" office:value="1">
            <text:p>1</text:p>
          </table:table-cell>
          <table:table-cell office:value-type="float" office:value="34">
            <text:p>34</text:p>
          </table:table-cell>
          <table:table-cell table:formula="of:=[.D473]/[.A473]" office:value-type="float" office:value="1">
            <text:p>1</text:p>
          </table:table-cell>
          <table:table-cell office:value-type="float" office:value="64">
            <text:p>64</text:p>
          </table:table-cell>
          <table:table-cell table:formula="of:=[.F473]/[.A473]" office:value-type="float" office:value="1.88235294117647">
            <text:p>1.8823529412</text:p>
          </table:table-cell>
          <table:table-cell office:value-type="float" office:value="32">
            <text:p>32</text:p>
          </table:table-cell>
          <table:table-cell table:formula="of:=[.H473]/[.A473]" office:value-type="float" office:value="0.941176470588235">
            <text:p>0.9411764706</text:p>
          </table:table-cell>
        </table:table-row>
        <table:table-row table:style-name="ro1">
          <table:table-cell table:number-columns-repeated="2" office:value-type="float" office:value="27">
            <text:p>27</text:p>
          </table:table-cell>
          <table:table-cell table:formula="of:=[.B474]/[.A474]" office:value-type="float" office:value="1">
            <text:p>1</text:p>
          </table:table-cell>
          <table:table-cell office:value-type="float" office:value="27">
            <text:p>27</text:p>
          </table:table-cell>
          <table:table-cell table:formula="of:=[.D474]/[.A474]" office:value-type="float" office:value="1">
            <text:p>1</text:p>
          </table:table-cell>
          <table:table-cell office:value-type="float" office:value="33">
            <text:p>33</text:p>
          </table:table-cell>
          <table:table-cell table:formula="of:=[.F474]/[.A474]" office:value-type="float" office:value="1.22222222222222">
            <text:p>1.2222222222</text:p>
          </table:table-cell>
          <table:table-cell office:value-type="float" office:value="28">
            <text:p>28</text:p>
          </table:table-cell>
          <table:table-cell table:formula="of:=[.H474]/[.A474]" office:value-type="float" office:value="1.03703703703704">
            <text:p>1.03703703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table:formula="of:=[.B475]/[.A475]" office:value-type="float" office:value="1.02777777777778">
            <text:p>1.0277777778</text:p>
          </table:table-cell>
          <table:table-cell office:value-type="float" office:value="35">
            <text:p>35</text:p>
          </table:table-cell>
          <table:table-cell table:formula="of:=[.D475]/[.A475]" office:value-type="float" office:value="0.972222222222222">
            <text:p>0.9722222222</text:p>
          </table:table-cell>
          <table:table-cell office:value-type="float" office:value="38">
            <text:p>38</text:p>
          </table:table-cell>
          <table:table-cell table:formula="of:=[.F475]/[.A475]" office:value-type="float" office:value="1.05555555555556">
            <text:p>1.0555555556</text:p>
          </table:table-cell>
          <table:table-cell office:value-type="float" office:value="42">
            <text:p>42</text:p>
          </table:table-cell>
          <table:table-cell table:formula="of:=[.H475]/[.A475]" office:value-type="float" office:value="1.16666666666667">
            <text:p>1.1666666667</text:p>
          </table:table-cell>
        </table:table-row>
        <table:table-row table:style-name="ro1">
          <table:table-cell table:number-columns-repeated="2" office:value-type="float" office:value="22">
            <text:p>22</text:p>
          </table:table-cell>
          <table:table-cell table:formula="of:=[.B476]/[.A476]"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[.D476]/[.A476]" office:value-type="float" office:value="0.954545454545455">
            <text:p>0.9545454545</text:p>
          </table:table-cell>
          <table:table-cell office:value-type="float" office:value="22">
            <text:p>22</text:p>
          </table:table-cell>
          <table:table-cell table:formula="of:=[.F476]/[.A476]"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[.H476]/[.A476]" office:value-type="float" office:value="0.954545454545455">
            <text:p>0.954545454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table:formula="of:=[.B477]/[.A477]" office:value-type="float" office:value="0.976744186046512">
            <text:p>0.976744186</text:p>
          </table:table-cell>
          <table:table-cell office:value-type="float" office:value="42">
            <text:p>42</text:p>
          </table:table-cell>
          <table:table-cell table:formula="of:=[.D477]/[.A477]" office:value-type="float" office:value="0.976744186046512">
            <text:p>0.976744186</text:p>
          </table:table-cell>
          <table:table-cell office:value-type="float" office:value="78">
            <text:p>78</text:p>
          </table:table-cell>
          <table:table-cell table:formula="of:=[.F477]/[.A477]" office:value-type="float" office:value="1.81395348837209">
            <text:p>1.8139534884</text:p>
          </table:table-cell>
          <table:table-cell office:value-type="float" office:value="43">
            <text:p>43</text:p>
          </table:table-cell>
          <table:table-cell table:formula="of:=[.H477]/[.A477]"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table:formula="of:=[.B478]/[.A478]" office:value-type="float" office:value="1.08333333333333">
            <text:p>1.0833333333</text:p>
          </table:table-cell>
          <table:table-cell office:value-type="float" office:value="24">
            <text:p>24</text:p>
          </table:table-cell>
          <table:table-cell table:formula="of:=[.D478]/[.A478]" office:value-type="float" office:value="1">
            <text:p>1</text:p>
          </table:table-cell>
          <table:table-cell office:value-type="float" office:value="27">
            <text:p>27</text:p>
          </table:table-cell>
          <table:table-cell table:formula="of:=[.F478]/[.A478]" office:value-type="float" office:value="1.125">
            <text:p>1.125</text:p>
          </table:table-cell>
          <table:table-cell office:value-type="float" office:value="23">
            <text:p>23</text:p>
          </table:table-cell>
          <table:table-cell table:formula="of:=[.H478]/[.A478]" office:value-type="float" office:value="0.958333333333333">
            <text:p>0.9583333333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table:formula="of:=[.B479]/[.A479]" office:value-type="float" office:value="1.04545454545455">
            <text:p>1.0454545455</text:p>
          </table:table-cell>
          <table:table-cell office:value-type="float" office:value="43">
            <text:p>43</text:p>
          </table:table-cell>
          <table:table-cell table:formula="of:=[.D479]/[.A479]" office:value-type="float" office:value="0.977272727272727">
            <text:p>0.9772727273</text:p>
          </table:table-cell>
          <table:table-cell office:value-type="float" office:value="93">
            <text:p>93</text:p>
          </table:table-cell>
          <table:table-cell table:formula="of:=[.F479]/[.A479]" office:value-type="float" office:value="2.11363636363636">
            <text:p>2.1136363636</text:p>
          </table:table-cell>
          <table:table-cell office:value-type="float" office:value="46">
            <text:p>46</text:p>
          </table:table-cell>
          <table:table-cell table:formula="of:=[.H479]/[.A479]" office:value-type="float" office:value="1.04545454545455">
            <text:p>1.045454545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table:formula="of:=[.B480]/[.A480]" office:value-type="float" office:value="1.03571428571429">
            <text:p>1.0357142857</text:p>
          </table:table-cell>
          <table:table-cell office:value-type="float" office:value="53">
            <text:p>53</text:p>
          </table:table-cell>
          <table:table-cell table:formula="of:=[.D480]/[.A480]" office:value-type="float" office:value="0.946428571428571">
            <text:p>0.9464285714</text:p>
          </table:table-cell>
          <table:table-cell office:value-type="float" office:value="77">
            <text:p>77</text:p>
          </table:table-cell>
          <table:table-cell table:formula="of:=[.F480]/[.A480]" office:value-type="float" office:value="1.375">
            <text:p>1.375</text:p>
          </table:table-cell>
          <table:table-cell office:value-type="float" office:value="54">
            <text:p>54</text:p>
          </table:table-cell>
          <table:table-cell table:formula="of:=[.H480]/[.A480]" office:value-type="float" office:value="0.964285714285714">
            <text:p>0.964285714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table:formula="of:=[.B481]/[.A481]" office:value-type="float" office:value="1.03846153846154">
            <text:p>1.0384615385</text:p>
          </table:table-cell>
          <table:table-cell office:value-type="float" office:value="27">
            <text:p>27</text:p>
          </table:table-cell>
          <table:table-cell table:formula="of:=[.D481]/[.A481]" office:value-type="float" office:value="1.03846153846154">
            <text:p>1.0384615385</text:p>
          </table:table-cell>
          <table:table-cell office:value-type="float" office:value="32">
            <text:p>32</text:p>
          </table:table-cell>
          <table:table-cell table:formula="of:=[.F481]/[.A481]" office:value-type="float" office:value="1.23076923076923">
            <text:p>1.2307692308</text:p>
          </table:table-cell>
          <table:table-cell office:value-type="float" office:value="26">
            <text:p>26</text:p>
          </table:table-cell>
          <table:table-cell table:formula="of:=[.H481]/[.A481]" office:value-type="float" office:value="1">
            <text:p>1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5">
            <text:p>95</text:p>
          </table:table-cell>
          <table:table-cell table:formula="of:=[.B482]/[.A482]" office:value-type="float" office:value="1.04395604395604">
            <text:p>1.043956044</text:p>
          </table:table-cell>
          <table:table-cell office:value-type="float" office:value="86">
            <text:p>86</text:p>
          </table:table-cell>
          <table:table-cell table:formula="of:=[.D482]/[.A482]" office:value-type="float" office:value="0.945054945054945">
            <text:p>0.9450549451</text:p>
          </table:table-cell>
          <table:table-cell office:value-type="float" office:value="149">
            <text:p>149</text:p>
          </table:table-cell>
          <table:table-cell table:formula="of:=[.F482]/[.A482]" office:value-type="float" office:value="1.63736263736264">
            <text:p>1.6373626374</text:p>
          </table:table-cell>
          <table:table-cell office:value-type="float" office:value="89">
            <text:p>89</text:p>
          </table:table-cell>
          <table:table-cell table:formula="of:=[.H482]/[.A482]" office:value-type="float" office:value="0.978021978021978">
            <text:p>0.978021978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51">
            <text:p>51</text:p>
          </table:table-cell>
          <table:table-cell table:formula="of:=[.B483]/[.A483]" office:value-type="float" office:value="1.04081632653061">
            <text:p>1.0408163265</text:p>
          </table:table-cell>
          <table:table-cell office:value-type="float" office:value="47">
            <text:p>47</text:p>
          </table:table-cell>
          <table:table-cell table:formula="of:=[.D483]/[.A483]" office:value-type="float" office:value="0.959183673469388">
            <text:p>0.9591836735</text:p>
          </table:table-cell>
          <table:table-cell office:value-type="float" office:value="72">
            <text:p>72</text:p>
          </table:table-cell>
          <table:table-cell table:formula="of:=[.F483]/[.A483]" office:value-type="float" office:value="1.46938775510204">
            <text:p>1.4693877551</text:p>
          </table:table-cell>
          <table:table-cell office:value-type="float" office:value="49">
            <text:p>49</text:p>
          </table:table-cell>
          <table:table-cell table:formula="of:=[.H483]/[.A483]"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table:formula="of:=[.B484]/[.A484]" office:value-type="float" office:value="1.08">
            <text:p>1.08</text:p>
          </table:table-cell>
          <table:table-cell office:value-type="float" office:value="28">
            <text:p>28</text:p>
          </table:table-cell>
          <table:table-cell table:formula="of:=[.D484]/[.A484]" office:value-type="float" office:value="1.12">
            <text:p>1.12</text:p>
          </table:table-cell>
          <table:table-cell office:value-type="float" office:value="33">
            <text:p>33</text:p>
          </table:table-cell>
          <table:table-cell table:formula="of:=[.F484]/[.A484]" office:value-type="float" office:value="1.32">
            <text:p>1.32</text:p>
          </table:table-cell>
          <table:table-cell office:value-type="float" office:value="26">
            <text:p>26</text:p>
          </table:table-cell>
          <table:table-cell table:formula="of:=[.H484]/[.A484]" office:value-type="float" office:value="1.04">
            <text:p>1.04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7">
            <text:p>57</text:p>
          </table:table-cell>
          <table:table-cell table:formula="of:=[.B485]/[.A485]" office:value-type="float" office:value="1.03636363636364">
            <text:p>1.0363636364</text:p>
          </table:table-cell>
          <table:table-cell office:value-type="float" office:value="52">
            <text:p>52</text:p>
          </table:table-cell>
          <table:table-cell table:formula="of:=[.D485]/[.A485]" office:value-type="float" office:value="0.945454545454545">
            <text:p>0.9454545455</text:p>
          </table:table-cell>
          <table:table-cell office:value-type="float" office:value="95">
            <text:p>95</text:p>
          </table:table-cell>
          <table:table-cell table:formula="of:=[.F485]/[.A485]" office:value-type="float" office:value="1.72727272727273">
            <text:p>1.7272727273</text:p>
          </table:table-cell>
          <table:table-cell office:value-type="float" office:value="54">
            <text:p>54</text:p>
          </table:table-cell>
          <table:table-cell table:formula="of:=[.H485]/[.A485]" office:value-type="float" office:value="0.981818181818182">
            <text:p>0.9818181818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 table:formula="of:=[.B486]/[.A486]" office:value-type="float" office:value="1.06451612903226">
            <text:p>1.064516129</text:p>
          </table:table-cell>
          <table:table-cell office:value-type="float" office:value="59">
            <text:p>59</text:p>
          </table:table-cell>
          <table:table-cell table:formula="of:=[.D486]/[.A486]" office:value-type="float" office:value="0.951612903225806">
            <text:p>0.9516129032</text:p>
          </table:table-cell>
          <table:table-cell office:value-type="float" office:value="101">
            <text:p>101</text:p>
          </table:table-cell>
          <table:table-cell table:formula="of:=[.F486]/[.A486]" office:value-type="float" office:value="1.62903225806452">
            <text:p>1.6290322581</text:p>
          </table:table-cell>
          <table:table-cell office:value-type="float" office:value="63">
            <text:p>63</text:p>
          </table:table-cell>
          <table:table-cell table:formula="of:=[.H486]/[.A486]" office:value-type="float" office:value="1.01612903225806">
            <text:p>1.0161290323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table:formula="of:=[.B487]/[.A487]" office:value-type="float" office:value="1.02298850574713">
            <text:p>1.0229885057</text:p>
          </table:table-cell>
          <table:table-cell office:value-type="float" office:value="84">
            <text:p>84</text:p>
          </table:table-cell>
          <table:table-cell table:formula="of:=[.D487]/[.A487]" office:value-type="float" office:value="0.96551724137931">
            <text:p>0.9655172414</text:p>
          </table:table-cell>
          <table:table-cell office:value-type="float" office:value="159">
            <text:p>159</text:p>
          </table:table-cell>
          <table:table-cell table:formula="of:=[.F487]/[.A487]" office:value-type="float" office:value="1.82758620689655">
            <text:p>1.8275862069</text:p>
          </table:table-cell>
          <table:table-cell office:value-type="float" office:value="86">
            <text:p>86</text:p>
          </table:table-cell>
          <table:table-cell table:formula="of:=[.H487]/[.A487]" office:value-type="float" office:value="0.988505747126437">
            <text:p>0.988505747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7">
            <text:p>57</text:p>
          </table:table-cell>
          <table:table-cell table:formula="of:=[.B488]/[.A488]" office:value-type="float" office:value="1.05555555555556">
            <text:p>1.0555555556</text:p>
          </table:table-cell>
          <table:table-cell office:value-type="float" office:value="53">
            <text:p>53</text:p>
          </table:table-cell>
          <table:table-cell table:formula="of:=[.D488]/[.A488]" office:value-type="float" office:value="0.981481481481482">
            <text:p>0.9814814815</text:p>
          </table:table-cell>
          <table:table-cell office:value-type="float" office:value="84">
            <text:p>84</text:p>
          </table:table-cell>
          <table:table-cell table:formula="of:=[.F488]/[.A488]" office:value-type="float" office:value="1.55555555555556">
            <text:p>1.5555555556</text:p>
          </table:table-cell>
          <table:table-cell office:value-type="float" office:value="60">
            <text:p>60</text:p>
          </table:table-cell>
          <table:table-cell table:formula="of:=[.H488]/[.A488]" office:value-type="float" office:value="1.11111111111111">
            <text:p>1.111111111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table:formula="of:=[.B489]/[.A489]" office:value-type="float" office:value="1.07692307692308">
            <text:p>1.0769230769</text:p>
          </table:table-cell>
          <table:table-cell office:value-type="float" office:value="26">
            <text:p>26</text:p>
          </table:table-cell>
          <table:table-cell table:formula="of:=[.D489]/[.A489]" office:value-type="float" office:value="1">
            <text:p>1</text:p>
          </table:table-cell>
          <table:table-cell office:value-type="float" office:value="34">
            <text:p>34</text:p>
          </table:table-cell>
          <table:table-cell table:formula="of:=[.F489]/[.A489]" office:value-type="float" office:value="1.30769230769231">
            <text:p>1.3076923077</text:p>
          </table:table-cell>
          <table:table-cell office:value-type="float" office:value="26">
            <text:p>26</text:p>
          </table:table-cell>
          <table:table-cell table:formula="of:=[.H489]/[.A489]" office:value-type="float" office:value="1">
            <text:p>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table:formula="of:=[.B490]/[.A490]" office:value-type="float" office:value="0.976190476190476">
            <text:p>0.9761904762</text:p>
          </table:table-cell>
          <table:table-cell office:value-type="float" office:value="43">
            <text:p>43</text:p>
          </table:table-cell>
          <table:table-cell table:formula="of:=[.D490]/[.A490]" office:value-type="float" office:value="1.02380952380952">
            <text:p>1.0238095238</text:p>
          </table:table-cell>
          <table:table-cell office:value-type="float" office:value="68">
            <text:p>68</text:p>
          </table:table-cell>
          <table:table-cell table:formula="of:=[.F490]/[.A490]" office:value-type="float" office:value="1.61904761904762">
            <text:p>1.619047619</text:p>
          </table:table-cell>
          <table:table-cell office:value-type="float" office:value="42">
            <text:p>42</text:p>
          </table:table-cell>
          <table:table-cell table:formula="of:=[.H490]/[.A490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formula="of:=[.B491]/[.A491]"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D491]/[.A491]" office:value-type="float" office:value="1">
            <text:p>1</text:p>
          </table:table-cell>
          <table:table-cell office:value-type="float" office:value="19">
            <text:p>19</text:p>
          </table:table-cell>
          <table:table-cell table:formula="of:=[.F491]/[.A491]" office:value-type="float" office:value="0.95">
            <text:p>0.95</text:p>
          </table:table-cell>
          <table:table-cell office:value-type="float" office:value="20">
            <text:p>20</text:p>
          </table:table-cell>
          <table:table-cell table:formula="of:=[.H491]/[.A491]"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formula="of:=[.B492]/[.A492]" office:value-type="float" office:value="1.04">
            <text:p>1.04</text:p>
          </table:table-cell>
          <table:table-cell office:value-type="float" office:value="25">
            <text:p>25</text:p>
          </table:table-cell>
          <table:table-cell table:formula="of:=[.D492]/[.A492]" office:value-type="float" office:value="1">
            <text:p>1</text:p>
          </table:table-cell>
          <table:table-cell office:value-type="float" office:value="32">
            <text:p>32</text:p>
          </table:table-cell>
          <table:table-cell table:formula="of:=[.F492]/[.A492]" office:value-type="float" office:value="1.28">
            <text:p>1.28</text:p>
          </table:table-cell>
          <table:table-cell office:value-type="float" office:value="25">
            <text:p>25</text:p>
          </table:table-cell>
          <table:table-cell table:formula="of:=[.H492]/[.A492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47">
            <text:p>47</text:p>
          </table:table-cell>
          <table:table-cell table:formula="of:=[.B493]/[.A493]" office:value-type="float" office:value="1">
            <text:p>1</text:p>
          </table:table-cell>
          <table:table-cell office:value-type="float" office:value="46">
            <text:p>46</text:p>
          </table:table-cell>
          <table:table-cell table:formula="of:=[.D493]/[.A493]" office:value-type="float" office:value="0.978723404255319">
            <text:p>0.9787234043</text:p>
          </table:table-cell>
          <table:table-cell office:value-type="float" office:value="44">
            <text:p>44</text:p>
          </table:table-cell>
          <table:table-cell table:formula="of:=[.F493]/[.A493]" office:value-type="float" office:value="0.936170212765957">
            <text:p>0.9361702128</text:p>
          </table:table-cell>
          <table:table-cell office:value-type="float" office:value="47">
            <text:p>47</text:p>
          </table:table-cell>
          <table:table-cell table:formula="of:=[.H493]/[.A493]" office:value-type="float" office:value="1">
            <text:p>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table:formula="of:=[.B494]/[.A494]" office:value-type="float" office:value="1.04918032786885">
            <text:p>1.0491803279</text:p>
          </table:table-cell>
          <table:table-cell office:value-type="float" office:value="59">
            <text:p>59</text:p>
          </table:table-cell>
          <table:table-cell table:formula="of:=[.D494]/[.A494]" office:value-type="float" office:value="0.967213114754098">
            <text:p>0.9672131148</text:p>
          </table:table-cell>
          <table:table-cell office:value-type="float" office:value="146">
            <text:p>146</text:p>
          </table:table-cell>
          <table:table-cell table:formula="of:=[.F494]/[.A494]" office:value-type="float" office:value="2.39344262295082">
            <text:p>2.393442623</text:p>
          </table:table-cell>
          <table:table-cell office:value-type="float" office:value="69">
            <text:p>69</text:p>
          </table:table-cell>
          <table:table-cell table:formula="of:=[.H494]/[.A494]" office:value-type="float" office:value="1.13114754098361">
            <text:p>1.13114754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formula="of:=[.B495]/[.A495]" office:value-type="float" office:value="1.16666666666667">
            <text:p>1.1666666667</text:p>
          </table:table-cell>
          <table:table-cell office:value-type="float" office:value="13">
            <text:p>13</text:p>
          </table:table-cell>
          <table:table-cell table:formula="of:=[.D495]/[.A495]" office:value-type="float" office:value="1.08333333333333">
            <text:p>1.0833333333</text:p>
          </table:table-cell>
          <table:table-cell office:value-type="float" office:value="14">
            <text:p>14</text:p>
          </table:table-cell>
          <table:table-cell table:formula="of:=[.F495]/[.A495]" office:value-type="float" office:value="1.16666666666667">
            <text:p>1.1666666667</text:p>
          </table:table-cell>
          <table:table-cell office:value-type="float" office:value="13">
            <text:p>13</text:p>
          </table:table-cell>
          <table:table-cell table:formula="of:=[.H495]/[.A495]" office:value-type="float" office:value="1.08333333333333">
            <text:p>1.083333333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table:formula="of:=[.B496]/[.A496]" office:value-type="float" office:value="0.96551724137931">
            <text:p>0.9655172414</text:p>
          </table:table-cell>
          <table:table-cell office:value-type="float" office:value="29">
            <text:p>29</text:p>
          </table:table-cell>
          <table:table-cell table:formula="of:=[.D496]/[.A496]" office:value-type="float" office:value="1">
            <text:p>1</text:p>
          </table:table-cell>
          <table:table-cell office:value-type="float" office:value="42">
            <text:p>42</text:p>
          </table:table-cell>
          <table:table-cell table:formula="of:=[.F496]/[.A496]" office:value-type="float" office:value="1.44827586206897">
            <text:p>1.4482758621</text:p>
          </table:table-cell>
          <table:table-cell office:value-type="float" office:value="27">
            <text:p>27</text:p>
          </table:table-cell>
          <table:table-cell table:formula="of:=[.H496]/[.A496]" office:value-type="float" office:value="0.931034482758621">
            <text:p>0.9310344828</text:p>
          </table:table-cell>
        </table:table-row>
        <table:table-row table:style-name="ro1">
          <table:table-cell table:number-columns-repeated="2" office:value-type="float" office:value="35">
            <text:p>35</text:p>
          </table:table-cell>
          <table:table-cell table:formula="of:=[.B497]/[.A497]" office:value-type="float" office:value="1">
            <text:p>1</text:p>
          </table:table-cell>
          <table:table-cell office:value-type="float" office:value="34">
            <text:p>34</text:p>
          </table:table-cell>
          <table:table-cell table:formula="of:=[.D497]/[.A497]" office:value-type="float" office:value="0.971428571428571">
            <text:p>0.9714285714</text:p>
          </table:table-cell>
          <table:table-cell office:value-type="float" office:value="42">
            <text:p>42</text:p>
          </table:table-cell>
          <table:table-cell table:formula="of:=[.F497]/[.A497]" office:value-type="float" office:value="1.2">
            <text:p>1.2</text:p>
          </table:table-cell>
          <table:table-cell office:value-type="float" office:value="35">
            <text:p>35</text:p>
          </table:table-cell>
          <table:table-cell table:formula="of:=[.H497]/[.A497]" office:value-type="float" office:value="1">
            <text:p>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table:formula="of:=[.B498]/[.A498]" office:value-type="float" office:value="1.13636363636364">
            <text:p>1.1363636364</text:p>
          </table:table-cell>
          <table:table-cell office:value-type="float" office:value="23">
            <text:p>23</text:p>
          </table:table-cell>
          <table:table-cell table:formula="of:=[.D498]/[.A498]" office:value-type="float" office:value="1.04545454545455">
            <text:p>1.0454545455</text:p>
          </table:table-cell>
          <table:table-cell office:value-type="float" office:value="34">
            <text:p>34</text:p>
          </table:table-cell>
          <table:table-cell table:formula="of:=[.F498]/[.A498]" office:value-type="float" office:value="1.54545454545455">
            <text:p>1.5454545455</text:p>
          </table:table-cell>
          <table:table-cell office:value-type="float" office:value="23">
            <text:p>23</text:p>
          </table:table-cell>
          <table:table-cell table:formula="of:=[.H498]/[.A498]" office:value-type="float" office:value="1.04545454545455">
            <text:p>1.045454545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table:formula="of:=[.B499]/[.A499]" office:value-type="float" office:value="1.01785714285714">
            <text:p>1.0178571429</text:p>
          </table:table-cell>
          <table:table-cell office:value-type="float" office:value="56">
            <text:p>56</text:p>
          </table:table-cell>
          <table:table-cell table:formula="of:=[.D499]/[.A499]" office:value-type="float" office:value="1">
            <text:p>1</text:p>
          </table:table-cell>
          <table:table-cell office:value-type="float" office:value="82">
            <text:p>82</text:p>
          </table:table-cell>
          <table:table-cell table:formula="of:=[.F499]/[.A499]" office:value-type="float" office:value="1.46428571428571">
            <text:p>1.4642857143</text:p>
          </table:table-cell>
          <table:table-cell office:value-type="float" office:value="55">
            <text:p>55</text:p>
          </table:table-cell>
          <table:table-cell table:formula="of:=[.H499]/[.A499]" office:value-type="float" office:value="0.982142857142857">
            <text:p>0.9821428571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table:formula="of:=[.B500]/[.A500]" office:value-type="float" office:value="1.02702702702703">
            <text:p>1.027027027</text:p>
          </table:table-cell>
          <table:table-cell office:value-type="float" office:value="73">
            <text:p>73</text:p>
          </table:table-cell>
          <table:table-cell table:formula="of:=[.D500]/[.A500]" office:value-type="float" office:value="0.986486486486487">
            <text:p>0.9864864865</text:p>
          </table:table-cell>
          <table:table-cell office:value-type="float" office:value="107">
            <text:p>107</text:p>
          </table:table-cell>
          <table:table-cell table:formula="of:=[.F500]/[.A500]" office:value-type="float" office:value="1.44594594594595">
            <text:p>1.4459459459</text:p>
          </table:table-cell>
          <table:table-cell office:value-type="float" office:value="81">
            <text:p>81</text:p>
          </table:table-cell>
          <table:table-cell table:formula="of:=[.H500]/[.A500]" office:value-type="float" office:value="1.09459459459459">
            <text:p>1.0945945946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3">
            <text:p>93</text:p>
          </table:table-cell>
          <table:table-cell table:formula="of:=[.B501]/[.A501]" office:value-type="float" office:value="1.02197802197802">
            <text:p>1.021978022</text:p>
          </table:table-cell>
          <table:table-cell office:value-type="float" office:value="93">
            <text:p>93</text:p>
          </table:table-cell>
          <table:table-cell table:formula="of:=[.D501]/[.A501]" office:value-type="float" office:value="1.02197802197802">
            <text:p>1.021978022</text:p>
          </table:table-cell>
          <table:table-cell office:value-type="float" office:value="172">
            <text:p>172</text:p>
          </table:table-cell>
          <table:table-cell table:formula="of:=[.F501]/[.A501]" office:value-type="float" office:value="1.89010989010989">
            <text:p>1.8901098901</text:p>
          </table:table-cell>
          <table:table-cell office:value-type="float" office:value="103">
            <text:p>103</text:p>
          </table:table-cell>
          <table:table-cell table:formula="of:=[.H501]/[.A501]" office:value-type="float" office:value="1.13186813186813">
            <text:p>1.1318681319</text:p>
          </table:table-cell>
        </table:table-row>
        <table:table-row table:style-name="ro1">
          <table:table-cell table:number-columns-repeated="2" office:value-type="float" office:value="46">
            <text:p>46</text:p>
          </table:table-cell>
          <table:table-cell table:formula="of:=[.B502]/[.A502]" office:value-type="float" office:value="1">
            <text:p>1</text:p>
          </table:table-cell>
          <table:table-cell office:value-type="float" office:value="46">
            <text:p>46</text:p>
          </table:table-cell>
          <table:table-cell table:formula="of:=[.D502]/[.A502]" office:value-type="float" office:value="1">
            <text:p>1</text:p>
          </table:table-cell>
          <table:table-cell office:value-type="float" office:value="91">
            <text:p>91</text:p>
          </table:table-cell>
          <table:table-cell table:formula="of:=[.F502]/[.A502]" office:value-type="float" office:value="1.97826086956522">
            <text:p>1.9782608696</text:p>
          </table:table-cell>
          <table:table-cell office:value-type="float" office:value="47">
            <text:p>47</text:p>
          </table:table-cell>
          <table:table-cell table:formula="of:=[.H502]/[.A502]" office:value-type="float" office:value="1.02173913043478">
            <text:p>1.0217391304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table:formula="of:=[.B503]/[.A503]" office:value-type="float" office:value="1.01408450704225">
            <text:p>1.014084507</text:p>
          </table:table-cell>
          <table:table-cell office:value-type="float" office:value="71">
            <text:p>71</text:p>
          </table:table-cell>
          <table:table-cell table:formula="of:=[.D503]/[.A503]" office:value-type="float" office:value="1">
            <text:p>1</text:p>
          </table:table-cell>
          <table:table-cell office:value-type="float" office:value="151">
            <text:p>151</text:p>
          </table:table-cell>
          <table:table-cell table:formula="of:=[.F503]/[.A503]" office:value-type="float" office:value="2.12676056338028">
            <text:p>2.1267605634</text:p>
          </table:table-cell>
          <table:table-cell office:value-type="float" office:value="86">
            <text:p>86</text:p>
          </table:table-cell>
          <table:table-cell table:formula="of:=[.H503]/[.A503]" office:value-type="float" office:value="1.2112676056338">
            <text:p>1.211267605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8">
            <text:p>98</text:p>
          </table:table-cell>
          <table:table-cell table:formula="of:=[.B504]/[.A504]" office:value-type="float" office:value="1.03157894736842">
            <text:p>1.0315789474</text:p>
          </table:table-cell>
          <table:table-cell office:value-type="float" office:value="92">
            <text:p>92</text:p>
          </table:table-cell>
          <table:table-cell table:formula="of:=[.D504]/[.A504]" office:value-type="float" office:value="0.968421052631579">
            <text:p>0.9684210526</text:p>
          </table:table-cell>
          <table:table-cell office:value-type="float" office:value="196">
            <text:p>196</text:p>
          </table:table-cell>
          <table:table-cell table:formula="of:=[.F504]/[.A504]" office:value-type="float" office:value="2.06315789473684">
            <text:p>2.0631578947</text:p>
          </table:table-cell>
          <table:table-cell office:value-type="float" office:value="113">
            <text:p>113</text:p>
          </table:table-cell>
          <table:table-cell table:formula="of:=[.H504]/[.A504]" office:value-type="float" office:value="1.18947368421053">
            <text:p>1.1894736842</text:p>
          </table:table-cell>
        </table:table-row>
        <table:table-row table:style-name="ro1">
          <table:table-cell table:number-columns-repeated="2" office:value-type="float" office:value="18">
            <text:p>18</text:p>
          </table:table-cell>
          <table:table-cell table:formula="of:=[.B505]/[.A505]"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[.D505]/[.A505]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F505]/[.A505]" office:value-type="float" office:value="1.66666666666667">
            <text:p>1.6666666667</text:p>
          </table:table-cell>
          <table:table-cell office:value-type="float" office:value="17">
            <text:p>17</text:p>
          </table:table-cell>
          <table:table-cell table:formula="of:=[.H505]/[.A505]" office:value-type="float" office:value="0.944444444444444">
            <text:p>0.9444444444</text:p>
          </table:table-cell>
        </table:table-row>
        <table:table-row table:style-name="ro1">
          <table:table-cell table:number-columns-repeated="2" office:value-type="float" office:value="23">
            <text:p>23</text:p>
          </table:table-cell>
          <table:table-cell table:formula="of:=[.B506]/[.A506]" office:value-type="float" office:value="1">
            <text:p>1</text:p>
          </table:table-cell>
          <table:table-cell office:value-type="float" office:value="24">
            <text:p>24</text:p>
          </table:table-cell>
          <table:table-cell table:formula="of:=[.D506]/[.A506]" office:value-type="float" office:value="1.04347826086957">
            <text:p>1.0434782609</text:p>
          </table:table-cell>
          <table:table-cell office:value-type="float" office:value="29">
            <text:p>29</text:p>
          </table:table-cell>
          <table:table-cell table:formula="of:=[.F506]/[.A506]" office:value-type="float" office:value="1.26086956521739">
            <text:p>1.2608695652</text:p>
          </table:table-cell>
          <table:table-cell office:value-type="float" office:value="22">
            <text:p>22</text:p>
          </table:table-cell>
          <table:table-cell table:formula="of:=[.H506]/[.A506]" office:value-type="float" office:value="0.956521739130435">
            <text:p>0.956521739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table:formula="of:=[.B507]/[.A507]" office:value-type="float" office:value="1.12121212121212">
            <text:p>1.1212121212</text:p>
          </table:table-cell>
          <table:table-cell office:value-type="float" office:value="33">
            <text:p>33</text:p>
          </table:table-cell>
          <table:table-cell table:formula="of:=[.D507]/[.A507]" office:value-type="float" office:value="1">
            <text:p>1</text:p>
          </table:table-cell>
          <table:table-cell office:value-type="float" office:value="37">
            <text:p>37</text:p>
          </table:table-cell>
          <table:table-cell table:formula="of:=[.F507]/[.A507]" office:value-type="float" office:value="1.12121212121212">
            <text:p>1.1212121212</text:p>
          </table:table-cell>
          <table:table-cell office:value-type="float" office:value="33">
            <text:p>33</text:p>
          </table:table-cell>
          <table:table-cell table:formula="of:=[.H507]/[.A507]" office:value-type="float" office:value="1">
            <text:p>1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67">
            <text:p>167</text:p>
          </table:table-cell>
          <table:table-cell table:formula="of:=[.B508]/[.A508]" office:value-type="float" office:value="1.02453987730061">
            <text:p>1.0245398773</text:p>
          </table:table-cell>
          <table:table-cell office:value-type="float" office:value="158">
            <text:p>158</text:p>
          </table:table-cell>
          <table:table-cell table:formula="of:=[.D508]/[.A508]" office:value-type="float" office:value="0.969325153374233">
            <text:p>0.9693251534</text:p>
          </table:table-cell>
          <table:table-cell office:value-type="float" office:value="328">
            <text:p>328</text:p>
          </table:table-cell>
          <table:table-cell table:formula="of:=[.F508]/[.A508]" office:value-type="float" office:value="2.01226993865031">
            <text:p>2.0122699387</text:p>
          </table:table-cell>
          <table:table-cell office:value-type="float" office:value="169">
            <text:p>169</text:p>
          </table:table-cell>
          <table:table-cell table:formula="of:=[.H508]/[.A508]" office:value-type="float" office:value="1.03680981595092">
            <text:p>1.03680981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[.B509]/[.A509]" office:value-type="float" office:value="0.916666666666667">
            <text:p>0.9166666667</text:p>
          </table:table-cell>
          <table:table-cell office:value-type="float" office:value="11">
            <text:p>11</text:p>
          </table:table-cell>
          <table:table-cell table:formula="of:=[.D509]/[.A509]" office:value-type="float" office:value="0.916666666666667">
            <text:p>0.9166666667</text:p>
          </table:table-cell>
          <table:table-cell office:value-type="float" office:value="12">
            <text:p>12</text:p>
          </table:table-cell>
          <table:table-cell table:formula="of:=[.F509]/[.A509]"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.H509]/[.A509]" office:value-type="float" office:value="0.916666666666667">
            <text:p>0.9166666667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table:formula="of:=[.B510]/[.A510]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D510]/[.A510]"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F510]/[.A510]" office:value-type="float" office:value="1.66666666666667">
            <text:p>1.6666666667</text:p>
          </table:table-cell>
          <table:table-cell office:value-type="float" office:value="3">
            <text:p>3</text:p>
          </table:table-cell>
          <table:table-cell table:formula="of:=[.H510]/[.A510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21">
            <text:p>21</text:p>
          </table:table-cell>
          <table:table-cell table:formula="of:=[.B511]/[.A511]" office:value-type="float" office:value="1">
            <text:p>1</text:p>
          </table:table-cell>
          <table:table-cell office:value-type="float" office:value="23">
            <text:p>23</text:p>
          </table:table-cell>
          <table:table-cell table:formula="of:=[.D511]/[.A511]" office:value-type="float" office:value="1.0952380952381">
            <text:p>1.0952380952</text:p>
          </table:table-cell>
          <table:table-cell office:value-type="float" office:value="23">
            <text:p>23</text:p>
          </table:table-cell>
          <table:table-cell table:formula="of:=[.F511]/[.A511]" office:value-type="float" office:value="1.0952380952381">
            <text:p>1.0952380952</text:p>
          </table:table-cell>
          <table:table-cell office:value-type="float" office:value="21">
            <text:p>21</text:p>
          </table:table-cell>
          <table:table-cell table:formula="of:=[.H511]/[.A511]" office:value-type="float" office:value="1">
            <text:p>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3">
            <text:p>53</text:p>
          </table:table-cell>
          <table:table-cell table:formula="of:=[.B512]/[.A512]" office:value-type="float" office:value="0.981481481481482">
            <text:p>0.9814814815</text:p>
          </table:table-cell>
          <table:table-cell office:value-type="float" office:value="56">
            <text:p>56</text:p>
          </table:table-cell>
          <table:table-cell table:formula="of:=[.D512]/[.A512]" office:value-type="float" office:value="1.03703703703704">
            <text:p>1.037037037</text:p>
          </table:table-cell>
          <table:table-cell office:value-type="float" office:value="112">
            <text:p>112</text:p>
          </table:table-cell>
          <table:table-cell table:formula="of:=[.F512]/[.A512]" office:value-type="float" office:value="2.07407407407407">
            <text:p>2.0740740741</text:p>
          </table:table-cell>
          <table:table-cell office:value-type="float" office:value="63">
            <text:p>63</text:p>
          </table:table-cell>
          <table:table-cell table:formula="of:=[.H512]/[.A512]" office:value-type="float" office:value="1.16666666666667">
            <text:p>1.1666666667</text:p>
          </table:table-cell>
        </table:table-row>
        <table:table-row table:style-name="ro1">
          <table:table-cell table:number-columns-repeated="2" office:value-type="float" office:value="12">
            <text:p>12</text:p>
          </table:table-cell>
          <table:table-cell table:formula="of:=[.B513]/[.A513]"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[.D513]/[.A513]"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f:=[.F513]/[.A513]" office:value-type="float" office:value="1.08333333333333">
            <text:p>1.0833333333</text:p>
          </table:table-cell>
          <table:table-cell office:value-type="float" office:value="12">
            <text:p>12</text:p>
          </table:table-cell>
          <table:table-cell table:formula="of:=[.H513]/[.A513]" office:value-type="float" office:value="1">
            <text:p>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table:formula="of:=[.B514]/[.A514]" office:value-type="float" office:value="1.02631578947368">
            <text:p>1.0263157895</text:p>
          </table:table-cell>
          <table:table-cell office:value-type="float" office:value="38">
            <text:p>38</text:p>
          </table:table-cell>
          <table:table-cell table:formula="of:=[.D514]/[.A514]" office:value-type="float" office:value="1">
            <text:p>1</text:p>
          </table:table-cell>
          <table:table-cell office:value-type="float" office:value="54">
            <text:p>54</text:p>
          </table:table-cell>
          <table:table-cell table:formula="of:=[.F514]/[.A514]" office:value-type="float" office:value="1.42105263157895">
            <text:p>1.4210526316</text:p>
          </table:table-cell>
          <table:table-cell office:value-type="float" office:value="38">
            <text:p>38</text:p>
          </table:table-cell>
          <table:table-cell table:formula="of:=[.H514]/[.A514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103">
            <text:p>103</text:p>
          </table:table-cell>
          <table:table-cell table:formula="of:=[.B515]/[.A515]" office:value-type="float" office:value="1">
            <text:p>1</text:p>
          </table:table-cell>
          <table:table-cell office:value-type="float" office:value="100">
            <text:p>100</text:p>
          </table:table-cell>
          <table:table-cell table:formula="of:=[.D515]/[.A515]" office:value-type="float" office:value="0.970873786407767">
            <text:p>0.9708737864</text:p>
          </table:table-cell>
          <table:table-cell office:value-type="float" office:value="191">
            <text:p>191</text:p>
          </table:table-cell>
          <table:table-cell table:formula="of:=[.F515]/[.A515]" office:value-type="float" office:value="1.85436893203884">
            <text:p>1.854368932</text:p>
          </table:table-cell>
          <table:table-cell office:value-type="float" office:value="103">
            <text:p>103</text:p>
          </table:table-cell>
          <table:table-cell table:formula="of:=[.H515]/[.A515]" office:value-type="float" office:value="1">
            <text:p>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table:formula="of:=[.B516]/[.A516]" office:value-type="float" office:value="1.03571428571429">
            <text:p>1.0357142857</text:p>
          </table:table-cell>
          <table:table-cell office:value-type="float" office:value="55">
            <text:p>55</text:p>
          </table:table-cell>
          <table:table-cell table:formula="of:=[.D516]/[.A516]" office:value-type="float" office:value="0.982142857142857">
            <text:p>0.9821428571</text:p>
          </table:table-cell>
          <table:table-cell office:value-type="float" office:value="66">
            <text:p>66</text:p>
          </table:table-cell>
          <table:table-cell table:formula="of:=[.F516]/[.A516]" office:value-type="float" office:value="1.17857142857143">
            <text:p>1.1785714286</text:p>
          </table:table-cell>
          <table:table-cell office:value-type="float" office:value="56">
            <text:p>56</text:p>
          </table:table-cell>
          <table:table-cell table:formula="of:=[.H516]/[.A516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199">
            <text:p>199</text:p>
          </table:table-cell>
          <table:table-cell table:formula="of:=[.B517]/[.A517]" office:value-type="float" office:value="1">
            <text:p>1</text:p>
          </table:table-cell>
          <table:table-cell office:value-type="float" office:value="190">
            <text:p>190</text:p>
          </table:table-cell>
          <table:table-cell table:formula="of:=[.D517]/[.A517]" office:value-type="float" office:value="0.954773869346734">
            <text:p>0.9547738693</text:p>
          </table:table-cell>
          <table:table-cell office:value-type="float" office:value="452">
            <text:p>452</text:p>
          </table:table-cell>
          <table:table-cell table:formula="of:=[.F517]/[.A517]" office:value-type="float" office:value="2.2713567839196">
            <text:p>2.2713567839</text:p>
          </table:table-cell>
          <table:table-cell office:value-type="float" office:value="195">
            <text:p>195</text:p>
          </table:table-cell>
          <table:table-cell table:formula="of:=[.H517]/[.A517]" office:value-type="float" office:value="0.979899497487437">
            <text:p>0.979899497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formula="of:=[.B518]/[.A518]" office:value-type="float" office:value="1.04545454545455">
            <text:p>1.0454545455</text:p>
          </table:table-cell>
          <table:table-cell office:value-type="float" office:value="23">
            <text:p>23</text:p>
          </table:table-cell>
          <table:table-cell table:formula="of:=[.D518]/[.A518]" office:value-type="float" office:value="1.04545454545455">
            <text:p>1.0454545455</text:p>
          </table:table-cell>
          <table:table-cell office:value-type="float" office:value="25">
            <text:p>25</text:p>
          </table:table-cell>
          <table:table-cell table:formula="of:=[.F518]/[.A518]" office:value-type="float" office:value="1.13636363636364">
            <text:p>1.1363636364</text:p>
          </table:table-cell>
          <table:table-cell office:value-type="float" office:value="22">
            <text:p>22</text:p>
          </table:table-cell>
          <table:table-cell table:formula="of:=[.H518]/[.A518]" office:value-type="float" office:value="1">
            <text:p>1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87">
            <text:p>87</text:p>
          </table:table-cell>
          <table:table-cell table:formula="of:=[.B519]/[.A519]" office:value-type="float" office:value="1.0609756097561">
            <text:p>1.0609756098</text:p>
          </table:table-cell>
          <table:table-cell office:value-type="float" office:value="82">
            <text:p>82</text:p>
          </table:table-cell>
          <table:table-cell table:formula="of:=[.D519]/[.A519]" office:value-type="float" office:value="1">
            <text:p>1</text:p>
          </table:table-cell>
          <table:table-cell office:value-type="float" office:value="150">
            <text:p>150</text:p>
          </table:table-cell>
          <table:table-cell table:formula="of:=[.F519]/[.A519]" office:value-type="float" office:value="1.82926829268293">
            <text:p>1.8292682927</text:p>
          </table:table-cell>
          <table:table-cell office:value-type="float" office:value="82">
            <text:p>82</text:p>
          </table:table-cell>
          <table:table-cell table:formula="of:=[.H519]/[.A519]" office:value-type="float" office:value="1">
            <text:p>1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60">
            <text:p>160</text:p>
          </table:table-cell>
          <table:table-cell table:formula="of:=[.B520]/[.A520]" office:value-type="float" office:value="1.0062893081761">
            <text:p>1.0062893082</text:p>
          </table:table-cell>
          <table:table-cell office:value-type="float" office:value="152">
            <text:p>152</text:p>
          </table:table-cell>
          <table:table-cell table:formula="of:=[.D520]/[.A520]" office:value-type="float" office:value="0.955974842767296">
            <text:p>0.9559748428</text:p>
          </table:table-cell>
          <table:table-cell office:value-type="float" office:value="314">
            <text:p>314</text:p>
          </table:table-cell>
          <table:table-cell table:formula="of:=[.F520]/[.A520]" office:value-type="float" office:value="1.9748427672956">
            <text:p>1.9748427673</text:p>
          </table:table-cell>
          <table:table-cell office:value-type="float" office:value="164">
            <text:p>164</text:p>
          </table:table-cell>
          <table:table-cell table:formula="of:=[.H520]/[.A520]" office:value-type="float" office:value="1.0314465408805">
            <text:p>1.031446540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[.B521]/[.A521]" office:value-type="float" office:value="1.09090909090909">
            <text:p>1.0909090909</text:p>
          </table:table-cell>
          <table:table-cell office:value-type="float" office:value="11">
            <text:p>11</text:p>
          </table:table-cell>
          <table:table-cell table:formula="of:=[.D521]/[.A521]"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.F521]/[.A521]"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.H521]/[.A521]" office:value-type="float" office:value="1">
            <text:p>1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0">
            <text:p>90</text:p>
          </table:table-cell>
          <table:table-cell table:formula="of:=[.B522]/[.A522]" office:value-type="float" office:value="0.989010989010989">
            <text:p>0.989010989</text:p>
          </table:table-cell>
          <table:table-cell office:value-type="float" office:value="92">
            <text:p>92</text:p>
          </table:table-cell>
          <table:table-cell table:formula="of:=[.D522]/[.A522]" office:value-type="float" office:value="1.01098901098901">
            <text:p>1.010989011</text:p>
          </table:table-cell>
          <table:table-cell office:value-type="float" office:value="94">
            <text:p>94</text:p>
          </table:table-cell>
          <table:table-cell table:formula="of:=[.F522]/[.A522]" office:value-type="float" office:value="1.03296703296703">
            <text:p>1.032967033</text:p>
          </table:table-cell>
          <table:table-cell office:value-type="float" office:value="90">
            <text:p>90</text:p>
          </table:table-cell>
          <table:table-cell table:formula="of:=[.H522]/[.A522]" office:value-type="float" office:value="0.989010989010989">
            <text:p>0.989010989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40">
            <text:p>140</text:p>
          </table:table-cell>
          <table:table-cell table:formula="of:=[.B523]/[.A523]" office:value-type="float" office:value="1.02189781021898">
            <text:p>1.0218978102</text:p>
          </table:table-cell>
          <table:table-cell office:value-type="float" office:value="129">
            <text:p>129</text:p>
          </table:table-cell>
          <table:table-cell table:formula="of:=[.D523]/[.A523]" office:value-type="float" office:value="0.941605839416058">
            <text:p>0.9416058394</text:p>
          </table:table-cell>
          <table:table-cell office:value-type="float" office:value="279">
            <text:p>279</text:p>
          </table:table-cell>
          <table:table-cell table:formula="of:=[.F523]/[.A523]" office:value-type="float" office:value="2.03649635036496">
            <text:p>2.0364963504</text:p>
          </table:table-cell>
          <table:table-cell office:value-type="float" office:value="142">
            <text:p>142</text:p>
          </table:table-cell>
          <table:table-cell table:formula="of:=[.H523]/[.A523]" office:value-type="float" office:value="1.03649635036496">
            <text:p>1.036496350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19">
            <text:p>119</text:p>
          </table:table-cell>
          <table:table-cell table:formula="of:=[.B524]/[.A524]" office:value-type="float" office:value="0.991666666666667">
            <text:p>0.9916666667</text:p>
          </table:table-cell>
          <table:table-cell office:value-type="float" office:value="116">
            <text:p>116</text:p>
          </table:table-cell>
          <table:table-cell table:formula="of:=[.D524]/[.A524]" office:value-type="float" office:value="0.966666666666667">
            <text:p>0.9666666667</text:p>
          </table:table-cell>
          <table:table-cell office:value-type="float" office:value="374">
            <text:p>374</text:p>
          </table:table-cell>
          <table:table-cell table:formula="of:=[.F524]/[.A524]" office:value-type="float" office:value="3.11666666666667">
            <text:p>3.1166666667</text:p>
          </table:table-cell>
          <table:table-cell office:value-type="float" office:value="118">
            <text:p>118</text:p>
          </table:table-cell>
          <table:table-cell table:formula="of:=[.H524]/[.A524]" office:value-type="float" office:value="0.983333333333333">
            <text:p>0.9833333333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  <table:table-cell table:formula="of:=[.B525]/[.A525]" office:value-type="float" office:value="0.987341772151899">
            <text:p>0.9873417722</text:p>
          </table:table-cell>
          <table:table-cell office:value-type="float" office:value="76">
            <text:p>76</text:p>
          </table:table-cell>
          <table:table-cell table:formula="of:=[.D525]/[.A525]" office:value-type="float" office:value="0.962025316455696">
            <text:p>0.9620253165</text:p>
          </table:table-cell>
          <table:table-cell office:value-type="float" office:value="135">
            <text:p>135</text:p>
          </table:table-cell>
          <table:table-cell table:formula="of:=[.F525]/[.A525]" office:value-type="float" office:value="1.70886075949367">
            <text:p>1.7088607595</text:p>
          </table:table-cell>
          <table:table-cell office:value-type="float" office:value="78">
            <text:p>78</text:p>
          </table:table-cell>
          <table:table-cell table:formula="of:=[.H525]/[.A525]" office:value-type="float" office:value="0.987341772151899">
            <text:p>0.9873417722</text:p>
          </table:table-cell>
        </table:table-row>
        <table:table-row table:style-name="ro1">
          <table:table-cell table:number-columns-repeated="2" office:value-type="float" office:value="66">
            <text:p>66</text:p>
          </table:table-cell>
          <table:table-cell table:formula="of:=[.B526]/[.A526]" office:value-type="float" office:value="1">
            <text:p>1</text:p>
          </table:table-cell>
          <table:table-cell office:value-type="float" office:value="66">
            <text:p>66</text:p>
          </table:table-cell>
          <table:table-cell table:formula="of:=[.D526]/[.A526]" office:value-type="float" office:value="1">
            <text:p>1</text:p>
          </table:table-cell>
          <table:table-cell office:value-type="float" office:value="126">
            <text:p>126</text:p>
          </table:table-cell>
          <table:table-cell table:formula="of:=[.F526]/[.A526]" office:value-type="float" office:value="1.90909090909091">
            <text:p>1.9090909091</text:p>
          </table:table-cell>
          <table:table-cell office:value-type="float" office:value="81">
            <text:p>81</text:p>
          </table:table-cell>
          <table:table-cell table:formula="of:=[.H526]/[.A526]" office:value-type="float" office:value="1.22727272727273">
            <text:p>1.227272727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3">
            <text:p>53</text:p>
          </table:table-cell>
          <table:table-cell table:formula="of:=[.B527]/[.A527]" office:value-type="float" office:value="1.03921568627451">
            <text:p>1.0392156863</text:p>
          </table:table-cell>
          <table:table-cell office:value-type="float" office:value="55">
            <text:p>55</text:p>
          </table:table-cell>
          <table:table-cell table:formula="of:=[.D527]/[.A527]" office:value-type="float" office:value="1.07843137254902">
            <text:p>1.0784313725</text:p>
          </table:table-cell>
          <table:table-cell office:value-type="float" office:value="94">
            <text:p>94</text:p>
          </table:table-cell>
          <table:table-cell table:formula="of:=[.F527]/[.A527]" office:value-type="float" office:value="1.84313725490196">
            <text:p>1.8431372549</text:p>
          </table:table-cell>
          <table:table-cell office:value-type="float" office:value="52">
            <text:p>52</text:p>
          </table:table-cell>
          <table:table-cell table:formula="of:=[.H527]/[.A527]" office:value-type="float" office:value="1.01960784313725">
            <text:p>1.0196078431</text:p>
          </table:table-cell>
        </table:table-row>
        <table:table-row table:style-name="ro1">
          <table:table-cell table:number-columns-repeated="2" office:value-type="float" office:value="103">
            <text:p>103</text:p>
          </table:table-cell>
          <table:table-cell table:formula="of:=[.B528]/[.A528]" office:value-type="float" office:value="1">
            <text:p>1</text:p>
          </table:table-cell>
          <table:table-cell office:value-type="float" office:value="99">
            <text:p>99</text:p>
          </table:table-cell>
          <table:table-cell table:formula="of:=[.D528]/[.A528]" office:value-type="float" office:value="0.961165048543689">
            <text:p>0.9611650485</text:p>
          </table:table-cell>
          <table:table-cell office:value-type="float" office:value="174">
            <text:p>174</text:p>
          </table:table-cell>
          <table:table-cell table:formula="of:=[.F528]/[.A528]" office:value-type="float" office:value="1.68932038834951">
            <text:p>1.6893203883</text:p>
          </table:table-cell>
          <table:table-cell office:value-type="float" office:value="104">
            <text:p>104</text:p>
          </table:table-cell>
          <table:table-cell table:formula="of:=[.H528]/[.A528]" office:value-type="float" office:value="1.00970873786408">
            <text:p>1.0097087379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table:formula="of:=[.B529]/[.A529]" office:value-type="float" office:value="1.03125">
            <text:p>1.03125</text:p>
          </table:table-cell>
          <table:table-cell office:value-type="float" office:value="32">
            <text:p>32</text:p>
          </table:table-cell>
          <table:table-cell table:formula="of:=[.D529]/[.A529]" office:value-type="float" office:value="1">
            <text:p>1</text:p>
          </table:table-cell>
          <table:table-cell office:value-type="float" office:value="37">
            <text:p>37</text:p>
          </table:table-cell>
          <table:table-cell table:formula="of:=[.F529]/[.A529]" office:value-type="float" office:value="1.15625">
            <text:p>1.15625</text:p>
          </table:table-cell>
          <table:table-cell office:value-type="float" office:value="30">
            <text:p>30</text:p>
          </table:table-cell>
          <table:table-cell table:formula="of:=[.H529]/[.A529]" office:value-type="float" office:value="0.9375">
            <text:p>0.9375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table:formula="of:=[.B530]/[.A530]" office:value-type="float" office:value="1.00925925925926">
            <text:p>1.0092592593</text:p>
          </table:table-cell>
          <table:table-cell office:value-type="float" office:value="105">
            <text:p>105</text:p>
          </table:table-cell>
          <table:table-cell table:formula="of:=[.D530]/[.A530]" office:value-type="float" office:value="0.972222222222222">
            <text:p>0.9722222222</text:p>
          </table:table-cell>
          <table:table-cell office:value-type="float" office:value="219">
            <text:p>219</text:p>
          </table:table-cell>
          <table:table-cell table:formula="of:=[.F530]/[.A530]" office:value-type="float" office:value="2.02777777777778">
            <text:p>2.0277777778</text:p>
          </table:table-cell>
          <table:table-cell office:value-type="float" office:value="107">
            <text:p>107</text:p>
          </table:table-cell>
          <table:table-cell table:formula="of:=[.H530]/[.A530]" office:value-type="float" office:value="0.990740740740741">
            <text:p>0.990740740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table:formula="of:=[.B531]/[.A531]" office:value-type="float" office:value="1.0625">
            <text:p>1.0625</text:p>
          </table:table-cell>
          <table:table-cell office:value-type="float" office:value="32">
            <text:p>32</text:p>
          </table:table-cell>
          <table:table-cell table:formula="of:=[.D531]/[.A531]" office:value-type="float" office:value="1">
            <text:p>1</text:p>
          </table:table-cell>
          <table:table-cell office:value-type="float" office:value="49">
            <text:p>49</text:p>
          </table:table-cell>
          <table:table-cell table:formula="of:=[.F531]/[.A531]" office:value-type="float" office:value="1.53125">
            <text:p>1.53125</text:p>
          </table:table-cell>
          <table:table-cell office:value-type="float" office:value="31">
            <text:p>31</text:p>
          </table:table-cell>
          <table:table-cell table:formula="of:=[.H531]/[.A531]" office:value-type="float" office:value="0.96875">
            <text:p>0.9687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table:formula="of:=[.B532]/[.A532]" office:value-type="float" office:value="0.964285714285714">
            <text:p>0.9642857143</text:p>
          </table:table-cell>
          <table:table-cell office:value-type="float" office:value="55">
            <text:p>55</text:p>
          </table:table-cell>
          <table:table-cell table:formula="of:=[.D532]/[.A532]" office:value-type="float" office:value="0.982142857142857">
            <text:p>0.9821428571</text:p>
          </table:table-cell>
          <table:table-cell office:value-type="float" office:value="64">
            <text:p>64</text:p>
          </table:table-cell>
          <table:table-cell table:formula="of:=[.F532]/[.A532]" office:value-type="float" office:value="1.14285714285714">
            <text:p>1.1428571429</text:p>
          </table:table-cell>
          <table:table-cell office:value-type="float" office:value="53">
            <text:p>53</text:p>
          </table:table-cell>
          <table:table-cell table:formula="of:=[.H532]/[.A532]" office:value-type="float" office:value="0.946428571428571">
            <text:p>0.946428571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table:formula="of:=[.B533]/[.A533]" office:value-type="float" office:value="1.13793103448276">
            <text:p>1.1379310345</text:p>
          </table:table-cell>
          <table:table-cell office:value-type="float" office:value="30">
            <text:p>30</text:p>
          </table:table-cell>
          <table:table-cell table:formula="of:=[.D533]/[.A533]" office:value-type="float" office:value="1.03448275862069">
            <text:p>1.0344827586</text:p>
          </table:table-cell>
          <table:table-cell office:value-type="float" office:value="63">
            <text:p>63</text:p>
          </table:table-cell>
          <table:table-cell table:formula="of:=[.F533]/[.A533]" office:value-type="float" office:value="2.17241379310345">
            <text:p>2.1724137931</text:p>
          </table:table-cell>
          <table:table-cell office:value-type="float" office:value="30">
            <text:p>30</text:p>
          </table:table-cell>
          <table:table-cell table:formula="of:=[.H533]/[.A533]" office:value-type="float" office:value="1.03448275862069">
            <text:p>1.0344827586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75">
            <text:p>75</text:p>
          </table:table-cell>
          <table:table-cell table:formula="of:=[.B534]/[.A534]" office:value-type="float" office:value="1.13636363636364">
            <text:p>1.1363636364</text:p>
          </table:table-cell>
          <table:table-cell office:value-type="float" office:value="70">
            <text:p>70</text:p>
          </table:table-cell>
          <table:table-cell table:formula="of:=[.D534]/[.A534]" office:value-type="float" office:value="1.06060606060606">
            <text:p>1.0606060606</text:p>
          </table:table-cell>
          <table:table-cell office:value-type="float" office:value="142">
            <text:p>142</text:p>
          </table:table-cell>
          <table:table-cell table:formula="of:=[.F534]/[.A534]" office:value-type="float" office:value="2.15151515151515">
            <text:p>2.1515151515</text:p>
          </table:table-cell>
          <table:table-cell office:value-type="float" office:value="70">
            <text:p>70</text:p>
          </table:table-cell>
          <table:table-cell table:formula="of:=[.H534]/[.A534]" office:value-type="float" office:value="1.06060606060606">
            <text:p>1.0606060606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table:formula="of:=[.B535]/[.A535]" office:value-type="float" office:value="1.02777777777778">
            <text:p>1.0277777778</text:p>
          </table:table-cell>
          <table:table-cell office:value-type="float" office:value="35">
            <text:p>35</text:p>
          </table:table-cell>
          <table:table-cell table:formula="of:=[.D535]/[.A535]" office:value-type="float" office:value="0.972222222222222">
            <text:p>0.9722222222</text:p>
          </table:table-cell>
          <table:table-cell office:value-type="float" office:value="82">
            <text:p>82</text:p>
          </table:table-cell>
          <table:table-cell table:formula="of:=[.F535]/[.A535]" office:value-type="float" office:value="2.27777777777778">
            <text:p>2.2777777778</text:p>
          </table:table-cell>
          <table:table-cell office:value-type="float" office:value="36">
            <text:p>36</text:p>
          </table:table-cell>
          <table:table-cell table:formula="of:=[.H535]/[.A535]" office:value-type="float" office:value="1">
            <text:p>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table:formula="of:=[.B536]/[.A536]" office:value-type="float" office:value="1.07142857142857">
            <text:p>1.0714285714</text:p>
          </table:table-cell>
          <table:table-cell office:value-type="float" office:value="28">
            <text:p>28</text:p>
          </table:table-cell>
          <table:table-cell table:formula="of:=[.D536]/[.A536]" office:value-type="float" office:value="1">
            <text:p>1</text:p>
          </table:table-cell>
          <table:table-cell office:value-type="float" office:value="42">
            <text:p>42</text:p>
          </table:table-cell>
          <table:table-cell table:formula="of:=[.F536]/[.A536]" office:value-type="float" office:value="1.5">
            <text:p>1.5</text:p>
          </table:table-cell>
          <table:table-cell office:value-type="float" office:value="27">
            <text:p>27</text:p>
          </table:table-cell>
          <table:table-cell table:formula="of:=[.H536]/[.A536]" office:value-type="float" office:value="0.964285714285714">
            <text:p>0.9642857143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04">
            <text:p>104</text:p>
          </table:table-cell>
          <table:table-cell table:formula="of:=[.B537]/[.A537]" office:value-type="float" office:value="1.08333333333333">
            <text:p>1.0833333333</text:p>
          </table:table-cell>
          <table:table-cell office:value-type="float" office:value="93">
            <text:p>93</text:p>
          </table:table-cell>
          <table:table-cell table:formula="of:=[.D537]/[.A537]" office:value-type="float" office:value="0.96875">
            <text:p>0.96875</text:p>
          </table:table-cell>
          <table:table-cell office:value-type="float" office:value="205">
            <text:p>205</text:p>
          </table:table-cell>
          <table:table-cell table:formula="of:=[.F537]/[.A537]" office:value-type="float" office:value="2.13541666666667">
            <text:p>2.1354166667</text:p>
          </table:table-cell>
          <table:table-cell office:value-type="float" office:value="97">
            <text:p>97</text:p>
          </table:table-cell>
          <table:table-cell table:formula="of:=[.H537]/[.A537]" office:value-type="float" office:value="1.01041666666667">
            <text:p>1.0104166667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table:formula="of:=[.B538]/[.A538]" office:value-type="float" office:value="1.03896103896104">
            <text:p>1.038961039</text:p>
          </table:table-cell>
          <table:table-cell office:value-type="float" office:value="77">
            <text:p>77</text:p>
          </table:table-cell>
          <table:table-cell table:formula="of:=[.D538]/[.A538]" office:value-type="float" office:value="1">
            <text:p>1</text:p>
          </table:table-cell>
          <table:table-cell office:value-type="float" office:value="158">
            <text:p>158</text:p>
          </table:table-cell>
          <table:table-cell table:formula="of:=[.F538]/[.A538]" office:value-type="float" office:value="2.05194805194805">
            <text:p>2.0519480519</text:p>
          </table:table-cell>
          <table:table-cell office:value-type="float" office:value="90">
            <text:p>90</text:p>
          </table:table-cell>
          <table:table-cell table:formula="of:=[.H538]/[.A538]" office:value-type="float" office:value="1.16883116883117">
            <text:p>1.1688311688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table:formula="of:=[.B539]/[.A539]" office:value-type="float" office:value="1.05172413793103">
            <text:p>1.0517241379</text:p>
          </table:table-cell>
          <table:table-cell office:value-type="float" office:value="57">
            <text:p>57</text:p>
          </table:table-cell>
          <table:table-cell table:formula="of:=[.D539]/[.A539]" office:value-type="float" office:value="0.982758620689655">
            <text:p>0.9827586207</text:p>
          </table:table-cell>
          <table:table-cell office:value-type="float" office:value="84">
            <text:p>84</text:p>
          </table:table-cell>
          <table:table-cell table:formula="of:=[.F539]/[.A539]" office:value-type="float" office:value="1.44827586206897">
            <text:p>1.4482758621</text:p>
          </table:table-cell>
          <table:table-cell office:value-type="float" office:value="61">
            <text:p>61</text:p>
          </table:table-cell>
          <table:table-cell table:formula="of:=[.H539]/[.A539]" office:value-type="float" office:value="1.05172413793103">
            <text:p>1.0517241379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1">
            <text:p>51</text:p>
          </table:table-cell>
          <table:table-cell table:formula="of:=[.B540]/[.A540]" office:value-type="float" office:value="0.962264150943396">
            <text:p>0.9622641509</text:p>
          </table:table-cell>
          <table:table-cell office:value-type="float" office:value="51">
            <text:p>51</text:p>
          </table:table-cell>
          <table:table-cell table:formula="of:=[.D540]/[.A540]" office:value-type="float" office:value="0.962264150943396">
            <text:p>0.9622641509</text:p>
          </table:table-cell>
          <table:table-cell office:value-type="float" office:value="91">
            <text:p>91</text:p>
          </table:table-cell>
          <table:table-cell table:formula="of:=[.F540]/[.A540]" office:value-type="float" office:value="1.71698113207547">
            <text:p>1.7169811321</text:p>
          </table:table-cell>
          <table:table-cell office:value-type="float" office:value="51">
            <text:p>51</text:p>
          </table:table-cell>
          <table:table-cell table:formula="of:=[.H540]/[.A540]" office:value-type="float" office:value="0.962264150943396">
            <text:p>0.9622641509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table:formula="of:=[.B541]/[.A541]" office:value-type="float" office:value="1.0952380952381">
            <text:p>1.0952380952</text:p>
          </table:table-cell>
          <table:table-cell office:value-type="float" office:value="81">
            <text:p>81</text:p>
          </table:table-cell>
          <table:table-cell table:formula="of:=[.D541]/[.A541]" office:value-type="float" office:value="0.964285714285714">
            <text:p>0.9642857143</text:p>
          </table:table-cell>
          <table:table-cell office:value-type="float" office:value="160">
            <text:p>160</text:p>
          </table:table-cell>
          <table:table-cell table:formula="of:=[.F541]/[.A541]" office:value-type="float" office:value="1.9047619047619">
            <text:p>1.9047619048</text:p>
          </table:table-cell>
          <table:table-cell office:value-type="float" office:value="84">
            <text:p>84</text:p>
          </table:table-cell>
          <table:table-cell table:formula="of:=[.H541]/[.A541]" office:value-type="float" office:value="1">
            <text:p>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table:formula="of:=[.B542]/[.A542]" office:value-type="float" office:value="1.04166666666667">
            <text:p>1.0416666667</text:p>
          </table:table-cell>
          <table:table-cell office:value-type="float" office:value="45">
            <text:p>45</text:p>
          </table:table-cell>
          <table:table-cell table:formula="of:=[.D542]/[.A542]" office:value-type="float" office:value="0.9375">
            <text:p>0.9375</text:p>
          </table:table-cell>
          <table:table-cell office:value-type="float" office:value="73">
            <text:p>73</text:p>
          </table:table-cell>
          <table:table-cell table:formula="of:=[.F542]/[.A542]" office:value-type="float" office:value="1.52083333333333">
            <text:p>1.5208333333</text:p>
          </table:table-cell>
          <table:table-cell office:value-type="float" office:value="49">
            <text:p>49</text:p>
          </table:table-cell>
          <table:table-cell table:formula="of:=[.H542]/[.A542]" office:value-type="float" office:value="1.02083333333333">
            <text:p>1.0208333333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table:formula="of:=[.B543]/[.A543]" office:value-type="float" office:value="1.14285714285714">
            <text:p>1.1428571429</text:p>
          </table:table-cell>
          <table:table-cell office:value-type="float" office:value="42">
            <text:p>42</text:p>
          </table:table-cell>
          <table:table-cell table:formula="of:=[.D543]/[.A543]" office:value-type="float" office:value="1">
            <text:p>1</text:p>
          </table:table-cell>
          <table:table-cell office:value-type="float" office:value="107">
            <text:p>107</text:p>
          </table:table-cell>
          <table:table-cell table:formula="of:=[.F543]/[.A543]" office:value-type="float" office:value="2.54761904761905">
            <text:p>2.5476190476</text:p>
          </table:table-cell>
          <table:table-cell office:value-type="float" office:value="43">
            <text:p>43</text:p>
          </table:table-cell>
          <table:table-cell table:formula="of:=[.H543]/[.A543]" office:value-type="float" office:value="1.02380952380952">
            <text:p>1.0238095238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table:formula="of:=[.B544]/[.A544]" office:value-type="float" office:value="0.967741935483871">
            <text:p>0.9677419355</text:p>
          </table:table-cell>
          <table:table-cell office:value-type="float" office:value="31">
            <text:p>31</text:p>
          </table:table-cell>
          <table:table-cell table:formula="of:=[.D544]/[.A544]" office:value-type="float" office:value="1">
            <text:p>1</text:p>
          </table:table-cell>
          <table:table-cell office:value-type="float" office:value="44">
            <text:p>44</text:p>
          </table:table-cell>
          <table:table-cell table:formula="of:=[.F544]/[.A544]" office:value-type="float" office:value="1.41935483870968">
            <text:p>1.4193548387</text:p>
          </table:table-cell>
          <table:table-cell office:value-type="float" office:value="31">
            <text:p>31</text:p>
          </table:table-cell>
          <table:table-cell table:formula="of:=[.H544]/[.A544]" office:value-type="float" office:value="1">
            <text:p>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table:formula="of:=[.B545]/[.A545]" office:value-type="float" office:value="1.01785714285714">
            <text:p>1.0178571429</text:p>
          </table:table-cell>
          <table:table-cell office:value-type="float" office:value="55">
            <text:p>55</text:p>
          </table:table-cell>
          <table:table-cell table:formula="of:=[.D545]/[.A545]" office:value-type="float" office:value="0.982142857142857">
            <text:p>0.9821428571</text:p>
          </table:table-cell>
          <table:table-cell office:value-type="float" office:value="127">
            <text:p>127</text:p>
          </table:table-cell>
          <table:table-cell table:formula="of:=[.F545]/[.A545]" office:value-type="float" office:value="2.26785714285714">
            <text:p>2.2678571429</text:p>
          </table:table-cell>
          <table:table-cell office:value-type="float" office:value="58">
            <text:p>58</text:p>
          </table:table-cell>
          <table:table-cell table:formula="of:=[.H545]/[.A545]" office:value-type="float" office:value="1.03571428571429">
            <text:p>1.035714285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91">
            <text:p>91</text:p>
          </table:table-cell>
          <table:table-cell table:formula="of:=[.B546]/[.A546]" office:value-type="float" office:value="1.04597701149425">
            <text:p>1.0459770115</text:p>
          </table:table-cell>
          <table:table-cell office:value-type="float" office:value="84">
            <text:p>84</text:p>
          </table:table-cell>
          <table:table-cell table:formula="of:=[.D546]/[.A546]" office:value-type="float" office:value="0.96551724137931">
            <text:p>0.9655172414</text:p>
          </table:table-cell>
          <table:table-cell office:value-type="float" office:value="167">
            <text:p>167</text:p>
          </table:table-cell>
          <table:table-cell table:formula="of:=[.F546]/[.A546]" office:value-type="float" office:value="1.91954022988506">
            <text:p>1.9195402299</text:p>
          </table:table-cell>
          <table:table-cell office:value-type="float" office:value="97">
            <text:p>97</text:p>
          </table:table-cell>
          <table:table-cell table:formula="of:=[.H546]/[.A546]" office:value-type="float" office:value="1.11494252873563">
            <text:p>1.1149425287</text:p>
          </table:table-cell>
        </table:table-row>
        <table:table-row table:style-name="ro1">
          <table:table-cell table:number-columns-repeated="2" office:value-type="float" office:value="47">
            <text:p>47</text:p>
          </table:table-cell>
          <table:table-cell table:formula="of:=[.B547]/[.A547]" office:value-type="float" office:value="1">
            <text:p>1</text:p>
          </table:table-cell>
          <table:table-cell office:value-type="float" office:value="45">
            <text:p>45</text:p>
          </table:table-cell>
          <table:table-cell table:formula="of:=[.D547]/[.A547]" office:value-type="float" office:value="0.957446808510638">
            <text:p>0.9574468085</text:p>
          </table:table-cell>
          <table:table-cell office:value-type="float" office:value="65">
            <text:p>65</text:p>
          </table:table-cell>
          <table:table-cell table:formula="of:=[.F547]/[.A547]" office:value-type="float" office:value="1.38297872340426">
            <text:p>1.3829787234</text:p>
          </table:table-cell>
          <table:table-cell office:value-type="float" office:value="52">
            <text:p>52</text:p>
          </table:table-cell>
          <table:table-cell table:formula="of:=[.H547]/[.A547]" office:value-type="float" office:value="1.1063829787234">
            <text:p>1.1063829787</text:p>
          </table:table-cell>
        </table:table-row>
        <table:table-row table:style-name="ro1">
          <table:table-cell table:number-columns-repeated="2" office:value-type="float" office:value="25">
            <text:p>25</text:p>
          </table:table-cell>
          <table:table-cell table:formula="of:=[.B548]/[.A548]" office:value-type="float" office:value="1">
            <text:p>1</text:p>
          </table:table-cell>
          <table:table-cell office:value-type="float" office:value="24">
            <text:p>24</text:p>
          </table:table-cell>
          <table:table-cell table:formula="of:=[.D548]/[.A548]" office:value-type="float" office:value="0.96">
            <text:p>0.96</text:p>
          </table:table-cell>
          <table:table-cell office:value-type="float" office:value="26">
            <text:p>26</text:p>
          </table:table-cell>
          <table:table-cell table:formula="of:=[.F548]/[.A548]" office:value-type="float" office:value="1.04">
            <text:p>1.04</text:p>
          </table:table-cell>
          <table:table-cell office:value-type="float" office:value="25">
            <text:p>25</text:p>
          </table:table-cell>
          <table:table-cell table:formula="of:=[.H548]/[.A548]" office:value-type="float" office:value="1">
            <text:p>1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74">
            <text:p>174</text:p>
          </table:table-cell>
          <table:table-cell table:formula="of:=[.B549]/[.A549]" office:value-type="float" office:value="1.02352941176471">
            <text:p>1.0235294118</text:p>
          </table:table-cell>
          <table:table-cell office:value-type="float" office:value="162">
            <text:p>162</text:p>
          </table:table-cell>
          <table:table-cell table:formula="of:=[.D549]/[.A549]" office:value-type="float" office:value="0.952941176470588">
            <text:p>0.9529411765</text:p>
          </table:table-cell>
          <table:table-cell office:value-type="float" office:value="419">
            <text:p>419</text:p>
          </table:table-cell>
          <table:table-cell table:formula="of:=[.F549]/[.A549]" office:value-type="float" office:value="2.46470588235294">
            <text:p>2.4647058824</text:p>
          </table:table-cell>
          <table:table-cell office:value-type="float" office:value="166">
            <text:p>166</text:p>
          </table:table-cell>
          <table:table-cell table:formula="of:=[.H549]/[.A549]" office:value-type="float" office:value="0.976470588235294">
            <text:p>0.9764705882</text:p>
          </table:table-cell>
        </table:table-row>
        <table:table-row table:style-name="ro1">
          <table:table-cell table:number-columns-repeated="2" office:value-type="float" office:value="22">
            <text:p>22</text:p>
          </table:table-cell>
          <table:table-cell table:formula="of:=[.B550]/[.A550]"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[.D550]/[.A550]" office:value-type="float" office:value="0.954545454545455">
            <text:p>0.9545454545</text:p>
          </table:table-cell>
          <table:table-cell office:value-type="float" office:value="22">
            <text:p>22</text:p>
          </table:table-cell>
          <table:table-cell table:formula="of:=[.F550]/[.A550]"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[.H550]/[.A550]" office:value-type="float" office:value="0.954545454545455">
            <text:p>0.954545454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table:formula="of:=[.B551]/[.A551]" office:value-type="float" office:value="1.02380952380952">
            <text:p>1.0238095238</text:p>
          </table:table-cell>
          <table:table-cell office:value-type="float" office:value="81">
            <text:p>81</text:p>
          </table:table-cell>
          <table:table-cell table:formula="of:=[.D551]/[.A551]" office:value-type="float" office:value="0.964285714285714">
            <text:p>0.9642857143</text:p>
          </table:table-cell>
          <table:table-cell office:value-type="float" office:value="171">
            <text:p>171</text:p>
          </table:table-cell>
          <table:table-cell table:formula="of:=[.F551]/[.A551]" office:value-type="float" office:value="2.03571428571429">
            <text:p>2.0357142857</text:p>
          </table:table-cell>
          <table:table-cell office:value-type="float" office:value="93">
            <text:p>93</text:p>
          </table:table-cell>
          <table:table-cell table:formula="of:=[.H551]/[.A551]" office:value-type="float" office:value="1.10714285714286">
            <text:p>1.1071428571</text:p>
          </table:table-cell>
        </table:table-row>
        <table:table-row table:style-name="ro1">
          <table:table-cell table:number-columns-repeated="2" office:value-type="float" office:value="50">
            <text:p>50</text:p>
          </table:table-cell>
          <table:table-cell table:formula="of:=[.B552]/[.A552]" office:value-type="float" office:value="1">
            <text:p>1</text:p>
          </table:table-cell>
          <table:table-cell office:value-type="float" office:value="47">
            <text:p>47</text:p>
          </table:table-cell>
          <table:table-cell table:formula="of:=[.D552]/[.A552]" office:value-type="float" office:value="0.94">
            <text:p>0.94</text:p>
          </table:table-cell>
          <table:table-cell office:value-type="float" office:value="79">
            <text:p>79</text:p>
          </table:table-cell>
          <table:table-cell table:formula="of:=[.F552]/[.A552]" office:value-type="float" office:value="1.58">
            <text:p>1.58</text:p>
          </table:table-cell>
          <table:table-cell office:value-type="float" office:value="50">
            <text:p>50</text:p>
          </table:table-cell>
          <table:table-cell table:formula="of:=[.H552]/[.A552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formula="of:=[.B553]/[.A553]" office:value-type="float" office:value="1">
            <text:p>1</text:p>
          </table:table-cell>
          <table:table-cell office:value-type="float" office:value="19">
            <text:p>19</text:p>
          </table:table-cell>
          <table:table-cell table:formula="of:=[.D553]/[.A553]" office:value-type="float" office:value="0.95">
            <text:p>0.95</text:p>
          </table:table-cell>
          <table:table-cell office:value-type="float" office:value="29">
            <text:p>29</text:p>
          </table:table-cell>
          <table:table-cell table:formula="of:=[.F553]/[.A553]" office:value-type="float" office:value="1.45">
            <text:p>1.45</text:p>
          </table:table-cell>
          <table:table-cell office:value-type="float" office:value="19">
            <text:p>19</text:p>
          </table:table-cell>
          <table:table-cell table:formula="of:=[.H553]/[.A553]" office:value-type="float" office:value="0.95">
            <text:p>0.9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[.B554]/[.A554]" office:value-type="float" office:value="1.07692307692308">
            <text:p>1.0769230769</text:p>
          </table:table-cell>
          <table:table-cell office:value-type="float" office:value="13">
            <text:p>13</text:p>
          </table:table-cell>
          <table:table-cell table:formula="of:=[.D554]/[.A554]"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[.F554]/[.A554]" office:value-type="float" office:value="1.15384615384615">
            <text:p>1.1538461538</text:p>
          </table:table-cell>
          <table:table-cell office:value-type="float" office:value="13">
            <text:p>13</text:p>
          </table:table-cell>
          <table:table-cell table:formula="of:=[.H554]/[.A554]" office:value-type="float" office:value="1">
            <text:p>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table:formula="of:=[.B555]/[.A555]" office:value-type="float" office:value="1.02439024390244">
            <text:p>1.0243902439</text:p>
          </table:table-cell>
          <table:table-cell office:value-type="float" office:value="38">
            <text:p>38</text:p>
          </table:table-cell>
          <table:table-cell table:formula="of:=[.D555]/[.A555]" office:value-type="float" office:value="0.926829268292683">
            <text:p>0.9268292683</text:p>
          </table:table-cell>
          <table:table-cell office:value-type="float" office:value="76">
            <text:p>76</text:p>
          </table:table-cell>
          <table:table-cell table:formula="of:=[.F555]/[.A555]" office:value-type="float" office:value="1.85365853658537">
            <text:p>1.8536585366</text:p>
          </table:table-cell>
          <table:table-cell office:value-type="float" office:value="41">
            <text:p>41</text:p>
          </table:table-cell>
          <table:table-cell table:formula="of:=[.H555]/[.A555]" office:value-type="float" office:value="1">
            <text:p>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table:formula="of:=[.B556]/[.A556]" office:value-type="float" office:value="1.01666666666667">
            <text:p>1.0166666667</text:p>
          </table:table-cell>
          <table:table-cell office:value-type="float" office:value="58">
            <text:p>58</text:p>
          </table:table-cell>
          <table:table-cell table:formula="of:=[.D556]/[.A556]" office:value-type="float" office:value="0.966666666666667">
            <text:p>0.9666666667</text:p>
          </table:table-cell>
          <table:table-cell office:value-type="float" office:value="105">
            <text:p>105</text:p>
          </table:table-cell>
          <table:table-cell table:formula="of:=[.F556]/[.A556]" office:value-type="float" office:value="1.75">
            <text:p>1.75</text:p>
          </table:table-cell>
          <table:table-cell office:value-type="float" office:value="61">
            <text:p>61</text:p>
          </table:table-cell>
          <table:table-cell table:formula="of:=[.H556]/[.A556]" office:value-type="float" office:value="1.01666666666667">
            <text:p>1.0166666667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formula="of:=[.B557]/[.A557]" office:value-type="float" office:value="1.03030303030303">
            <text:p>1.0303030303</text:p>
          </table:table-cell>
          <table:table-cell office:value-type="float" office:value="33">
            <text:p>33</text:p>
          </table:table-cell>
          <table:table-cell table:formula="of:=[.D557]/[.A557]" office:value-type="float" office:value="1">
            <text:p>1</text:p>
          </table:table-cell>
          <table:table-cell office:value-type="float" office:value="37">
            <text:p>37</text:p>
          </table:table-cell>
          <table:table-cell table:formula="of:=[.F557]/[.A557]" office:value-type="float" office:value="1.12121212121212">
            <text:p>1.1212121212</text:p>
          </table:table-cell>
          <table:table-cell office:value-type="float" office:value="33">
            <text:p>33</text:p>
          </table:table-cell>
          <table:table-cell table:formula="of:=[.H557]/[.A557]" office:value-type="float" office:value="1">
            <text:p>1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table:formula="of:=[.B558]/[.A558]" office:value-type="float" office:value="1.00970873786408">
            <text:p>1.0097087379</text:p>
          </table:table-cell>
          <table:table-cell office:value-type="float" office:value="100">
            <text:p>100</text:p>
          </table:table-cell>
          <table:table-cell table:formula="of:=[.D558]/[.A558]" office:value-type="float" office:value="0.970873786407767">
            <text:p>0.9708737864</text:p>
          </table:table-cell>
          <table:table-cell office:value-type="float" office:value="202">
            <text:p>202</text:p>
          </table:table-cell>
          <table:table-cell table:formula="of:=[.F558]/[.A558]" office:value-type="float" office:value="1.96116504854369">
            <text:p>1.9611650485</text:p>
          </table:table-cell>
          <table:table-cell office:value-type="float" office:value="103">
            <text:p>103</text:p>
          </table:table-cell>
          <table:table-cell table:formula="of:=[.H558]/[.A558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18">
            <text:p>18</text:p>
          </table:table-cell>
          <table:table-cell table:formula="of:=[.B559]/[.A559]"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[.D559]/[.A559]" office:value-type="float" office:value="1">
            <text:p>1</text:p>
          </table:table-cell>
          <table:table-cell office:value-type="float" office:value="24">
            <text:p>24</text:p>
          </table:table-cell>
          <table:table-cell table:formula="of:=[.F559]/[.A559]" office:value-type="float" office:value="1.33333333333333">
            <text:p>1.3333333333</text:p>
          </table:table-cell>
          <table:table-cell office:value-type="float" office:value="18">
            <text:p>18</text:p>
          </table:table-cell>
          <table:table-cell table:formula="of:=[.H559]/[.A559]" office:value-type="float" office:value="1">
            <text:p>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table:formula="of:=[.B560]/[.A560]" office:value-type="float" office:value="0.978723404255319">
            <text:p>0.9787234043</text:p>
          </table:table-cell>
          <table:table-cell office:value-type="float" office:value="44">
            <text:p>44</text:p>
          </table:table-cell>
          <table:table-cell table:formula="of:=[.D560]/[.A560]" office:value-type="float" office:value="0.936170212765957">
            <text:p>0.9361702128</text:p>
          </table:table-cell>
          <table:table-cell office:value-type="float" office:value="66">
            <text:p>66</text:p>
          </table:table-cell>
          <table:table-cell table:formula="of:=[.F560]/[.A560]" office:value-type="float" office:value="1.40425531914894">
            <text:p>1.4042553191</text:p>
          </table:table-cell>
          <table:table-cell office:value-type="float" office:value="47">
            <text:p>47</text:p>
          </table:table-cell>
          <table:table-cell table:formula="of:=[.H560]/[.A560]" office:value-type="float" office:value="1">
            <text:p>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table:formula="of:=[.B561]/[.A561]" office:value-type="float" office:value="1.01190476190476">
            <text:p>1.0119047619</text:p>
          </table:table-cell>
          <table:table-cell office:value-type="float" office:value="81">
            <text:p>81</text:p>
          </table:table-cell>
          <table:table-cell table:formula="of:=[.D561]/[.A561]" office:value-type="float" office:value="0.964285714285714">
            <text:p>0.9642857143</text:p>
          </table:table-cell>
          <table:table-cell office:value-type="float" office:value="141">
            <text:p>141</text:p>
          </table:table-cell>
          <table:table-cell table:formula="of:=[.F561]/[.A561]" office:value-type="float" office:value="1.67857142857143">
            <text:p>1.6785714286</text:p>
          </table:table-cell>
          <table:table-cell office:value-type="float" office:value="83">
            <text:p>83</text:p>
          </table:table-cell>
          <table:table-cell table:formula="of:=[.H561]/[.A561]" office:value-type="float" office:value="0.988095238095238">
            <text:p>0.988095238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 table:formula="of:=[.B562]/[.A562]" office:value-type="float" office:value="1.07142857142857">
            <text:p>1.0714285714</text:p>
          </table:table-cell>
          <table:table-cell office:value-type="float" office:value="41">
            <text:p>41</text:p>
          </table:table-cell>
          <table:table-cell table:formula="of:=[.D562]/[.A562]" office:value-type="float" office:value="0.976190476190476">
            <text:p>0.9761904762</text:p>
          </table:table-cell>
          <table:table-cell office:value-type="float" office:value="66">
            <text:p>66</text:p>
          </table:table-cell>
          <table:table-cell table:formula="of:=[.F562]/[.A562]" office:value-type="float" office:value="1.57142857142857">
            <text:p>1.5714285714</text:p>
          </table:table-cell>
          <table:table-cell office:value-type="float" office:value="43">
            <text:p>43</text:p>
          </table:table-cell>
          <table:table-cell table:formula="of:=[.H562]/[.A562]" office:value-type="float" office:value="1.02380952380952">
            <text:p>1.0238095238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formula="of:=[.B563]/[.A563]" office:value-type="float" office:value="1.02857142857143">
            <text:p>1.0285714286</text:p>
          </table:table-cell>
          <table:table-cell office:value-type="float" office:value="33">
            <text:p>33</text:p>
          </table:table-cell>
          <table:table-cell table:formula="of:=[.D563]/[.A563]" office:value-type="float" office:value="0.942857142857143">
            <text:p>0.9428571429</text:p>
          </table:table-cell>
          <table:table-cell office:value-type="float" office:value="55">
            <text:p>55</text:p>
          </table:table-cell>
          <table:table-cell table:formula="of:=[.F563]/[.A563]" office:value-type="float" office:value="1.57142857142857">
            <text:p>1.5714285714</text:p>
          </table:table-cell>
          <table:table-cell office:value-type="float" office:value="35">
            <text:p>35</text:p>
          </table:table-cell>
          <table:table-cell table:formula="of:=[.H563]/[.A563]" office:value-type="float" office:value="1">
            <text:p>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table:formula="of:=[.B564]/[.A564]" office:value-type="float" office:value="1.05263157894737">
            <text:p>1.0526315789</text:p>
          </table:table-cell>
          <table:table-cell office:value-type="float" office:value="38">
            <text:p>38</text:p>
          </table:table-cell>
          <table:table-cell table:formula="of:=[.D564]/[.A564]" office:value-type="float" office:value="1">
            <text:p>1</text:p>
          </table:table-cell>
          <table:table-cell office:value-type="float" office:value="47">
            <text:p>47</text:p>
          </table:table-cell>
          <table:table-cell table:formula="of:=[.F564]/[.A564]" office:value-type="float" office:value="1.23684210526316">
            <text:p>1.2368421053</text:p>
          </table:table-cell>
          <table:table-cell office:value-type="float" office:value="38">
            <text:p>38</text:p>
          </table:table-cell>
          <table:table-cell table:formula="of:=[.H564]/[.A564]" office:value-type="float" office:value="1">
            <text:p>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81">
            <text:p>81</text:p>
          </table:table-cell>
          <table:table-cell table:formula="of:=[.B565]/[.A565]" office:value-type="float" office:value="1.06578947368421">
            <text:p>1.0657894737</text:p>
          </table:table-cell>
          <table:table-cell office:value-type="float" office:value="71">
            <text:p>71</text:p>
          </table:table-cell>
          <table:table-cell table:formula="of:=[.D565]/[.A565]" office:value-type="float" office:value="0.934210526315789">
            <text:p>0.9342105263</text:p>
          </table:table-cell>
          <table:table-cell office:value-type="float" office:value="147">
            <text:p>147</text:p>
          </table:table-cell>
          <table:table-cell table:formula="of:=[.F565]/[.A565]" office:value-type="float" office:value="1.93421052631579">
            <text:p>1.9342105263</text:p>
          </table:table-cell>
          <table:table-cell office:value-type="float" office:value="89">
            <text:p>89</text:p>
          </table:table-cell>
          <table:table-cell table:formula="of:=[.H565]/[.A565]" office:value-type="float" office:value="1.17105263157895">
            <text:p>1.1710526316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56">
            <text:p>156</text:p>
          </table:table-cell>
          <table:table-cell table:formula="of:=[.B566]/[.A566]" office:value-type="float" office:value="1.07586206896552">
            <text:p>1.075862069</text:p>
          </table:table-cell>
          <table:table-cell office:value-type="float" office:value="140">
            <text:p>140</text:p>
          </table:table-cell>
          <table:table-cell table:formula="of:=[.D566]/[.A566]" office:value-type="float" office:value="0.96551724137931">
            <text:p>0.9655172414</text:p>
          </table:table-cell>
          <table:table-cell office:value-type="float" office:value="289">
            <text:p>289</text:p>
          </table:table-cell>
          <table:table-cell table:formula="of:=[.F566]/[.A566]" office:value-type="float" office:value="1.99310344827586">
            <text:p>1.9931034483</text:p>
          </table:table-cell>
          <table:table-cell office:value-type="float" office:value="154">
            <text:p>154</text:p>
          </table:table-cell>
          <table:table-cell table:formula="of:=[.H566]/[.A566]" office:value-type="float" office:value="1.06206896551724">
            <text:p>1.0620689655</text:p>
          </table:table-cell>
        </table:table-row>
        <table:table-row table:style-name="ro1">
          <table:table-cell table:number-columns-repeated="2" office:value-type="float" office:value="29">
            <text:p>29</text:p>
          </table:table-cell>
          <table:table-cell table:formula="of:=[.B567]/[.A567]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D567]/[.A567]" office:value-type="float" office:value="1.06896551724138">
            <text:p>1.0689655172</text:p>
          </table:table-cell>
          <table:table-cell office:value-type="float" office:value="35">
            <text:p>35</text:p>
          </table:table-cell>
          <table:table-cell table:formula="of:=[.F567]/[.A567]" office:value-type="float" office:value="1.20689655172414">
            <text:p>1.2068965517</text:p>
          </table:table-cell>
          <table:table-cell office:value-type="float" office:value="30">
            <text:p>30</text:p>
          </table:table-cell>
          <table:table-cell table:formula="of:=[.H567]/[.A567]" office:value-type="float" office:value="1.03448275862069">
            <text:p>1.0344827586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table:formula="of:=[.B568]/[.A568]" office:value-type="float" office:value="1.01369863013699">
            <text:p>1.0136986301</text:p>
          </table:table-cell>
          <table:table-cell office:value-type="float" office:value="70">
            <text:p>70</text:p>
          </table:table-cell>
          <table:table-cell table:formula="of:=[.D568]/[.A568]" office:value-type="float" office:value="0.958904109589041">
            <text:p>0.9589041096</text:p>
          </table:table-cell>
          <table:table-cell office:value-type="float" office:value="179">
            <text:p>179</text:p>
          </table:table-cell>
          <table:table-cell table:formula="of:=[.F568]/[.A568]" office:value-type="float" office:value="2.45205479452055">
            <text:p>2.4520547945</text:p>
          </table:table-cell>
          <table:table-cell office:value-type="float" office:value="74">
            <text:p>74</text:p>
          </table:table-cell>
          <table:table-cell table:formula="of:=[.H568]/[.A568]" office:value-type="float" office:value="1.01369863013699">
            <text:p>1.013698630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formula="of:=[.B569]/[.A569]" office:value-type="float" office:value="1.04347826086957">
            <text:p>1.0434782609</text:p>
          </table:table-cell>
          <table:table-cell office:value-type="float" office:value="22">
            <text:p>22</text:p>
          </table:table-cell>
          <table:table-cell table:formula="of:=[.D569]/[.A569]" office:value-type="float" office:value="0.956521739130435">
            <text:p>0.9565217391</text:p>
          </table:table-cell>
          <table:table-cell office:value-type="float" office:value="30">
            <text:p>30</text:p>
          </table:table-cell>
          <table:table-cell table:formula="of:=[.F569]/[.A569]" office:value-type="float" office:value="1.30434782608696">
            <text:p>1.3043478261</text:p>
          </table:table-cell>
          <table:table-cell office:value-type="float" office:value="23">
            <text:p>23</text:p>
          </table:table-cell>
          <table:table-cell table:formula="of:=[.H569]/[.A569]"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[.B570]/[.A570]" office:value-type="float" office:value="0.916666666666667">
            <text:p>0.9166666667</text:p>
          </table:table-cell>
          <table:table-cell office:value-type="float" office:value="12">
            <text:p>12</text:p>
          </table:table-cell>
          <table:table-cell table:formula="of:=[.D570]/[.A570]"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f:=[.F570]/[.A570]" office:value-type="float" office:value="1.08333333333333">
            <text:p>1.0833333333</text:p>
          </table:table-cell>
          <table:table-cell office:value-type="float" office:value="12">
            <text:p>12</text:p>
          </table:table-cell>
          <table:table-cell table:formula="of:=[.H570]/[.A570]"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table:formula="of:=[.B571]/[.A571]" office:value-type="float" office:value="1.08">
            <text:p>1.08</text:p>
          </table:table-cell>
          <table:table-cell office:value-type="float" office:value="23">
            <text:p>23</text:p>
          </table:table-cell>
          <table:table-cell table:formula="of:=[.D571]/[.A571]" office:value-type="float" office:value="0.92">
            <text:p>0.92</text:p>
          </table:table-cell>
          <table:table-cell office:value-type="float" office:value="35">
            <text:p>35</text:p>
          </table:table-cell>
          <table:table-cell table:formula="of:=[.F571]/[.A571]" office:value-type="float" office:value="1.4">
            <text:p>1.4</text:p>
          </table:table-cell>
          <table:table-cell office:value-type="float" office:value="25">
            <text:p>25</text:p>
          </table:table-cell>
          <table:table-cell table:formula="of:=[.H571]/[.A571]" office:value-type="float" office:value="1">
            <text:p>1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7">
            <text:p>77</text:p>
          </table:table-cell>
          <table:table-cell table:formula="of:=[.B572]/[.A572]" office:value-type="float" office:value="1.06944444444444">
            <text:p>1.0694444444</text:p>
          </table:table-cell>
          <table:table-cell office:value-type="float" office:value="73">
            <text:p>73</text:p>
          </table:table-cell>
          <table:table-cell table:formula="of:=[.D572]/[.A572]" office:value-type="float" office:value="1.01388888888889">
            <text:p>1.0138888889</text:p>
          </table:table-cell>
          <table:table-cell office:value-type="float" office:value="117">
            <text:p>117</text:p>
          </table:table-cell>
          <table:table-cell table:formula="of:=[.F572]/[.A572]" office:value-type="float" office:value="1.625">
            <text:p>1.625</text:p>
          </table:table-cell>
          <table:table-cell office:value-type="float" office:value="72">
            <text:p>72</text:p>
          </table:table-cell>
          <table:table-cell table:formula="of:=[.H572]/[.A572]" office:value-type="float" office:value="1">
            <text:p>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table:formula="of:=[.B573]/[.A573]" office:value-type="float" office:value="1.03448275862069">
            <text:p>1.0344827586</text:p>
          </table:table-cell>
          <table:table-cell office:value-type="float" office:value="55">
            <text:p>55</text:p>
          </table:table-cell>
          <table:table-cell table:formula="of:=[.D573]/[.A573]" office:value-type="float" office:value="0.948275862068966">
            <text:p>0.9482758621</text:p>
          </table:table-cell>
          <table:table-cell office:value-type="float" office:value="90">
            <text:p>90</text:p>
          </table:table-cell>
          <table:table-cell table:formula="of:=[.F573]/[.A573]" office:value-type="float" office:value="1.55172413793103">
            <text:p>1.5517241379</text:p>
          </table:table-cell>
          <table:table-cell office:value-type="float" office:value="57">
            <text:p>57</text:p>
          </table:table-cell>
          <table:table-cell table:formula="of:=[.H573]/[.A573]" office:value-type="float" office:value="0.982758620689655">
            <text:p>0.9827586207</text:p>
          </table:table-cell>
        </table:table-row>
        <table:table-row table:style-name="ro1">
          <table:table-cell table:number-columns-repeated="2" office:value-type="float" office:value="44">
            <text:p>44</text:p>
          </table:table-cell>
          <table:table-cell table:formula="of:=[.B574]/[.A574]" office:value-type="float" office:value="1">
            <text:p>1</text:p>
          </table:table-cell>
          <table:table-cell office:value-type="float" office:value="43">
            <text:p>43</text:p>
          </table:table-cell>
          <table:table-cell table:formula="of:=[.D574]/[.A574]" office:value-type="float" office:value="0.977272727272727">
            <text:p>0.9772727273</text:p>
          </table:table-cell>
          <table:table-cell office:value-type="float" office:value="56">
            <text:p>56</text:p>
          </table:table-cell>
          <table:table-cell table:formula="of:=[.F574]/[.A574]" office:value-type="float" office:value="1.27272727272727">
            <text:p>1.2727272727</text:p>
          </table:table-cell>
          <table:table-cell office:value-type="float" office:value="43">
            <text:p>43</text:p>
          </table:table-cell>
          <table:table-cell table:formula="of:=[.H574]/[.A574]" office:value-type="float" office:value="0.977272727272727">
            <text:p>0.977272727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table:formula="of:=[.B575]/[.A575]" office:value-type="float" office:value="1.03846153846154">
            <text:p>1.0384615385</text:p>
          </table:table-cell>
          <table:table-cell office:value-type="float" office:value="26">
            <text:p>26</text:p>
          </table:table-cell>
          <table:table-cell table:formula="of:=[.D575]/[.A575]" office:value-type="float" office:value="1">
            <text:p>1</text:p>
          </table:table-cell>
          <table:table-cell office:value-type="float" office:value="28">
            <text:p>28</text:p>
          </table:table-cell>
          <table:table-cell table:formula="of:=[.F575]/[.A575]" office:value-type="float" office:value="1.07692307692308">
            <text:p>1.0769230769</text:p>
          </table:table-cell>
          <table:table-cell office:value-type="float" office:value="25">
            <text:p>25</text:p>
          </table:table-cell>
          <table:table-cell table:formula="of:=[.H575]/[.A575]" office:value-type="float" office:value="0.961538461538462">
            <text:p>0.961538461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table:formula="of:=[.B576]/[.A576]" office:value-type="float" office:value="1.0952380952381">
            <text:p>1.0952380952</text:p>
          </table:table-cell>
          <table:table-cell office:value-type="float" office:value="22">
            <text:p>22</text:p>
          </table:table-cell>
          <table:table-cell table:formula="of:=[.D576]/[.A576]" office:value-type="float" office:value="1.04761904761905">
            <text:p>1.0476190476</text:p>
          </table:table-cell>
          <table:table-cell office:value-type="float" office:value="21">
            <text:p>21</text:p>
          </table:table-cell>
          <table:table-cell table:formula="of:=[.F576]/[.A576]" office:value-type="float" office:value="1">
            <text:p>1</text:p>
          </table:table-cell>
          <table:table-cell office:value-type="float" office:value="22">
            <text:p>22</text:p>
          </table:table-cell>
          <table:table-cell table:formula="of:=[.H576]/[.A576]" office:value-type="float" office:value="1.04761904761905">
            <text:p>1.047619047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table:formula="of:=[.B577]/[.A577]" office:value-type="float" office:value="1.05263157894737">
            <text:p>1.0526315789</text:p>
          </table:table-cell>
          <table:table-cell office:value-type="float" office:value="39">
            <text:p>39</text:p>
          </table:table-cell>
          <table:table-cell table:formula="of:=[.D577]/[.A577]" office:value-type="float" office:value="1.02631578947368">
            <text:p>1.0263157895</text:p>
          </table:table-cell>
          <table:table-cell office:value-type="float" office:value="53">
            <text:p>53</text:p>
          </table:table-cell>
          <table:table-cell table:formula="of:=[.F577]/[.A577]" office:value-type="float" office:value="1.39473684210526">
            <text:p>1.3947368421</text:p>
          </table:table-cell>
          <table:table-cell office:value-type="float" office:value="39">
            <text:p>39</text:p>
          </table:table-cell>
          <table:table-cell table:formula="of:=[.H577]/[.A577]" office:value-type="float" office:value="1.02631578947368">
            <text:p>1.026315789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table:formula="of:=[.B578]/[.A578]" office:value-type="float" office:value="1.05263157894737">
            <text:p>1.0526315789</text:p>
          </table:table-cell>
          <table:table-cell office:value-type="float" office:value="37">
            <text:p>37</text:p>
          </table:table-cell>
          <table:table-cell table:formula="of:=[.D578]/[.A578]" office:value-type="float" office:value="0.973684210526316">
            <text:p>0.9736842105</text:p>
          </table:table-cell>
          <table:table-cell office:value-type="float" office:value="68">
            <text:p>68</text:p>
          </table:table-cell>
          <table:table-cell table:formula="of:=[.F578]/[.A578]" office:value-type="float" office:value="1.78947368421053">
            <text:p>1.7894736842</text:p>
          </table:table-cell>
          <table:table-cell office:value-type="float" office:value="37">
            <text:p>37</text:p>
          </table:table-cell>
          <table:table-cell table:formula="of:=[.H578]/[.A578]" office:value-type="float" office:value="0.973684210526316">
            <text:p>0.9736842105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9">
            <text:p>79</text:p>
          </table:table-cell>
          <table:table-cell table:formula="of:=[.B579]/[.A579]" office:value-type="float" office:value="1.03947368421053">
            <text:p>1.0394736842</text:p>
          </table:table-cell>
          <table:table-cell office:value-type="float" office:value="77">
            <text:p>77</text:p>
          </table:table-cell>
          <table:table-cell table:formula="of:=[.D579]/[.A579]" office:value-type="float" office:value="1.01315789473684">
            <text:p>1.0131578947</text:p>
          </table:table-cell>
          <table:table-cell office:value-type="float" office:value="111">
            <text:p>111</text:p>
          </table:table-cell>
          <table:table-cell table:formula="of:=[.F579]/[.A579]" office:value-type="float" office:value="1.46052631578947">
            <text:p>1.4605263158</text:p>
          </table:table-cell>
          <table:table-cell office:value-type="float" office:value="75">
            <text:p>75</text:p>
          </table:table-cell>
          <table:table-cell table:formula="of:=[.H579]/[.A579]" office:value-type="float" office:value="0.986842105263158">
            <text:p>0.986842105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formula="of:=[.B580]/[.A580]" office:value-type="float" office:value="1.02083333333333">
            <text:p>1.0208333333</text:p>
          </table:table-cell>
          <table:table-cell office:value-type="float" office:value="48">
            <text:p>48</text:p>
          </table:table-cell>
          <table:table-cell table:formula="of:=[.D580]/[.A580]" office:value-type="float" office:value="1">
            <text:p>1</text:p>
          </table:table-cell>
          <table:table-cell office:value-type="float" office:value="76">
            <text:p>76</text:p>
          </table:table-cell>
          <table:table-cell table:formula="of:=[.F580]/[.A580]" office:value-type="float" office:value="1.58333333333333">
            <text:p>1.5833333333</text:p>
          </table:table-cell>
          <table:table-cell office:value-type="float" office:value="47">
            <text:p>47</text:p>
          </table:table-cell>
          <table:table-cell table:formula="of:=[.H580]/[.A580]" office:value-type="float" office:value="0.979166666666667">
            <text:p>0.9791666667</text:p>
          </table:table-cell>
        </table:table-row>
        <table:table-row table:style-name="ro1">
          <table:table-cell table:number-columns-repeated="2" office:value-type="float" office:value="88">
            <text:p>88</text:p>
          </table:table-cell>
          <table:table-cell table:formula="of:=[.B581]/[.A581]" office:value-type="float" office:value="1">
            <text:p>1</text:p>
          </table:table-cell>
          <table:table-cell office:value-type="float" office:value="88">
            <text:p>88</text:p>
          </table:table-cell>
          <table:table-cell table:formula="of:=[.D581]/[.A581]" office:value-type="float" office:value="1">
            <text:p>1</text:p>
          </table:table-cell>
          <table:table-cell office:value-type="float" office:value="163">
            <text:p>163</text:p>
          </table:table-cell>
          <table:table-cell table:formula="of:=[.F581]/[.A581]" office:value-type="float" office:value="1.85227272727273">
            <text:p>1.8522727273</text:p>
          </table:table-cell>
          <table:table-cell office:value-type="float" office:value="86">
            <text:p>86</text:p>
          </table:table-cell>
          <table:table-cell table:formula="of:=[.H581]/[.A581]" office:value-type="float" office:value="0.977272727272727">
            <text:p>0.9772727273</text:p>
          </table:table-cell>
        </table:table-row>
        <table:table-row table:style-name="ro1">
          <table:table-cell table:number-columns-repeated="2" office:value-type="float" office:value="30">
            <text:p>30</text:p>
          </table:table-cell>
          <table:table-cell table:formula="of:=[.B582]/[.A582]" office:value-type="float" office:value="1">
            <text:p>1</text:p>
          </table:table-cell>
          <table:table-cell office:value-type="float" office:value="29">
            <text:p>29</text:p>
          </table:table-cell>
          <table:table-cell table:formula="of:=[.D582]/[.A582]" office:value-type="float" office:value="0.966666666666667">
            <text:p>0.9666666667</text:p>
          </table:table-cell>
          <table:table-cell office:value-type="float" office:value="27">
            <text:p>27</text:p>
          </table:table-cell>
          <table:table-cell table:formula="of:=[.F582]/[.A582]" office:value-type="float" office:value="0.9">
            <text:p>0.9</text:p>
          </table:table-cell>
          <table:table-cell office:value-type="float" office:value="30">
            <text:p>30</text:p>
          </table:table-cell>
          <table:table-cell table:formula="of:=[.H582]/[.A582]" office:value-type="float" office:value="1">
            <text:p>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table:formula="of:=[.B583]/[.A583]" office:value-type="float" office:value="1.05405405405405">
            <text:p>1.0540540541</text:p>
          </table:table-cell>
          <table:table-cell office:value-type="float" office:value="36">
            <text:p>36</text:p>
          </table:table-cell>
          <table:table-cell table:formula="of:=[.D583]/[.A583]" office:value-type="float" office:value="0.972972972972973">
            <text:p>0.972972973</text:p>
          </table:table-cell>
          <table:table-cell office:value-type="float" office:value="53">
            <text:p>53</text:p>
          </table:table-cell>
          <table:table-cell table:formula="of:=[.F583]/[.A583]" office:value-type="float" office:value="1.43243243243243">
            <text:p>1.4324324324</text:p>
          </table:table-cell>
          <table:table-cell office:value-type="float" office:value="38">
            <text:p>38</text:p>
          </table:table-cell>
          <table:table-cell table:formula="of:=[.H583]/[.A583]" office:value-type="float" office:value="1.02702702702703">
            <text:p>1.027027027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table:formula="of:=[.B584]/[.A584]" office:value-type="float" office:value="1.02702702702703">
            <text:p>1.027027027</text:p>
          </table:table-cell>
          <table:table-cell office:value-type="float" office:value="38">
            <text:p>38</text:p>
          </table:table-cell>
          <table:table-cell table:formula="of:=[.D584]/[.A584]" office:value-type="float" office:value="1.02702702702703">
            <text:p>1.027027027</text:p>
          </table:table-cell>
          <table:table-cell office:value-type="float" office:value="46">
            <text:p>46</text:p>
          </table:table-cell>
          <table:table-cell table:formula="of:=[.F584]/[.A584]" office:value-type="float" office:value="1.24324324324324">
            <text:p>1.2432432432</text:p>
          </table:table-cell>
          <table:table-cell office:value-type="float" office:value="37">
            <text:p>37</text:p>
          </table:table-cell>
          <table:table-cell table:formula="of:=[.H584]/[.A584]" office:value-type="float" office:value="1">
            <text:p>1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table:formula="of:=[.B585]/[.A585]" office:value-type="float" office:value="1.01470588235294">
            <text:p>1.0147058824</text:p>
          </table:table-cell>
          <table:table-cell office:value-type="float" office:value="67">
            <text:p>67</text:p>
          </table:table-cell>
          <table:table-cell table:formula="of:=[.D585]/[.A585]" office:value-type="float" office:value="0.985294117647059">
            <text:p>0.9852941176</text:p>
          </table:table-cell>
          <table:table-cell office:value-type="float" office:value="94">
            <text:p>94</text:p>
          </table:table-cell>
          <table:table-cell table:formula="of:=[.F585]/[.A585]" office:value-type="float" office:value="1.38235294117647">
            <text:p>1.3823529412</text:p>
          </table:table-cell>
          <table:table-cell office:value-type="float" office:value="69">
            <text:p>69</text:p>
          </table:table-cell>
          <table:table-cell table:formula="of:=[.H585]/[.A585]" office:value-type="float" office:value="1.01470588235294">
            <text:p>1.0147058824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table:formula="of:=[.B586]/[.A586]" office:value-type="float" office:value="1.02857142857143">
            <text:p>1.0285714286</text:p>
          </table:table-cell>
          <table:table-cell office:value-type="float" office:value="66">
            <text:p>66</text:p>
          </table:table-cell>
          <table:table-cell table:formula="of:=[.D586]/[.A586]" office:value-type="float" office:value="0.942857142857143">
            <text:p>0.9428571429</text:p>
          </table:table-cell>
          <table:table-cell office:value-type="float" office:value="144">
            <text:p>144</text:p>
          </table:table-cell>
          <table:table-cell table:formula="of:=[.F586]/[.A586]" office:value-type="float" office:value="2.05714285714286">
            <text:p>2.0571428571</text:p>
          </table:table-cell>
          <table:table-cell office:value-type="float" office:value="69">
            <text:p>69</text:p>
          </table:table-cell>
          <table:table-cell table:formula="of:=[.H586]/[.A586]" office:value-type="float" office:value="0.985714285714286">
            <text:p>0.9857142857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table:formula="of:=[.B587]/[.A587]" office:value-type="float" office:value="1.01538461538462">
            <text:p>1.0153846154</text:p>
          </table:table-cell>
          <table:table-cell office:value-type="float" office:value="65">
            <text:p>65</text:p>
          </table:table-cell>
          <table:table-cell table:formula="of:=[.D587]/[.A587]" office:value-type="float" office:value="1">
            <text:p>1</text:p>
          </table:table-cell>
          <table:table-cell office:value-type="float" office:value="95">
            <text:p>95</text:p>
          </table:table-cell>
          <table:table-cell table:formula="of:=[.F587]/[.A587]" office:value-type="float" office:value="1.46153846153846">
            <text:p>1.4615384615</text:p>
          </table:table-cell>
          <table:table-cell office:value-type="float" office:value="66">
            <text:p>66</text:p>
          </table:table-cell>
          <table:table-cell table:formula="of:=[.H587]/[.A587]" office:value-type="float" office:value="1.01538461538462">
            <text:p>1.015384615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table:formula="of:=[.B588]/[.A588]" office:value-type="float" office:value="1.1">
            <text:p>1.1</text:p>
          </table:table-cell>
          <table:table-cell office:value-type="float" office:value="20">
            <text:p>20</text:p>
          </table:table-cell>
          <table:table-cell table:formula="of:=[.D588]/[.A588]" office:value-type="float" office:value="1">
            <text:p>1</text:p>
          </table:table-cell>
          <table:table-cell office:value-type="float" office:value="32">
            <text:p>32</text:p>
          </table:table-cell>
          <table:table-cell table:formula="of:=[.F588]/[.A588]" office:value-type="float" office:value="1.6">
            <text:p>1.6</text:p>
          </table:table-cell>
          <table:table-cell office:value-type="float" office:value="20">
            <text:p>20</text:p>
          </table:table-cell>
          <table:table-cell table:formula="of:=[.H588]/[.A588]" office:value-type="float" office:value="1">
            <text:p>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table:formula="of:=[.B589]/[.A589]" office:value-type="float" office:value="1.05357142857143">
            <text:p>1.0535714286</text:p>
          </table:table-cell>
          <table:table-cell office:value-type="float" office:value="54">
            <text:p>54</text:p>
          </table:table-cell>
          <table:table-cell table:formula="of:=[.D589]/[.A589]" office:value-type="float" office:value="0.964285714285714">
            <text:p>0.9642857143</text:p>
          </table:table-cell>
          <table:table-cell office:value-type="float" office:value="131">
            <text:p>131</text:p>
          </table:table-cell>
          <table:table-cell table:formula="of:=[.F589]/[.A589]" office:value-type="float" office:value="2.33928571428571">
            <text:p>2.3392857143</text:p>
          </table:table-cell>
          <table:table-cell office:value-type="float" office:value="55">
            <text:p>55</text:p>
          </table:table-cell>
          <table:table-cell table:formula="of:=[.H589]/[.A589]" office:value-type="float" office:value="0.982142857142857">
            <text:p>0.9821428571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37">
            <text:p>137</text:p>
          </table:table-cell>
          <table:table-cell table:formula="of:=[.B590]/[.A590]" office:value-type="float" office:value="1.00735294117647">
            <text:p>1.0073529412</text:p>
          </table:table-cell>
          <table:table-cell office:value-type="float" office:value="137">
            <text:p>137</text:p>
          </table:table-cell>
          <table:table-cell table:formula="of:=[.D590]/[.A590]" office:value-type="float" office:value="1.00735294117647">
            <text:p>1.0073529412</text:p>
          </table:table-cell>
          <table:table-cell office:value-type="float" office:value="264">
            <text:p>264</text:p>
          </table:table-cell>
          <table:table-cell table:formula="of:=[.F590]/[.A590]" office:value-type="float" office:value="1.94117647058824">
            <text:p>1.9411764706</text:p>
          </table:table-cell>
          <table:table-cell office:value-type="float" office:value="143">
            <text:p>143</text:p>
          </table:table-cell>
          <table:table-cell table:formula="of:=[.H590]/[.A590]" office:value-type="float" office:value="1.05147058823529">
            <text:p>1.0514705882</text:p>
          </table:table-cell>
        </table:table-row>
        <table:table-row table:style-name="ro1">
          <table:table-cell table:number-columns-repeated="2" office:value-type="float" office:value="49">
            <text:p>49</text:p>
          </table:table-cell>
          <table:table-cell table:formula="of:=[.B591]/[.A591]" office:value-type="float" office:value="1">
            <text:p>1</text:p>
          </table:table-cell>
          <table:table-cell office:value-type="float" office:value="47">
            <text:p>47</text:p>
          </table:table-cell>
          <table:table-cell table:formula="of:=[.D591]/[.A591]" office:value-type="float" office:value="0.959183673469388">
            <text:p>0.9591836735</text:p>
          </table:table-cell>
          <table:table-cell office:value-type="float" office:value="69">
            <text:p>69</text:p>
          </table:table-cell>
          <table:table-cell table:formula="of:=[.F591]/[.A591]" office:value-type="float" office:value="1.40816326530612">
            <text:p>1.4081632653</text:p>
          </table:table-cell>
          <table:table-cell office:value-type="float" office:value="47">
            <text:p>47</text:p>
          </table:table-cell>
          <table:table-cell table:formula="of:=[.H591]/[.A591]" office:value-type="float" office:value="0.959183673469388">
            <text:p>0.9591836735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table:formula="of:=[.B592]/[.A592]" office:value-type="float" office:value="1.01351351351351">
            <text:p>1.0135135135</text:p>
          </table:table-cell>
          <table:table-cell office:value-type="float" office:value="71">
            <text:p>71</text:p>
          </table:table-cell>
          <table:table-cell table:formula="of:=[.D592]/[.A592]" office:value-type="float" office:value="0.959459459459459">
            <text:p>0.9594594595</text:p>
          </table:table-cell>
          <table:table-cell office:value-type="float" office:value="97">
            <text:p>97</text:p>
          </table:table-cell>
          <table:table-cell table:formula="of:=[.F592]/[.A592]" office:value-type="float" office:value="1.31081081081081">
            <text:p>1.3108108108</text:p>
          </table:table-cell>
          <table:table-cell office:value-type="float" office:value="73">
            <text:p>73</text:p>
          </table:table-cell>
          <table:table-cell table:formula="of:=[.H592]/[.A592]" office:value-type="float" office:value="0.986486486486487">
            <text:p>0.9864864865</text:p>
          </table:table-cell>
        </table:table-row>
        <table:table-row table:style-name="ro1">
          <table:table-cell table:number-columns-repeated="2" office:value-type="float" office:value="48">
            <text:p>48</text:p>
          </table:table-cell>
          <table:table-cell table:formula="of:=[.B593]/[.A593]" office:value-type="float" office:value="1">
            <text:p>1</text:p>
          </table:table-cell>
          <table:table-cell office:value-type="float" office:value="46">
            <text:p>46</text:p>
          </table:table-cell>
          <table:table-cell table:formula="of:=[.D593]/[.A593]" office:value-type="float" office:value="0.958333333333333">
            <text:p>0.9583333333</text:p>
          </table:table-cell>
          <table:table-cell office:value-type="float" office:value="38">
            <text:p>38</text:p>
          </table:table-cell>
          <table:table-cell table:formula="of:=[.F593]/[.A593]" office:value-type="float" office:value="0.791666666666667">
            <text:p>0.7916666667</text:p>
          </table:table-cell>
          <table:table-cell office:value-type="float" office:value="46">
            <text:p>46</text:p>
          </table:table-cell>
          <table:table-cell table:formula="of:=[.H593]/[.A593]" office:value-type="float" office:value="0.958333333333333">
            <text:p>0.9583333333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table:formula="of:=[.B594]/[.A594]" office:value-type="float" office:value="1.05357142857143">
            <text:p>1.0535714286</text:p>
          </table:table-cell>
          <table:table-cell office:value-type="float" office:value="58">
            <text:p>58</text:p>
          </table:table-cell>
          <table:table-cell table:formula="of:=[.D594]/[.A594]" office:value-type="float" office:value="1.03571428571429">
            <text:p>1.0357142857</text:p>
          </table:table-cell>
          <table:table-cell office:value-type="float" office:value="96">
            <text:p>96</text:p>
          </table:table-cell>
          <table:table-cell table:formula="of:=[.F594]/[.A594]" office:value-type="float" office:value="1.71428571428571">
            <text:p>1.7142857143</text:p>
          </table:table-cell>
          <table:table-cell office:value-type="float" office:value="56">
            <text:p>56</text:p>
          </table:table-cell>
          <table:table-cell table:formula="of:=[.H594]/[.A594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29">
            <text:p>29</text:p>
          </table:table-cell>
          <table:table-cell table:formula="of:=[.B595]/[.A595]" office:value-type="float" office:value="1">
            <text:p>1</text:p>
          </table:table-cell>
          <table:table-cell office:value-type="float" office:value="29">
            <text:p>29</text:p>
          </table:table-cell>
          <table:table-cell table:formula="of:=[.D595]/[.A595]" office:value-type="float" office:value="1">
            <text:p>1</text:p>
          </table:table-cell>
          <table:table-cell office:value-type="float" office:value="36">
            <text:p>36</text:p>
          </table:table-cell>
          <table:table-cell table:formula="of:=[.F595]/[.A595]" office:value-type="float" office:value="1.24137931034483">
            <text:p>1.2413793103</text:p>
          </table:table-cell>
          <table:table-cell office:value-type="float" office:value="37">
            <text:p>37</text:p>
          </table:table-cell>
          <table:table-cell table:formula="of:=[.H595]/[.A595]" office:value-type="float" office:value="1.27586206896552">
            <text:p>1.275862069</text:p>
          </table:table-cell>
        </table:table-row>
        <table:table-row table:style-name="ro1">
          <table:table-cell table:number-columns-repeated="2" office:value-type="float" office:value="28">
            <text:p>28</text:p>
          </table:table-cell>
          <table:table-cell table:formula="of:=[.B596]/[.A596]" office:value-type="float" office:value="1">
            <text:p>1</text:p>
          </table:table-cell>
          <table:table-cell office:value-type="float" office:value="28">
            <text:p>28</text:p>
          </table:table-cell>
          <table:table-cell table:formula="of:=[.D596]/[.A596]" office:value-type="float" office:value="1">
            <text:p>1</text:p>
          </table:table-cell>
          <table:table-cell office:value-type="float" office:value="28">
            <text:p>28</text:p>
          </table:table-cell>
          <table:table-cell table:formula="of:=[.F596]/[.A596]" office:value-type="float" office:value="1">
            <text:p>1</text:p>
          </table:table-cell>
          <table:table-cell office:value-type="float" office:value="27">
            <text:p>27</text:p>
          </table:table-cell>
          <table:table-cell table:formula="of:=[.H596]/[.A596]" office:value-type="float" office:value="0.964285714285714">
            <text:p>0.964285714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formula="of:=[.B597]/[.A597]" office:value-type="float" office:value="1.04545454545455">
            <text:p>1.0454545455</text:p>
          </table:table-cell>
          <table:table-cell office:value-type="float" office:value="21">
            <text:p>21</text:p>
          </table:table-cell>
          <table:table-cell table:formula="of:=[.D597]/[.A597]" office:value-type="float" office:value="0.954545454545455">
            <text:p>0.9545454545</text:p>
          </table:table-cell>
          <table:table-cell office:value-type="float" office:value="27">
            <text:p>27</text:p>
          </table:table-cell>
          <table:table-cell table:formula="of:=[.F597]/[.A597]" office:value-type="float" office:value="1.22727272727273">
            <text:p>1.2272727273</text:p>
          </table:table-cell>
          <table:table-cell office:value-type="float" office:value="23">
            <text:p>23</text:p>
          </table:table-cell>
          <table:table-cell table:formula="of:=[.H597]/[.A597]" office:value-type="float" office:value="1.04545454545455">
            <text:p>1.045454545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table:formula="of:=[.B598]/[.A598]" office:value-type="float" office:value="1.03846153846154">
            <text:p>1.0384615385</text:p>
          </table:table-cell>
          <table:table-cell office:value-type="float" office:value="26">
            <text:p>26</text:p>
          </table:table-cell>
          <table:table-cell table:formula="of:=[.D598]/[.A598]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F598]/[.A598]" office:value-type="float" office:value="1.19230769230769">
            <text:p>1.1923076923</text:p>
          </table:table-cell>
          <table:table-cell office:value-type="float" office:value="26">
            <text:p>26</text:p>
          </table:table-cell>
          <table:table-cell table:formula="of:=[.H598]/[.A598]" office:value-type="float" office:value="1">
            <text:p>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table:formula="of:=[.B599]/[.A599]" office:value-type="float" office:value="0.971428571428571">
            <text:p>0.9714285714</text:p>
          </table:table-cell>
          <table:table-cell office:value-type="float" office:value="32">
            <text:p>32</text:p>
          </table:table-cell>
          <table:table-cell table:formula="of:=[.D599]/[.A599]" office:value-type="float" office:value="0.914285714285714">
            <text:p>0.9142857143</text:p>
          </table:table-cell>
          <table:table-cell office:value-type="float" office:value="54">
            <text:p>54</text:p>
          </table:table-cell>
          <table:table-cell table:formula="of:=[.F599]/[.A599]" office:value-type="float" office:value="1.54285714285714">
            <text:p>1.5428571429</text:p>
          </table:table-cell>
          <table:table-cell office:value-type="float" office:value="31">
            <text:p>31</text:p>
          </table:table-cell>
          <table:table-cell table:formula="of:=[.H599]/[.A599]" office:value-type="float" office:value="0.885714285714286">
            <text:p>0.885714285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table:formula="of:=[.B600]/[.A600]" office:value-type="float" office:value="1.02325581395349">
            <text:p>1.023255814</text:p>
          </table:table-cell>
          <table:table-cell office:value-type="float" office:value="42">
            <text:p>42</text:p>
          </table:table-cell>
          <table:table-cell table:formula="of:=[.D600]/[.A600]" office:value-type="float" office:value="0.976744186046512">
            <text:p>0.976744186</text:p>
          </table:table-cell>
          <table:table-cell office:value-type="float" office:value="62">
            <text:p>62</text:p>
          </table:table-cell>
          <table:table-cell table:formula="of:=[.F600]/[.A600]" office:value-type="float" office:value="1.44186046511628">
            <text:p>1.4418604651</text:p>
          </table:table-cell>
          <table:table-cell office:value-type="float" office:value="42">
            <text:p>42</text:p>
          </table:table-cell>
          <table:table-cell table:formula="of:=[.H600]/[.A600]" office:value-type="float" office:value="0.976744186046512">
            <text:p>0.976744186</text:p>
          </table:table-cell>
        </table:table-row>
        <table:table-row table:style-name="ro1">
          <table:table-cell table:number-columns-repeated="2" office:value-type="float" office:value="15">
            <text:p>15</text:p>
          </table:table-cell>
          <table:table-cell table:formula="of:=[.B601]/[.A601]"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[.D601]/[.A601]" office:value-type="float" office:value="0.933333333333333">
            <text:p>0.9333333333</text:p>
          </table:table-cell>
          <table:table-cell office:value-type="float" office:value="22">
            <text:p>22</text:p>
          </table:table-cell>
          <table:table-cell table:formula="of:=[.F601]/[.A601]" office:value-type="float" office:value="1.46666666666667">
            <text:p>1.4666666667</text:p>
          </table:table-cell>
          <table:table-cell office:value-type="float" office:value="14">
            <text:p>14</text:p>
          </table:table-cell>
          <table:table-cell table:formula="of:=[.H601]/[.A601]" office:value-type="float" office:value="0.933333333333333">
            <text:p>0.9333333333</text:p>
          </table:table-cell>
        </table:table-row>
        <table:table-row table:style-name="ro1">
          <table:table-cell table:number-columns-repeated="2" office:value-type="float" office:value="23">
            <text:p>23</text:p>
          </table:table-cell>
          <table:table-cell table:formula="of:=[.B602]/[.A602]" office:value-type="float" office:value="1">
            <text:p>1</text:p>
          </table:table-cell>
          <table:table-cell office:value-type="float" office:value="22">
            <text:p>22</text:p>
          </table:table-cell>
          <table:table-cell table:formula="of:=[.D602]/[.A602]" office:value-type="float" office:value="0.956521739130435">
            <text:p>0.9565217391</text:p>
          </table:table-cell>
          <table:table-cell office:value-type="float" office:value="22">
            <text:p>22</text:p>
          </table:table-cell>
          <table:table-cell table:formula="of:=[.F602]/[.A602]" office:value-type="float" office:value="0.956521739130435">
            <text:p>0.9565217391</text:p>
          </table:table-cell>
          <table:table-cell office:value-type="float" office:value="22">
            <text:p>22</text:p>
          </table:table-cell>
          <table:table-cell table:formula="of:=[.H602]/[.A602]" office:value-type="float" office:value="0.956521739130435">
            <text:p>0.9565217391</text:p>
          </table:table-cell>
        </table:table-row>
        <table:table-row table:style-name="ro1">
          <table:table-cell table:number-columns-repeated="2" office:value-type="float" office:value="68">
            <text:p>68</text:p>
          </table:table-cell>
          <table:table-cell table:formula="of:=[.B603]/[.A603]" office:value-type="float" office:value="1">
            <text:p>1</text:p>
          </table:table-cell>
          <table:table-cell office:value-type="float" office:value="67">
            <text:p>67</text:p>
          </table:table-cell>
          <table:table-cell table:formula="of:=[.D603]/[.A603]" office:value-type="float" office:value="0.985294117647059">
            <text:p>0.9852941176</text:p>
          </table:table-cell>
          <table:table-cell office:value-type="float" office:value="92">
            <text:p>92</text:p>
          </table:table-cell>
          <table:table-cell table:formula="of:=[.F603]/[.A603]" office:value-type="float" office:value="1.35294117647059">
            <text:p>1.3529411765</text:p>
          </table:table-cell>
          <table:table-cell office:value-type="float" office:value="67">
            <text:p>67</text:p>
          </table:table-cell>
          <table:table-cell table:formula="of:=[.H603]/[.A603]" office:value-type="float" office:value="0.985294117647059">
            <text:p>0.985294117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table:formula="of:=[.B604]/[.A604]" office:value-type="float" office:value="0.96">
            <text:p>0.96</text:p>
          </table:table-cell>
          <table:table-cell office:value-type="float" office:value="26">
            <text:p>26</text:p>
          </table:table-cell>
          <table:table-cell table:formula="of:=[.D604]/[.A604]" office:value-type="float" office:value="1.04">
            <text:p>1.04</text:p>
          </table:table-cell>
          <table:table-cell office:value-type="float" office:value="25">
            <text:p>25</text:p>
          </table:table-cell>
          <table:table-cell table:formula="of:=[.F604]/[.A604]" office:value-type="float" office:value="1">
            <text:p>1</text:p>
          </table:table-cell>
          <table:table-cell office:value-type="float" office:value="24">
            <text:p>24</text:p>
          </table:table-cell>
          <table:table-cell table:formula="of:=[.H604]/[.A604]" office:value-type="float" office:value="0.96">
            <text:p>0.96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36">
            <text:p>136</text:p>
          </table:table-cell>
          <table:table-cell table:formula="of:=[.B605]/[.A605]" office:value-type="float" office:value="0.97841726618705">
            <text:p>0.9784172662</text:p>
          </table:table-cell>
          <table:table-cell office:value-type="float" office:value="130">
            <text:p>130</text:p>
          </table:table-cell>
          <table:table-cell table:formula="of:=[.D605]/[.A605]" office:value-type="float" office:value="0.935251798561151">
            <text:p>0.9352517986</text:p>
          </table:table-cell>
          <table:table-cell office:value-type="float" office:value="314">
            <text:p>314</text:p>
          </table:table-cell>
          <table:table-cell table:formula="of:=[.F605]/[.A605]" office:value-type="float" office:value="2.2589928057554">
            <text:p>2.2589928058</text:p>
          </table:table-cell>
          <table:table-cell office:value-type="float" office:value="140">
            <text:p>140</text:p>
          </table:table-cell>
          <table:table-cell table:formula="of:=[.H605]/[.A605]" office:value-type="float" office:value="1.00719424460432">
            <text:p>1.0071942446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table:formula="of:=[.B606]/[.A606]" office:value-type="float" office:value="1.07692307692308">
            <text:p>1.0769230769</text:p>
          </table:table-cell>
          <table:table-cell office:value-type="float" office:value="40">
            <text:p>40</text:p>
          </table:table-cell>
          <table:table-cell table:formula="of:=[.D606]/[.A606]" office:value-type="float" office:value="1.02564102564103">
            <text:p>1.0256410256</text:p>
          </table:table-cell>
          <table:table-cell office:value-type="float" office:value="93">
            <text:p>93</text:p>
          </table:table-cell>
          <table:table-cell table:formula="of:=[.F606]/[.A606]" office:value-type="float" office:value="2.38461538461538">
            <text:p>2.3846153846</text:p>
          </table:table-cell>
          <table:table-cell office:value-type="float" office:value="39">
            <text:p>39</text:p>
          </table:table-cell>
          <table:table-cell table:formula="of:=[.H606]/[.A606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23">
            <text:p>23</text:p>
          </table:table-cell>
          <table:table-cell table:formula="of:=[.B607]/[.A607]" office:value-type="float" office:value="1">
            <text:p>1</text:p>
          </table:table-cell>
          <table:table-cell office:value-type="float" office:value="23">
            <text:p>23</text:p>
          </table:table-cell>
          <table:table-cell table:formula="of:=[.D607]/[.A607]" office:value-type="float" office:value="1">
            <text:p>1</text:p>
          </table:table-cell>
          <table:table-cell office:value-type="float" office:value="22">
            <text:p>22</text:p>
          </table:table-cell>
          <table:table-cell table:formula="of:=[.F607]/[.A607]" office:value-type="float" office:value="0.956521739130435">
            <text:p>0.9565217391</text:p>
          </table:table-cell>
          <table:table-cell office:value-type="float" office:value="22">
            <text:p>22</text:p>
          </table:table-cell>
          <table:table-cell table:formula="of:=[.H607]/[.A607]" office:value-type="float" office:value="0.956521739130435">
            <text:p>0.956521739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table:formula="of:=[.B608]/[.A608]" office:value-type="float" office:value="0.962962962962963">
            <text:p>0.962962963</text:p>
          </table:table-cell>
          <table:table-cell office:value-type="float" office:value="28">
            <text:p>28</text:p>
          </table:table-cell>
          <table:table-cell table:formula="of:=[.D608]/[.A608]" office:value-type="float" office:value="1.03703703703704">
            <text:p>1.037037037</text:p>
          </table:table-cell>
          <table:table-cell office:value-type="float" office:value="36">
            <text:p>36</text:p>
          </table:table-cell>
          <table:table-cell table:formula="of:=[.F608]/[.A608]" office:value-type="float" office:value="1.33333333333333">
            <text:p>1.3333333333</text:p>
          </table:table-cell>
          <table:table-cell office:value-type="float" office:value="26">
            <text:p>26</text:p>
          </table:table-cell>
          <table:table-cell table:formula="of:=[.H608]/[.A608]" office:value-type="float" office:value="0.962962962962963">
            <text:p>0.96296296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73">
            <text:p>173</text:p>
          </table:table-cell>
          <table:table-cell table:formula="of:=[.B609]/[.A609]" office:value-type="float" office:value="1.01169590643275">
            <text:p>1.0116959064</text:p>
          </table:table-cell>
          <table:table-cell office:value-type="float" office:value="164">
            <text:p>164</text:p>
          </table:table-cell>
          <table:table-cell table:formula="of:=[.D609]/[.A609]" office:value-type="float" office:value="0.95906432748538">
            <text:p>0.9590643275</text:p>
          </table:table-cell>
          <table:table-cell office:value-type="float" office:value="368">
            <text:p>368</text:p>
          </table:table-cell>
          <table:table-cell table:formula="of:=[.F609]/[.A609]" office:value-type="float" office:value="2.15204678362573">
            <text:p>2.1520467836</text:p>
          </table:table-cell>
          <table:table-cell office:value-type="float" office:value="176">
            <text:p>176</text:p>
          </table:table-cell>
          <table:table-cell table:formula="of:=[.H609]/[.A609]" office:value-type="float" office:value="1.02923976608187">
            <text:p>1.029239766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[.B610]/[.A610]" office:value-type="float" office:value="0.888888888888889">
            <text:p>0.8888888889</text:p>
          </table:table-cell>
          <table:table-cell office:value-type="float" office:value="8">
            <text:p>8</text:p>
          </table:table-cell>
          <table:table-cell table:formula="of:=[.D610]/[.A610]" office:value-type="float" office:value="0.888888888888889">
            <text:p>0.8888888889</text:p>
          </table:table-cell>
          <table:table-cell office:value-type="float" office:value="19">
            <text:p>19</text:p>
          </table:table-cell>
          <table:table-cell table:formula="of:=[.F610]/[.A610]" office:value-type="float" office:value="2.11111111111111">
            <text:p>2.1111111111</text:p>
          </table:table-cell>
          <table:table-cell office:value-type="float" office:value="7">
            <text:p>7</text:p>
          </table:table-cell>
          <table:table-cell table:formula="of:=[.H610]/[.A610]" office:value-type="float" office:value="0.777777777777778">
            <text:p>0.7777777778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table:formula="of:=[.B611]/[.A611]" office:value-type="float" office:value="1.0188679245283">
            <text:p>1.0188679245</text:p>
          </table:table-cell>
          <table:table-cell office:value-type="float" office:value="54">
            <text:p>54</text:p>
          </table:table-cell>
          <table:table-cell table:formula="of:=[.D611]/[.A611]" office:value-type="float" office:value="1.0188679245283">
            <text:p>1.0188679245</text:p>
          </table:table-cell>
          <table:table-cell office:value-type="float" office:value="62">
            <text:p>62</text:p>
          </table:table-cell>
          <table:table-cell table:formula="of:=[.F611]/[.A611]" office:value-type="float" office:value="1.16981132075472">
            <text:p>1.1698113208</text:p>
          </table:table-cell>
          <table:table-cell office:value-type="float" office:value="55">
            <text:p>55</text:p>
          </table:table-cell>
          <table:table-cell table:formula="of:=[.H611]/[.A611]" office:value-type="float" office:value="1.0377358490566">
            <text:p>1.037735849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3">
            <text:p>53</text:p>
          </table:table-cell>
          <table:table-cell table:formula="of:=[.B612]/[.A612]" office:value-type="float" office:value="1.03921568627451">
            <text:p>1.0392156863</text:p>
          </table:table-cell>
          <table:table-cell office:value-type="float" office:value="49">
            <text:p>49</text:p>
          </table:table-cell>
          <table:table-cell table:formula="of:=[.D612]/[.A612]" office:value-type="float" office:value="0.96078431372549">
            <text:p>0.9607843137</text:p>
          </table:table-cell>
          <table:table-cell office:value-type="float" office:value="54">
            <text:p>54</text:p>
          </table:table-cell>
          <table:table-cell table:formula="of:=[.F612]/[.A612]" office:value-type="float" office:value="1.05882352941176">
            <text:p>1.0588235294</text:p>
          </table:table-cell>
          <table:table-cell office:value-type="float" office:value="51">
            <text:p>51</text:p>
          </table:table-cell>
          <table:table-cell table:formula="of:=[.H612]/[.A612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26">
            <text:p>26</text:p>
          </table:table-cell>
          <table:table-cell table:formula="of:=[.B613]/[.A613]" office:value-type="float" office:value="1">
            <text:p>1</text:p>
          </table:table-cell>
          <table:table-cell office:value-type="float" office:value="26">
            <text:p>26</text:p>
          </table:table-cell>
          <table:table-cell table:formula="of:=[.D613]/[.A613]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F613]/[.A613]" office:value-type="float" office:value="1.15384615384615">
            <text:p>1.1538461538</text:p>
          </table:table-cell>
          <table:table-cell office:value-type="float" office:value="26">
            <text:p>26</text:p>
          </table:table-cell>
          <table:table-cell table:formula="of:=[.H613]/[.A613]" office:value-type="float" office:value="1">
            <text:p>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table:formula="of:=[.B614]/[.A614]" office:value-type="float" office:value="1.03225806451613">
            <text:p>1.0322580645</text:p>
          </table:table-cell>
          <table:table-cell office:value-type="float" office:value="31">
            <text:p>31</text:p>
          </table:table-cell>
          <table:table-cell table:formula="of:=[.D614]/[.A614]" office:value-type="float" office:value="1">
            <text:p>1</text:p>
          </table:table-cell>
          <table:table-cell office:value-type="float" office:value="44">
            <text:p>44</text:p>
          </table:table-cell>
          <table:table-cell table:formula="of:=[.F614]/[.A614]" office:value-type="float" office:value="1.41935483870968">
            <text:p>1.4193548387</text:p>
          </table:table-cell>
          <table:table-cell office:value-type="float" office:value="31">
            <text:p>31</text:p>
          </table:table-cell>
          <table:table-cell table:formula="of:=[.H614]/[.A614]" office:value-type="float" office:value="1">
            <text:p>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  <table:table-cell table:formula="of:=[.B615]/[.A615]" office:value-type="float" office:value="1.02739726027397">
            <text:p>1.0273972603</text:p>
          </table:table-cell>
          <table:table-cell office:value-type="float" office:value="73">
            <text:p>73</text:p>
          </table:table-cell>
          <table:table-cell table:formula="of:=[.D615]/[.A615]" office:value-type="float" office:value="1">
            <text:p>1</text:p>
          </table:table-cell>
          <table:table-cell office:value-type="float" office:value="163">
            <text:p>163</text:p>
          </table:table-cell>
          <table:table-cell table:formula="of:=[.F615]/[.A615]" office:value-type="float" office:value="2.23287671232877">
            <text:p>2.2328767123</text:p>
          </table:table-cell>
          <table:table-cell office:value-type="float" office:value="75">
            <text:p>75</text:p>
          </table:table-cell>
          <table:table-cell table:formula="of:=[.H615]/[.A615]" office:value-type="float" office:value="1.02739726027397">
            <text:p>1.027397260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table:formula="of:=[.B616]/[.A616]" office:value-type="float" office:value="1.03225806451613">
            <text:p>1.0322580645</text:p>
          </table:table-cell>
          <table:table-cell office:value-type="float" office:value="32">
            <text:p>32</text:p>
          </table:table-cell>
          <table:table-cell table:formula="of:=[.D616]/[.A616]" office:value-type="float" office:value="1.03225806451613">
            <text:p>1.0322580645</text:p>
          </table:table-cell>
          <table:table-cell office:value-type="float" office:value="39">
            <text:p>39</text:p>
          </table:table-cell>
          <table:table-cell table:formula="of:=[.F616]/[.A616]" office:value-type="float" office:value="1.25806451612903">
            <text:p>1.2580645161</text:p>
          </table:table-cell>
          <table:table-cell office:value-type="float" office:value="31">
            <text:p>31</text:p>
          </table:table-cell>
          <table:table-cell table:formula="of:=[.H616]/[.A616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51">
            <text:p>51</text:p>
          </table:table-cell>
          <table:table-cell table:formula="of:=[.B617]/[.A617]" office:value-type="float" office:value="1">
            <text:p>1</text:p>
          </table:table-cell>
          <table:table-cell office:value-type="float" office:value="51">
            <text:p>51</text:p>
          </table:table-cell>
          <table:table-cell table:formula="of:=[.D617]/[.A617]" office:value-type="float" office:value="1">
            <text:p>1</text:p>
          </table:table-cell>
          <table:table-cell office:value-type="float" office:value="74">
            <text:p>74</text:p>
          </table:table-cell>
          <table:table-cell table:formula="of:=[.F617]/[.A617]" office:value-type="float" office:value="1.45098039215686">
            <text:p>1.4509803922</text:p>
          </table:table-cell>
          <table:table-cell office:value-type="float" office:value="50">
            <text:p>50</text:p>
          </table:table-cell>
          <table:table-cell table:formula="of:=[.H617]/[.A617]" office:value-type="float" office:value="0.980392156862745">
            <text:p>0.9803921569</text:p>
          </table:table-cell>
        </table:table-row>
        <table:table-row table:style-name="ro1">
          <table:table-cell table:number-columns-repeated="2" office:value-type="float" office:value="57">
            <text:p>57</text:p>
          </table:table-cell>
          <table:table-cell table:formula="of:=[.B618]/[.A618]" office:value-type="float" office:value="1">
            <text:p>1</text:p>
          </table:table-cell>
          <table:table-cell office:value-type="float" office:value="56">
            <text:p>56</text:p>
          </table:table-cell>
          <table:table-cell table:formula="of:=[.D618]/[.A618]" office:value-type="float" office:value="0.982456140350877">
            <text:p>0.9824561404</text:p>
          </table:table-cell>
          <table:table-cell office:value-type="float" office:value="89">
            <text:p>89</text:p>
          </table:table-cell>
          <table:table-cell table:formula="of:=[.F618]/[.A618]" office:value-type="float" office:value="1.56140350877193">
            <text:p>1.5614035088</text:p>
          </table:table-cell>
          <table:table-cell office:value-type="float" office:value="57">
            <text:p>57</text:p>
          </table:table-cell>
          <table:table-cell table:formula="of:=[.H618]/[.A618]" office:value-type="float" office:value="1">
            <text:p>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formula="of:=[.B619]/[.A619]" office:value-type="float" office:value="1.04761904761905">
            <text:p>1.0476190476</text:p>
          </table:table-cell>
          <table:table-cell office:value-type="float" office:value="20">
            <text:p>20</text:p>
          </table:table-cell>
          <table:table-cell table:formula="of:=[.D619]/[.A619]" office:value-type="float" office:value="0.952380952380952">
            <text:p>0.9523809524</text:p>
          </table:table-cell>
          <table:table-cell office:value-type="float" office:value="50">
            <text:p>50</text:p>
          </table:table-cell>
          <table:table-cell table:formula="of:=[.F619]/[.A619]" office:value-type="float" office:value="2.38095238095238">
            <text:p>2.380952381</text:p>
          </table:table-cell>
          <table:table-cell office:value-type="float" office:value="19">
            <text:p>19</text:p>
          </table:table-cell>
          <table:table-cell table:formula="of:=[.H619]/[.A619]" office:value-type="float" office:value="0.904761904761905">
            <text:p>0.9047619048</text:p>
          </table:table-cell>
        </table:table-row>
        <table:table-row table:style-name="ro1">
          <table:table-cell table:number-columns-repeated="2" office:value-type="float" office:value="63">
            <text:p>63</text:p>
          </table:table-cell>
          <table:table-cell table:formula="of:=[.B620]/[.A620]" office:value-type="float" office:value="1">
            <text:p>1</text:p>
          </table:table-cell>
          <table:table-cell office:value-type="float" office:value="61">
            <text:p>61</text:p>
          </table:table-cell>
          <table:table-cell table:formula="of:=[.D620]/[.A620]" office:value-type="float" office:value="0.968253968253968">
            <text:p>0.9682539683</text:p>
          </table:table-cell>
          <table:table-cell office:value-type="float" office:value="79">
            <text:p>79</text:p>
          </table:table-cell>
          <table:table-cell table:formula="of:=[.F620]/[.A620]" office:value-type="float" office:value="1.25396825396825">
            <text:p>1.253968254</text:p>
          </table:table-cell>
          <table:table-cell office:value-type="float" office:value="67">
            <text:p>67</text:p>
          </table:table-cell>
          <table:table-cell table:formula="of:=[.H620]/[.A620]" office:value-type="float" office:value="1.06349206349206">
            <text:p>1.0634920635</text:p>
          </table:table-cell>
        </table:table-row>
        <table:table-row table:style-name="ro1">
          <table:table-cell table:number-columns-repeated="2" office:value-type="float" office:value="10">
            <text:p>10</text:p>
          </table:table-cell>
          <table:table-cell table:formula="of:=[.B621]/[.A621]"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[.D621]/[.A621]"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f:=[.F621]/[.A621]" office:value-type="float" office:value="1.3">
            <text:p>1.3</text:p>
          </table:table-cell>
          <table:table-cell office:value-type="float" office:value="15">
            <text:p>15</text:p>
          </table:table-cell>
          <table:table-cell table:formula="of:=[.H621]/[.A621]" office:value-type="float" office:value="1.5">
            <text:p>1.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table:formula="of:=[.B622]/[.A622]" office:value-type="float" office:value="1.01">
            <text:p>1.01</text:p>
          </table:table-cell>
          <table:table-cell office:value-type="float" office:value="98">
            <text:p>98</text:p>
          </table:table-cell>
          <table:table-cell table:formula="of:=[.D622]/[.A622]" office:value-type="float" office:value="0.98">
            <text:p>0.98</text:p>
          </table:table-cell>
          <table:table-cell office:value-type="float" office:value="185">
            <text:p>185</text:p>
          </table:table-cell>
          <table:table-cell table:formula="of:=[.F622]/[.A622]" office:value-type="float" office:value="1.85">
            <text:p>1.85</text:p>
          </table:table-cell>
          <table:table-cell office:value-type="float" office:value="100">
            <text:p>100</text:p>
          </table:table-cell>
          <table:table-cell table:formula="of:=[.H622]/[.A622]" office:value-type="float" office:value="1">
            <text:p>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table:formula="of:=[.B623]/[.A623]" office:value-type="float" office:value="0.821428571428571">
            <text:p>0.8214285714</text:p>
          </table:table-cell>
          <table:table-cell office:value-type="float" office:value="25">
            <text:p>25</text:p>
          </table:table-cell>
          <table:table-cell table:formula="of:=[.D623]/[.A623]" office:value-type="float" office:value="0.892857142857143">
            <text:p>0.8928571429</text:p>
          </table:table-cell>
          <table:table-cell office:value-type="float" office:value="25">
            <text:p>25</text:p>
          </table:table-cell>
          <table:table-cell table:formula="of:=[.F623]/[.A623]" office:value-type="float" office:value="0.892857142857143">
            <text:p>0.8928571429</text:p>
          </table:table-cell>
          <table:table-cell office:value-type="float" office:value="23">
            <text:p>23</text:p>
          </table:table-cell>
          <table:table-cell table:formula="of:=[.H623]/[.A623]" office:value-type="float" office:value="0.821428571428571">
            <text:p>0.8214285714</text:p>
          </table:table-cell>
        </table:table-row>
        <table:table-row table:style-name="ro1">
          <table:table-cell table:number-columns-repeated="2" office:value-type="float" office:value="13">
            <text:p>13</text:p>
          </table:table-cell>
          <table:table-cell table:formula="of:=[.B624]/[.A624]"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f:=[.D624]/[.A624]"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[.F624]/[.A624]" office:value-type="float" office:value="1.38461538461538">
            <text:p>1.3846153846</text:p>
          </table:table-cell>
          <table:table-cell office:value-type="float" office:value="13">
            <text:p>13</text:p>
          </table:table-cell>
          <table:table-cell table:formula="of:=[.H624]/[.A624]" office:value-type="float" office:value="1">
            <text:p>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15">
            <text:p>115</text:p>
          </table:table-cell>
          <table:table-cell table:formula="of:=[.B625]/[.A625]" office:value-type="float" office:value="0.991379310344828">
            <text:p>0.9913793103</text:p>
          </table:table-cell>
          <table:table-cell office:value-type="float" office:value="114">
            <text:p>114</text:p>
          </table:table-cell>
          <table:table-cell table:formula="of:=[.D625]/[.A625]" office:value-type="float" office:value="0.982758620689655">
            <text:p>0.9827586207</text:p>
          </table:table-cell>
          <table:table-cell office:value-type="float" office:value="187">
            <text:p>187</text:p>
          </table:table-cell>
          <table:table-cell table:formula="of:=[.F625]/[.A625]" office:value-type="float" office:value="1.61206896551724">
            <text:p>1.6120689655</text:p>
          </table:table-cell>
          <table:table-cell office:value-type="float" office:value="113">
            <text:p>113</text:p>
          </table:table-cell>
          <table:table-cell table:formula="of:=[.H625]/[.A625]" office:value-type="float" office:value="0.974137931034483">
            <text:p>0.97413793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table:formula="of:=[.B626]/[.A626]" office:value-type="float" office:value="1.02">
            <text:p>1.02</text:p>
          </table:table-cell>
          <table:table-cell office:value-type="float" office:value="51">
            <text:p>51</text:p>
          </table:table-cell>
          <table:table-cell table:formula="of:=[.D626]/[.A626]" office:value-type="float" office:value="1.02">
            <text:p>1.02</text:p>
          </table:table-cell>
          <table:table-cell office:value-type="float" office:value="70">
            <text:p>70</text:p>
          </table:table-cell>
          <table:table-cell table:formula="of:=[.F626]/[.A626]" office:value-type="float" office:value="1.4">
            <text:p>1.4</text:p>
          </table:table-cell>
          <table:table-cell office:value-type="float" office:value="51">
            <text:p>51</text:p>
          </table:table-cell>
          <table:table-cell table:formula="of:=[.H626]/[.A626]" office:value-type="float" office:value="1.02">
            <text:p>1.0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table:formula="of:=[.B627]/[.A627]" office:value-type="float" office:value="1.02564102564103">
            <text:p>1.0256410256</text:p>
          </table:table-cell>
          <table:table-cell office:value-type="float" office:value="40">
            <text:p>40</text:p>
          </table:table-cell>
          <table:table-cell table:formula="of:=[.D627]/[.A627]" office:value-type="float" office:value="1.02564102564103">
            <text:p>1.0256410256</text:p>
          </table:table-cell>
          <table:table-cell office:value-type="float" office:value="63">
            <text:p>63</text:p>
          </table:table-cell>
          <table:table-cell table:formula="of:=[.F627]/[.A627]" office:value-type="float" office:value="1.61538461538462">
            <text:p>1.6153846154</text:p>
          </table:table-cell>
          <table:table-cell office:value-type="float" office:value="39">
            <text:p>39</text:p>
          </table:table-cell>
          <table:table-cell table:formula="of:=[.H627]/[.A627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25">
            <text:p>25</text:p>
          </table:table-cell>
          <table:table-cell table:formula="of:=[.B628]/[.A628]" office:value-type="float" office:value="1">
            <text:p>1</text:p>
          </table:table-cell>
          <table:table-cell office:value-type="float" office:value="27">
            <text:p>27</text:p>
          </table:table-cell>
          <table:table-cell table:formula="of:=[.D628]/[.A628]" office:value-type="float" office:value="1.08">
            <text:p>1.08</text:p>
          </table:table-cell>
          <table:table-cell office:value-type="float" office:value="28">
            <text:p>28</text:p>
          </table:table-cell>
          <table:table-cell table:formula="of:=[.F628]/[.A628]" office:value-type="float" office:value="1.12">
            <text:p>1.12</text:p>
          </table:table-cell>
          <table:table-cell office:value-type="float" office:value="25">
            <text:p>25</text:p>
          </table:table-cell>
          <table:table-cell table:formula="of:=[.H628]/[.A628]" office:value-type="float" office:value="1">
            <text:p>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table:formula="of:=[.B629]/[.A629]" office:value-type="float" office:value="1.01587301587302">
            <text:p>1.0158730159</text:p>
          </table:table-cell>
          <table:table-cell office:value-type="float" office:value="68">
            <text:p>68</text:p>
          </table:table-cell>
          <table:table-cell table:formula="of:=[.D629]/[.A629]" office:value-type="float" office:value="1.07936507936508">
            <text:p>1.0793650794</text:p>
          </table:table-cell>
          <table:table-cell office:value-type="float" office:value="114">
            <text:p>114</text:p>
          </table:table-cell>
          <table:table-cell table:formula="of:=[.F629]/[.A629]" office:value-type="float" office:value="1.80952380952381">
            <text:p>1.8095238095</text:p>
          </table:table-cell>
          <table:table-cell office:value-type="float" office:value="62">
            <text:p>62</text:p>
          </table:table-cell>
          <table:table-cell table:formula="of:=[.H629]/[.A629]" office:value-type="float" office:value="0.984126984126984">
            <text:p>0.9841269841</text:p>
          </table:table-cell>
        </table:table-row>
        <table:table-row table:style-name="ro1">
          <table:table-cell table:number-columns-repeated="2" office:value-type="float" office:value="33">
            <text:p>33</text:p>
          </table:table-cell>
          <table:table-cell table:formula="of:=[.B630]/[.A630]" office:value-type="float" office:value="1">
            <text:p>1</text:p>
          </table:table-cell>
          <table:table-cell office:value-type="float" office:value="36">
            <text:p>36</text:p>
          </table:table-cell>
          <table:table-cell table:formula="of:=[.D630]/[.A630]" office:value-type="float" office:value="1.09090909090909">
            <text:p>1.0909090909</text:p>
          </table:table-cell>
          <table:table-cell office:value-type="float" office:value="39">
            <text:p>39</text:p>
          </table:table-cell>
          <table:table-cell table:formula="of:=[.F630]/[.A630]" office:value-type="float" office:value="1.18181818181818">
            <text:p>1.1818181818</text:p>
          </table:table-cell>
          <table:table-cell office:value-type="float" office:value="32">
            <text:p>32</text:p>
          </table:table-cell>
          <table:table-cell table:formula="of:=[.H630]/[.A630]" office:value-type="float" office:value="0.96969696969697">
            <text:p>0.9696969697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09">
            <text:p>109</text:p>
          </table:table-cell>
          <table:table-cell table:formula="of:=[.B631]/[.A631]" office:value-type="float" office:value="1.02830188679245">
            <text:p>1.0283018868</text:p>
          </table:table-cell>
          <table:table-cell office:value-type="float" office:value="103">
            <text:p>103</text:p>
          </table:table-cell>
          <table:table-cell table:formula="of:=[.D631]/[.A631]" office:value-type="float" office:value="0.971698113207547">
            <text:p>0.9716981132</text:p>
          </table:table-cell>
          <table:table-cell office:value-type="float" office:value="200">
            <text:p>200</text:p>
          </table:table-cell>
          <table:table-cell table:formula="of:=[.F631]/[.A631]" office:value-type="float" office:value="1.88679245283019">
            <text:p>1.8867924528</text:p>
          </table:table-cell>
          <table:table-cell office:value-type="float" office:value="106">
            <text:p>106</text:p>
          </table:table-cell>
          <table:table-cell table:formula="of:=[.H631]/[.A631]"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table:formula="of:=[.B632]/[.A632]" office:value-type="float" office:value="0.96">
            <text:p>0.96</text:p>
          </table:table-cell>
          <table:table-cell office:value-type="float" office:value="28">
            <text:p>28</text:p>
          </table:table-cell>
          <table:table-cell table:formula="of:=[.D632]/[.A632]" office:value-type="float" office:value="1.12">
            <text:p>1.12</text:p>
          </table:table-cell>
          <table:table-cell office:value-type="float" office:value="25">
            <text:p>25</text:p>
          </table:table-cell>
          <table:table-cell table:formula="of:=[.F632]/[.A632]"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H632]/[.A632]" office:value-type="float" office:value="1">
            <text:p>1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table:formula="of:=[.B633]/[.A633]" office:value-type="float" office:value="1.00934579439252">
            <text:p>1.0093457944</text:p>
          </table:table-cell>
          <table:table-cell office:value-type="float" office:value="101">
            <text:p>101</text:p>
          </table:table-cell>
          <table:table-cell table:formula="of:=[.D633]/[.A633]" office:value-type="float" office:value="0.94392523364486">
            <text:p>0.9439252336</text:p>
          </table:table-cell>
          <table:table-cell office:value-type="float" office:value="180">
            <text:p>180</text:p>
          </table:table-cell>
          <table:table-cell table:formula="of:=[.F633]/[.A633]" office:value-type="float" office:value="1.68224299065421">
            <text:p>1.6822429907</text:p>
          </table:table-cell>
          <table:table-cell office:value-type="float" office:value="105">
            <text:p>105</text:p>
          </table:table-cell>
          <table:table-cell table:formula="of:=[.H633]/[.A633]" office:value-type="float" office:value="0.981308411214953">
            <text:p>0.9813084112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table:formula="of:=[.B634]/[.A634]" office:value-type="float" office:value="1.01754385964912">
            <text:p>1.0175438596</text:p>
          </table:table-cell>
          <table:table-cell office:value-type="float" office:value="58">
            <text:p>58</text:p>
          </table:table-cell>
          <table:table-cell table:formula="of:=[.D634]/[.A634]" office:value-type="float" office:value="1.01754385964912">
            <text:p>1.0175438596</text:p>
          </table:table-cell>
          <table:table-cell office:value-type="float" office:value="103">
            <text:p>103</text:p>
          </table:table-cell>
          <table:table-cell table:formula="of:=[.F634]/[.A634]" office:value-type="float" office:value="1.80701754385965">
            <text:p>1.8070175439</text:p>
          </table:table-cell>
          <table:table-cell office:value-type="float" office:value="58">
            <text:p>58</text:p>
          </table:table-cell>
          <table:table-cell table:formula="of:=[.H634]/[.A634]" office:value-type="float" office:value="1.01754385964912">
            <text:p>1.0175438596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table:formula="of:=[.B635]/[.A635]" office:value-type="float" office:value="1.01587301587302">
            <text:p>1.0158730159</text:p>
          </table:table-cell>
          <table:table-cell office:value-type="float" office:value="61">
            <text:p>61</text:p>
          </table:table-cell>
          <table:table-cell table:formula="of:=[.D635]/[.A635]" office:value-type="float" office:value="0.968253968253968">
            <text:p>0.9682539683</text:p>
          </table:table-cell>
          <table:table-cell office:value-type="float" office:value="124">
            <text:p>124</text:p>
          </table:table-cell>
          <table:table-cell table:formula="of:=[.F635]/[.A635]" office:value-type="float" office:value="1.96825396825397">
            <text:p>1.9682539683</text:p>
          </table:table-cell>
          <table:table-cell office:value-type="float" office:value="63">
            <text:p>63</text:p>
          </table:table-cell>
          <table:table-cell table:formula="of:=[.H635]/[.A635]" office:value-type="float" office:value="1">
            <text:p>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table:formula="of:=[.B636]/[.A636]" office:value-type="float" office:value="1.03125">
            <text:p>1.03125</text:p>
          </table:table-cell>
          <table:table-cell office:value-type="float" office:value="31">
            <text:p>31</text:p>
          </table:table-cell>
          <table:table-cell table:formula="of:=[.D636]/[.A636]" office:value-type="float" office:value="0.96875">
            <text:p>0.96875</text:p>
          </table:table-cell>
          <table:table-cell office:value-type="float" office:value="44">
            <text:p>44</text:p>
          </table:table-cell>
          <table:table-cell table:formula="of:=[.F636]/[.A636]" office:value-type="float" office:value="1.375">
            <text:p>1.375</text:p>
          </table:table-cell>
          <table:table-cell office:value-type="float" office:value="32">
            <text:p>32</text:p>
          </table:table-cell>
          <table:table-cell table:formula="of:=[.H636]/[.A636]" office:value-type="float" office:value="1">
            <text:p>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table:formula="of:=[.B637]/[.A637]" office:value-type="float" office:value="1.01190476190476">
            <text:p>1.0119047619</text:p>
          </table:table-cell>
          <table:table-cell office:value-type="float" office:value="82">
            <text:p>82</text:p>
          </table:table-cell>
          <table:table-cell table:formula="of:=[.D637]/[.A637]" office:value-type="float" office:value="0.976190476190476">
            <text:p>0.9761904762</text:p>
          </table:table-cell>
          <table:table-cell office:value-type="float" office:value="147">
            <text:p>147</text:p>
          </table:table-cell>
          <table:table-cell table:formula="of:=[.F637]/[.A637]" office:value-type="float" office:value="1.75">
            <text:p>1.75</text:p>
          </table:table-cell>
          <table:table-cell office:value-type="float" office:value="84">
            <text:p>84</text:p>
          </table:table-cell>
          <table:table-cell table:formula="of:=[.H637]/[.A637]" office:value-type="float" office:value="1">
            <text:p>1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9">
            <text:p>59</text:p>
          </table:table-cell>
          <table:table-cell table:formula="of:=[.B638]/[.A638]" office:value-type="float" office:value="1.07272727272727">
            <text:p>1.0727272727</text:p>
          </table:table-cell>
          <table:table-cell office:value-type="float" office:value="55">
            <text:p>55</text:p>
          </table:table-cell>
          <table:table-cell table:formula="of:=[.D638]/[.A638]" office:value-type="float" office:value="1">
            <text:p>1</text:p>
          </table:table-cell>
          <table:table-cell office:value-type="float" office:value="98">
            <text:p>98</text:p>
          </table:table-cell>
          <table:table-cell table:formula="of:=[.F638]/[.A638]" office:value-type="float" office:value="1.78181818181818">
            <text:p>1.7818181818</text:p>
          </table:table-cell>
          <table:table-cell office:value-type="float" office:value="57">
            <text:p>57</text:p>
          </table:table-cell>
          <table:table-cell table:formula="of:=[.H638]/[.A638]" office:value-type="float" office:value="1.03636363636364">
            <text:p>1.0363636364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7">
            <text:p>57</text:p>
          </table:table-cell>
          <table:table-cell table:formula="of:=[.B639]/[.A639]" office:value-type="float" office:value="1.03636363636364">
            <text:p>1.0363636364</text:p>
          </table:table-cell>
          <table:table-cell office:value-type="float" office:value="53">
            <text:p>53</text:p>
          </table:table-cell>
          <table:table-cell table:formula="of:=[.D639]/[.A639]" office:value-type="float" office:value="0.963636363636364">
            <text:p>0.9636363636</text:p>
          </table:table-cell>
          <table:table-cell office:value-type="float" office:value="106">
            <text:p>106</text:p>
          </table:table-cell>
          <table:table-cell table:formula="of:=[.F639]/[.A639]" office:value-type="float" office:value="1.92727272727273">
            <text:p>1.9272727273</text:p>
          </table:table-cell>
          <table:table-cell office:value-type="float" office:value="55">
            <text:p>55</text:p>
          </table:table-cell>
          <table:table-cell table:formula="of:=[.H639]/[.A639]" office:value-type="float" office:value="1">
            <text:p>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table:formula="of:=[.B640]/[.A640]" office:value-type="float" office:value="1.13157894736842">
            <text:p>1.1315789474</text:p>
          </table:table-cell>
          <table:table-cell office:value-type="float" office:value="40">
            <text:p>40</text:p>
          </table:table-cell>
          <table:table-cell table:formula="of:=[.D640]/[.A640]" office:value-type="float" office:value="1.05263157894737">
            <text:p>1.0526315789</text:p>
          </table:table-cell>
          <table:table-cell office:value-type="float" office:value="54">
            <text:p>54</text:p>
          </table:table-cell>
          <table:table-cell table:formula="of:=[.F640]/[.A640]" office:value-type="float" office:value="1.42105263157895">
            <text:p>1.4210526316</text:p>
          </table:table-cell>
          <table:table-cell office:value-type="float" office:value="39">
            <text:p>39</text:p>
          </table:table-cell>
          <table:table-cell table:formula="of:=[.H640]/[.A640]" office:value-type="float" office:value="1.02631578947368">
            <text:p>1.026315789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table:formula="of:=[.B641]/[.A641]" office:value-type="float" office:value="0.977777777777778">
            <text:p>0.9777777778</text:p>
          </table:table-cell>
          <table:table-cell office:value-type="float" office:value="42">
            <text:p>42</text:p>
          </table:table-cell>
          <table:table-cell table:formula="of:=[.D641]/[.A641]" office:value-type="float" office:value="0.933333333333333">
            <text:p>0.9333333333</text:p>
          </table:table-cell>
          <table:table-cell office:value-type="float" office:value="69">
            <text:p>69</text:p>
          </table:table-cell>
          <table:table-cell table:formula="of:=[.F641]/[.A641]" office:value-type="float" office:value="1.53333333333333">
            <text:p>1.5333333333</text:p>
          </table:table-cell>
          <table:table-cell office:value-type="float" office:value="43">
            <text:p>43</text:p>
          </table:table-cell>
          <table:table-cell table:formula="of:=[.H641]/[.A641]" office:value-type="float" office:value="0.955555555555556">
            <text:p>0.9555555556</text:p>
          </table:table-cell>
        </table:table-row>
        <table:table-row table:style-name="ro1">
          <table:table-cell table:number-columns-repeated="2" office:value-type="float" office:value="24">
            <text:p>24</text:p>
          </table:table-cell>
          <table:table-cell table:formula="of:=[.B642]/[.A642]" office:value-type="float" office:value="1">
            <text:p>1</text:p>
          </table:table-cell>
          <table:table-cell office:value-type="float" office:value="22">
            <text:p>22</text:p>
          </table:table-cell>
          <table:table-cell table:formula="of:=[.D642]/[.A642]" office:value-type="float" office:value="0.916666666666667">
            <text:p>0.9166666667</text:p>
          </table:table-cell>
          <table:table-cell office:value-type="float" office:value="24">
            <text:p>24</text:p>
          </table:table-cell>
          <table:table-cell table:formula="of:=[.F642]/[.A642]" office:value-type="float" office:value="1">
            <text:p>1</text:p>
          </table:table-cell>
          <table:table-cell office:value-type="float" office:value="22">
            <text:p>22</text:p>
          </table:table-cell>
          <table:table-cell table:formula="of:=[.H642]/[.A642]" office:value-type="float" office:value="0.916666666666667">
            <text:p>0.9166666667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table:formula="of:=[.B643]/[.A643]" office:value-type="float" office:value="1.04918032786885">
            <text:p>1.0491803279</text:p>
          </table:table-cell>
          <table:table-cell office:value-type="float" office:value="62">
            <text:p>62</text:p>
          </table:table-cell>
          <table:table-cell table:formula="of:=[.D643]/[.A643]" office:value-type="float" office:value="1.01639344262295">
            <text:p>1.0163934426</text:p>
          </table:table-cell>
          <table:table-cell office:value-type="float" office:value="102">
            <text:p>102</text:p>
          </table:table-cell>
          <table:table-cell table:formula="of:=[.F643]/[.A643]" office:value-type="float" office:value="1.67213114754098">
            <text:p>1.6721311475</text:p>
          </table:table-cell>
          <table:table-cell office:value-type="float" office:value="62">
            <text:p>62</text:p>
          </table:table-cell>
          <table:table-cell table:formula="of:=[.H643]/[.A643]" office:value-type="float" office:value="1.01639344262295">
            <text:p>1.016393442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[.B644]/[.A644]" office:value-type="float" office:value="1.06666666666667">
            <text:p>1.0666666667</text:p>
          </table:table-cell>
          <table:table-cell office:value-type="float" office:value="15">
            <text:p>15</text:p>
          </table:table-cell>
          <table:table-cell table:formula="of:=[.D644]/[.A644]"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[.F644]/[.A644]" office:value-type="float" office:value="0.933333333333333">
            <text:p>0.9333333333</text:p>
          </table:table-cell>
          <table:table-cell office:value-type="float" office:value="15">
            <text:p>15</text:p>
          </table:table-cell>
          <table:table-cell table:formula="of:=[.H644]/[.A644]" office:value-type="float" office:value="1">
            <text:p>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table:formula="of:=[.B645]/[.A645]" office:value-type="float" office:value="1.12">
            <text:p>1.12</text:p>
          </table:table-cell>
          <table:table-cell office:value-type="float" office:value="48">
            <text:p>48</text:p>
          </table:table-cell>
          <table:table-cell table:formula="of:=[.D645]/[.A645]" office:value-type="float" office:value="0.96">
            <text:p>0.96</text:p>
          </table:table-cell>
          <table:table-cell office:value-type="float" office:value="84">
            <text:p>84</text:p>
          </table:table-cell>
          <table:table-cell table:formula="of:=[.F645]/[.A645]" office:value-type="float" office:value="1.68">
            <text:p>1.68</text:p>
          </table:table-cell>
          <table:table-cell office:value-type="float" office:value="49">
            <text:p>49</text:p>
          </table:table-cell>
          <table:table-cell table:formula="of:=[.H645]/[.A645]" office:value-type="float" office:value="0.98">
            <text:p>0.9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[.B646]/[.A646]" office:value-type="float" office:value="1.05555555555556">
            <text:p>1.0555555556</text:p>
          </table:table-cell>
          <table:table-cell office:value-type="float" office:value="18">
            <text:p>18</text:p>
          </table:table-cell>
          <table:table-cell table:formula="of:=[.D646]/[.A646]" office:value-type="float" office:value="1">
            <text:p>1</text:p>
          </table:table-cell>
          <table:table-cell office:value-type="float" office:value="19">
            <text:p>19</text:p>
          </table:table-cell>
          <table:table-cell table:formula="of:=[.F646]/[.A646]" office:value-type="float" office:value="1.05555555555556">
            <text:p>1.0555555556</text:p>
          </table:table-cell>
          <table:table-cell office:value-type="float" office:value="18">
            <text:p>18</text:p>
          </table:table-cell>
          <table:table-cell table:formula="of:=[.H646]/[.A646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88">
            <text:p>88</text:p>
          </table:table-cell>
          <table:table-cell table:formula="of:=[.B647]/[.A647]" office:value-type="float" office:value="1">
            <text:p>1</text:p>
          </table:table-cell>
          <table:table-cell office:value-type="float" office:value="85">
            <text:p>85</text:p>
          </table:table-cell>
          <table:table-cell table:formula="of:=[.D647]/[.A647]" office:value-type="float" office:value="0.965909090909091">
            <text:p>0.9659090909</text:p>
          </table:table-cell>
          <table:table-cell office:value-type="float" office:value="170">
            <text:p>170</text:p>
          </table:table-cell>
          <table:table-cell table:formula="of:=[.F647]/[.A647]" office:value-type="float" office:value="1.93181818181818">
            <text:p>1.9318181818</text:p>
          </table:table-cell>
          <table:table-cell office:value-type="float" office:value="86">
            <text:p>86</text:p>
          </table:table-cell>
          <table:table-cell table:formula="of:=[.H647]/[.A647]" office:value-type="float" office:value="0.977272727272727">
            <text:p>0.9772727273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7">
            <text:p>57</text:p>
          </table:table-cell>
          <table:table-cell table:formula="of:=[.B648]/[.A648]" office:value-type="float" office:value="1.03636363636364">
            <text:p>1.0363636364</text:p>
          </table:table-cell>
          <table:table-cell office:value-type="float" office:value="54">
            <text:p>54</text:p>
          </table:table-cell>
          <table:table-cell table:formula="of:=[.D648]/[.A648]" office:value-type="float" office:value="0.981818181818182">
            <text:p>0.9818181818</text:p>
          </table:table-cell>
          <table:table-cell office:value-type="float" office:value="98">
            <text:p>98</text:p>
          </table:table-cell>
          <table:table-cell table:formula="of:=[.F648]/[.A648]" office:value-type="float" office:value="1.78181818181818">
            <text:p>1.7818181818</text:p>
          </table:table-cell>
          <table:table-cell office:value-type="float" office:value="56">
            <text:p>56</text:p>
          </table:table-cell>
          <table:table-cell table:formula="of:=[.H648]/[.A648]" office:value-type="float" office:value="1.01818181818182">
            <text:p>1.018181818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  <table:table-cell table:formula="of:=[.B649]/[.A649]" office:value-type="float" office:value="1.02068965517241">
            <text:p>1.0206896552</text:p>
          </table:table-cell>
          <table:table-cell office:value-type="float" office:value="139">
            <text:p>139</text:p>
          </table:table-cell>
          <table:table-cell table:formula="of:=[.D649]/[.A649]" office:value-type="float" office:value="0.958620689655172">
            <text:p>0.9586206897</text:p>
          </table:table-cell>
          <table:table-cell office:value-type="float" office:value="272">
            <text:p>272</text:p>
          </table:table-cell>
          <table:table-cell table:formula="of:=[.F649]/[.A649]" office:value-type="float" office:value="1.87586206896552">
            <text:p>1.875862069</text:p>
          </table:table-cell>
          <table:table-cell office:value-type="float" office:value="147">
            <text:p>147</text:p>
          </table:table-cell>
          <table:table-cell table:formula="of:=[.H649]/[.A649]" office:value-type="float" office:value="1.01379310344828">
            <text:p>1.013793103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table:formula="of:=[.B650]/[.A650]" office:value-type="float" office:value="1.01">
            <text:p>1.01</text:p>
          </table:table-cell>
          <table:table-cell office:value-type="float" office:value="98">
            <text:p>98</text:p>
          </table:table-cell>
          <table:table-cell table:formula="of:=[.D650]/[.A650]" office:value-type="float" office:value="0.98">
            <text:p>0.98</text:p>
          </table:table-cell>
          <table:table-cell office:value-type="float" office:value="192">
            <text:p>192</text:p>
          </table:table-cell>
          <table:table-cell table:formula="of:=[.F650]/[.A650]" office:value-type="float" office:value="1.92">
            <text:p>1.92</text:p>
          </table:table-cell>
          <table:table-cell office:value-type="float" office:value="102">
            <text:p>102</text:p>
          </table:table-cell>
          <table:table-cell table:formula="of:=[.H650]/[.A650]" office:value-type="float" office:value="1.02">
            <text:p>1.02</text:p>
          </table:table-cell>
        </table:table-row>
        <table:table-row table:style-name="ro1">
          <table:table-cell table:number-columns-repeated="2" office:value-type="float" office:value="15">
            <text:p>15</text:p>
          </table:table-cell>
          <table:table-cell table:formula="of:=[.B651]/[.A651]"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[.D651]/[.A651]" office:value-type="float" office:value="1">
            <text:p>1</text:p>
          </table:table-cell>
          <table:table-cell office:value-type="float" office:value="22">
            <text:p>22</text:p>
          </table:table-cell>
          <table:table-cell table:formula="of:=[.F651]/[.A651]" office:value-type="float" office:value="1.46666666666667">
            <text:p>1.4666666667</text:p>
          </table:table-cell>
          <table:table-cell office:value-type="float" office:value="14">
            <text:p>14</text:p>
          </table:table-cell>
          <table:table-cell table:formula="of:=[.H651]/[.A651]" office:value-type="float" office:value="0.933333333333333">
            <text:p>0.9333333333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04">
            <text:p>104</text:p>
          </table:table-cell>
          <table:table-cell table:formula="of:=[.B652]/[.A652]" office:value-type="float" office:value="0.97196261682243">
            <text:p>0.9719626168</text:p>
          </table:table-cell>
          <table:table-cell office:value-type="float" office:value="99">
            <text:p>99</text:p>
          </table:table-cell>
          <table:table-cell table:formula="of:=[.D652]/[.A652]" office:value-type="float" office:value="0.925233644859813">
            <text:p>0.9252336449</text:p>
          </table:table-cell>
          <table:table-cell office:value-type="float" office:value="188">
            <text:p>188</text:p>
          </table:table-cell>
          <table:table-cell table:formula="of:=[.F652]/[.A652]" office:value-type="float" office:value="1.75700934579439">
            <text:p>1.7570093458</text:p>
          </table:table-cell>
          <table:table-cell office:value-type="float" office:value="105">
            <text:p>105</text:p>
          </table:table-cell>
          <table:table-cell table:formula="of:=[.H652]/[.A652]" office:value-type="float" office:value="0.981308411214953">
            <text:p>0.9813084112</text:p>
          </table:table-cell>
        </table:table-row>
        <table:table-row table:style-name="ro1">
          <table:table-cell table:number-columns-repeated="2" office:value-type="float" office:value="86">
            <text:p>86</text:p>
          </table:table-cell>
          <table:table-cell table:formula="of:=[.B653]/[.A653]" office:value-type="float" office:value="1">
            <text:p>1</text:p>
          </table:table-cell>
          <table:table-cell office:value-type="float" office:value="83">
            <text:p>83</text:p>
          </table:table-cell>
          <table:table-cell table:formula="of:=[.D653]/[.A653]" office:value-type="float" office:value="0.965116279069767">
            <text:p>0.9651162791</text:p>
          </table:table-cell>
          <table:table-cell office:value-type="float" office:value="188">
            <text:p>188</text:p>
          </table:table-cell>
          <table:table-cell table:formula="of:=[.F653]/[.A653]" office:value-type="float" office:value="2.18604651162791">
            <text:p>2.1860465116</text:p>
          </table:table-cell>
          <table:table-cell office:value-type="float" office:value="84">
            <text:p>84</text:p>
          </table:table-cell>
          <table:table-cell table:formula="of:=[.H653]/[.A653]" office:value-type="float" office:value="0.976744186046512">
            <text:p>0.976744186</text:p>
          </table:table-cell>
        </table:table-row>
        <table:table-row table:style-name="ro1">
          <table:table-cell table:number-columns-repeated="2" office:value-type="float" office:value="41">
            <text:p>41</text:p>
          </table:table-cell>
          <table:table-cell table:formula="of:=[.B654]/[.A654]" office:value-type="float" office:value="1">
            <text:p>1</text:p>
          </table:table-cell>
          <table:table-cell office:value-type="float" office:value="40">
            <text:p>40</text:p>
          </table:table-cell>
          <table:table-cell table:formula="of:=[.D654]/[.A654]" office:value-type="float" office:value="0.975609756097561">
            <text:p>0.9756097561</text:p>
          </table:table-cell>
          <table:table-cell office:value-type="float" office:value="43">
            <text:p>43</text:p>
          </table:table-cell>
          <table:table-cell table:formula="of:=[.F654]/[.A654]" office:value-type="float" office:value="1.04878048780488">
            <text:p>1.0487804878</text:p>
          </table:table-cell>
          <table:table-cell office:value-type="float" office:value="40">
            <text:p>40</text:p>
          </table:table-cell>
          <table:table-cell table:formula="of:=[.H654]/[.A654]" office:value-type="float" office:value="0.975609756097561">
            <text:p>0.975609756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table:formula="of:=[.B655]/[.A655]" office:value-type="float" office:value="0.980392156862745">
            <text:p>0.9803921569</text:p>
          </table:table-cell>
          <table:table-cell office:value-type="float" office:value="50">
            <text:p>50</text:p>
          </table:table-cell>
          <table:table-cell table:formula="of:=[.D655]/[.A655]" office:value-type="float" office:value="0.980392156862745">
            <text:p>0.9803921569</text:p>
          </table:table-cell>
          <table:table-cell office:value-type="float" office:value="82">
            <text:p>82</text:p>
          </table:table-cell>
          <table:table-cell table:formula="of:=[.F655]/[.A655]" office:value-type="float" office:value="1.6078431372549">
            <text:p>1.6078431373</text:p>
          </table:table-cell>
          <table:table-cell office:value-type="float" office:value="50">
            <text:p>50</text:p>
          </table:table-cell>
          <table:table-cell table:formula="of:=[.H655]/[.A655]" office:value-type="float" office:value="0.980392156862745">
            <text:p>0.9803921569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table:formula="of:=[.B656]/[.A656]" office:value-type="float" office:value="1.02777777777778">
            <text:p>1.0277777778</text:p>
          </table:table-cell>
          <table:table-cell office:value-type="float" office:value="70">
            <text:p>70</text:p>
          </table:table-cell>
          <table:table-cell table:formula="of:=[.D656]/[.A656]" office:value-type="float" office:value="0.972222222222222">
            <text:p>0.9722222222</text:p>
          </table:table-cell>
          <table:table-cell office:value-type="float" office:value="122">
            <text:p>122</text:p>
          </table:table-cell>
          <table:table-cell table:formula="of:=[.F656]/[.A656]" office:value-type="float" office:value="1.69444444444444">
            <text:p>1.6944444444</text:p>
          </table:table-cell>
          <table:table-cell office:value-type="float" office:value="73">
            <text:p>73</text:p>
          </table:table-cell>
          <table:table-cell table:formula="of:=[.H656]/[.A656]" office:value-type="float" office:value="1.01388888888889">
            <text:p>1.0138888889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  <table:table-cell table:formula="of:=[.B657]/[.A657]" office:value-type="float" office:value="1.04166666666667">
            <text:p>1.0416666667</text:p>
          </table:table-cell>
          <table:table-cell office:value-type="float" office:value="71">
            <text:p>71</text:p>
          </table:table-cell>
          <table:table-cell table:formula="of:=[.D657]/[.A657]" office:value-type="float" office:value="0.986111111111111">
            <text:p>0.9861111111</text:p>
          </table:table-cell>
          <table:table-cell office:value-type="float" office:value="134">
            <text:p>134</text:p>
          </table:table-cell>
          <table:table-cell table:formula="of:=[.F657]/[.A657]" office:value-type="float" office:value="1.86111111111111">
            <text:p>1.8611111111</text:p>
          </table:table-cell>
          <table:table-cell office:value-type="float" office:value="72">
            <text:p>72</text:p>
          </table:table-cell>
          <table:table-cell table:formula="of:=[.H657]/[.A657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44">
            <text:p>44</text:p>
          </table:table-cell>
          <table:table-cell table:formula="of:=[.B658]/[.A658]" office:value-type="float" office:value="1">
            <text:p>1</text:p>
          </table:table-cell>
          <table:table-cell office:value-type="float" office:value="43">
            <text:p>43</text:p>
          </table:table-cell>
          <table:table-cell table:formula="of:=[.D658]/[.A658]" office:value-type="float" office:value="0.977272727272727">
            <text:p>0.9772727273</text:p>
          </table:table-cell>
          <table:table-cell office:value-type="float" office:value="50">
            <text:p>50</text:p>
          </table:table-cell>
          <table:table-cell table:formula="of:=[.F658]/[.A658]" office:value-type="float" office:value="1.13636363636364">
            <text:p>1.1363636364</text:p>
          </table:table-cell>
          <table:table-cell office:value-type="float" office:value="44">
            <text:p>44</text:p>
          </table:table-cell>
          <table:table-cell table:formula="of:=[.H658]/[.A658]" office:value-type="float" office:value="1">
            <text:p>1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11">
            <text:p>111</text:p>
          </table:table-cell>
          <table:table-cell table:formula="of:=[.B659]/[.A659]" office:value-type="float" office:value="1.03738317757009">
            <text:p>1.0373831776</text:p>
          </table:table-cell>
          <table:table-cell office:value-type="float" office:value="104">
            <text:p>104</text:p>
          </table:table-cell>
          <table:table-cell table:formula="of:=[.D659]/[.A659]" office:value-type="float" office:value="0.97196261682243">
            <text:p>0.9719626168</text:p>
          </table:table-cell>
          <table:table-cell office:value-type="float" office:value="214">
            <text:p>214</text:p>
          </table:table-cell>
          <table:table-cell table:formula="of:=[.F659]/[.A659]" office:value-type="float" office:value="2">
            <text:p>2</text:p>
          </table:table-cell>
          <table:table-cell office:value-type="float" office:value="108">
            <text:p>108</text:p>
          </table:table-cell>
          <table:table-cell table:formula="of:=[.H659]/[.A659]" office:value-type="float" office:value="1.00934579439252">
            <text:p>1.009345794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table:formula="of:=[.B660]/[.A660]" office:value-type="float" office:value="1.03448275862069">
            <text:p>1.0344827586</text:p>
          </table:table-cell>
          <table:table-cell office:value-type="float" office:value="29">
            <text:p>29</text:p>
          </table:table-cell>
          <table:table-cell table:formula="of:=[.D660]/[.A660]" office:value-type="float" office:value="1">
            <text:p>1</text:p>
          </table:table-cell>
          <table:table-cell office:value-type="float" office:value="35">
            <text:p>35</text:p>
          </table:table-cell>
          <table:table-cell table:formula="of:=[.F660]/[.A660]" office:value-type="float" office:value="1.20689655172414">
            <text:p>1.2068965517</text:p>
          </table:table-cell>
          <table:table-cell office:value-type="float" office:value="30">
            <text:p>30</text:p>
          </table:table-cell>
          <table:table-cell table:formula="of:=[.H660]/[.A660]" office:value-type="float" office:value="1.03448275862069">
            <text:p>1.0344827586</text:p>
          </table:table-cell>
        </table:table-row>
        <table:table-row table:style-name="ro1">
          <table:table-cell table:number-columns-repeated="2" office:value-type="float" office:value="26">
            <text:p>26</text:p>
          </table:table-cell>
          <table:table-cell table:formula="of:=[.B661]/[.A661]"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D661]/[.A661]" office:value-type="float" office:value="0.961538461538462">
            <text:p>0.9615384615</text:p>
          </table:table-cell>
          <table:table-cell office:value-type="float" office:value="30">
            <text:p>30</text:p>
          </table:table-cell>
          <table:table-cell table:formula="of:=[.F661]/[.A661]" office:value-type="float" office:value="1.15384615384615">
            <text:p>1.1538461538</text:p>
          </table:table-cell>
          <table:table-cell office:value-type="float" office:value="25">
            <text:p>25</text:p>
          </table:table-cell>
          <table:table-cell table:formula="of:=[.H661]/[.A661]" office:value-type="float" office:value="0.961538461538462">
            <text:p>0.96153846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662]/[.A662]"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f:=[.D662]/[.A662]" office:value-type="float" office:value="0.5">
            <text:p>0.5</text:p>
          </table:table-cell>
          <table:table-cell office:value-type="float" office:value="4">
            <text:p>4</text:p>
          </table:table-cell>
          <table:table-cell table:formula="of:=[.F662]/[.A662]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[.H662]/[.A662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51">
            <text:p>51</text:p>
          </table:table-cell>
          <table:table-cell table:formula="of:=[.B663]/[.A663]" office:value-type="float" office:value="1">
            <text:p>1</text:p>
          </table:table-cell>
          <table:table-cell office:value-type="float" office:value="48">
            <text:p>48</text:p>
          </table:table-cell>
          <table:table-cell table:formula="of:=[.D663]/[.A663]" office:value-type="float" office:value="0.941176470588235">
            <text:p>0.9411764706</text:p>
          </table:table-cell>
          <table:table-cell office:value-type="float" office:value="105">
            <text:p>105</text:p>
          </table:table-cell>
          <table:table-cell table:formula="of:=[.F663]/[.A663]" office:value-type="float" office:value="2.05882352941176">
            <text:p>2.0588235294</text:p>
          </table:table-cell>
          <table:table-cell office:value-type="float" office:value="51">
            <text:p>51</text:p>
          </table:table-cell>
          <table:table-cell table:formula="of:=[.H663]/[.A663]" office:value-type="float" office:value="1">
            <text:p>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table:formula="of:=[.B664]/[.A664]" office:value-type="float" office:value="1.05">
            <text:p>1.05</text:p>
          </table:table-cell>
          <table:table-cell office:value-type="float" office:value="61">
            <text:p>61</text:p>
          </table:table-cell>
          <table:table-cell table:formula="of:=[.D664]/[.A664]" office:value-type="float" office:value="1.01666666666667">
            <text:p>1.0166666667</text:p>
          </table:table-cell>
          <table:table-cell office:value-type="float" office:value="101">
            <text:p>101</text:p>
          </table:table-cell>
          <table:table-cell table:formula="of:=[.F664]/[.A664]" office:value-type="float" office:value="1.68333333333333">
            <text:p>1.6833333333</text:p>
          </table:table-cell>
          <table:table-cell office:value-type="float" office:value="60">
            <text:p>60</text:p>
          </table:table-cell>
          <table:table-cell table:formula="of:=[.H664]/[.A664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13">
            <text:p>13</text:p>
          </table:table-cell>
          <table:table-cell table:formula="of:=[.B665]/[.A665]"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[.D665]/[.A665]" office:value-type="float" office:value="1.07692307692308">
            <text:p>1.0769230769</text:p>
          </table:table-cell>
          <table:table-cell office:value-type="float" office:value="18">
            <text:p>18</text:p>
          </table:table-cell>
          <table:table-cell table:formula="of:=[.F665]/[.A665]" office:value-type="float" office:value="1.38461538461538">
            <text:p>1.3846153846</text:p>
          </table:table-cell>
          <table:table-cell office:value-type="float" office:value="13">
            <text:p>13</text:p>
          </table:table-cell>
          <table:table-cell table:formula="of:=[.H665]/[.A665]" office:value-type="float" office:value="1">
            <text:p>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26">
            <text:p>126</text:p>
          </table:table-cell>
          <table:table-cell table:formula="of:=[.B666]/[.A666]" office:value-type="float" office:value="1.0327868852459">
            <text:p>1.0327868852</text:p>
          </table:table-cell>
          <table:table-cell office:value-type="float" office:value="122">
            <text:p>122</text:p>
          </table:table-cell>
          <table:table-cell table:formula="of:=[.D666]/[.A666]" office:value-type="float" office:value="1">
            <text:p>1</text:p>
          </table:table-cell>
          <table:table-cell office:value-type="float" office:value="186">
            <text:p>186</text:p>
          </table:table-cell>
          <table:table-cell table:formula="of:=[.F666]/[.A666]" office:value-type="float" office:value="1.52459016393443">
            <text:p>1.5245901639</text:p>
          </table:table-cell>
          <table:table-cell office:value-type="float" office:value="122">
            <text:p>122</text:p>
          </table:table-cell>
          <table:table-cell table:formula="of:=[.H666]/[.A666]" office:value-type="float" office:value="1">
            <text:p>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formula="of:=[.B667]/[.A667]" office:value-type="float" office:value="1.04545454545455">
            <text:p>1.0454545455</text:p>
          </table:table-cell>
          <table:table-cell office:value-type="float" office:value="25">
            <text:p>25</text:p>
          </table:table-cell>
          <table:table-cell table:formula="of:=[.D667]/[.A667]" office:value-type="float" office:value="1.13636363636364">
            <text:p>1.1363636364</text:p>
          </table:table-cell>
          <table:table-cell office:value-type="float" office:value="28">
            <text:p>28</text:p>
          </table:table-cell>
          <table:table-cell table:formula="of:=[.F667]/[.A667]" office:value-type="float" office:value="1.27272727272727">
            <text:p>1.2727272727</text:p>
          </table:table-cell>
          <table:table-cell office:value-type="float" office:value="23">
            <text:p>23</text:p>
          </table:table-cell>
          <table:table-cell table:formula="of:=[.H667]/[.A667]" office:value-type="float" office:value="1.04545454545455">
            <text:p>1.045454545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table:formula="of:=[.B668]/[.A668]" office:value-type="float" office:value="0.967741935483871">
            <text:p>0.9677419355</text:p>
          </table:table-cell>
          <table:table-cell office:value-type="float" office:value="33">
            <text:p>33</text:p>
          </table:table-cell>
          <table:table-cell table:formula="of:=[.D668]/[.A668]" office:value-type="float" office:value="1.06451612903226">
            <text:p>1.064516129</text:p>
          </table:table-cell>
          <table:table-cell office:value-type="float" office:value="33">
            <text:p>33</text:p>
          </table:table-cell>
          <table:table-cell table:formula="of:=[.F668]/[.A668]" office:value-type="float" office:value="1.06451612903226">
            <text:p>1.064516129</text:p>
          </table:table-cell>
          <table:table-cell office:value-type="float" office:value="30">
            <text:p>30</text:p>
          </table:table-cell>
          <table:table-cell table:formula="of:=[.H668]/[.A668]" office:value-type="float" office:value="0.967741935483871">
            <text:p>0.9677419355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table:formula="of:=[.B669]/[.A669]" office:value-type="float" office:value="1.01470588235294">
            <text:p>1.0147058824</text:p>
          </table:table-cell>
          <table:table-cell office:value-type="float" office:value="68">
            <text:p>68</text:p>
          </table:table-cell>
          <table:table-cell table:formula="of:=[.D669]/[.A669]" office:value-type="float" office:value="1">
            <text:p>1</text:p>
          </table:table-cell>
          <table:table-cell office:value-type="float" office:value="135">
            <text:p>135</text:p>
          </table:table-cell>
          <table:table-cell table:formula="of:=[.F669]/[.A669]" office:value-type="float" office:value="1.98529411764706">
            <text:p>1.9852941176</text:p>
          </table:table-cell>
          <table:table-cell office:value-type="float" office:value="70">
            <text:p>70</text:p>
          </table:table-cell>
          <table:table-cell table:formula="of:=[.H669]/[.A669]" office:value-type="float" office:value="1.02941176470588">
            <text:p>1.029411764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table:formula="of:=[.B670]/[.A670]" office:value-type="float" office:value="0.976744186046512">
            <text:p>0.976744186</text:p>
          </table:table-cell>
          <table:table-cell office:value-type="float" office:value="41">
            <text:p>41</text:p>
          </table:table-cell>
          <table:table-cell table:formula="of:=[.D670]/[.A670]" office:value-type="float" office:value="0.953488372093023">
            <text:p>0.9534883721</text:p>
          </table:table-cell>
          <table:table-cell office:value-type="float" office:value="43">
            <text:p>43</text:p>
          </table:table-cell>
          <table:table-cell table:formula="of:=[.F670]/[.A670]" office:value-type="float" office:value="1">
            <text:p>1</text:p>
          </table:table-cell>
          <table:table-cell office:value-type="float" office:value="43">
            <text:p>43</text:p>
          </table:table-cell>
          <table:table-cell table:formula="of:=[.H670]/[.A670]" office:value-type="float" office:value="1">
            <text:p>1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table:formula="of:=[.B671]/[.A671]" office:value-type="float" office:value="1.01492537313433">
            <text:p>1.0149253731</text:p>
          </table:table-cell>
          <table:table-cell office:value-type="float" office:value="65">
            <text:p>65</text:p>
          </table:table-cell>
          <table:table-cell table:formula="of:=[.D671]/[.A671]" office:value-type="float" office:value="0.970149253731343">
            <text:p>0.9701492537</text:p>
          </table:table-cell>
          <table:table-cell office:value-type="float" office:value="123">
            <text:p>123</text:p>
          </table:table-cell>
          <table:table-cell table:formula="of:=[.F671]/[.A671]" office:value-type="float" office:value="1.83582089552239">
            <text:p>1.8358208955</text:p>
          </table:table-cell>
          <table:table-cell office:value-type="float" office:value="66">
            <text:p>66</text:p>
          </table:table-cell>
          <table:table-cell table:formula="of:=[.H671]/[.A671]" office:value-type="float" office:value="0.985074626865672">
            <text:p>0.9850746269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formula="of:=[.B672]/[.A672]" office:value-type="float" office:value="1.03030303030303">
            <text:p>1.0303030303</text:p>
          </table:table-cell>
          <table:table-cell office:value-type="float" office:value="31">
            <text:p>31</text:p>
          </table:table-cell>
          <table:table-cell table:formula="of:=[.D672]/[.A672]" office:value-type="float" office:value="0.939393939393939">
            <text:p>0.9393939394</text:p>
          </table:table-cell>
          <table:table-cell office:value-type="float" office:value="74">
            <text:p>74</text:p>
          </table:table-cell>
          <table:table-cell table:formula="of:=[.F672]/[.A672]" office:value-type="float" office:value="2.24242424242424">
            <text:p>2.2424242424</text:p>
          </table:table-cell>
          <table:table-cell office:value-type="float" office:value="33">
            <text:p>33</text:p>
          </table:table-cell>
          <table:table-cell table:formula="of:=[.H672]/[.A672]" office:value-type="float" office:value="1">
            <text:p>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table:formula="of:=[.B673]/[.A673]" office:value-type="float" office:value="1.03703703703704">
            <text:p>1.037037037</text:p>
          </table:table-cell>
          <table:table-cell office:value-type="float" office:value="29">
            <text:p>29</text:p>
          </table:table-cell>
          <table:table-cell table:formula="of:=[.D673]/[.A673]" office:value-type="float" office:value="1.07407407407407">
            <text:p>1.0740740741</text:p>
          </table:table-cell>
          <table:table-cell office:value-type="float" office:value="35">
            <text:p>35</text:p>
          </table:table-cell>
          <table:table-cell table:formula="of:=[.F673]/[.A673]" office:value-type="float" office:value="1.2962962962963">
            <text:p>1.2962962963</text:p>
          </table:table-cell>
          <table:table-cell office:value-type="float" office:value="26">
            <text:p>26</text:p>
          </table:table-cell>
          <table:table-cell table:formula="of:=[.H673]/[.A673]" office:value-type="float" office:value="0.962962962962963">
            <text:p>0.962962963</text:p>
          </table:table-cell>
        </table:table-row>
        <table:table-row table:style-name="ro1">
          <table:table-cell table:number-columns-repeated="2" office:value-type="float" office:value="23">
            <text:p>23</text:p>
          </table:table-cell>
          <table:table-cell table:formula="of:=[.B674]/[.A674]" office:value-type="float" office:value="1">
            <text:p>1</text:p>
          </table:table-cell>
          <table:table-cell office:value-type="float" office:value="24">
            <text:p>24</text:p>
          </table:table-cell>
          <table:table-cell table:formula="of:=[.D674]/[.A674]" office:value-type="float" office:value="1.04347826086957">
            <text:p>1.0434782609</text:p>
          </table:table-cell>
          <table:table-cell office:value-type="float" office:value="26">
            <text:p>26</text:p>
          </table:table-cell>
          <table:table-cell table:formula="of:=[.F674]/[.A674]" office:value-type="float" office:value="1.1304347826087">
            <text:p>1.1304347826</text:p>
          </table:table-cell>
          <table:table-cell office:value-type="float" office:value="23">
            <text:p>23</text:p>
          </table:table-cell>
          <table:table-cell table:formula="of:=[.H674]/[.A674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73">
            <text:p>73</text:p>
          </table:table-cell>
          <table:table-cell table:formula="of:=[.B675]/[.A675]" office:value-type="float" office:value="1">
            <text:p>1</text:p>
          </table:table-cell>
          <table:table-cell office:value-type="float" office:value="72">
            <text:p>72</text:p>
          </table:table-cell>
          <table:table-cell table:formula="of:=[.D675]/[.A675]" office:value-type="float" office:value="0.986301369863014">
            <text:p>0.9863013699</text:p>
          </table:table-cell>
          <table:table-cell office:value-type="float" office:value="139">
            <text:p>139</text:p>
          </table:table-cell>
          <table:table-cell table:formula="of:=[.F675]/[.A675]" office:value-type="float" office:value="1.9041095890411">
            <text:p>1.904109589</text:p>
          </table:table-cell>
          <table:table-cell office:value-type="float" office:value="73">
            <text:p>73</text:p>
          </table:table-cell>
          <table:table-cell table:formula="of:=[.H675]/[.A675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29">
            <text:p>29</text:p>
          </table:table-cell>
          <table:table-cell table:formula="of:=[.B676]/[.A676]" office:value-type="float" office:value="1">
            <text:p>1</text:p>
          </table:table-cell>
          <table:table-cell office:value-type="float" office:value="29">
            <text:p>29</text:p>
          </table:table-cell>
          <table:table-cell table:formula="of:=[.D676]/[.A676]" office:value-type="float" office:value="1">
            <text:p>1</text:p>
          </table:table-cell>
          <table:table-cell office:value-type="float" office:value="36">
            <text:p>36</text:p>
          </table:table-cell>
          <table:table-cell table:formula="of:=[.F676]/[.A676]" office:value-type="float" office:value="1.24137931034483">
            <text:p>1.2413793103</text:p>
          </table:table-cell>
          <table:table-cell office:value-type="float" office:value="29">
            <text:p>29</text:p>
          </table:table-cell>
          <table:table-cell table:formula="of:=[.H676]/[.A676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63">
            <text:p>63</text:p>
          </table:table-cell>
          <table:table-cell table:formula="of:=[.B677]/[.A677]" office:value-type="float" office:value="1">
            <text:p>1</text:p>
          </table:table-cell>
          <table:table-cell office:value-type="float" office:value="61">
            <text:p>61</text:p>
          </table:table-cell>
          <table:table-cell table:formula="of:=[.D677]/[.A677]" office:value-type="float" office:value="0.968253968253968">
            <text:p>0.9682539683</text:p>
          </table:table-cell>
          <table:table-cell office:value-type="float" office:value="96">
            <text:p>96</text:p>
          </table:table-cell>
          <table:table-cell table:formula="of:=[.F677]/[.A677]" office:value-type="float" office:value="1.52380952380952">
            <text:p>1.5238095238</text:p>
          </table:table-cell>
          <table:table-cell office:value-type="float" office:value="62">
            <text:p>62</text:p>
          </table:table-cell>
          <table:table-cell table:formula="of:=[.H677]/[.A677]" office:value-type="float" office:value="0.984126984126984">
            <text:p>0.984126984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table:formula="of:=[.B678]/[.A678]" office:value-type="float" office:value="1.025">
            <text:p>1.025</text:p>
          </table:table-cell>
          <table:table-cell office:value-type="float" office:value="38">
            <text:p>38</text:p>
          </table:table-cell>
          <table:table-cell table:formula="of:=[.D678]/[.A678]" office:value-type="float" office:value="0.95">
            <text:p>0.95</text:p>
          </table:table-cell>
          <table:table-cell office:value-type="float" office:value="99">
            <text:p>99</text:p>
          </table:table-cell>
          <table:table-cell table:formula="of:=[.F678]/[.A678]" office:value-type="float" office:value="2.475">
            <text:p>2.475</text:p>
          </table:table-cell>
          <table:table-cell office:value-type="float" office:value="39">
            <text:p>39</text:p>
          </table:table-cell>
          <table:table-cell table:formula="of:=[.H678]/[.A678]" office:value-type="float" office:value="0.975">
            <text:p>0.97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table:formula="of:=[.B679]/[.A679]" office:value-type="float" office:value="0.977777777777778">
            <text:p>0.9777777778</text:p>
          </table:table-cell>
          <table:table-cell office:value-type="float" office:value="44">
            <text:p>44</text:p>
          </table:table-cell>
          <table:table-cell table:formula="of:=[.D679]/[.A679]" office:value-type="float" office:value="0.977777777777778">
            <text:p>0.9777777778</text:p>
          </table:table-cell>
          <table:table-cell office:value-type="float" office:value="101">
            <text:p>101</text:p>
          </table:table-cell>
          <table:table-cell table:formula="of:=[.F679]/[.A679]" office:value-type="float" office:value="2.24444444444444">
            <text:p>2.2444444444</text:p>
          </table:table-cell>
          <table:table-cell office:value-type="float" office:value="44">
            <text:p>44</text:p>
          </table:table-cell>
          <table:table-cell table:formula="of:=[.H679]/[.A679]" office:value-type="float" office:value="0.977777777777778">
            <text:p>0.9777777778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table:formula="of:=[.B680]/[.A680]" office:value-type="float" office:value="1.02631578947368">
            <text:p>1.0263157895</text:p>
          </table:table-cell>
          <table:table-cell office:value-type="float" office:value="38">
            <text:p>38</text:p>
          </table:table-cell>
          <table:table-cell table:formula="of:=[.D680]/[.A680]" office:value-type="float" office:value="1">
            <text:p>1</text:p>
          </table:table-cell>
          <table:table-cell office:value-type="float" office:value="56">
            <text:p>56</text:p>
          </table:table-cell>
          <table:table-cell table:formula="of:=[.F680]/[.A680]" office:value-type="float" office:value="1.47368421052632">
            <text:p>1.4736842105</text:p>
          </table:table-cell>
          <table:table-cell office:value-type="float" office:value="37">
            <text:p>37</text:p>
          </table:table-cell>
          <table:table-cell table:formula="of:=[.H680]/[.A680]" office:value-type="float" office:value="0.973684210526316">
            <text:p>0.973684210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table:formula="of:=[.B681]/[.A681]" office:value-type="float" office:value="1.03571428571429">
            <text:p>1.0357142857</text:p>
          </table:table-cell>
          <table:table-cell office:value-type="float" office:value="28">
            <text:p>28</text:p>
          </table:table-cell>
          <table:table-cell table:formula="of:=[.D681]/[.A681]" office:value-type="float" office:value="1">
            <text:p>1</text:p>
          </table:table-cell>
          <table:table-cell office:value-type="float" office:value="32">
            <text:p>32</text:p>
          </table:table-cell>
          <table:table-cell table:formula="of:=[.F681]/[.A681]" office:value-type="float" office:value="1.14285714285714">
            <text:p>1.1428571429</text:p>
          </table:table-cell>
          <table:table-cell office:value-type="float" office:value="28">
            <text:p>28</text:p>
          </table:table-cell>
          <table:table-cell table:formula="of:=[.H681]/[.A681]" office:value-type="float" office:value="1">
            <text:p>1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99">
            <text:p>199</text:p>
          </table:table-cell>
          <table:table-cell table:formula="of:=[.B682]/[.A682]" office:value-type="float" office:value="1.03108808290155">
            <text:p>1.0310880829</text:p>
          </table:table-cell>
          <table:table-cell office:value-type="float" office:value="185">
            <text:p>185</text:p>
          </table:table-cell>
          <table:table-cell table:formula="of:=[.D682]/[.A682]" office:value-type="float" office:value="0.958549222797927">
            <text:p>0.9585492228</text:p>
          </table:table-cell>
          <table:table-cell office:value-type="float" office:value="371">
            <text:p>371</text:p>
          </table:table-cell>
          <table:table-cell table:formula="of:=[.F682]/[.A682]" office:value-type="float" office:value="1.92227979274611">
            <text:p>1.9222797927</text:p>
          </table:table-cell>
          <table:table-cell office:value-type="float" office:value="206">
            <text:p>206</text:p>
          </table:table-cell>
          <table:table-cell table:formula="of:=[.H682]/[.A682]" office:value-type="float" office:value="1.06735751295337">
            <text:p>1.067357513</text:p>
          </table:table-cell>
        </table:table-row>
        <table:table-row table:style-name="ro1">
          <table:table-cell table:number-columns-repeated="2" office:value-type="float" office:value="23">
            <text:p>23</text:p>
          </table:table-cell>
          <table:table-cell table:formula="of:=[.B683]/[.A683]" office:value-type="float" office:value="1">
            <text:p>1</text:p>
          </table:table-cell>
          <table:table-cell office:value-type="float" office:value="27">
            <text:p>27</text:p>
          </table:table-cell>
          <table:table-cell table:formula="of:=[.D683]/[.A683]" office:value-type="float" office:value="1.17391304347826">
            <text:p>1.1739130435</text:p>
          </table:table-cell>
          <table:table-cell office:value-type="float" office:value="25">
            <text:p>25</text:p>
          </table:table-cell>
          <table:table-cell table:formula="of:=[.F683]/[.A683]" office:value-type="float" office:value="1.08695652173913">
            <text:p>1.0869565217</text:p>
          </table:table-cell>
          <table:table-cell office:value-type="float" office:value="23">
            <text:p>23</text:p>
          </table:table-cell>
          <table:table-cell table:formula="of:=[.H683]/[.A683]" office:value-type="float" office:value="1">
            <text:p>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table:formula="of:=[.B684]/[.A684]" office:value-type="float" office:value="1.05555555555556">
            <text:p>1.0555555556</text:p>
          </table:table-cell>
          <table:table-cell office:value-type="float" office:value="39">
            <text:p>39</text:p>
          </table:table-cell>
          <table:table-cell table:formula="of:=[.D684]/[.A684]" office:value-type="float" office:value="1.08333333333333">
            <text:p>1.0833333333</text:p>
          </table:table-cell>
          <table:table-cell office:value-type="float" office:value="73">
            <text:p>73</text:p>
          </table:table-cell>
          <table:table-cell table:formula="of:=[.F684]/[.A684]" office:value-type="float" office:value="2.02777777777778">
            <text:p>2.0277777778</text:p>
          </table:table-cell>
          <table:table-cell office:value-type="float" office:value="40">
            <text:p>40</text:p>
          </table:table-cell>
          <table:table-cell table:formula="of:=[.H684]/[.A684]" office:value-type="float" office:value="1.11111111111111">
            <text:p>1.1111111111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91">
            <text:p>91</text:p>
          </table:table-cell>
          <table:table-cell table:formula="of:=[.B685]/[.A685]" office:value-type="float" office:value="1.02247191011236">
            <text:p>1.0224719101</text:p>
          </table:table-cell>
          <table:table-cell office:value-type="float" office:value="87">
            <text:p>87</text:p>
          </table:table-cell>
          <table:table-cell table:formula="of:=[.D685]/[.A685]" office:value-type="float" office:value="0.97752808988764">
            <text:p>0.9775280899</text:p>
          </table:table-cell>
          <table:table-cell office:value-type="float" office:value="178">
            <text:p>178</text:p>
          </table:table-cell>
          <table:table-cell table:formula="of:=[.F685]/[.A685]" office:value-type="float" office:value="2">
            <text:p>2</text:p>
          </table:table-cell>
          <table:table-cell office:value-type="float" office:value="95">
            <text:p>95</text:p>
          </table:table-cell>
          <table:table-cell table:formula="of:=[.H685]/[.A685]" office:value-type="float" office:value="1.06741573033708">
            <text:p>1.067415730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table:formula="of:=[.B686]/[.A686]" office:value-type="float" office:value="1.03125">
            <text:p>1.03125</text:p>
          </table:table-cell>
          <table:table-cell office:value-type="float" office:value="31">
            <text:p>31</text:p>
          </table:table-cell>
          <table:table-cell table:formula="of:=[.D686]/[.A686]" office:value-type="float" office:value="0.96875">
            <text:p>0.96875</text:p>
          </table:table-cell>
          <table:table-cell office:value-type="float" office:value="52">
            <text:p>52</text:p>
          </table:table-cell>
          <table:table-cell table:formula="of:=[.F686]/[.A686]" office:value-type="float" office:value="1.625">
            <text:p>1.625</text:p>
          </table:table-cell>
          <table:table-cell office:value-type="float" office:value="32">
            <text:p>32</text:p>
          </table:table-cell>
          <table:table-cell table:formula="of:=[.H686]/[.A686]" office:value-type="float" office:value="1">
            <text:p>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table:formula="of:=[.B687]/[.A687]" office:value-type="float" office:value="1.03571428571429">
            <text:p>1.0357142857</text:p>
          </table:table-cell>
          <table:table-cell office:value-type="float" office:value="31">
            <text:p>31</text:p>
          </table:table-cell>
          <table:table-cell table:formula="of:=[.D687]/[.A687]" office:value-type="float" office:value="1.10714285714286">
            <text:p>1.1071428571</text:p>
          </table:table-cell>
          <table:table-cell office:value-type="float" office:value="32">
            <text:p>32</text:p>
          </table:table-cell>
          <table:table-cell table:formula="of:=[.F687]/[.A687]" office:value-type="float" office:value="1.14285714285714">
            <text:p>1.1428571429</text:p>
          </table:table-cell>
          <table:table-cell office:value-type="float" office:value="29">
            <text:p>29</text:p>
          </table:table-cell>
          <table:table-cell table:formula="of:=[.H687]/[.A687]" office:value-type="float" office:value="1.03571428571429">
            <text:p>1.035714285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[.B688]/[.A688]" office:value-type="float" office:value="1.09090909090909">
            <text:p>1.0909090909</text:p>
          </table:table-cell>
          <table:table-cell office:value-type="float" office:value="13">
            <text:p>13</text:p>
          </table:table-cell>
          <table:table-cell table:formula="of:=[.D688]/[.A688]" office:value-type="float" office:value="1.18181818181818">
            <text:p>1.1818181818</text:p>
          </table:table-cell>
          <table:table-cell office:value-type="float" office:value="13">
            <text:p>13</text:p>
          </table:table-cell>
          <table:table-cell table:formula="of:=[.F688]/[.A688]" office:value-type="float" office:value="1.18181818181818">
            <text:p>1.1818181818</text:p>
          </table:table-cell>
          <table:table-cell office:value-type="float" office:value="12">
            <text:p>12</text:p>
          </table:table-cell>
          <table:table-cell table:formula="of:=[.H688]/[.A688]" office:value-type="float" office:value="1.09090909090909">
            <text:p>1.0909090909</text:p>
          </table:table-cell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formula="of:=[.B689]/[.A689]"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D689]/[.A689]" office:value-type="float" office:value="1">
            <text:p>1</text:p>
          </table:table-cell>
          <table:table-cell office:value-type="float" office:value="36">
            <text:p>36</text:p>
          </table:table-cell>
          <table:table-cell table:formula="of:=[.F689]/[.A689]" office:value-type="float" office:value="1.8">
            <text:p>1.8</text:p>
          </table:table-cell>
          <table:table-cell office:value-type="float" office:value="20">
            <text:p>20</text:p>
          </table:table-cell>
          <table:table-cell table:formula="of:=[.H689]/[.A689]"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formula="of:=[.B690]/[.A690]" office:value-type="float" office:value="1.08333333333333">
            <text:p>1.0833333333</text:p>
          </table:table-cell>
          <table:table-cell office:value-type="float" office:value="12">
            <text:p>12</text:p>
          </table:table-cell>
          <table:table-cell table:formula="of:=[.D690]/[.A690]"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F690]/[.A690]" office:value-type="float" office:value="1.33333333333333">
            <text:p>1.3333333333</text:p>
          </table:table-cell>
          <table:table-cell office:value-type="float" office:value="12">
            <text:p>12</text:p>
          </table:table-cell>
          <table:table-cell table:formula="of:=[.H690]/[.A690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101">
            <text:p>101</text:p>
          </table:table-cell>
          <table:table-cell table:formula="of:=[.B691]/[.A691]" office:value-type="float" office:value="1">
            <text:p>1</text:p>
          </table:table-cell>
          <table:table-cell office:value-type="float" office:value="95">
            <text:p>95</text:p>
          </table:table-cell>
          <table:table-cell table:formula="of:=[.D691]/[.A691]" office:value-type="float" office:value="0.940594059405941">
            <text:p>0.9405940594</text:p>
          </table:table-cell>
          <table:table-cell office:value-type="float" office:value="176">
            <text:p>176</text:p>
          </table:table-cell>
          <table:table-cell table:formula="of:=[.F691]/[.A691]" office:value-type="float" office:value="1.74257425742574">
            <text:p>1.7425742574</text:p>
          </table:table-cell>
          <table:table-cell office:value-type="float" office:value="99">
            <text:p>99</text:p>
          </table:table-cell>
          <table:table-cell table:formula="of:=[.H691]/[.A691]" office:value-type="float" office:value="0.98019801980198">
            <text:p>0.980198019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formula="of:=[.B692]/[.A692]" office:value-type="float" office:value="1.05">
            <text:p>1.05</text:p>
          </table:table-cell>
          <table:table-cell office:value-type="float" office:value="22">
            <text:p>22</text:p>
          </table:table-cell>
          <table:table-cell table:formula="of:=[.D692]/[.A692]" office:value-type="float" office:value="1.1">
            <text:p>1.1</text:p>
          </table:table-cell>
          <table:table-cell office:value-type="float" office:value="28">
            <text:p>28</text:p>
          </table:table-cell>
          <table:table-cell table:formula="of:=[.F692]/[.A692]" office:value-type="float" office:value="1.4">
            <text:p>1.4</text:p>
          </table:table-cell>
          <table:table-cell office:value-type="float" office:value="21">
            <text:p>21</text:p>
          </table:table-cell>
          <table:table-cell table:formula="of:=[.H692]/[.A692]" office:value-type="float" office:value="1.05">
            <text:p>1.0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table:formula="of:=[.B693]/[.A693]" office:value-type="float" office:value="1.03571428571429">
            <text:p>1.0357142857</text:p>
          </table:table-cell>
          <table:table-cell office:value-type="float" office:value="28">
            <text:p>28</text:p>
          </table:table-cell>
          <table:table-cell table:formula="of:=[.D693]/[.A693]" office:value-type="float" office:value="1">
            <text:p>1</text:p>
          </table:table-cell>
          <table:table-cell office:value-type="float" office:value="34">
            <text:p>34</text:p>
          </table:table-cell>
          <table:table-cell table:formula="of:=[.F693]/[.A693]" office:value-type="float" office:value="1.21428571428571">
            <text:p>1.2142857143</text:p>
          </table:table-cell>
          <table:table-cell office:value-type="float" office:value="27">
            <text:p>27</text:p>
          </table:table-cell>
          <table:table-cell table:formula="of:=[.H693]/[.A693]" office:value-type="float" office:value="0.964285714285714">
            <text:p>0.964285714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[.B694]/[.A694]" office:value-type="float" office:value="1.06666666666667">
            <text:p>1.0666666667</text:p>
          </table:table-cell>
          <table:table-cell office:value-type="float" office:value="15">
            <text:p>15</text:p>
          </table:table-cell>
          <table:table-cell table:formula="of:=[.D694]/[.A694]"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F694]/[.A694]" office:value-type="float" office:value="1.33333333333333">
            <text:p>1.3333333333</text:p>
          </table:table-cell>
          <table:table-cell office:value-type="float" office:value="14">
            <text:p>14</text:p>
          </table:table-cell>
          <table:table-cell table:formula="of:=[.H694]/[.A694]" office:value-type="float" office:value="0.933333333333333">
            <text:p>0.933333333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table:formula="of:=[.B695]/[.A695]" office:value-type="float" office:value="1.03571428571429">
            <text:p>1.0357142857</text:p>
          </table:table-cell>
          <table:table-cell office:value-type="float" office:value="28">
            <text:p>28</text:p>
          </table:table-cell>
          <table:table-cell table:formula="of:=[.D695]/[.A695]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F695]/[.A695]" office:value-type="float" office:value="1.10714285714286">
            <text:p>1.1071428571</text:p>
          </table:table-cell>
          <table:table-cell office:value-type="float" office:value="28">
            <text:p>28</text:p>
          </table:table-cell>
          <table:table-cell table:formula="of:=[.H695]/[.A695]"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[.B696]/[.A696]" office:value-type="float" office:value="1.07692307692308">
            <text:p>1.0769230769</text:p>
          </table:table-cell>
          <table:table-cell office:value-type="float" office:value="14">
            <text:p>14</text:p>
          </table:table-cell>
          <table:table-cell table:formula="of:=[.D696]/[.A696]" office:value-type="float" office:value="1.07692307692308">
            <text:p>1.0769230769</text:p>
          </table:table-cell>
          <table:table-cell office:value-type="float" office:value="14">
            <text:p>14</text:p>
          </table:table-cell>
          <table:table-cell table:formula="of:=[.F696]/[.A696]" office:value-type="float" office:value="1.07692307692308">
            <text:p>1.0769230769</text:p>
          </table:table-cell>
          <table:table-cell office:value-type="float" office:value="13">
            <text:p>13</text:p>
          </table:table-cell>
          <table:table-cell table:formula="of:=[.H696]/[.A696]" office:value-type="float" office:value="1">
            <text:p>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table:formula="of:=[.B697]/[.A697]" office:value-type="float" office:value="0.982758620689655">
            <text:p>0.9827586207</text:p>
          </table:table-cell>
          <table:table-cell office:value-type="float" office:value="55">
            <text:p>55</text:p>
          </table:table-cell>
          <table:table-cell table:formula="of:=[.D697]/[.A697]" office:value-type="float" office:value="0.948275862068966">
            <text:p>0.9482758621</text:p>
          </table:table-cell>
          <table:table-cell office:value-type="float" office:value="70">
            <text:p>70</text:p>
          </table:table-cell>
          <table:table-cell table:formula="of:=[.F697]/[.A697]" office:value-type="float" office:value="1.20689655172414">
            <text:p>1.2068965517</text:p>
          </table:table-cell>
          <table:table-cell office:value-type="float" office:value="56">
            <text:p>56</text:p>
          </table:table-cell>
          <table:table-cell table:formula="of:=[.H697]/[.A697]" office:value-type="float" office:value="0.96551724137931">
            <text:p>0.965517241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formula="of:=[.B698]/[.A698]" office:value-type="float" office:value="0.956521739130435">
            <text:p>0.9565217391</text:p>
          </table:table-cell>
          <table:table-cell office:value-type="float" office:value="22">
            <text:p>22</text:p>
          </table:table-cell>
          <table:table-cell table:formula="of:=[.D698]/[.A698]" office:value-type="float" office:value="0.956521739130435">
            <text:p>0.9565217391</text:p>
          </table:table-cell>
          <table:table-cell office:value-type="float" office:value="23">
            <text:p>23</text:p>
          </table:table-cell>
          <table:table-cell table:formula="of:=[.F698]/[.A698]" office:value-type="float" office:value="1">
            <text:p>1</text:p>
          </table:table-cell>
          <table:table-cell office:value-type="float" office:value="23">
            <text:p>23</text:p>
          </table:table-cell>
          <table:table-cell table:formula="of:=[.H698]/[.A698]" office:value-type="float" office:value="1">
            <text:p>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table:formula="of:=[.B699]/[.A699]" office:value-type="float" office:value="1.03703703703704">
            <text:p>1.037037037</text:p>
          </table:table-cell>
          <table:table-cell office:value-type="float" office:value="27">
            <text:p>27</text:p>
          </table:table-cell>
          <table:table-cell table:formula="of:=[.D699]/[.A699]" office:value-type="float" office:value="1">
            <text:p>1</text:p>
          </table:table-cell>
          <table:table-cell office:value-type="float" office:value="29">
            <text:p>29</text:p>
          </table:table-cell>
          <table:table-cell table:formula="of:=[.F699]/[.A699]" office:value-type="float" office:value="1.07407407407407">
            <text:p>1.0740740741</text:p>
          </table:table-cell>
          <table:table-cell office:value-type="float" office:value="27">
            <text:p>27</text:p>
          </table:table-cell>
          <table:table-cell table:formula="of:=[.H699]/[.A699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12">
            <text:p>12</text:p>
          </table:table-cell>
          <table:table-cell table:formula="of:=[.B700]/[.A700]"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f:=[.D700]/[.A700]" office:value-type="float" office:value="1.08333333333333">
            <text:p>1.0833333333</text:p>
          </table:table-cell>
          <table:table-cell office:value-type="float" office:value="12">
            <text:p>12</text:p>
          </table:table-cell>
          <table:table-cell table:formula="of:=[.F700]/[.A700]"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[.H700]/[.A700]" office:value-type="float" office:value="1">
            <text:p>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table:formula="of:=[.B701]/[.A701]" office:value-type="float" office:value="1.02777777777778">
            <text:p>1.0277777778</text:p>
          </table:table-cell>
          <table:table-cell office:value-type="float" office:value="36">
            <text:p>36</text:p>
          </table:table-cell>
          <table:table-cell table:formula="of:=[.D701]/[.A701]" office:value-type="float" office:value="1">
            <text:p>1</text:p>
          </table:table-cell>
          <table:table-cell office:value-type="float" office:value="50">
            <text:p>50</text:p>
          </table:table-cell>
          <table:table-cell table:formula="of:=[.F701]/[.A701]" office:value-type="float" office:value="1.38888888888889">
            <text:p>1.3888888889</text:p>
          </table:table-cell>
          <table:table-cell office:value-type="float" office:value="37">
            <text:p>37</text:p>
          </table:table-cell>
          <table:table-cell table:formula="of:=[.H701]/[.A701]" office:value-type="float" office:value="1.02777777777778">
            <text:p>1.0277777778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52">
            <text:p>52</text:p>
          </table:table-cell>
          <table:table-cell table:formula="of:=[.B702]/[.A702]" office:value-type="float" office:value="1.06122448979592">
            <text:p>1.0612244898</text:p>
          </table:table-cell>
          <table:table-cell office:value-type="float" office:value="47">
            <text:p>47</text:p>
          </table:table-cell>
          <table:table-cell table:formula="of:=[.D702]/[.A702]" office:value-type="float" office:value="0.959183673469388">
            <text:p>0.9591836735</text:p>
          </table:table-cell>
          <table:table-cell office:value-type="float" office:value="74">
            <text:p>74</text:p>
          </table:table-cell>
          <table:table-cell table:formula="of:=[.F702]/[.A702]" office:value-type="float" office:value="1.51020408163265">
            <text:p>1.5102040816</text:p>
          </table:table-cell>
          <table:table-cell office:value-type="float" office:value="49">
            <text:p>49</text:p>
          </table:table-cell>
          <table:table-cell table:formula="of:=[.H702]/[.A702]" office:value-type="float" office:value="1">
            <text:p>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table:formula="of:=[.B703]/[.A703]" office:value-type="float" office:value="1.03571428571429">
            <text:p>1.0357142857</text:p>
          </table:table-cell>
          <table:table-cell office:value-type="float" office:value="27">
            <text:p>27</text:p>
          </table:table-cell>
          <table:table-cell table:formula="of:=[.D703]/[.A703]" office:value-type="float" office:value="0.964285714285714">
            <text:p>0.9642857143</text:p>
          </table:table-cell>
          <table:table-cell office:value-type="float" office:value="32">
            <text:p>32</text:p>
          </table:table-cell>
          <table:table-cell table:formula="of:=[.F703]/[.A703]" office:value-type="float" office:value="1.14285714285714">
            <text:p>1.1428571429</text:p>
          </table:table-cell>
          <table:table-cell office:value-type="float" office:value="28">
            <text:p>28</text:p>
          </table:table-cell>
          <table:table-cell table:formula="of:=[.H703]/[.A703]" office:value-type="float" office:value="1">
            <text:p>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table:formula="of:=[.B704]/[.A704]" office:value-type="float" office:value="0.909090909090909">
            <text:p>0.9090909091</text:p>
          </table:table-cell>
          <table:table-cell office:value-type="float" office:value="30">
            <text:p>30</text:p>
          </table:table-cell>
          <table:table-cell table:formula="of:=[.D704]/[.A704]" office:value-type="float" office:value="0.909090909090909">
            <text:p>0.9090909091</text:p>
          </table:table-cell>
          <table:table-cell office:value-type="float" office:value="35">
            <text:p>35</text:p>
          </table:table-cell>
          <table:table-cell table:formula="of:=[.F704]/[.A704]" office:value-type="float" office:value="1.06060606060606">
            <text:p>1.0606060606</text:p>
          </table:table-cell>
          <table:table-cell office:value-type="float" office:value="40">
            <text:p>40</text:p>
          </table:table-cell>
          <table:table-cell table:formula="of:=[.H704]/[.A704]" office:value-type="float" office:value="1.21212121212121">
            <text:p>1.212121212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5">
            <text:p>55</text:p>
          </table:table-cell>
          <table:table-cell table:formula="of:=[.B705]/[.A705]" office:value-type="float" office:value="1.07843137254902">
            <text:p>1.0784313725</text:p>
          </table:table-cell>
          <table:table-cell office:value-type="float" office:value="51">
            <text:p>51</text:p>
          </table:table-cell>
          <table:table-cell table:formula="of:=[.D705]/[.A705]" office:value-type="float" office:value="1">
            <text:p>1</text:p>
          </table:table-cell>
          <table:table-cell office:value-type="float" office:value="87">
            <text:p>87</text:p>
          </table:table-cell>
          <table:table-cell table:formula="of:=[.F705]/[.A705]" office:value-type="float" office:value="1.70588235294118">
            <text:p>1.7058823529</text:p>
          </table:table-cell>
          <table:table-cell office:value-type="float" office:value="53">
            <text:p>53</text:p>
          </table:table-cell>
          <table:table-cell table:formula="of:=[.H705]/[.A705]" office:value-type="float" office:value="1.03921568627451">
            <text:p>1.0392156863</text:p>
          </table:table-cell>
        </table:table-row>
        <table:table-row table:style-name="ro1">
          <table:table-cell table:number-columns-repeated="2" office:value-type="float" office:value="26">
            <text:p>26</text:p>
          </table:table-cell>
          <table:table-cell table:formula="of:=[.B706]/[.A706]" office:value-type="float" office:value="1">
            <text:p>1</text:p>
          </table:table-cell>
          <table:table-cell office:value-type="float" office:value="26">
            <text:p>26</text:p>
          </table:table-cell>
          <table:table-cell table:formula="of:=[.D706]/[.A706]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F706]/[.A706]" office:value-type="float" office:value="1.19230769230769">
            <text:p>1.1923076923</text:p>
          </table:table-cell>
          <table:table-cell office:value-type="float" office:value="26">
            <text:p>26</text:p>
          </table:table-cell>
          <table:table-cell table:formula="of:=[.H706]/[.A706]" office:value-type="float" office:value="1">
            <text:p>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formula="of:=[.B707]/[.A707]" office:value-type="float" office:value="1.01724137931034">
            <text:p>1.0172413793</text:p>
          </table:table-cell>
          <table:table-cell office:value-type="float" office:value="56">
            <text:p>56</text:p>
          </table:table-cell>
          <table:table-cell table:formula="of:=[.D707]/[.A707]" office:value-type="float" office:value="0.96551724137931">
            <text:p>0.9655172414</text:p>
          </table:table-cell>
          <table:table-cell office:value-type="float" office:value="101">
            <text:p>101</text:p>
          </table:table-cell>
          <table:table-cell table:formula="of:=[.F707]/[.A707]" office:value-type="float" office:value="1.74137931034483">
            <text:p>1.7413793103</text:p>
          </table:table-cell>
          <table:table-cell office:value-type="float" office:value="59">
            <text:p>59</text:p>
          </table:table-cell>
          <table:table-cell table:formula="of:=[.H707]/[.A707]" office:value-type="float" office:value="1.01724137931034">
            <text:p>1.0172413793</text:p>
          </table:table-cell>
        </table:table-row>
        <table:table-row table:style-name="ro1">
          <table:table-cell table:number-columns-repeated="2" office:value-type="float" office:value="26">
            <text:p>26</text:p>
          </table:table-cell>
          <table:table-cell table:formula="of:=[.B708]/[.A708]" office:value-type="float" office:value="1">
            <text:p>1</text:p>
          </table:table-cell>
          <table:table-cell office:value-type="float" office:value="27">
            <text:p>27</text:p>
          </table:table-cell>
          <table:table-cell table:formula="of:=[.D708]/[.A708]" office:value-type="float" office:value="1.03846153846154">
            <text:p>1.0384615385</text:p>
          </table:table-cell>
          <table:table-cell office:value-type="float" office:value="29">
            <text:p>29</text:p>
          </table:table-cell>
          <table:table-cell table:formula="of:=[.F708]/[.A708]" office:value-type="float" office:value="1.11538461538462">
            <text:p>1.1153846154</text:p>
          </table:table-cell>
          <table:table-cell office:value-type="float" office:value="26">
            <text:p>26</text:p>
          </table:table-cell>
          <table:table-cell table:formula="of:=[.H708]/[.A708]" office:value-type="float" office:value="1">
            <text:p>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table:formula="of:=[.B709]/[.A709]" office:value-type="float" office:value="1.01204819277108">
            <text:p>1.0120481928</text:p>
          </table:table-cell>
          <table:table-cell office:value-type="float" office:value="82">
            <text:p>82</text:p>
          </table:table-cell>
          <table:table-cell table:formula="of:=[.D709]/[.A709]" office:value-type="float" office:value="0.987951807228916">
            <text:p>0.9879518072</text:p>
          </table:table-cell>
          <table:table-cell office:value-type="float" office:value="151">
            <text:p>151</text:p>
          </table:table-cell>
          <table:table-cell table:formula="of:=[.F709]/[.A709]" office:value-type="float" office:value="1.81927710843373">
            <text:p>1.8192771084</text:p>
          </table:table-cell>
          <table:table-cell office:value-type="float" office:value="83">
            <text:p>83</text:p>
          </table:table-cell>
          <table:table-cell table:formula="of:=[.H709]/[.A709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9">
            <text:p>9</text:p>
          </table:table-cell>
          <table:table-cell table:formula="of:=[.B710]/[.A710]"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[.D710]/[.A710]" office:value-type="float" office:value="1.11111111111111">
            <text:p>1.1111111111</text:p>
          </table:table-cell>
          <table:table-cell office:value-type="float" office:value="15">
            <text:p>15</text:p>
          </table:table-cell>
          <table:table-cell table:formula="of:=[.F710]/[.A710]" office:value-type="float" office:value="1.66666666666667">
            <text:p>1.6666666667</text:p>
          </table:table-cell>
          <table:table-cell office:value-type="float" office:value="10">
            <text:p>10</text:p>
          </table:table-cell>
          <table:table-cell table:formula="of:=[.H710]/[.A710]" office:value-type="float" office:value="1.11111111111111">
            <text:p>1.1111111111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05">
            <text:p>105</text:p>
          </table:table-cell>
          <table:table-cell table:formula="of:=[.B711]/[.A711]" office:value-type="float" office:value="1.01941747572816">
            <text:p>1.0194174757</text:p>
          </table:table-cell>
          <table:table-cell office:value-type="float" office:value="98">
            <text:p>98</text:p>
          </table:table-cell>
          <table:table-cell table:formula="of:=[.D711]/[.A711]" office:value-type="float" office:value="0.951456310679612">
            <text:p>0.9514563107</text:p>
          </table:table-cell>
          <table:table-cell office:value-type="float" office:value="219">
            <text:p>219</text:p>
          </table:table-cell>
          <table:table-cell table:formula="of:=[.F711]/[.A711]" office:value-type="float" office:value="2.12621359223301">
            <text:p>2.1262135922</text:p>
          </table:table-cell>
          <table:table-cell office:value-type="float" office:value="106">
            <text:p>106</text:p>
          </table:table-cell>
          <table:table-cell table:formula="of:=[.H711]/[.A711]" office:value-type="float" office:value="1.02912621359223">
            <text:p>1.0291262136</text:p>
          </table:table-cell>
        </table:table-row>
        <table:table-row table:style-name="ro1">
          <table:table-cell table:number-columns-repeated="2" office:value-type="float" office:value="47">
            <text:p>47</text:p>
          </table:table-cell>
          <table:table-cell table:formula="of:=[.B712]/[.A712]" office:value-type="float" office:value="1">
            <text:p>1</text:p>
          </table:table-cell>
          <table:table-cell office:value-type="float" office:value="48">
            <text:p>48</text:p>
          </table:table-cell>
          <table:table-cell table:formula="of:=[.D712]/[.A712]" office:value-type="float" office:value="1.02127659574468">
            <text:p>1.0212765957</text:p>
          </table:table-cell>
          <table:table-cell office:value-type="float" office:value="60">
            <text:p>60</text:p>
          </table:table-cell>
          <table:table-cell table:formula="of:=[.F712]/[.A712]" office:value-type="float" office:value="1.27659574468085">
            <text:p>1.2765957447</text:p>
          </table:table-cell>
          <table:table-cell office:value-type="float" office:value="46">
            <text:p>46</text:p>
          </table:table-cell>
          <table:table-cell table:formula="of:=[.H712]/[.A712]" office:value-type="float" office:value="0.978723404255319">
            <text:p>0.9787234043</text:p>
          </table:table-cell>
        </table:table-row>
        <table:table-row table:style-name="ro1">
          <table:table-cell table:number-columns-repeated="2" office:value-type="float" office:value="78">
            <text:p>78</text:p>
          </table:table-cell>
          <table:table-cell table:formula="of:=[.B713]/[.A713]" office:value-type="float" office:value="1">
            <text:p>1</text:p>
          </table:table-cell>
          <table:table-cell office:value-type="float" office:value="76">
            <text:p>76</text:p>
          </table:table-cell>
          <table:table-cell table:formula="of:=[.D713]/[.A713]" office:value-type="float" office:value="0.974358974358974">
            <text:p>0.9743589744</text:p>
          </table:table-cell>
          <table:table-cell office:value-type="float" office:value="143">
            <text:p>143</text:p>
          </table:table-cell>
          <table:table-cell table:formula="of:=[.F713]/[.A713]" office:value-type="float" office:value="1.83333333333333">
            <text:p>1.8333333333</text:p>
          </table:table-cell>
          <table:table-cell office:value-type="float" office:value="85">
            <text:p>85</text:p>
          </table:table-cell>
          <table:table-cell table:formula="of:=[.H713]/[.A713]" office:value-type="float" office:value="1.08974358974359">
            <text:p>1.0897435897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table:formula="of:=[.B714]/[.A714]" office:value-type="float" office:value="1.03174603174603">
            <text:p>1.0317460317</text:p>
          </table:table-cell>
          <table:table-cell office:value-type="float" office:value="64">
            <text:p>64</text:p>
          </table:table-cell>
          <table:table-cell table:formula="of:=[.D714]/[.A714]" office:value-type="float" office:value="1.01587301587302">
            <text:p>1.0158730159</text:p>
          </table:table-cell>
          <table:table-cell office:value-type="float" office:value="124">
            <text:p>124</text:p>
          </table:table-cell>
          <table:table-cell table:formula="of:=[.F714]/[.A714]" office:value-type="float" office:value="1.96825396825397">
            <text:p>1.9682539683</text:p>
          </table:table-cell>
          <table:table-cell office:value-type="float" office:value="64">
            <text:p>64</text:p>
          </table:table-cell>
          <table:table-cell table:formula="of:=[.H714]/[.A714]" office:value-type="float" office:value="1.01587301587302">
            <text:p>1.0158730159</text:p>
          </table:table-cell>
        </table:table-row>
        <table:table-row table:style-name="ro1">
          <table:table-cell table:number-columns-repeated="2" office:value-type="float" office:value="57">
            <text:p>57</text:p>
          </table:table-cell>
          <table:table-cell table:formula="of:=[.B715]/[.A715]" office:value-type="float" office:value="1">
            <text:p>1</text:p>
          </table:table-cell>
          <table:table-cell office:value-type="float" office:value="52">
            <text:p>52</text:p>
          </table:table-cell>
          <table:table-cell table:formula="of:=[.D715]/[.A715]" office:value-type="float" office:value="0.912280701754386">
            <text:p>0.9122807018</text:p>
          </table:table-cell>
          <table:table-cell office:value-type="float" office:value="112">
            <text:p>112</text:p>
          </table:table-cell>
          <table:table-cell table:formula="of:=[.F715]/[.A715]" office:value-type="float" office:value="1.96491228070175">
            <text:p>1.9649122807</text:p>
          </table:table-cell>
          <table:table-cell office:value-type="float" office:value="70">
            <text:p>70</text:p>
          </table:table-cell>
          <table:table-cell table:formula="of:=[.H715]/[.A715]" office:value-type="float" office:value="1.2280701754386">
            <text:p>1.2280701754</text:p>
          </table:table-cell>
        </table:table-row>
        <table:table-row table:style-name="ro1">
          <table:table-cell table:number-columns-repeated="2" office:value-type="float" office:value="30">
            <text:p>30</text:p>
          </table:table-cell>
          <table:table-cell table:formula="of:=[.B716]/[.A716]" office:value-type="float" office:value="1">
            <text:p>1</text:p>
          </table:table-cell>
          <table:table-cell office:value-type="float" office:value="27">
            <text:p>27</text:p>
          </table:table-cell>
          <table:table-cell table:formula="of:=[.D716]/[.A716]" office:value-type="float" office:value="0.9">
            <text:p>0.9</text:p>
          </table:table-cell>
          <table:table-cell office:value-type="float" office:value="25">
            <text:p>25</text:p>
          </table:table-cell>
          <table:table-cell table:formula="of:=[.F716]/[.A716]" office:value-type="float" office:value="0.833333333333333">
            <text:p>0.8333333333</text:p>
          </table:table-cell>
          <table:table-cell office:value-type="float" office:value="28">
            <text:p>28</text:p>
          </table:table-cell>
          <table:table-cell table:formula="of:=[.H716]/[.A716]" office:value-type="float" office:value="0.933333333333333">
            <text:p>0.9333333333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  <table:table-cell table:formula="of:=[.B717]/[.A717]" office:value-type="float" office:value="0.987341772151899">
            <text:p>0.9873417722</text:p>
          </table:table-cell>
          <table:table-cell office:value-type="float" office:value="73">
            <text:p>73</text:p>
          </table:table-cell>
          <table:table-cell table:formula="of:=[.D717]/[.A717]" office:value-type="float" office:value="0.924050632911392">
            <text:p>0.9240506329</text:p>
          </table:table-cell>
          <table:table-cell office:value-type="float" office:value="229">
            <text:p>229</text:p>
          </table:table-cell>
          <table:table-cell table:formula="of:=[.F717]/[.A717]" office:value-type="float" office:value="2.89873417721519">
            <text:p>2.8987341772</text:p>
          </table:table-cell>
          <table:table-cell office:value-type="float" office:value="79">
            <text:p>79</text:p>
          </table:table-cell>
          <table:table-cell table:formula="of:=[.H717]/[.A717]" office:value-type="float" office:value="1">
            <text:p>1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table:formula="of:=[.B718]/[.A718]" office:value-type="float" office:value="1.01470588235294">
            <text:p>1.0147058824</text:p>
          </table:table-cell>
          <table:table-cell office:value-type="float" office:value="64">
            <text:p>64</text:p>
          </table:table-cell>
          <table:table-cell table:formula="of:=[.D718]/[.A718]" office:value-type="float" office:value="0.941176470588235">
            <text:p>0.9411764706</text:p>
          </table:table-cell>
          <table:table-cell office:value-type="float" office:value="138">
            <text:p>138</text:p>
          </table:table-cell>
          <table:table-cell table:formula="of:=[.F718]/[.A718]" office:value-type="float" office:value="2.02941176470588">
            <text:p>2.0294117647</text:p>
          </table:table-cell>
          <table:table-cell office:value-type="float" office:value="68">
            <text:p>68</text:p>
          </table:table-cell>
          <table:table-cell table:formula="of:=[.H718]/[.A718]" office:value-type="float" office:value="1">
            <text:p>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f:=[.B719]/[.A719]" office:value-type="float" office:value="0.941176470588235">
            <text:p>0.9411764706</text:p>
          </table:table-cell>
          <table:table-cell office:value-type="float" office:value="16">
            <text:p>16</text:p>
          </table:table-cell>
          <table:table-cell table:formula="of:=[.D719]/[.A719]" office:value-type="float" office:value="0.941176470588235">
            <text:p>0.9411764706</text:p>
          </table:table-cell>
          <table:table-cell office:value-type="float" office:value="18">
            <text:p>18</text:p>
          </table:table-cell>
          <table:table-cell table:formula="of:=[.F719]/[.A719]" office:value-type="float" office:value="1.05882352941176">
            <text:p>1.0588235294</text:p>
          </table:table-cell>
          <table:table-cell office:value-type="float" office:value="16">
            <text:p>16</text:p>
          </table:table-cell>
          <table:table-cell table:formula="of:=[.H719]/[.A719]" office:value-type="float" office:value="0.941176470588235">
            <text:p>0.9411764706</text:p>
          </table:table-cell>
        </table:table-row>
        <table:table-row table:style-name="ro1">
          <table:table-cell table:number-columns-repeated="2" office:value-type="float" office:value="24">
            <text:p>24</text:p>
          </table:table-cell>
          <table:table-cell table:formula="of:=[.B720]/[.A720]" office:value-type="float" office:value="1">
            <text:p>1</text:p>
          </table:table-cell>
          <table:table-cell office:value-type="float" office:value="23">
            <text:p>23</text:p>
          </table:table-cell>
          <table:table-cell table:formula="of:=[.D720]/[.A720]" office:value-type="float" office:value="0.958333333333333">
            <text:p>0.9583333333</text:p>
          </table:table-cell>
          <table:table-cell office:value-type="float" office:value="23">
            <text:p>23</text:p>
          </table:table-cell>
          <table:table-cell table:formula="of:=[.F720]/[.A720]" office:value-type="float" office:value="0.958333333333333">
            <text:p>0.9583333333</text:p>
          </table:table-cell>
          <table:table-cell office:value-type="float" office:value="23">
            <text:p>23</text:p>
          </table:table-cell>
          <table:table-cell table:formula="of:=[.H720]/[.A720]" office:value-type="float" office:value="0.958333333333333">
            <text:p>0.958333333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[.B721]/[.A721]" office:value-type="float" office:value="0.933333333333333">
            <text:p>0.9333333333</text:p>
          </table:table-cell>
          <table:table-cell office:value-type="float" office:value="14">
            <text:p>14</text:p>
          </table:table-cell>
          <table:table-cell table:formula="of:=[.D721]/[.A721]" office:value-type="float" office:value="0.933333333333333">
            <text:p>0.9333333333</text:p>
          </table:table-cell>
          <table:table-cell office:value-type="float" office:value="17">
            <text:p>17</text:p>
          </table:table-cell>
          <table:table-cell table:formula="of:=[.F721]/[.A721]" office:value-type="float" office:value="1.13333333333333">
            <text:p>1.1333333333</text:p>
          </table:table-cell>
          <table:table-cell office:value-type="float" office:value="15">
            <text:p>15</text:p>
          </table:table-cell>
          <table:table-cell table:formula="of:=[.H721]/[.A721]" office:value-type="float" office:value="1">
            <text:p>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table:formula="of:=[.B722]/[.A722]" office:value-type="float" office:value="0.978723404255319">
            <text:p>0.9787234043</text:p>
          </table:table-cell>
          <table:table-cell office:value-type="float" office:value="45">
            <text:p>45</text:p>
          </table:table-cell>
          <table:table-cell table:formula="of:=[.D722]/[.A722]" office:value-type="float" office:value="0.957446808510638">
            <text:p>0.9574468085</text:p>
          </table:table-cell>
          <table:table-cell office:value-type="float" office:value="64">
            <text:p>64</text:p>
          </table:table-cell>
          <table:table-cell table:formula="of:=[.F722]/[.A722]" office:value-type="float" office:value="1.36170212765957">
            <text:p>1.3617021277</text:p>
          </table:table-cell>
          <table:table-cell office:value-type="float" office:value="48">
            <text:p>48</text:p>
          </table:table-cell>
          <table:table-cell table:formula="of:=[.H722]/[.A722]" office:value-type="float" office:value="1.02127659574468">
            <text:p>1.021276595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table:formula="of:=[.B723]/[.A723]" office:value-type="float" office:value="1.03703703703704">
            <text:p>1.037037037</text:p>
          </table:table-cell>
          <table:table-cell office:value-type="float" office:value="26">
            <text:p>26</text:p>
          </table:table-cell>
          <table:table-cell table:formula="of:=[.D723]/[.A723]" office:value-type="float" office:value="0.962962962962963">
            <text:p>0.962962963</text:p>
          </table:table-cell>
          <table:table-cell office:value-type="float" office:value="45">
            <text:p>45</text:p>
          </table:table-cell>
          <table:table-cell table:formula="of:=[.F723]/[.A723]" office:value-type="float" office:value="1.66666666666667">
            <text:p>1.6666666667</text:p>
          </table:table-cell>
          <table:table-cell office:value-type="float" office:value="38">
            <text:p>38</text:p>
          </table:table-cell>
          <table:table-cell table:formula="of:=[.H723]/[.A723]" office:value-type="float" office:value="1.40740740740741">
            <text:p>1.4074074074</text:p>
          </table:table-cell>
        </table:table-row>
        <table:table-row table:style-name="ro1">
          <table:table-cell table:number-columns-repeated="2" office:value-type="float" office:value="49">
            <text:p>49</text:p>
          </table:table-cell>
          <table:table-cell table:formula="of:=[.B724]/[.A724]" office:value-type="float" office:value="1">
            <text:p>1</text:p>
          </table:table-cell>
          <table:table-cell office:value-type="float" office:value="45">
            <text:p>45</text:p>
          </table:table-cell>
          <table:table-cell table:formula="of:=[.D724]/[.A724]" office:value-type="float" office:value="0.918367346938775">
            <text:p>0.9183673469</text:p>
          </table:table-cell>
          <table:table-cell office:value-type="float" office:value="93">
            <text:p>93</text:p>
          </table:table-cell>
          <table:table-cell table:formula="of:=[.F724]/[.A724]" office:value-type="float" office:value="1.89795918367347">
            <text:p>1.8979591837</text:p>
          </table:table-cell>
          <table:table-cell office:value-type="float" office:value="49">
            <text:p>49</text:p>
          </table:table-cell>
          <table:table-cell table:formula="of:=[.H724]/[.A724]" office:value-type="float" office:value="1">
            <text:p>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table:formula="of:=[.B725]/[.A725]" office:value-type="float" office:value="0.961538461538462">
            <text:p>0.9615384615</text:p>
          </table:table-cell>
          <table:table-cell office:value-type="float" office:value="26">
            <text:p>26</text:p>
          </table:table-cell>
          <table:table-cell table:formula="of:=[.D725]/[.A725]" office:value-type="float" office:value="1">
            <text:p>1</text:p>
          </table:table-cell>
          <table:table-cell office:value-type="float" office:value="28">
            <text:p>28</text:p>
          </table:table-cell>
          <table:table-cell table:formula="of:=[.F725]/[.A725]" office:value-type="float" office:value="1.07692307692308">
            <text:p>1.0769230769</text:p>
          </table:table-cell>
          <table:table-cell office:value-type="float" office:value="27">
            <text:p>27</text:p>
          </table:table-cell>
          <table:table-cell table:formula="of:=[.H725]/[.A725]" office:value-type="float" office:value="1.03846153846154">
            <text:p>1.0384615385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8">
            <text:p>78</text:p>
          </table:table-cell>
          <table:table-cell table:formula="of:=[.B726]/[.A726]" office:value-type="float" office:value="1.04">
            <text:p>1.04</text:p>
          </table:table-cell>
          <table:table-cell office:value-type="float" office:value="77">
            <text:p>77</text:p>
          </table:table-cell>
          <table:table-cell table:formula="of:=[.D726]/[.A726]" office:value-type="float" office:value="1.02666666666667">
            <text:p>1.0266666667</text:p>
          </table:table-cell>
          <table:table-cell office:value-type="float" office:value="164">
            <text:p>164</text:p>
          </table:table-cell>
          <table:table-cell table:formula="of:=[.F726]/[.A726]" office:value-type="float" office:value="2.18666666666667">
            <text:p>2.1866666667</text:p>
          </table:table-cell>
          <table:table-cell office:value-type="float" office:value="77">
            <text:p>77</text:p>
          </table:table-cell>
          <table:table-cell table:formula="of:=[.H726]/[.A726]" office:value-type="float" office:value="1.02666666666667">
            <text:p>1.026666666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table:formula="of:=[.B727]/[.A727]" office:value-type="float" office:value="0.964285714285714">
            <text:p>0.9642857143</text:p>
          </table:table-cell>
          <table:table-cell office:value-type="float" office:value="28">
            <text:p>28</text:p>
          </table:table-cell>
          <table:table-cell table:formula="of:=[.D727]/[.A727]" office:value-type="float" office:value="1">
            <text:p>1</text:p>
          </table:table-cell>
          <table:table-cell office:value-type="float" office:value="39">
            <text:p>39</text:p>
          </table:table-cell>
          <table:table-cell table:formula="of:=[.F727]/[.A727]" office:value-type="float" office:value="1.39285714285714">
            <text:p>1.3928571429</text:p>
          </table:table-cell>
          <table:table-cell office:value-type="float" office:value="29">
            <text:p>29</text:p>
          </table:table-cell>
          <table:table-cell table:formula="of:=[.H727]/[.A727]" office:value-type="float" office:value="1.03571428571429">
            <text:p>1.0357142857</text:p>
          </table:table-cell>
        </table:table-row>
        <table:table-row table:style-name="ro1">
          <table:table-cell table:number-columns-repeated="2" office:value-type="float" office:value="77">
            <text:p>77</text:p>
          </table:table-cell>
          <table:table-cell table:formula="of:=[.B728]/[.A728]" office:value-type="float" office:value="1">
            <text:p>1</text:p>
          </table:table-cell>
          <table:table-cell office:value-type="float" office:value="82">
            <text:p>82</text:p>
          </table:table-cell>
          <table:table-cell table:formula="of:=[.D728]/[.A728]" office:value-type="float" office:value="1.06493506493506">
            <text:p>1.0649350649</text:p>
          </table:table-cell>
          <table:table-cell office:value-type="float" office:value="130">
            <text:p>130</text:p>
          </table:table-cell>
          <table:table-cell table:formula="of:=[.F728]/[.A728]" office:value-type="float" office:value="1.68831168831169">
            <text:p>1.6883116883</text:p>
          </table:table-cell>
          <table:table-cell office:value-type="float" office:value="80">
            <text:p>80</text:p>
          </table:table-cell>
          <table:table-cell table:formula="of:=[.H728]/[.A728]" office:value-type="float" office:value="1.03896103896104">
            <text:p>1.03896103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table:formula="of:=[.B729]/[.A729]" office:value-type="float" office:value="1.06451612903226">
            <text:p>1.064516129</text:p>
          </table:table-cell>
          <table:table-cell office:value-type="float" office:value="36">
            <text:p>36</text:p>
          </table:table-cell>
          <table:table-cell table:formula="of:=[.D729]/[.A729]" office:value-type="float" office:value="1.16129032258065">
            <text:p>1.1612903226</text:p>
          </table:table-cell>
          <table:table-cell office:value-type="float" office:value="48">
            <text:p>48</text:p>
          </table:table-cell>
          <table:table-cell table:formula="of:=[.F729]/[.A729]" office:value-type="float" office:value="1.54838709677419">
            <text:p>1.5483870968</text:p>
          </table:table-cell>
          <table:table-cell office:value-type="float" office:value="31">
            <text:p>31</text:p>
          </table:table-cell>
          <table:table-cell table:formula="of:=[.H729]/[.A729]" office:value-type="float" office:value="1">
            <text:p>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59">
            <text:p>59</text:p>
          </table:table-cell>
          <table:table-cell table:formula="of:=[.B730]/[.A730]" office:value-type="float" office:value="1.03508771929825">
            <text:p>1.0350877193</text:p>
          </table:table-cell>
          <table:table-cell office:value-type="float" office:value="58">
            <text:p>58</text:p>
          </table:table-cell>
          <table:table-cell table:formula="of:=[.D730]/[.A730]" office:value-type="float" office:value="1.01754385964912">
            <text:p>1.0175438596</text:p>
          </table:table-cell>
          <table:table-cell office:value-type="float" office:value="101">
            <text:p>101</text:p>
          </table:table-cell>
          <table:table-cell table:formula="of:=[.F730]/[.A730]" office:value-type="float" office:value="1.7719298245614">
            <text:p>1.7719298246</text:p>
          </table:table-cell>
          <table:table-cell office:value-type="float" office:value="59">
            <text:p>59</text:p>
          </table:table-cell>
          <table:table-cell table:formula="of:=[.H730]/[.A730]" office:value-type="float" office:value="1.03508771929825">
            <text:p>1.0350877193</text:p>
          </table:table-cell>
        </table:table-row>
        <table:table-row table:style-name="ro1">
          <table:table-cell table:number-columns-repeated="2" office:value-type="float" office:value="80">
            <text:p>80</text:p>
          </table:table-cell>
          <table:table-cell table:formula="of:=[.B731]/[.A731]" office:value-type="float" office:value="1">
            <text:p>1</text:p>
          </table:table-cell>
          <table:table-cell office:value-type="float" office:value="80">
            <text:p>80</text:p>
          </table:table-cell>
          <table:table-cell table:formula="of:=[.D731]/[.A731]" office:value-type="float" office:value="1">
            <text:p>1</text:p>
          </table:table-cell>
          <table:table-cell office:value-type="float" office:value="140">
            <text:p>140</text:p>
          </table:table-cell>
          <table:table-cell table:formula="of:=[.F731]/[.A731]" office:value-type="float" office:value="1.75">
            <text:p>1.75</text:p>
          </table:table-cell>
          <table:table-cell office:value-type="float" office:value="80">
            <text:p>80</text:p>
          </table:table-cell>
          <table:table-cell table:formula="of:=[.H731]/[.A731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[.B732]/[.A732]" office:value-type="float" office:value="1">
            <text:p>1</text:p>
          </table:table-cell>
          <table:table-cell office:value-type="float" office:value="19">
            <text:p>19</text:p>
          </table:table-cell>
          <table:table-cell table:formula="of:=[.D732]/[.A732]" office:value-type="float" office:value="1">
            <text:p>1</text:p>
          </table:table-cell>
          <table:table-cell office:value-type="float" office:value="26">
            <text:p>26</text:p>
          </table:table-cell>
          <table:table-cell table:formula="of:=[.F732]/[.A732]" office:value-type="float" office:value="1.36842105263158">
            <text:p>1.3684210526</text:p>
          </table:table-cell>
          <table:table-cell office:value-type="float" office:value="19">
            <text:p>19</text:p>
          </table:table-cell>
          <table:table-cell table:formula="of:=[.H732]/[.A732]"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formula="of:=[.B733]/[.A733]" office:value-type="float" office:value="1.04347826086957">
            <text:p>1.0434782609</text:p>
          </table:table-cell>
          <table:table-cell office:value-type="float" office:value="24">
            <text:p>24</text:p>
          </table:table-cell>
          <table:table-cell table:formula="of:=[.D733]/[.A733]" office:value-type="float" office:value="1.04347826086957">
            <text:p>1.0434782609</text:p>
          </table:table-cell>
          <table:table-cell office:value-type="float" office:value="23">
            <text:p>23</text:p>
          </table:table-cell>
          <table:table-cell table:formula="of:=[.F733]/[.A733]" office:value-type="float" office:value="1">
            <text:p>1</text:p>
          </table:table-cell>
          <table:table-cell office:value-type="float" office:value="24">
            <text:p>24</text:p>
          </table:table-cell>
          <table:table-cell table:formula="of:=[.H733]/[.A733]" office:value-type="float" office:value="1.04347826086957">
            <text:p>1.0434782609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75">
            <text:p>175</text:p>
          </table:table-cell>
          <table:table-cell table:formula="of:=[.B734]/[.A734]" office:value-type="float" office:value="1.01744186046512">
            <text:p>1.0174418605</text:p>
          </table:table-cell>
          <table:table-cell office:value-type="float" office:value="163">
            <text:p>163</text:p>
          </table:table-cell>
          <table:table-cell table:formula="of:=[.D734]/[.A734]" office:value-type="float" office:value="0.947674418604651">
            <text:p>0.9476744186</text:p>
          </table:table-cell>
          <table:table-cell office:value-type="float" office:value="320">
            <text:p>320</text:p>
          </table:table-cell>
          <table:table-cell table:formula="of:=[.F734]/[.A734]" office:value-type="float" office:value="1.86046511627907">
            <text:p>1.8604651163</text:p>
          </table:table-cell>
          <table:table-cell office:value-type="float" office:value="172">
            <text:p>172</text:p>
          </table:table-cell>
          <table:table-cell table:formula="of:=[.H734]/[.A734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64">
            <text:p>64</text:p>
          </table:table-cell>
          <table:table-cell table:formula="of:=[.B735]/[.A735]" office:value-type="float" office:value="1">
            <text:p>1</text:p>
          </table:table-cell>
          <table:table-cell office:value-type="float" office:value="63">
            <text:p>63</text:p>
          </table:table-cell>
          <table:table-cell table:formula="of:=[.D735]/[.A735]" office:value-type="float" office:value="0.984375">
            <text:p>0.984375</text:p>
          </table:table-cell>
          <table:table-cell office:value-type="float" office:value="109">
            <text:p>109</text:p>
          </table:table-cell>
          <table:table-cell table:formula="of:=[.F735]/[.A735]" office:value-type="float" office:value="1.703125">
            <text:p>1.703125</text:p>
          </table:table-cell>
          <table:table-cell office:value-type="float" office:value="66">
            <text:p>66</text:p>
          </table:table-cell>
          <table:table-cell table:formula="of:=[.H735]/[.A735]" office:value-type="float" office:value="1.03125">
            <text:p>1.03125</text:p>
          </table:table-cell>
        </table:table-row>
        <table:table-row table:style-name="ro1">
          <table:table-cell table:number-columns-repeated="2" office:value-type="float" office:value="23">
            <text:p>23</text:p>
          </table:table-cell>
          <table:table-cell table:formula="of:=[.B736]/[.A736]"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D736]/[.A736]" office:value-type="float" office:value="1.08695652173913">
            <text:p>1.0869565217</text:p>
          </table:table-cell>
          <table:table-cell office:value-type="float" office:value="26">
            <text:p>26</text:p>
          </table:table-cell>
          <table:table-cell table:formula="of:=[.F736]/[.A736]" office:value-type="float" office:value="1.1304347826087">
            <text:p>1.1304347826</text:p>
          </table:table-cell>
          <table:table-cell office:value-type="float" office:value="25">
            <text:p>25</text:p>
          </table:table-cell>
          <table:table-cell table:formula="of:=[.H736]/[.A736]" office:value-type="float" office:value="1.08695652173913">
            <text:p>1.086956521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table:formula="of:=[.B737]/[.A737]" office:value-type="float" office:value="0.985074626865672">
            <text:p>0.9850746269</text:p>
          </table:table-cell>
          <table:table-cell office:value-type="float" office:value="63">
            <text:p>63</text:p>
          </table:table-cell>
          <table:table-cell table:formula="of:=[.D737]/[.A737]" office:value-type="float" office:value="0.940298507462687">
            <text:p>0.9402985075</text:p>
          </table:table-cell>
          <table:table-cell office:value-type="float" office:value="121">
            <text:p>121</text:p>
          </table:table-cell>
          <table:table-cell table:formula="of:=[.F737]/[.A737]" office:value-type="float" office:value="1.80597014925373">
            <text:p>1.8059701493</text:p>
          </table:table-cell>
          <table:table-cell office:value-type="float" office:value="66">
            <text:p>66</text:p>
          </table:table-cell>
          <table:table-cell table:formula="of:=[.H737]/[.A737]" office:value-type="float" office:value="0.985074626865672">
            <text:p>0.9850746269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table:formula="of:=[.B738]/[.A738]" office:value-type="float" office:value="0.975903614457831">
            <text:p>0.9759036145</text:p>
          </table:table-cell>
          <table:table-cell office:value-type="float" office:value="81">
            <text:p>81</text:p>
          </table:table-cell>
          <table:table-cell table:formula="of:=[.D738]/[.A738]" office:value-type="float" office:value="0.975903614457831">
            <text:p>0.9759036145</text:p>
          </table:table-cell>
          <table:table-cell office:value-type="float" office:value="122">
            <text:p>122</text:p>
          </table:table-cell>
          <table:table-cell table:formula="of:=[.F738]/[.A738]" office:value-type="float" office:value="1.46987951807229">
            <text:p>1.4698795181</text:p>
          </table:table-cell>
          <table:table-cell office:value-type="float" office:value="81">
            <text:p>81</text:p>
          </table:table-cell>
          <table:table-cell table:formula="of:=[.H738]/[.A738]" office:value-type="float" office:value="0.975903614457831">
            <text:p>0.9759036145</text:p>
          </table:table-cell>
        </table:table-row>
        <table:table-row table:style-name="ro1">
          <table:table-cell table:number-columns-repeated="2" office:value-type="float" office:value="23">
            <text:p>23</text:p>
          </table:table-cell>
          <table:table-cell table:formula="of:=[.B739]/[.A739]" office:value-type="float" office:value="1">
            <text:p>1</text:p>
          </table:table-cell>
          <table:table-cell office:value-type="float" office:value="24">
            <text:p>24</text:p>
          </table:table-cell>
          <table:table-cell table:formula="of:=[.D739]/[.A739]" office:value-type="float" office:value="1.04347826086957">
            <text:p>1.0434782609</text:p>
          </table:table-cell>
          <table:table-cell office:value-type="float" office:value="24">
            <text:p>24</text:p>
          </table:table-cell>
          <table:table-cell table:formula="of:=[.F739]/[.A739]" office:value-type="float" office:value="1.04347826086957">
            <text:p>1.0434782609</text:p>
          </table:table-cell>
          <table:table-cell office:value-type="float" office:value="23">
            <text:p>23</text:p>
          </table:table-cell>
          <table:table-cell table:formula="of:=[.H739]/[.A739]" office:value-type="float" office:value="1">
            <text:p>1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85">
            <text:p>185</text:p>
          </table:table-cell>
          <table:table-cell table:formula="of:=[.B740]/[.A740]" office:value-type="float" office:value="0.963541666666667">
            <text:p>0.9635416667</text:p>
          </table:table-cell>
          <table:table-cell office:value-type="float" office:value="177">
            <text:p>177</text:p>
          </table:table-cell>
          <table:table-cell table:formula="of:=[.D740]/[.A740]" office:value-type="float" office:value="0.921875">
            <text:p>0.921875</text:p>
          </table:table-cell>
          <table:table-cell office:value-type="float" office:value="441">
            <text:p>441</text:p>
          </table:table-cell>
          <table:table-cell table:formula="of:=[.F740]/[.A740]" office:value-type="float" office:value="2.296875">
            <text:p>2.296875</text:p>
          </table:table-cell>
          <table:table-cell office:value-type="float" office:value="185">
            <text:p>185</text:p>
          </table:table-cell>
          <table:table-cell table:formula="of:=[.H740]/[.A740]" office:value-type="float" office:value="0.963541666666667">
            <text:p>0.9635416667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table:formula="of:=[.B741]/[.A741]" office:value-type="float" office:value="0.964285714285714">
            <text:p>0.9642857143</text:p>
          </table:table-cell>
          <table:table-cell office:value-type="float" office:value="51">
            <text:p>51</text:p>
          </table:table-cell>
          <table:table-cell table:formula="of:=[.D741]/[.A741]" office:value-type="float" office:value="0.910714285714286">
            <text:p>0.9107142857</text:p>
          </table:table-cell>
          <table:table-cell office:value-type="float" office:value="69">
            <text:p>69</text:p>
          </table:table-cell>
          <table:table-cell table:formula="of:=[.F741]/[.A741]" office:value-type="float" office:value="1.23214285714286">
            <text:p>1.2321428571</text:p>
          </table:table-cell>
          <table:table-cell office:value-type="float" office:value="52">
            <text:p>52</text:p>
          </table:table-cell>
          <table:table-cell table:formula="of:=[.H741]/[.A741]" office:value-type="float" office:value="0.928571428571429">
            <text:p>0.928571428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table:formula="of:=[.B742]/[.A742]" office:value-type="float" office:value="0.931034482758621">
            <text:p>0.9310344828</text:p>
          </table:table-cell>
          <table:table-cell office:value-type="float" office:value="29">
            <text:p>29</text:p>
          </table:table-cell>
          <table:table-cell table:formula="of:=[.D742]/[.A742]" office:value-type="float" office:value="1">
            <text:p>1</text:p>
          </table:table-cell>
          <table:table-cell office:value-type="float" office:value="34">
            <text:p>34</text:p>
          </table:table-cell>
          <table:table-cell table:formula="of:=[.F742]/[.A742]" office:value-type="float" office:value="1.17241379310345">
            <text:p>1.1724137931</text:p>
          </table:table-cell>
          <table:table-cell office:value-type="float" office:value="30">
            <text:p>30</text:p>
          </table:table-cell>
          <table:table-cell table:formula="of:=[.H742]/[.A742]" office:value-type="float" office:value="1.03448275862069">
            <text:p>1.0344827586</text:p>
          </table:table-cell>
        </table:table-row>
        <table:table-row table:style-name="ro1">
          <table:table-cell table:number-columns-repeated="2" office:value-type="float" office:value="73">
            <text:p>73</text:p>
          </table:table-cell>
          <table:table-cell table:formula="of:=[.B743]/[.A743]" office:value-type="float" office:value="1">
            <text:p>1</text:p>
          </table:table-cell>
          <table:table-cell office:value-type="float" office:value="68">
            <text:p>68</text:p>
          </table:table-cell>
          <table:table-cell table:formula="of:=[.D743]/[.A743]" office:value-type="float" office:value="0.931506849315068">
            <text:p>0.9315068493</text:p>
          </table:table-cell>
          <table:table-cell office:value-type="float" office:value="148">
            <text:p>148</text:p>
          </table:table-cell>
          <table:table-cell table:formula="of:=[.F743]/[.A743]" office:value-type="float" office:value="2.02739726027397">
            <text:p>2.0273972603</text:p>
          </table:table-cell>
          <table:table-cell office:value-type="float" office:value="74">
            <text:p>74</text:p>
          </table:table-cell>
          <table:table-cell table:formula="of:=[.H743]/[.A743]" office:value-type="float" office:value="1.01369863013699">
            <text:p>1.013698630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14">
            <text:p>114</text:p>
          </table:table-cell>
          <table:table-cell table:formula="of:=[.B744]/[.A744]" office:value-type="float" office:value="0.982758620689655">
            <text:p>0.9827586207</text:p>
          </table:table-cell>
          <table:table-cell office:value-type="float" office:value="108">
            <text:p>108</text:p>
          </table:table-cell>
          <table:table-cell table:formula="of:=[.D744]/[.A744]" office:value-type="float" office:value="0.931034482758621">
            <text:p>0.9310344828</text:p>
          </table:table-cell>
          <table:table-cell office:value-type="float" office:value="206">
            <text:p>206</text:p>
          </table:table-cell>
          <table:table-cell table:formula="of:=[.F744]/[.A744]" office:value-type="float" office:value="1.77586206896552">
            <text:p>1.775862069</text:p>
          </table:table-cell>
          <table:table-cell office:value-type="float" office:value="116">
            <text:p>116</text:p>
          </table:table-cell>
          <table:table-cell table:formula="of:=[.H744]/[.A744]"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[.B745]/[.A745]" office:value-type="float" office:value="0.894736842105263">
            <text:p>0.8947368421</text:p>
          </table:table-cell>
          <table:table-cell office:value-type="float" office:value="17">
            <text:p>17</text:p>
          </table:table-cell>
          <table:table-cell table:formula="of:=[.D745]/[.A745]" office:value-type="float" office:value="0.894736842105263">
            <text:p>0.8947368421</text:p>
          </table:table-cell>
          <table:table-cell office:value-type="float" office:value="23">
            <text:p>23</text:p>
          </table:table-cell>
          <table:table-cell table:formula="of:=[.F745]/[.A745]" office:value-type="float" office:value="1.21052631578947">
            <text:p>1.2105263158</text:p>
          </table:table-cell>
          <table:table-cell office:value-type="float" office:value="17">
            <text:p>17</text:p>
          </table:table-cell>
          <table:table-cell table:formula="of:=[.H745]/[.A745]" office:value-type="float" office:value="0.894736842105263">
            <text:p>0.8947368421</text:p>
          </table:table-cell>
        </table:table-row>
        <table:table-row table:style-name="ro1">
          <table:table-cell table:number-columns-repeated="2" office:value-type="float" office:value="25">
            <text:p>25</text:p>
          </table:table-cell>
          <table:table-cell table:formula="of:=[.B746]/[.A746]" office:value-type="float" office:value="1">
            <text:p>1</text:p>
          </table:table-cell>
          <table:table-cell office:value-type="float" office:value="24">
            <text:p>24</text:p>
          </table:table-cell>
          <table:table-cell table:formula="of:=[.D746]/[.A746]" office:value-type="float" office:value="0.96">
            <text:p>0.96</text:p>
          </table:table-cell>
          <table:table-cell office:value-type="float" office:value="28">
            <text:p>28</text:p>
          </table:table-cell>
          <table:table-cell table:formula="of:=[.F746]/[.A746]" office:value-type="float" office:value="1.12">
            <text:p>1.12</text:p>
          </table:table-cell>
          <table:table-cell office:value-type="float" office:value="25">
            <text:p>25</text:p>
          </table:table-cell>
          <table:table-cell table:formula="of:=[.H746]/[.A746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66">
            <text:p>66</text:p>
          </table:table-cell>
          <table:table-cell table:formula="of:=[.B747]/[.A747]" office:value-type="float" office:value="1">
            <text:p>1</text:p>
          </table:table-cell>
          <table:table-cell office:value-type="float" office:value="60">
            <text:p>60</text:p>
          </table:table-cell>
          <table:table-cell table:formula="of:=[.D747]/[.A747]" office:value-type="float" office:value="0.909090909090909">
            <text:p>0.9090909091</text:p>
          </table:table-cell>
          <table:table-cell office:value-type="float" office:value="112">
            <text:p>112</text:p>
          </table:table-cell>
          <table:table-cell table:formula="of:=[.F747]/[.A747]" office:value-type="float" office:value="1.6969696969697">
            <text:p>1.696969697</text:p>
          </table:table-cell>
          <table:table-cell office:value-type="float" office:value="66">
            <text:p>66</text:p>
          </table:table-cell>
          <table:table-cell table:formula="of:=[.H747]/[.A747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24">
            <text:p>24</text:p>
          </table:table-cell>
          <table:table-cell table:formula="of:=[.B748]/[.A748]" office:value-type="float" office:value="1">
            <text:p>1</text:p>
          </table:table-cell>
          <table:table-cell office:value-type="float" office:value="24">
            <text:p>24</text:p>
          </table:table-cell>
          <table:table-cell table:formula="of:=[.D748]/[.A748]" office:value-type="float" office:value="1">
            <text:p>1</text:p>
          </table:table-cell>
          <table:table-cell office:value-type="float" office:value="23">
            <text:p>23</text:p>
          </table:table-cell>
          <table:table-cell table:formula="of:=[.F748]/[.A748]" office:value-type="float" office:value="0.958333333333333">
            <text:p>0.9583333333</text:p>
          </table:table-cell>
          <table:table-cell office:value-type="float" office:value="26">
            <text:p>26</text:p>
          </table:table-cell>
          <table:table-cell table:formula="of:=[.H748]/[.A748]" office:value-type="float" office:value="1.08333333333333">
            <text:p>1.0833333333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6">
            <text:p>76</text:p>
          </table:table-cell>
          <table:table-cell table:formula="of:=[.B749]/[.A749]" office:value-type="float" office:value="0.974358974358974">
            <text:p>0.9743589744</text:p>
          </table:table-cell>
          <table:table-cell office:value-type="float" office:value="73">
            <text:p>73</text:p>
          </table:table-cell>
          <table:table-cell table:formula="of:=[.D749]/[.A749]" office:value-type="float" office:value="0.935897435897436">
            <text:p>0.9358974359</text:p>
          </table:table-cell>
          <table:table-cell office:value-type="float" office:value="151">
            <text:p>151</text:p>
          </table:table-cell>
          <table:table-cell table:formula="of:=[.F749]/[.A749]" office:value-type="float" office:value="1.93589743589744">
            <text:p>1.9358974359</text:p>
          </table:table-cell>
          <table:table-cell office:value-type="float" office:value="77">
            <text:p>77</text:p>
          </table:table-cell>
          <table:table-cell table:formula="of:=[.H749]/[.A749]" office:value-type="float" office:value="0.987179487179487">
            <text:p>0.9871794872</text:p>
          </table:table-cell>
        </table:table-row>
        <table:table-row table:style-name="ro1">
          <table:table-cell table:number-columns-repeated="2" office:value-type="float" office:value="51">
            <text:p>51</text:p>
          </table:table-cell>
          <table:table-cell table:formula="of:=[.B750]/[.A750]" office:value-type="float" office:value="1">
            <text:p>1</text:p>
          </table:table-cell>
          <table:table-cell office:value-type="float" office:value="48">
            <text:p>48</text:p>
          </table:table-cell>
          <table:table-cell table:formula="of:=[.D750]/[.A750]" office:value-type="float" office:value="0.941176470588235">
            <text:p>0.9411764706</text:p>
          </table:table-cell>
          <table:table-cell office:value-type="float" office:value="87">
            <text:p>87</text:p>
          </table:table-cell>
          <table:table-cell table:formula="of:=[.F750]/[.A750]" office:value-type="float" office:value="1.70588235294118">
            <text:p>1.7058823529</text:p>
          </table:table-cell>
          <table:table-cell office:value-type="float" office:value="49">
            <text:p>49</text:p>
          </table:table-cell>
          <table:table-cell table:formula="of:=[.H750]/[.A750]" office:value-type="float" office:value="0.96078431372549">
            <text:p>0.960784313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[.B751]/[.A751]" office:value-type="float" office:value="0.923076923076923">
            <text:p>0.9230769231</text:p>
          </table:table-cell>
          <table:table-cell office:value-type="float" office:value="12">
            <text:p>12</text:p>
          </table:table-cell>
          <table:table-cell table:formula="of:=[.D751]/[.A751]" office:value-type="float" office:value="0.923076923076923">
            <text:p>0.9230769231</text:p>
          </table:table-cell>
          <table:table-cell office:value-type="float" office:value="13">
            <text:p>13</text:p>
          </table:table-cell>
          <table:table-cell table:formula="of:=[.F751]/[.A751]"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f:=[.H751]/[.A751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86">
            <text:p>86</text:p>
          </table:table-cell>
          <table:table-cell table:formula="of:=[.B752]/[.A752]" office:value-type="float" office:value="1">
            <text:p>1</text:p>
          </table:table-cell>
          <table:table-cell office:value-type="float" office:value="80">
            <text:p>80</text:p>
          </table:table-cell>
          <table:table-cell table:formula="of:=[.D752]/[.A752]" office:value-type="float" office:value="0.930232558139535">
            <text:p>0.9302325581</text:p>
          </table:table-cell>
          <table:table-cell office:value-type="float" office:value="148">
            <text:p>148</text:p>
          </table:table-cell>
          <table:table-cell table:formula="of:=[.F752]/[.A752]" office:value-type="float" office:value="1.72093023255814">
            <text:p>1.7209302326</text:p>
          </table:table-cell>
          <table:table-cell office:value-type="float" office:value="86">
            <text:p>86</text:p>
          </table:table-cell>
          <table:table-cell table:formula="of:=[.H752]/[.A752]" office:value-type="float" office:value="1">
            <text:p>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table:formula="of:=[.B753]/[.A753]" office:value-type="float" office:value="0.939393939393939">
            <text:p>0.9393939394</text:p>
          </table:table-cell>
          <table:table-cell office:value-type="float" office:value="31">
            <text:p>31</text:p>
          </table:table-cell>
          <table:table-cell table:formula="of:=[.D753]/[.A753]" office:value-type="float" office:value="0.939393939393939">
            <text:p>0.9393939394</text:p>
          </table:table-cell>
          <table:table-cell office:value-type="float" office:value="34">
            <text:p>34</text:p>
          </table:table-cell>
          <table:table-cell table:formula="of:=[.F753]/[.A753]" office:value-type="float" office:value="1.03030303030303">
            <text:p>1.0303030303</text:p>
          </table:table-cell>
          <table:table-cell office:value-type="float" office:value="32">
            <text:p>32</text:p>
          </table:table-cell>
          <table:table-cell table:formula="of:=[.H753]/[.A753]" office:value-type="float" office:value="0.96969696969697">
            <text:p>0.9696969697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table:formula="of:=[.B754]/[.A754]" office:value-type="float" office:value="0.976190476190476">
            <text:p>0.9761904762</text:p>
          </table:table-cell>
          <table:table-cell office:value-type="float" office:value="43">
            <text:p>43</text:p>
          </table:table-cell>
          <table:table-cell table:formula="of:=[.D754]/[.A754]" office:value-type="float" office:value="1.02380952380952">
            <text:p>1.0238095238</text:p>
          </table:table-cell>
          <table:table-cell office:value-type="float" office:value="49">
            <text:p>49</text:p>
          </table:table-cell>
          <table:table-cell table:formula="of:=[.F754]/[.A754]" office:value-type="float" office:value="1.16666666666667">
            <text:p>1.1666666667</text:p>
          </table:table-cell>
          <table:table-cell office:value-type="float" office:value="41">
            <text:p>41</text:p>
          </table:table-cell>
          <table:table-cell table:formula="of:=[.H754]/[.A754]" office:value-type="float" office:value="0.976190476190476">
            <text:p>0.976190476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table:formula="of:=[.B755]/[.A755]" office:value-type="float" office:value="1.03125">
            <text:p>1.03125</text:p>
          </table:table-cell>
          <table:table-cell office:value-type="float" office:value="30">
            <text:p>30</text:p>
          </table:table-cell>
          <table:table-cell table:formula="of:=[.D755]/[.A755]" office:value-type="float" office:value="0.9375">
            <text:p>0.9375</text:p>
          </table:table-cell>
          <table:table-cell office:value-type="float" office:value="73">
            <text:p>73</text:p>
          </table:table-cell>
          <table:table-cell table:formula="of:=[.F755]/[.A755]" office:value-type="float" office:value="2.28125">
            <text:p>2.28125</text:p>
          </table:table-cell>
          <table:table-cell office:value-type="float" office:value="34">
            <text:p>34</text:p>
          </table:table-cell>
          <table:table-cell table:formula="of:=[.H755]/[.A755]" office:value-type="float" office:value="1.0625">
            <text:p>1.0625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table:formula="of:=[.B756]/[.A756]" office:value-type="float" office:value="1.01960784313725">
            <text:p>1.0196078431</text:p>
          </table:table-cell>
          <table:table-cell office:value-type="float" office:value="48">
            <text:p>48</text:p>
          </table:table-cell>
          <table:table-cell table:formula="of:=[.D756]/[.A756]" office:value-type="float" office:value="0.941176470588235">
            <text:p>0.9411764706</text:p>
          </table:table-cell>
          <table:table-cell office:value-type="float" office:value="84">
            <text:p>84</text:p>
          </table:table-cell>
          <table:table-cell table:formula="of:=[.F756]/[.A756]" office:value-type="float" office:value="1.64705882352941">
            <text:p>1.6470588235</text:p>
          </table:table-cell>
          <table:table-cell office:value-type="float" office:value="51">
            <text:p>51</text:p>
          </table:table-cell>
          <table:table-cell table:formula="of:=[.H756]/[.A756]" office:value-type="float" office:value="1">
            <text:p>1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76">
            <text:p>176</text:p>
          </table:table-cell>
          <table:table-cell table:formula="of:=[.B757]/[.A757]" office:value-type="float" office:value="1.01734104046243">
            <text:p>1.0173410405</text:p>
          </table:table-cell>
          <table:table-cell office:value-type="float" office:value="165">
            <text:p>165</text:p>
          </table:table-cell>
          <table:table-cell table:formula="of:=[.D757]/[.A757]" office:value-type="float" office:value="0.953757225433526">
            <text:p>0.9537572254</text:p>
          </table:table-cell>
          <table:table-cell office:value-type="float" office:value="321">
            <text:p>321</text:p>
          </table:table-cell>
          <table:table-cell table:formula="of:=[.F757]/[.A757]" office:value-type="float" office:value="1.85549132947977">
            <text:p>1.8554913295</text:p>
          </table:table-cell>
          <table:table-cell office:value-type="float" office:value="184">
            <text:p>184</text:p>
          </table:table-cell>
          <table:table-cell table:formula="of:=[.H757]/[.A757]" office:value-type="float" office:value="1.0635838150289">
            <text:p>1.06358381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table:formula="of:=[.B758]/[.A758]" office:value-type="float" office:value="0.989473684210526">
            <text:p>0.9894736842</text:p>
          </table:table-cell>
          <table:table-cell office:value-type="float" office:value="93">
            <text:p>93</text:p>
          </table:table-cell>
          <table:table-cell table:formula="of:=[.D758]/[.A758]" office:value-type="float" office:value="0.978947368421053">
            <text:p>0.9789473684</text:p>
          </table:table-cell>
          <table:table-cell office:value-type="float" office:value="146">
            <text:p>146</text:p>
          </table:table-cell>
          <table:table-cell table:formula="of:=[.F758]/[.A758]" office:value-type="float" office:value="1.53684210526316">
            <text:p>1.5368421053</text:p>
          </table:table-cell>
          <table:table-cell office:value-type="float" office:value="102">
            <text:p>102</text:p>
          </table:table-cell>
          <table:table-cell table:formula="of:=[.H758]/[.A758]" office:value-type="float" office:value="1.07368421052632">
            <text:p>1.073684210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3">
            <text:p>93</text:p>
          </table:table-cell>
          <table:table-cell table:formula="of:=[.B759]/[.A759]" office:value-type="float" office:value="1.03333333333333">
            <text:p>1.0333333333</text:p>
          </table:table-cell>
          <table:table-cell office:value-type="float" office:value="85">
            <text:p>85</text:p>
          </table:table-cell>
          <table:table-cell table:formula="of:=[.D759]/[.A759]" office:value-type="float" office:value="0.944444444444444">
            <text:p>0.9444444444</text:p>
          </table:table-cell>
          <table:table-cell office:value-type="float" office:value="150">
            <text:p>150</text:p>
          </table:table-cell>
          <table:table-cell table:formula="of:=[.F759]/[.A759]" office:value-type="float" office:value="1.66666666666667">
            <text:p>1.6666666667</text:p>
          </table:table-cell>
          <table:table-cell office:value-type="float" office:value="90">
            <text:p>90</text:p>
          </table:table-cell>
          <table:table-cell table:formula="of:=[.H759]/[.A759]" office:value-type="float" office:value="1">
            <text:p>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table:formula="of:=[.B760]/[.A760]" office:value-type="float" office:value="0.986842105263158">
            <text:p>0.9868421053</text:p>
          </table:table-cell>
          <table:table-cell office:value-type="float" office:value="71">
            <text:p>71</text:p>
          </table:table-cell>
          <table:table-cell table:formula="of:=[.D760]/[.A760]" office:value-type="float" office:value="0.934210526315789">
            <text:p>0.9342105263</text:p>
          </table:table-cell>
          <table:table-cell office:value-type="float" office:value="151">
            <text:p>151</text:p>
          </table:table-cell>
          <table:table-cell table:formula="of:=[.F760]/[.A760]" office:value-type="float" office:value="1.98684210526316">
            <text:p>1.9868421053</text:p>
          </table:table-cell>
          <table:table-cell office:value-type="float" office:value="83">
            <text:p>83</text:p>
          </table:table-cell>
          <table:table-cell table:formula="of:=[.H760]/[.A760]" office:value-type="float" office:value="1.09210526315789">
            <text:p>1.0921052632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table:formula="of:=[.B761]/[.A761]" office:value-type="float" office:value="1.01639344262295">
            <text:p>1.0163934426</text:p>
          </table:table-cell>
          <table:table-cell office:value-type="float" office:value="57">
            <text:p>57</text:p>
          </table:table-cell>
          <table:table-cell table:formula="of:=[.D761]/[.A761]" office:value-type="float" office:value="0.934426229508197">
            <text:p>0.9344262295</text:p>
          </table:table-cell>
          <table:table-cell office:value-type="float" office:value="75">
            <text:p>75</text:p>
          </table:table-cell>
          <table:table-cell table:formula="of:=[.F761]/[.A761]" office:value-type="float" office:value="1.22950819672131">
            <text:p>1.2295081967</text:p>
          </table:table-cell>
          <table:table-cell office:value-type="float" office:value="59">
            <text:p>59</text:p>
          </table:table-cell>
          <table:table-cell table:formula="of:=[.H761]/[.A761]" office:value-type="float" office:value="0.967213114754098">
            <text:p>0.9672131148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table:formula="of:=[.B762]/[.A762]" office:value-type="float" office:value="0.978260869565217">
            <text:p>0.9782608696</text:p>
          </table:table-cell>
          <table:table-cell office:value-type="float" office:value="39">
            <text:p>39</text:p>
          </table:table-cell>
          <table:table-cell table:formula="of:=[.D762]/[.A762]" office:value-type="float" office:value="0.847826086956522">
            <text:p>0.847826087</text:p>
          </table:table-cell>
          <table:table-cell office:value-type="float" office:value="65">
            <text:p>65</text:p>
          </table:table-cell>
          <table:table-cell table:formula="of:=[.F762]/[.A762]" office:value-type="float" office:value="1.41304347826087">
            <text:p>1.4130434783</text:p>
          </table:table-cell>
          <table:table-cell office:value-type="float" office:value="42">
            <text:p>42</text:p>
          </table:table-cell>
          <table:table-cell table:formula="of:=[.H762]/[.A762]" office:value-type="float" office:value="0.91304347826087">
            <text:p>0.9130434783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table:formula="of:=[.B763]/[.A763]" office:value-type="float" office:value="1.01785714285714">
            <text:p>1.0178571429</text:p>
          </table:table-cell>
          <table:table-cell office:value-type="float" office:value="55">
            <text:p>55</text:p>
          </table:table-cell>
          <table:table-cell table:formula="of:=[.D763]/[.A763]" office:value-type="float" office:value="0.982142857142857">
            <text:p>0.9821428571</text:p>
          </table:table-cell>
          <table:table-cell office:value-type="float" office:value="88">
            <text:p>88</text:p>
          </table:table-cell>
          <table:table-cell table:formula="of:=[.F763]/[.A763]" office:value-type="float" office:value="1.57142857142857">
            <text:p>1.5714285714</text:p>
          </table:table-cell>
          <table:table-cell office:value-type="float" office:value="60">
            <text:p>60</text:p>
          </table:table-cell>
          <table:table-cell table:formula="of:=[.H763]/[.A763]" office:value-type="float" office:value="1.07142857142857">
            <text:p>1.071428571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82">
            <text:p>82</text:p>
          </table:table-cell>
          <table:table-cell table:formula="of:=[.B764]/[.A764]" office:value-type="float" office:value="1.0379746835443">
            <text:p>1.0379746835</text:p>
          </table:table-cell>
          <table:table-cell office:value-type="float" office:value="77">
            <text:p>77</text:p>
          </table:table-cell>
          <table:table-cell table:formula="of:=[.D764]/[.A764]" office:value-type="float" office:value="0.974683544303797">
            <text:p>0.9746835443</text:p>
          </table:table-cell>
          <table:table-cell office:value-type="float" office:value="154">
            <text:p>154</text:p>
          </table:table-cell>
          <table:table-cell table:formula="of:=[.F764]/[.A764]" office:value-type="float" office:value="1.94936708860759">
            <text:p>1.9493670886</text:p>
          </table:table-cell>
          <table:table-cell office:value-type="float" office:value="89">
            <text:p>89</text:p>
          </table:table-cell>
          <table:table-cell table:formula="of:=[.H764]/[.A764]" office:value-type="float" office:value="1.12658227848101">
            <text:p>1.126582278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formula="of:=[.B765]/[.A765]" office:value-type="float" office:value="1.08333333333333">
            <text:p>1.0833333333</text:p>
          </table:table-cell>
          <table:table-cell office:value-type="float" office:value="12">
            <text:p>12</text:p>
          </table:table-cell>
          <table:table-cell table:formula="of:=[.D765]/[.A765]"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f:=[.F765]/[.A765]" office:value-type="float" office:value="1.08333333333333">
            <text:p>1.0833333333</text:p>
          </table:table-cell>
          <table:table-cell office:value-type="float" office:value="12">
            <text:p>12</text:p>
          </table:table-cell>
          <table:table-cell table:formula="of:=[.H765]/[.A765]" office:value-type="float" office:value="1">
            <text:p>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formula="of:=[.B766]/[.A766]" office:value-type="float" office:value="1.02857142857143">
            <text:p>1.0285714286</text:p>
          </table:table-cell>
          <table:table-cell office:value-type="float" office:value="34">
            <text:p>34</text:p>
          </table:table-cell>
          <table:table-cell table:formula="of:=[.D766]/[.A766]" office:value-type="float" office:value="0.971428571428571">
            <text:p>0.9714285714</text:p>
          </table:table-cell>
          <table:table-cell office:value-type="float" office:value="51">
            <text:p>51</text:p>
          </table:table-cell>
          <table:table-cell table:formula="of:=[.F766]/[.A766]" office:value-type="float" office:value="1.45714285714286">
            <text:p>1.4571428571</text:p>
          </table:table-cell>
          <table:table-cell office:value-type="float" office:value="35">
            <text:p>35</text:p>
          </table:table-cell>
          <table:table-cell table:formula="of:=[.H766]/[.A766]" office:value-type="float" office:value="1">
            <text:p>1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table:formula="of:=[.B767]/[.A767]" office:value-type="float" office:value="1.00943396226415">
            <text:p>1.0094339623</text:p>
          </table:table-cell>
          <table:table-cell office:value-type="float" office:value="100">
            <text:p>100</text:p>
          </table:table-cell>
          <table:table-cell table:formula="of:=[.D767]/[.A767]" office:value-type="float" office:value="0.943396226415094">
            <text:p>0.9433962264</text:p>
          </table:table-cell>
          <table:table-cell office:value-type="float" office:value="179">
            <text:p>179</text:p>
          </table:table-cell>
          <table:table-cell table:formula="of:=[.F767]/[.A767]" office:value-type="float" office:value="1.68867924528302">
            <text:p>1.6886792453</text:p>
          </table:table-cell>
          <table:table-cell office:value-type="float" office:value="115">
            <text:p>115</text:p>
          </table:table-cell>
          <table:table-cell table:formula="of:=[.H767]/[.A767]" office:value-type="float" office:value="1.08490566037736">
            <text:p>1.0849056604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table:formula="of:=[.B768]/[.A768]" office:value-type="float" office:value="1.00943396226415">
            <text:p>1.0094339623</text:p>
          </table:table-cell>
          <table:table-cell office:value-type="float" office:value="101">
            <text:p>101</text:p>
          </table:table-cell>
          <table:table-cell table:formula="of:=[.D768]/[.A768]" office:value-type="float" office:value="0.952830188679245">
            <text:p>0.9528301887</text:p>
          </table:table-cell>
          <table:table-cell office:value-type="float" office:value="189">
            <text:p>189</text:p>
          </table:table-cell>
          <table:table-cell table:formula="of:=[.F768]/[.A768]" office:value-type="float" office:value="1.78301886792453">
            <text:p>1.7830188679</text:p>
          </table:table-cell>
          <table:table-cell office:value-type="float" office:value="108">
            <text:p>108</text:p>
          </table:table-cell>
          <table:table-cell table:formula="of:=[.H768]/[.A768]" office:value-type="float" office:value="1.0188679245283">
            <text:p>1.018867924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[.B769]/[.A769]" office:value-type="float" office:value="0.923076923076923">
            <text:p>0.9230769231</text:p>
          </table:table-cell>
          <table:table-cell office:value-type="float" office:value="13">
            <text:p>13</text:p>
          </table:table-cell>
          <table:table-cell table:formula="of:=[.D769]/[.A769]"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[.F769]/[.A769]" office:value-type="float" office:value="1.15384615384615">
            <text:p>1.1538461538</text:p>
          </table:table-cell>
          <table:table-cell office:value-type="float" office:value="13">
            <text:p>13</text:p>
          </table:table-cell>
          <table:table-cell table:formula="of:=[.H769]/[.A769]" office:value-type="float" office:value="1">
            <text:p>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table:formula="of:=[.B770]/[.A770]" office:value-type="float" office:value="1.0327868852459">
            <text:p>1.0327868852</text:p>
          </table:table-cell>
          <table:table-cell office:value-type="float" office:value="63">
            <text:p>63</text:p>
          </table:table-cell>
          <table:table-cell table:formula="of:=[.D770]/[.A770]" office:value-type="float" office:value="1.0327868852459">
            <text:p>1.0327868852</text:p>
          </table:table-cell>
          <table:table-cell office:value-type="float" office:value="105">
            <text:p>105</text:p>
          </table:table-cell>
          <table:table-cell table:formula="of:=[.F770]/[.A770]" office:value-type="float" office:value="1.72131147540984">
            <text:p>1.7213114754</text:p>
          </table:table-cell>
          <table:table-cell office:value-type="float" office:value="62">
            <text:p>62</text:p>
          </table:table-cell>
          <table:table-cell table:formula="of:=[.H770]/[.A770]" office:value-type="float" office:value="1.01639344262295">
            <text:p>1.0163934426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7">
            <text:p>37</text:p>
          </table:table-cell>
          <table:table-cell table:formula="of:=[.B771]/[.A771]" office:value-type="float" office:value="0.902439024390244">
            <text:p>0.9024390244</text:p>
          </table:table-cell>
          <table:table-cell office:value-type="float" office:value="37">
            <text:p>37</text:p>
          </table:table-cell>
          <table:table-cell table:formula="of:=[.D771]/[.A771]" office:value-type="float" office:value="0.902439024390244">
            <text:p>0.9024390244</text:p>
          </table:table-cell>
          <table:table-cell office:value-type="float" office:value="58">
            <text:p>58</text:p>
          </table:table-cell>
          <table:table-cell table:formula="of:=[.F771]/[.A771]" office:value-type="float" office:value="1.41463414634146">
            <text:p>1.4146341463</text:p>
          </table:table-cell>
          <table:table-cell office:value-type="float" office:value="37">
            <text:p>37</text:p>
          </table:table-cell>
          <table:table-cell table:formula="of:=[.H771]/[.A771]" office:value-type="float" office:value="0.902439024390244">
            <text:p>0.902439024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formula="of:=[.B772]/[.A772]" office:value-type="float" office:value="1.04761904761905">
            <text:p>1.0476190476</text:p>
          </table:table-cell>
          <table:table-cell office:value-type="float" office:value="21">
            <text:p>21</text:p>
          </table:table-cell>
          <table:table-cell table:formula="of:=[.D772]/[.A772]" office:value-type="float" office:value="1">
            <text:p>1</text:p>
          </table:table-cell>
          <table:table-cell office:value-type="float" office:value="32">
            <text:p>32</text:p>
          </table:table-cell>
          <table:table-cell table:formula="of:=[.F772]/[.A772]" office:value-type="float" office:value="1.52380952380952">
            <text:p>1.5238095238</text:p>
          </table:table-cell>
          <table:table-cell office:value-type="float" office:value="22">
            <text:p>22</text:p>
          </table:table-cell>
          <table:table-cell table:formula="of:=[.H772]/[.A772]" office:value-type="float" office:value="1.04761904761905">
            <text:p>1.047619047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table:formula="of:=[.B773]/[.A773]" office:value-type="float" office:value="1.06451612903226">
            <text:p>1.064516129</text:p>
          </table:table-cell>
          <table:table-cell office:value-type="float" office:value="30">
            <text:p>30</text:p>
          </table:table-cell>
          <table:table-cell table:formula="of:=[.D773]/[.A773]" office:value-type="float" office:value="0.967741935483871">
            <text:p>0.9677419355</text:p>
          </table:table-cell>
          <table:table-cell office:value-type="float" office:value="56">
            <text:p>56</text:p>
          </table:table-cell>
          <table:table-cell table:formula="of:=[.F773]/[.A773]" office:value-type="float" office:value="1.80645161290323">
            <text:p>1.8064516129</text:p>
          </table:table-cell>
          <table:table-cell office:value-type="float" office:value="31">
            <text:p>31</text:p>
          </table:table-cell>
          <table:table-cell table:formula="of:=[.H773]/[.A773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74">
            <text:p>74</text:p>
          </table:table-cell>
          <table:table-cell table:formula="of:=[.B774]/[.A774]" office:value-type="float" office:value="1">
            <text:p>1</text:p>
          </table:table-cell>
          <table:table-cell office:value-type="float" office:value="74">
            <text:p>74</text:p>
          </table:table-cell>
          <table:table-cell table:formula="of:=[.D774]/[.A774]" office:value-type="float" office:value="1">
            <text:p>1</text:p>
          </table:table-cell>
          <table:table-cell office:value-type="float" office:value="114">
            <text:p>114</text:p>
          </table:table-cell>
          <table:table-cell table:formula="of:=[.F774]/[.A774]" office:value-type="float" office:value="1.54054054054054">
            <text:p>1.5405405405</text:p>
          </table:table-cell>
          <table:table-cell office:value-type="float" office:value="75">
            <text:p>75</text:p>
          </table:table-cell>
          <table:table-cell table:formula="of:=[.H774]/[.A774]" office:value-type="float" office:value="1.01351351351351">
            <text:p>1.013513513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table:formula="of:=[.B775]/[.A775]" office:value-type="float" office:value="1.06666666666667">
            <text:p>1.0666666667</text:p>
          </table:table-cell>
          <table:table-cell office:value-type="float" office:value="27">
            <text:p>27</text:p>
          </table:table-cell>
          <table:table-cell table:formula="of:=[.D775]/[.A775]" office:value-type="float" office:value="0.9">
            <text:p>0.9</text:p>
          </table:table-cell>
          <table:table-cell office:value-type="float" office:value="33">
            <text:p>33</text:p>
          </table:table-cell>
          <table:table-cell table:formula="of:=[.F775]/[.A775]" office:value-type="float" office:value="1.1">
            <text:p>1.1</text:p>
          </table:table-cell>
          <table:table-cell office:value-type="float" office:value="28">
            <text:p>28</text:p>
          </table:table-cell>
          <table:table-cell table:formula="of:=[.H775]/[.A775]" office:value-type="float" office:value="0.933333333333333">
            <text:p>0.933333333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formula="of:=[.B776]/[.A776]" office:value-type="float" office:value="1.04347826086957">
            <text:p>1.0434782609</text:p>
          </table:table-cell>
          <table:table-cell office:value-type="float" office:value="24">
            <text:p>24</text:p>
          </table:table-cell>
          <table:table-cell table:formula="of:=[.D776]/[.A776]" office:value-type="float" office:value="1.04347826086957">
            <text:p>1.0434782609</text:p>
          </table:table-cell>
          <table:table-cell office:value-type="float" office:value="27">
            <text:p>27</text:p>
          </table:table-cell>
          <table:table-cell table:formula="of:=[.F776]/[.A776]" office:value-type="float" office:value="1.17391304347826">
            <text:p>1.1739130435</text:p>
          </table:table-cell>
          <table:table-cell office:value-type="float" office:value="24">
            <text:p>24</text:p>
          </table:table-cell>
          <table:table-cell table:formula="of:=[.H776]/[.A776]" office:value-type="float" office:value="1.04347826086957">
            <text:p>1.0434782609</text:p>
          </table:table-cell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formula="of:=[.B777]/[.A777]"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[.D777]/[.A777]" office:value-type="float" office:value="1.05">
            <text:p>1.05</text:p>
          </table:table-cell>
          <table:table-cell office:value-type="float" office:value="30">
            <text:p>30</text:p>
          </table:table-cell>
          <table:table-cell table:formula="of:=[.F777]/[.A777]" office:value-type="float" office:value="1.5">
            <text:p>1.5</text:p>
          </table:table-cell>
          <table:table-cell office:value-type="float" office:value="20">
            <text:p>20</text:p>
          </table:table-cell>
          <table:table-cell table:formula="of:=[.H777]/[.A777]" office:value-type="float" office:value="1">
            <text:p>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table:formula="of:=[.B778]/[.A778]" office:value-type="float" office:value="1.08">
            <text:p>1.08</text:p>
          </table:table-cell>
          <table:table-cell office:value-type="float" office:value="51">
            <text:p>51</text:p>
          </table:table-cell>
          <table:table-cell table:formula="of:=[.D778]/[.A778]" office:value-type="float" office:value="1.02">
            <text:p>1.02</text:p>
          </table:table-cell>
          <table:table-cell office:value-type="float" office:value="79">
            <text:p>79</text:p>
          </table:table-cell>
          <table:table-cell table:formula="of:=[.F778]/[.A778]" office:value-type="float" office:value="1.58">
            <text:p>1.58</text:p>
          </table:table-cell>
          <table:table-cell office:value-type="float" office:value="52">
            <text:p>52</text:p>
          </table:table-cell>
          <table:table-cell table:formula="of:=[.H778]/[.A778]" office:value-type="float" office:value="1.04">
            <text:p>1.04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0">
            <text:p>90</text:p>
          </table:table-cell>
          <table:table-cell table:formula="of:=[.B779]/[.A779]" office:value-type="float" office:value="0.989010989010989">
            <text:p>0.989010989</text:p>
          </table:table-cell>
          <table:table-cell office:value-type="float" office:value="87">
            <text:p>87</text:p>
          </table:table-cell>
          <table:table-cell table:formula="of:=[.D779]/[.A779]" office:value-type="float" office:value="0.956043956043956">
            <text:p>0.956043956</text:p>
          </table:table-cell>
          <table:table-cell office:value-type="float" office:value="188">
            <text:p>188</text:p>
          </table:table-cell>
          <table:table-cell table:formula="of:=[.F779]/[.A779]" office:value-type="float" office:value="2.06593406593407">
            <text:p>2.0659340659</text:p>
          </table:table-cell>
          <table:table-cell office:value-type="float" office:value="103">
            <text:p>103</text:p>
          </table:table-cell>
          <table:table-cell table:formula="of:=[.H779]/[.A779]" office:value-type="float" office:value="1.13186813186813">
            <text:p>1.1318681319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table:formula="of:=[.B780]/[.A780]" office:value-type="float" office:value="1.05714285714286">
            <text:p>1.0571428571</text:p>
          </table:table-cell>
          <table:table-cell office:value-type="float" office:value="36">
            <text:p>36</text:p>
          </table:table-cell>
          <table:table-cell table:formula="of:=[.D780]/[.A780]" office:value-type="float" office:value="1.02857142857143">
            <text:p>1.0285714286</text:p>
          </table:table-cell>
          <table:table-cell office:value-type="float" office:value="58">
            <text:p>58</text:p>
          </table:table-cell>
          <table:table-cell table:formula="of:=[.F780]/[.A780]" office:value-type="float" office:value="1.65714285714286">
            <text:p>1.6571428571</text:p>
          </table:table-cell>
          <table:table-cell office:value-type="float" office:value="36">
            <text:p>36</text:p>
          </table:table-cell>
          <table:table-cell table:formula="of:=[.H780]/[.A780]" office:value-type="float" office:value="1.02857142857143">
            <text:p>1.028571428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formula="of:=[.B781]/[.A781]" office:value-type="float" office:value="1.04347826086957">
            <text:p>1.0434782609</text:p>
          </table:table-cell>
          <table:table-cell office:value-type="float" office:value="24">
            <text:p>24</text:p>
          </table:table-cell>
          <table:table-cell table:formula="of:=[.D781]/[.A781]" office:value-type="float" office:value="1.04347826086957">
            <text:p>1.0434782609</text:p>
          </table:table-cell>
          <table:table-cell office:value-type="float" office:value="27">
            <text:p>27</text:p>
          </table:table-cell>
          <table:table-cell table:formula="of:=[.F781]/[.A781]" office:value-type="float" office:value="1.17391304347826">
            <text:p>1.1739130435</text:p>
          </table:table-cell>
          <table:table-cell office:value-type="float" office:value="24">
            <text:p>24</text:p>
          </table:table-cell>
          <table:table-cell table:formula="of:=[.H781]/[.A781]" office:value-type="float" office:value="1.04347826086957">
            <text:p>1.0434782609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table:formula="of:=[.B782]/[.A782]" office:value-type="float" office:value="1.08333333333333">
            <text:p>1.0833333333</text:p>
          </table:table-cell>
          <table:table-cell office:value-type="float" office:value="38">
            <text:p>38</text:p>
          </table:table-cell>
          <table:table-cell table:formula="of:=[.D782]/[.A782]" office:value-type="float" office:value="1.05555555555556">
            <text:p>1.0555555556</text:p>
          </table:table-cell>
          <table:table-cell office:value-type="float" office:value="48">
            <text:p>48</text:p>
          </table:table-cell>
          <table:table-cell table:formula="of:=[.F782]/[.A782]" office:value-type="float" office:value="1.33333333333333">
            <text:p>1.3333333333</text:p>
          </table:table-cell>
          <table:table-cell office:value-type="float" office:value="36">
            <text:p>36</text:p>
          </table:table-cell>
          <table:table-cell table:formula="of:=[.H782]/[.A782]" office:value-type="float" office:value="1">
            <text:p>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table:formula="of:=[.B783]/[.A783]" office:value-type="float" office:value="1.03125">
            <text:p>1.03125</text:p>
          </table:table-cell>
          <table:table-cell office:value-type="float" office:value="32">
            <text:p>32</text:p>
          </table:table-cell>
          <table:table-cell table:formula="of:=[.D783]/[.A783]" office:value-type="float" office:value="1">
            <text:p>1</text:p>
          </table:table-cell>
          <table:table-cell office:value-type="float" office:value="60">
            <text:p>60</text:p>
          </table:table-cell>
          <table:table-cell table:formula="of:=[.F783]/[.A783]" office:value-type="float" office:value="1.875">
            <text:p>1.875</text:p>
          </table:table-cell>
          <table:table-cell office:value-type="float" office:value="31">
            <text:p>31</text:p>
          </table:table-cell>
          <table:table-cell table:formula="of:=[.H783]/[.A783]" office:value-type="float" office:value="0.96875">
            <text:p>0.9687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table:formula="of:=[.B784]/[.A784]" office:value-type="float" office:value="1.025">
            <text:p>1.025</text:p>
          </table:table-cell>
          <table:table-cell office:value-type="float" office:value="40">
            <text:p>40</text:p>
          </table:table-cell>
          <table:table-cell table:formula="of:=[.D784]/[.A784]" office:value-type="float" office:value="1">
            <text:p>1</text:p>
          </table:table-cell>
          <table:table-cell office:value-type="float" office:value="76">
            <text:p>76</text:p>
          </table:table-cell>
          <table:table-cell table:formula="of:=[.F784]/[.A784]" office:value-type="float" office:value="1.9">
            <text:p>1.9</text:p>
          </table:table-cell>
          <table:table-cell office:value-type="float" office:value="51">
            <text:p>51</text:p>
          </table:table-cell>
          <table:table-cell table:formula="of:=[.H784]/[.A784]" office:value-type="float" office:value="1.275">
            <text:p>1.27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table:formula="of:=[.B785]/[.A785]" office:value-type="float" office:value="1.02409638554217">
            <text:p>1.0240963855</text:p>
          </table:table-cell>
          <table:table-cell office:value-type="float" office:value="79">
            <text:p>79</text:p>
          </table:table-cell>
          <table:table-cell table:formula="of:=[.D785]/[.A785]" office:value-type="float" office:value="0.951807228915663">
            <text:p>0.9518072289</text:p>
          </table:table-cell>
          <table:table-cell office:value-type="float" office:value="149">
            <text:p>149</text:p>
          </table:table-cell>
          <table:table-cell table:formula="of:=[.F785]/[.A785]" office:value-type="float" office:value="1.79518072289157">
            <text:p>1.7951807229</text:p>
          </table:table-cell>
          <table:table-cell office:value-type="float" office:value="82">
            <text:p>82</text:p>
          </table:table-cell>
          <table:table-cell table:formula="of:=[.H785]/[.A785]" office:value-type="float" office:value="0.987951807228916">
            <text:p>0.987951807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formula="of:=[.B786]/[.A786]" office:value-type="float" office:value="1.04347826086957">
            <text:p>1.0434782609</text:p>
          </table:table-cell>
          <table:table-cell office:value-type="float" office:value="25">
            <text:p>25</text:p>
          </table:table-cell>
          <table:table-cell table:formula="of:=[.D786]/[.A786]" office:value-type="float" office:value="1.08695652173913">
            <text:p>1.0869565217</text:p>
          </table:table-cell>
          <table:table-cell office:value-type="float" office:value="24">
            <text:p>24</text:p>
          </table:table-cell>
          <table:table-cell table:formula="of:=[.F786]/[.A786]" office:value-type="float" office:value="1.04347826086957">
            <text:p>1.0434782609</text:p>
          </table:table-cell>
          <table:table-cell office:value-type="float" office:value="23">
            <text:p>23</text:p>
          </table:table-cell>
          <table:table-cell table:formula="of:=[.H786]/[.A786]" office:value-type="float" office:value="1">
            <text:p>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table:formula="of:=[.B787]/[.A787]" office:value-type="float" office:value="1.09090909090909">
            <text:p>1.0909090909</text:p>
          </table:table-cell>
          <table:table-cell office:value-type="float" office:value="32">
            <text:p>32</text:p>
          </table:table-cell>
          <table:table-cell table:formula="of:=[.D787]/[.A787]" office:value-type="float" office:value="0.96969696969697">
            <text:p>0.9696969697</text:p>
          </table:table-cell>
          <table:table-cell office:value-type="float" office:value="86">
            <text:p>86</text:p>
          </table:table-cell>
          <table:table-cell table:formula="of:=[.F787]/[.A787]" office:value-type="float" office:value="2.60606060606061">
            <text:p>2.6060606061</text:p>
          </table:table-cell>
          <table:table-cell office:value-type="float" office:value="33">
            <text:p>33</text:p>
          </table:table-cell>
          <table:table-cell table:formula="of:=[.H787]/[.A787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36">
            <text:p>36</text:p>
          </table:table-cell>
          <table:table-cell table:formula="of:=[.B788]/[.A788]" office:value-type="float" office:value="1">
            <text:p>1</text:p>
          </table:table-cell>
          <table:table-cell office:value-type="float" office:value="36">
            <text:p>36</text:p>
          </table:table-cell>
          <table:table-cell table:formula="of:=[.D788]/[.A788]" office:value-type="float" office:value="1">
            <text:p>1</text:p>
          </table:table-cell>
          <table:table-cell office:value-type="float" office:value="58">
            <text:p>58</text:p>
          </table:table-cell>
          <table:table-cell table:formula="of:=[.F788]/[.A788]" office:value-type="float" office:value="1.61111111111111">
            <text:p>1.6111111111</text:p>
          </table:table-cell>
          <table:table-cell office:value-type="float" office:value="38">
            <text:p>38</text:p>
          </table:table-cell>
          <table:table-cell table:formula="of:=[.H788]/[.A788]" office:value-type="float" office:value="1.05555555555556">
            <text:p>1.0555555556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table:formula="of:=[.B789]/[.A789]" office:value-type="float" office:value="1.02325581395349">
            <text:p>1.023255814</text:p>
          </table:table-cell>
          <table:table-cell office:value-type="float" office:value="82">
            <text:p>82</text:p>
          </table:table-cell>
          <table:table-cell table:formula="of:=[.D789]/[.A789]" office:value-type="float" office:value="0.953488372093023">
            <text:p>0.9534883721</text:p>
          </table:table-cell>
          <table:table-cell office:value-type="float" office:value="167">
            <text:p>167</text:p>
          </table:table-cell>
          <table:table-cell table:formula="of:=[.F789]/[.A789]" office:value-type="float" office:value="1.94186046511628">
            <text:p>1.9418604651</text:p>
          </table:table-cell>
          <table:table-cell office:value-type="float" office:value="86">
            <text:p>86</text:p>
          </table:table-cell>
          <table:table-cell table:formula="of:=[.H789]/[.A789]" office:value-type="float" office:value="1">
            <text:p>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table:formula="of:=[.B790]/[.A790]" office:value-type="float" office:value="1.10810810810811">
            <text:p>1.1081081081</text:p>
          </table:table-cell>
          <table:table-cell office:value-type="float" office:value="37">
            <text:p>37</text:p>
          </table:table-cell>
          <table:table-cell table:formula="of:=[.D790]/[.A790]" office:value-type="float" office:value="1">
            <text:p>1</text:p>
          </table:table-cell>
          <table:table-cell office:value-type="float" office:value="59">
            <text:p>59</text:p>
          </table:table-cell>
          <table:table-cell table:formula="of:=[.F790]/[.A790]" office:value-type="float" office:value="1.59459459459459">
            <text:p>1.5945945946</text:p>
          </table:table-cell>
          <table:table-cell office:value-type="float" office:value="38">
            <text:p>38</text:p>
          </table:table-cell>
          <table:table-cell table:formula="of:=[.H790]/[.A790]" office:value-type="float" office:value="1.02702702702703">
            <text:p>1.027027027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table:formula="of:=[.B791]/[.A791]" office:value-type="float" office:value="1.02631578947368">
            <text:p>1.0263157895</text:p>
          </table:table-cell>
          <table:table-cell office:value-type="float" office:value="38">
            <text:p>38</text:p>
          </table:table-cell>
          <table:table-cell table:formula="of:=[.D791]/[.A791]" office:value-type="float" office:value="1">
            <text:p>1</text:p>
          </table:table-cell>
          <table:table-cell office:value-type="float" office:value="42">
            <text:p>42</text:p>
          </table:table-cell>
          <table:table-cell table:formula="of:=[.F791]/[.A791]" office:value-type="float" office:value="1.10526315789474">
            <text:p>1.1052631579</text:p>
          </table:table-cell>
          <table:table-cell office:value-type="float" office:value="47">
            <text:p>47</text:p>
          </table:table-cell>
          <table:table-cell table:formula="of:=[.H791]/[.A791]" office:value-type="float" office:value="1.23684210526316">
            <text:p>1.2368421053</text:p>
          </table:table-cell>
        </table:table-row>
        <table:table-row table:style-name="ro1">
          <table:table-cell table:number-columns-repeated="2" office:value-type="float" office:value="67">
            <text:p>67</text:p>
          </table:table-cell>
          <table:table-cell table:formula="of:=[.B792]/[.A792]" office:value-type="float" office:value="1">
            <text:p>1</text:p>
          </table:table-cell>
          <table:table-cell office:value-type="float" office:value="63">
            <text:p>63</text:p>
          </table:table-cell>
          <table:table-cell table:formula="of:=[.D792]/[.A792]" office:value-type="float" office:value="0.940298507462687">
            <text:p>0.9402985075</text:p>
          </table:table-cell>
          <table:table-cell office:value-type="float" office:value="123">
            <text:p>123</text:p>
          </table:table-cell>
          <table:table-cell table:formula="of:=[.F792]/[.A792]" office:value-type="float" office:value="1.83582089552239">
            <text:p>1.8358208955</text:p>
          </table:table-cell>
          <table:table-cell office:value-type="float" office:value="66">
            <text:p>66</text:p>
          </table:table-cell>
          <table:table-cell table:formula="of:=[.H792]/[.A792]" office:value-type="float" office:value="0.985074626865672">
            <text:p>0.9850746269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01">
            <text:p>101</text:p>
          </table:table-cell>
          <table:table-cell table:formula="of:=[.B793]/[.A793]" office:value-type="float" office:value="1.03061224489796">
            <text:p>1.0306122449</text:p>
          </table:table-cell>
          <table:table-cell office:value-type="float" office:value="98">
            <text:p>98</text:p>
          </table:table-cell>
          <table:table-cell table:formula="of:=[.D793]/[.A793]" office:value-type="float" office:value="1">
            <text:p>1</text:p>
          </table:table-cell>
          <table:table-cell office:value-type="float" office:value="193">
            <text:p>193</text:p>
          </table:table-cell>
          <table:table-cell table:formula="of:=[.F793]/[.A793]" office:value-type="float" office:value="1.96938775510204">
            <text:p>1.9693877551</text:p>
          </table:table-cell>
          <table:table-cell office:value-type="float" office:value="99">
            <text:p>99</text:p>
          </table:table-cell>
          <table:table-cell table:formula="of:=[.H793]/[.A793]" office:value-type="float" office:value="1.01020408163265">
            <text:p>1.0102040816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table:formula="of:=[.B794]/[.A794]" office:value-type="float" office:value="1.04878048780488">
            <text:p>1.0487804878</text:p>
          </table:table-cell>
          <table:table-cell office:value-type="float" office:value="40">
            <text:p>40</text:p>
          </table:table-cell>
          <table:table-cell table:formula="of:=[.D794]/[.A794]" office:value-type="float" office:value="0.975609756097561">
            <text:p>0.9756097561</text:p>
          </table:table-cell>
          <table:table-cell office:value-type="float" office:value="51">
            <text:p>51</text:p>
          </table:table-cell>
          <table:table-cell table:formula="of:=[.F794]/[.A794]" office:value-type="float" office:value="1.24390243902439">
            <text:p>1.243902439</text:p>
          </table:table-cell>
          <table:table-cell office:value-type="float" office:value="40">
            <text:p>40</text:p>
          </table:table-cell>
          <table:table-cell table:formula="of:=[.H794]/[.A794]" office:value-type="float" office:value="0.975609756097561">
            <text:p>0.975609756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table:formula="of:=[.B795]/[.A795]" office:value-type="float" office:value="1.08">
            <text:p>1.08</text:p>
          </table:table-cell>
          <table:table-cell office:value-type="float" office:value="26">
            <text:p>26</text:p>
          </table:table-cell>
          <table:table-cell table:formula="of:=[.D795]/[.A795]" office:value-type="float" office:value="1.04">
            <text:p>1.04</text:p>
          </table:table-cell>
          <table:table-cell office:value-type="float" office:value="28">
            <text:p>28</text:p>
          </table:table-cell>
          <table:table-cell table:formula="of:=[.F795]/[.A795]" office:value-type="float" office:value="1.12">
            <text:p>1.12</text:p>
          </table:table-cell>
          <table:table-cell office:value-type="float" office:value="26">
            <text:p>26</text:p>
          </table:table-cell>
          <table:table-cell table:formula="of:=[.H795]/[.A795]" office:value-type="float" office:value="1.04">
            <text:p>1.0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formula="of:=[.B796]/[.A796]" office:value-type="float" office:value="1.08333333333333">
            <text:p>1.0833333333</text:p>
          </table:table-cell>
          <table:table-cell office:value-type="float" office:value="12">
            <text:p>12</text:p>
          </table:table-cell>
          <table:table-cell table:formula="of:=[.D796]/[.A796]"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f:=[.F796]/[.A796]" office:value-type="float" office:value="1.08333333333333">
            <text:p>1.0833333333</text:p>
          </table:table-cell>
          <table:table-cell office:value-type="float" office:value="13">
            <text:p>13</text:p>
          </table:table-cell>
          <table:table-cell table:formula="of:=[.H796]/[.A796]" office:value-type="float" office:value="1.08333333333333">
            <text:p>1.08333333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table:formula="of:=[.B797]/[.A797]" office:value-type="float" office:value="1.01298701298701">
            <text:p>1.012987013</text:p>
          </table:table-cell>
          <table:table-cell office:value-type="float" office:value="77">
            <text:p>77</text:p>
          </table:table-cell>
          <table:table-cell table:formula="of:=[.D797]/[.A797]" office:value-type="float" office:value="1">
            <text:p>1</text:p>
          </table:table-cell>
          <table:table-cell office:value-type="float" office:value="123">
            <text:p>123</text:p>
          </table:table-cell>
          <table:table-cell table:formula="of:=[.F797]/[.A797]" office:value-type="float" office:value="1.5974025974026">
            <text:p>1.5974025974</text:p>
          </table:table-cell>
          <table:table-cell office:value-type="float" office:value="78">
            <text:p>78</text:p>
          </table:table-cell>
          <table:table-cell table:formula="of:=[.H797]/[.A797]" office:value-type="float" office:value="1.01298701298701">
            <text:p>1.012987013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table:formula="of:=[.B798]/[.A798]" office:value-type="float" office:value="1.01492537313433">
            <text:p>1.0149253731</text:p>
          </table:table-cell>
          <table:table-cell office:value-type="float" office:value="65">
            <text:p>65</text:p>
          </table:table-cell>
          <table:table-cell table:formula="of:=[.D798]/[.A798]" office:value-type="float" office:value="0.970149253731343">
            <text:p>0.9701492537</text:p>
          </table:table-cell>
          <table:table-cell office:value-type="float" office:value="112">
            <text:p>112</text:p>
          </table:table-cell>
          <table:table-cell table:formula="of:=[.F798]/[.A798]" office:value-type="float" office:value="1.67164179104478">
            <text:p>1.671641791</text:p>
          </table:table-cell>
          <table:table-cell office:value-type="float" office:value="67">
            <text:p>67</text:p>
          </table:table-cell>
          <table:table-cell table:formula="of:=[.H798]/[.A798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162">
            <text:p>162</text:p>
          </table:table-cell>
          <table:table-cell table:formula="of:=[.B799]/[.A799]" office:value-type="float" office:value="1">
            <text:p>1</text:p>
          </table:table-cell>
          <table:table-cell office:value-type="float" office:value="153">
            <text:p>153</text:p>
          </table:table-cell>
          <table:table-cell table:formula="of:=[.D799]/[.A799]" office:value-type="float" office:value="0.944444444444444">
            <text:p>0.9444444444</text:p>
          </table:table-cell>
          <table:table-cell office:value-type="float" office:value="323">
            <text:p>323</text:p>
          </table:table-cell>
          <table:table-cell table:formula="of:=[.F799]/[.A799]" office:value-type="float" office:value="1.99382716049383">
            <text:p>1.9938271605</text:p>
          </table:table-cell>
          <table:table-cell office:value-type="float" office:value="173">
            <text:p>173</text:p>
          </table:table-cell>
          <table:table-cell table:formula="of:=[.H799]/[.A799]" office:value-type="float" office:value="1.0679012345679">
            <text:p>1.067901234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table:formula="of:=[.B800]/[.A800]" office:value-type="float" office:value="0.821428571428571">
            <text:p>0.8214285714</text:p>
          </table:table-cell>
          <table:table-cell office:value-type="float" office:value="23">
            <text:p>23</text:p>
          </table:table-cell>
          <table:table-cell table:formula="of:=[.D800]/[.A800]" office:value-type="float" office:value="0.821428571428571">
            <text:p>0.8214285714</text:p>
          </table:table-cell>
          <table:table-cell office:value-type="float" office:value="27">
            <text:p>27</text:p>
          </table:table-cell>
          <table:table-cell table:formula="of:=[.F800]/[.A800]" office:value-type="float" office:value="0.964285714285714">
            <text:p>0.9642857143</text:p>
          </table:table-cell>
          <table:table-cell office:value-type="float" office:value="24">
            <text:p>24</text:p>
          </table:table-cell>
          <table:table-cell table:formula="of:=[.H800]/[.A800]" office:value-type="float" office:value="0.857142857142857">
            <text:p>0.8571428571</text:p>
          </table:table-cell>
        </table:table-row>
        <table:table-row table:style-name="ro1">
          <table:table-cell table:number-columns-repeated="2" office:value-type="float" office:value="26">
            <text:p>26</text:p>
          </table:table-cell>
          <table:table-cell table:formula="of:=[.B801]/[.A801]" office:value-type="float" office:value="1">
            <text:p>1</text:p>
          </table:table-cell>
          <table:table-cell office:value-type="float" office:value="24">
            <text:p>24</text:p>
          </table:table-cell>
          <table:table-cell table:formula="of:=[.D801]/[.A801]" office:value-type="float" office:value="0.923076923076923">
            <text:p>0.9230769231</text:p>
          </table:table-cell>
          <table:table-cell office:value-type="float" office:value="33">
            <text:p>33</text:p>
          </table:table-cell>
          <table:table-cell table:formula="of:=[.F801]/[.A801]" office:value-type="float" office:value="1.26923076923077">
            <text:p>1.2692307692</text:p>
          </table:table-cell>
          <table:table-cell office:value-type="float" office:value="26">
            <text:p>26</text:p>
          </table:table-cell>
          <table:table-cell table:formula="of:=[.H801]/[.A801]" office:value-type="float" office:value="1">
            <text:p>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table:formula="of:=[.B802]/[.A802]" office:value-type="float" office:value="0.981132075471698">
            <text:p>0.9811320755</text:p>
          </table:table-cell>
          <table:table-cell office:value-type="float" office:value="48">
            <text:p>48</text:p>
          </table:table-cell>
          <table:table-cell table:formula="of:=[.D802]/[.A802]" office:value-type="float" office:value="0.905660377358491">
            <text:p>0.9056603774</text:p>
          </table:table-cell>
          <table:table-cell office:value-type="float" office:value="60">
            <text:p>60</text:p>
          </table:table-cell>
          <table:table-cell table:formula="of:=[.F802]/[.A802]" office:value-type="float" office:value="1.13207547169811">
            <text:p>1.1320754717</text:p>
          </table:table-cell>
          <table:table-cell office:value-type="float" office:value="50">
            <text:p>50</text:p>
          </table:table-cell>
          <table:table-cell table:formula="of:=[.H802]/[.A802]" office:value-type="float" office:value="0.943396226415094">
            <text:p>0.9433962264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  <table:table-cell table:formula="of:=[.B803]/[.A803]" office:value-type="float" office:value="0.993243243243243">
            <text:p>0.9932432432</text:p>
          </table:table-cell>
          <table:table-cell office:value-type="float" office:value="142">
            <text:p>142</text:p>
          </table:table-cell>
          <table:table-cell table:formula="of:=[.D803]/[.A803]" office:value-type="float" office:value="0.959459459459459">
            <text:p>0.9594594595</text:p>
          </table:table-cell>
          <table:table-cell office:value-type="float" office:value="229">
            <text:p>229</text:p>
          </table:table-cell>
          <table:table-cell table:formula="of:=[.F803]/[.A803]" office:value-type="float" office:value="1.5472972972973">
            <text:p>1.5472972973</text:p>
          </table:table-cell>
          <table:table-cell office:value-type="float" office:value="161">
            <text:p>161</text:p>
          </table:table-cell>
          <table:table-cell table:formula="of:=[.H803]/[.A803]" office:value-type="float" office:value="1.08783783783784">
            <text:p>1.0878378378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table:formula="of:=[.B804]/[.A804]" office:value-type="float" office:value="1.03076923076923">
            <text:p>1.0307692308</text:p>
          </table:table-cell>
          <table:table-cell office:value-type="float" office:value="64">
            <text:p>64</text:p>
          </table:table-cell>
          <table:table-cell table:formula="of:=[.D804]/[.A804]" office:value-type="float" office:value="0.984615384615385">
            <text:p>0.9846153846</text:p>
          </table:table-cell>
          <table:table-cell office:value-type="float" office:value="92">
            <text:p>92</text:p>
          </table:table-cell>
          <table:table-cell table:formula="of:=[.F804]/[.A804]" office:value-type="float" office:value="1.41538461538462">
            <text:p>1.4153846154</text:p>
          </table:table-cell>
          <table:table-cell office:value-type="float" office:value="67">
            <text:p>67</text:p>
          </table:table-cell>
          <table:table-cell table:formula="of:=[.H804]/[.A804]" office:value-type="float" office:value="1.03076923076923">
            <text:p>1.0307692308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table:formula="of:=[.B805]/[.A805]" office:value-type="float" office:value="0.985915492957746">
            <text:p>0.985915493</text:p>
          </table:table-cell>
          <table:table-cell office:value-type="float" office:value="67">
            <text:p>67</text:p>
          </table:table-cell>
          <table:table-cell table:formula="of:=[.D805]/[.A805]" office:value-type="float" office:value="0.943661971830986">
            <text:p>0.9436619718</text:p>
          </table:table-cell>
          <table:table-cell office:value-type="float" office:value="158">
            <text:p>158</text:p>
          </table:table-cell>
          <table:table-cell table:formula="of:=[.F805]/[.A805]" office:value-type="float" office:value="2.22535211267606">
            <text:p>2.2253521127</text:p>
          </table:table-cell>
          <table:table-cell office:value-type="float" office:value="84">
            <text:p>84</text:p>
          </table:table-cell>
          <table:table-cell table:formula="of:=[.H805]/[.A805]" office:value-type="float" office:value="1.1830985915493">
            <text:p>1.183098591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table:formula="of:=[.B806]/[.A806]" office:value-type="float" office:value="1.02173913043478">
            <text:p>1.0217391304</text:p>
          </table:table-cell>
          <table:table-cell office:value-type="float" office:value="89">
            <text:p>89</text:p>
          </table:table-cell>
          <table:table-cell table:formula="of:=[.D806]/[.A806]" office:value-type="float" office:value="0.967391304347826">
            <text:p>0.9673913043</text:p>
          </table:table-cell>
          <table:table-cell office:value-type="float" office:value="200">
            <text:p>200</text:p>
          </table:table-cell>
          <table:table-cell table:formula="of:=[.F806]/[.A806]" office:value-type="float" office:value="2.17391304347826">
            <text:p>2.1739130435</text:p>
          </table:table-cell>
          <table:table-cell office:value-type="float" office:value="93">
            <text:p>93</text:p>
          </table:table-cell>
          <table:table-cell table:formula="of:=[.H806]/[.A806]" office:value-type="float" office:value="1.01086956521739">
            <text:p>1.010869565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63">
            <text:p>163</text:p>
          </table:table-cell>
          <table:table-cell table:formula="of:=[.B807]/[.A807]" office:value-type="float" office:value="1.0251572327044">
            <text:p>1.0251572327</text:p>
          </table:table-cell>
          <table:table-cell office:value-type="float" office:value="153">
            <text:p>153</text:p>
          </table:table-cell>
          <table:table-cell table:formula="of:=[.D807]/[.A807]" office:value-type="float" office:value="0.962264150943396">
            <text:p>0.9622641509</text:p>
          </table:table-cell>
          <table:table-cell office:value-type="float" office:value="300">
            <text:p>300</text:p>
          </table:table-cell>
          <table:table-cell table:formula="of:=[.F807]/[.A807]" office:value-type="float" office:value="1.88679245283019">
            <text:p>1.8867924528</text:p>
          </table:table-cell>
          <table:table-cell office:value-type="float" office:value="161">
            <text:p>161</text:p>
          </table:table-cell>
          <table:table-cell table:formula="of:=[.H807]/[.A807]" office:value-type="float" office:value="1.0125786163522">
            <text:p>1.012578616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table:formula="of:=[.B808]/[.A808]" office:value-type="float" office:value="0.958333333333333">
            <text:p>0.9583333333</text:p>
          </table:table-cell>
          <table:table-cell office:value-type="float" office:value="23">
            <text:p>23</text:p>
          </table:table-cell>
          <table:table-cell table:formula="of:=[.D808]/[.A808]" office:value-type="float" office:value="0.958333333333333">
            <text:p>0.9583333333</text:p>
          </table:table-cell>
          <table:table-cell office:value-type="float" office:value="25">
            <text:p>25</text:p>
          </table:table-cell>
          <table:table-cell table:formula="of:=[.F808]/[.A808]" office:value-type="float" office:value="1.04166666666667">
            <text:p>1.0416666667</text:p>
          </table:table-cell>
          <table:table-cell office:value-type="float" office:value="24">
            <text:p>24</text:p>
          </table:table-cell>
          <table:table-cell table:formula="of:=[.H808]/[.A808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63">
            <text:p>63</text:p>
          </table:table-cell>
          <table:table-cell table:formula="of:=[.B809]/[.A809]" office:value-type="float" office:value="1">
            <text:p>1</text:p>
          </table:table-cell>
          <table:table-cell office:value-type="float" office:value="61">
            <text:p>61</text:p>
          </table:table-cell>
          <table:table-cell table:formula="of:=[.D809]/[.A809]" office:value-type="float" office:value="0.968253968253968">
            <text:p>0.9682539683</text:p>
          </table:table-cell>
          <table:table-cell office:value-type="float" office:value="68">
            <text:p>68</text:p>
          </table:table-cell>
          <table:table-cell table:formula="of:=[.F809]/[.A809]" office:value-type="float" office:value="1.07936507936508">
            <text:p>1.0793650794</text:p>
          </table:table-cell>
          <table:table-cell office:value-type="float" office:value="61">
            <text:p>61</text:p>
          </table:table-cell>
          <table:table-cell table:formula="of:=[.H809]/[.A809]" office:value-type="float" office:value="0.968253968253968">
            <text:p>0.968253968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formula="of:=[.B810]/[.A810]" office:value-type="float" office:value="1.02857142857143">
            <text:p>1.0285714286</text:p>
          </table:table-cell>
          <table:table-cell office:value-type="float" office:value="36">
            <text:p>36</text:p>
          </table:table-cell>
          <table:table-cell table:formula="of:=[.D810]/[.A810]" office:value-type="float" office:value="1.02857142857143">
            <text:p>1.0285714286</text:p>
          </table:table-cell>
          <table:table-cell office:value-type="float" office:value="79">
            <text:p>79</text:p>
          </table:table-cell>
          <table:table-cell table:formula="of:=[.F810]/[.A810]" office:value-type="float" office:value="2.25714285714286">
            <text:p>2.2571428571</text:p>
          </table:table-cell>
          <table:table-cell office:value-type="float" office:value="51">
            <text:p>51</text:p>
          </table:table-cell>
          <table:table-cell table:formula="of:=[.H810]/[.A810]" office:value-type="float" office:value="1.45714285714286">
            <text:p>1.457142857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table:formula="of:=[.B811]/[.A811]" office:value-type="float" office:value="1.07692307692308">
            <text:p>1.0769230769</text:p>
          </table:table-cell>
          <table:table-cell office:value-type="float" office:value="40">
            <text:p>40</text:p>
          </table:table-cell>
          <table:table-cell table:formula="of:=[.D811]/[.A811]" office:value-type="float" office:value="1.02564102564103">
            <text:p>1.0256410256</text:p>
          </table:table-cell>
          <table:table-cell office:value-type="float" office:value="71">
            <text:p>71</text:p>
          </table:table-cell>
          <table:table-cell table:formula="of:=[.F811]/[.A811]" office:value-type="float" office:value="1.82051282051282">
            <text:p>1.8205128205</text:p>
          </table:table-cell>
          <table:table-cell office:value-type="float" office:value="39">
            <text:p>39</text:p>
          </table:table-cell>
          <table:table-cell table:formula="of:=[.H811]/[.A811]" office:value-type="float" office:value="1">
            <text:p>1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table:formula="of:=[.B812]/[.A812]" office:value-type="float" office:value="0.987179487179487">
            <text:p>0.9871794872</text:p>
          </table:table-cell>
          <table:table-cell office:value-type="float" office:value="74">
            <text:p>74</text:p>
          </table:table-cell>
          <table:table-cell table:formula="of:=[.D812]/[.A812]" office:value-type="float" office:value="0.948717948717949">
            <text:p>0.9487179487</text:p>
          </table:table-cell>
          <table:table-cell office:value-type="float" office:value="118">
            <text:p>118</text:p>
          </table:table-cell>
          <table:table-cell table:formula="of:=[.F812]/[.A812]" office:value-type="float" office:value="1.51282051282051">
            <text:p>1.5128205128</text:p>
          </table:table-cell>
          <table:table-cell office:value-type="float" office:value="77">
            <text:p>77</text:p>
          </table:table-cell>
          <table:table-cell table:formula="of:=[.H812]/[.A812]" office:value-type="float" office:value="0.987179487179487">
            <text:p>0.987179487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formula="of:=[.B813]/[.A813]" office:value-type="float" office:value="1.04347826086957">
            <text:p>1.0434782609</text:p>
          </table:table-cell>
          <table:table-cell office:value-type="float" office:value="25">
            <text:p>25</text:p>
          </table:table-cell>
          <table:table-cell table:formula="of:=[.D813]/[.A813]" office:value-type="float" office:value="1.08695652173913">
            <text:p>1.0869565217</text:p>
          </table:table-cell>
          <table:table-cell office:value-type="float" office:value="24">
            <text:p>24</text:p>
          </table:table-cell>
          <table:table-cell table:formula="of:=[.F813]/[.A813]" office:value-type="float" office:value="1.04347826086957">
            <text:p>1.0434782609</text:p>
          </table:table-cell>
          <table:table-cell office:value-type="float" office:value="24">
            <text:p>24</text:p>
          </table:table-cell>
          <table:table-cell table:formula="of:=[.H813]/[.A813]" office:value-type="float" office:value="1.04347826086957">
            <text:p>1.0434782609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table:formula="of:=[.B814]/[.A814]" office:value-type="float" office:value="1.01785714285714">
            <text:p>1.0178571429</text:p>
          </table:table-cell>
          <table:table-cell office:value-type="float" office:value="56">
            <text:p>56</text:p>
          </table:table-cell>
          <table:table-cell table:formula="of:=[.D814]/[.A814]" office:value-type="float" office:value="1">
            <text:p>1</text:p>
          </table:table-cell>
          <table:table-cell office:value-type="float" office:value="65">
            <text:p>65</text:p>
          </table:table-cell>
          <table:table-cell table:formula="of:=[.F814]/[.A814]" office:value-type="float" office:value="1.16071428571429">
            <text:p>1.1607142857</text:p>
          </table:table-cell>
          <table:table-cell office:value-type="float" office:value="58">
            <text:p>58</text:p>
          </table:table-cell>
          <table:table-cell table:formula="of:=[.H814]/[.A814]" office:value-type="float" office:value="1.03571428571429">
            <text:p>1.0357142857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table:formula="of:=[.B815]/[.A815]" office:value-type="float" office:value="1.01639344262295">
            <text:p>1.0163934426</text:p>
          </table:table-cell>
          <table:table-cell office:value-type="float" office:value="61">
            <text:p>61</text:p>
          </table:table-cell>
          <table:table-cell table:formula="of:=[.D815]/[.A815]" office:value-type="float" office:value="1">
            <text:p>1</text:p>
          </table:table-cell>
          <table:table-cell office:value-type="float" office:value="167">
            <text:p>167</text:p>
          </table:table-cell>
          <table:table-cell table:formula="of:=[.F815]/[.A815]" office:value-type="float" office:value="2.73770491803279">
            <text:p>2.737704918</text:p>
          </table:table-cell>
          <table:table-cell office:value-type="float" office:value="62">
            <text:p>62</text:p>
          </table:table-cell>
          <table:table-cell table:formula="of:=[.H815]/[.A815]" office:value-type="float" office:value="1.01639344262295">
            <text:p>1.0163934426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 table:formula="of:=[.B816]/[.A816]" office:value-type="float" office:value="1.06451612903226">
            <text:p>1.064516129</text:p>
          </table:table-cell>
          <table:table-cell office:value-type="float" office:value="66">
            <text:p>66</text:p>
          </table:table-cell>
          <table:table-cell table:formula="of:=[.D816]/[.A816]" office:value-type="float" office:value="1.06451612903226">
            <text:p>1.064516129</text:p>
          </table:table-cell>
          <table:table-cell office:value-type="float" office:value="111">
            <text:p>111</text:p>
          </table:table-cell>
          <table:table-cell table:formula="of:=[.F816]/[.A816]" office:value-type="float" office:value="1.79032258064516">
            <text:p>1.7903225806</text:p>
          </table:table-cell>
          <table:table-cell office:value-type="float" office:value="63">
            <text:p>63</text:p>
          </table:table-cell>
          <table:table-cell table:formula="of:=[.H816]/[.A816]" office:value-type="float" office:value="1.01612903225806">
            <text:p>1.016129032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table:formula="of:=[.B817]/[.A817]" office:value-type="float" office:value="1.03333333333333">
            <text:p>1.0333333333</text:p>
          </table:table-cell>
          <table:table-cell office:value-type="float" office:value="32">
            <text:p>32</text:p>
          </table:table-cell>
          <table:table-cell table:formula="of:=[.D817]/[.A817]" office:value-type="float" office:value="1.06666666666667">
            <text:p>1.0666666667</text:p>
          </table:table-cell>
          <table:table-cell office:value-type="float" office:value="38">
            <text:p>38</text:p>
          </table:table-cell>
          <table:table-cell table:formula="of:=[.F817]/[.A817]" office:value-type="float" office:value="1.26666666666667">
            <text:p>1.2666666667</text:p>
          </table:table-cell>
          <table:table-cell office:value-type="float" office:value="32">
            <text:p>32</text:p>
          </table:table-cell>
          <table:table-cell table:formula="of:=[.H817]/[.A817]" office:value-type="float" office:value="1.06666666666667">
            <text:p>1.0666666667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formula="of:=[.B818]/[.A818]" office:value-type="float" office:value="1">
            <text:p>1</text:p>
          </table:table-cell>
          <table:table-cell office:value-type="float" office:value="72">
            <text:p>72</text:p>
          </table:table-cell>
          <table:table-cell table:formula="of:=[.D818]/[.A818]" office:value-type="float" office:value="1.02857142857143">
            <text:p>1.0285714286</text:p>
          </table:table-cell>
          <table:table-cell office:value-type="float" office:value="160">
            <text:p>160</text:p>
          </table:table-cell>
          <table:table-cell table:formula="of:=[.F818]/[.A818]" office:value-type="float" office:value="2.28571428571429">
            <text:p>2.2857142857</text:p>
          </table:table-cell>
          <table:table-cell office:value-type="float" office:value="86">
            <text:p>86</text:p>
          </table:table-cell>
          <table:table-cell table:formula="of:=[.H818]/[.A818]" office:value-type="float" office:value="1.22857142857143">
            <text:p>1.228571428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table:formula="of:=[.B819]/[.A819]" office:value-type="float" office:value="0.925925925925926">
            <text:p>0.9259259259</text:p>
          </table:table-cell>
          <table:table-cell office:value-type="float" office:value="27">
            <text:p>27</text:p>
          </table:table-cell>
          <table:table-cell table:formula="of:=[.D819]/[.A819]" office:value-type="float" office:value="1">
            <text:p>1</text:p>
          </table:table-cell>
          <table:table-cell office:value-type="float" office:value="26">
            <text:p>26</text:p>
          </table:table-cell>
          <table:table-cell table:formula="of:=[.F819]/[.A819]" office:value-type="float" office:value="0.962962962962963">
            <text:p>0.962962963</text:p>
          </table:table-cell>
          <table:table-cell office:value-type="float" office:value="26">
            <text:p>26</text:p>
          </table:table-cell>
          <table:table-cell table:formula="of:=[.H819]/[.A819]" office:value-type="float" office:value="0.962962962962963">
            <text:p>0.962962963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69">
            <text:p>69</text:p>
          </table:table-cell>
          <table:table-cell table:formula="of:=[.B820]/[.A820]" office:value-type="float" office:value="0.92">
            <text:p>0.92</text:p>
          </table:table-cell>
          <table:table-cell office:value-type="float" office:value="66">
            <text:p>66</text:p>
          </table:table-cell>
          <table:table-cell table:formula="of:=[.D820]/[.A820]" office:value-type="float" office:value="0.88">
            <text:p>0.88</text:p>
          </table:table-cell>
          <table:table-cell office:value-type="float" office:value="110">
            <text:p>110</text:p>
          </table:table-cell>
          <table:table-cell table:formula="of:=[.F820]/[.A820]" office:value-type="float" office:value="1.46666666666667">
            <text:p>1.4666666667</text:p>
          </table:table-cell>
          <table:table-cell office:value-type="float" office:value="68">
            <text:p>68</text:p>
          </table:table-cell>
          <table:table-cell table:formula="of:=[.H820]/[.A820]" office:value-type="float" office:value="0.906666666666667">
            <text:p>0.906666666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table:formula="of:=[.B821]/[.A821]" office:value-type="float" office:value="0.955882352941176">
            <text:p>0.9558823529</text:p>
          </table:table-cell>
          <table:table-cell office:value-type="float" office:value="67">
            <text:p>67</text:p>
          </table:table-cell>
          <table:table-cell table:formula="of:=[.D821]/[.A821]" office:value-type="float" office:value="0.985294117647059">
            <text:p>0.9852941176</text:p>
          </table:table-cell>
          <table:table-cell office:value-type="float" office:value="120">
            <text:p>120</text:p>
          </table:table-cell>
          <table:table-cell table:formula="of:=[.F821]/[.A821]" office:value-type="float" office:value="1.76470588235294">
            <text:p>1.7647058824</text:p>
          </table:table-cell>
          <table:table-cell office:value-type="float" office:value="65">
            <text:p>65</text:p>
          </table:table-cell>
          <table:table-cell table:formula="of:=[.H821]/[.A821]" office:value-type="float" office:value="0.955882352941176">
            <text:p>0.9558823529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4">
            <text:p>54</text:p>
          </table:table-cell>
          <table:table-cell table:formula="of:=[.B822]/[.A822]" office:value-type="float" office:value="1.05882352941176">
            <text:p>1.0588235294</text:p>
          </table:table-cell>
          <table:table-cell office:value-type="float" office:value="49">
            <text:p>49</text:p>
          </table:table-cell>
          <table:table-cell table:formula="of:=[.D822]/[.A822]" office:value-type="float" office:value="0.96078431372549">
            <text:p>0.9607843137</text:p>
          </table:table-cell>
          <table:table-cell office:value-type="float" office:value="78">
            <text:p>78</text:p>
          </table:table-cell>
          <table:table-cell table:formula="of:=[.F822]/[.A822]" office:value-type="float" office:value="1.52941176470588">
            <text:p>1.5294117647</text:p>
          </table:table-cell>
          <table:table-cell office:value-type="float" office:value="50">
            <text:p>50</text:p>
          </table:table-cell>
          <table:table-cell table:formula="of:=[.H822]/[.A822]" office:value-type="float" office:value="0.980392156862745">
            <text:p>0.9803921569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table:formula="of:=[.B823]/[.A823]" office:value-type="float" office:value="0.983050847457627">
            <text:p>0.9830508475</text:p>
          </table:table-cell>
          <table:table-cell office:value-type="float" office:value="55">
            <text:p>55</text:p>
          </table:table-cell>
          <table:table-cell table:formula="of:=[.D823]/[.A823]" office:value-type="float" office:value="0.932203389830508">
            <text:p>0.9322033898</text:p>
          </table:table-cell>
          <table:table-cell office:value-type="float" office:value="89">
            <text:p>89</text:p>
          </table:table-cell>
          <table:table-cell table:formula="of:=[.F823]/[.A823]" office:value-type="float" office:value="1.50847457627119">
            <text:p>1.5084745763</text:p>
          </table:table-cell>
          <table:table-cell office:value-type="float" office:value="63">
            <text:p>63</text:p>
          </table:table-cell>
          <table:table-cell table:formula="of:=[.H823]/[.A823]" office:value-type="float" office:value="1.06779661016949">
            <text:p>1.0677966102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6">
            <text:p>96</text:p>
          </table:table-cell>
          <table:table-cell table:formula="of:=[.B824]/[.A824]" office:value-type="float" office:value="0.979591836734694">
            <text:p>0.9795918367</text:p>
          </table:table-cell>
          <table:table-cell office:value-type="float" office:value="94">
            <text:p>94</text:p>
          </table:table-cell>
          <table:table-cell table:formula="of:=[.D824]/[.A824]" office:value-type="float" office:value="0.959183673469388">
            <text:p>0.9591836735</text:p>
          </table:table-cell>
          <table:table-cell office:value-type="float" office:value="160">
            <text:p>160</text:p>
          </table:table-cell>
          <table:table-cell table:formula="of:=[.F824]/[.A824]" office:value-type="float" office:value="1.63265306122449">
            <text:p>1.6326530612</text:p>
          </table:table-cell>
          <table:table-cell office:value-type="float" office:value="92">
            <text:p>92</text:p>
          </table:table-cell>
          <table:table-cell table:formula="of:=[.H824]/[.A824]" office:value-type="float" office:value="0.938775510204082">
            <text:p>0.9387755102</text:p>
          </table:table-cell>
        </table:table-row>
        <table:table-row table:style-name="ro1">
          <table:table-cell table:number-columns-repeated="2" office:value-type="float" office:value="58">
            <text:p>58</text:p>
          </table:table-cell>
          <table:table-cell table:formula="of:=[.B825]/[.A825]" office:value-type="float" office:value="1">
            <text:p>1</text:p>
          </table:table-cell>
          <table:table-cell office:value-type="float" office:value="56">
            <text:p>56</text:p>
          </table:table-cell>
          <table:table-cell table:formula="of:=[.D825]/[.A825]" office:value-type="float" office:value="0.96551724137931">
            <text:p>0.9655172414</text:p>
          </table:table-cell>
          <table:table-cell office:value-type="float" office:value="92">
            <text:p>92</text:p>
          </table:table-cell>
          <table:table-cell table:formula="of:=[.F825]/[.A825]" office:value-type="float" office:value="1.58620689655172">
            <text:p>1.5862068966</text:p>
          </table:table-cell>
          <table:table-cell office:value-type="float" office:value="58">
            <text:p>58</text:p>
          </table:table-cell>
          <table:table-cell table:formula="of:=[.H825]/[.A825]" office:value-type="float" office:value="1">
            <text:p>1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81">
            <text:p>81</text:p>
          </table:table-cell>
          <table:table-cell table:formula="of:=[.B826]/[.A826]" office:value-type="float" office:value="1.05194805194805">
            <text:p>1.0519480519</text:p>
          </table:table-cell>
          <table:table-cell office:value-type="float" office:value="76">
            <text:p>76</text:p>
          </table:table-cell>
          <table:table-cell table:formula="of:=[.D826]/[.A826]" office:value-type="float" office:value="0.987012987012987">
            <text:p>0.987012987</text:p>
          </table:table-cell>
          <table:table-cell office:value-type="float" office:value="158">
            <text:p>158</text:p>
          </table:table-cell>
          <table:table-cell table:formula="of:=[.F826]/[.A826]" office:value-type="float" office:value="2.05194805194805">
            <text:p>2.0519480519</text:p>
          </table:table-cell>
          <table:table-cell office:value-type="float" office:value="88">
            <text:p>88</text:p>
          </table:table-cell>
          <table:table-cell table:formula="of:=[.H826]/[.A826]" office:value-type="float" office:value="1.14285714285714">
            <text:p>1.1428571429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9">
            <text:p>79</text:p>
          </table:table-cell>
          <table:table-cell table:formula="of:=[.B827]/[.A827]" office:value-type="float" office:value="1.02597402597403">
            <text:p>1.025974026</text:p>
          </table:table-cell>
          <table:table-cell office:value-type="float" office:value="75">
            <text:p>75</text:p>
          </table:table-cell>
          <table:table-cell table:formula="of:=[.D827]/[.A827]" office:value-type="float" office:value="0.974025974025974">
            <text:p>0.974025974</text:p>
          </table:table-cell>
          <table:table-cell office:value-type="float" office:value="129">
            <text:p>129</text:p>
          </table:table-cell>
          <table:table-cell table:formula="of:=[.F827]/[.A827]" office:value-type="float" office:value="1.67532467532468">
            <text:p>1.6753246753</text:p>
          </table:table-cell>
          <table:table-cell office:value-type="float" office:value="77">
            <text:p>77</text:p>
          </table:table-cell>
          <table:table-cell table:formula="of:=[.H827]/[.A827]" office:value-type="float" office:value="1">
            <text:p>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table:formula="of:=[.B828]/[.A828]" office:value-type="float" office:value="1.02702702702703">
            <text:p>1.027027027</text:p>
          </table:table-cell>
          <table:table-cell office:value-type="float" office:value="38">
            <text:p>38</text:p>
          </table:table-cell>
          <table:table-cell table:formula="of:=[.D828]/[.A828]" office:value-type="float" office:value="1.02702702702703">
            <text:p>1.027027027</text:p>
          </table:table-cell>
          <table:table-cell office:value-type="float" office:value="49">
            <text:p>49</text:p>
          </table:table-cell>
          <table:table-cell table:formula="of:=[.F828]/[.A828]" office:value-type="float" office:value="1.32432432432432">
            <text:p>1.3243243243</text:p>
          </table:table-cell>
          <table:table-cell office:value-type="float" office:value="39">
            <text:p>39</text:p>
          </table:table-cell>
          <table:table-cell table:formula="of:=[.H828]/[.A828]" office:value-type="float" office:value="1.05405405405405">
            <text:p>1.054054054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table:formula="of:=[.B829]/[.A829]" office:value-type="float" office:value="0.982142857142857">
            <text:p>0.9821428571</text:p>
          </table:table-cell>
          <table:table-cell office:value-type="float" office:value="55">
            <text:p>55</text:p>
          </table:table-cell>
          <table:table-cell table:formula="of:=[.D829]/[.A829]" office:value-type="float" office:value="0.982142857142857">
            <text:p>0.9821428571</text:p>
          </table:table-cell>
          <table:table-cell office:value-type="float" office:value="81">
            <text:p>81</text:p>
          </table:table-cell>
          <table:table-cell table:formula="of:=[.F829]/[.A829]" office:value-type="float" office:value="1.44642857142857">
            <text:p>1.4464285714</text:p>
          </table:table-cell>
          <table:table-cell office:value-type="float" office:value="55">
            <text:p>55</text:p>
          </table:table-cell>
          <table:table-cell table:formula="of:=[.H829]/[.A829]" office:value-type="float" office:value="0.982142857142857">
            <text:p>0.982142857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formula="of:=[.B830]/[.A830]" office:value-type="float" office:value="1.04166666666667">
            <text:p>1.0416666667</text:p>
          </table:table-cell>
          <table:table-cell office:value-type="float" office:value="24">
            <text:p>24</text:p>
          </table:table-cell>
          <table:table-cell table:formula="of:=[.D830]/[.A830]"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F830]/[.A830]" office:value-type="float" office:value="1.04166666666667">
            <text:p>1.0416666667</text:p>
          </table:table-cell>
          <table:table-cell office:value-type="float" office:value="25">
            <text:p>25</text:p>
          </table:table-cell>
          <table:table-cell table:formula="of:=[.H830]/[.A830]" office:value-type="float" office:value="1.04166666666667">
            <text:p>1.0416666667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table:formula="of:=[.B831]/[.A831]" office:value-type="float" office:value="0.970588235294118">
            <text:p>0.9705882353</text:p>
          </table:table-cell>
          <table:table-cell office:value-type="float" office:value="33">
            <text:p>33</text:p>
          </table:table-cell>
          <table:table-cell table:formula="of:=[.D831]/[.A831]" office:value-type="float" office:value="0.970588235294118">
            <text:p>0.9705882353</text:p>
          </table:table-cell>
          <table:table-cell office:value-type="float" office:value="48">
            <text:p>48</text:p>
          </table:table-cell>
          <table:table-cell table:formula="of:=[.F831]/[.A831]" office:value-type="float" office:value="1.41176470588235">
            <text:p>1.4117647059</text:p>
          </table:table-cell>
          <table:table-cell office:value-type="float" office:value="35">
            <text:p>35</text:p>
          </table:table-cell>
          <table:table-cell table:formula="of:=[.H831]/[.A831]" office:value-type="float" office:value="1.02941176470588">
            <text:p>1.0294117647</text:p>
          </table:table-cell>
        </table:table-row>
        <table:table-row table:style-name="ro1">
          <table:table-cell table:number-columns-repeated="2" office:value-type="float" office:value="24">
            <text:p>24</text:p>
          </table:table-cell>
          <table:table-cell table:formula="of:=[.B832]/[.A832]" office:value-type="float" office:value="1">
            <text:p>1</text:p>
          </table:table-cell>
          <table:table-cell office:value-type="float" office:value="24">
            <text:p>24</text:p>
          </table:table-cell>
          <table:table-cell table:formula="of:=[.D832]/[.A832]" office:value-type="float" office:value="1">
            <text:p>1</text:p>
          </table:table-cell>
          <table:table-cell office:value-type="float" office:value="29">
            <text:p>29</text:p>
          </table:table-cell>
          <table:table-cell table:formula="of:=[.F832]/[.A832]" office:value-type="float" office:value="1.20833333333333">
            <text:p>1.2083333333</text:p>
          </table:table-cell>
          <table:table-cell office:value-type="float" office:value="25">
            <text:p>25</text:p>
          </table:table-cell>
          <table:table-cell table:formula="of:=[.H832]/[.A832]" office:value-type="float" office:value="1.04166666666667">
            <text:p>1.0416666667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13">
            <text:p>113</text:p>
          </table:table-cell>
          <table:table-cell table:formula="of:=[.B833]/[.A833]" office:value-type="float" office:value="1.02727272727273">
            <text:p>1.0272727273</text:p>
          </table:table-cell>
          <table:table-cell office:value-type="float" office:value="109">
            <text:p>109</text:p>
          </table:table-cell>
          <table:table-cell table:formula="of:=[.D833]/[.A833]" office:value-type="float" office:value="0.990909090909091">
            <text:p>0.9909090909</text:p>
          </table:table-cell>
          <table:table-cell office:value-type="float" office:value="206">
            <text:p>206</text:p>
          </table:table-cell>
          <table:table-cell table:formula="of:=[.F833]/[.A833]" office:value-type="float" office:value="1.87272727272727">
            <text:p>1.8727272727</text:p>
          </table:table-cell>
          <table:table-cell office:value-type="float" office:value="124">
            <text:p>124</text:p>
          </table:table-cell>
          <table:table-cell table:formula="of:=[.H833]/[.A833]" office:value-type="float" office:value="1.12727272727273">
            <text:p>1.1272727273</text:p>
          </table:table-cell>
        </table:table-row>
        <table:table-row table:style-name="ro1">
          <table:table-cell table:number-columns-repeated="2" office:value-type="float" office:value="163">
            <text:p>163</text:p>
          </table:table-cell>
          <table:table-cell table:formula="of:=[.B834]/[.A834]" office:value-type="float" office:value="1">
            <text:p>1</text:p>
          </table:table-cell>
          <table:table-cell office:value-type="float" office:value="156">
            <text:p>156</text:p>
          </table:table-cell>
          <table:table-cell table:formula="of:=[.D834]/[.A834]" office:value-type="float" office:value="0.957055214723926">
            <text:p>0.9570552147</text:p>
          </table:table-cell>
          <table:table-cell office:value-type="float" office:value="351">
            <text:p>351</text:p>
          </table:table-cell>
          <table:table-cell table:formula="of:=[.F834]/[.A834]" office:value-type="float" office:value="2.15337423312883">
            <text:p>2.1533742331</text:p>
          </table:table-cell>
          <table:table-cell office:value-type="float" office:value="165">
            <text:p>165</text:p>
          </table:table-cell>
          <table:table-cell table:formula="of:=[.H834]/[.A834]" office:value-type="float" office:value="1.01226993865031">
            <text:p>1.0122699387</text:p>
          </table:table-cell>
        </table:table-row>
        <table:table-row table:style-name="ro1">
          <table:table-cell table:number-columns-repeated="2" office:value-type="float" office:value="31">
            <text:p>31</text:p>
          </table:table-cell>
          <table:table-cell table:formula="of:=[.B835]/[.A835]" office:value-type="float" office:value="1">
            <text:p>1</text:p>
          </table:table-cell>
          <table:table-cell office:value-type="float" office:value="29">
            <text:p>29</text:p>
          </table:table-cell>
          <table:table-cell table:formula="of:=[.D835]/[.A835]" office:value-type="float" office:value="0.935483870967742">
            <text:p>0.935483871</text:p>
          </table:table-cell>
          <table:table-cell office:value-type="float" office:value="64">
            <text:p>64</text:p>
          </table:table-cell>
          <table:table-cell table:formula="of:=[.F835]/[.A835]" office:value-type="float" office:value="2.06451612903226">
            <text:p>2.064516129</text:p>
          </table:table-cell>
          <table:table-cell office:value-type="float" office:value="29">
            <text:p>29</text:p>
          </table:table-cell>
          <table:table-cell table:formula="of:=[.H835]/[.A835]" office:value-type="float" office:value="0.935483870967742">
            <text:p>0.93548387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formula="of:=[.B836]/[.A836]" office:value-type="float" office:value="1.04347826086957">
            <text:p>1.0434782609</text:p>
          </table:table-cell>
          <table:table-cell office:value-type="float" office:value="22">
            <text:p>22</text:p>
          </table:table-cell>
          <table:table-cell table:formula="of:=[.D836]/[.A836]" office:value-type="float" office:value="0.956521739130435">
            <text:p>0.9565217391</text:p>
          </table:table-cell>
          <table:table-cell office:value-type="float" office:value="33">
            <text:p>33</text:p>
          </table:table-cell>
          <table:table-cell table:formula="of:=[.F836]/[.A836]" office:value-type="float" office:value="1.43478260869565">
            <text:p>1.4347826087</text:p>
          </table:table-cell>
          <table:table-cell office:value-type="float" office:value="22">
            <text:p>22</text:p>
          </table:table-cell>
          <table:table-cell table:formula="of:=[.H836]/[.A836]" office:value-type="float" office:value="0.956521739130435">
            <text:p>0.9565217391</text:p>
          </table:table-cell>
        </table:table-row>
        <table:table-row table:style-name="ro1">
          <table:table-cell table:number-columns-repeated="2" office:value-type="float" office:value="24">
            <text:p>24</text:p>
          </table:table-cell>
          <table:table-cell table:formula="of:=[.B837]/[.A837]" office:value-type="float" office:value="1">
            <text:p>1</text:p>
          </table:table-cell>
          <table:table-cell office:value-type="float" office:value="24">
            <text:p>24</text:p>
          </table:table-cell>
          <table:table-cell table:formula="of:=[.D837]/[.A837]" office:value-type="float" office:value="1">
            <text:p>1</text:p>
          </table:table-cell>
          <table:table-cell office:value-type="float" office:value="26">
            <text:p>26</text:p>
          </table:table-cell>
          <table:table-cell table:formula="of:=[.F837]/[.A837]" office:value-type="float" office:value="1.08333333333333">
            <text:p>1.0833333333</text:p>
          </table:table-cell>
          <table:table-cell office:value-type="float" office:value="24">
            <text:p>24</text:p>
          </table:table-cell>
          <table:table-cell table:formula="of:=[.H837]/[.A837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56">
            <text:p>56</text:p>
          </table:table-cell>
          <table:table-cell table:formula="of:=[.B838]/[.A838]" office:value-type="float" office:value="1">
            <text:p>1</text:p>
          </table:table-cell>
          <table:table-cell office:value-type="float" office:value="52">
            <text:p>52</text:p>
          </table:table-cell>
          <table:table-cell table:formula="of:=[.D838]/[.A838]" office:value-type="float" office:value="0.928571428571429">
            <text:p>0.9285714286</text:p>
          </table:table-cell>
          <table:table-cell office:value-type="float" office:value="80">
            <text:p>80</text:p>
          </table:table-cell>
          <table:table-cell table:formula="of:=[.F838]/[.A838]" office:value-type="float" office:value="1.42857142857143">
            <text:p>1.4285714286</text:p>
          </table:table-cell>
          <table:table-cell office:value-type="float" office:value="60">
            <text:p>60</text:p>
          </table:table-cell>
          <table:table-cell table:formula="of:=[.H838]/[.A838]" office:value-type="float" office:value="1.07142857142857">
            <text:p>1.0714285714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59">
            <text:p>59</text:p>
          </table:table-cell>
          <table:table-cell table:formula="of:=[.B839]/[.A839]" office:value-type="float" office:value="1.03508771929825">
            <text:p>1.0350877193</text:p>
          </table:table-cell>
          <table:table-cell office:value-type="float" office:value="56">
            <text:p>56</text:p>
          </table:table-cell>
          <table:table-cell table:formula="of:=[.D839]/[.A839]" office:value-type="float" office:value="0.982456140350877">
            <text:p>0.9824561404</text:p>
          </table:table-cell>
          <table:table-cell office:value-type="float" office:value="132">
            <text:p>132</text:p>
          </table:table-cell>
          <table:table-cell table:formula="of:=[.F839]/[.A839]" office:value-type="float" office:value="2.31578947368421">
            <text:p>2.3157894737</text:p>
          </table:table-cell>
          <table:table-cell office:value-type="float" office:value="65">
            <text:p>65</text:p>
          </table:table-cell>
          <table:table-cell table:formula="of:=[.H839]/[.A839]" office:value-type="float" office:value="1.14035087719298">
            <text:p>1.140350877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table:formula="of:=[.B840]/[.A840]" office:value-type="float" office:value="1.025">
            <text:p>1.025</text:p>
          </table:table-cell>
          <table:table-cell office:value-type="float" office:value="45">
            <text:p>45</text:p>
          </table:table-cell>
          <table:table-cell table:formula="of:=[.D840]/[.A840]" office:value-type="float" office:value="1.125">
            <text:p>1.125</text:p>
          </table:table-cell>
          <table:table-cell office:value-type="float" office:value="52">
            <text:p>52</text:p>
          </table:table-cell>
          <table:table-cell table:formula="of:=[.F840]/[.A840]" office:value-type="float" office:value="1.3">
            <text:p>1.3</text:p>
          </table:table-cell>
          <table:table-cell office:value-type="float" office:value="40">
            <text:p>40</text:p>
          </table:table-cell>
          <table:table-cell table:formula="of:=[.H840]/[.A840]"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[.B841]/[.A841]" office:value-type="float" office:value="1.07692307692308">
            <text:p>1.0769230769</text:p>
          </table:table-cell>
          <table:table-cell office:value-type="float" office:value="13">
            <text:p>13</text:p>
          </table:table-cell>
          <table:table-cell table:formula="of:=[.D841]/[.A841]"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[.F841]/[.A841]" office:value-type="float" office:value="1.07692307692308">
            <text:p>1.0769230769</text:p>
          </table:table-cell>
          <table:table-cell office:value-type="float" office:value="12">
            <text:p>12</text:p>
          </table:table-cell>
          <table:table-cell table:formula="of:=[.H841]/[.A841]" office:value-type="float" office:value="0.923076923076923">
            <text:p>0.9230769231</text:p>
          </table:table-cell>
        </table:table-row>
        <table:table-row table:style-name="ro1">
          <table:table-cell table:number-columns-repeated="2" office:value-type="float" office:value="23">
            <text:p>23</text:p>
          </table:table-cell>
          <table:table-cell table:formula="of:=[.B842]/[.A842]" office:value-type="float" office:value="1">
            <text:p>1</text:p>
          </table:table-cell>
          <table:table-cell office:value-type="float" office:value="24">
            <text:p>24</text:p>
          </table:table-cell>
          <table:table-cell table:formula="of:=[.D842]/[.A842]" office:value-type="float" office:value="1.04347826086957">
            <text:p>1.0434782609</text:p>
          </table:table-cell>
          <table:table-cell office:value-type="float" office:value="25">
            <text:p>25</text:p>
          </table:table-cell>
          <table:table-cell table:formula="of:=[.F842]/[.A842]" office:value-type="float" office:value="1.08695652173913">
            <text:p>1.0869565217</text:p>
          </table:table-cell>
          <table:table-cell office:value-type="float" office:value="23">
            <text:p>23</text:p>
          </table:table-cell>
          <table:table-cell table:formula="of:=[.H842]/[.A842]" office:value-type="float" office:value="1">
            <text:p>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formula="of:=[.B843]/[.A843]" office:value-type="float" office:value="1.04761904761905">
            <text:p>1.0476190476</text:p>
          </table:table-cell>
          <table:table-cell office:value-type="float" office:value="21">
            <text:p>21</text:p>
          </table:table-cell>
          <table:table-cell table:formula="of:=[.D843]/[.A843]" office:value-type="float" office:value="1">
            <text:p>1</text:p>
          </table:table-cell>
          <table:table-cell office:value-type="float" office:value="29">
            <text:p>29</text:p>
          </table:table-cell>
          <table:table-cell table:formula="of:=[.F843]/[.A843]" office:value-type="float" office:value="1.38095238095238">
            <text:p>1.380952381</text:p>
          </table:table-cell>
          <table:table-cell office:value-type="float" office:value="21">
            <text:p>21</text:p>
          </table:table-cell>
          <table:table-cell table:formula="of:=[.H843]/[.A843]" office:value-type="float" office:value="1">
            <text:p>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table:formula="of:=[.B844]/[.A844]" office:value-type="float" office:value="0.967741935483871">
            <text:p>0.9677419355</text:p>
          </table:table-cell>
          <table:table-cell office:value-type="float" office:value="28">
            <text:p>28</text:p>
          </table:table-cell>
          <table:table-cell table:formula="of:=[.D844]/[.A844]" office:value-type="float" office:value="0.903225806451613">
            <text:p>0.9032258065</text:p>
          </table:table-cell>
          <table:table-cell office:value-type="float" office:value="46">
            <text:p>46</text:p>
          </table:table-cell>
          <table:table-cell table:formula="of:=[.F844]/[.A844]" office:value-type="float" office:value="1.48387096774194">
            <text:p>1.4838709677</text:p>
          </table:table-cell>
          <table:table-cell office:value-type="float" office:value="30">
            <text:p>30</text:p>
          </table:table-cell>
          <table:table-cell table:formula="of:=[.H844]/[.A844]" office:value-type="float" office:value="0.967741935483871">
            <text:p>0.967741935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table:formula="of:=[.B845]/[.A845]" office:value-type="float" office:value="1.08333333333333">
            <text:p>1.0833333333</text:p>
          </table:table-cell>
          <table:table-cell office:value-type="float" office:value="24">
            <text:p>24</text:p>
          </table:table-cell>
          <table:table-cell table:formula="of:=[.D845]/[.A845]"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F845]/[.A845]" office:value-type="float" office:value="1.04166666666667">
            <text:p>1.0416666667</text:p>
          </table:table-cell>
          <table:table-cell office:value-type="float" office:value="24">
            <text:p>24</text:p>
          </table:table-cell>
          <table:table-cell table:formula="of:=[.H845]/[.A845]" office:value-type="float" office:value="1">
            <text:p>1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84">
            <text:p>184</text:p>
          </table:table-cell>
          <table:table-cell table:formula="of:=[.B846]/[.A846]" office:value-type="float" office:value="0.989247311827957">
            <text:p>0.9892473118</text:p>
          </table:table-cell>
          <table:table-cell office:value-type="float" office:value="175">
            <text:p>175</text:p>
          </table:table-cell>
          <table:table-cell table:formula="of:=[.D846]/[.A846]" office:value-type="float" office:value="0.940860215053763">
            <text:p>0.9408602151</text:p>
          </table:table-cell>
          <table:table-cell office:value-type="float" office:value="469">
            <text:p>469</text:p>
          </table:table-cell>
          <table:table-cell table:formula="of:=[.F846]/[.A846]" office:value-type="float" office:value="2.52150537634409">
            <text:p>2.5215053763</text:p>
          </table:table-cell>
          <table:table-cell office:value-type="float" office:value="181">
            <text:p>181</text:p>
          </table:table-cell>
          <table:table-cell table:formula="of:=[.H846]/[.A846]" office:value-type="float" office:value="0.973118279569892">
            <text:p>0.9731182796</text:p>
          </table:table-cell>
        </table:table-row>
        <table:table-row table:style-name="ro1">
          <table:table-cell table:number-columns-repeated="2" office:value-type="float" office:value="13">
            <text:p>13</text:p>
          </table:table-cell>
          <table:table-cell table:formula="of:=[.B847]/[.A847]"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[.D847]/[.A847]" office:value-type="float" office:value="0.923076923076923">
            <text:p>0.9230769231</text:p>
          </table:table-cell>
          <table:table-cell office:value-type="float" office:value="13">
            <text:p>13</text:p>
          </table:table-cell>
          <table:table-cell table:formula="of:=[.F847]/[.A847]"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[.H847]/[.A847]" office:value-type="float" office:value="0.923076923076923">
            <text:p>0.923076923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table:formula="of:=[.B848]/[.A848]" office:value-type="float" office:value="1.01785714285714">
            <text:p>1.0178571429</text:p>
          </table:table-cell>
          <table:table-cell office:value-type="float" office:value="55">
            <text:p>55</text:p>
          </table:table-cell>
          <table:table-cell table:formula="of:=[.D848]/[.A848]" office:value-type="float" office:value="0.982142857142857">
            <text:p>0.9821428571</text:p>
          </table:table-cell>
          <table:table-cell office:value-type="float" office:value="103">
            <text:p>103</text:p>
          </table:table-cell>
          <table:table-cell table:formula="of:=[.F848]/[.A848]" office:value-type="float" office:value="1.83928571428571">
            <text:p>1.8392857143</text:p>
          </table:table-cell>
          <table:table-cell office:value-type="float" office:value="57">
            <text:p>57</text:p>
          </table:table-cell>
          <table:table-cell table:formula="of:=[.H848]/[.A848]" office:value-type="float" office:value="1.01785714285714">
            <text:p>1.0178571429</text:p>
          </table:table-cell>
        </table:table-row>
        <table:table-row table:style-name="ro1">
          <table:table-cell table:number-columns-repeated="2" office:value-type="float" office:value="34">
            <text:p>34</text:p>
          </table:table-cell>
          <table:table-cell table:formula="of:=[.B849]/[.A849]" office:value-type="float" office:value="1">
            <text:p>1</text:p>
          </table:table-cell>
          <table:table-cell office:value-type="float" office:value="33">
            <text:p>33</text:p>
          </table:table-cell>
          <table:table-cell table:formula="of:=[.D849]/[.A849]" office:value-type="float" office:value="0.970588235294118">
            <text:p>0.9705882353</text:p>
          </table:table-cell>
          <table:table-cell office:value-type="float" office:value="50">
            <text:p>50</text:p>
          </table:table-cell>
          <table:table-cell table:formula="of:=[.F849]/[.A849]" office:value-type="float" office:value="1.47058823529412">
            <text:p>1.4705882353</text:p>
          </table:table-cell>
          <table:table-cell office:value-type="float" office:value="33">
            <text:p>33</text:p>
          </table:table-cell>
          <table:table-cell table:formula="of:=[.H849]/[.A849]" office:value-type="float" office:value="0.970588235294118">
            <text:p>0.9705882353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  <table:table-cell table:formula="of:=[.B850]/[.A850]" office:value-type="float" office:value="0.952380952380952">
            <text:p>0.9523809524</text:p>
          </table:table-cell>
          <table:table-cell office:value-type="float" office:value="57">
            <text:p>57</text:p>
          </table:table-cell>
          <table:table-cell table:formula="of:=[.D850]/[.A850]" office:value-type="float" office:value="0.904761904761905">
            <text:p>0.9047619048</text:p>
          </table:table-cell>
          <table:table-cell office:value-type="float" office:value="72">
            <text:p>72</text:p>
          </table:table-cell>
          <table:table-cell table:formula="of:=[.F850]/[.A850]" office:value-type="float" office:value="1.14285714285714">
            <text:p>1.1428571429</text:p>
          </table:table-cell>
          <table:table-cell office:value-type="float" office:value="59">
            <text:p>59</text:p>
          </table:table-cell>
          <table:table-cell table:formula="of:=[.H850]/[.A850]" office:value-type="float" office:value="0.936507936507936">
            <text:p>0.936507936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table:formula="of:=[.B851]/[.A851]" office:value-type="float" office:value="1.02">
            <text:p>1.02</text:p>
          </table:table-cell>
          <table:table-cell office:value-type="float" office:value="48">
            <text:p>48</text:p>
          </table:table-cell>
          <table:table-cell table:formula="of:=[.D851]/[.A851]" office:value-type="float" office:value="0.96">
            <text:p>0.96</text:p>
          </table:table-cell>
          <table:table-cell office:value-type="float" office:value="103">
            <text:p>103</text:p>
          </table:table-cell>
          <table:table-cell table:formula="of:=[.F851]/[.A851]" office:value-type="float" office:value="2.06">
            <text:p>2.06</text:p>
          </table:table-cell>
          <table:table-cell office:value-type="float" office:value="49">
            <text:p>49</text:p>
          </table:table-cell>
          <table:table-cell table:formula="of:=[.H851]/[.A851]" office:value-type="float" office:value="0.98">
            <text:p>0.9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table:formula="of:=[.B852]/[.A852]" office:value-type="float" office:value="1.03333333333333">
            <text:p>1.0333333333</text:p>
          </table:table-cell>
          <table:table-cell office:value-type="float" office:value="30">
            <text:p>30</text:p>
          </table:table-cell>
          <table:table-cell table:formula="of:=[.D852]/[.A852]" office:value-type="float" office:value="1">
            <text:p>1</text:p>
          </table:table-cell>
          <table:table-cell office:value-type="float" office:value="35">
            <text:p>35</text:p>
          </table:table-cell>
          <table:table-cell table:formula="of:=[.F852]/[.A852]" office:value-type="float" office:value="1.16666666666667">
            <text:p>1.1666666667</text:p>
          </table:table-cell>
          <table:table-cell office:value-type="float" office:value="30">
            <text:p>30</text:p>
          </table:table-cell>
          <table:table-cell table:formula="of:=[.H852]/[.A852]" office:value-type="float" office:value="1">
            <text:p>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table:formula="of:=[.B853]/[.A853]" office:value-type="float" office:value="0.944444444444444">
            <text:p>0.9444444444</text:p>
          </table:table-cell>
          <table:table-cell office:value-type="float" office:value="34">
            <text:p>34</text:p>
          </table:table-cell>
          <table:table-cell table:formula="of:=[.D853]/[.A853]" office:value-type="float" office:value="0.944444444444444">
            <text:p>0.9444444444</text:p>
          </table:table-cell>
          <table:table-cell office:value-type="float" office:value="48">
            <text:p>48</text:p>
          </table:table-cell>
          <table:table-cell table:formula="of:=[.F853]/[.A853]" office:value-type="float" office:value="1.33333333333333">
            <text:p>1.3333333333</text:p>
          </table:table-cell>
          <table:table-cell office:value-type="float" office:value="34">
            <text:p>34</text:p>
          </table:table-cell>
          <table:table-cell table:formula="of:=[.H853]/[.A853]" office:value-type="float" office:value="0.944444444444444">
            <text:p>0.944444444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formula="of:=[.B854]/[.A854]" office:value-type="float" office:value="1.04166666666667">
            <text:p>1.0416666667</text:p>
          </table:table-cell>
          <table:table-cell office:value-type="float" office:value="24">
            <text:p>24</text:p>
          </table:table-cell>
          <table:table-cell table:formula="of:=[.D854]/[.A854]" office:value-type="float" office:value="1">
            <text:p>1</text:p>
          </table:table-cell>
          <table:table-cell office:value-type="float" office:value="26">
            <text:p>26</text:p>
          </table:table-cell>
          <table:table-cell table:formula="of:=[.F854]/[.A854]" office:value-type="float" office:value="1.08333333333333">
            <text:p>1.0833333333</text:p>
          </table:table-cell>
          <table:table-cell office:value-type="float" office:value="24">
            <text:p>24</text:p>
          </table:table-cell>
          <table:table-cell table:formula="of:=[.H854]/[.A854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41">
            <text:p>41</text:p>
          </table:table-cell>
          <table:table-cell table:formula="of:=[.B855]/[.A855]" office:value-type="float" office:value="1">
            <text:p>1</text:p>
          </table:table-cell>
          <table:table-cell office:value-type="float" office:value="42">
            <text:p>42</text:p>
          </table:table-cell>
          <table:table-cell table:formula="of:=[.D855]/[.A855]" office:value-type="float" office:value="1.02439024390244">
            <text:p>1.0243902439</text:p>
          </table:table-cell>
          <table:table-cell office:value-type="float" office:value="47">
            <text:p>47</text:p>
          </table:table-cell>
          <table:table-cell table:formula="of:=[.F855]/[.A855]" office:value-type="float" office:value="1.14634146341463">
            <text:p>1.1463414634</text:p>
          </table:table-cell>
          <table:table-cell office:value-type="float" office:value="41">
            <text:p>41</text:p>
          </table:table-cell>
          <table:table-cell table:formula="of:=[.H855]/[.A855]" office:value-type="float" office:value="1">
            <text:p>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table:formula="of:=[.B856]/[.A856]" office:value-type="float" office:value="0.979591836734694">
            <text:p>0.9795918367</text:p>
          </table:table-cell>
          <table:table-cell office:value-type="float" office:value="47">
            <text:p>47</text:p>
          </table:table-cell>
          <table:table-cell table:formula="of:=[.D856]/[.A856]" office:value-type="float" office:value="0.959183673469388">
            <text:p>0.9591836735</text:p>
          </table:table-cell>
          <table:table-cell office:value-type="float" office:value="73">
            <text:p>73</text:p>
          </table:table-cell>
          <table:table-cell table:formula="of:=[.F856]/[.A856]" office:value-type="float" office:value="1.48979591836735">
            <text:p>1.4897959184</text:p>
          </table:table-cell>
          <table:table-cell office:value-type="float" office:value="47">
            <text:p>47</text:p>
          </table:table-cell>
          <table:table-cell table:formula="of:=[.H856]/[.A856]" office:value-type="float" office:value="0.959183673469388">
            <text:p>0.959183673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68">
            <text:p>68</text:p>
          </table:table-cell>
          <table:table-cell table:formula="of:=[.B857]/[.A857]" office:value-type="float" office:value="0.957746478873239">
            <text:p>0.9577464789</text:p>
          </table:table-cell>
          <table:table-cell office:value-type="float" office:value="64">
            <text:p>64</text:p>
          </table:table-cell>
          <table:table-cell table:formula="of:=[.D857]/[.A857]" office:value-type="float" office:value="0.901408450704225">
            <text:p>0.9014084507</text:p>
          </table:table-cell>
          <table:table-cell office:value-type="float" office:value="107">
            <text:p>107</text:p>
          </table:table-cell>
          <table:table-cell table:formula="of:=[.F857]/[.A857]" office:value-type="float" office:value="1.50704225352113">
            <text:p>1.5070422535</text:p>
          </table:table-cell>
          <table:table-cell office:value-type="float" office:value="66">
            <text:p>66</text:p>
          </table:table-cell>
          <table:table-cell table:formula="of:=[.H857]/[.A857]" office:value-type="float" office:value="0.929577464788732">
            <text:p>0.9295774648</text:p>
          </table:table-cell>
        </table:table-row>
        <table:table-row table:style-name="ro1">
          <table:table-cell table:number-columns-repeated="2" office:value-type="float" office:value="31">
            <text:p>31</text:p>
          </table:table-cell>
          <table:table-cell table:formula="of:=[.B858]/[.A858]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D858]/[.A858]" office:value-type="float" office:value="1">
            <text:p>1</text:p>
          </table:table-cell>
          <table:table-cell office:value-type="float" office:value="39">
            <text:p>39</text:p>
          </table:table-cell>
          <table:table-cell table:formula="of:=[.F858]/[.A858]" office:value-type="float" office:value="1.25806451612903">
            <text:p>1.2580645161</text:p>
          </table:table-cell>
          <table:table-cell office:value-type="float" office:value="31">
            <text:p>31</text:p>
          </table:table-cell>
          <table:table-cell table:formula="of:=[.H858]/[.A858]" office:value-type="float" office:value="1">
            <text:p>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table:formula="of:=[.B859]/[.A859]" office:value-type="float" office:value="1.06382978723404">
            <text:p>1.0638297872</text:p>
          </table:table-cell>
          <table:table-cell office:value-type="float" office:value="47">
            <text:p>47</text:p>
          </table:table-cell>
          <table:table-cell table:formula="of:=[.D859]/[.A859]" office:value-type="float" office:value="1">
            <text:p>1</text:p>
          </table:table-cell>
          <table:table-cell office:value-type="float" office:value="70">
            <text:p>70</text:p>
          </table:table-cell>
          <table:table-cell table:formula="of:=[.F859]/[.A859]" office:value-type="float" office:value="1.48936170212766">
            <text:p>1.4893617021</text:p>
          </table:table-cell>
          <table:table-cell office:value-type="float" office:value="48">
            <text:p>48</text:p>
          </table:table-cell>
          <table:table-cell table:formula="of:=[.H859]/[.A859]" office:value-type="float" office:value="1.02127659574468">
            <text:p>1.0212765957</text:p>
          </table:table-cell>
        </table:table-row>
        <table:table-row table:style-name="ro1">
          <table:table-cell table:number-columns-repeated="2" office:value-type="float" office:value="26">
            <text:p>26</text:p>
          </table:table-cell>
          <table:table-cell table:formula="of:=[.B860]/[.A860]" office:value-type="float" office:value="1">
            <text:p>1</text:p>
          </table:table-cell>
          <table:table-cell office:value-type="float" office:value="27">
            <text:p>27</text:p>
          </table:table-cell>
          <table:table-cell table:formula="of:=[.D860]/[.A860]" office:value-type="float" office:value="1.03846153846154">
            <text:p>1.0384615385</text:p>
          </table:table-cell>
          <table:table-cell office:value-type="float" office:value="31">
            <text:p>31</text:p>
          </table:table-cell>
          <table:table-cell table:formula="of:=[.F860]/[.A860]" office:value-type="float" office:value="1.19230769230769">
            <text:p>1.1923076923</text:p>
          </table:table-cell>
          <table:table-cell office:value-type="float" office:value="25">
            <text:p>25</text:p>
          </table:table-cell>
          <table:table-cell table:formula="of:=[.H860]/[.A860]" office:value-type="float" office:value="0.961538461538462">
            <text:p>0.9615384615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table:formula="of:=[.B861]/[.A861]" office:value-type="float" office:value="1.01639344262295">
            <text:p>1.0163934426</text:p>
          </table:table-cell>
          <table:table-cell office:value-type="float" office:value="60">
            <text:p>60</text:p>
          </table:table-cell>
          <table:table-cell table:formula="of:=[.D861]/[.A861]" office:value-type="float" office:value="0.983606557377049">
            <text:p>0.9836065574</text:p>
          </table:table-cell>
          <table:table-cell office:value-type="float" office:value="82">
            <text:p>82</text:p>
          </table:table-cell>
          <table:table-cell table:formula="of:=[.F861]/[.A861]" office:value-type="float" office:value="1.34426229508197">
            <text:p>1.3442622951</text:p>
          </table:table-cell>
          <table:table-cell office:value-type="float" office:value="72">
            <text:p>72</text:p>
          </table:table-cell>
          <table:table-cell table:formula="of:=[.H861]/[.A861]" office:value-type="float" office:value="1.18032786885246">
            <text:p>1.1803278689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table:formula="of:=[.B862]/[.A862]" office:value-type="float" office:value="1.00724637681159">
            <text:p>1.0072463768</text:p>
          </table:table-cell>
          <table:table-cell office:value-type="float" office:value="139">
            <text:p>139</text:p>
          </table:table-cell>
          <table:table-cell table:formula="of:=[.D862]/[.A862]" office:value-type="float" office:value="1.00724637681159">
            <text:p>1.0072463768</text:p>
          </table:table-cell>
          <table:table-cell office:value-type="float" office:value="253">
            <text:p>253</text:p>
          </table:table-cell>
          <table:table-cell table:formula="of:=[.F862]/[.A862]" office:value-type="float" office:value="1.83333333333333">
            <text:p>1.8333333333</text:p>
          </table:table-cell>
          <table:table-cell office:value-type="float" office:value="147">
            <text:p>147</text:p>
          </table:table-cell>
          <table:table-cell table:formula="of:=[.H862]/[.A862]" office:value-type="float" office:value="1.06521739130435">
            <text:p>1.0652173913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table:formula="of:=[.B863]/[.A863]" office:value-type="float" office:value="1.01612903225806">
            <text:p>1.0161290323</text:p>
          </table:table-cell>
          <table:table-cell office:value-type="float" office:value="62">
            <text:p>62</text:p>
          </table:table-cell>
          <table:table-cell table:formula="of:=[.D863]/[.A863]" office:value-type="float" office:value="1">
            <text:p>1</text:p>
          </table:table-cell>
          <table:table-cell office:value-type="float" office:value="122">
            <text:p>122</text:p>
          </table:table-cell>
          <table:table-cell table:formula="of:=[.F863]/[.A863]" office:value-type="float" office:value="1.96774193548387">
            <text:p>1.9677419355</text:p>
          </table:table-cell>
          <table:table-cell office:value-type="float" office:value="76">
            <text:p>76</text:p>
          </table:table-cell>
          <table:table-cell table:formula="of:=[.H863]/[.A863]" office:value-type="float" office:value="1.2258064516129">
            <text:p>1.225806451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table:formula="of:=[.B864]/[.A864]" office:value-type="float" office:value="1.07407407407407">
            <text:p>1.0740740741</text:p>
          </table:table-cell>
          <table:table-cell office:value-type="float" office:value="28">
            <text:p>28</text:p>
          </table:table-cell>
          <table:table-cell table:formula="of:=[.D864]/[.A864]" office:value-type="float" office:value="1.03703703703704">
            <text:p>1.037037037</text:p>
          </table:table-cell>
          <table:table-cell office:value-type="float" office:value="32">
            <text:p>32</text:p>
          </table:table-cell>
          <table:table-cell table:formula="of:=[.F864]/[.A864]" office:value-type="float" office:value="1.18518518518519">
            <text:p>1.1851851852</text:p>
          </table:table-cell>
          <table:table-cell office:value-type="float" office:value="28">
            <text:p>28</text:p>
          </table:table-cell>
          <table:table-cell table:formula="of:=[.H864]/[.A864]" office:value-type="float" office:value="1.03703703703704">
            <text:p>1.037037037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7">
            <text:p>97</text:p>
          </table:table-cell>
          <table:table-cell table:formula="of:=[.B865]/[.A865]" office:value-type="float" office:value="0.989795918367347">
            <text:p>0.9897959184</text:p>
          </table:table-cell>
          <table:table-cell office:value-type="float" office:value="94">
            <text:p>94</text:p>
          </table:table-cell>
          <table:table-cell table:formula="of:=[.D865]/[.A865]" office:value-type="float" office:value="0.959183673469388">
            <text:p>0.9591836735</text:p>
          </table:table-cell>
          <table:table-cell office:value-type="float" office:value="149">
            <text:p>149</text:p>
          </table:table-cell>
          <table:table-cell table:formula="of:=[.F865]/[.A865]" office:value-type="float" office:value="1.52040816326531">
            <text:p>1.5204081633</text:p>
          </table:table-cell>
          <table:table-cell office:value-type="float" office:value="96">
            <text:p>96</text:p>
          </table:table-cell>
          <table:table-cell table:formula="of:=[.H865]/[.A865]" office:value-type="float" office:value="0.979591836734694">
            <text:p>0.979591836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table:formula="of:=[.B866]/[.A866]" office:value-type="float" office:value="1.11538461538462">
            <text:p>1.1153846154</text:p>
          </table:table-cell>
          <table:table-cell office:value-type="float" office:value="28">
            <text:p>28</text:p>
          </table:table-cell>
          <table:table-cell table:formula="of:=[.D866]/[.A866]" office:value-type="float" office:value="1.07692307692308">
            <text:p>1.0769230769</text:p>
          </table:table-cell>
          <table:table-cell office:value-type="float" office:value="32">
            <text:p>32</text:p>
          </table:table-cell>
          <table:table-cell table:formula="of:=[.F866]/[.A866]" office:value-type="float" office:value="1.23076923076923">
            <text:p>1.2307692308</text:p>
          </table:table-cell>
          <table:table-cell office:value-type="float" office:value="27">
            <text:p>27</text:p>
          </table:table-cell>
          <table:table-cell table:formula="of:=[.H866]/[.A866]" office:value-type="float" office:value="1.03846153846154">
            <text:p>1.0384615385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table:formula="of:=[.B867]/[.A867]" office:value-type="float" office:value="1.02272727272727">
            <text:p>1.0227272727</text:p>
          </table:table-cell>
          <table:table-cell office:value-type="float" office:value="45">
            <text:p>45</text:p>
          </table:table-cell>
          <table:table-cell table:formula="of:=[.D867]/[.A867]" office:value-type="float" office:value="1.02272727272727">
            <text:p>1.0227272727</text:p>
          </table:table-cell>
          <table:table-cell office:value-type="float" office:value="87">
            <text:p>87</text:p>
          </table:table-cell>
          <table:table-cell table:formula="of:=[.F867]/[.A867]" office:value-type="float" office:value="1.97727272727273">
            <text:p>1.9772727273</text:p>
          </table:table-cell>
          <table:table-cell office:value-type="float" office:value="45">
            <text:p>45</text:p>
          </table:table-cell>
          <table:table-cell table:formula="of:=[.H867]/[.A867]" office:value-type="float" office:value="1.02272727272727">
            <text:p>1.022727272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table:formula="of:=[.B868]/[.A868]" office:value-type="float" office:value="0.942857142857143">
            <text:p>0.9428571429</text:p>
          </table:table-cell>
          <table:table-cell office:value-type="float" office:value="32">
            <text:p>32</text:p>
          </table:table-cell>
          <table:table-cell table:formula="of:=[.D868]/[.A868]" office:value-type="float" office:value="0.914285714285714">
            <text:p>0.9142857143</text:p>
          </table:table-cell>
          <table:table-cell office:value-type="float" office:value="33">
            <text:p>33</text:p>
          </table:table-cell>
          <table:table-cell table:formula="of:=[.F868]/[.A868]" office:value-type="float" office:value="0.942857142857143">
            <text:p>0.9428571429</text:p>
          </table:table-cell>
          <table:table-cell office:value-type="float" office:value="33">
            <text:p>33</text:p>
          </table:table-cell>
          <table:table-cell table:formula="of:=[.H868]/[.A868]" office:value-type="float" office:value="0.942857142857143">
            <text:p>0.9428571429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table:formula="of:=[.B869]/[.A869]" office:value-type="float" office:value="1.04878048780488">
            <text:p>1.0487804878</text:p>
          </table:table-cell>
          <table:table-cell office:value-type="float" office:value="42">
            <text:p>42</text:p>
          </table:table-cell>
          <table:table-cell table:formula="of:=[.D869]/[.A869]" office:value-type="float" office:value="1.02439024390244">
            <text:p>1.0243902439</text:p>
          </table:table-cell>
          <table:table-cell office:value-type="float" office:value="54">
            <text:p>54</text:p>
          </table:table-cell>
          <table:table-cell table:formula="of:=[.F869]/[.A869]" office:value-type="float" office:value="1.31707317073171">
            <text:p>1.3170731707</text:p>
          </table:table-cell>
          <table:table-cell office:value-type="float" office:value="43">
            <text:p>43</text:p>
          </table:table-cell>
          <table:table-cell table:formula="of:=[.H869]/[.A869]" office:value-type="float" office:value="1.04878048780488">
            <text:p>1.0487804878</text:p>
          </table:table-cell>
        </table:table-row>
        <table:table-row table:style-name="ro1">
          <table:table-cell table:number-columns-repeated="2" office:value-type="float" office:value="12">
            <text:p>12</text:p>
          </table:table-cell>
          <table:table-cell table:formula="of:=[.B870]/[.A870]"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f:=[.D870]/[.A870]" office:value-type="float" office:value="1.08333333333333">
            <text:p>1.0833333333</text:p>
          </table:table-cell>
          <table:table-cell office:value-type="float" office:value="12">
            <text:p>12</text:p>
          </table:table-cell>
          <table:table-cell table:formula="of:=[.F870]/[.A870]"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f:=[.H870]/[.A870]" office:value-type="float" office:value="1.08333333333333">
            <text:p>1.083333333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formula="of:=[.B871]/[.A871]" office:value-type="float" office:value="1.04166666666667">
            <text:p>1.0416666667</text:p>
          </table:table-cell>
          <table:table-cell office:value-type="float" office:value="26">
            <text:p>26</text:p>
          </table:table-cell>
          <table:table-cell table:formula="of:=[.D871]/[.A871]" office:value-type="float" office:value="1.08333333333333">
            <text:p>1.0833333333</text:p>
          </table:table-cell>
          <table:table-cell office:value-type="float" office:value="26">
            <text:p>26</text:p>
          </table:table-cell>
          <table:table-cell table:formula="of:=[.F871]/[.A871]" office:value-type="float" office:value="1.08333333333333">
            <text:p>1.0833333333</text:p>
          </table:table-cell>
          <table:table-cell office:value-type="float" office:value="25">
            <text:p>25</text:p>
          </table:table-cell>
          <table:table-cell table:formula="of:=[.H871]/[.A871]" office:value-type="float" office:value="1.04166666666667">
            <text:p>1.0416666667</text:p>
          </table:table-cell>
        </table:table-row>
        <table:table-row table:style-name="ro1">
          <table:table-cell table:number-columns-repeated="2" office:value-type="float" office:value="55">
            <text:p>55</text:p>
          </table:table-cell>
          <table:table-cell table:formula="of:=[.B872]/[.A872]" office:value-type="float" office:value="1">
            <text:p>1</text:p>
          </table:table-cell>
          <table:table-cell office:value-type="float" office:value="55">
            <text:p>55</text:p>
          </table:table-cell>
          <table:table-cell table:formula="of:=[.D872]/[.A872]" office:value-type="float" office:value="1">
            <text:p>1</text:p>
          </table:table-cell>
          <table:table-cell office:value-type="float" office:value="82">
            <text:p>82</text:p>
          </table:table-cell>
          <table:table-cell table:formula="of:=[.F872]/[.A872]" office:value-type="float" office:value="1.49090909090909">
            <text:p>1.4909090909</text:p>
          </table:table-cell>
          <table:table-cell office:value-type="float" office:value="57">
            <text:p>57</text:p>
          </table:table-cell>
          <table:table-cell table:formula="of:=[.H872]/[.A872]" office:value-type="float" office:value="1.03636363636364">
            <text:p>1.036363636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table:formula="of:=[.B873]/[.A873]" office:value-type="float" office:value="1.046875">
            <text:p>1.046875</text:p>
          </table:table-cell>
          <table:table-cell office:value-type="float" office:value="65">
            <text:p>65</text:p>
          </table:table-cell>
          <table:table-cell table:formula="of:=[.D873]/[.A873]" office:value-type="float" office:value="1.015625">
            <text:p>1.015625</text:p>
          </table:table-cell>
          <table:table-cell office:value-type="float" office:value="112">
            <text:p>112</text:p>
          </table:table-cell>
          <table:table-cell table:formula="of:=[.F873]/[.A873]" office:value-type="float" office:value="1.75">
            <text:p>1.75</text:p>
          </table:table-cell>
          <table:table-cell office:value-type="float" office:value="67">
            <text:p>67</text:p>
          </table:table-cell>
          <table:table-cell table:formula="of:=[.H873]/[.A873]" office:value-type="float" office:value="1.046875">
            <text:p>1.046875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16">
            <text:p>116</text:p>
          </table:table-cell>
          <table:table-cell table:formula="of:=[.B874]/[.A874]" office:value-type="float" office:value="1.03571428571429">
            <text:p>1.0357142857</text:p>
          </table:table-cell>
          <table:table-cell office:value-type="float" office:value="115">
            <text:p>115</text:p>
          </table:table-cell>
          <table:table-cell table:formula="of:=[.D874]/[.A874]" office:value-type="float" office:value="1.02678571428571">
            <text:p>1.0267857143</text:p>
          </table:table-cell>
          <table:table-cell office:value-type="float" office:value="230">
            <text:p>230</text:p>
          </table:table-cell>
          <table:table-cell table:formula="of:=[.F874]/[.A874]" office:value-type="float" office:value="2.05357142857143">
            <text:p>2.0535714286</text:p>
          </table:table-cell>
          <table:table-cell office:value-type="float" office:value="126">
            <text:p>126</text:p>
          </table:table-cell>
          <table:table-cell table:formula="of:=[.H874]/[.A874]" office:value-type="float" office:value="1.125">
            <text:p>1.12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formula="of:=[.B875]/[.A875]" office:value-type="float" office:value="1.11111111111111">
            <text:p>1.1111111111</text:p>
          </table:table-cell>
          <table:table-cell office:value-type="float" office:value="19">
            <text:p>19</text:p>
          </table:table-cell>
          <table:table-cell table:formula="of:=[.D875]/[.A875]" office:value-type="float" office:value="1.05555555555556">
            <text:p>1.0555555556</text:p>
          </table:table-cell>
          <table:table-cell office:value-type="float" office:value="25">
            <text:p>25</text:p>
          </table:table-cell>
          <table:table-cell table:formula="of:=[.F875]/[.A875]" office:value-type="float" office:value="1.38888888888889">
            <text:p>1.3888888889</text:p>
          </table:table-cell>
          <table:table-cell office:value-type="float" office:value="19">
            <text:p>19</text:p>
          </table:table-cell>
          <table:table-cell table:formula="of:=[.H875]/[.A875]" office:value-type="float" office:value="1.05555555555556">
            <text:p>1.0555555556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table:formula="of:=[.B876]/[.A876]" office:value-type="float" office:value="1.02127659574468">
            <text:p>1.0212765957</text:p>
          </table:table-cell>
          <table:table-cell office:value-type="float" office:value="46">
            <text:p>46</text:p>
          </table:table-cell>
          <table:table-cell table:formula="of:=[.D876]/[.A876]" office:value-type="float" office:value="0.978723404255319">
            <text:p>0.9787234043</text:p>
          </table:table-cell>
          <table:table-cell office:value-type="float" office:value="74">
            <text:p>74</text:p>
          </table:table-cell>
          <table:table-cell table:formula="of:=[.F876]/[.A876]" office:value-type="float" office:value="1.57446808510638">
            <text:p>1.5744680851</text:p>
          </table:table-cell>
          <table:table-cell office:value-type="float" office:value="48">
            <text:p>48</text:p>
          </table:table-cell>
          <table:table-cell table:formula="of:=[.H876]/[.A876]" office:value-type="float" office:value="1.02127659574468">
            <text:p>1.0212765957</text:p>
          </table:table-cell>
        </table:table-row>
        <table:table-row table:style-name="ro1">
          <table:table-cell table:number-columns-repeated="2" office:value-type="float" office:value="151">
            <text:p>151</text:p>
          </table:table-cell>
          <table:table-cell table:formula="of:=[.B877]/[.A877]" office:value-type="float" office:value="1">
            <text:p>1</text:p>
          </table:table-cell>
          <table:table-cell office:value-type="float" office:value="145">
            <text:p>145</text:p>
          </table:table-cell>
          <table:table-cell table:formula="of:=[.D877]/[.A877]" office:value-type="float" office:value="0.960264900662252">
            <text:p>0.9602649007</text:p>
          </table:table-cell>
          <table:table-cell office:value-type="float" office:value="312">
            <text:p>312</text:p>
          </table:table-cell>
          <table:table-cell table:formula="of:=[.F877]/[.A877]" office:value-type="float" office:value="2.06622516556291">
            <text:p>2.0662251656</text:p>
          </table:table-cell>
          <table:table-cell office:value-type="float" office:value="157">
            <text:p>157</text:p>
          </table:table-cell>
          <table:table-cell table:formula="of:=[.H877]/[.A877]" office:value-type="float" office:value="1.03973509933775">
            <text:p>1.039735099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table:formula="of:=[.B878]/[.A878]" office:value-type="float" office:value="1.05714285714286">
            <text:p>1.0571428571</text:p>
          </table:table-cell>
          <table:table-cell office:value-type="float" office:value="34">
            <text:p>34</text:p>
          </table:table-cell>
          <table:table-cell table:formula="of:=[.D878]/[.A878]" office:value-type="float" office:value="0.971428571428571">
            <text:p>0.9714285714</text:p>
          </table:table-cell>
          <table:table-cell office:value-type="float" office:value="73">
            <text:p>73</text:p>
          </table:table-cell>
          <table:table-cell table:formula="of:=[.F878]/[.A878]" office:value-type="float" office:value="2.08571428571429">
            <text:p>2.0857142857</text:p>
          </table:table-cell>
          <table:table-cell office:value-type="float" office:value="36">
            <text:p>36</text:p>
          </table:table-cell>
          <table:table-cell table:formula="of:=[.H878]/[.A878]" office:value-type="float" office:value="1.02857142857143">
            <text:p>1.028571428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[.B879]/[.A879]" office:value-type="float" office:value="0.857142857142857">
            <text:p>0.8571428571</text:p>
          </table:table-cell>
          <table:table-cell office:value-type="float" office:value="14">
            <text:p>14</text:p>
          </table:table-cell>
          <table:table-cell table:formula="of:=[.D879]/[.A879]"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f:=[.F879]/[.A879]" office:value-type="float" office:value="0.928571428571429">
            <text:p>0.9285714286</text:p>
          </table:table-cell>
          <table:table-cell office:value-type="float" office:value="13">
            <text:p>13</text:p>
          </table:table-cell>
          <table:table-cell table:formula="of:=[.H879]/[.A879]" office:value-type="float" office:value="0.928571428571429">
            <text:p>0.9285714286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table:formula="of:=[.B880]/[.A880]" office:value-type="float" office:value="1.04651162790698">
            <text:p>1.0465116279</text:p>
          </table:table-cell>
          <table:table-cell office:value-type="float" office:value="41">
            <text:p>41</text:p>
          </table:table-cell>
          <table:table-cell table:formula="of:=[.D880]/[.A880]" office:value-type="float" office:value="0.953488372093023">
            <text:p>0.9534883721</text:p>
          </table:table-cell>
          <table:table-cell office:value-type="float" office:value="70">
            <text:p>70</text:p>
          </table:table-cell>
          <table:table-cell table:formula="of:=[.F880]/[.A880]" office:value-type="float" office:value="1.62790697674419">
            <text:p>1.6279069767</text:p>
          </table:table-cell>
          <table:table-cell office:value-type="float" office:value="44">
            <text:p>44</text:p>
          </table:table-cell>
          <table:table-cell table:formula="of:=[.H880]/[.A880]" office:value-type="float" office:value="1.02325581395349">
            <text:p>1.02325581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table:formula="of:=[.B881]/[.A881]" office:value-type="float" office:value="0.958333333333333">
            <text:p>0.9583333333</text:p>
          </table:table-cell>
          <table:table-cell office:value-type="float" office:value="23">
            <text:p>23</text:p>
          </table:table-cell>
          <table:table-cell table:formula="of:=[.D881]/[.A881]" office:value-type="float" office:value="0.958333333333333">
            <text:p>0.9583333333</text:p>
          </table:table-cell>
          <table:table-cell office:value-type="float" office:value="24">
            <text:p>24</text:p>
          </table:table-cell>
          <table:table-cell table:formula="of:=[.F881]/[.A881]" office:value-type="float" office:value="1">
            <text:p>1</text:p>
          </table:table-cell>
          <table:table-cell office:value-type="float" office:value="24">
            <text:p>24</text:p>
          </table:table-cell>
          <table:table-cell table:formula="of:=[.H881]/[.A881]" office:value-type="float" office:value="1">
            <text:p>1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table:formula="of:=[.B882]/[.A882]" office:value-type="float" office:value="1.01234567901235">
            <text:p>1.012345679</text:p>
          </table:table-cell>
          <table:table-cell office:value-type="float" office:value="78">
            <text:p>78</text:p>
          </table:table-cell>
          <table:table-cell table:formula="of:=[.D882]/[.A882]" office:value-type="float" office:value="0.962962962962963">
            <text:p>0.962962963</text:p>
          </table:table-cell>
          <table:table-cell office:value-type="float" office:value="70">
            <text:p>70</text:p>
          </table:table-cell>
          <table:table-cell table:formula="of:=[.F882]/[.A882]" office:value-type="float" office:value="0.864197530864197">
            <text:p>0.8641975309</text:p>
          </table:table-cell>
          <table:table-cell office:value-type="float" office:value="81">
            <text:p>81</text:p>
          </table:table-cell>
          <table:table-cell table:formula="of:=[.H882]/[.A882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42">
            <text:p>42</text:p>
          </table:table-cell>
          <table:table-cell table:formula="of:=[.B883]/[.A883]" office:value-type="float" office:value="1">
            <text:p>1</text:p>
          </table:table-cell>
          <table:table-cell office:value-type="float" office:value="40">
            <text:p>40</text:p>
          </table:table-cell>
          <table:table-cell table:formula="of:=[.D883]/[.A883]" office:value-type="float" office:value="0.952380952380952">
            <text:p>0.9523809524</text:p>
          </table:table-cell>
          <table:table-cell office:value-type="float" office:value="60">
            <text:p>60</text:p>
          </table:table-cell>
          <table:table-cell table:formula="of:=[.F883]/[.A883]" office:value-type="float" office:value="1.42857142857143">
            <text:p>1.4285714286</text:p>
          </table:table-cell>
          <table:table-cell office:value-type="float" office:value="45">
            <text:p>45</text:p>
          </table:table-cell>
          <table:table-cell table:formula="of:=[.H883]/[.A883]" office:value-type="float" office:value="1.07142857142857">
            <text:p>1.0714285714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table:formula="of:=[.B884]/[.A884]" office:value-type="float" office:value="1.01162790697674">
            <text:p>1.011627907</text:p>
          </table:table-cell>
          <table:table-cell office:value-type="float" office:value="83">
            <text:p>83</text:p>
          </table:table-cell>
          <table:table-cell table:formula="of:=[.D884]/[.A884]" office:value-type="float" office:value="0.965116279069767">
            <text:p>0.9651162791</text:p>
          </table:table-cell>
          <table:table-cell office:value-type="float" office:value="181">
            <text:p>181</text:p>
          </table:table-cell>
          <table:table-cell table:formula="of:=[.F884]/[.A884]" office:value-type="float" office:value="2.1046511627907">
            <text:p>2.1046511628</text:p>
          </table:table-cell>
          <table:table-cell office:value-type="float" office:value="88">
            <text:p>88</text:p>
          </table:table-cell>
          <table:table-cell table:formula="of:=[.H884]/[.A884]" office:value-type="float" office:value="1.02325581395349">
            <text:p>1.02325581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table:formula="of:=[.B885]/[.A885]" office:value-type="float" office:value="1.015625">
            <text:p>1.015625</text:p>
          </table:table-cell>
          <table:table-cell office:value-type="float" office:value="63">
            <text:p>63</text:p>
          </table:table-cell>
          <table:table-cell table:formula="of:=[.D885]/[.A885]" office:value-type="float" office:value="0.984375">
            <text:p>0.984375</text:p>
          </table:table-cell>
          <table:table-cell office:value-type="float" office:value="122">
            <text:p>122</text:p>
          </table:table-cell>
          <table:table-cell table:formula="of:=[.F885]/[.A885]" office:value-type="float" office:value="1.90625">
            <text:p>1.90625</text:p>
          </table:table-cell>
          <table:table-cell office:value-type="float" office:value="77">
            <text:p>77</text:p>
          </table:table-cell>
          <table:table-cell table:formula="of:=[.H885]/[.A885]" office:value-type="float" office:value="1.203125">
            <text:p>1.203125</text:p>
          </table:table-cell>
        </table:table-row>
        <table:table-row table:style-name="ro1">
          <table:table-cell table:number-columns-repeated="2" office:value-type="float" office:value="41">
            <text:p>41</text:p>
          </table:table-cell>
          <table:table-cell table:formula="of:=[.B886]/[.A886]" office:value-type="float" office:value="1">
            <text:p>1</text:p>
          </table:table-cell>
          <table:table-cell office:value-type="float" office:value="40">
            <text:p>40</text:p>
          </table:table-cell>
          <table:table-cell table:formula="of:=[.D886]/[.A886]" office:value-type="float" office:value="0.975609756097561">
            <text:p>0.9756097561</text:p>
          </table:table-cell>
          <table:table-cell office:value-type="float" office:value="47">
            <text:p>47</text:p>
          </table:table-cell>
          <table:table-cell table:formula="of:=[.F886]/[.A886]" office:value-type="float" office:value="1.14634146341463">
            <text:p>1.1463414634</text:p>
          </table:table-cell>
          <table:table-cell office:value-type="float" office:value="41">
            <text:p>41</text:p>
          </table:table-cell>
          <table:table-cell table:formula="of:=[.H886]/[.A886]"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formula="of:=[.B887]/[.A887]" office:value-type="float" office:value="1.05">
            <text:p>1.05</text:p>
          </table:table-cell>
          <table:table-cell office:value-type="float" office:value="19">
            <text:p>19</text:p>
          </table:table-cell>
          <table:table-cell table:formula="of:=[.D887]/[.A887]" office:value-type="float" office:value="0.95">
            <text:p>0.95</text:p>
          </table:table-cell>
          <table:table-cell office:value-type="float" office:value="36">
            <text:p>36</text:p>
          </table:table-cell>
          <table:table-cell table:formula="of:=[.F887]/[.A887]" office:value-type="float" office:value="1.8">
            <text:p>1.8</text:p>
          </table:table-cell>
          <table:table-cell office:value-type="float" office:value="21">
            <text:p>21</text:p>
          </table:table-cell>
          <table:table-cell table:formula="of:=[.H887]/[.A887]" office:value-type="float" office:value="1.05">
            <text:p>1.0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table:formula="of:=[.B888]/[.A888]" office:value-type="float" office:value="1.10714285714286">
            <text:p>1.1071428571</text:p>
          </table:table-cell>
          <table:table-cell office:value-type="float" office:value="29">
            <text:p>29</text:p>
          </table:table-cell>
          <table:table-cell table:formula="of:=[.D888]/[.A888]" office:value-type="float" office:value="1.03571428571429">
            <text:p>1.0357142857</text:p>
          </table:table-cell>
          <table:table-cell office:value-type="float" office:value="34">
            <text:p>34</text:p>
          </table:table-cell>
          <table:table-cell table:formula="of:=[.F888]/[.A888]" office:value-type="float" office:value="1.21428571428571">
            <text:p>1.2142857143</text:p>
          </table:table-cell>
          <table:table-cell office:value-type="float" office:value="30">
            <text:p>30</text:p>
          </table:table-cell>
          <table:table-cell table:formula="of:=[.H888]/[.A888]" office:value-type="float" office:value="1.07142857142857">
            <text:p>1.0714285714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table:formula="of:=[.B889]/[.A889]" office:value-type="float" office:value="1.01333333333333">
            <text:p>1.0133333333</text:p>
          </table:table-cell>
          <table:table-cell office:value-type="float" office:value="73">
            <text:p>73</text:p>
          </table:table-cell>
          <table:table-cell table:formula="of:=[.D889]/[.A889]" office:value-type="float" office:value="0.973333333333333">
            <text:p>0.9733333333</text:p>
          </table:table-cell>
          <table:table-cell office:value-type="float" office:value="109">
            <text:p>109</text:p>
          </table:table-cell>
          <table:table-cell table:formula="of:=[.F889]/[.A889]" office:value-type="float" office:value="1.45333333333333">
            <text:p>1.4533333333</text:p>
          </table:table-cell>
          <table:table-cell office:value-type="float" office:value="77">
            <text:p>77</text:p>
          </table:table-cell>
          <table:table-cell table:formula="of:=[.H889]/[.A889]" office:value-type="float" office:value="1.02666666666667">
            <text:p>1.026666666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table:formula="of:=[.B890]/[.A890]" office:value-type="float" office:value="1.08333333333333">
            <text:p>1.0833333333</text:p>
          </table:table-cell>
          <table:table-cell office:value-type="float" office:value="24">
            <text:p>24</text:p>
          </table:table-cell>
          <table:table-cell table:formula="of:=[.D890]/[.A890]" office:value-type="float" office:value="1">
            <text:p>1</text:p>
          </table:table-cell>
          <table:table-cell office:value-type="float" office:value="24">
            <text:p>24</text:p>
          </table:table-cell>
          <table:table-cell table:formula="of:=[.F890]/[.A890]" office:value-type="float" office:value="1">
            <text:p>1</text:p>
          </table:table-cell>
          <table:table-cell office:value-type="float" office:value="24">
            <text:p>24</text:p>
          </table:table-cell>
          <table:table-cell table:formula="of:=[.H890]/[.A890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24">
            <text:p>24</text:p>
          </table:table-cell>
          <table:table-cell table:formula="of:=[.B891]/[.A891]" office:value-type="float" office:value="1">
            <text:p>1</text:p>
          </table:table-cell>
          <table:table-cell office:value-type="float" office:value="23">
            <text:p>23</text:p>
          </table:table-cell>
          <table:table-cell table:formula="of:=[.D891]/[.A891]" office:value-type="float" office:value="0.958333333333333">
            <text:p>0.9583333333</text:p>
          </table:table-cell>
          <table:table-cell office:value-type="float" office:value="23">
            <text:p>23</text:p>
          </table:table-cell>
          <table:table-cell table:formula="of:=[.F891]/[.A891]" office:value-type="float" office:value="0.958333333333333">
            <text:p>0.9583333333</text:p>
          </table:table-cell>
          <table:table-cell office:value-type="float" office:value="23">
            <text:p>23</text:p>
          </table:table-cell>
          <table:table-cell table:formula="of:=[.H891]/[.A891]" office:value-type="float" office:value="0.958333333333333">
            <text:p>0.958333333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table:formula="of:=[.B892]/[.A892]" office:value-type="float" office:value="1.01176470588235">
            <text:p>1.0117647059</text:p>
          </table:table-cell>
          <table:table-cell office:value-type="float" office:value="83">
            <text:p>83</text:p>
          </table:table-cell>
          <table:table-cell table:formula="of:=[.D892]/[.A892]" office:value-type="float" office:value="0.976470588235294">
            <text:p>0.9764705882</text:p>
          </table:table-cell>
          <table:table-cell office:value-type="float" office:value="141">
            <text:p>141</text:p>
          </table:table-cell>
          <table:table-cell table:formula="of:=[.F892]/[.A892]" office:value-type="float" office:value="1.65882352941176">
            <text:p>1.6588235294</text:p>
          </table:table-cell>
          <table:table-cell office:value-type="float" office:value="85">
            <text:p>85</text:p>
          </table:table-cell>
          <table:table-cell table:formula="of:=[.H892]/[.A892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12">
            <text:p>12</text:p>
          </table:table-cell>
          <table:table-cell table:formula="of:=[.B893]/[.A893]"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f:=[.D893]/[.A893]" office:value-type="float" office:value="1.08333333333333">
            <text:p>1.0833333333</text:p>
          </table:table-cell>
          <table:table-cell office:value-type="float" office:value="12">
            <text:p>12</text:p>
          </table:table-cell>
          <table:table-cell table:formula="of:=[.F893]/[.A893]"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f:=[.H893]/[.A893]" office:value-type="float" office:value="1.08333333333333">
            <text:p>1.083333333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formula="of:=[.B894]/[.A894]" office:value-type="float" office:value="1.04347826086957">
            <text:p>1.0434782609</text:p>
          </table:table-cell>
          <table:table-cell office:value-type="float" office:value="24">
            <text:p>24</text:p>
          </table:table-cell>
          <table:table-cell table:formula="of:=[.D894]/[.A894]" office:value-type="float" office:value="1.04347826086957">
            <text:p>1.0434782609</text:p>
          </table:table-cell>
          <table:table-cell office:value-type="float" office:value="24">
            <text:p>24</text:p>
          </table:table-cell>
          <table:table-cell table:formula="of:=[.F894]/[.A894]" office:value-type="float" office:value="1.04347826086957">
            <text:p>1.0434782609</text:p>
          </table:table-cell>
          <table:table-cell office:value-type="float" office:value="24">
            <text:p>24</text:p>
          </table:table-cell>
          <table:table-cell table:formula="of:=[.H894]/[.A894]" office:value-type="float" office:value="1.04347826086957">
            <text:p>1.0434782609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table:formula="of:=[.B895]/[.A895]" office:value-type="float" office:value="0.982758620689655">
            <text:p>0.9827586207</text:p>
          </table:table-cell>
          <table:table-cell office:value-type="float" office:value="56">
            <text:p>56</text:p>
          </table:table-cell>
          <table:table-cell table:formula="of:=[.D895]/[.A895]" office:value-type="float" office:value="0.96551724137931">
            <text:p>0.9655172414</text:p>
          </table:table-cell>
          <table:table-cell office:value-type="float" office:value="90">
            <text:p>90</text:p>
          </table:table-cell>
          <table:table-cell table:formula="of:=[.F895]/[.A895]" office:value-type="float" office:value="1.55172413793103">
            <text:p>1.5517241379</text:p>
          </table:table-cell>
          <table:table-cell office:value-type="float" office:value="58">
            <text:p>58</text:p>
          </table:table-cell>
          <table:table-cell table:formula="of:=[.H895]/[.A895]" office:value-type="float" office:value="1">
            <text:p>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table:formula="of:=[.B896]/[.A896]" office:value-type="float" office:value="0.962962962962963">
            <text:p>0.962962963</text:p>
          </table:table-cell>
          <table:table-cell office:value-type="float" office:value="27">
            <text:p>27</text:p>
          </table:table-cell>
          <table:table-cell table:formula="of:=[.D896]/[.A896]" office:value-type="float" office:value="1">
            <text:p>1</text:p>
          </table:table-cell>
          <table:table-cell office:value-type="float" office:value="26">
            <text:p>26</text:p>
          </table:table-cell>
          <table:table-cell table:formula="of:=[.F896]/[.A896]" office:value-type="float" office:value="0.962962962962963">
            <text:p>0.962962963</text:p>
          </table:table-cell>
          <table:table-cell office:value-type="float" office:value="25">
            <text:p>25</text:p>
          </table:table-cell>
          <table:table-cell table:formula="of:=[.H896]/[.A896]" office:value-type="float" office:value="0.925925925925926">
            <text:p>0.9259259259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table:formula="of:=[.B897]/[.A897]" office:value-type="float" office:value="1.05882352941176">
            <text:p>1.0588235294</text:p>
          </table:table-cell>
          <table:table-cell office:value-type="float" office:value="34">
            <text:p>34</text:p>
          </table:table-cell>
          <table:table-cell table:formula="of:=[.D897]/[.A897]" office:value-type="float" office:value="1">
            <text:p>1</text:p>
          </table:table-cell>
          <table:table-cell office:value-type="float" office:value="53">
            <text:p>53</text:p>
          </table:table-cell>
          <table:table-cell table:formula="of:=[.F897]/[.A897]" office:value-type="float" office:value="1.55882352941176">
            <text:p>1.5588235294</text:p>
          </table:table-cell>
          <table:table-cell office:value-type="float" office:value="34">
            <text:p>34</text:p>
          </table:table-cell>
          <table:table-cell table:formula="of:=[.H897]/[.A897]" office:value-type="float" office:value="1">
            <text:p>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table:formula="of:=[.B898]/[.A898]" office:value-type="float" office:value="1.02857142857143">
            <text:p>1.0285714286</text:p>
          </table:table-cell>
          <table:table-cell office:value-type="float" office:value="69">
            <text:p>69</text:p>
          </table:table-cell>
          <table:table-cell table:formula="of:=[.D898]/[.A898]" office:value-type="float" office:value="0.985714285714286">
            <text:p>0.9857142857</text:p>
          </table:table-cell>
          <table:table-cell office:value-type="float" office:value="183">
            <text:p>183</text:p>
          </table:table-cell>
          <table:table-cell table:formula="of:=[.F898]/[.A898]" office:value-type="float" office:value="2.61428571428571">
            <text:p>2.6142857143</text:p>
          </table:table-cell>
          <table:table-cell office:value-type="float" office:value="70">
            <text:p>70</text:p>
          </table:table-cell>
          <table:table-cell table:formula="of:=[.H898]/[.A898]" office:value-type="float" office:value="1">
            <text:p>1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34">
            <text:p>134</text:p>
          </table:table-cell>
          <table:table-cell table:formula="of:=[.B899]/[.A899]" office:value-type="float" office:value="0.992592592592593">
            <text:p>0.9925925926</text:p>
          </table:table-cell>
          <table:table-cell office:value-type="float" office:value="130">
            <text:p>130</text:p>
          </table:table-cell>
          <table:table-cell table:formula="of:=[.D899]/[.A899]" office:value-type="float" office:value="0.962962962962963">
            <text:p>0.962962963</text:p>
          </table:table-cell>
          <table:table-cell office:value-type="float" office:value="408">
            <text:p>408</text:p>
          </table:table-cell>
          <table:table-cell table:formula="of:=[.F899]/[.A899]" office:value-type="float" office:value="3.02222222222222">
            <text:p>3.0222222222</text:p>
          </table:table-cell>
          <table:table-cell office:value-type="float" office:value="133">
            <text:p>133</text:p>
          </table:table-cell>
          <table:table-cell table:formula="of:=[.H899]/[.A899]" office:value-type="float" office:value="0.985185185185185">
            <text:p>0.985185185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table:formula="of:=[.B900]/[.A900]" office:value-type="float" office:value="0.956989247311828">
            <text:p>0.9569892473</text:p>
          </table:table-cell>
          <table:table-cell office:value-type="float" office:value="87">
            <text:p>87</text:p>
          </table:table-cell>
          <table:table-cell table:formula="of:=[.D900]/[.A900]" office:value-type="float" office:value="0.935483870967742">
            <text:p>0.935483871</text:p>
          </table:table-cell>
          <table:table-cell office:value-type="float" office:value="86">
            <text:p>86</text:p>
          </table:table-cell>
          <table:table-cell table:formula="of:=[.F900]/[.A900]" office:value-type="float" office:value="0.924731182795699">
            <text:p>0.9247311828</text:p>
          </table:table-cell>
          <table:table-cell office:value-type="float" office:value="90">
            <text:p>90</text:p>
          </table:table-cell>
          <table:table-cell table:formula="of:=[.H900]/[.A900]" office:value-type="float" office:value="0.967741935483871">
            <text:p>0.9677419355</text:p>
          </table:table-cell>
        </table:table-row>
        <table:table-row table:style-name="ro1">
          <table:table-cell table:number-columns-repeated="2" office:value-type="float" office:value="24">
            <text:p>24</text:p>
          </table:table-cell>
          <table:table-cell table:formula="of:=[.B901]/[.A901]" office:value-type="float" office:value="1">
            <text:p>1</text:p>
          </table:table-cell>
          <table:table-cell office:value-type="float" office:value="22">
            <text:p>22</text:p>
          </table:table-cell>
          <table:table-cell table:formula="of:=[.D901]/[.A901]" office:value-type="float" office:value="0.916666666666667">
            <text:p>0.9166666667</text:p>
          </table:table-cell>
          <table:table-cell office:value-type="float" office:value="33">
            <text:p>33</text:p>
          </table:table-cell>
          <table:table-cell table:formula="of:=[.F901]/[.A901]" office:value-type="float" office:value="1.375">
            <text:p>1.375</text:p>
          </table:table-cell>
          <table:table-cell office:value-type="float" office:value="24">
            <text:p>24</text:p>
          </table:table-cell>
          <table:table-cell table:formula="of:=[.H901]/[.A901]" office:value-type="float" office:value="1">
            <text:p>1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table:formula="of:=[.B902]/[.A902]" office:value-type="float" office:value="1.01515151515152">
            <text:p>1.0151515152</text:p>
          </table:table-cell>
          <table:table-cell office:value-type="float" office:value="62">
            <text:p>62</text:p>
          </table:table-cell>
          <table:table-cell table:formula="of:=[.D902]/[.A902]" office:value-type="float" office:value="0.939393939393939">
            <text:p>0.9393939394</text:p>
          </table:table-cell>
          <table:table-cell office:value-type="float" office:value="120">
            <text:p>120</text:p>
          </table:table-cell>
          <table:table-cell table:formula="of:=[.F902]/[.A902]" office:value-type="float" office:value="1.81818181818182">
            <text:p>1.8181818182</text:p>
          </table:table-cell>
          <table:table-cell office:value-type="float" office:value="67">
            <text:p>67</text:p>
          </table:table-cell>
          <table:table-cell table:formula="of:=[.H902]/[.A902]" office:value-type="float" office:value="1.01515151515152">
            <text:p>1.0151515152</text:p>
          </table:table-cell>
        </table:table-row>
        <table:table-row table:style-name="ro1">
          <table:table-cell table:number-columns-repeated="2" office:value-type="float" office:value="69">
            <text:p>69</text:p>
          </table:table-cell>
          <table:table-cell table:formula="of:=[.B903]/[.A903]" office:value-type="float" office:value="1">
            <text:p>1</text:p>
          </table:table-cell>
          <table:table-cell office:value-type="float" office:value="65">
            <text:p>65</text:p>
          </table:table-cell>
          <table:table-cell table:formula="of:=[.D903]/[.A903]" office:value-type="float" office:value="0.942028985507246">
            <text:p>0.9420289855</text:p>
          </table:table-cell>
          <table:table-cell office:value-type="float" office:value="145">
            <text:p>145</text:p>
          </table:table-cell>
          <table:table-cell table:formula="of:=[.F903]/[.A903]" office:value-type="float" office:value="2.10144927536232">
            <text:p>2.1014492754</text:p>
          </table:table-cell>
          <table:table-cell office:value-type="float" office:value="82">
            <text:p>82</text:p>
          </table:table-cell>
          <table:table-cell table:formula="of:=[.H903]/[.A903]" office:value-type="float" office:value="1.18840579710145">
            <text:p>1.188405797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table:formula="of:=[.B904]/[.A904]" office:value-type="float" office:value="1.01612903225806">
            <text:p>1.0161290323</text:p>
          </table:table-cell>
          <table:table-cell office:value-type="float" office:value="58">
            <text:p>58</text:p>
          </table:table-cell>
          <table:table-cell table:formula="of:=[.D904]/[.A904]" office:value-type="float" office:value="0.935483870967742">
            <text:p>0.935483871</text:p>
          </table:table-cell>
          <table:table-cell office:value-type="float" office:value="123">
            <text:p>123</text:p>
          </table:table-cell>
          <table:table-cell table:formula="of:=[.F904]/[.A904]" office:value-type="float" office:value="1.98387096774194">
            <text:p>1.9838709677</text:p>
          </table:table-cell>
          <table:table-cell office:value-type="float" office:value="63">
            <text:p>63</text:p>
          </table:table-cell>
          <table:table-cell table:formula="of:=[.H904]/[.A904]" office:value-type="float" office:value="1.01612903225806">
            <text:p>1.016129032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table:formula="of:=[.B905]/[.A905]" office:value-type="float" office:value="0.986111111111111">
            <text:p>0.9861111111</text:p>
          </table:table-cell>
          <table:table-cell office:value-type="float" office:value="68">
            <text:p>68</text:p>
          </table:table-cell>
          <table:table-cell table:formula="of:=[.D905]/[.A905]" office:value-type="float" office:value="0.944444444444444">
            <text:p>0.9444444444</text:p>
          </table:table-cell>
          <table:table-cell office:value-type="float" office:value="109">
            <text:p>109</text:p>
          </table:table-cell>
          <table:table-cell table:formula="of:=[.F905]/[.A905]" office:value-type="float" office:value="1.51388888888889">
            <text:p>1.5138888889</text:p>
          </table:table-cell>
          <table:table-cell office:value-type="float" office:value="75">
            <text:p>75</text:p>
          </table:table-cell>
          <table:table-cell table:formula="of:=[.H905]/[.A905]" office:value-type="float" office:value="1.04166666666667">
            <text:p>1.0416666667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table:formula="of:=[.B906]/[.A906]" office:value-type="float" office:value="1.01219512195122">
            <text:p>1.012195122</text:p>
          </table:table-cell>
          <table:table-cell office:value-type="float" office:value="80">
            <text:p>80</text:p>
          </table:table-cell>
          <table:table-cell table:formula="of:=[.D906]/[.A906]" office:value-type="float" office:value="0.975609756097561">
            <text:p>0.9756097561</text:p>
          </table:table-cell>
          <table:table-cell office:value-type="float" office:value="154">
            <text:p>154</text:p>
          </table:table-cell>
          <table:table-cell table:formula="of:=[.F906]/[.A906]" office:value-type="float" office:value="1.8780487804878">
            <text:p>1.8780487805</text:p>
          </table:table-cell>
          <table:table-cell office:value-type="float" office:value="85">
            <text:p>85</text:p>
          </table:table-cell>
          <table:table-cell table:formula="of:=[.H906]/[.A906]" office:value-type="float" office:value="1.03658536585366">
            <text:p>1.0365853659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formula="of:=[.B907]/[.A907]" office:value-type="float" office:value="1.01724137931034">
            <text:p>1.0172413793</text:p>
          </table:table-cell>
          <table:table-cell office:value-type="float" office:value="57">
            <text:p>57</text:p>
          </table:table-cell>
          <table:table-cell table:formula="of:=[.D907]/[.A907]" office:value-type="float" office:value="0.982758620689655">
            <text:p>0.9827586207</text:p>
          </table:table-cell>
          <table:table-cell office:value-type="float" office:value="82">
            <text:p>82</text:p>
          </table:table-cell>
          <table:table-cell table:formula="of:=[.F907]/[.A907]" office:value-type="float" office:value="1.41379310344828">
            <text:p>1.4137931034</text:p>
          </table:table-cell>
          <table:table-cell office:value-type="float" office:value="60">
            <text:p>60</text:p>
          </table:table-cell>
          <table:table-cell table:formula="of:=[.H907]/[.A907]" office:value-type="float" office:value="1.03448275862069">
            <text:p>1.0344827586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4">
            <text:p>54</text:p>
          </table:table-cell>
          <table:table-cell table:formula="of:=[.B908]/[.A908]" office:value-type="float" office:value="1.05882352941176">
            <text:p>1.0588235294</text:p>
          </table:table-cell>
          <table:table-cell office:value-type="float" office:value="49">
            <text:p>49</text:p>
          </table:table-cell>
          <table:table-cell table:formula="of:=[.D908]/[.A908]" office:value-type="float" office:value="0.96078431372549">
            <text:p>0.9607843137</text:p>
          </table:table-cell>
          <table:table-cell office:value-type="float" office:value="48">
            <text:p>48</text:p>
          </table:table-cell>
          <table:table-cell table:formula="of:=[.F908]/[.A908]" office:value-type="float" office:value="0.941176470588235">
            <text:p>0.9411764706</text:p>
          </table:table-cell>
          <table:table-cell office:value-type="float" office:value="53">
            <text:p>53</text:p>
          </table:table-cell>
          <table:table-cell table:formula="of:=[.H908]/[.A908]" office:value-type="float" office:value="1.03921568627451">
            <text:p>1.0392156863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93">
            <text:p>93</text:p>
          </table:table-cell>
          <table:table-cell table:formula="of:=[.B909]/[.A909]" office:value-type="float" office:value="0.958762886597938">
            <text:p>0.9587628866</text:p>
          </table:table-cell>
          <table:table-cell office:value-type="float" office:value="87">
            <text:p>87</text:p>
          </table:table-cell>
          <table:table-cell table:formula="of:=[.D909]/[.A909]" office:value-type="float" office:value="0.896907216494845">
            <text:p>0.8969072165</text:p>
          </table:table-cell>
          <table:table-cell office:value-type="float" office:value="159">
            <text:p>159</text:p>
          </table:table-cell>
          <table:table-cell table:formula="of:=[.F909]/[.A909]" office:value-type="float" office:value="1.63917525773196">
            <text:p>1.6391752577</text:p>
          </table:table-cell>
          <table:table-cell office:value-type="float" office:value="94">
            <text:p>94</text:p>
          </table:table-cell>
          <table:table-cell table:formula="of:=[.H909]/[.A909]" office:value-type="float" office:value="0.969072164948454">
            <text:p>0.9690721649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table:formula="of:=[.B910]/[.A910]" office:value-type="float" office:value="1.03125">
            <text:p>1.03125</text:p>
          </table:table-cell>
          <table:table-cell office:value-type="float" office:value="31">
            <text:p>31</text:p>
          </table:table-cell>
          <table:table-cell table:formula="of:=[.D910]/[.A910]" office:value-type="float" office:value="0.96875">
            <text:p>0.96875</text:p>
          </table:table-cell>
          <table:table-cell office:value-type="float" office:value="58">
            <text:p>58</text:p>
          </table:table-cell>
          <table:table-cell table:formula="of:=[.F910]/[.A910]" office:value-type="float" office:value="1.8125">
            <text:p>1.8125</text:p>
          </table:table-cell>
          <table:table-cell office:value-type="float" office:value="33">
            <text:p>33</text:p>
          </table:table-cell>
          <table:table-cell table:formula="of:=[.H910]/[.A910]" office:value-type="float" office:value="1.03125">
            <text:p>1.0312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table:formula="of:=[.B911]/[.A911]" office:value-type="float" office:value="1.0952380952381">
            <text:p>1.0952380952</text:p>
          </table:table-cell>
          <table:table-cell office:value-type="float" office:value="21">
            <text:p>21</text:p>
          </table:table-cell>
          <table:table-cell table:formula="of:=[.D911]/[.A911]" office:value-type="float" office:value="1">
            <text:p>1</text:p>
          </table:table-cell>
          <table:table-cell office:value-type="float" office:value="37">
            <text:p>37</text:p>
          </table:table-cell>
          <table:table-cell table:formula="of:=[.F911]/[.A911]" office:value-type="float" office:value="1.76190476190476">
            <text:p>1.7619047619</text:p>
          </table:table-cell>
          <table:table-cell office:value-type="float" office:value="21">
            <text:p>21</text:p>
          </table:table-cell>
          <table:table-cell table:formula="of:=[.H911]/[.A911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63">
            <text:p>63</text:p>
          </table:table-cell>
          <table:table-cell table:formula="of:=[.B912]/[.A912]" office:value-type="float" office:value="1">
            <text:p>1</text:p>
          </table:table-cell>
          <table:table-cell office:value-type="float" office:value="59">
            <text:p>59</text:p>
          </table:table-cell>
          <table:table-cell table:formula="of:=[.D912]/[.A912]" office:value-type="float" office:value="0.936507936507936">
            <text:p>0.9365079365</text:p>
          </table:table-cell>
          <table:table-cell office:value-type="float" office:value="122">
            <text:p>122</text:p>
          </table:table-cell>
          <table:table-cell table:formula="of:=[.F912]/[.A912]" office:value-type="float" office:value="1.93650793650794">
            <text:p>1.9365079365</text:p>
          </table:table-cell>
          <table:table-cell office:value-type="float" office:value="63">
            <text:p>63</text:p>
          </table:table-cell>
          <table:table-cell table:formula="of:=[.H912]/[.A912]" office:value-type="float" office:value="1">
            <text:p>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table:formula="of:=[.B913]/[.A913]" office:value-type="float" office:value="1.08">
            <text:p>1.08</text:p>
          </table:table-cell>
          <table:table-cell office:value-type="float" office:value="52">
            <text:p>52</text:p>
          </table:table-cell>
          <table:table-cell table:formula="of:=[.D913]/[.A913]" office:value-type="float" office:value="1.04">
            <text:p>1.04</text:p>
          </table:table-cell>
          <table:table-cell office:value-type="float" office:value="71">
            <text:p>71</text:p>
          </table:table-cell>
          <table:table-cell table:formula="of:=[.F913]/[.A913]" office:value-type="float" office:value="1.42">
            <text:p>1.42</text:p>
          </table:table-cell>
          <table:table-cell office:value-type="float" office:value="62">
            <text:p>62</text:p>
          </table:table-cell>
          <table:table-cell table:formula="of:=[.H913]/[.A913]" office:value-type="float" office:value="1.24">
            <text:p>1.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26">
            <text:p>126</text:p>
          </table:table-cell>
          <table:table-cell table:formula="of:=[.B914]/[.A914]" office:value-type="float" office:value="0.992125984251969">
            <text:p>0.9921259843</text:p>
          </table:table-cell>
          <table:table-cell office:value-type="float" office:value="120">
            <text:p>120</text:p>
          </table:table-cell>
          <table:table-cell table:formula="of:=[.D914]/[.A914]" office:value-type="float" office:value="0.944881889763779">
            <text:p>0.9448818898</text:p>
          </table:table-cell>
          <table:table-cell office:value-type="float" office:value="232">
            <text:p>232</text:p>
          </table:table-cell>
          <table:table-cell table:formula="of:=[.F914]/[.A914]" office:value-type="float" office:value="1.82677165354331">
            <text:p>1.8267716535</text:p>
          </table:table-cell>
          <table:table-cell office:value-type="float" office:value="124">
            <text:p>124</text:p>
          </table:table-cell>
          <table:table-cell table:formula="of:=[.H914]/[.A914]" office:value-type="float" office:value="0.976377952755906">
            <text:p>0.9763779528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38">
            <text:p>238</text:p>
          </table:table-cell>
          <table:table-cell table:formula="of:=[.B915]/[.A915]" office:value-type="float" office:value="0.99581589958159">
            <text:p>0.9958158996</text:p>
          </table:table-cell>
          <table:table-cell office:value-type="float" office:value="226">
            <text:p>226</text:p>
          </table:table-cell>
          <table:table-cell table:formula="of:=[.D915]/[.A915]" office:value-type="float" office:value="0.94560669456067">
            <text:p>0.9456066946</text:p>
          </table:table-cell>
          <table:table-cell office:value-type="float" office:value="522">
            <text:p>522</text:p>
          </table:table-cell>
          <table:table-cell table:formula="of:=[.F915]/[.A915]" office:value-type="float" office:value="2.18410041841004">
            <text:p>2.1841004184</text:p>
          </table:table-cell>
          <table:table-cell office:value-type="float" office:value="237">
            <text:p>237</text:p>
          </table:table-cell>
          <table:table-cell table:formula="of:=[.H915]/[.A915]" office:value-type="float" office:value="0.99163179916318">
            <text:p>0.991631799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formula="of:=[.B916]/[.A916]" office:value-type="float" office:value="1.15384615384615">
            <text:p>1.1538461538</text:p>
          </table:table-cell>
          <table:table-cell office:value-type="float" office:value="13">
            <text:p>13</text:p>
          </table:table-cell>
          <table:table-cell table:formula="of:=[.D916]/[.A916]" office:value-type="float" office:value="1">
            <text:p>1</text:p>
          </table:table-cell>
          <table:table-cell office:value-type="float" office:value="19">
            <text:p>19</text:p>
          </table:table-cell>
          <table:table-cell table:formula="of:=[.F916]/[.A916]" office:value-type="float" office:value="1.46153846153846">
            <text:p>1.4615384615</text:p>
          </table:table-cell>
          <table:table-cell office:value-type="float" office:value="14">
            <text:p>14</text:p>
          </table:table-cell>
          <table:table-cell table:formula="of:=[.H916]/[.A916]" office:value-type="float" office:value="1.07692307692308">
            <text:p>1.076923076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table:formula="of:=[.B917]/[.A917]" office:value-type="float" office:value="0.807692307692308">
            <text:p>0.8076923077</text:p>
          </table:table-cell>
          <table:table-cell office:value-type="float" office:value="21">
            <text:p>21</text:p>
          </table:table-cell>
          <table:table-cell table:formula="of:=[.D917]/[.A917]" office:value-type="float" office:value="0.807692307692308">
            <text:p>0.8076923077</text:p>
          </table:table-cell>
          <table:table-cell office:value-type="float" office:value="27">
            <text:p>27</text:p>
          </table:table-cell>
          <table:table-cell table:formula="of:=[.F917]/[.A917]" office:value-type="float" office:value="1.03846153846154">
            <text:p>1.0384615385</text:p>
          </table:table-cell>
          <table:table-cell office:value-type="float" office:value="27">
            <text:p>27</text:p>
          </table:table-cell>
          <table:table-cell table:formula="of:=[.H917]/[.A917]" office:value-type="float" office:value="1.03846153846154">
            <text:p>1.038461538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table:formula="of:=[.B918]/[.A918]" office:value-type="float" office:value="1.02816901408451">
            <text:p>1.0281690141</text:p>
          </table:table-cell>
          <table:table-cell office:value-type="float" office:value="71">
            <text:p>71</text:p>
          </table:table-cell>
          <table:table-cell table:formula="of:=[.D918]/[.A918]" office:value-type="float" office:value="1">
            <text:p>1</text:p>
          </table:table-cell>
          <table:table-cell office:value-type="float" office:value="110">
            <text:p>110</text:p>
          </table:table-cell>
          <table:table-cell table:formula="of:=[.F918]/[.A918]" office:value-type="float" office:value="1.54929577464789">
            <text:p>1.5492957746</text:p>
          </table:table-cell>
          <table:table-cell office:value-type="float" office:value="72">
            <text:p>72</text:p>
          </table:table-cell>
          <table:table-cell table:formula="of:=[.H918]/[.A918]" office:value-type="float" office:value="1.01408450704225">
            <text:p>1.0140845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table:formula="of:=[.B919]/[.A919]" office:value-type="float" office:value="0.970149253731343">
            <text:p>0.9701492537</text:p>
          </table:table-cell>
          <table:table-cell office:value-type="float" office:value="63">
            <text:p>63</text:p>
          </table:table-cell>
          <table:table-cell table:formula="of:=[.D919]/[.A919]" office:value-type="float" office:value="0.940298507462687">
            <text:p>0.9402985075</text:p>
          </table:table-cell>
          <table:table-cell office:value-type="float" office:value="103">
            <text:p>103</text:p>
          </table:table-cell>
          <table:table-cell table:formula="of:=[.F919]/[.A919]" office:value-type="float" office:value="1.53731343283582">
            <text:p>1.5373134328</text:p>
          </table:table-cell>
          <table:table-cell office:value-type="float" office:value="68">
            <text:p>68</text:p>
          </table:table-cell>
          <table:table-cell table:formula="of:=[.H919]/[.A919]" office:value-type="float" office:value="1.01492537313433">
            <text:p>1.0149253731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table:formula="of:=[.B920]/[.A920]" office:value-type="float" office:value="1.03191489361702">
            <text:p>1.0319148936</text:p>
          </table:table-cell>
          <table:table-cell office:value-type="float" office:value="91">
            <text:p>91</text:p>
          </table:table-cell>
          <table:table-cell table:formula="of:=[.D920]/[.A920]" office:value-type="float" office:value="0.968085106382979">
            <text:p>0.9680851064</text:p>
          </table:table-cell>
          <table:table-cell office:value-type="float" office:value="153">
            <text:p>153</text:p>
          </table:table-cell>
          <table:table-cell table:formula="of:=[.F920]/[.A920]" office:value-type="float" office:value="1.62765957446809">
            <text:p>1.6276595745</text:p>
          </table:table-cell>
          <table:table-cell office:value-type="float" office:value="95">
            <text:p>95</text:p>
          </table:table-cell>
          <table:table-cell table:formula="of:=[.H920]/[.A920]" office:value-type="float" office:value="1.01063829787234">
            <text:p>1.0106382979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80">
            <text:p>80</text:p>
          </table:table-cell>
          <table:table-cell table:formula="of:=[.B921]/[.A921]" office:value-type="float" office:value="0.963855421686747">
            <text:p>0.9638554217</text:p>
          </table:table-cell>
          <table:table-cell office:value-type="float" office:value="74">
            <text:p>74</text:p>
          </table:table-cell>
          <table:table-cell table:formula="of:=[.D921]/[.A921]" office:value-type="float" office:value="0.891566265060241">
            <text:p>0.8915662651</text:p>
          </table:table-cell>
          <table:table-cell office:value-type="float" office:value="109">
            <text:p>109</text:p>
          </table:table-cell>
          <table:table-cell table:formula="of:=[.F921]/[.A921]" office:value-type="float" office:value="1.31325301204819">
            <text:p>1.313253012</text:p>
          </table:table-cell>
          <table:table-cell office:value-type="float" office:value="79">
            <text:p>79</text:p>
          </table:table-cell>
          <table:table-cell table:formula="of:=[.H921]/[.A921]" office:value-type="float" office:value="0.951807228915663">
            <text:p>0.9518072289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table:formula="of:=[.B922]/[.A922]" office:value-type="float" office:value="1.05084745762712">
            <text:p>1.0508474576</text:p>
          </table:table-cell>
          <table:table-cell office:value-type="float" office:value="58">
            <text:p>58</text:p>
          </table:table-cell>
          <table:table-cell table:formula="of:=[.D922]/[.A922]" office:value-type="float" office:value="0.983050847457627">
            <text:p>0.9830508475</text:p>
          </table:table-cell>
          <table:table-cell office:value-type="float" office:value="67">
            <text:p>67</text:p>
          </table:table-cell>
          <table:table-cell table:formula="of:=[.F922]/[.A922]" office:value-type="float" office:value="1.13559322033898">
            <text:p>1.1355932203</text:p>
          </table:table-cell>
          <table:table-cell office:value-type="float" office:value="59">
            <text:p>59</text:p>
          </table:table-cell>
          <table:table-cell table:formula="of:=[.H922]/[.A922]" office:value-type="float" office:value="1">
            <text:p>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table:formula="of:=[.B923]/[.A923]" office:value-type="float" office:value="0.973684210526316">
            <text:p>0.9736842105</text:p>
          </table:table-cell>
          <table:table-cell office:value-type="float" office:value="70">
            <text:p>70</text:p>
          </table:table-cell>
          <table:table-cell table:formula="of:=[.D923]/[.A923]" office:value-type="float" office:value="0.921052631578947">
            <text:p>0.9210526316</text:p>
          </table:table-cell>
          <table:table-cell office:value-type="float" office:value="89">
            <text:p>89</text:p>
          </table:table-cell>
          <table:table-cell table:formula="of:=[.F923]/[.A923]" office:value-type="float" office:value="1.17105263157895">
            <text:p>1.1710526316</text:p>
          </table:table-cell>
          <table:table-cell office:value-type="float" office:value="73">
            <text:p>73</text:p>
          </table:table-cell>
          <table:table-cell table:formula="of:=[.H923]/[.A923]" office:value-type="float" office:value="0.960526315789474">
            <text:p>0.960526315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table:formula="of:=[.B924]/[.A924]" office:value-type="float" office:value="1.07692307692308">
            <text:p>1.0769230769</text:p>
          </table:table-cell>
          <table:table-cell office:value-type="float" office:value="26">
            <text:p>26</text:p>
          </table:table-cell>
          <table:table-cell table:formula="of:=[.D924]/[.A924]" office:value-type="float" office:value="1">
            <text:p>1</text:p>
          </table:table-cell>
          <table:table-cell office:value-type="float" office:value="51">
            <text:p>51</text:p>
          </table:table-cell>
          <table:table-cell table:formula="of:=[.F924]/[.A924]" office:value-type="float" office:value="1.96153846153846">
            <text:p>1.9615384615</text:p>
          </table:table-cell>
          <table:table-cell office:value-type="float" office:value="25">
            <text:p>25</text:p>
          </table:table-cell>
          <table:table-cell table:formula="of:=[.H924]/[.A924]" office:value-type="float" office:value="0.961538461538462">
            <text:p>0.9615384615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02">
            <text:p>102</text:p>
          </table:table-cell>
          <table:table-cell table:formula="of:=[.B925]/[.A925]" office:value-type="float" office:value="0.990291262135922">
            <text:p>0.9902912621</text:p>
          </table:table-cell>
          <table:table-cell office:value-type="float" office:value="95">
            <text:p>95</text:p>
          </table:table-cell>
          <table:table-cell table:formula="of:=[.D925]/[.A925]" office:value-type="float" office:value="0.922330097087379">
            <text:p>0.9223300971</text:p>
          </table:table-cell>
          <table:table-cell office:value-type="float" office:value="129">
            <text:p>129</text:p>
          </table:table-cell>
          <table:table-cell table:formula="of:=[.F925]/[.A925]" office:value-type="float" office:value="1.25242718446602">
            <text:p>1.2524271845</text:p>
          </table:table-cell>
          <table:table-cell office:value-type="float" office:value="99">
            <text:p>99</text:p>
          </table:table-cell>
          <table:table-cell table:formula="of:=[.H925]/[.A925]" office:value-type="float" office:value="0.961165048543689">
            <text:p>0.9611650485</text:p>
          </table:table-cell>
        </table:table-row>
        <table:table-row table:style-name="ro1">
          <table:table-cell table:number-columns-repeated="2" office:value-type="float" office:value="91">
            <text:p>91</text:p>
          </table:table-cell>
          <table:table-cell table:formula="of:=[.B926]/[.A926]" office:value-type="float" office:value="1">
            <text:p>1</text:p>
          </table:table-cell>
          <table:table-cell office:value-type="float" office:value="86">
            <text:p>86</text:p>
          </table:table-cell>
          <table:table-cell table:formula="of:=[.D926]/[.A926]" office:value-type="float" office:value="0.945054945054945">
            <text:p>0.9450549451</text:p>
          </table:table-cell>
          <table:table-cell office:value-type="float" office:value="159">
            <text:p>159</text:p>
          </table:table-cell>
          <table:table-cell table:formula="of:=[.F926]/[.A926]" office:value-type="float" office:value="1.74725274725275">
            <text:p>1.7472527473</text:p>
          </table:table-cell>
          <table:table-cell office:value-type="float" office:value="93">
            <text:p>93</text:p>
          </table:table-cell>
          <table:table-cell table:formula="of:=[.H926]/[.A926]" office:value-type="float" office:value="1.02197802197802">
            <text:p>1.021978022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table:formula="of:=[.B927]/[.A927]" office:value-type="float" office:value="1.02898550724638">
            <text:p>1.0289855072</text:p>
          </table:table-cell>
          <table:table-cell office:value-type="float" office:value="68">
            <text:p>68</text:p>
          </table:table-cell>
          <table:table-cell table:formula="of:=[.D927]/[.A927]" office:value-type="float" office:value="0.985507246376812">
            <text:p>0.9855072464</text:p>
          </table:table-cell>
          <table:table-cell office:value-type="float" office:value="115">
            <text:p>115</text:p>
          </table:table-cell>
          <table:table-cell table:formula="of:=[.F927]/[.A927]" office:value-type="float" office:value="1.66666666666667">
            <text:p>1.6666666667</text:p>
          </table:table-cell>
          <table:table-cell office:value-type="float" office:value="68">
            <text:p>68</text:p>
          </table:table-cell>
          <table:table-cell table:formula="of:=[.H927]/[.A927]" office:value-type="float" office:value="0.985507246376812">
            <text:p>0.985507246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table:formula="of:=[.B928]/[.A928]" office:value-type="float" office:value="1.05714285714286">
            <text:p>1.0571428571</text:p>
          </table:table-cell>
          <table:table-cell office:value-type="float" office:value="36">
            <text:p>36</text:p>
          </table:table-cell>
          <table:table-cell table:formula="of:=[.D928]/[.A928]" office:value-type="float" office:value="1.02857142857143">
            <text:p>1.0285714286</text:p>
          </table:table-cell>
          <table:table-cell office:value-type="float" office:value="38">
            <text:p>38</text:p>
          </table:table-cell>
          <table:table-cell table:formula="of:=[.F928]/[.A928]" office:value-type="float" office:value="1.08571428571429">
            <text:p>1.0857142857</text:p>
          </table:table-cell>
          <table:table-cell office:value-type="float" office:value="40">
            <text:p>40</text:p>
          </table:table-cell>
          <table:table-cell table:formula="of:=[.H928]/[.A928]" office:value-type="float" office:value="1.14285714285714">
            <text:p>1.1428571429</text:p>
          </table:table-cell>
        </table:table-row>
        <table:table-row table:style-name="ro1">
          <table:table-cell table:number-columns-repeated="2" office:value-type="float" office:value="148">
            <text:p>148</text:p>
          </table:table-cell>
          <table:table-cell table:formula="of:=[.B929]/[.A929]" office:value-type="float" office:value="1">
            <text:p>1</text:p>
          </table:table-cell>
          <table:table-cell office:value-type="float" office:value="141">
            <text:p>141</text:p>
          </table:table-cell>
          <table:table-cell table:formula="of:=[.D929]/[.A929]" office:value-type="float" office:value="0.952702702702703">
            <text:p>0.9527027027</text:p>
          </table:table-cell>
          <table:table-cell office:value-type="float" office:value="273">
            <text:p>273</text:p>
          </table:table-cell>
          <table:table-cell table:formula="of:=[.F929]/[.A929]" office:value-type="float" office:value="1.84459459459459">
            <text:p>1.8445945946</text:p>
          </table:table-cell>
          <table:table-cell office:value-type="float" office:value="147">
            <text:p>147</text:p>
          </table:table-cell>
          <table:table-cell table:formula="of:=[.H929]/[.A929]" office:value-type="float" office:value="0.993243243243243">
            <text:p>0.9932432432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table:formula="of:=[.B930]/[.A930]" office:value-type="float" office:value="1.00917431192661">
            <text:p>1.0091743119</text:p>
          </table:table-cell>
          <table:table-cell office:value-type="float" office:value="107">
            <text:p>107</text:p>
          </table:table-cell>
          <table:table-cell table:formula="of:=[.D930]/[.A930]" office:value-type="float" office:value="0.981651376146789">
            <text:p>0.9816513761</text:p>
          </table:table-cell>
          <table:table-cell office:value-type="float" office:value="193">
            <text:p>193</text:p>
          </table:table-cell>
          <table:table-cell table:formula="of:=[.F930]/[.A930]" office:value-type="float" office:value="1.77064220183486">
            <text:p>1.7706422018</text:p>
          </table:table-cell>
          <table:table-cell office:value-type="float" office:value="108">
            <text:p>108</text:p>
          </table:table-cell>
          <table:table-cell table:formula="of:=[.H930]/[.A930]" office:value-type="float" office:value="0.990825688073394">
            <text:p>0.990825688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formula="of:=[.B931]/[.A931]" office:value-type="float" office:value="1.01724137931034">
            <text:p>1.0172413793</text:p>
          </table:table-cell>
          <table:table-cell office:value-type="float" office:value="56">
            <text:p>56</text:p>
          </table:table-cell>
          <table:table-cell table:formula="of:=[.D931]/[.A931]" office:value-type="float" office:value="0.96551724137931">
            <text:p>0.9655172414</text:p>
          </table:table-cell>
          <table:table-cell office:value-type="float" office:value="70">
            <text:p>70</text:p>
          </table:table-cell>
          <table:table-cell table:formula="of:=[.F931]/[.A931]" office:value-type="float" office:value="1.20689655172414">
            <text:p>1.2068965517</text:p>
          </table:table-cell>
          <table:table-cell office:value-type="float" office:value="58">
            <text:p>58</text:p>
          </table:table-cell>
          <table:table-cell table:formula="of:=[.H931]/[.A931]" office:value-type="float" office:value="1">
            <text:p>1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88">
            <text:p>88</text:p>
          </table:table-cell>
          <table:table-cell table:formula="of:=[.B932]/[.A932]" office:value-type="float" office:value="0.936170212765957">
            <text:p>0.9361702128</text:p>
          </table:table-cell>
          <table:table-cell office:value-type="float" office:value="82">
            <text:p>82</text:p>
          </table:table-cell>
          <table:table-cell table:formula="of:=[.D932]/[.A932]" office:value-type="float" office:value="0.872340425531915">
            <text:p>0.8723404255</text:p>
          </table:table-cell>
          <table:table-cell office:value-type="float" office:value="168">
            <text:p>168</text:p>
          </table:table-cell>
          <table:table-cell table:formula="of:=[.F932]/[.A932]" office:value-type="float" office:value="1.78723404255319">
            <text:p>1.7872340426</text:p>
          </table:table-cell>
          <table:table-cell office:value-type="float" office:value="88">
            <text:p>88</text:p>
          </table:table-cell>
          <table:table-cell table:formula="of:=[.H932]/[.A932]" office:value-type="float" office:value="0.936170212765957">
            <text:p>0.9361702128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table:formula="of:=[.B933]/[.A933]" office:value-type="float" office:value="0.981132075471698">
            <text:p>0.9811320755</text:p>
          </table:table-cell>
          <table:table-cell office:value-type="float" office:value="49">
            <text:p>49</text:p>
          </table:table-cell>
          <table:table-cell table:formula="of:=[.D933]/[.A933]" office:value-type="float" office:value="0.924528301886793">
            <text:p>0.9245283019</text:p>
          </table:table-cell>
          <table:table-cell office:value-type="float" office:value="68">
            <text:p>68</text:p>
          </table:table-cell>
          <table:table-cell table:formula="of:=[.F933]/[.A933]" office:value-type="float" office:value="1.28301886792453">
            <text:p>1.2830188679</text:p>
          </table:table-cell>
          <table:table-cell office:value-type="float" office:value="54">
            <text:p>54</text:p>
          </table:table-cell>
          <table:table-cell table:formula="of:=[.H933]/[.A933]" office:value-type="float" office:value="1.0188679245283">
            <text:p>1.018867924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table:formula="of:=[.B934]/[.A934]" office:value-type="float" office:value="1.03658536585366">
            <text:p>1.0365853659</text:p>
          </table:table-cell>
          <table:table-cell office:value-type="float" office:value="78">
            <text:p>78</text:p>
          </table:table-cell>
          <table:table-cell table:formula="of:=[.D934]/[.A934]" office:value-type="float" office:value="0.951219512195122">
            <text:p>0.9512195122</text:p>
          </table:table-cell>
          <table:table-cell office:value-type="float" office:value="165">
            <text:p>165</text:p>
          </table:table-cell>
          <table:table-cell table:formula="of:=[.F934]/[.A934]" office:value-type="float" office:value="2.01219512195122">
            <text:p>2.012195122</text:p>
          </table:table-cell>
          <table:table-cell office:value-type="float" office:value="85">
            <text:p>85</text:p>
          </table:table-cell>
          <table:table-cell table:formula="of:=[.H934]/[.A934]" office:value-type="float" office:value="1.03658536585366">
            <text:p>1.0365853659</text:p>
          </table:table-cell>
        </table:table-row>
        <table:table-row table:style-name="ro1">
          <table:table-cell table:number-columns-repeated="2" office:value-type="float" office:value="41">
            <text:p>41</text:p>
          </table:table-cell>
          <table:table-cell table:formula="of:=[.B935]/[.A935]" office:value-type="float" office:value="1">
            <text:p>1</text:p>
          </table:table-cell>
          <table:table-cell office:value-type="float" office:value="39">
            <text:p>39</text:p>
          </table:table-cell>
          <table:table-cell table:formula="of:=[.D935]/[.A935]" office:value-type="float" office:value="0.951219512195122">
            <text:p>0.9512195122</text:p>
          </table:table-cell>
          <table:table-cell office:value-type="float" office:value="40">
            <text:p>40</text:p>
          </table:table-cell>
          <table:table-cell table:formula="of:=[.F935]/[.A935]" office:value-type="float" office:value="0.975609756097561">
            <text:p>0.9756097561</text:p>
          </table:table-cell>
          <table:table-cell office:value-type="float" office:value="41">
            <text:p>41</text:p>
          </table:table-cell>
          <table:table-cell table:formula="of:=[.H935]/[.A935]" office:value-type="float" office:value="1">
            <text:p>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table:formula="of:=[.B936]/[.A936]" office:value-type="float" office:value="1.01587301587302">
            <text:p>1.0158730159</text:p>
          </table:table-cell>
          <table:table-cell office:value-type="float" office:value="61">
            <text:p>61</text:p>
          </table:table-cell>
          <table:table-cell table:formula="of:=[.D936]/[.A936]" office:value-type="float" office:value="0.968253968253968">
            <text:p>0.9682539683</text:p>
          </table:table-cell>
          <table:table-cell office:value-type="float" office:value="81">
            <text:p>81</text:p>
          </table:table-cell>
          <table:table-cell table:formula="of:=[.F936]/[.A936]" office:value-type="float" office:value="1.28571428571429">
            <text:p>1.2857142857</text:p>
          </table:table-cell>
          <table:table-cell office:value-type="float" office:value="63">
            <text:p>63</text:p>
          </table:table-cell>
          <table:table-cell table:formula="of:=[.H936]/[.A936]" office:value-type="float" office:value="1">
            <text:p>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table:formula="of:=[.B937]/[.A937]" office:value-type="float" office:value="0.988505747126437">
            <text:p>0.9885057471</text:p>
          </table:table-cell>
          <table:table-cell office:value-type="float" office:value="80">
            <text:p>80</text:p>
          </table:table-cell>
          <table:table-cell table:formula="of:=[.D937]/[.A937]" office:value-type="float" office:value="0.919540229885057">
            <text:p>0.9195402299</text:p>
          </table:table-cell>
          <table:table-cell office:value-type="float" office:value="140">
            <text:p>140</text:p>
          </table:table-cell>
          <table:table-cell table:formula="of:=[.F937]/[.A937]" office:value-type="float" office:value="1.60919540229885">
            <text:p>1.6091954023</text:p>
          </table:table-cell>
          <table:table-cell office:value-type="float" office:value="87">
            <text:p>87</text:p>
          </table:table-cell>
          <table:table-cell table:formula="of:=[.H937]/[.A937]" office:value-type="float" office:value="1">
            <text:p>1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table:formula="of:=[.B938]/[.A938]" office:value-type="float" office:value="1.01234567901235">
            <text:p>1.012345679</text:p>
          </table:table-cell>
          <table:table-cell office:value-type="float" office:value="77">
            <text:p>77</text:p>
          </table:table-cell>
          <table:table-cell table:formula="of:=[.D938]/[.A938]" office:value-type="float" office:value="0.950617283950617">
            <text:p>0.950617284</text:p>
          </table:table-cell>
          <table:table-cell office:value-type="float" office:value="124">
            <text:p>124</text:p>
          </table:table-cell>
          <table:table-cell table:formula="of:=[.F938]/[.A938]" office:value-type="float" office:value="1.53086419753086">
            <text:p>1.5308641975</text:p>
          </table:table-cell>
          <table:table-cell office:value-type="float" office:value="81">
            <text:p>81</text:p>
          </table:table-cell>
          <table:table-cell table:formula="of:=[.H938]/[.A938]" office:value-type="float" office:value="1">
            <text:p>1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table:formula="of:=[.B939]/[.A939]" office:value-type="float" office:value="0.987012987012987">
            <text:p>0.987012987</text:p>
          </table:table-cell>
          <table:table-cell office:value-type="float" office:value="73">
            <text:p>73</text:p>
          </table:table-cell>
          <table:table-cell table:formula="of:=[.D939]/[.A939]" office:value-type="float" office:value="0.948051948051948">
            <text:p>0.9480519481</text:p>
          </table:table-cell>
          <table:table-cell office:value-type="float" office:value="151">
            <text:p>151</text:p>
          </table:table-cell>
          <table:table-cell table:formula="of:=[.F939]/[.A939]" office:value-type="float" office:value="1.96103896103896">
            <text:p>1.961038961</text:p>
          </table:table-cell>
          <table:table-cell office:value-type="float" office:value="76">
            <text:p>76</text:p>
          </table:table-cell>
          <table:table-cell table:formula="of:=[.H939]/[.A939]" office:value-type="float" office:value="0.987012987012987">
            <text:p>0.987012987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table:formula="of:=[.B940]/[.A940]" office:value-type="float" office:value="1.01298701298701">
            <text:p>1.012987013</text:p>
          </table:table-cell>
          <table:table-cell office:value-type="float" office:value="73">
            <text:p>73</text:p>
          </table:table-cell>
          <table:table-cell table:formula="of:=[.D940]/[.A940]" office:value-type="float" office:value="0.948051948051948">
            <text:p>0.9480519481</text:p>
          </table:table-cell>
          <table:table-cell office:value-type="float" office:value="139">
            <text:p>139</text:p>
          </table:table-cell>
          <table:table-cell table:formula="of:=[.F940]/[.A940]" office:value-type="float" office:value="1.80519480519481">
            <text:p>1.8051948052</text:p>
          </table:table-cell>
          <table:table-cell office:value-type="float" office:value="79">
            <text:p>79</text:p>
          </table:table-cell>
          <table:table-cell table:formula="of:=[.H940]/[.A940]" office:value-type="float" office:value="1.02597402597403">
            <text:p>1.02597402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1">
            <text:p>41</text:p>
          </table:table-cell>
          <table:table-cell table:formula="of:=[.B941]/[.A941]" office:value-type="float" office:value="0.891304347826087">
            <text:p>0.8913043478</text:p>
          </table:table-cell>
          <table:table-cell office:value-type="float" office:value="40">
            <text:p>40</text:p>
          </table:table-cell>
          <table:table-cell table:formula="of:=[.D941]/[.A941]" office:value-type="float" office:value="0.869565217391304">
            <text:p>0.8695652174</text:p>
          </table:table-cell>
          <table:table-cell office:value-type="float" office:value="58">
            <text:p>58</text:p>
          </table:table-cell>
          <table:table-cell table:formula="of:=[.F941]/[.A941]" office:value-type="float" office:value="1.26086956521739">
            <text:p>1.2608695652</text:p>
          </table:table-cell>
          <table:table-cell office:value-type="float" office:value="41">
            <text:p>41</text:p>
          </table:table-cell>
          <table:table-cell table:formula="of:=[.H941]/[.A941]" office:value-type="float" office:value="0.891304347826087">
            <text:p>0.891304347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formula="of:=[.B942]/[.A942]" office:value-type="float" office:value="1.05">
            <text:p>1.05</text:p>
          </table:table-cell>
          <table:table-cell office:value-type="float" office:value="20">
            <text:p>20</text:p>
          </table:table-cell>
          <table:table-cell table:formula="of:=[.D942]/[.A942]" office:value-type="float" office:value="1">
            <text:p>1</text:p>
          </table:table-cell>
          <table:table-cell office:value-type="float" office:value="43">
            <text:p>43</text:p>
          </table:table-cell>
          <table:table-cell table:formula="of:=[.F942]/[.A942]" office:value-type="float" office:value="2.15">
            <text:p>2.15</text:p>
          </table:table-cell>
          <table:table-cell office:value-type="float" office:value="19">
            <text:p>19</text:p>
          </table:table-cell>
          <table:table-cell table:formula="of:=[.H942]/[.A942]" office:value-type="float" office:value="0.95">
            <text:p>0.9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25">
            <text:p>125</text:p>
          </table:table-cell>
          <table:table-cell table:formula="of:=[.B943]/[.A943]" office:value-type="float" office:value="0.9765625">
            <text:p>0.9765625</text:p>
          </table:table-cell>
          <table:table-cell office:value-type="float" office:value="119">
            <text:p>119</text:p>
          </table:table-cell>
          <table:table-cell table:formula="of:=[.D943]/[.A943]" office:value-type="float" office:value="0.9296875">
            <text:p>0.9296875</text:p>
          </table:table-cell>
          <table:table-cell office:value-type="float" office:value="224">
            <text:p>224</text:p>
          </table:table-cell>
          <table:table-cell table:formula="of:=[.F943]/[.A943]" office:value-type="float" office:value="1.75">
            <text:p>1.75</text:p>
          </table:table-cell>
          <table:table-cell office:value-type="float" office:value="124">
            <text:p>124</text:p>
          </table:table-cell>
          <table:table-cell table:formula="of:=[.H943]/[.A943]" office:value-type="float" office:value="0.96875">
            <text:p>0.96875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10">
            <text:p>110</text:p>
          </table:table-cell>
          <table:table-cell table:formula="of:=[.B944]/[.A944]" office:value-type="float" office:value="1.01851851851852">
            <text:p>1.0185185185</text:p>
          </table:table-cell>
          <table:table-cell office:value-type="float" office:value="101">
            <text:p>101</text:p>
          </table:table-cell>
          <table:table-cell table:formula="of:=[.D944]/[.A944]" office:value-type="float" office:value="0.935185185185185">
            <text:p>0.9351851852</text:p>
          </table:table-cell>
          <table:table-cell office:value-type="float" office:value="164">
            <text:p>164</text:p>
          </table:table-cell>
          <table:table-cell table:formula="of:=[.F944]/[.A944]" office:value-type="float" office:value="1.51851851851852">
            <text:p>1.5185185185</text:p>
          </table:table-cell>
          <table:table-cell office:value-type="float" office:value="106">
            <text:p>106</text:p>
          </table:table-cell>
          <table:table-cell table:formula="of:=[.H944]/[.A944]" office:value-type="float" office:value="0.981481481481482">
            <text:p>0.9814814815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88">
            <text:p>188</text:p>
          </table:table-cell>
          <table:table-cell table:formula="of:=[.B945]/[.A945]" office:value-type="float" office:value="1.03296703296703">
            <text:p>1.032967033</text:p>
          </table:table-cell>
          <table:table-cell office:value-type="float" office:value="172">
            <text:p>172</text:p>
          </table:table-cell>
          <table:table-cell table:formula="of:=[.D945]/[.A945]" office:value-type="float" office:value="0.945054945054945">
            <text:p>0.9450549451</text:p>
          </table:table-cell>
          <table:table-cell office:value-type="float" office:value="285">
            <text:p>285</text:p>
          </table:table-cell>
          <table:table-cell table:formula="of:=[.F945]/[.A945]" office:value-type="float" office:value="1.56593406593407">
            <text:p>1.5659340659</text:p>
          </table:table-cell>
          <table:table-cell office:value-type="float" office:value="178">
            <text:p>178</text:p>
          </table:table-cell>
          <table:table-cell table:formula="of:=[.H945]/[.A945]" office:value-type="float" office:value="0.978021978021978">
            <text:p>0.978021978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24">
            <text:p>224</text:p>
          </table:table-cell>
          <table:table-cell table:formula="of:=[.B946]/[.A946]" office:value-type="float" office:value="0.986784140969163">
            <text:p>0.986784141</text:p>
          </table:table-cell>
          <table:table-cell office:value-type="float" office:value="216">
            <text:p>216</text:p>
          </table:table-cell>
          <table:table-cell table:formula="of:=[.D946]/[.A946]" office:value-type="float" office:value="0.951541850220264">
            <text:p>0.9515418502</text:p>
          </table:table-cell>
          <table:table-cell office:value-type="float" office:value="493">
            <text:p>493</text:p>
          </table:table-cell>
          <table:table-cell table:formula="of:=[.F946]/[.A946]" office:value-type="float" office:value="2.17180616740088">
            <text:p>2.1718061674</text:p>
          </table:table-cell>
          <table:table-cell office:value-type="float" office:value="221">
            <text:p>221</text:p>
          </table:table-cell>
          <table:table-cell table:formula="of:=[.H946]/[.A946]" office:value-type="float" office:value="0.973568281938326">
            <text:p>0.9735682819</text:p>
          </table:table-cell>
        </table:table-row>
        <table:table-row table:style-name="ro1">
          <table:table-cell table:number-columns-repeated="2" office:value-type="float" office:value="78">
            <text:p>78</text:p>
          </table:table-cell>
          <table:table-cell table:formula="of:=[.B947]/[.A947]" office:value-type="float" office:value="1">
            <text:p>1</text:p>
          </table:table-cell>
          <table:table-cell office:value-type="float" office:value="74">
            <text:p>74</text:p>
          </table:table-cell>
          <table:table-cell table:formula="of:=[.D947]/[.A947]" office:value-type="float" office:value="0.948717948717949">
            <text:p>0.9487179487</text:p>
          </table:table-cell>
          <table:table-cell office:value-type="float" office:value="169">
            <text:p>169</text:p>
          </table:table-cell>
          <table:table-cell table:formula="of:=[.F947]/[.A947]" office:value-type="float" office:value="2.16666666666667">
            <text:p>2.1666666667</text:p>
          </table:table-cell>
          <table:table-cell office:value-type="float" office:value="78">
            <text:p>78</text:p>
          </table:table-cell>
          <table:table-cell table:formula="of:=[.H947]/[.A947]" office:value-type="float" office:value="1">
            <text:p>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table:formula="of:=[.B948]/[.A948]" office:value-type="float" office:value="1.01162790697674">
            <text:p>1.011627907</text:p>
          </table:table-cell>
          <table:table-cell office:value-type="float" office:value="85">
            <text:p>85</text:p>
          </table:table-cell>
          <table:table-cell table:formula="of:=[.D948]/[.A948]" office:value-type="float" office:value="0.988372093023256">
            <text:p>0.988372093</text:p>
          </table:table-cell>
          <table:table-cell office:value-type="float" office:value="169">
            <text:p>169</text:p>
          </table:table-cell>
          <table:table-cell table:formula="of:=[.F948]/[.A948]" office:value-type="float" office:value="1.96511627906977">
            <text:p>1.9651162791</text:p>
          </table:table-cell>
          <table:table-cell office:value-type="float" office:value="90">
            <text:p>90</text:p>
          </table:table-cell>
          <table:table-cell table:formula="of:=[.H948]/[.A948]" office:value-type="float" office:value="1.04651162790698">
            <text:p>1.0465116279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table:formula="of:=[.B949]/[.A949]" office:value-type="float" office:value="1.01492537313433">
            <text:p>1.0149253731</text:p>
          </table:table-cell>
          <table:table-cell office:value-type="float" office:value="64">
            <text:p>64</text:p>
          </table:table-cell>
          <table:table-cell table:formula="of:=[.D949]/[.A949]" office:value-type="float" office:value="0.955223880597015">
            <text:p>0.9552238806</text:p>
          </table:table-cell>
          <table:table-cell office:value-type="float" office:value="145">
            <text:p>145</text:p>
          </table:table-cell>
          <table:table-cell table:formula="of:=[.F949]/[.A949]" office:value-type="float" office:value="2.16417910447761">
            <text:p>2.1641791045</text:p>
          </table:table-cell>
          <table:table-cell office:value-type="float" office:value="86">
            <text:p>86</text:p>
          </table:table-cell>
          <table:table-cell table:formula="of:=[.H949]/[.A949]" office:value-type="float" office:value="1.28358208955224">
            <text:p>1.2835820896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71">
            <text:p>171</text:p>
          </table:table-cell>
          <table:table-cell table:formula="of:=[.B950]/[.A950]" office:value-type="float" office:value="0.982758620689655">
            <text:p>0.9827586207</text:p>
          </table:table-cell>
          <table:table-cell office:value-type="float" office:value="167">
            <text:p>167</text:p>
          </table:table-cell>
          <table:table-cell table:formula="of:=[.D950]/[.A950]" office:value-type="float" office:value="0.959770114942529">
            <text:p>0.9597701149</text:p>
          </table:table-cell>
          <table:table-cell office:value-type="float" office:value="298">
            <text:p>298</text:p>
          </table:table-cell>
          <table:table-cell table:formula="of:=[.F950]/[.A950]" office:value-type="float" office:value="1.71264367816092">
            <text:p>1.7126436782</text:p>
          </table:table-cell>
          <table:table-cell office:value-type="float" office:value="190">
            <text:p>190</text:p>
          </table:table-cell>
          <table:table-cell table:formula="of:=[.H950]/[.A950]" office:value-type="float" office:value="1.09195402298851">
            <text:p>1.091954023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table:formula="of:=[.B951]/[.A951]" office:value-type="float" office:value="1.01333333333333">
            <text:p>1.0133333333</text:p>
          </table:table-cell>
          <table:table-cell office:value-type="float" office:value="75">
            <text:p>75</text:p>
          </table:table-cell>
          <table:table-cell table:formula="of:=[.D951]/[.A951]" office:value-type="float" office:value="1">
            <text:p>1</text:p>
          </table:table-cell>
          <table:table-cell office:value-type="float" office:value="123">
            <text:p>123</text:p>
          </table:table-cell>
          <table:table-cell table:formula="of:=[.F951]/[.A951]" office:value-type="float" office:value="1.64">
            <text:p>1.64</text:p>
          </table:table-cell>
          <table:table-cell office:value-type="float" office:value="80">
            <text:p>80</text:p>
          </table:table-cell>
          <table:table-cell table:formula="of:=[.H951]/[.A951]" office:value-type="float" office:value="1.06666666666667">
            <text:p>1.0666666667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95">
            <text:p>95</text:p>
          </table:table-cell>
          <table:table-cell table:formula="of:=[.B952]/[.A952]" office:value-type="float" office:value="1.02150537634409">
            <text:p>1.0215053763</text:p>
          </table:table-cell>
          <table:table-cell office:value-type="float" office:value="87">
            <text:p>87</text:p>
          </table:table-cell>
          <table:table-cell table:formula="of:=[.D952]/[.A952]" office:value-type="float" office:value="0.935483870967742">
            <text:p>0.935483871</text:p>
          </table:table-cell>
          <table:table-cell office:value-type="float" office:value="160">
            <text:p>160</text:p>
          </table:table-cell>
          <table:table-cell table:formula="of:=[.F952]/[.A952]" office:value-type="float" office:value="1.72043010752688">
            <text:p>1.7204301075</text:p>
          </table:table-cell>
          <table:table-cell office:value-type="float" office:value="93">
            <text:p>93</text:p>
          </table:table-cell>
          <table:table-cell table:formula="of:=[.H952]/[.A952]" office:value-type="float" office:value="1">
            <text:p>1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73">
            <text:p>173</text:p>
          </table:table-cell>
          <table:table-cell table:formula="of:=[.B953]/[.A953]" office:value-type="float" office:value="1.01764705882353">
            <text:p>1.0176470588</text:p>
          </table:table-cell>
          <table:table-cell office:value-type="float" office:value="163">
            <text:p>163</text:p>
          </table:table-cell>
          <table:table-cell table:formula="of:=[.D953]/[.A953]" office:value-type="float" office:value="0.958823529411765">
            <text:p>0.9588235294</text:p>
          </table:table-cell>
          <table:table-cell office:value-type="float" office:value="286">
            <text:p>286</text:p>
          </table:table-cell>
          <table:table-cell table:formula="of:=[.F953]/[.A953]" office:value-type="float" office:value="1.68235294117647">
            <text:p>1.6823529412</text:p>
          </table:table-cell>
          <table:table-cell office:value-type="float" office:value="181">
            <text:p>181</text:p>
          </table:table-cell>
          <table:table-cell table:formula="of:=[.H953]/[.A953]" office:value-type="float" office:value="1.06470588235294">
            <text:p>1.064705882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7">
            <text:p>77</text:p>
          </table:table-cell>
          <table:table-cell table:formula="of:=[.B954]/[.A954]" office:value-type="float" office:value="0.9625">
            <text:p>0.9625</text:p>
          </table:table-cell>
          <table:table-cell office:value-type="float" office:value="72">
            <text:p>72</text:p>
          </table:table-cell>
          <table:table-cell table:formula="of:=[.D954]/[.A954]" office:value-type="float" office:value="0.9">
            <text:p>0.9</text:p>
          </table:table-cell>
          <table:table-cell office:value-type="float" office:value="127">
            <text:p>127</text:p>
          </table:table-cell>
          <table:table-cell table:formula="of:=[.F954]/[.A954]" office:value-type="float" office:value="1.5875">
            <text:p>1.5875</text:p>
          </table:table-cell>
          <table:table-cell office:value-type="float" office:value="80">
            <text:p>80</text:p>
          </table:table-cell>
          <table:table-cell table:formula="of:=[.H954]/[.A954]" office:value-type="float" office:value="1">
            <text:p>1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  <table:table-cell table:formula="of:=[.B955]/[.A955]" office:value-type="float" office:value="1.08108108108108">
            <text:p>1.0810810811</text:p>
          </table:table-cell>
          <table:table-cell office:value-type="float" office:value="73">
            <text:p>73</text:p>
          </table:table-cell>
          <table:table-cell table:formula="of:=[.D955]/[.A955]" office:value-type="float" office:value="0.986486486486487">
            <text:p>0.9864864865</text:p>
          </table:table-cell>
          <table:table-cell office:value-type="float" office:value="133">
            <text:p>133</text:p>
          </table:table-cell>
          <table:table-cell table:formula="of:=[.F955]/[.A955]" office:value-type="float" office:value="1.7972972972973">
            <text:p>1.7972972973</text:p>
          </table:table-cell>
          <table:table-cell office:value-type="float" office:value="87">
            <text:p>87</text:p>
          </table:table-cell>
          <table:table-cell table:formula="of:=[.H955]/[.A955]" office:value-type="float" office:value="1.17567567567568">
            <text:p>1.1756756757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20">
            <text:p>120</text:p>
          </table:table-cell>
          <table:table-cell table:formula="of:=[.B956]/[.A956]" office:value-type="float" office:value="0.983606557377049">
            <text:p>0.9836065574</text:p>
          </table:table-cell>
          <table:table-cell office:value-type="float" office:value="115">
            <text:p>115</text:p>
          </table:table-cell>
          <table:table-cell table:formula="of:=[.D956]/[.A956]" office:value-type="float" office:value="0.942622950819672">
            <text:p>0.9426229508</text:p>
          </table:table-cell>
          <table:table-cell office:value-type="float" office:value="221">
            <text:p>221</text:p>
          </table:table-cell>
          <table:table-cell table:formula="of:=[.F956]/[.A956]" office:value-type="float" office:value="1.81147540983607">
            <text:p>1.8114754098</text:p>
          </table:table-cell>
          <table:table-cell office:value-type="float" office:value="127">
            <text:p>127</text:p>
          </table:table-cell>
          <table:table-cell table:formula="of:=[.H956]/[.A956]" office:value-type="float" office:value="1.04098360655738">
            <text:p>1.040983606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table:formula="of:=[.B957]/[.A957]" office:value-type="float" office:value="0.927083333333333">
            <text:p>0.9270833333</text:p>
          </table:table-cell>
          <table:table-cell office:value-type="float" office:value="88">
            <text:p>88</text:p>
          </table:table-cell>
          <table:table-cell table:formula="of:=[.D957]/[.A957]" office:value-type="float" office:value="0.916666666666667">
            <text:p>0.9166666667</text:p>
          </table:table-cell>
          <table:table-cell office:value-type="float" office:value="152">
            <text:p>152</text:p>
          </table:table-cell>
          <table:table-cell table:formula="of:=[.F957]/[.A957]" office:value-type="float" office:value="1.58333333333333">
            <text:p>1.5833333333</text:p>
          </table:table-cell>
          <table:table-cell office:value-type="float" office:value="96">
            <text:p>96</text:p>
          </table:table-cell>
          <table:table-cell table:formula="of:=[.H957]/[.A957]" office:value-type="float" office:value="1">
            <text:p>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table:formula="of:=[.B958]/[.A958]" office:value-type="float" office:value="0.983333333333333">
            <text:p>0.9833333333</text:p>
          </table:table-cell>
          <table:table-cell office:value-type="float" office:value="58">
            <text:p>58</text:p>
          </table:table-cell>
          <table:table-cell table:formula="of:=[.D958]/[.A958]" office:value-type="float" office:value="0.966666666666667">
            <text:p>0.9666666667</text:p>
          </table:table-cell>
          <table:table-cell office:value-type="float" office:value="92">
            <text:p>92</text:p>
          </table:table-cell>
          <table:table-cell table:formula="of:=[.F958]/[.A958]" office:value-type="float" office:value="1.53333333333333">
            <text:p>1.5333333333</text:p>
          </table:table-cell>
          <table:table-cell office:value-type="float" office:value="65">
            <text:p>65</text:p>
          </table:table-cell>
          <table:table-cell table:formula="of:=[.H958]/[.A958]" office:value-type="float" office:value="1.08333333333333">
            <text:p>1.0833333333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table:formula="of:=[.B959]/[.A959]" office:value-type="float" office:value="0.970588235294118">
            <text:p>0.9705882353</text:p>
          </table:table-cell>
          <table:table-cell office:value-type="float" office:value="67">
            <text:p>67</text:p>
          </table:table-cell>
          <table:table-cell table:formula="of:=[.D959]/[.A959]" office:value-type="float" office:value="0.985294117647059">
            <text:p>0.9852941176</text:p>
          </table:table-cell>
          <table:table-cell office:value-type="float" office:value="120">
            <text:p>120</text:p>
          </table:table-cell>
          <table:table-cell table:formula="of:=[.F959]/[.A959]" office:value-type="float" office:value="1.76470588235294">
            <text:p>1.7647058824</text:p>
          </table:table-cell>
          <table:table-cell office:value-type="float" office:value="72">
            <text:p>72</text:p>
          </table:table-cell>
          <table:table-cell table:formula="of:=[.H959]/[.A959]" office:value-type="float" office:value="1.05882352941176">
            <text:p>1.0588235294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table:formula="of:=[.B960]/[.A960]" office:value-type="float" office:value="1.01219512195122">
            <text:p>1.012195122</text:p>
          </table:table-cell>
          <table:table-cell office:value-type="float" office:value="80">
            <text:p>80</text:p>
          </table:table-cell>
          <table:table-cell table:formula="of:=[.D960]/[.A960]" office:value-type="float" office:value="0.975609756097561">
            <text:p>0.9756097561</text:p>
          </table:table-cell>
          <table:table-cell office:value-type="float" office:value="125">
            <text:p>125</text:p>
          </table:table-cell>
          <table:table-cell table:formula="of:=[.F960]/[.A960]" office:value-type="float" office:value="1.52439024390244">
            <text:p>1.5243902439</text:p>
          </table:table-cell>
          <table:table-cell office:value-type="float" office:value="86">
            <text:p>86</text:p>
          </table:table-cell>
          <table:table-cell table:formula="of:=[.H960]/[.A960]" office:value-type="float" office:value="1.04878048780488">
            <text:p>1.0487804878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table:formula="of:=[.B961]/[.A961]" office:value-type="float" office:value="0.98780487804878">
            <text:p>0.987804878</text:p>
          </table:table-cell>
          <table:table-cell office:value-type="float" office:value="80">
            <text:p>80</text:p>
          </table:table-cell>
          <table:table-cell table:formula="of:=[.D961]/[.A961]" office:value-type="float" office:value="0.975609756097561">
            <text:p>0.9756097561</text:p>
          </table:table-cell>
          <table:table-cell office:value-type="float" office:value="102">
            <text:p>102</text:p>
          </table:table-cell>
          <table:table-cell table:formula="of:=[.F961]/[.A961]" office:value-type="float" office:value="1.24390243902439">
            <text:p>1.243902439</text:p>
          </table:table-cell>
          <table:table-cell office:value-type="float" office:value="86">
            <text:p>86</text:p>
          </table:table-cell>
          <table:table-cell table:formula="of:=[.H961]/[.A961]" office:value-type="float" office:value="1.04878048780488">
            <text:p>1.0487804878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60">
            <text:p>160</text:p>
          </table:table-cell>
          <table:table-cell table:formula="of:=[.B962]/[.A962]" office:value-type="float" office:value="0.993788819875776">
            <text:p>0.9937888199</text:p>
          </table:table-cell>
          <table:table-cell office:value-type="float" office:value="152">
            <text:p>152</text:p>
          </table:table-cell>
          <table:table-cell table:formula="of:=[.D962]/[.A962]" office:value-type="float" office:value="0.944099378881988">
            <text:p>0.9440993789</text:p>
          </table:table-cell>
          <table:table-cell office:value-type="float" office:value="294">
            <text:p>294</text:p>
          </table:table-cell>
          <table:table-cell table:formula="of:=[.F962]/[.A962]" office:value-type="float" office:value="1.82608695652174">
            <text:p>1.8260869565</text:p>
          </table:table-cell>
          <table:table-cell office:value-type="float" office:value="173">
            <text:p>173</text:p>
          </table:table-cell>
          <table:table-cell table:formula="of:=[.H962]/[.A962]" office:value-type="float" office:value="1.07453416149068">
            <text:p>1.0745341615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table:formula="of:=[.B963]/[.A963]" office:value-type="float" office:value="1.03092783505155">
            <text:p>1.0309278351</text:p>
          </table:table-cell>
          <table:table-cell office:value-type="float" office:value="94">
            <text:p>94</text:p>
          </table:table-cell>
          <table:table-cell table:formula="of:=[.D963]/[.A963]" office:value-type="float" office:value="0.969072164948454">
            <text:p>0.9690721649</text:p>
          </table:table-cell>
          <table:table-cell office:value-type="float" office:value="189">
            <text:p>189</text:p>
          </table:table-cell>
          <table:table-cell table:formula="of:=[.F963]/[.A963]" office:value-type="float" office:value="1.94845360824742">
            <text:p>1.9484536082</text:p>
          </table:table-cell>
          <table:table-cell office:value-type="float" office:value="114">
            <text:p>114</text:p>
          </table:table-cell>
          <table:table-cell table:formula="of:=[.H963]/[.A963]" office:value-type="float" office:value="1.17525773195876">
            <text:p>1.17525773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table:formula="of:=[.B964]/[.A964]" office:value-type="float" office:value="1.02409638554217">
            <text:p>1.0240963855</text:p>
          </table:table-cell>
          <table:table-cell office:value-type="float" office:value="77">
            <text:p>77</text:p>
          </table:table-cell>
          <table:table-cell table:formula="of:=[.D964]/[.A964]" office:value-type="float" office:value="0.927710843373494">
            <text:p>0.9277108434</text:p>
          </table:table-cell>
          <table:table-cell office:value-type="float" office:value="118">
            <text:p>118</text:p>
          </table:table-cell>
          <table:table-cell table:formula="of:=[.F964]/[.A964]" office:value-type="float" office:value="1.42168674698795">
            <text:p>1.421686747</text:p>
          </table:table-cell>
          <table:table-cell office:value-type="float" office:value="86">
            <text:p>86</text:p>
          </table:table-cell>
          <table:table-cell table:formula="of:=[.H964]/[.A964]" office:value-type="float" office:value="1.03614457831325">
            <text:p>1.0361445783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07">
            <text:p>107</text:p>
          </table:table-cell>
          <table:table-cell table:formula="of:=[.B965]/[.A965]" office:value-type="float" office:value="1.08080808080808">
            <text:p>1.0808080808</text:p>
          </table:table-cell>
          <table:table-cell office:value-type="float" office:value="95">
            <text:p>95</text:p>
          </table:table-cell>
          <table:table-cell table:formula="of:=[.D965]/[.A965]" office:value-type="float" office:value="0.95959595959596">
            <text:p>0.9595959596</text:p>
          </table:table-cell>
          <table:table-cell office:value-type="float" office:value="183">
            <text:p>183</text:p>
          </table:table-cell>
          <table:table-cell table:formula="of:=[.F965]/[.A965]" office:value-type="float" office:value="1.84848484848485">
            <text:p>1.8484848485</text:p>
          </table:table-cell>
          <table:table-cell office:value-type="float" office:value="120">
            <text:p>120</text:p>
          </table:table-cell>
          <table:table-cell table:formula="of:=[.H965]/[.A965]" office:value-type="float" office:value="1.21212121212121">
            <text:p>1.2121212121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table:formula="of:=[.B966]/[.A966]" office:value-type="float" office:value="1.01234567901235">
            <text:p>1.012345679</text:p>
          </table:table-cell>
          <table:table-cell office:value-type="float" office:value="80">
            <text:p>80</text:p>
          </table:table-cell>
          <table:table-cell table:formula="of:=[.D966]/[.A966]" office:value-type="float" office:value="0.987654320987654">
            <text:p>0.987654321</text:p>
          </table:table-cell>
          <table:table-cell office:value-type="float" office:value="146">
            <text:p>146</text:p>
          </table:table-cell>
          <table:table-cell table:formula="of:=[.F966]/[.A966]" office:value-type="float" office:value="1.80246913580247">
            <text:p>1.8024691358</text:p>
          </table:table-cell>
          <table:table-cell office:value-type="float" office:value="104">
            <text:p>104</text:p>
          </table:table-cell>
          <table:table-cell table:formula="of:=[.H966]/[.A966]" office:value-type="float" office:value="1.28395061728395">
            <text:p>1.2839506173</text:p>
          </table:table-cell>
        </table:table-row>
        <table:table-row table:style-name="ro1">
          <table:table-cell table:number-columns-repeated="2" office:value-type="float" office:value="35">
            <text:p>35</text:p>
          </table:table-cell>
          <table:table-cell table:formula="of:=[.B967]/[.A967]" office:value-type="float" office:value="1">
            <text:p>1</text:p>
          </table:table-cell>
          <table:table-cell office:value-type="float" office:value="34">
            <text:p>34</text:p>
          </table:table-cell>
          <table:table-cell table:formula="of:=[.D967]/[.A967]" office:value-type="float" office:value="0.971428571428571">
            <text:p>0.9714285714</text:p>
          </table:table-cell>
          <table:table-cell office:value-type="float" office:value="52">
            <text:p>52</text:p>
          </table:table-cell>
          <table:table-cell table:formula="of:=[.F967]/[.A967]" office:value-type="float" office:value="1.48571428571429">
            <text:p>1.4857142857</text:p>
          </table:table-cell>
          <table:table-cell office:value-type="float" office:value="36">
            <text:p>36</text:p>
          </table:table-cell>
          <table:table-cell table:formula="of:=[.H967]/[.A967]" office:value-type="float" office:value="1.02857142857143">
            <text:p>1.0285714286</text:p>
          </table:table-cell>
        </table:table-row>
        <table:table-row table:style-name="ro1">
          <table:table-cell table:number-columns-repeated="2" office:value-type="float" office:value="93">
            <text:p>93</text:p>
          </table:table-cell>
          <table:table-cell table:formula="of:=[.B968]/[.A968]" office:value-type="float" office:value="1">
            <text:p>1</text:p>
          </table:table-cell>
          <table:table-cell office:value-type="float" office:value="92">
            <text:p>92</text:p>
          </table:table-cell>
          <table:table-cell table:formula="of:=[.D968]/[.A968]" office:value-type="float" office:value="0.989247311827957">
            <text:p>0.9892473118</text:p>
          </table:table-cell>
          <table:table-cell office:value-type="float" office:value="170">
            <text:p>170</text:p>
          </table:table-cell>
          <table:table-cell table:formula="of:=[.F968]/[.A968]" office:value-type="float" office:value="1.82795698924731">
            <text:p>1.8279569892</text:p>
          </table:table-cell>
          <table:table-cell office:value-type="float" office:value="99">
            <text:p>99</text:p>
          </table:table-cell>
          <table:table-cell table:formula="of:=[.H968]/[.A968]" office:value-type="float" office:value="1.06451612903226">
            <text:p>1.064516129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table:formula="of:=[.B969]/[.A969]" office:value-type="float" office:value="0.983606557377049">
            <text:p>0.9836065574</text:p>
          </table:table-cell>
          <table:table-cell office:value-type="float" office:value="60">
            <text:p>60</text:p>
          </table:table-cell>
          <table:table-cell table:formula="of:=[.D969]/[.A969]" office:value-type="float" office:value="0.983606557377049">
            <text:p>0.9836065574</text:p>
          </table:table-cell>
          <table:table-cell office:value-type="float" office:value="115">
            <text:p>115</text:p>
          </table:table-cell>
          <table:table-cell table:formula="of:=[.F969]/[.A969]" office:value-type="float" office:value="1.88524590163934">
            <text:p>1.8852459016</text:p>
          </table:table-cell>
          <table:table-cell office:value-type="float" office:value="65">
            <text:p>65</text:p>
          </table:table-cell>
          <table:table-cell table:formula="of:=[.H969]/[.A969]" office:value-type="float" office:value="1.0655737704918">
            <text:p>1.065573770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formula="of:=[.B970]/[.A970]" office:value-type="float" office:value="1.01052631578947">
            <text:p>1.0105263158</text:p>
          </table:table-cell>
          <table:table-cell office:value-type="float" office:value="91">
            <text:p>91</text:p>
          </table:table-cell>
          <table:table-cell table:formula="of:=[.D970]/[.A970]" office:value-type="float" office:value="0.957894736842105">
            <text:p>0.9578947368</text:p>
          </table:table-cell>
          <table:table-cell office:value-type="float" office:value="194">
            <text:p>194</text:p>
          </table:table-cell>
          <table:table-cell table:formula="of:=[.F970]/[.A970]" office:value-type="float" office:value="2.04210526315789">
            <text:p>2.0421052632</text:p>
          </table:table-cell>
          <table:table-cell office:value-type="float" office:value="101">
            <text:p>101</text:p>
          </table:table-cell>
          <table:table-cell table:formula="of:=[.H970]/[.A970]" office:value-type="float" office:value="1.06315789473684">
            <text:p>1.063157894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3">
            <text:p>73</text:p>
          </table:table-cell>
          <table:table-cell table:formula="of:=[.B971]/[.A971]" office:value-type="float" office:value="1.05797101449275">
            <text:p>1.0579710145</text:p>
          </table:table-cell>
          <table:table-cell office:value-type="float" office:value="70">
            <text:p>70</text:p>
          </table:table-cell>
          <table:table-cell table:formula="of:=[.D971]/[.A971]" office:value-type="float" office:value="1.01449275362319">
            <text:p>1.0144927536</text:p>
          </table:table-cell>
          <table:table-cell office:value-type="float" office:value="89">
            <text:p>89</text:p>
          </table:table-cell>
          <table:table-cell table:formula="of:=[.F971]/[.A971]" office:value-type="float" office:value="1.28985507246377">
            <text:p>1.2898550725</text:p>
          </table:table-cell>
          <table:table-cell office:value-type="float" office:value="79">
            <text:p>79</text:p>
          </table:table-cell>
          <table:table-cell table:formula="of:=[.H971]/[.A971]" office:value-type="float" office:value="1.14492753623188">
            <text:p>1.1449275362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16">
            <text:p>116</text:p>
          </table:table-cell>
          <table:table-cell table:formula="of:=[.B972]/[.A972]" office:value-type="float" office:value="1.02654867256637">
            <text:p>1.0265486726</text:p>
          </table:table-cell>
          <table:table-cell office:value-type="float" office:value="110">
            <text:p>110</text:p>
          </table:table-cell>
          <table:table-cell table:formula="of:=[.D972]/[.A972]" office:value-type="float" office:value="0.973451327433628">
            <text:p>0.9734513274</text:p>
          </table:table-cell>
          <table:table-cell office:value-type="float" office:value="159">
            <text:p>159</text:p>
          </table:table-cell>
          <table:table-cell table:formula="of:=[.F972]/[.A972]" office:value-type="float" office:value="1.4070796460177">
            <text:p>1.407079646</text:p>
          </table:table-cell>
          <table:table-cell office:value-type="float" office:value="119">
            <text:p>119</text:p>
          </table:table-cell>
          <table:table-cell table:formula="of:=[.H972]/[.A972]" office:value-type="float" office:value="1.05309734513274">
            <text:p>1.0530973451</text:p>
          </table:table-cell>
        </table:table-row>
        <table:table-row table:style-name="ro1">
          <table:table-cell table:number-columns-repeated="2" office:value-type="float" office:value="85">
            <text:p>85</text:p>
          </table:table-cell>
          <table:table-cell table:formula="of:=[.B973]/[.A973]" office:value-type="float" office:value="1">
            <text:p>1</text:p>
          </table:table-cell>
          <table:table-cell office:value-type="float" office:value="89">
            <text:p>89</text:p>
          </table:table-cell>
          <table:table-cell table:formula="of:=[.D973]/[.A973]" office:value-type="float" office:value="1.04705882352941">
            <text:p>1.0470588235</text:p>
          </table:table-cell>
          <table:table-cell office:value-type="float" office:value="165">
            <text:p>165</text:p>
          </table:table-cell>
          <table:table-cell table:formula="of:=[.F973]/[.A973]" office:value-type="float" office:value="1.94117647058824">
            <text:p>1.9411764706</text:p>
          </table:table-cell>
          <table:table-cell office:value-type="float" office:value="103">
            <text:p>103</text:p>
          </table:table-cell>
          <table:table-cell table:formula="of:=[.H973]/[.A973]" office:value-type="float" office:value="1.21176470588235">
            <text:p>1.2117647059</text:p>
          </table:table-cell>
        </table:table-row>
        <table:table-row table:style-name="ro1">
          <table:table-cell table:number-columns-repeated="2" office:value-type="float" office:value="27">
            <text:p>27</text:p>
          </table:table-cell>
          <table:table-cell table:formula="of:=[.B974]/[.A974]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D974]/[.A974]" office:value-type="float" office:value="1.11111111111111">
            <text:p>1.1111111111</text:p>
          </table:table-cell>
          <table:table-cell office:value-type="float" office:value="57">
            <text:p>57</text:p>
          </table:table-cell>
          <table:table-cell table:formula="of:=[.F974]/[.A974]" office:value-type="float" office:value="2.11111111111111">
            <text:p>2.1111111111</text:p>
          </table:table-cell>
          <table:table-cell office:value-type="float" office:value="30">
            <text:p>30</text:p>
          </table:table-cell>
          <table:table-cell table:formula="of:=[.H974]/[.A974]" office:value-type="float" office:value="1.11111111111111">
            <text:p>1.1111111111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table:formula="of:=[.B975]/[.A975]" office:value-type="float" office:value="1.02941176470588">
            <text:p>1.0294117647</text:p>
          </table:table-cell>
          <table:table-cell office:value-type="float" office:value="68">
            <text:p>68</text:p>
          </table:table-cell>
          <table:table-cell table:formula="of:=[.D975]/[.A975]" office:value-type="float" office:value="1">
            <text:p>1</text:p>
          </table:table-cell>
          <table:table-cell office:value-type="float" office:value="92">
            <text:p>92</text:p>
          </table:table-cell>
          <table:table-cell table:formula="of:=[.F975]/[.A975]" office:value-type="float" office:value="1.35294117647059">
            <text:p>1.3529411765</text:p>
          </table:table-cell>
          <table:table-cell office:value-type="float" office:value="70">
            <text:p>70</text:p>
          </table:table-cell>
          <table:table-cell table:formula="of:=[.H975]/[.A975]" office:value-type="float" office:value="1.02941176470588">
            <text:p>1.029411764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  <table:table-cell table:formula="of:=[.B976]/[.A976]" office:value-type="float" office:value="0.958333333333333">
            <text:p>0.9583333333</text:p>
          </table:table-cell>
          <table:table-cell office:value-type="float" office:value="44">
            <text:p>44</text:p>
          </table:table-cell>
          <table:table-cell table:formula="of:=[.D976]/[.A976]" office:value-type="float" office:value="0.916666666666667">
            <text:p>0.9166666667</text:p>
          </table:table-cell>
          <table:table-cell office:value-type="float" office:value="96">
            <text:p>96</text:p>
          </table:table-cell>
          <table:table-cell table:formula="of:=[.F976]/[.A976]" office:value-type="float" office:value="2">
            <text:p>2</text:p>
          </table:table-cell>
          <table:table-cell office:value-type="float" office:value="47">
            <text:p>47</text:p>
          </table:table-cell>
          <table:table-cell table:formula="of:=[.H976]/[.A976]" office:value-type="float" office:value="0.979166666666667">
            <text:p>0.9791666667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8">
            <text:p>58</text:p>
          </table:table-cell>
          <table:table-cell table:formula="of:=[.B977]/[.A977]" office:value-type="float" office:value="1.05454545454545">
            <text:p>1.0545454545</text:p>
          </table:table-cell>
          <table:table-cell office:value-type="float" office:value="56">
            <text:p>56</text:p>
          </table:table-cell>
          <table:table-cell table:formula="of:=[.D977]/[.A977]" office:value-type="float" office:value="1.01818181818182">
            <text:p>1.0181818182</text:p>
          </table:table-cell>
          <table:table-cell office:value-type="float" office:value="84">
            <text:p>84</text:p>
          </table:table-cell>
          <table:table-cell table:formula="of:=[.F977]/[.A977]" office:value-type="float" office:value="1.52727272727273">
            <text:p>1.5272727273</text:p>
          </table:table-cell>
          <table:table-cell office:value-type="float" office:value="63">
            <text:p>63</text:p>
          </table:table-cell>
          <table:table-cell table:formula="of:=[.H977]/[.A977]" office:value-type="float" office:value="1.14545454545455">
            <text:p>1.1454545455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table:formula="of:=[.B978]/[.A978]" office:value-type="float" office:value="1.01470588235294">
            <text:p>1.0147058824</text:p>
          </table:table-cell>
          <table:table-cell office:value-type="float" office:value="69">
            <text:p>69</text:p>
          </table:table-cell>
          <table:table-cell table:formula="of:=[.D978]/[.A978]" office:value-type="float" office:value="1.01470588235294">
            <text:p>1.0147058824</text:p>
          </table:table-cell>
          <table:table-cell office:value-type="float" office:value="102">
            <text:p>102</text:p>
          </table:table-cell>
          <table:table-cell table:formula="of:=[.F978]/[.A978]" office:value-type="float" office:value="1.5">
            <text:p>1.5</text:p>
          </table:table-cell>
          <table:table-cell office:value-type="float" office:value="76">
            <text:p>76</text:p>
          </table:table-cell>
          <table:table-cell table:formula="of:=[.H978]/[.A978]" office:value-type="float" office:value="1.11764705882353">
            <text:p>1.1176470588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table:formula="of:=[.B979]/[.A979]" office:value-type="float" office:value="1.06382978723404">
            <text:p>1.0638297872</text:p>
          </table:table-cell>
          <table:table-cell office:value-type="float" office:value="46">
            <text:p>46</text:p>
          </table:table-cell>
          <table:table-cell table:formula="of:=[.D979]/[.A979]" office:value-type="float" office:value="0.978723404255319">
            <text:p>0.9787234043</text:p>
          </table:table-cell>
          <table:table-cell office:value-type="float" office:value="76">
            <text:p>76</text:p>
          </table:table-cell>
          <table:table-cell table:formula="of:=[.F979]/[.A979]" office:value-type="float" office:value="1.61702127659574">
            <text:p>1.6170212766</text:p>
          </table:table-cell>
          <table:table-cell office:value-type="float" office:value="49">
            <text:p>49</text:p>
          </table:table-cell>
          <table:table-cell table:formula="of:=[.H979]/[.A979]" office:value-type="float" office:value="1.04255319148936">
            <text:p>1.0425531915</text:p>
          </table:table-cell>
        </table:table-row>
        <table:table-row table:style-name="ro1">
          <table:table-cell table:number-columns-repeated="2" office:value-type="float" office:value="89">
            <text:p>89</text:p>
          </table:table-cell>
          <table:table-cell table:formula="of:=[.B980]/[.A980]" office:value-type="float" office:value="1">
            <text:p>1</text:p>
          </table:table-cell>
          <table:table-cell office:value-type="float" office:value="87">
            <text:p>87</text:p>
          </table:table-cell>
          <table:table-cell table:formula="of:=[.D980]/[.A980]" office:value-type="float" office:value="0.97752808988764">
            <text:p>0.9775280899</text:p>
          </table:table-cell>
          <table:table-cell office:value-type="float" office:value="141">
            <text:p>141</text:p>
          </table:table-cell>
          <table:table-cell table:formula="of:=[.F980]/[.A980]" office:value-type="float" office:value="1.58426966292135">
            <text:p>1.5842696629</text:p>
          </table:table-cell>
          <table:table-cell office:value-type="float" office:value="90">
            <text:p>90</text:p>
          </table:table-cell>
          <table:table-cell table:formula="of:=[.H980]/[.A980]" office:value-type="float" office:value="1.01123595505618">
            <text:p>1.011235955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table:formula="of:=[.B981]/[.A981]" office:value-type="float" office:value="1.03389830508475">
            <text:p>1.0338983051</text:p>
          </table:table-cell>
          <table:table-cell office:value-type="float" office:value="58">
            <text:p>58</text:p>
          </table:table-cell>
          <table:table-cell table:formula="of:=[.D981]/[.A981]" office:value-type="float" office:value="0.983050847457627">
            <text:p>0.9830508475</text:p>
          </table:table-cell>
          <table:table-cell office:value-type="float" office:value="89">
            <text:p>89</text:p>
          </table:table-cell>
          <table:table-cell table:formula="of:=[.F981]/[.A981]" office:value-type="float" office:value="1.50847457627119">
            <text:p>1.5084745763</text:p>
          </table:table-cell>
          <table:table-cell office:value-type="float" office:value="75">
            <text:p>75</text:p>
          </table:table-cell>
          <table:table-cell table:formula="of:=[.H981]/[.A981]" office:value-type="float" office:value="1.27118644067797">
            <text:p>1.271186440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table:formula="of:=[.B982]/[.A982]" office:value-type="float" office:value="1.02272727272727">
            <text:p>1.0227272727</text:p>
          </table:table-cell>
          <table:table-cell office:value-type="float" office:value="42">
            <text:p>42</text:p>
          </table:table-cell>
          <table:table-cell table:formula="of:=[.D982]/[.A982]" office:value-type="float" office:value="0.954545454545455">
            <text:p>0.9545454545</text:p>
          </table:table-cell>
          <table:table-cell office:value-type="float" office:value="101">
            <text:p>101</text:p>
          </table:table-cell>
          <table:table-cell table:formula="of:=[.F982]/[.A982]" office:value-type="float" office:value="2.29545454545455">
            <text:p>2.2954545455</text:p>
          </table:table-cell>
          <table:table-cell office:value-type="float" office:value="61">
            <text:p>61</text:p>
          </table:table-cell>
          <table:table-cell table:formula="of:=[.H982]/[.A982]" office:value-type="float" office:value="1.38636363636364">
            <text:p>1.3863636364</text:p>
          </table:table-cell>
        </table:table-row>
        <table:table-row table:style-name="ro1">
          <table:table-cell table:number-columns-repeated="2" office:value-type="float" office:value="73">
            <text:p>73</text:p>
          </table:table-cell>
          <table:table-cell table:formula="of:=[.B983]/[.A983]" office:value-type="float" office:value="1">
            <text:p>1</text:p>
          </table:table-cell>
          <table:table-cell office:value-type="float" office:value="70">
            <text:p>70</text:p>
          </table:table-cell>
          <table:table-cell table:formula="of:=[.D983]/[.A983]" office:value-type="float" office:value="0.958904109589041">
            <text:p>0.9589041096</text:p>
          </table:table-cell>
          <table:table-cell office:value-type="float" office:value="113">
            <text:p>113</text:p>
          </table:table-cell>
          <table:table-cell table:formula="of:=[.F983]/[.A983]" office:value-type="float" office:value="1.54794520547945">
            <text:p>1.5479452055</text:p>
          </table:table-cell>
          <table:table-cell office:value-type="float" office:value="75">
            <text:p>75</text:p>
          </table:table-cell>
          <table:table-cell table:formula="of:=[.H983]/[.A983]" office:value-type="float" office:value="1.02739726027397">
            <text:p>1.027397260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87">
            <text:p>87</text:p>
          </table:table-cell>
          <table:table-cell table:formula="of:=[.B984]/[.A984]" office:value-type="float" office:value="1.04819277108434">
            <text:p>1.0481927711</text:p>
          </table:table-cell>
          <table:table-cell office:value-type="float" office:value="81">
            <text:p>81</text:p>
          </table:table-cell>
          <table:table-cell table:formula="of:=[.D984]/[.A984]" office:value-type="float" office:value="0.975903614457831">
            <text:p>0.9759036145</text:p>
          </table:table-cell>
          <table:table-cell office:value-type="float" office:value="134">
            <text:p>134</text:p>
          </table:table-cell>
          <table:table-cell table:formula="of:=[.F984]/[.A984]" office:value-type="float" office:value="1.6144578313253">
            <text:p>1.6144578313</text:p>
          </table:table-cell>
          <table:table-cell office:value-type="float" office:value="85">
            <text:p>85</text:p>
          </table:table-cell>
          <table:table-cell table:formula="of:=[.H984]/[.A984]" office:value-type="float" office:value="1.02409638554217">
            <text:p>1.0240963855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60">
            <text:p>160</text:p>
          </table:table-cell>
          <table:table-cell table:formula="of:=[.B985]/[.A985]" office:value-type="float" office:value="1.0062893081761">
            <text:p>1.0062893082</text:p>
          </table:table-cell>
          <table:table-cell office:value-type="float" office:value="151">
            <text:p>151</text:p>
          </table:table-cell>
          <table:table-cell table:formula="of:=[.D985]/[.A985]" office:value-type="float" office:value="0.949685534591195">
            <text:p>0.9496855346</text:p>
          </table:table-cell>
          <table:table-cell office:value-type="float" office:value="239">
            <text:p>239</text:p>
          </table:table-cell>
          <table:table-cell table:formula="of:=[.F985]/[.A985]" office:value-type="float" office:value="1.50314465408805">
            <text:p>1.5031446541</text:p>
          </table:table-cell>
          <table:table-cell office:value-type="float" office:value="167">
            <text:p>167</text:p>
          </table:table-cell>
          <table:table-cell table:formula="of:=[.H985]/[.A985]" office:value-type="float" office:value="1.05031446540881">
            <text:p>1.0503144654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9">
            <text:p>49</text:p>
          </table:table-cell>
          <table:table-cell table:formula="of:=[.B986]/[.A986]" office:value-type="float" office:value="1.04255319148936">
            <text:p>1.0425531915</text:p>
          </table:table-cell>
          <table:table-cell office:value-type="float" office:value="49">
            <text:p>49</text:p>
          </table:table-cell>
          <table:table-cell table:formula="of:=[.D986]/[.A986]" office:value-type="float" office:value="1.04255319148936">
            <text:p>1.0425531915</text:p>
          </table:table-cell>
          <table:table-cell office:value-type="float" office:value="91">
            <text:p>91</text:p>
          </table:table-cell>
          <table:table-cell table:formula="of:=[.F986]/[.A986]" office:value-type="float" office:value="1.93617021276596">
            <text:p>1.9361702128</text:p>
          </table:table-cell>
          <table:table-cell office:value-type="float" office:value="52">
            <text:p>52</text:p>
          </table:table-cell>
          <table:table-cell table:formula="of:=[.H986]/[.A986]" office:value-type="float" office:value="1.1063829787234">
            <text:p>1.1063829787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table:formula="of:=[.B987]/[.A987]" office:value-type="float" office:value="1.02">
            <text:p>1.02</text:p>
          </table:table-cell>
          <table:table-cell office:value-type="float" office:value="46">
            <text:p>46</text:p>
          </table:table-cell>
          <table:table-cell table:formula="of:=[.D987]/[.A987]" office:value-type="float" office:value="0.92">
            <text:p>0.92</text:p>
          </table:table-cell>
          <table:table-cell office:value-type="float" office:value="49">
            <text:p>49</text:p>
          </table:table-cell>
          <table:table-cell table:formula="of:=[.F987]/[.A987]" office:value-type="float" office:value="0.98">
            <text:p>0.98</text:p>
          </table:table-cell>
          <table:table-cell office:value-type="float" office:value="49">
            <text:p>49</text:p>
          </table:table-cell>
          <table:table-cell table:formula="of:=[.H987]/[.A987]" office:value-type="float" office:value="0.98">
            <text:p>0.98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77">
            <text:p>177</text:p>
          </table:table-cell>
          <table:table-cell table:formula="of:=[.B988]/[.A988]" office:value-type="float" office:value="1.00568181818182">
            <text:p>1.0056818182</text:p>
          </table:table-cell>
          <table:table-cell office:value-type="float" office:value="162">
            <text:p>162</text:p>
          </table:table-cell>
          <table:table-cell table:formula="of:=[.D988]/[.A988]" office:value-type="float" office:value="0.920454545454545">
            <text:p>0.9204545455</text:p>
          </table:table-cell>
          <table:table-cell office:value-type="float" office:value="274">
            <text:p>274</text:p>
          </table:table-cell>
          <table:table-cell table:formula="of:=[.F988]/[.A988]" office:value-type="float" office:value="1.55681818181818">
            <text:p>1.5568181818</text:p>
          </table:table-cell>
          <table:table-cell office:value-type="float" office:value="175">
            <text:p>175</text:p>
          </table:table-cell>
          <table:table-cell table:formula="of:=[.H988]/[.A988]" office:value-type="float" office:value="0.994318181818182">
            <text:p>0.9943181818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table:formula="of:=[.B989]/[.A989]" office:value-type="float" office:value="0.979591836734694">
            <text:p>0.9795918367</text:p>
          </table:table-cell>
          <table:table-cell office:value-type="float" office:value="46">
            <text:p>46</text:p>
          </table:table-cell>
          <table:table-cell table:formula="of:=[.D989]/[.A989]" office:value-type="float" office:value="0.938775510204082">
            <text:p>0.9387755102</text:p>
          </table:table-cell>
          <table:table-cell office:value-type="float" office:value="55">
            <text:p>55</text:p>
          </table:table-cell>
          <table:table-cell table:formula="of:=[.F989]/[.A989]" office:value-type="float" office:value="1.12244897959184">
            <text:p>1.1224489796</text:p>
          </table:table-cell>
          <table:table-cell office:value-type="float" office:value="46">
            <text:p>46</text:p>
          </table:table-cell>
          <table:table-cell table:formula="of:=[.H989]/[.A989]" office:value-type="float" office:value="0.938775510204082">
            <text:p>0.9387755102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46">
            <text:p>146</text:p>
          </table:table-cell>
          <table:table-cell table:formula="of:=[.B990]/[.A990]" office:value-type="float" office:value="1.04285714285714">
            <text:p>1.0428571429</text:p>
          </table:table-cell>
          <table:table-cell office:value-type="float" office:value="132">
            <text:p>132</text:p>
          </table:table-cell>
          <table:table-cell table:formula="of:=[.D990]/[.A990]" office:value-type="float" office:value="0.942857142857143">
            <text:p>0.9428571429</text:p>
          </table:table-cell>
          <table:table-cell office:value-type="float" office:value="262">
            <text:p>262</text:p>
          </table:table-cell>
          <table:table-cell table:formula="of:=[.F990]/[.A990]" office:value-type="float" office:value="1.87142857142857">
            <text:p>1.8714285714</text:p>
          </table:table-cell>
          <table:table-cell office:value-type="float" office:value="148">
            <text:p>148</text:p>
          </table:table-cell>
          <table:table-cell table:formula="of:=[.H990]/[.A990]" office:value-type="float" office:value="1.05714285714286">
            <text:p>1.057142857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7">
            <text:p>77</text:p>
          </table:table-cell>
          <table:table-cell table:formula="of:=[.B991]/[.A991]" office:value-type="float" office:value="1.05479452054795">
            <text:p>1.0547945205</text:p>
          </table:table-cell>
          <table:table-cell office:value-type="float" office:value="74">
            <text:p>74</text:p>
          </table:table-cell>
          <table:table-cell table:formula="of:=[.D991]/[.A991]" office:value-type="float" office:value="1.01369863013699">
            <text:p>1.0136986301</text:p>
          </table:table-cell>
          <table:table-cell office:value-type="float" office:value="95">
            <text:p>95</text:p>
          </table:table-cell>
          <table:table-cell table:formula="of:=[.F991]/[.A991]" office:value-type="float" office:value="1.3013698630137">
            <text:p>1.301369863</text:p>
          </table:table-cell>
          <table:table-cell office:value-type="float" office:value="74">
            <text:p>74</text:p>
          </table:table-cell>
          <table:table-cell table:formula="of:=[.H991]/[.A991]" office:value-type="float" office:value="1.01369863013699">
            <text:p>1.013698630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table:formula="of:=[.B992]/[.A992]" office:value-type="float" office:value="1.01111111111111">
            <text:p>1.0111111111</text:p>
          </table:table-cell>
          <table:table-cell office:value-type="float" office:value="86">
            <text:p>86</text:p>
          </table:table-cell>
          <table:table-cell table:formula="of:=[.D992]/[.A992]" office:value-type="float" office:value="0.955555555555556">
            <text:p>0.9555555556</text:p>
          </table:table-cell>
          <table:table-cell office:value-type="float" office:value="161">
            <text:p>161</text:p>
          </table:table-cell>
          <table:table-cell table:formula="of:=[.F992]/[.A992]" office:value-type="float" office:value="1.78888888888889">
            <text:p>1.7888888889</text:p>
          </table:table-cell>
          <table:table-cell office:value-type="float" office:value="111">
            <text:p>111</text:p>
          </table:table-cell>
          <table:table-cell table:formula="of:=[.H992]/[.A992]" office:value-type="float" office:value="1.23333333333333">
            <text:p>1.2333333333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 table:formula="of:=[.B993]/[.A993]" office:value-type="float" office:value="1.0377358490566">
            <text:p>1.0377358491</text:p>
          </table:table-cell>
          <table:table-cell office:value-type="float" office:value="52">
            <text:p>52</text:p>
          </table:table-cell>
          <table:table-cell table:formula="of:=[.D993]/[.A993]" office:value-type="float" office:value="0.981132075471698">
            <text:p>0.9811320755</text:p>
          </table:table-cell>
          <table:table-cell office:value-type="float" office:value="92">
            <text:p>92</text:p>
          </table:table-cell>
          <table:table-cell table:formula="of:=[.F993]/[.A993]" office:value-type="float" office:value="1.73584905660377">
            <text:p>1.7358490566</text:p>
          </table:table-cell>
          <table:table-cell office:value-type="float" office:value="55">
            <text:p>55</text:p>
          </table:table-cell>
          <table:table-cell table:formula="of:=[.H993]/[.A993]" office:value-type="float" office:value="1.0377358490566">
            <text:p>1.0377358491</text:p>
          </table:table-cell>
        </table:table-row>
        <table:table-row table:style-name="ro1">
          <table:table-cell table:number-columns-repeated="2" office:value-type="float" office:value="105">
            <text:p>105</text:p>
          </table:table-cell>
          <table:table-cell table:formula="of:=[.B994]/[.A994]" office:value-type="float" office:value="1">
            <text:p>1</text:p>
          </table:table-cell>
          <table:table-cell office:value-type="float" office:value="99">
            <text:p>99</text:p>
          </table:table-cell>
          <table:table-cell table:formula="of:=[.D994]/[.A994]" office:value-type="float" office:value="0.942857142857143">
            <text:p>0.9428571429</text:p>
          </table:table-cell>
          <table:table-cell office:value-type="float" office:value="176">
            <text:p>176</text:p>
          </table:table-cell>
          <table:table-cell table:formula="of:=[.F994]/[.A994]" office:value-type="float" office:value="1.67619047619048">
            <text:p>1.6761904762</text:p>
          </table:table-cell>
          <table:table-cell office:value-type="float" office:value="107">
            <text:p>107</text:p>
          </table:table-cell>
          <table:table-cell table:formula="of:=[.H994]/[.A994]" office:value-type="float" office:value="1.01904761904762">
            <text:p>1.019047619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table:formula="of:=[.B995]/[.A995]" office:value-type="float" office:value="1.04918032786885">
            <text:p>1.0491803279</text:p>
          </table:table-cell>
          <table:table-cell office:value-type="float" office:value="63">
            <text:p>63</text:p>
          </table:table-cell>
          <table:table-cell table:formula="of:=[.D995]/[.A995]" office:value-type="float" office:value="1.0327868852459">
            <text:p>1.0327868852</text:p>
          </table:table-cell>
          <table:table-cell office:value-type="float" office:value="83">
            <text:p>83</text:p>
          </table:table-cell>
          <table:table-cell table:formula="of:=[.F995]/[.A995]" office:value-type="float" office:value="1.36065573770492">
            <text:p>1.3606557377</text:p>
          </table:table-cell>
          <table:table-cell office:value-type="float" office:value="63">
            <text:p>63</text:p>
          </table:table-cell>
          <table:table-cell table:formula="of:=[.H995]/[.A995]" office:value-type="float" office:value="1.0327868852459">
            <text:p>1.0327868852</text:p>
          </table:table-cell>
        </table:table-row>
        <table:table-row table:style-name="ro1">
          <table:table-cell table:number-columns-repeated="2" office:value-type="float" office:value="83">
            <text:p>83</text:p>
          </table:table-cell>
          <table:table-cell table:formula="of:=[.B996]/[.A996]" office:value-type="float" office:value="1">
            <text:p>1</text:p>
          </table:table-cell>
          <table:table-cell office:value-type="float" office:value="78">
            <text:p>78</text:p>
          </table:table-cell>
          <table:table-cell table:formula="of:=[.D996]/[.A996]" office:value-type="float" office:value="0.939759036144578">
            <text:p>0.9397590361</text:p>
          </table:table-cell>
          <table:table-cell office:value-type="float" office:value="96">
            <text:p>96</text:p>
          </table:table-cell>
          <table:table-cell table:formula="of:=[.F996]/[.A996]" office:value-type="float" office:value="1.1566265060241">
            <text:p>1.156626506</text:p>
          </table:table-cell>
          <table:table-cell office:value-type="float" office:value="86">
            <text:p>86</text:p>
          </table:table-cell>
          <table:table-cell table:formula="of:=[.H996]/[.A996]" office:value-type="float" office:value="1.03614457831325">
            <text:p>1.036144578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91">
            <text:p>91</text:p>
          </table:table-cell>
          <table:table-cell table:formula="of:=[.B997]/[.A997]" office:value-type="float" office:value="1.07058823529412">
            <text:p>1.0705882353</text:p>
          </table:table-cell>
          <table:table-cell office:value-type="float" office:value="82">
            <text:p>82</text:p>
          </table:table-cell>
          <table:table-cell table:formula="of:=[.D997]/[.A997]" office:value-type="float" office:value="0.964705882352941">
            <text:p>0.9647058824</text:p>
          </table:table-cell>
          <table:table-cell office:value-type="float" office:value="159">
            <text:p>159</text:p>
          </table:table-cell>
          <table:table-cell table:formula="of:=[.F997]/[.A997]" office:value-type="float" office:value="1.87058823529412">
            <text:p>1.8705882353</text:p>
          </table:table-cell>
          <table:table-cell office:value-type="float" office:value="87">
            <text:p>87</text:p>
          </table:table-cell>
          <table:table-cell table:formula="of:=[.H997]/[.A997]" office:value-type="float" office:value="1.02352941176471">
            <text:p>1.023529411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formula="of:=[.B998]/[.A998]" office:value-type="float" office:value="1.01052631578947">
            <text:p>1.0105263158</text:p>
          </table:table-cell>
          <table:table-cell office:value-type="float" office:value="88">
            <text:p>88</text:p>
          </table:table-cell>
          <table:table-cell table:formula="of:=[.D998]/[.A998]" office:value-type="float" office:value="0.926315789473684">
            <text:p>0.9263157895</text:p>
          </table:table-cell>
          <table:table-cell office:value-type="float" office:value="168">
            <text:p>168</text:p>
          </table:table-cell>
          <table:table-cell table:formula="of:=[.F998]/[.A998]" office:value-type="float" office:value="1.76842105263158">
            <text:p>1.7684210526</text:p>
          </table:table-cell>
          <table:table-cell office:value-type="float" office:value="96">
            <text:p>96</text:p>
          </table:table-cell>
          <table:table-cell table:formula="of:=[.H998]/[.A998]" office:value-type="float" office:value="1.01052631578947">
            <text:p>1.0105263158</text:p>
          </table:table-cell>
        </table:table-row>
        <table:table-row table:style-name="ro1">
          <table:table-cell table:number-columns-repeated="2" office:value-type="float" office:value="102">
            <text:p>102</text:p>
          </table:table-cell>
          <table:table-cell table:formula="of:=[.B999]/[.A999]" office:value-type="float" office:value="1">
            <text:p>1</text:p>
          </table:table-cell>
          <table:table-cell office:value-type="float" office:value="97">
            <text:p>97</text:p>
          </table:table-cell>
          <table:table-cell table:formula="of:=[.D999]/[.A999]" office:value-type="float" office:value="0.950980392156863">
            <text:p>0.9509803922</text:p>
          </table:table-cell>
          <table:table-cell office:value-type="float" office:value="150">
            <text:p>150</text:p>
          </table:table-cell>
          <table:table-cell table:formula="of:=[.F999]/[.A999]" office:value-type="float" office:value="1.47058823529412">
            <text:p>1.4705882353</text:p>
          </table:table-cell>
          <table:table-cell office:value-type="float" office:value="103">
            <text:p>103</text:p>
          </table:table-cell>
          <table:table-cell table:formula="of:=[.H999]/[.A999]" office:value-type="float" office:value="1.00980392156863">
            <text:p>1.009803921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table:formula="of:=[.B1000]/[.A1000]" office:value-type="float" office:value="1.03125">
            <text:p>1.03125</text:p>
          </table:table-cell>
          <table:table-cell office:value-type="float" office:value="60">
            <text:p>60</text:p>
          </table:table-cell>
          <table:table-cell table:formula="of:=[.D1000]/[.A1000]" office:value-type="float" office:value="0.9375">
            <text:p>0.9375</text:p>
          </table:table-cell>
          <table:table-cell office:value-type="float" office:value="119">
            <text:p>119</text:p>
          </table:table-cell>
          <table:table-cell table:formula="of:=[.F1000]/[.A1000]" office:value-type="float" office:value="1.859375">
            <text:p>1.859375</text:p>
          </table:table-cell>
          <table:table-cell office:value-type="float" office:value="64">
            <text:p>64</text:p>
          </table:table-cell>
          <table:table-cell table:formula="of:=[.H1000]/[.A1000]"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formula="of:=[.B1001]/[.A1001]" office:value-type="float" office:value="1.17391304347826">
            <text:p>1.1739130435</text:p>
          </table:table-cell>
          <table:table-cell office:value-type="float" office:value="25">
            <text:p>25</text:p>
          </table:table-cell>
          <table:table-cell table:formula="of:=[.D1001]/[.A1001]" office:value-type="float" office:value="1.08695652173913">
            <text:p>1.0869565217</text:p>
          </table:table-cell>
          <table:table-cell office:value-type="float" office:value="76">
            <text:p>76</text:p>
          </table:table-cell>
          <table:table-cell table:formula="of:=[.F1001]/[.A1001]" office:value-type="float" office:value="3.30434782608696">
            <text:p>3.3043478261</text:p>
          </table:table-cell>
          <table:table-cell office:value-type="float" office:value="25">
            <text:p>25</text:p>
          </table:table-cell>
          <table:table-cell table:formula="of:=[.H1001]/[.A1001]" office:value-type="float" office:value="1.08695652173913">
            <text:p>1.086956521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table:formula="of:=[.B1002]/[.A1002]" office:value-type="float" office:value="1.08333333333333">
            <text:p>1.0833333333</text:p>
          </table:table-cell>
          <table:table-cell office:value-type="float" office:value="35">
            <text:p>35</text:p>
          </table:table-cell>
          <table:table-cell table:formula="of:=[.D1002]/[.A1002]" office:value-type="float" office:value="0.972222222222222">
            <text:p>0.9722222222</text:p>
          </table:table-cell>
          <table:table-cell office:value-type="float" office:value="58">
            <text:p>58</text:p>
          </table:table-cell>
          <table:table-cell table:formula="of:=[.F1002]/[.A1002]" office:value-type="float" office:value="1.61111111111111">
            <text:p>1.6111111111</text:p>
          </table:table-cell>
          <table:table-cell office:value-type="float" office:value="38">
            <text:p>38</text:p>
          </table:table-cell>
          <table:table-cell table:formula="of:=[.H1002]/[.A1002]" office:value-type="float" office:value="1.05555555555556">
            <text:p>1.0555555556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21">
            <text:p>121</text:p>
          </table:table-cell>
          <table:table-cell table:formula="of:=[.B1003]/[.A1003]" office:value-type="float" office:value="1.02542372881356">
            <text:p>1.0254237288</text:p>
          </table:table-cell>
          <table:table-cell office:value-type="float" office:value="108">
            <text:p>108</text:p>
          </table:table-cell>
          <table:table-cell table:formula="of:=[.D1003]/[.A1003]" office:value-type="float" office:value="0.915254237288135">
            <text:p>0.9152542373</text:p>
          </table:table-cell>
          <table:table-cell office:value-type="float" office:value="190">
            <text:p>190</text:p>
          </table:table-cell>
          <table:table-cell table:formula="of:=[.F1003]/[.A1003]" office:value-type="float" office:value="1.61016949152542">
            <text:p>1.6101694915</text:p>
          </table:table-cell>
          <table:table-cell office:value-type="float" office:value="117">
            <text:p>117</text:p>
          </table:table-cell>
          <table:table-cell table:formula="of:=[.H1003]/[.A1003]" office:value-type="float" office:value="0.991525423728814">
            <text:p>0.991525423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7">
            <text:p>47</text:p>
          </table:table-cell>
          <table:table-cell table:formula="of:=[.B1004]/[.A1004]" office:value-type="float" office:value="1.04444444444444">
            <text:p>1.0444444444</text:p>
          </table:table-cell>
          <table:table-cell office:value-type="float" office:value="44">
            <text:p>44</text:p>
          </table:table-cell>
          <table:table-cell table:formula="of:=[.D1004]/[.A1004]" office:value-type="float" office:value="0.977777777777778">
            <text:p>0.9777777778</text:p>
          </table:table-cell>
          <table:table-cell office:value-type="float" office:value="69">
            <text:p>69</text:p>
          </table:table-cell>
          <table:table-cell table:formula="of:=[.F1004]/[.A1004]" office:value-type="float" office:value="1.53333333333333">
            <text:p>1.5333333333</text:p>
          </table:table-cell>
          <table:table-cell office:value-type="float" office:value="49">
            <text:p>49</text:p>
          </table:table-cell>
          <table:table-cell table:formula="of:=[.H1004]/[.A1004]" office:value-type="float" office:value="1.08888888888889">
            <text:p>1.0888888889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table:formula="of:=[.B1005]/[.A1005]" office:value-type="float" office:value="1.02941176470588">
            <text:p>1.0294117647</text:p>
          </table:table-cell>
          <table:table-cell office:value-type="float" office:value="33">
            <text:p>33</text:p>
          </table:table-cell>
          <table:table-cell table:formula="of:=[.D1005]/[.A1005]" office:value-type="float" office:value="0.970588235294118">
            <text:p>0.9705882353</text:p>
          </table:table-cell>
          <table:table-cell office:value-type="float" office:value="54">
            <text:p>54</text:p>
          </table:table-cell>
          <table:table-cell table:formula="of:=[.F1005]/[.A1005]" office:value-type="float" office:value="1.58823529411765">
            <text:p>1.5882352941</text:p>
          </table:table-cell>
          <table:table-cell office:value-type="float" office:value="37">
            <text:p>37</text:p>
          </table:table-cell>
          <table:table-cell table:formula="of:=[.H1005]/[.A1005]" office:value-type="float" office:value="1.08823529411765">
            <text:p>1.0882352941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44">
            <text:p>144</text:p>
          </table:table-cell>
          <table:table-cell table:formula="of:=[.B1006]/[.A1006]" office:value-type="float" office:value="1.02127659574468">
            <text:p>1.0212765957</text:p>
          </table:table-cell>
          <table:table-cell office:value-type="float" office:value="133">
            <text:p>133</text:p>
          </table:table-cell>
          <table:table-cell table:formula="of:=[.D1006]/[.A1006]" office:value-type="float" office:value="0.943262411347518">
            <text:p>0.9432624113</text:p>
          </table:table-cell>
          <table:table-cell office:value-type="float" office:value="246">
            <text:p>246</text:p>
          </table:table-cell>
          <table:table-cell table:formula="of:=[.F1006]/[.A1006]" office:value-type="float" office:value="1.74468085106383">
            <text:p>1.7446808511</text:p>
          </table:table-cell>
          <table:table-cell office:value-type="float" office:value="142">
            <text:p>142</text:p>
          </table:table-cell>
          <table:table-cell table:formula="of:=[.H1006]/[.A1006]" office:value-type="float" office:value="1.00709219858156">
            <text:p>1.0070921986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71">
            <text:p>71</text:p>
          </table:table-cell>
          <table:table-cell table:formula="of:=[.B1007]/[.A1007]" office:value-type="float" office:value="1.05970149253731">
            <text:p>1.0597014925</text:p>
          </table:table-cell>
          <table:table-cell office:value-type="float" office:value="64">
            <text:p>64</text:p>
          </table:table-cell>
          <table:table-cell table:formula="of:=[.D1007]/[.A1007]" office:value-type="float" office:value="0.955223880597015">
            <text:p>0.9552238806</text:p>
          </table:table-cell>
          <table:table-cell office:value-type="float" office:value="120">
            <text:p>120</text:p>
          </table:table-cell>
          <table:table-cell table:formula="of:=[.F1007]/[.A1007]" office:value-type="float" office:value="1.7910447761194">
            <text:p>1.7910447761</text:p>
          </table:table-cell>
          <table:table-cell office:value-type="float" office:value="69">
            <text:p>69</text:p>
          </table:table-cell>
          <table:table-cell table:formula="of:=[.H1007]/[.A1007]" office:value-type="float" office:value="1.02985074626866">
            <text:p>1.029850746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51">
            <text:p>51</text:p>
          </table:table-cell>
          <table:table-cell table:formula="of:=[.B1008]/[.A1008]" office:value-type="float" office:value="1.08510638297872">
            <text:p>1.085106383</text:p>
          </table:table-cell>
          <table:table-cell office:value-type="float" office:value="46">
            <text:p>46</text:p>
          </table:table-cell>
          <table:table-cell table:formula="of:=[.D1008]/[.A1008]" office:value-type="float" office:value="0.978723404255319">
            <text:p>0.9787234043</text:p>
          </table:table-cell>
          <table:table-cell office:value-type="float" office:value="91">
            <text:p>91</text:p>
          </table:table-cell>
          <table:table-cell table:formula="of:=[.F1008]/[.A1008]" office:value-type="float" office:value="1.93617021276596">
            <text:p>1.9361702128</text:p>
          </table:table-cell>
          <table:table-cell office:value-type="float" office:value="49">
            <text:p>49</text:p>
          </table:table-cell>
          <table:table-cell table:formula="of:=[.H1008]/[.A1008]" office:value-type="float" office:value="1.04255319148936">
            <text:p>1.042553191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table:formula="of:=[.B1009]/[.A1009]" office:value-type="float" office:value="1.09090909090909">
            <text:p>1.0909090909</text:p>
          </table:table-cell>
          <table:table-cell office:value-type="float" office:value="31">
            <text:p>31</text:p>
          </table:table-cell>
          <table:table-cell table:formula="of:=[.D1009]/[.A1009]" office:value-type="float" office:value="0.939393939393939">
            <text:p>0.9393939394</text:p>
          </table:table-cell>
          <table:table-cell office:value-type="float" office:value="61">
            <text:p>61</text:p>
          </table:table-cell>
          <table:table-cell table:formula="of:=[.F1009]/[.A1009]" office:value-type="float" office:value="1.84848484848485">
            <text:p>1.8484848485</text:p>
          </table:table-cell>
          <table:table-cell office:value-type="float" office:value="35">
            <text:p>35</text:p>
          </table:table-cell>
          <table:table-cell table:formula="of:=[.H1009]/[.A1009]" office:value-type="float" office:value="1.06060606060606">
            <text:p>1.06060606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52">
            <text:p>52</text:p>
          </table:table-cell>
          <table:table-cell table:formula="of:=[.B1010]/[.A1010]" office:value-type="float" office:value="1.06122448979592">
            <text:p>1.0612244898</text:p>
          </table:table-cell>
          <table:table-cell office:value-type="float" office:value="49">
            <text:p>49</text:p>
          </table:table-cell>
          <table:table-cell table:formula="of:=[.D1010]/[.A1010]" office:value-type="float" office:value="1">
            <text:p>1</text:p>
          </table:table-cell>
          <table:table-cell office:value-type="float" office:value="68">
            <text:p>68</text:p>
          </table:table-cell>
          <table:table-cell table:formula="of:=[.F1010]/[.A1010]" office:value-type="float" office:value="1.38775510204082">
            <text:p>1.387755102</text:p>
          </table:table-cell>
          <table:table-cell office:value-type="float" office:value="53">
            <text:p>53</text:p>
          </table:table-cell>
          <table:table-cell table:formula="of:=[.H1010]/[.A1010]" office:value-type="float" office:value="1.08163265306122">
            <text:p>1.0816326531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table:formula="of:=[.B1011]/[.A1011]" office:value-type="float" office:value="1.02941176470588">
            <text:p>1.0294117647</text:p>
          </table:table-cell>
          <table:table-cell office:value-type="float" office:value="66">
            <text:p>66</text:p>
          </table:table-cell>
          <table:table-cell table:formula="of:=[.D1011]/[.A1011]" office:value-type="float" office:value="0.970588235294118">
            <text:p>0.9705882353</text:p>
          </table:table-cell>
          <table:table-cell office:value-type="float" office:value="77">
            <text:p>77</text:p>
          </table:table-cell>
          <table:table-cell table:formula="of:=[.F1011]/[.A1011]" office:value-type="float" office:value="1.13235294117647">
            <text:p>1.1323529412</text:p>
          </table:table-cell>
          <table:table-cell office:value-type="float" office:value="68">
            <text:p>68</text:p>
          </table:table-cell>
          <table:table-cell table:formula="of:=[.H1011]/[.A1011]" office:value-type="float" office:value="1">
            <text:p>1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33">
            <text:p>133</text:p>
          </table:table-cell>
          <table:table-cell table:formula="of:=[.B1012]/[.A1012]" office:value-type="float" office:value="1.03100775193798">
            <text:p>1.0310077519</text:p>
          </table:table-cell>
          <table:table-cell office:value-type="float" office:value="123">
            <text:p>123</text:p>
          </table:table-cell>
          <table:table-cell table:formula="of:=[.D1012]/[.A1012]" office:value-type="float" office:value="0.953488372093023">
            <text:p>0.9534883721</text:p>
          </table:table-cell>
          <table:table-cell office:value-type="float" office:value="261">
            <text:p>261</text:p>
          </table:table-cell>
          <table:table-cell table:formula="of:=[.F1012]/[.A1012]" office:value-type="float" office:value="2.02325581395349">
            <text:p>2.023255814</text:p>
          </table:table-cell>
          <table:table-cell office:value-type="float" office:value="133">
            <text:p>133</text:p>
          </table:table-cell>
          <table:table-cell table:formula="of:=[.H1012]/[.A1012]" office:value-type="float" office:value="1.03100775193798">
            <text:p>1.0310077519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54">
            <text:p>54</text:p>
          </table:table-cell>
          <table:table-cell table:formula="of:=[.B1013]/[.A1013]" office:value-type="float" office:value="0.947368421052632">
            <text:p>0.9473684211</text:p>
          </table:table-cell>
          <table:table-cell office:value-type="float" office:value="53">
            <text:p>53</text:p>
          </table:table-cell>
          <table:table-cell table:formula="of:=[.D1013]/[.A1013]" office:value-type="float" office:value="0.929824561403509">
            <text:p>0.9298245614</text:p>
          </table:table-cell>
          <table:table-cell office:value-type="float" office:value="76">
            <text:p>76</text:p>
          </table:table-cell>
          <table:table-cell table:formula="of:=[.F1013]/[.A1013]" office:value-type="float" office:value="1.33333333333333">
            <text:p>1.3333333333</text:p>
          </table:table-cell>
          <table:table-cell office:value-type="float" office:value="55">
            <text:p>55</text:p>
          </table:table-cell>
          <table:table-cell table:formula="of:=[.H1013]/[.A1013]" office:value-type="float" office:value="0.964912280701754">
            <text:p>0.9649122807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table:formula="of:=[.B1014]/[.A1014]" office:value-type="float" office:value="1.01587301587302">
            <text:p>1.0158730159</text:p>
          </table:table-cell>
          <table:table-cell office:value-type="float" office:value="64">
            <text:p>64</text:p>
          </table:table-cell>
          <table:table-cell table:formula="of:=[.D1014]/[.A1014]" office:value-type="float" office:value="1.01587301587302">
            <text:p>1.0158730159</text:p>
          </table:table-cell>
          <table:table-cell office:value-type="float" office:value="109">
            <text:p>109</text:p>
          </table:table-cell>
          <table:table-cell table:formula="of:=[.F1014]/[.A1014]" office:value-type="float" office:value="1.73015873015873">
            <text:p>1.7301587302</text:p>
          </table:table-cell>
          <table:table-cell office:value-type="float" office:value="65">
            <text:p>65</text:p>
          </table:table-cell>
          <table:table-cell table:formula="of:=[.H1014]/[.A1014]" office:value-type="float" office:value="1.03174603174603">
            <text:p>1.0317460317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table:formula="of:=[.B1015]/[.A1015]" office:value-type="float" office:value="1.03896103896104">
            <text:p>1.038961039</text:p>
          </table:table-cell>
          <table:table-cell office:value-type="float" office:value="77">
            <text:p>77</text:p>
          </table:table-cell>
          <table:table-cell table:formula="of:=[.D1015]/[.A1015]" office:value-type="float" office:value="1">
            <text:p>1</text:p>
          </table:table-cell>
          <table:table-cell office:value-type="float" office:value="100">
            <text:p>100</text:p>
          </table:table-cell>
          <table:table-cell table:formula="of:=[.F1015]/[.A1015]" office:value-type="float" office:value="1.2987012987013">
            <text:p>1.2987012987</text:p>
          </table:table-cell>
          <table:table-cell office:value-type="float" office:value="80">
            <text:p>80</text:p>
          </table:table-cell>
          <table:table-cell table:formula="of:=[.H1015]/[.A1015]" office:value-type="float" office:value="1.03896103896104">
            <text:p>1.038961039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table:formula="of:=[.B1016]/[.A1016]" office:value-type="float" office:value="1.02631578947368">
            <text:p>1.0263157895</text:p>
          </table:table-cell>
          <table:table-cell office:value-type="float" office:value="35">
            <text:p>35</text:p>
          </table:table-cell>
          <table:table-cell table:formula="of:=[.D1016]/[.A1016]" office:value-type="float" office:value="0.921052631578947">
            <text:p>0.9210526316</text:p>
          </table:table-cell>
          <table:table-cell office:value-type="float" office:value="70">
            <text:p>70</text:p>
          </table:table-cell>
          <table:table-cell table:formula="of:=[.F1016]/[.A1016]" office:value-type="float" office:value="1.84210526315789">
            <text:p>1.8421052632</text:p>
          </table:table-cell>
          <table:table-cell office:value-type="float" office:value="37">
            <text:p>37</text:p>
          </table:table-cell>
          <table:table-cell table:formula="of:=[.H1016]/[.A1016]" office:value-type="float" office:value="0.973684210526316">
            <text:p>0.973684210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table:formula="of:=[.B1017]/[.A1017]" office:value-type="float" office:value="1.02325581395349">
            <text:p>1.023255814</text:p>
          </table:table-cell>
          <table:table-cell office:value-type="float" office:value="41">
            <text:p>41</text:p>
          </table:table-cell>
          <table:table-cell table:formula="of:=[.D1017]/[.A1017]" office:value-type="float" office:value="0.953488372093023">
            <text:p>0.9534883721</text:p>
          </table:table-cell>
          <table:table-cell office:value-type="float" office:value="70">
            <text:p>70</text:p>
          </table:table-cell>
          <table:table-cell table:formula="of:=[.F1017]/[.A1017]" office:value-type="float" office:value="1.62790697674419">
            <text:p>1.6279069767</text:p>
          </table:table-cell>
          <table:table-cell office:value-type="float" office:value="44">
            <text:p>44</text:p>
          </table:table-cell>
          <table:table-cell table:formula="of:=[.H1017]/[.A1017]" office:value-type="float" office:value="1.02325581395349">
            <text:p>1.02325581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89">
            <text:p>89</text:p>
          </table:table-cell>
          <table:table-cell table:formula="of:=[.B1018]/[.A1018]" office:value-type="float" office:value="1.07228915662651">
            <text:p>1.0722891566</text:p>
          </table:table-cell>
          <table:table-cell office:value-type="float" office:value="80">
            <text:p>80</text:p>
          </table:table-cell>
          <table:table-cell table:formula="of:=[.D1018]/[.A1018]" office:value-type="float" office:value="0.963855421686747">
            <text:p>0.9638554217</text:p>
          </table:table-cell>
          <table:table-cell office:value-type="float" office:value="145">
            <text:p>145</text:p>
          </table:table-cell>
          <table:table-cell table:formula="of:=[.F1018]/[.A1018]" office:value-type="float" office:value="1.74698795180723">
            <text:p>1.7469879518</text:p>
          </table:table-cell>
          <table:table-cell office:value-type="float" office:value="83">
            <text:p>83</text:p>
          </table:table-cell>
          <table:table-cell table:formula="of:=[.H1018]/[.A1018]" office:value-type="float" office:value="1">
            <text:p>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6">
            <text:p>76</text:p>
          </table:table-cell>
          <table:table-cell table:formula="of:=[.B1019]/[.A1019]" office:value-type="float" office:value="1.04109589041096">
            <text:p>1.0410958904</text:p>
          </table:table-cell>
          <table:table-cell office:value-type="float" office:value="67">
            <text:p>67</text:p>
          </table:table-cell>
          <table:table-cell table:formula="of:=[.D1019]/[.A1019]" office:value-type="float" office:value="0.917808219178082">
            <text:p>0.9178082192</text:p>
          </table:table-cell>
          <table:table-cell office:value-type="float" office:value="116">
            <text:p>116</text:p>
          </table:table-cell>
          <table:table-cell table:formula="of:=[.F1019]/[.A1019]" office:value-type="float" office:value="1.58904109589041">
            <text:p>1.5890410959</text:p>
          </table:table-cell>
          <table:table-cell office:value-type="float" office:value="74">
            <text:p>74</text:p>
          </table:table-cell>
          <table:table-cell table:formula="of:=[.H1019]/[.A1019]" office:value-type="float" office:value="1.01369863013699">
            <text:p>1.013698630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  <table:table-cell table:formula="of:=[.B1020]/[.A1020]" office:value-type="float" office:value="0.942857142857143">
            <text:p>0.9428571429</text:p>
          </table:table-cell>
          <table:table-cell office:value-type="float" office:value="64">
            <text:p>64</text:p>
          </table:table-cell>
          <table:table-cell table:formula="of:=[.D1020]/[.A1020]" office:value-type="float" office:value="0.914285714285714">
            <text:p>0.9142857143</text:p>
          </table:table-cell>
          <table:table-cell office:value-type="float" office:value="99">
            <text:p>99</text:p>
          </table:table-cell>
          <table:table-cell table:formula="of:=[.F1020]/[.A1020]" office:value-type="float" office:value="1.41428571428571">
            <text:p>1.4142857143</text:p>
          </table:table-cell>
          <table:table-cell office:value-type="float" office:value="63">
            <text:p>63</text:p>
          </table:table-cell>
          <table:table-cell table:formula="of:=[.H1020]/[.A1020]" office:value-type="float" office:value="0.9">
            <text:p>0.9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16">
            <text:p>116</text:p>
          </table:table-cell>
          <table:table-cell table:formula="of:=[.B1021]/[.A1021]" office:value-type="float" office:value="0.983050847457627">
            <text:p>0.9830508475</text:p>
          </table:table-cell>
          <table:table-cell office:value-type="float" office:value="109">
            <text:p>109</text:p>
          </table:table-cell>
          <table:table-cell table:formula="of:=[.D1021]/[.A1021]" office:value-type="float" office:value="0.923728813559322">
            <text:p>0.9237288136</text:p>
          </table:table-cell>
          <table:table-cell office:value-type="float" office:value="174">
            <text:p>174</text:p>
          </table:table-cell>
          <table:table-cell table:formula="of:=[.F1021]/[.A1021]" office:value-type="float" office:value="1.47457627118644">
            <text:p>1.4745762712</text:p>
          </table:table-cell>
          <table:table-cell office:value-type="float" office:value="124">
            <text:p>124</text:p>
          </table:table-cell>
          <table:table-cell table:formula="of:=[.H1021]/[.A1021]" office:value-type="float" office:value="1.05084745762712">
            <text:p>1.0508474576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93">
            <text:p>93</text:p>
          </table:table-cell>
          <table:table-cell table:formula="of:=[.B1022]/[.A1022]" office:value-type="float" office:value="0.939393939393939">
            <text:p>0.9393939394</text:p>
          </table:table-cell>
          <table:table-cell office:value-type="float" office:value="88">
            <text:p>88</text:p>
          </table:table-cell>
          <table:table-cell table:formula="of:=[.D1022]/[.A1022]" office:value-type="float" office:value="0.888888888888889">
            <text:p>0.8888888889</text:p>
          </table:table-cell>
          <table:table-cell office:value-type="float" office:value="151">
            <text:p>151</text:p>
          </table:table-cell>
          <table:table-cell table:formula="of:=[.F1022]/[.A1022]" office:value-type="float" office:value="1.52525252525253">
            <text:p>1.5252525253</text:p>
          </table:table-cell>
          <table:table-cell office:value-type="float" office:value="122">
            <text:p>122</text:p>
          </table:table-cell>
          <table:table-cell table:formula="of:=[.H1022]/[.A1022]" office:value-type="float" office:value="1.23232323232323">
            <text:p>1.2323232323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19">
            <text:p>119</text:p>
          </table:table-cell>
          <table:table-cell table:formula="of:=[.B1023]/[.A1023]" office:value-type="float" office:value="0.983471074380165">
            <text:p>0.9834710744</text:p>
          </table:table-cell>
          <table:table-cell office:value-type="float" office:value="115">
            <text:p>115</text:p>
          </table:table-cell>
          <table:table-cell table:formula="of:=[.D1023]/[.A1023]" office:value-type="float" office:value="0.950413223140496">
            <text:p>0.9504132231</text:p>
          </table:table-cell>
          <table:table-cell office:value-type="float" office:value="235">
            <text:p>235</text:p>
          </table:table-cell>
          <table:table-cell table:formula="of:=[.F1023]/[.A1023]" office:value-type="float" office:value="1.94214876033058">
            <text:p>1.9421487603</text:p>
          </table:table-cell>
          <table:table-cell office:value-type="float" office:value="121">
            <text:p>121</text:p>
          </table:table-cell>
          <table:table-cell table:formula="of:=[.H1023]/[.A1023]" office:value-type="float" office:value="1">
            <text:p>1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98">
            <text:p>198</text:p>
          </table:table-cell>
          <table:table-cell table:formula="of:=[.B1024]/[.A1024]" office:value-type="float" office:value="0.994974874371859">
            <text:p>0.9949748744</text:p>
          </table:table-cell>
          <table:table-cell office:value-type="float" office:value="187">
            <text:p>187</text:p>
          </table:table-cell>
          <table:table-cell table:formula="of:=[.D1024]/[.A1024]" office:value-type="float" office:value="0.939698492462311">
            <text:p>0.9396984925</text:p>
          </table:table-cell>
          <table:table-cell office:value-type="float" office:value="343">
            <text:p>343</text:p>
          </table:table-cell>
          <table:table-cell table:formula="of:=[.F1024]/[.A1024]" office:value-type="float" office:value="1.72361809045226">
            <text:p>1.7236180905</text:p>
          </table:table-cell>
          <table:table-cell office:value-type="float" office:value="218">
            <text:p>218</text:p>
          </table:table-cell>
          <table:table-cell table:formula="of:=[.H1024]/[.A1024]" office:value-type="float" office:value="1.09547738693467">
            <text:p>1.0954773869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69">
            <text:p>169</text:p>
          </table:table-cell>
          <table:table-cell table:formula="of:=[.B1025]/[.A1025]" office:value-type="float" office:value="0.982558139534884">
            <text:p>0.9825581395</text:p>
          </table:table-cell>
          <table:table-cell office:value-type="float" office:value="160">
            <text:p>160</text:p>
          </table:table-cell>
          <table:table-cell table:formula="of:=[.D1025]/[.A1025]" office:value-type="float" office:value="0.930232558139535">
            <text:p>0.9302325581</text:p>
          </table:table-cell>
          <table:table-cell office:value-type="float" office:value="249">
            <text:p>249</text:p>
          </table:table-cell>
          <table:table-cell table:formula="of:=[.F1025]/[.A1025]" office:value-type="float" office:value="1.44767441860465">
            <text:p>1.4476744186</text:p>
          </table:table-cell>
          <table:table-cell office:value-type="float" office:value="182">
            <text:p>182</text:p>
          </table:table-cell>
          <table:table-cell table:formula="of:=[.H1025]/[.A1025]" office:value-type="float" office:value="1.05813953488372">
            <text:p>1.0581395349</text:p>
          </table:table-cell>
        </table:table-row>
        <table:table-row table:style-name="ro1">
          <table:table-cell table:number-columns-repeated="2" office:value-type="float" office:value="50">
            <text:p>50</text:p>
          </table:table-cell>
          <table:table-cell table:formula="of:=[.B1026]/[.A1026]" office:value-type="float" office:value="1">
            <text:p>1</text:p>
          </table:table-cell>
          <table:table-cell office:value-type="float" office:value="49">
            <text:p>49</text:p>
          </table:table-cell>
          <table:table-cell table:formula="of:=[.D1026]/[.A1026]" office:value-type="float" office:value="0.98">
            <text:p>0.98</text:p>
          </table:table-cell>
          <table:table-cell office:value-type="float" office:value="93">
            <text:p>93</text:p>
          </table:table-cell>
          <table:table-cell table:formula="of:=[.F1026]/[.A1026]" office:value-type="float" office:value="1.86">
            <text:p>1.86</text:p>
          </table:table-cell>
          <table:table-cell office:value-type="float" office:value="53">
            <text:p>53</text:p>
          </table:table-cell>
          <table:table-cell table:formula="of:=[.H1026]/[.A1026]" office:value-type="float" office:value="1.06">
            <text:p>1.06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57">
            <text:p>157</text:p>
          </table:table-cell>
          <table:table-cell table:formula="of:=[.B1027]/[.A1027]" office:value-type="float" office:value="1.03289473684211">
            <text:p>1.0328947368</text:p>
          </table:table-cell>
          <table:table-cell office:value-type="float" office:value="141">
            <text:p>141</text:p>
          </table:table-cell>
          <table:table-cell table:formula="of:=[.D1027]/[.A1027]" office:value-type="float" office:value="0.927631578947369">
            <text:p>0.9276315789</text:p>
          </table:table-cell>
          <table:table-cell office:value-type="float" office:value="279">
            <text:p>279</text:p>
          </table:table-cell>
          <table:table-cell table:formula="of:=[.F1027]/[.A1027]" office:value-type="float" office:value="1.83552631578947">
            <text:p>1.8355263158</text:p>
          </table:table-cell>
          <table:table-cell office:value-type="float" office:value="166">
            <text:p>166</text:p>
          </table:table-cell>
          <table:table-cell table:formula="of:=[.H1027]/[.A1027]" office:value-type="float" office:value="1.09210526315789">
            <text:p>1.0921052632</text:p>
          </table:table-cell>
        </table:table-row>
        <table:table-row table:style-name="ro1">
          <table:table-cell table:number-columns-repeated="2" office:value-type="float" office:value="83">
            <text:p>83</text:p>
          </table:table-cell>
          <table:table-cell table:formula="of:=[.B1028]/[.A1028]" office:value-type="float" office:value="1">
            <text:p>1</text:p>
          </table:table-cell>
          <table:table-cell office:value-type="float" office:value="81">
            <text:p>81</text:p>
          </table:table-cell>
          <table:table-cell table:formula="of:=[.D1028]/[.A1028]" office:value-type="float" office:value="0.975903614457831">
            <text:p>0.9759036145</text:p>
          </table:table-cell>
          <table:table-cell office:value-type="float" office:value="144">
            <text:p>144</text:p>
          </table:table-cell>
          <table:table-cell table:formula="of:=[.F1028]/[.A1028]" office:value-type="float" office:value="1.73493975903614">
            <text:p>1.734939759</text:p>
          </table:table-cell>
          <table:table-cell office:value-type="float" office:value="89">
            <text:p>89</text:p>
          </table:table-cell>
          <table:table-cell table:formula="of:=[.H1028]/[.A1028]" office:value-type="float" office:value="1.07228915662651">
            <text:p>1.0722891566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formula="of:=[.B1029]/[.A1029]" office:value-type="float" office:value="1.01724137931034">
            <text:p>1.0172413793</text:p>
          </table:table-cell>
          <table:table-cell office:value-type="float" office:value="56">
            <text:p>56</text:p>
          </table:table-cell>
          <table:table-cell table:formula="of:=[.D1029]/[.A1029]" office:value-type="float" office:value="0.96551724137931">
            <text:p>0.9655172414</text:p>
          </table:table-cell>
          <table:table-cell office:value-type="float" office:value="69">
            <text:p>69</text:p>
          </table:table-cell>
          <table:table-cell table:formula="of:=[.F1029]/[.A1029]" office:value-type="float" office:value="1.18965517241379">
            <text:p>1.1896551724</text:p>
          </table:table-cell>
          <table:table-cell office:value-type="float" office:value="60">
            <text:p>60</text:p>
          </table:table-cell>
          <table:table-cell table:formula="of:=[.H1029]/[.A1029]" office:value-type="float" office:value="1.03448275862069">
            <text:p>1.034482758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table:formula="of:=[.B1030]/[.A1030]" office:value-type="float" office:value="0.977777777777778">
            <text:p>0.9777777778</text:p>
          </table:table-cell>
          <table:table-cell office:value-type="float" office:value="45">
            <text:p>45</text:p>
          </table:table-cell>
          <table:table-cell table:formula="of:=[.D1030]/[.A1030]" office:value-type="float" office:value="1">
            <text:p>1</text:p>
          </table:table-cell>
          <table:table-cell office:value-type="float" office:value="68">
            <text:p>68</text:p>
          </table:table-cell>
          <table:table-cell table:formula="of:=[.F1030]/[.A1030]" office:value-type="float" office:value="1.51111111111111">
            <text:p>1.5111111111</text:p>
          </table:table-cell>
          <table:table-cell office:value-type="float" office:value="47">
            <text:p>47</text:p>
          </table:table-cell>
          <table:table-cell table:formula="of:=[.H1030]/[.A1030]" office:value-type="float" office:value="1.04444444444444">
            <text:p>1.0444444444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table:formula="of:=[.B1031]/[.A1031]" office:value-type="float" office:value="1.01408450704225">
            <text:p>1.014084507</text:p>
          </table:table-cell>
          <table:table-cell office:value-type="float" office:value="68">
            <text:p>68</text:p>
          </table:table-cell>
          <table:table-cell table:formula="of:=[.D1031]/[.A1031]" office:value-type="float" office:value="0.957746478873239">
            <text:p>0.9577464789</text:p>
          </table:table-cell>
          <table:table-cell office:value-type="float" office:value="94">
            <text:p>94</text:p>
          </table:table-cell>
          <table:table-cell table:formula="of:=[.F1031]/[.A1031]" office:value-type="float" office:value="1.32394366197183">
            <text:p>1.323943662</text:p>
          </table:table-cell>
          <table:table-cell office:value-type="float" office:value="79">
            <text:p>79</text:p>
          </table:table-cell>
          <table:table-cell table:formula="of:=[.H1031]/[.A1031]" office:value-type="float" office:value="1.11267605633803">
            <text:p>1.1126760563</text:p>
          </table:table-cell>
        </table:table-row>
        <table:table-row table:style-name="ro1">
          <table:table-cell table:number-columns-repeated="2" office:value-type="float" office:value="66">
            <text:p>66</text:p>
          </table:table-cell>
          <table:table-cell table:formula="of:=[.B1032]/[.A1032]" office:value-type="float" office:value="1">
            <text:p>1</text:p>
          </table:table-cell>
          <table:table-cell office:value-type="float" office:value="64">
            <text:p>64</text:p>
          </table:table-cell>
          <table:table-cell table:formula="of:=[.D1032]/[.A1032]" office:value-type="float" office:value="0.96969696969697">
            <text:p>0.9696969697</text:p>
          </table:table-cell>
          <table:table-cell office:value-type="float" office:value="128">
            <text:p>128</text:p>
          </table:table-cell>
          <table:table-cell table:formula="of:=[.F1032]/[.A1032]" office:value-type="float" office:value="1.93939393939394">
            <text:p>1.9393939394</text:p>
          </table:table-cell>
          <table:table-cell office:value-type="float" office:value="68">
            <text:p>68</text:p>
          </table:table-cell>
          <table:table-cell table:formula="of:=[.H1032]/[.A1032]" office:value-type="float" office:value="1.03030303030303">
            <text:p>1.0303030303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25">
            <text:p>125</text:p>
          </table:table-cell>
          <table:table-cell table:formula="of:=[.B1033]/[.A1033]" office:value-type="float" office:value="0.992063492063492">
            <text:p>0.9920634921</text:p>
          </table:table-cell>
          <table:table-cell office:value-type="float" office:value="117">
            <text:p>117</text:p>
          </table:table-cell>
          <table:table-cell table:formula="of:=[.D1033]/[.A1033]" office:value-type="float" office:value="0.928571428571429">
            <text:p>0.9285714286</text:p>
          </table:table-cell>
          <table:table-cell office:value-type="float" office:value="218">
            <text:p>218</text:p>
          </table:table-cell>
          <table:table-cell table:formula="of:=[.F1033]/[.A1033]" office:value-type="float" office:value="1.73015873015873">
            <text:p>1.7301587302</text:p>
          </table:table-cell>
          <table:table-cell office:value-type="float" office:value="138">
            <text:p>138</text:p>
          </table:table-cell>
          <table:table-cell table:formula="of:=[.H1033]/[.A1033]" office:value-type="float" office:value="1.0952380952381">
            <text:p>1.095238095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table:formula="of:=[.B1034]/[.A1034]" office:value-type="float" office:value="1.02127659574468">
            <text:p>1.0212765957</text:p>
          </table:table-cell>
          <table:table-cell office:value-type="float" office:value="46">
            <text:p>46</text:p>
          </table:table-cell>
          <table:table-cell table:formula="of:=[.D1034]/[.A1034]" office:value-type="float" office:value="0.978723404255319">
            <text:p>0.9787234043</text:p>
          </table:table-cell>
          <table:table-cell office:value-type="float" office:value="82">
            <text:p>82</text:p>
          </table:table-cell>
          <table:table-cell table:formula="of:=[.F1034]/[.A1034]" office:value-type="float" office:value="1.74468085106383">
            <text:p>1.7446808511</text:p>
          </table:table-cell>
          <table:table-cell office:value-type="float" office:value="52">
            <text:p>52</text:p>
          </table:table-cell>
          <table:table-cell table:formula="of:=[.H1034]/[.A1034]" office:value-type="float" office:value="1.1063829787234">
            <text:p>1.1063829787</text:p>
          </table:table-cell>
        </table:table-row>
        <table:table-row table:style-name="ro1">
          <table:table-cell table:number-columns-repeated="2" office:value-type="float" office:value="43">
            <text:p>43</text:p>
          </table:table-cell>
          <table:table-cell table:formula="of:=[.B1035]/[.A1035]" office:value-type="float" office:value="1">
            <text:p>1</text:p>
          </table:table-cell>
          <table:table-cell office:value-type="float" office:value="42">
            <text:p>42</text:p>
          </table:table-cell>
          <table:table-cell table:formula="of:=[.D1035]/[.A1035]" office:value-type="float" office:value="0.976744186046512">
            <text:p>0.976744186</text:p>
          </table:table-cell>
          <table:table-cell office:value-type="float" office:value="59">
            <text:p>59</text:p>
          </table:table-cell>
          <table:table-cell table:formula="of:=[.F1035]/[.A1035]" office:value-type="float" office:value="1.37209302325581">
            <text:p>1.3720930233</text:p>
          </table:table-cell>
          <table:table-cell office:value-type="float" office:value="47">
            <text:p>47</text:p>
          </table:table-cell>
          <table:table-cell table:formula="of:=[.H1035]/[.A1035]" office:value-type="float" office:value="1.09302325581395">
            <text:p>1.093023255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table:formula="of:=[.B1036]/[.A1036]" office:value-type="float" office:value="1.01515151515152">
            <text:p>1.0151515152</text:p>
          </table:table-cell>
          <table:table-cell office:value-type="float" office:value="63">
            <text:p>63</text:p>
          </table:table-cell>
          <table:table-cell table:formula="of:=[.D1036]/[.A1036]" office:value-type="float" office:value="0.954545454545455">
            <text:p>0.9545454545</text:p>
          </table:table-cell>
          <table:table-cell office:value-type="float" office:value="120">
            <text:p>120</text:p>
          </table:table-cell>
          <table:table-cell table:formula="of:=[.F1036]/[.A1036]" office:value-type="float" office:value="1.81818181818182">
            <text:p>1.8181818182</text:p>
          </table:table-cell>
          <table:table-cell office:value-type="float" office:value="73">
            <text:p>73</text:p>
          </table:table-cell>
          <table:table-cell table:formula="of:=[.H1036]/[.A1036]" office:value-type="float" office:value="1.10606060606061">
            <text:p>1.1060606061</text:p>
          </table:table-cell>
        </table:table-row>
        <table:table-row table:style-name="ro1">
          <table:table-cell table:number-columns-repeated="2" office:value-type="float" office:value="99">
            <text:p>99</text:p>
          </table:table-cell>
          <table:table-cell table:formula="of:=[.B1037]/[.A1037]" office:value-type="float" office:value="1">
            <text:p>1</text:p>
          </table:table-cell>
          <table:table-cell office:value-type="float" office:value="94">
            <text:p>94</text:p>
          </table:table-cell>
          <table:table-cell table:formula="of:=[.D1037]/[.A1037]" office:value-type="float" office:value="0.94949494949495">
            <text:p>0.9494949495</text:p>
          </table:table-cell>
          <table:table-cell office:value-type="float" office:value="121">
            <text:p>121</text:p>
          </table:table-cell>
          <table:table-cell table:formula="of:=[.F1037]/[.A1037]" office:value-type="float" office:value="1.22222222222222">
            <text:p>1.2222222222</text:p>
          </table:table-cell>
          <table:table-cell office:value-type="float" office:value="102">
            <text:p>102</text:p>
          </table:table-cell>
          <table:table-cell table:formula="of:=[.H1037]/[.A1037]" office:value-type="float" office:value="1.03030303030303">
            <text:p>1.0303030303</text:p>
          </table:table-cell>
        </table:table-row>
        <table:table-row table:style-name="ro1">
          <table:table-cell table:number-columns-repeated="2" office:value-type="float" office:value="63">
            <text:p>63</text:p>
          </table:table-cell>
          <table:table-cell table:formula="of:=[.B1038]/[.A1038]" office:value-type="float" office:value="1">
            <text:p>1</text:p>
          </table:table-cell>
          <table:table-cell office:value-type="float" office:value="60">
            <text:p>60</text:p>
          </table:table-cell>
          <table:table-cell table:formula="of:=[.D1038]/[.A1038]" office:value-type="float" office:value="0.952380952380952">
            <text:p>0.9523809524</text:p>
          </table:table-cell>
          <table:table-cell office:value-type="float" office:value="64">
            <text:p>64</text:p>
          </table:table-cell>
          <table:table-cell table:formula="of:=[.F1038]/[.A1038]" office:value-type="float" office:value="1.01587301587302">
            <text:p>1.0158730159</text:p>
          </table:table-cell>
          <table:table-cell office:value-type="float" office:value="68">
            <text:p>68</text:p>
          </table:table-cell>
          <table:table-cell table:formula="of:=[.H1038]/[.A1038]" office:value-type="float" office:value="1.07936507936508">
            <text:p>1.0793650794</text:p>
          </table:table-cell>
        </table:table-row>
        <table:table-row table:style-name="ro1">
          <table:table-cell table:number-columns-repeated="2" office:value-type="float" office:value="40">
            <text:p>40</text:p>
          </table:table-cell>
          <table:table-cell table:formula="of:=[.B1039]/[.A1039]" office:value-type="float" office:value="1">
            <text:p>1</text:p>
          </table:table-cell>
          <table:table-cell office:value-type="float" office:value="39">
            <text:p>39</text:p>
          </table:table-cell>
          <table:table-cell table:formula="of:=[.D1039]/[.A1039]" office:value-type="float" office:value="0.975">
            <text:p>0.975</text:p>
          </table:table-cell>
          <table:table-cell office:value-type="float" office:value="76">
            <text:p>76</text:p>
          </table:table-cell>
          <table:table-cell table:formula="of:=[.F1039]/[.A1039]" office:value-type="float" office:value="1.9">
            <text:p>1.9</text:p>
          </table:table-cell>
          <table:table-cell office:value-type="float" office:value="42">
            <text:p>42</text:p>
          </table:table-cell>
          <table:table-cell table:formula="of:=[.H1039]/[.A1039]" office:value-type="float" office:value="1.05">
            <text:p>1.0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77">
            <text:p>77</text:p>
          </table:table-cell>
          <table:table-cell table:formula="of:=[.B1040]/[.A1040]" office:value-type="float" office:value="0.939024390243902">
            <text:p>0.9390243902</text:p>
          </table:table-cell>
          <table:table-cell office:value-type="float" office:value="72">
            <text:p>72</text:p>
          </table:table-cell>
          <table:table-cell table:formula="of:=[.D1040]/[.A1040]" office:value-type="float" office:value="0.878048780487805">
            <text:p>0.8780487805</text:p>
          </table:table-cell>
          <table:table-cell office:value-type="float" office:value="104">
            <text:p>104</text:p>
          </table:table-cell>
          <table:table-cell table:formula="of:=[.F1040]/[.A1040]" office:value-type="float" office:value="1.26829268292683">
            <text:p>1.2682926829</text:p>
          </table:table-cell>
          <table:table-cell office:value-type="float" office:value="84">
            <text:p>84</text:p>
          </table:table-cell>
          <table:table-cell table:formula="of:=[.H1040]/[.A1040]" office:value-type="float" office:value="1.02439024390244">
            <text:p>1.0243902439</text:p>
          </table:table-cell>
        </table:table-row>
        <table:table-row table:style-name="ro1">
          <table:table-cell table:number-columns-repeated="2" office:value-type="float" office:value="40">
            <text:p>40</text:p>
          </table:table-cell>
          <table:table-cell table:formula="of:=[.B1041]/[.A1041]" office:value-type="float" office:value="1">
            <text:p>1</text:p>
          </table:table-cell>
          <table:table-cell office:value-type="float" office:value="38">
            <text:p>38</text:p>
          </table:table-cell>
          <table:table-cell table:formula="of:=[.D1041]/[.A1041]" office:value-type="float" office:value="0.95">
            <text:p>0.95</text:p>
          </table:table-cell>
          <table:table-cell office:value-type="float" office:value="65">
            <text:p>65</text:p>
          </table:table-cell>
          <table:table-cell table:formula="of:=[.F1041]/[.A1041]" office:value-type="float" office:value="1.625">
            <text:p>1.625</text:p>
          </table:table-cell>
          <table:table-cell office:value-type="float" office:value="43">
            <text:p>43</text:p>
          </table:table-cell>
          <table:table-cell table:formula="of:=[.H1041]/[.A1041]" office:value-type="float" office:value="1.075">
            <text:p>1.075</text:p>
          </table:table-cell>
        </table:table-row>
        <table:table-row table:style-name="ro1">
          <table:table-cell table:number-columns-repeated="2" office:value-type="float" office:value="18">
            <text:p>18</text:p>
          </table:table-cell>
          <table:table-cell table:formula="of:=[.B1042]/[.A1042]"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1042]/[.A1042]" office:value-type="float" office:value="0.888888888888889">
            <text:p>0.8888888889</text:p>
          </table:table-cell>
          <table:table-cell office:value-type="float" office:value="28">
            <text:p>28</text:p>
          </table:table-cell>
          <table:table-cell table:formula="of:=[.F1042]/[.A1042]" office:value-type="float" office:value="1.55555555555556">
            <text:p>1.5555555556</text:p>
          </table:table-cell>
          <table:table-cell office:value-type="float" office:value="20">
            <text:p>20</text:p>
          </table:table-cell>
          <table:table-cell table:formula="of:=[.H1042]/[.A1042]" office:value-type="float" office:value="1.11111111111111">
            <text:p>1.111111111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table:formula="of:=[.B1043]/[.A1043]" office:value-type="float" office:value="1.02325581395349">
            <text:p>1.023255814</text:p>
          </table:table-cell>
          <table:table-cell office:value-type="float" office:value="43">
            <text:p>43</text:p>
          </table:table-cell>
          <table:table-cell table:formula="of:=[.D1043]/[.A1043]" office:value-type="float" office:value="1">
            <text:p>1</text:p>
          </table:table-cell>
          <table:table-cell office:value-type="float" office:value="51">
            <text:p>51</text:p>
          </table:table-cell>
          <table:table-cell table:formula="of:=[.F1043]/[.A1043]" office:value-type="float" office:value="1.18604651162791">
            <text:p>1.1860465116</text:p>
          </table:table-cell>
          <table:table-cell office:value-type="float" office:value="48">
            <text:p>48</text:p>
          </table:table-cell>
          <table:table-cell table:formula="of:=[.H1043]/[.A1043]" office:value-type="float" office:value="1.11627906976744">
            <text:p>1.1162790698</text:p>
          </table:table-cell>
        </table:table-row>
        <table:table-row table:style-name="ro1">
          <table:table-cell table:number-columns-repeated="2" office:value-type="float" office:value="101">
            <text:p>101</text:p>
          </table:table-cell>
          <table:table-cell table:formula="of:=[.B1044]/[.A1044]" office:value-type="float" office:value="1">
            <text:p>1</text:p>
          </table:table-cell>
          <table:table-cell office:value-type="float" office:value="94">
            <text:p>94</text:p>
          </table:table-cell>
          <table:table-cell table:formula="of:=[.D1044]/[.A1044]" office:value-type="float" office:value="0.930693069306931">
            <text:p>0.9306930693</text:p>
          </table:table-cell>
          <table:table-cell office:value-type="float" office:value="171">
            <text:p>171</text:p>
          </table:table-cell>
          <table:table-cell table:formula="of:=[.F1044]/[.A1044]" office:value-type="float" office:value="1.69306930693069">
            <text:p>1.6930693069</text:p>
          </table:table-cell>
          <table:table-cell office:value-type="float" office:value="104">
            <text:p>104</text:p>
          </table:table-cell>
          <table:table-cell table:formula="of:=[.H1044]/[.A1044]" office:value-type="float" office:value="1.02970297029703">
            <text:p>1.029702970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8">
            <text:p>78</text:p>
          </table:table-cell>
          <table:table-cell table:formula="of:=[.B1045]/[.A1045]" office:value-type="float" office:value="0.975">
            <text:p>0.975</text:p>
          </table:table-cell>
          <table:table-cell office:value-type="float" office:value="77">
            <text:p>77</text:p>
          </table:table-cell>
          <table:table-cell table:formula="of:=[.D1045]/[.A1045]" office:value-type="float" office:value="0.9625">
            <text:p>0.9625</text:p>
          </table:table-cell>
          <table:table-cell office:value-type="float" office:value="128">
            <text:p>128</text:p>
          </table:table-cell>
          <table:table-cell table:formula="of:=[.F1045]/[.A1045]" office:value-type="float" office:value="1.6">
            <text:p>1.6</text:p>
          </table:table-cell>
          <table:table-cell office:value-type="float" office:value="93">
            <text:p>93</text:p>
          </table:table-cell>
          <table:table-cell table:formula="of:=[.H1045]/[.A1045]" office:value-type="float" office:value="1.1625">
            <text:p>1.1625</text:p>
          </table:table-cell>
        </table:table-row>
        <table:table-row table:style-name="ro1">
          <table:table-cell table:number-columns-repeated="2" office:value-type="float" office:value="37">
            <text:p>37</text:p>
          </table:table-cell>
          <table:table-cell table:formula="of:=[.B1046]/[.A1046]" office:value-type="float" office:value="1">
            <text:p>1</text:p>
          </table:table-cell>
          <table:table-cell office:value-type="float" office:value="35">
            <text:p>35</text:p>
          </table:table-cell>
          <table:table-cell table:formula="of:=[.D1046]/[.A1046]" office:value-type="float" office:value="0.945945945945946">
            <text:p>0.9459459459</text:p>
          </table:table-cell>
          <table:table-cell office:value-type="float" office:value="64">
            <text:p>64</text:p>
          </table:table-cell>
          <table:table-cell table:formula="of:=[.F1046]/[.A1046]" office:value-type="float" office:value="1.72972972972973">
            <text:p>1.7297297297</text:p>
          </table:table-cell>
          <table:table-cell office:value-type="float" office:value="38">
            <text:p>38</text:p>
          </table:table-cell>
          <table:table-cell table:formula="of:=[.H1046]/[.A1046]" office:value-type="float" office:value="1.02702702702703">
            <text:p>1.027027027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1">
            <text:p>51</text:p>
          </table:table-cell>
          <table:table-cell table:formula="of:=[.B1047]/[.A1047]" office:value-type="float" office:value="0.962264150943396">
            <text:p>0.9622641509</text:p>
          </table:table-cell>
          <table:table-cell office:value-type="float" office:value="52">
            <text:p>52</text:p>
          </table:table-cell>
          <table:table-cell table:formula="of:=[.D1047]/[.A1047]" office:value-type="float" office:value="0.981132075471698">
            <text:p>0.9811320755</text:p>
          </table:table-cell>
          <table:table-cell office:value-type="float" office:value="108">
            <text:p>108</text:p>
          </table:table-cell>
          <table:table-cell table:formula="of:=[.F1047]/[.A1047]" office:value-type="float" office:value="2.0377358490566">
            <text:p>2.0377358491</text:p>
          </table:table-cell>
          <table:table-cell office:value-type="float" office:value="53">
            <text:p>53</text:p>
          </table:table-cell>
          <table:table-cell table:formula="of:=[.H1047]/[.A1047]" office:value-type="float" office:value="1">
            <text:p>1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00">
            <text:p>100</text:p>
          </table:table-cell>
          <table:table-cell table:formula="of:=[.B1048]/[.A1048]" office:value-type="float" office:value="0.952380952380952">
            <text:p>0.9523809524</text:p>
          </table:table-cell>
          <table:table-cell office:value-type="float" office:value="92">
            <text:p>92</text:p>
          </table:table-cell>
          <table:table-cell table:formula="of:=[.D1048]/[.A1048]" office:value-type="float" office:value="0.876190476190476">
            <text:p>0.8761904762</text:p>
          </table:table-cell>
          <table:table-cell office:value-type="float" office:value="69">
            <text:p>69</text:p>
          </table:table-cell>
          <table:table-cell table:formula="of:=[.F1048]/[.A1048]" office:value-type="float" office:value="0.657142857142857">
            <text:p>0.6571428571</text:p>
          </table:table-cell>
          <table:table-cell office:value-type="float" office:value="106">
            <text:p>106</text:p>
          </table:table-cell>
          <table:table-cell table:formula="of:=[.H1048]/[.A1048]" office:value-type="float" office:value="1.00952380952381">
            <text:p>1.0095238095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82">
            <text:p>182</text:p>
          </table:table-cell>
          <table:table-cell table:formula="of:=[.B1049]/[.A1049]" office:value-type="float" office:value="0.989130434782609">
            <text:p>0.9891304348</text:p>
          </table:table-cell>
          <table:table-cell office:value-type="float" office:value="171">
            <text:p>171</text:p>
          </table:table-cell>
          <table:table-cell table:formula="of:=[.D1049]/[.A1049]" office:value-type="float" office:value="0.929347826086956">
            <text:p>0.9293478261</text:p>
          </table:table-cell>
          <table:table-cell office:value-type="float" office:value="359">
            <text:p>359</text:p>
          </table:table-cell>
          <table:table-cell table:formula="of:=[.F1049]/[.A1049]" office:value-type="float" office:value="1.95108695652174">
            <text:p>1.9510869565</text:p>
          </table:table-cell>
          <table:table-cell office:value-type="float" office:value="192">
            <text:p>192</text:p>
          </table:table-cell>
          <table:table-cell table:formula="of:=[.H1049]/[.A1049]" office:value-type="float" office:value="1.04347826086957">
            <text:p>1.043478260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formula="of:=[.B1050]/[.A1050]" office:value-type="float" office:value="1.01052631578947">
            <text:p>1.0105263158</text:p>
          </table:table-cell>
          <table:table-cell office:value-type="float" office:value="91">
            <text:p>91</text:p>
          </table:table-cell>
          <table:table-cell table:formula="of:=[.D1050]/[.A1050]" office:value-type="float" office:value="0.957894736842105">
            <text:p>0.9578947368</text:p>
          </table:table-cell>
          <table:table-cell office:value-type="float" office:value="144">
            <text:p>144</text:p>
          </table:table-cell>
          <table:table-cell table:formula="of:=[.F1050]/[.A1050]" office:value-type="float" office:value="1.51578947368421">
            <text:p>1.5157894737</text:p>
          </table:table-cell>
          <table:table-cell office:value-type="float" office:value="99">
            <text:p>99</text:p>
          </table:table-cell>
          <table:table-cell table:formula="of:=[.H1050]/[.A1050]" office:value-type="float" office:value="1.04210526315789">
            <text:p>1.0421052632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table:formula="of:=[.B1051]/[.A1051]" office:value-type="float" office:value="1.01369863013699">
            <text:p>1.0136986301</text:p>
          </table:table-cell>
          <table:table-cell office:value-type="float" office:value="69">
            <text:p>69</text:p>
          </table:table-cell>
          <table:table-cell table:formula="of:=[.D1051]/[.A1051]" office:value-type="float" office:value="0.945205479452055">
            <text:p>0.9452054795</text:p>
          </table:table-cell>
          <table:table-cell office:value-type="float" office:value="97">
            <text:p>97</text:p>
          </table:table-cell>
          <table:table-cell table:formula="of:=[.F1051]/[.A1051]" office:value-type="float" office:value="1.32876712328767">
            <text:p>1.3287671233</text:p>
          </table:table-cell>
          <table:table-cell office:value-type="float" office:value="76">
            <text:p>76</text:p>
          </table:table-cell>
          <table:table-cell table:formula="of:=[.H1051]/[.A1051]" office:value-type="float" office:value="1.04109589041096">
            <text:p>1.0410958904</text:p>
          </table:table-cell>
        </table:table-row>
        <table:table-row table:style-name="ro1">
          <table:table-cell table:number-columns-repeated="2" office:value-type="float" office:value="68">
            <text:p>68</text:p>
          </table:table-cell>
          <table:table-cell table:formula="of:=[.B1052]/[.A1052]" office:value-type="float" office:value="1">
            <text:p>1</text:p>
          </table:table-cell>
          <table:table-cell office:value-type="float" office:value="64">
            <text:p>64</text:p>
          </table:table-cell>
          <table:table-cell table:formula="of:=[.D1052]/[.A1052]" office:value-type="float" office:value="0.941176470588235">
            <text:p>0.9411764706</text:p>
          </table:table-cell>
          <table:table-cell office:value-type="float" office:value="71">
            <text:p>71</text:p>
          </table:table-cell>
          <table:table-cell table:formula="of:=[.F1052]/[.A1052]" office:value-type="float" office:value="1.04411764705882">
            <text:p>1.0441176471</text:p>
          </table:table-cell>
          <table:table-cell office:value-type="float" office:value="75">
            <text:p>75</text:p>
          </table:table-cell>
          <table:table-cell table:formula="of:=[.H1052]/[.A1052]" office:value-type="float" office:value="1.10294117647059">
            <text:p>1.1029411765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13">
            <text:p>113</text:p>
          </table:table-cell>
          <table:table-cell table:formula="of:=[.B1053]/[.A1053]" office:value-type="float" office:value="1.03669724770642">
            <text:p>1.0366972477</text:p>
          </table:table-cell>
          <table:table-cell office:value-type="float" office:value="107">
            <text:p>107</text:p>
          </table:table-cell>
          <table:table-cell table:formula="of:=[.D1053]/[.A1053]" office:value-type="float" office:value="0.981651376146789">
            <text:p>0.9816513761</text:p>
          </table:table-cell>
          <table:table-cell office:value-type="float" office:value="165">
            <text:p>165</text:p>
          </table:table-cell>
          <table:table-cell table:formula="of:=[.F1053]/[.A1053]" office:value-type="float" office:value="1.51376146788991">
            <text:p>1.5137614679</text:p>
          </table:table-cell>
          <table:table-cell office:value-type="float" office:value="114">
            <text:p>114</text:p>
          </table:table-cell>
          <table:table-cell table:formula="of:=[.H1053]/[.A1053]" office:value-type="float" office:value="1.04587155963303">
            <text:p>1.0458715596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table:formula="of:=[.B1054]/[.A1054]" office:value-type="float" office:value="0.972972972972973">
            <text:p>0.972972973</text:p>
          </table:table-cell>
          <table:table-cell office:value-type="float" office:value="36">
            <text:p>36</text:p>
          </table:table-cell>
          <table:table-cell table:formula="of:=[.D1054]/[.A1054]" office:value-type="float" office:value="0.972972972972973">
            <text:p>0.972972973</text:p>
          </table:table-cell>
          <table:table-cell office:value-type="float" office:value="44">
            <text:p>44</text:p>
          </table:table-cell>
          <table:table-cell table:formula="of:=[.F1054]/[.A1054]" office:value-type="float" office:value="1.18918918918919">
            <text:p>1.1891891892</text:p>
          </table:table-cell>
          <table:table-cell office:value-type="float" office:value="39">
            <text:p>39</text:p>
          </table:table-cell>
          <table:table-cell table:formula="of:=[.H1054]/[.A1054]" office:value-type="float" office:value="1.05405405405405">
            <text:p>1.0540540541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70">
            <text:p>70</text:p>
          </table:table-cell>
          <table:table-cell table:formula="of:=[.B1055]/[.A1055]" office:value-type="float" office:value="1.04477611940299">
            <text:p>1.0447761194</text:p>
          </table:table-cell>
          <table:table-cell office:value-type="float" office:value="64">
            <text:p>64</text:p>
          </table:table-cell>
          <table:table-cell table:formula="of:=[.D1055]/[.A1055]" office:value-type="float" office:value="0.955223880597015">
            <text:p>0.9552238806</text:p>
          </table:table-cell>
          <table:table-cell office:value-type="float" office:value="128">
            <text:p>128</text:p>
          </table:table-cell>
          <table:table-cell table:formula="of:=[.F1055]/[.A1055]" office:value-type="float" office:value="1.91044776119403">
            <text:p>1.9104477612</text:p>
          </table:table-cell>
          <table:table-cell office:value-type="float" office:value="76">
            <text:p>76</text:p>
          </table:table-cell>
          <table:table-cell table:formula="of:=[.H1055]/[.A1055]" office:value-type="float" office:value="1.13432835820896">
            <text:p>1.1343283582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5">
            <text:p>55</text:p>
          </table:table-cell>
          <table:table-cell table:formula="of:=[.B1056]/[.A1056]" office:value-type="float" office:value="1.05769230769231">
            <text:p>1.0576923077</text:p>
          </table:table-cell>
          <table:table-cell office:value-type="float" office:value="53">
            <text:p>53</text:p>
          </table:table-cell>
          <table:table-cell table:formula="of:=[.D1056]/[.A1056]" office:value-type="float" office:value="1.01923076923077">
            <text:p>1.0192307692</text:p>
          </table:table-cell>
          <table:table-cell office:value-type="float" office:value="61">
            <text:p>61</text:p>
          </table:table-cell>
          <table:table-cell table:formula="of:=[.F1056]/[.A1056]" office:value-type="float" office:value="1.17307692307692">
            <text:p>1.1730769231</text:p>
          </table:table-cell>
          <table:table-cell office:value-type="float" office:value="55">
            <text:p>55</text:p>
          </table:table-cell>
          <table:table-cell table:formula="of:=[.H1056]/[.A1056]" office:value-type="float" office:value="1.05769230769231">
            <text:p>1.0576923077</text:p>
          </table:table-cell>
        </table:table-row>
        <table:table-row table:style-name="ro1">
          <table:table-cell table:number-columns-repeated="2" office:value-type="float" office:value="72">
            <text:p>72</text:p>
          </table:table-cell>
          <table:table-cell table:formula="of:=[.B1057]/[.A1057]" office:value-type="float" office:value="1">
            <text:p>1</text:p>
          </table:table-cell>
          <table:table-cell office:value-type="float" office:value="69">
            <text:p>69</text:p>
          </table:table-cell>
          <table:table-cell table:formula="of:=[.D1057]/[.A1057]" office:value-type="float" office:value="0.958333333333333">
            <text:p>0.9583333333</text:p>
          </table:table-cell>
          <table:table-cell office:value-type="float" office:value="153">
            <text:p>153</text:p>
          </table:table-cell>
          <table:table-cell table:formula="of:=[.F1057]/[.A1057]" office:value-type="float" office:value="2.125">
            <text:p>2.125</text:p>
          </table:table-cell>
          <table:table-cell office:value-type="float" office:value="83">
            <text:p>83</text:p>
          </table:table-cell>
          <table:table-cell table:formula="of:=[.H1057]/[.A1057]" office:value-type="float" office:value="1.15277777777778">
            <text:p>1.1527777778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table:formula="of:=[.B1058]/[.A1058]" office:value-type="float" office:value="0.988372093023256">
            <text:p>0.988372093</text:p>
          </table:table-cell>
          <table:table-cell office:value-type="float" office:value="84">
            <text:p>84</text:p>
          </table:table-cell>
          <table:table-cell table:formula="of:=[.D1058]/[.A1058]" office:value-type="float" office:value="0.976744186046512">
            <text:p>0.976744186</text:p>
          </table:table-cell>
          <table:table-cell office:value-type="float" office:value="156">
            <text:p>156</text:p>
          </table:table-cell>
          <table:table-cell table:formula="of:=[.F1058]/[.A1058]" office:value-type="float" office:value="1.81395348837209">
            <text:p>1.8139534884</text:p>
          </table:table-cell>
          <table:table-cell office:value-type="float" office:value="99">
            <text:p>99</text:p>
          </table:table-cell>
          <table:table-cell table:formula="of:=[.H1058]/[.A1058]" office:value-type="float" office:value="1.15116279069767">
            <text:p>1.151162790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table:formula="of:=[.B1059]/[.A1059]" office:value-type="float" office:value="1.02127659574468">
            <text:p>1.0212765957</text:p>
          </table:table-cell>
          <table:table-cell office:value-type="float" office:value="45">
            <text:p>45</text:p>
          </table:table-cell>
          <table:table-cell table:formula="of:=[.D1059]/[.A1059]" office:value-type="float" office:value="0.957446808510638">
            <text:p>0.9574468085</text:p>
          </table:table-cell>
          <table:table-cell office:value-type="float" office:value="69">
            <text:p>69</text:p>
          </table:table-cell>
          <table:table-cell table:formula="of:=[.F1059]/[.A1059]" office:value-type="float" office:value="1.46808510638298">
            <text:p>1.4680851064</text:p>
          </table:table-cell>
          <table:table-cell office:value-type="float" office:value="50">
            <text:p>50</text:p>
          </table:table-cell>
          <table:table-cell table:formula="of:=[.H1059]/[.A1059]" office:value-type="float" office:value="1.06382978723404">
            <text:p>1.063829787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table:formula="of:=[.B1060]/[.A1060]" office:value-type="float" office:value="1.04761904761905">
            <text:p>1.0476190476</text:p>
          </table:table-cell>
          <table:table-cell office:value-type="float" office:value="42">
            <text:p>42</text:p>
          </table:table-cell>
          <table:table-cell table:formula="of:=[.D1060]/[.A1060]" office:value-type="float" office:value="1">
            <text:p>1</text:p>
          </table:table-cell>
          <table:table-cell office:value-type="float" office:value="87">
            <text:p>87</text:p>
          </table:table-cell>
          <table:table-cell table:formula="of:=[.F1060]/[.A1060]" office:value-type="float" office:value="2.07142857142857">
            <text:p>2.0714285714</text:p>
          </table:table-cell>
          <table:table-cell office:value-type="float" office:value="47">
            <text:p>47</text:p>
          </table:table-cell>
          <table:table-cell table:formula="of:=[.H1060]/[.A1060]" office:value-type="float" office:value="1.11904761904762">
            <text:p>1.119047619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table:formula="of:=[.B1061]/[.A1061]" office:value-type="float" office:value="1.01492537313433">
            <text:p>1.0149253731</text:p>
          </table:table-cell>
          <table:table-cell office:value-type="float" office:value="67">
            <text:p>67</text:p>
          </table:table-cell>
          <table:table-cell table:formula="of:=[.D1061]/[.A1061]" office:value-type="float" office:value="1">
            <text:p>1</text:p>
          </table:table-cell>
          <table:table-cell office:value-type="float" office:value="116">
            <text:p>116</text:p>
          </table:table-cell>
          <table:table-cell table:formula="of:=[.F1061]/[.A1061]" office:value-type="float" office:value="1.73134328358209">
            <text:p>1.7313432836</text:p>
          </table:table-cell>
          <table:table-cell office:value-type="float" office:value="71">
            <text:p>71</text:p>
          </table:table-cell>
          <table:table-cell table:formula="of:=[.H1061]/[.A1061]" office:value-type="float" office:value="1.05970149253731">
            <text:p>1.059701492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8">
            <text:p>98</text:p>
          </table:table-cell>
          <table:table-cell table:formula="of:=[.B1062]/[.A1062]" office:value-type="float" office:value="1.04255319148936">
            <text:p>1.0425531915</text:p>
          </table:table-cell>
          <table:table-cell office:value-type="float" office:value="91">
            <text:p>91</text:p>
          </table:table-cell>
          <table:table-cell table:formula="of:=[.D1062]/[.A1062]" office:value-type="float" office:value="0.968085106382979">
            <text:p>0.9680851064</text:p>
          </table:table-cell>
          <table:table-cell office:value-type="float" office:value="161">
            <text:p>161</text:p>
          </table:table-cell>
          <table:table-cell table:formula="of:=[.F1062]/[.A1062]" office:value-type="float" office:value="1.71276595744681">
            <text:p>1.7127659574</text:p>
          </table:table-cell>
          <table:table-cell office:value-type="float" office:value="100">
            <text:p>100</text:p>
          </table:table-cell>
          <table:table-cell table:formula="of:=[.H1062]/[.A1062]" office:value-type="float" office:value="1.06382978723404">
            <text:p>1.0638297872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13">
            <text:p>113</text:p>
          </table:table-cell>
          <table:table-cell table:formula="of:=[.B1063]/[.A1063]" office:value-type="float" office:value="0.982608695652174">
            <text:p>0.9826086957</text:p>
          </table:table-cell>
          <table:table-cell office:value-type="float" office:value="109">
            <text:p>109</text:p>
          </table:table-cell>
          <table:table-cell table:formula="of:=[.D1063]/[.A1063]" office:value-type="float" office:value="0.947826086956522">
            <text:p>0.947826087</text:p>
          </table:table-cell>
          <table:table-cell office:value-type="float" office:value="215">
            <text:p>215</text:p>
          </table:table-cell>
          <table:table-cell table:formula="of:=[.F1063]/[.A1063]" office:value-type="float" office:value="1.8695652173913">
            <text:p>1.8695652174</text:p>
          </table:table-cell>
          <table:table-cell office:value-type="float" office:value="115">
            <text:p>115</text:p>
          </table:table-cell>
          <table:table-cell table:formula="of:=[.H1063]/[.A1063]" office:value-type="float" office:value="1">
            <text:p>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61">
            <text:p>61</text:p>
          </table:table-cell>
          <table:table-cell table:formula="of:=[.B1064]/[.A1064]" office:value-type="float" office:value="1.07017543859649">
            <text:p>1.0701754386</text:p>
          </table:table-cell>
          <table:table-cell office:value-type="float" office:value="54">
            <text:p>54</text:p>
          </table:table-cell>
          <table:table-cell table:formula="of:=[.D1064]/[.A1064]" office:value-type="float" office:value="0.947368421052632">
            <text:p>0.9473684211</text:p>
          </table:table-cell>
          <table:table-cell office:value-type="float" office:value="86">
            <text:p>86</text:p>
          </table:table-cell>
          <table:table-cell table:formula="of:=[.F1064]/[.A1064]" office:value-type="float" office:value="1.50877192982456">
            <text:p>1.5087719298</text:p>
          </table:table-cell>
          <table:table-cell office:value-type="float" office:value="59">
            <text:p>59</text:p>
          </table:table-cell>
          <table:table-cell table:formula="of:=[.H1064]/[.A1064]" office:value-type="float" office:value="1.03508771929825">
            <text:p>1.0350877193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table:formula="of:=[.B1065]/[.A1065]" office:value-type="float" office:value="1.00961538461538">
            <text:p>1.0096153846</text:p>
          </table:table-cell>
          <table:table-cell office:value-type="float" office:value="98">
            <text:p>98</text:p>
          </table:table-cell>
          <table:table-cell table:formula="of:=[.D1065]/[.A1065]" office:value-type="float" office:value="0.942307692307692">
            <text:p>0.9423076923</text:p>
          </table:table-cell>
          <table:table-cell office:value-type="float" office:value="203">
            <text:p>203</text:p>
          </table:table-cell>
          <table:table-cell table:formula="of:=[.F1065]/[.A1065]" office:value-type="float" office:value="1.95192307692308">
            <text:p>1.9519230769</text:p>
          </table:table-cell>
          <table:table-cell office:value-type="float" office:value="119">
            <text:p>119</text:p>
          </table:table-cell>
          <table:table-cell table:formula="of:=[.H1065]/[.A1065]" office:value-type="float" office:value="1.14423076923077">
            <text:p>1.1442307692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table:formula="of:=[.B1066]/[.A1066]" office:value-type="float" office:value="1.01010101010101">
            <text:p>1.0101010101</text:p>
          </table:table-cell>
          <table:table-cell office:value-type="float" office:value="99">
            <text:p>99</text:p>
          </table:table-cell>
          <table:table-cell table:formula="of:=[.D1066]/[.A1066]" office:value-type="float" office:value="1">
            <text:p>1</text:p>
          </table:table-cell>
          <table:table-cell office:value-type="float" office:value="147">
            <text:p>147</text:p>
          </table:table-cell>
          <table:table-cell table:formula="of:=[.F1066]/[.A1066]" office:value-type="float" office:value="1.48484848484848">
            <text:p>1.4848484848</text:p>
          </table:table-cell>
          <table:table-cell office:value-type="float" office:value="103">
            <text:p>103</text:p>
          </table:table-cell>
          <table:table-cell table:formula="of:=[.H1066]/[.A1066]" office:value-type="float" office:value="1.04040404040404">
            <text:p>1.0404040404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98">
            <text:p>98</text:p>
          </table:table-cell>
          <table:table-cell table:formula="of:=[.B1067]/[.A1067]" office:value-type="float" office:value="1.05376344086022">
            <text:p>1.0537634409</text:p>
          </table:table-cell>
          <table:table-cell office:value-type="float" office:value="90">
            <text:p>90</text:p>
          </table:table-cell>
          <table:table-cell table:formula="of:=[.D1067]/[.A1067]" office:value-type="float" office:value="0.967741935483871">
            <text:p>0.9677419355</text:p>
          </table:table-cell>
          <table:table-cell office:value-type="float" office:value="198">
            <text:p>198</text:p>
          </table:table-cell>
          <table:table-cell table:formula="of:=[.F1067]/[.A1067]" office:value-type="float" office:value="2.12903225806452">
            <text:p>2.1290322581</text:p>
          </table:table-cell>
          <table:table-cell office:value-type="float" office:value="98">
            <text:p>98</text:p>
          </table:table-cell>
          <table:table-cell table:formula="of:=[.H1067]/[.A1067]" office:value-type="float" office:value="1.05376344086022">
            <text:p>1.0537634409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table:formula="of:=[.B1068]/[.A1068]" office:value-type="float" office:value="1.02564102564103">
            <text:p>1.0256410256</text:p>
          </table:table-cell>
          <table:table-cell office:value-type="float" office:value="39">
            <text:p>39</text:p>
          </table:table-cell>
          <table:table-cell table:formula="of:=[.D1068]/[.A1068]" office:value-type="float" office:value="1">
            <text:p>1</text:p>
          </table:table-cell>
          <table:table-cell office:value-type="float" office:value="58">
            <text:p>58</text:p>
          </table:table-cell>
          <table:table-cell table:formula="of:=[.F1068]/[.A1068]" office:value-type="float" office:value="1.48717948717949">
            <text:p>1.4871794872</text:p>
          </table:table-cell>
          <table:table-cell office:value-type="float" office:value="42">
            <text:p>42</text:p>
          </table:table-cell>
          <table:table-cell table:formula="of:=[.H1068]/[.A1068]" office:value-type="float" office:value="1.07692307692308">
            <text:p>1.0769230769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table:formula="of:=[.B1069]/[.A1069]" office:value-type="float" office:value="1.02439024390244">
            <text:p>1.0243902439</text:p>
          </table:table-cell>
          <table:table-cell office:value-type="float" office:value="41">
            <text:p>41</text:p>
          </table:table-cell>
          <table:table-cell table:formula="of:=[.D1069]/[.A1069]" office:value-type="float" office:value="1">
            <text:p>1</text:p>
          </table:table-cell>
          <table:table-cell office:value-type="float" office:value="66">
            <text:p>66</text:p>
          </table:table-cell>
          <table:table-cell table:formula="of:=[.F1069]/[.A1069]" office:value-type="float" office:value="1.60975609756098">
            <text:p>1.6097560976</text:p>
          </table:table-cell>
          <table:table-cell office:value-type="float" office:value="43">
            <text:p>43</text:p>
          </table:table-cell>
          <table:table-cell table:formula="of:=[.H1069]/[.A1069]" office:value-type="float" office:value="1.04878048780488">
            <text:p>1.04878048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32">
            <text:p>132</text:p>
          </table:table-cell>
          <table:table-cell table:formula="of:=[.B1070]/[.A1070]" office:value-type="float" office:value="1.00763358778626">
            <text:p>1.0076335878</text:p>
          </table:table-cell>
          <table:table-cell office:value-type="float" office:value="128">
            <text:p>128</text:p>
          </table:table-cell>
          <table:table-cell table:formula="of:=[.D1070]/[.A1070]" office:value-type="float" office:value="0.977099236641221">
            <text:p>0.9770992366</text:p>
          </table:table-cell>
          <table:table-cell office:value-type="float" office:value="219">
            <text:p>219</text:p>
          </table:table-cell>
          <table:table-cell table:formula="of:=[.F1070]/[.A1070]" office:value-type="float" office:value="1.67175572519084">
            <text:p>1.6717557252</text:p>
          </table:table-cell>
          <table:table-cell office:value-type="float" office:value="141">
            <text:p>141</text:p>
          </table:table-cell>
          <table:table-cell table:formula="of:=[.H1070]/[.A1070]" office:value-type="float" office:value="1.0763358778626">
            <text:p>1.0763358779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table:formula="of:=[.B1071]/[.A1071]" office:value-type="float" office:value="1.02439024390244">
            <text:p>1.0243902439</text:p>
          </table:table-cell>
          <table:table-cell office:value-type="float" office:value="81">
            <text:p>81</text:p>
          </table:table-cell>
          <table:table-cell table:formula="of:=[.D1071]/[.A1071]" office:value-type="float" office:value="0.98780487804878">
            <text:p>0.987804878</text:p>
          </table:table-cell>
          <table:table-cell office:value-type="float" office:value="139">
            <text:p>139</text:p>
          </table:table-cell>
          <table:table-cell table:formula="of:=[.F1071]/[.A1071]" office:value-type="float" office:value="1.69512195121951">
            <text:p>1.6951219512</text:p>
          </table:table-cell>
          <table:table-cell office:value-type="float" office:value="88">
            <text:p>88</text:p>
          </table:table-cell>
          <table:table-cell table:formula="of:=[.H1071]/[.A1071]" office:value-type="float" office:value="1.07317073170732">
            <text:p>1.0731707317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table:formula="of:=[.B1072]/[.A1072]" office:value-type="float" office:value="1.01515151515152">
            <text:p>1.0151515152</text:p>
          </table:table-cell>
          <table:table-cell office:value-type="float" office:value="70">
            <text:p>70</text:p>
          </table:table-cell>
          <table:table-cell table:formula="of:=[.D1072]/[.A1072]" office:value-type="float" office:value="1.06060606060606">
            <text:p>1.0606060606</text:p>
          </table:table-cell>
          <table:table-cell office:value-type="float" office:value="68">
            <text:p>68</text:p>
          </table:table-cell>
          <table:table-cell table:formula="of:=[.F1072]/[.A1072]" office:value-type="float" office:value="1.03030303030303">
            <text:p>1.0303030303</text:p>
          </table:table-cell>
          <table:table-cell office:value-type="float" office:value="72">
            <text:p>72</text:p>
          </table:table-cell>
          <table:table-cell table:formula="of:=[.H1072]/[.A1072]" office:value-type="float" office:value="1.09090909090909">
            <text:p>1.0909090909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table:formula="of:=[.B1073]/[.A1073]" office:value-type="float" office:value="0.988888888888889">
            <text:p>0.9888888889</text:p>
          </table:table-cell>
          <table:table-cell office:value-type="float" office:value="85">
            <text:p>85</text:p>
          </table:table-cell>
          <table:table-cell table:formula="of:=[.D1073]/[.A1073]" office:value-type="float" office:value="0.944444444444444">
            <text:p>0.9444444444</text:p>
          </table:table-cell>
          <table:table-cell office:value-type="float" office:value="107">
            <text:p>107</text:p>
          </table:table-cell>
          <table:table-cell table:formula="of:=[.F1073]/[.A1073]" office:value-type="float" office:value="1.18888888888889">
            <text:p>1.1888888889</text:p>
          </table:table-cell>
          <table:table-cell office:value-type="float" office:value="90">
            <text:p>90</text:p>
          </table:table-cell>
          <table:table-cell table:formula="of:=[.H1073]/[.A1073]" office:value-type="float" office:value="1">
            <text:p>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table:formula="of:=[.B1074]/[.A1074]" office:value-type="float" office:value="0.96969696969697">
            <text:p>0.9696969697</text:p>
          </table:table-cell>
          <table:table-cell office:value-type="float" office:value="30">
            <text:p>30</text:p>
          </table:table-cell>
          <table:table-cell table:formula="of:=[.D1074]/[.A1074]" office:value-type="float" office:value="0.909090909090909">
            <text:p>0.9090909091</text:p>
          </table:table-cell>
          <table:table-cell office:value-type="float" office:value="54">
            <text:p>54</text:p>
          </table:table-cell>
          <table:table-cell table:formula="of:=[.F1074]/[.A1074]" office:value-type="float" office:value="1.63636363636364">
            <text:p>1.6363636364</text:p>
          </table:table-cell>
          <table:table-cell office:value-type="float" office:value="34">
            <text:p>34</text:p>
          </table:table-cell>
          <table:table-cell table:formula="of:=[.H1074]/[.A1074]" office:value-type="float" office:value="1.03030303030303">
            <text:p>1.0303030303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table:formula="of:=[.B1075]/[.A1075]" office:value-type="float" office:value="0.983050847457627">
            <text:p>0.9830508475</text:p>
          </table:table-cell>
          <table:table-cell office:value-type="float" office:value="57">
            <text:p>57</text:p>
          </table:table-cell>
          <table:table-cell table:formula="of:=[.D1075]/[.A1075]" office:value-type="float" office:value="0.966101694915254">
            <text:p>0.9661016949</text:p>
          </table:table-cell>
          <table:table-cell office:value-type="float" office:value="75">
            <text:p>75</text:p>
          </table:table-cell>
          <table:table-cell table:formula="of:=[.F1075]/[.A1075]" office:value-type="float" office:value="1.27118644067797">
            <text:p>1.2711864407</text:p>
          </table:table-cell>
          <table:table-cell office:value-type="float" office:value="59">
            <text:p>59</text:p>
          </table:table-cell>
          <table:table-cell table:formula="of:=[.H1075]/[.A1075]" office:value-type="float" office:value="1">
            <text:p>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table:formula="of:=[.B1076]/[.A1076]" office:value-type="float" office:value="0.935483870967742">
            <text:p>0.935483871</text:p>
          </table:table-cell>
          <table:table-cell office:value-type="float" office:value="28">
            <text:p>28</text:p>
          </table:table-cell>
          <table:table-cell table:formula="of:=[.D1076]/[.A1076]" office:value-type="float" office:value="0.903225806451613">
            <text:p>0.9032258065</text:p>
          </table:table-cell>
          <table:table-cell office:value-type="float" office:value="30">
            <text:p>30</text:p>
          </table:table-cell>
          <table:table-cell table:formula="of:=[.F1076]/[.A1076]" office:value-type="float" office:value="0.967741935483871">
            <text:p>0.9677419355</text:p>
          </table:table-cell>
          <table:table-cell office:value-type="float" office:value="32">
            <text:p>32</text:p>
          </table:table-cell>
          <table:table-cell table:formula="of:=[.H1076]/[.A1076]" office:value-type="float" office:value="1.03225806451613">
            <text:p>1.032258064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formula="of:=[.B1077]/[.A1077]" office:value-type="float" office:value="1.01428571428571">
            <text:p>1.0142857143</text:p>
          </table:table-cell>
          <table:table-cell office:value-type="float" office:value="69">
            <text:p>69</text:p>
          </table:table-cell>
          <table:table-cell table:formula="of:=[.D1077]/[.A1077]" office:value-type="float" office:value="0.985714285714286">
            <text:p>0.9857142857</text:p>
          </table:table-cell>
          <table:table-cell office:value-type="float" office:value="87">
            <text:p>87</text:p>
          </table:table-cell>
          <table:table-cell table:formula="of:=[.F1077]/[.A1077]" office:value-type="float" office:value="1.24285714285714">
            <text:p>1.2428571429</text:p>
          </table:table-cell>
          <table:table-cell office:value-type="float" office:value="69">
            <text:p>69</text:p>
          </table:table-cell>
          <table:table-cell table:formula="of:=[.H1077]/[.A1077]" office:value-type="float" office:value="0.985714285714286">
            <text:p>0.9857142857</text:p>
          </table:table-cell>
        </table:table-row>
        <table:table-row table:style-name="ro1">
          <table:table-cell table:number-columns-repeated="2" office:value-type="float" office:value="41">
            <text:p>41</text:p>
          </table:table-cell>
          <table:table-cell table:formula="of:=[.B1078]/[.A1078]" office:value-type="float" office:value="1">
            <text:p>1</text:p>
          </table:table-cell>
          <table:table-cell office:value-type="float" office:value="39">
            <text:p>39</text:p>
          </table:table-cell>
          <table:table-cell table:formula="of:=[.D1078]/[.A1078]" office:value-type="float" office:value="0.951219512195122">
            <text:p>0.9512195122</text:p>
          </table:table-cell>
          <table:table-cell office:value-type="float" office:value="85">
            <text:p>85</text:p>
          </table:table-cell>
          <table:table-cell table:formula="of:=[.F1078]/[.A1078]" office:value-type="float" office:value="2.07317073170732">
            <text:p>2.0731707317</text:p>
          </table:table-cell>
          <table:table-cell office:value-type="float" office:value="42">
            <text:p>42</text:p>
          </table:table-cell>
          <table:table-cell table:formula="of:=[.H1078]/[.A1078]" office:value-type="float" office:value="1.02439024390244">
            <text:p>1.0243902439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table:formula="of:=[.B1079]/[.A1079]" office:value-type="float" office:value="1.02439024390244">
            <text:p>1.0243902439</text:p>
          </table:table-cell>
          <table:table-cell office:value-type="float" office:value="42">
            <text:p>42</text:p>
          </table:table-cell>
          <table:table-cell table:formula="of:=[.D1079]/[.A1079]" office:value-type="float" office:value="1.02439024390244">
            <text:p>1.0243902439</text:p>
          </table:table-cell>
          <table:table-cell office:value-type="float" office:value="44">
            <text:p>44</text:p>
          </table:table-cell>
          <table:table-cell table:formula="of:=[.F1079]/[.A1079]" office:value-type="float" office:value="1.07317073170732">
            <text:p>1.0731707317</text:p>
          </table:table-cell>
          <table:table-cell office:value-type="float" office:value="45">
            <text:p>45</text:p>
          </table:table-cell>
          <table:table-cell table:formula="of:=[.H1079]/[.A1079]" office:value-type="float" office:value="1.09756097560976">
            <text:p>1.0975609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27">
            <text:p>127</text:p>
          </table:table-cell>
          <table:table-cell table:formula="of:=[.B1080]/[.A1080]" office:value-type="float" office:value="1.00793650793651">
            <text:p>1.0079365079</text:p>
          </table:table-cell>
          <table:table-cell office:value-type="float" office:value="122">
            <text:p>122</text:p>
          </table:table-cell>
          <table:table-cell table:formula="of:=[.D1080]/[.A1080]" office:value-type="float" office:value="0.968253968253968">
            <text:p>0.9682539683</text:p>
          </table:table-cell>
          <table:table-cell office:value-type="float" office:value="218">
            <text:p>218</text:p>
          </table:table-cell>
          <table:table-cell table:formula="of:=[.F1080]/[.A1080]" office:value-type="float" office:value="1.73015873015873">
            <text:p>1.7301587302</text:p>
          </table:table-cell>
          <table:table-cell office:value-type="float" office:value="131">
            <text:p>131</text:p>
          </table:table-cell>
          <table:table-cell table:formula="of:=[.H1080]/[.A1080]" office:value-type="float" office:value="1.03968253968254">
            <text:p>1.0396825397</text:p>
          </table:table-cell>
        </table:table-row>
        <table:table-row table:style-name="ro1">
          <table:table-cell table:number-columns-repeated="2" office:value-type="float" office:value="12">
            <text:p>12</text:p>
          </table:table-cell>
          <table:table-cell table:formula="of:=[.B1081]/[.A1081]"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[.D1081]/[.A1081]" office:value-type="float" office:value="0.833333333333333">
            <text:p>0.8333333333</text:p>
          </table:table-cell>
          <table:table-cell office:value-type="float" office:value="84">
            <text:p>84</text:p>
          </table:table-cell>
          <table:table-cell table:formula="of:=[.F1081]/[.A1081]" office:value-type="float" office:value="7">
            <text:p>7</text:p>
          </table:table-cell>
          <table:table-cell office:value-type="float" office:value="11">
            <text:p>11</text:p>
          </table:table-cell>
          <table:table-cell table:formula="of:=[.H1081]/[.A1081]" office:value-type="float" office:value="0.916666666666667">
            <text:p>0.9166666667</text:p>
          </table:table-cell>
        </table:table-row>
        <table:table-row table:style-name="ro1">
          <table:table-cell table:number-columns-repeated="2" office:value-type="float" office:value="66">
            <text:p>66</text:p>
          </table:table-cell>
          <table:table-cell table:formula="of:=[.B1082]/[.A1082]" office:value-type="float" office:value="1">
            <text:p>1</text:p>
          </table:table-cell>
          <table:table-cell office:value-type="float" office:value="62">
            <text:p>62</text:p>
          </table:table-cell>
          <table:table-cell table:formula="of:=[.D1082]/[.A1082]" office:value-type="float" office:value="0.939393939393939">
            <text:p>0.9393939394</text:p>
          </table:table-cell>
          <table:table-cell office:value-type="float" office:value="116">
            <text:p>116</text:p>
          </table:table-cell>
          <table:table-cell table:formula="of:=[.F1082]/[.A1082]" office:value-type="float" office:value="1.75757575757576">
            <text:p>1.7575757576</text:p>
          </table:table-cell>
          <table:table-cell office:value-type="float" office:value="65">
            <text:p>65</text:p>
          </table:table-cell>
          <table:table-cell table:formula="of:=[.H1082]/[.A1082]" office:value-type="float" office:value="0.984848484848485">
            <text:p>0.9848484848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table:formula="of:=[.B1083]/[.A1083]" office:value-type="float" office:value="1.01785714285714">
            <text:p>1.0178571429</text:p>
          </table:table-cell>
          <table:table-cell office:value-type="float" office:value="56">
            <text:p>56</text:p>
          </table:table-cell>
          <table:table-cell table:formula="of:=[.D1083]/[.A1083]" office:value-type="float" office:value="1">
            <text:p>1</text:p>
          </table:table-cell>
          <table:table-cell office:value-type="float" office:value="110">
            <text:p>110</text:p>
          </table:table-cell>
          <table:table-cell table:formula="of:=[.F1083]/[.A1083]" office:value-type="float" office:value="1.96428571428571">
            <text:p>1.9642857143</text:p>
          </table:table-cell>
          <table:table-cell office:value-type="float" office:value="66">
            <text:p>66</text:p>
          </table:table-cell>
          <table:table-cell table:formula="of:=[.H1083]/[.A1083]" office:value-type="float" office:value="1.17857142857143">
            <text:p>1.1785714286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formula="of:=[.B1084]/[.A1084]" office:value-type="float" office:value="1.01724137931034">
            <text:p>1.0172413793</text:p>
          </table:table-cell>
          <table:table-cell office:value-type="float" office:value="56">
            <text:p>56</text:p>
          </table:table-cell>
          <table:table-cell table:formula="of:=[.D1084]/[.A1084]" office:value-type="float" office:value="0.96551724137931">
            <text:p>0.9655172414</text:p>
          </table:table-cell>
          <table:table-cell office:value-type="float" office:value="100">
            <text:p>100</text:p>
          </table:table-cell>
          <table:table-cell table:formula="of:=[.F1084]/[.A1084]" office:value-type="float" office:value="1.72413793103448">
            <text:p>1.724137931</text:p>
          </table:table-cell>
          <table:table-cell office:value-type="float" office:value="60">
            <text:p>60</text:p>
          </table:table-cell>
          <table:table-cell table:formula="of:=[.H1084]/[.A1084]" office:value-type="float" office:value="1.03448275862069">
            <text:p>1.0344827586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table:formula="of:=[.B1085]/[.A1085]" office:value-type="float" office:value="1.01470588235294">
            <text:p>1.0147058824</text:p>
          </table:table-cell>
          <table:table-cell office:value-type="float" office:value="67">
            <text:p>67</text:p>
          </table:table-cell>
          <table:table-cell table:formula="of:=[.D1085]/[.A1085]" office:value-type="float" office:value="0.985294117647059">
            <text:p>0.9852941176</text:p>
          </table:table-cell>
          <table:table-cell office:value-type="float" office:value="135">
            <text:p>135</text:p>
          </table:table-cell>
          <table:table-cell table:formula="of:=[.F1085]/[.A1085]" office:value-type="float" office:value="1.98529411764706">
            <text:p>1.9852941176</text:p>
          </table:table-cell>
          <table:table-cell office:value-type="float" office:value="72">
            <text:p>72</text:p>
          </table:table-cell>
          <table:table-cell table:formula="of:=[.H1085]/[.A1085]" office:value-type="float" office:value="1.05882352941176">
            <text:p>1.0588235294</text:p>
          </table:table-cell>
        </table:table-row>
        <table:table-row table:style-name="ro1">
          <table:table-cell table:number-columns-repeated="2" office:value-type="float" office:value="69">
            <text:p>69</text:p>
          </table:table-cell>
          <table:table-cell table:formula="of:=[.B1086]/[.A1086]" office:value-type="float" office:value="1">
            <text:p>1</text:p>
          </table:table-cell>
          <table:table-cell office:value-type="float" office:value="67">
            <text:p>67</text:p>
          </table:table-cell>
          <table:table-cell table:formula="of:=[.D1086]/[.A1086]" office:value-type="float" office:value="0.971014492753623">
            <text:p>0.9710144928</text:p>
          </table:table-cell>
          <table:table-cell office:value-type="float" office:value="112">
            <text:p>112</text:p>
          </table:table-cell>
          <table:table-cell table:formula="of:=[.F1086]/[.A1086]" office:value-type="float" office:value="1.6231884057971">
            <text:p>1.6231884058</text:p>
          </table:table-cell>
          <table:table-cell office:value-type="float" office:value="73">
            <text:p>73</text:p>
          </table:table-cell>
          <table:table-cell table:formula="of:=[.H1086]/[.A1086]" office:value-type="float" office:value="1.05797101449275">
            <text:p>1.0579710145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71">
            <text:p>171</text:p>
          </table:table-cell>
          <table:table-cell table:formula="of:=[.B1087]/[.A1087]" office:value-type="float" office:value="0.988439306358382">
            <text:p>0.9884393064</text:p>
          </table:table-cell>
          <table:table-cell office:value-type="float" office:value="158">
            <text:p>158</text:p>
          </table:table-cell>
          <table:table-cell table:formula="of:=[.D1087]/[.A1087]" office:value-type="float" office:value="0.913294797687861">
            <text:p>0.9132947977</text:p>
          </table:table-cell>
          <table:table-cell office:value-type="float" office:value="296">
            <text:p>296</text:p>
          </table:table-cell>
          <table:table-cell table:formula="of:=[.F1087]/[.A1087]" office:value-type="float" office:value="1.71098265895954">
            <text:p>1.710982659</text:p>
          </table:table-cell>
          <table:table-cell office:value-type="float" office:value="191">
            <text:p>191</text:p>
          </table:table-cell>
          <table:table-cell table:formula="of:=[.H1087]/[.A1087]" office:value-type="float" office:value="1.10404624277457">
            <text:p>1.1040462428</text:p>
          </table:table-cell>
        </table:table-row>
        <table:table-row table:style-name="ro1">
          <table:table-cell table:number-columns-repeated="2" office:value-type="float" office:value="35">
            <text:p>35</text:p>
          </table:table-cell>
          <table:table-cell table:formula="of:=[.B1088]/[.A1088]" office:value-type="float" office:value="1">
            <text:p>1</text:p>
          </table:table-cell>
          <table:table-cell office:value-type="float" office:value="32">
            <text:p>32</text:p>
          </table:table-cell>
          <table:table-cell table:formula="of:=[.D1088]/[.A1088]" office:value-type="float" office:value="0.914285714285714">
            <text:p>0.9142857143</text:p>
          </table:table-cell>
          <table:table-cell office:value-type="float" office:value="77">
            <text:p>77</text:p>
          </table:table-cell>
          <table:table-cell table:formula="of:=[.F1088]/[.A1088]" office:value-type="float" office:value="2.2">
            <text:p>2.2</text:p>
          </table:table-cell>
          <table:table-cell office:value-type="float" office:value="35">
            <text:p>35</text:p>
          </table:table-cell>
          <table:table-cell table:formula="of:=[.H1088]/[.A1088]" office:value-type="float" office:value="1">
            <text:p>1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table:formula="of:=[.B1089]/[.A1089]" office:value-type="float" office:value="0.96969696969697">
            <text:p>0.9696969697</text:p>
          </table:table-cell>
          <table:table-cell office:value-type="float" office:value="63">
            <text:p>63</text:p>
          </table:table-cell>
          <table:table-cell table:formula="of:=[.D1089]/[.A1089]" office:value-type="float" office:value="0.954545454545455">
            <text:p>0.9545454545</text:p>
          </table:table-cell>
          <table:table-cell office:value-type="float" office:value="99">
            <text:p>99</text:p>
          </table:table-cell>
          <table:table-cell table:formula="of:=[.F1089]/[.A1089]" office:value-type="float" office:value="1.5">
            <text:p>1.5</text:p>
          </table:table-cell>
          <table:table-cell office:value-type="float" office:value="65">
            <text:p>65</text:p>
          </table:table-cell>
          <table:table-cell table:formula="of:=[.H1089]/[.A1089]" office:value-type="float" office:value="0.984848484848485">
            <text:p>0.9848484848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48">
            <text:p>248</text:p>
          </table:table-cell>
          <table:table-cell table:formula="of:=[.B1090]/[.A1090]" office:value-type="float" office:value="0.964980544747082">
            <text:p>0.9649805447</text:p>
          </table:table-cell>
          <table:table-cell office:value-type="float" office:value="234">
            <text:p>234</text:p>
          </table:table-cell>
          <table:table-cell table:formula="of:=[.D1090]/[.A1090]" office:value-type="float" office:value="0.910505836575875">
            <text:p>0.9105058366</text:p>
          </table:table-cell>
          <table:table-cell office:value-type="float" office:value="526">
            <text:p>526</text:p>
          </table:table-cell>
          <table:table-cell table:formula="of:=[.F1090]/[.A1090]" office:value-type="float" office:value="2.04669260700389">
            <text:p>2.046692607</text:p>
          </table:table-cell>
          <table:table-cell office:value-type="float" office:value="252">
            <text:p>252</text:p>
          </table:table-cell>
          <table:table-cell table:formula="of:=[.H1090]/[.A1090]" office:value-type="float" office:value="0.980544747081712">
            <text:p>0.9805447471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0">
            <text:p>90</text:p>
          </table:table-cell>
          <table:table-cell table:formula="of:=[.B1091]/[.A1091]" office:value-type="float" office:value="0.989010989010989">
            <text:p>0.989010989</text:p>
          </table:table-cell>
          <table:table-cell office:value-type="float" office:value="88">
            <text:p>88</text:p>
          </table:table-cell>
          <table:table-cell table:formula="of:=[.D1091]/[.A1091]" office:value-type="float" office:value="0.967032967032967">
            <text:p>0.967032967</text:p>
          </table:table-cell>
          <table:table-cell office:value-type="float" office:value="154">
            <text:p>154</text:p>
          </table:table-cell>
          <table:table-cell table:formula="of:=[.F1091]/[.A1091]" office:value-type="float" office:value="1.69230769230769">
            <text:p>1.6923076923</text:p>
          </table:table-cell>
          <table:table-cell office:value-type="float" office:value="93">
            <text:p>93</text:p>
          </table:table-cell>
          <table:table-cell table:formula="of:=[.H1091]/[.A1091]" office:value-type="float" office:value="1.02197802197802">
            <text:p>1.02197802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table:formula="of:=[.B1092]/[.A1092]" office:value-type="float" office:value="1.01111111111111">
            <text:p>1.0111111111</text:p>
          </table:table-cell>
          <table:table-cell office:value-type="float" office:value="86">
            <text:p>86</text:p>
          </table:table-cell>
          <table:table-cell table:formula="of:=[.D1092]/[.A1092]" office:value-type="float" office:value="0.955555555555556">
            <text:p>0.9555555556</text:p>
          </table:table-cell>
          <table:table-cell office:value-type="float" office:value="165">
            <text:p>165</text:p>
          </table:table-cell>
          <table:table-cell table:formula="of:=[.F1092]/[.A1092]" office:value-type="float" office:value="1.83333333333333">
            <text:p>1.8333333333</text:p>
          </table:table-cell>
          <table:table-cell office:value-type="float" office:value="92">
            <text:p>92</text:p>
          </table:table-cell>
          <table:table-cell table:formula="of:=[.H1092]/[.A1092]" office:value-type="float" office:value="1.02222222222222">
            <text:p>1.022222222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table:formula="of:=[.B1093]/[.A1093]" office:value-type="float" office:value="1.06382978723404">
            <text:p>1.0638297872</text:p>
          </table:table-cell>
          <table:table-cell office:value-type="float" office:value="47">
            <text:p>47</text:p>
          </table:table-cell>
          <table:table-cell table:formula="of:=[.D1093]/[.A1093]" office:value-type="float" office:value="1">
            <text:p>1</text:p>
          </table:table-cell>
          <table:table-cell office:value-type="float" office:value="58">
            <text:p>58</text:p>
          </table:table-cell>
          <table:table-cell table:formula="of:=[.F1093]/[.A1093]" office:value-type="float" office:value="1.23404255319149">
            <text:p>1.2340425532</text:p>
          </table:table-cell>
          <table:table-cell office:value-type="float" office:value="50">
            <text:p>50</text:p>
          </table:table-cell>
          <table:table-cell table:formula="of:=[.H1093]/[.A1093]" office:value-type="float" office:value="1.06382978723404">
            <text:p>1.063829787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table:formula="of:=[.B1094]/[.A1094]" office:value-type="float" office:value="0.989473684210526">
            <text:p>0.9894736842</text:p>
          </table:table-cell>
          <table:table-cell office:value-type="float" office:value="93">
            <text:p>93</text:p>
          </table:table-cell>
          <table:table-cell table:formula="of:=[.D1094]/[.A1094]" office:value-type="float" office:value="0.978947368421053">
            <text:p>0.9789473684</text:p>
          </table:table-cell>
          <table:table-cell office:value-type="float" office:value="173">
            <text:p>173</text:p>
          </table:table-cell>
          <table:table-cell table:formula="of:=[.F1094]/[.A1094]" office:value-type="float" office:value="1.82105263157895">
            <text:p>1.8210526316</text:p>
          </table:table-cell>
          <table:table-cell office:value-type="float" office:value="96">
            <text:p>96</text:p>
          </table:table-cell>
          <table:table-cell table:formula="of:=[.H1094]/[.A1094]" office:value-type="float" office:value="1.01052631578947">
            <text:p>1.0105263158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7">
            <text:p>77</text:p>
          </table:table-cell>
          <table:table-cell table:formula="of:=[.B1095]/[.A1095]" office:value-type="float" office:value="0.974683544303797">
            <text:p>0.9746835443</text:p>
          </table:table-cell>
          <table:table-cell office:value-type="float" office:value="74">
            <text:p>74</text:p>
          </table:table-cell>
          <table:table-cell table:formula="of:=[.D1095]/[.A1095]" office:value-type="float" office:value="0.936708860759494">
            <text:p>0.9367088608</text:p>
          </table:table-cell>
          <table:table-cell office:value-type="float" office:value="169">
            <text:p>169</text:p>
          </table:table-cell>
          <table:table-cell table:formula="of:=[.F1095]/[.A1095]" office:value-type="float" office:value="2.13924050632911">
            <text:p>2.1392405063</text:p>
          </table:table-cell>
          <table:table-cell office:value-type="float" office:value="86">
            <text:p>86</text:p>
          </table:table-cell>
          <table:table-cell table:formula="of:=[.H1095]/[.A1095]" office:value-type="float" office:value="1.08860759493671">
            <text:p>1.088607594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formula="of:=[.B1096]/[.A1096]" office:value-type="float" office:value="1.01052631578947">
            <text:p>1.0105263158</text:p>
          </table:table-cell>
          <table:table-cell office:value-type="float" office:value="89">
            <text:p>89</text:p>
          </table:table-cell>
          <table:table-cell table:formula="of:=[.D1096]/[.A1096]" office:value-type="float" office:value="0.936842105263158">
            <text:p>0.9368421053</text:p>
          </table:table-cell>
          <table:table-cell office:value-type="float" office:value="164">
            <text:p>164</text:p>
          </table:table-cell>
          <table:table-cell table:formula="of:=[.F1096]/[.A1096]" office:value-type="float" office:value="1.72631578947368">
            <text:p>1.7263157895</text:p>
          </table:table-cell>
          <table:table-cell office:value-type="float" office:value="97">
            <text:p>97</text:p>
          </table:table-cell>
          <table:table-cell table:formula="of:=[.H1096]/[.A1096]" office:value-type="float" office:value="1.02105263157895">
            <text:p>1.0210526316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table:formula="of:=[.B1097]/[.A1097]" office:value-type="float" office:value="0.952380952380952">
            <text:p>0.9523809524</text:p>
          </table:table-cell>
          <table:table-cell office:value-type="float" office:value="38">
            <text:p>38</text:p>
          </table:table-cell>
          <table:table-cell table:formula="of:=[.D1097]/[.A1097]" office:value-type="float" office:value="0.904761904761905">
            <text:p>0.9047619048</text:p>
          </table:table-cell>
          <table:table-cell office:value-type="float" office:value="158">
            <text:p>158</text:p>
          </table:table-cell>
          <table:table-cell table:formula="of:=[.F1097]/[.A1097]" office:value-type="float" office:value="3.76190476190476">
            <text:p>3.7619047619</text:p>
          </table:table-cell>
          <table:table-cell office:value-type="float" office:value="41">
            <text:p>41</text:p>
          </table:table-cell>
          <table:table-cell table:formula="of:=[.H1097]/[.A1097]" office:value-type="float" office:value="0.976190476190476">
            <text:p>0.9761904762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  <table:table-cell table:formula="of:=[.B1098]/[.A1098]" office:value-type="float" office:value="0.987341772151899">
            <text:p>0.9873417722</text:p>
          </table:table-cell>
          <table:table-cell office:value-type="float" office:value="76">
            <text:p>76</text:p>
          </table:table-cell>
          <table:table-cell table:formula="of:=[.D1098]/[.A1098]" office:value-type="float" office:value="0.962025316455696">
            <text:p>0.9620253165</text:p>
          </table:table-cell>
          <table:table-cell office:value-type="float" office:value="127">
            <text:p>127</text:p>
          </table:table-cell>
          <table:table-cell table:formula="of:=[.F1098]/[.A1098]" office:value-type="float" office:value="1.60759493670886">
            <text:p>1.6075949367</text:p>
          </table:table-cell>
          <table:table-cell office:value-type="float" office:value="79">
            <text:p>79</text:p>
          </table:table-cell>
          <table:table-cell table:formula="of:=[.H1098]/[.A1098]" office:value-type="float" office:value="1">
            <text:p>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 table:formula="of:=[.B1099]/[.A1099]" office:value-type="float" office:value="0.971014492753623">
            <text:p>0.9710144928</text:p>
          </table:table-cell>
          <table:table-cell office:value-type="float" office:value="65">
            <text:p>65</text:p>
          </table:table-cell>
          <table:table-cell table:formula="of:=[.D1099]/[.A1099]" office:value-type="float" office:value="0.942028985507246">
            <text:p>0.9420289855</text:p>
          </table:table-cell>
          <table:table-cell office:value-type="float" office:value="116">
            <text:p>116</text:p>
          </table:table-cell>
          <table:table-cell table:formula="of:=[.F1099]/[.A1099]" office:value-type="float" office:value="1.68115942028986">
            <text:p>1.6811594203</text:p>
          </table:table-cell>
          <table:table-cell office:value-type="float" office:value="70">
            <text:p>70</text:p>
          </table:table-cell>
          <table:table-cell table:formula="of:=[.H1099]/[.A1099]" office:value-type="float" office:value="1.01449275362319">
            <text:p>1.0144927536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formula="of:=[.B1100]/[.A1100]" office:value-type="float" office:value="0.989247311827957">
            <text:p>0.9892473118</text:p>
          </table:table-cell>
          <table:table-cell office:value-type="float" office:value="87">
            <text:p>87</text:p>
          </table:table-cell>
          <table:table-cell table:formula="of:=[.D1100]/[.A1100]" office:value-type="float" office:value="0.935483870967742">
            <text:p>0.935483871</text:p>
          </table:table-cell>
          <table:table-cell office:value-type="float" office:value="132">
            <text:p>132</text:p>
          </table:table-cell>
          <table:table-cell table:formula="of:=[.F1100]/[.A1100]" office:value-type="float" office:value="1.41935483870968">
            <text:p>1.4193548387</text:p>
          </table:table-cell>
          <table:table-cell office:value-type="float" office:value="96">
            <text:p>96</text:p>
          </table:table-cell>
          <table:table-cell table:formula="of:=[.H1100]/[.A1100]" office:value-type="float" office:value="1.03225806451613">
            <text:p>1.0322580645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26">
            <text:p>126</text:p>
          </table:table-cell>
          <table:table-cell table:formula="of:=[.B1101]/[.A1101]" office:value-type="float" office:value="0.992125984251969">
            <text:p>0.9921259843</text:p>
          </table:table-cell>
          <table:table-cell office:value-type="float" office:value="119">
            <text:p>119</text:p>
          </table:table-cell>
          <table:table-cell table:formula="of:=[.D1101]/[.A1101]" office:value-type="float" office:value="0.937007874015748">
            <text:p>0.937007874</text:p>
          </table:table-cell>
          <table:table-cell office:value-type="float" office:value="140">
            <text:p>140</text:p>
          </table:table-cell>
          <table:table-cell table:formula="of:=[.F1101]/[.A1101]" office:value-type="float" office:value="1.10236220472441">
            <text:p>1.1023622047</text:p>
          </table:table-cell>
          <table:table-cell office:value-type="float" office:value="129">
            <text:p>129</text:p>
          </table:table-cell>
          <table:table-cell table:formula="of:=[.H1101]/[.A1101]" office:value-type="float" office:value="1.01574803149606">
            <text:p>1.0157480315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table:formula="of:=[.B1102]/[.A1102]" office:value-type="float" office:value="0.985074626865672">
            <text:p>0.9850746269</text:p>
          </table:table-cell>
          <table:table-cell office:value-type="float" office:value="64">
            <text:p>64</text:p>
          </table:table-cell>
          <table:table-cell table:formula="of:=[.D1102]/[.A1102]" office:value-type="float" office:value="0.955223880597015">
            <text:p>0.9552238806</text:p>
          </table:table-cell>
          <table:table-cell office:value-type="float" office:value="117">
            <text:p>117</text:p>
          </table:table-cell>
          <table:table-cell table:formula="of:=[.F1102]/[.A1102]" office:value-type="float" office:value="1.74626865671642">
            <text:p>1.7462686567</text:p>
          </table:table-cell>
          <table:table-cell office:value-type="float" office:value="74">
            <text:p>74</text:p>
          </table:table-cell>
          <table:table-cell table:formula="of:=[.H1102]/[.A1102]" office:value-type="float" office:value="1.1044776119403">
            <text:p>1.1044776119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table:formula="of:=[.B1103]/[.A1103]" office:value-type="float" office:value="1.01470588235294">
            <text:p>1.0147058824</text:p>
          </table:table-cell>
          <table:table-cell office:value-type="float" office:value="66">
            <text:p>66</text:p>
          </table:table-cell>
          <table:table-cell table:formula="of:=[.D1103]/[.A1103]" office:value-type="float" office:value="0.970588235294118">
            <text:p>0.9705882353</text:p>
          </table:table-cell>
          <table:table-cell office:value-type="float" office:value="104">
            <text:p>104</text:p>
          </table:table-cell>
          <table:table-cell table:formula="of:=[.F1103]/[.A1103]" office:value-type="float" office:value="1.52941176470588">
            <text:p>1.5294117647</text:p>
          </table:table-cell>
          <table:table-cell office:value-type="float" office:value="70">
            <text:p>70</text:p>
          </table:table-cell>
          <table:table-cell table:formula="of:=[.H1103]/[.A1103]" office:value-type="float" office:value="1.02941176470588">
            <text:p>1.0294117647</text:p>
          </table:table-cell>
        </table:table-row>
        <table:table-row table:style-name="ro1">
          <table:table-cell table:number-columns-repeated="2" office:value-type="float" office:value="75">
            <text:p>75</text:p>
          </table:table-cell>
          <table:table-cell table:formula="of:=[.B1104]/[.A1104]" office:value-type="float" office:value="1">
            <text:p>1</text:p>
          </table:table-cell>
          <table:table-cell office:value-type="float" office:value="69">
            <text:p>69</text:p>
          </table:table-cell>
          <table:table-cell table:formula="of:=[.D1104]/[.A1104]" office:value-type="float" office:value="0.92">
            <text:p>0.92</text:p>
          </table:table-cell>
          <table:table-cell office:value-type="float" office:value="93">
            <text:p>93</text:p>
          </table:table-cell>
          <table:table-cell table:formula="of:=[.F1104]/[.A1104]" office:value-type="float" office:value="1.24">
            <text:p>1.24</text:p>
          </table:table-cell>
          <table:table-cell office:value-type="float" office:value="74">
            <text:p>74</text:p>
          </table:table-cell>
          <table:table-cell table:formula="of:=[.H1104]/[.A1104]" office:value-type="float" office:value="0.986666666666667">
            <text:p>0.986666666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formula="of:=[.B1105]/[.A1105]" office:value-type="float" office:value="0.971428571428571">
            <text:p>0.9714285714</text:p>
          </table:table-cell>
          <table:table-cell office:value-type="float" office:value="66">
            <text:p>66</text:p>
          </table:table-cell>
          <table:table-cell table:formula="of:=[.D1105]/[.A1105]" office:value-type="float" office:value="0.942857142857143">
            <text:p>0.9428571429</text:p>
          </table:table-cell>
          <table:table-cell office:value-type="float" office:value="136">
            <text:p>136</text:p>
          </table:table-cell>
          <table:table-cell table:formula="of:=[.F1105]/[.A1105]" office:value-type="float" office:value="1.94285714285714">
            <text:p>1.9428571429</text:p>
          </table:table-cell>
          <table:table-cell office:value-type="float" office:value="70">
            <text:p>70</text:p>
          </table:table-cell>
          <table:table-cell table:formula="of:=[.H1105]/[.A1105]" office:value-type="float" office:value="1">
            <text:p>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table:formula="of:=[.B1106]/[.A1106]" office:value-type="float" office:value="1.01639344262295">
            <text:p>1.0163934426</text:p>
          </table:table-cell>
          <table:table-cell office:value-type="float" office:value="58">
            <text:p>58</text:p>
          </table:table-cell>
          <table:table-cell table:formula="of:=[.D1106]/[.A1106]" office:value-type="float" office:value="0.950819672131147">
            <text:p>0.9508196721</text:p>
          </table:table-cell>
          <table:table-cell office:value-type="float" office:value="84">
            <text:p>84</text:p>
          </table:table-cell>
          <table:table-cell table:formula="of:=[.F1106]/[.A1106]" office:value-type="float" office:value="1.37704918032787">
            <text:p>1.3770491803</text:p>
          </table:table-cell>
          <table:table-cell office:value-type="float" office:value="63">
            <text:p>63</text:p>
          </table:table-cell>
          <table:table-cell table:formula="of:=[.H1106]/[.A1106]" office:value-type="float" office:value="1.0327868852459">
            <text:p>1.0327868852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7">
            <text:p>77</text:p>
          </table:table-cell>
          <table:table-cell table:formula="of:=[.B1107]/[.A1107]" office:value-type="float" office:value="1.04054054054054">
            <text:p>1.0405405405</text:p>
          </table:table-cell>
          <table:table-cell office:value-type="float" office:value="75">
            <text:p>75</text:p>
          </table:table-cell>
          <table:table-cell table:formula="of:=[.D1107]/[.A1107]" office:value-type="float" office:value="1.01351351351351">
            <text:p>1.0135135135</text:p>
          </table:table-cell>
          <table:table-cell office:value-type="float" office:value="146">
            <text:p>146</text:p>
          </table:table-cell>
          <table:table-cell table:formula="of:=[.F1107]/[.A1107]" office:value-type="float" office:value="1.97297297297297">
            <text:p>1.972972973</text:p>
          </table:table-cell>
          <table:table-cell office:value-type="float" office:value="87">
            <text:p>87</text:p>
          </table:table-cell>
          <table:table-cell table:formula="of:=[.H1107]/[.A1107]" office:value-type="float" office:value="1.17567567567568">
            <text:p>1.1756756757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50">
            <text:p>250</text:p>
          </table:table-cell>
          <table:table-cell table:formula="of:=[.B1108]/[.A1108]" office:value-type="float" office:value="0.984251968503937">
            <text:p>0.9842519685</text:p>
          </table:table-cell>
          <table:table-cell office:value-type="float" office:value="237">
            <text:p>237</text:p>
          </table:table-cell>
          <table:table-cell table:formula="of:=[.D1108]/[.A1108]" office:value-type="float" office:value="0.933070866141732">
            <text:p>0.9330708661</text:p>
          </table:table-cell>
          <table:table-cell office:value-type="float" office:value="517">
            <text:p>517</text:p>
          </table:table-cell>
          <table:table-cell table:formula="of:=[.F1108]/[.A1108]" office:value-type="float" office:value="2.03543307086614">
            <text:p>2.0354330709</text:p>
          </table:table-cell>
          <table:table-cell office:value-type="float" office:value="255">
            <text:p>255</text:p>
          </table:table-cell>
          <table:table-cell table:formula="of:=[.H1108]/[.A1108]" office:value-type="float" office:value="1.00393700787402">
            <text:p>1.0039370079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table:formula="of:=[.B1109]/[.A1109]" office:value-type="float" office:value="1.01075268817204">
            <text:p>1.0107526882</text:p>
          </table:table-cell>
          <table:table-cell office:value-type="float" office:value="91">
            <text:p>91</text:p>
          </table:table-cell>
          <table:table-cell table:formula="of:=[.D1109]/[.A1109]" office:value-type="float" office:value="0.978494623655914">
            <text:p>0.9784946237</text:p>
          </table:table-cell>
          <table:table-cell office:value-type="float" office:value="161">
            <text:p>161</text:p>
          </table:table-cell>
          <table:table-cell table:formula="of:=[.F1109]/[.A1109]" office:value-type="float" office:value="1.73118279569892">
            <text:p>1.7311827957</text:p>
          </table:table-cell>
          <table:table-cell office:value-type="float" office:value="104">
            <text:p>104</text:p>
          </table:table-cell>
          <table:table-cell table:formula="of:=[.H1109]/[.A1109]" office:value-type="float" office:value="1.11827956989247">
            <text:p>1.1182795699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table:formula="of:=[.B1110]/[.A1110]" office:value-type="float" office:value="0.985507246376812">
            <text:p>0.9855072464</text:p>
          </table:table-cell>
          <table:table-cell office:value-type="float" office:value="65">
            <text:p>65</text:p>
          </table:table-cell>
          <table:table-cell table:formula="of:=[.D1110]/[.A1110]" office:value-type="float" office:value="0.942028985507246">
            <text:p>0.9420289855</text:p>
          </table:table-cell>
          <table:table-cell office:value-type="float" office:value="129">
            <text:p>129</text:p>
          </table:table-cell>
          <table:table-cell table:formula="of:=[.F1110]/[.A1110]" office:value-type="float" office:value="1.8695652173913">
            <text:p>1.8695652174</text:p>
          </table:table-cell>
          <table:table-cell office:value-type="float" office:value="69">
            <text:p>69</text:p>
          </table:table-cell>
          <table:table-cell table:formula="of:=[.H1110]/[.A1110]" office:value-type="float" office:value="1">
            <text:p>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table:formula="of:=[.B1111]/[.A1111]" office:value-type="float" office:value="1.01754385964912">
            <text:p>1.0175438596</text:p>
          </table:table-cell>
          <table:table-cell office:value-type="float" office:value="56">
            <text:p>56</text:p>
          </table:table-cell>
          <table:table-cell table:formula="of:=[.D1111]/[.A1111]" office:value-type="float" office:value="0.982456140350877">
            <text:p>0.9824561404</text:p>
          </table:table-cell>
          <table:table-cell office:value-type="float" office:value="95">
            <text:p>95</text:p>
          </table:table-cell>
          <table:table-cell table:formula="of:=[.F1111]/[.A1111]" office:value-type="float" office:value="1.66666666666667">
            <text:p>1.6666666667</text:p>
          </table:table-cell>
          <table:table-cell office:value-type="float" office:value="60">
            <text:p>60</text:p>
          </table:table-cell>
          <table:table-cell table:formula="of:=[.H1111]/[.A1111]" office:value-type="float" office:value="1.05263157894737">
            <text:p>1.0526315789</text:p>
          </table:table-cell>
        </table:table-row>
        <table:table-row table:style-name="ro1">
          <table:table-cell table:number-columns-repeated="2" office:value-type="float" office:value="61">
            <text:p>61</text:p>
          </table:table-cell>
          <table:table-cell table:formula="of:=[.B1112]/[.A1112]" office:value-type="float" office:value="1">
            <text:p>1</text:p>
          </table:table-cell>
          <table:table-cell office:value-type="float" office:value="60">
            <text:p>60</text:p>
          </table:table-cell>
          <table:table-cell table:formula="of:=[.D1112]/[.A1112]" office:value-type="float" office:value="0.983606557377049">
            <text:p>0.9836065574</text:p>
          </table:table-cell>
          <table:table-cell office:value-type="float" office:value="79">
            <text:p>79</text:p>
          </table:table-cell>
          <table:table-cell table:formula="of:=[.F1112]/[.A1112]" office:value-type="float" office:value="1.29508196721311">
            <text:p>1.2950819672</text:p>
          </table:table-cell>
          <table:table-cell office:value-type="float" office:value="65">
            <text:p>65</text:p>
          </table:table-cell>
          <table:table-cell table:formula="of:=[.H1112]/[.A1112]" office:value-type="float" office:value="1.0655737704918">
            <text:p>1.0655737705</text:p>
          </table:table-cell>
        </table:table-row>
        <table:table-row table:style-name="ro1">
          <table:table-cell table:number-columns-repeated="2" office:value-type="float" office:value="184">
            <text:p>184</text:p>
          </table:table-cell>
          <table:table-cell table:formula="of:=[.B1113]/[.A1113]" office:value-type="float" office:value="1">
            <text:p>1</text:p>
          </table:table-cell>
          <table:table-cell office:value-type="float" office:value="173">
            <text:p>173</text:p>
          </table:table-cell>
          <table:table-cell table:formula="of:=[.D1113]/[.A1113]" office:value-type="float" office:value="0.940217391304348">
            <text:p>0.9402173913</text:p>
          </table:table-cell>
          <table:table-cell office:value-type="float" office:value="306">
            <text:p>306</text:p>
          </table:table-cell>
          <table:table-cell table:formula="of:=[.F1113]/[.A1113]" office:value-type="float" office:value="1.66304347826087">
            <text:p>1.6630434783</text:p>
          </table:table-cell>
          <table:table-cell office:value-type="float" office:value="186">
            <text:p>186</text:p>
          </table:table-cell>
          <table:table-cell table:formula="of:=[.H1113]/[.A1113]" office:value-type="float" office:value="1.01086956521739">
            <text:p>1.010869565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table:formula="of:=[.B1114]/[.A1114]" office:value-type="float" office:value="1.00990099009901">
            <text:p>1.0099009901</text:p>
          </table:table-cell>
          <table:table-cell office:value-type="float" office:value="95">
            <text:p>95</text:p>
          </table:table-cell>
          <table:table-cell table:formula="of:=[.D1114]/[.A1114]" office:value-type="float" office:value="0.940594059405941">
            <text:p>0.9405940594</text:p>
          </table:table-cell>
          <table:table-cell office:value-type="float" office:value="186">
            <text:p>186</text:p>
          </table:table-cell>
          <table:table-cell table:formula="of:=[.F1114]/[.A1114]" office:value-type="float" office:value="1.84158415841584">
            <text:p>1.8415841584</text:p>
          </table:table-cell>
          <table:table-cell office:value-type="float" office:value="105">
            <text:p>105</text:p>
          </table:table-cell>
          <table:table-cell table:formula="of:=[.H1114]/[.A1114]" office:value-type="float" office:value="1.03960396039604">
            <text:p>1.0396039604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  <table:table-cell table:formula="of:=[.B1115]/[.A1115]" office:value-type="float" office:value="0.991071428571429">
            <text:p>0.9910714286</text:p>
          </table:table-cell>
          <table:table-cell office:value-type="float" office:value="103">
            <text:p>103</text:p>
          </table:table-cell>
          <table:table-cell table:formula="of:=[.D1115]/[.A1115]" office:value-type="float" office:value="0.919642857142857">
            <text:p>0.9196428571</text:p>
          </table:table-cell>
          <table:table-cell office:value-type="float" office:value="218">
            <text:p>218</text:p>
          </table:table-cell>
          <table:table-cell table:formula="of:=[.F1115]/[.A1115]" office:value-type="float" office:value="1.94642857142857">
            <text:p>1.9464285714</text:p>
          </table:table-cell>
          <table:table-cell office:value-type="float" office:value="109">
            <text:p>109</text:p>
          </table:table-cell>
          <table:table-cell table:formula="of:=[.H1115]/[.A1115]" office:value-type="float" office:value="0.973214285714286">
            <text:p>0.9732142857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table:formula="of:=[.B1116]/[.A1116]" office:value-type="float" office:value="0.962025316455696">
            <text:p>0.9620253165</text:p>
          </table:table-cell>
          <table:table-cell office:value-type="float" office:value="72">
            <text:p>72</text:p>
          </table:table-cell>
          <table:table-cell table:formula="of:=[.D1116]/[.A1116]" office:value-type="float" office:value="0.911392405063291">
            <text:p>0.9113924051</text:p>
          </table:table-cell>
          <table:table-cell office:value-type="float" office:value="120">
            <text:p>120</text:p>
          </table:table-cell>
          <table:table-cell table:formula="of:=[.F1116]/[.A1116]" office:value-type="float" office:value="1.51898734177215">
            <text:p>1.5189873418</text:p>
          </table:table-cell>
          <table:table-cell office:value-type="float" office:value="76">
            <text:p>76</text:p>
          </table:table-cell>
          <table:table-cell table:formula="of:=[.H1116]/[.A1116]" office:value-type="float" office:value="0.962025316455696">
            <text:p>0.9620253165</text:p>
          </table:table-cell>
        </table:table-row>
        <table:table-row table:style-name="ro1">
          <table:table-cell table:number-columns-repeated="2" office:value-type="float" office:value="67">
            <text:p>67</text:p>
          </table:table-cell>
          <table:table-cell table:formula="of:=[.B1117]/[.A1117]" office:value-type="float" office:value="1">
            <text:p>1</text:p>
          </table:table-cell>
          <table:table-cell office:value-type="float" office:value="67">
            <text:p>67</text:p>
          </table:table-cell>
          <table:table-cell table:formula="of:=[.D1117]/[.A1117]" office:value-type="float" office:value="1">
            <text:p>1</text:p>
          </table:table-cell>
          <table:table-cell office:value-type="float" office:value="138">
            <text:p>138</text:p>
          </table:table-cell>
          <table:table-cell table:formula="of:=[.F1117]/[.A1117]" office:value-type="float" office:value="2.05970149253731">
            <text:p>2.0597014925</text:p>
          </table:table-cell>
          <table:table-cell office:value-type="float" office:value="76">
            <text:p>76</text:p>
          </table:table-cell>
          <table:table-cell table:formula="of:=[.H1117]/[.A1117]" office:value-type="float" office:value="1.13432835820896">
            <text:p>1.1343283582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78">
            <text:p>178</text:p>
          </table:table-cell>
          <table:table-cell table:formula="of:=[.B1118]/[.A1118]" office:value-type="float" office:value="1.01136363636364">
            <text:p>1.0113636364</text:p>
          </table:table-cell>
          <table:table-cell office:value-type="float" office:value="167">
            <text:p>167</text:p>
          </table:table-cell>
          <table:table-cell table:formula="of:=[.D1118]/[.A1118]" office:value-type="float" office:value="0.948863636363636">
            <text:p>0.9488636364</text:p>
          </table:table-cell>
          <table:table-cell office:value-type="float" office:value="321">
            <text:p>321</text:p>
          </table:table-cell>
          <table:table-cell table:formula="of:=[.F1118]/[.A1118]" office:value-type="float" office:value="1.82386363636364">
            <text:p>1.8238636364</text:p>
          </table:table-cell>
          <table:table-cell office:value-type="float" office:value="187">
            <text:p>187</text:p>
          </table:table-cell>
          <table:table-cell table:formula="of:=[.H1118]/[.A1118]" office:value-type="float" office:value="1.0625">
            <text:p>1.062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table:formula="of:=[.B1119]/[.A1119]" office:value-type="float" office:value="0.981132075471698">
            <text:p>0.9811320755</text:p>
          </table:table-cell>
          <table:table-cell office:value-type="float" office:value="51">
            <text:p>51</text:p>
          </table:table-cell>
          <table:table-cell table:formula="of:=[.D1119]/[.A1119]" office:value-type="float" office:value="0.962264150943396">
            <text:p>0.9622641509</text:p>
          </table:table-cell>
          <table:table-cell office:value-type="float" office:value="81">
            <text:p>81</text:p>
          </table:table-cell>
          <table:table-cell table:formula="of:=[.F1119]/[.A1119]" office:value-type="float" office:value="1.52830188679245">
            <text:p>1.5283018868</text:p>
          </table:table-cell>
          <table:table-cell office:value-type="float" office:value="56">
            <text:p>56</text:p>
          </table:table-cell>
          <table:table-cell table:formula="of:=[.H1119]/[.A1119]" office:value-type="float" office:value="1.05660377358491">
            <text:p>1.0566037736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 table:formula="of:=[.B1120]/[.A1120]" office:value-type="float" office:value="1.07142857142857">
            <text:p>1.0714285714</text:p>
          </table:table-cell>
          <table:table-cell office:value-type="float" office:value="44">
            <text:p>44</text:p>
          </table:table-cell>
          <table:table-cell table:formula="of:=[.D1120]/[.A1120]" office:value-type="float" office:value="1.04761904761905">
            <text:p>1.0476190476</text:p>
          </table:table-cell>
          <table:table-cell office:value-type="float" office:value="48">
            <text:p>48</text:p>
          </table:table-cell>
          <table:table-cell table:formula="of:=[.F1120]/[.A1120]" office:value-type="float" office:value="1.14285714285714">
            <text:p>1.1428571429</text:p>
          </table:table-cell>
          <table:table-cell office:value-type="float" office:value="44">
            <text:p>44</text:p>
          </table:table-cell>
          <table:table-cell table:formula="of:=[.H1120]/[.A1120]" office:value-type="float" office:value="1.04761904761905">
            <text:p>1.047619047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table:formula="of:=[.B1121]/[.A1121]" office:value-type="float" office:value="1.02173913043478">
            <text:p>1.0217391304</text:p>
          </table:table-cell>
          <table:table-cell office:value-type="float" office:value="49">
            <text:p>49</text:p>
          </table:table-cell>
          <table:table-cell table:formula="of:=[.D1121]/[.A1121]" office:value-type="float" office:value="1.06521739130435">
            <text:p>1.0652173913</text:p>
          </table:table-cell>
          <table:table-cell office:value-type="float" office:value="84">
            <text:p>84</text:p>
          </table:table-cell>
          <table:table-cell table:formula="of:=[.F1121]/[.A1121]" office:value-type="float" office:value="1.82608695652174">
            <text:p>1.8260869565</text:p>
          </table:table-cell>
          <table:table-cell office:value-type="float" office:value="47">
            <text:p>47</text:p>
          </table:table-cell>
          <table:table-cell table:formula="of:=[.H1121]/[.A1121]" office:value-type="float" office:value="1.02173913043478">
            <text:p>1.0217391304</text:p>
          </table:table-cell>
        </table:table-row>
        <table:table-row table:style-name="ro1">
          <table:table-cell table:number-columns-repeated="2" office:value-type="float" office:value="90">
            <text:p>90</text:p>
          </table:table-cell>
          <table:table-cell table:formula="of:=[.B1122]/[.A1122]" office:value-type="float" office:value="1">
            <text:p>1</text:p>
          </table:table-cell>
          <table:table-cell office:value-type="float" office:value="86">
            <text:p>86</text:p>
          </table:table-cell>
          <table:table-cell table:formula="of:=[.D1122]/[.A1122]" office:value-type="float" office:value="0.955555555555556">
            <text:p>0.9555555556</text:p>
          </table:table-cell>
          <table:table-cell office:value-type="float" office:value="159">
            <text:p>159</text:p>
          </table:table-cell>
          <table:table-cell table:formula="of:=[.F1122]/[.A1122]" office:value-type="float" office:value="1.76666666666667">
            <text:p>1.7666666667</text:p>
          </table:table-cell>
          <table:table-cell office:value-type="float" office:value="92">
            <text:p>92</text:p>
          </table:table-cell>
          <table:table-cell table:formula="of:=[.H1122]/[.A1122]" office:value-type="float" office:value="1.02222222222222">
            <text:p>1.022222222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table:formula="of:=[.B1123]/[.A1123]" office:value-type="float" office:value="0.96969696969697">
            <text:p>0.9696969697</text:p>
          </table:table-cell>
          <table:table-cell office:value-type="float" office:value="33">
            <text:p>33</text:p>
          </table:table-cell>
          <table:table-cell table:formula="of:=[.D1123]/[.A1123]" office:value-type="float" office:value="1">
            <text:p>1</text:p>
          </table:table-cell>
          <table:table-cell office:value-type="float" office:value="69">
            <text:p>69</text:p>
          </table:table-cell>
          <table:table-cell table:formula="of:=[.F1123]/[.A1123]" office:value-type="float" office:value="2.09090909090909">
            <text:p>2.0909090909</text:p>
          </table:table-cell>
          <table:table-cell office:value-type="float" office:value="33">
            <text:p>33</text:p>
          </table:table-cell>
          <table:table-cell table:formula="of:=[.H1123]/[.A1123]" office:value-type="float" office:value="1">
            <text:p>1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61">
            <text:p>161</text:p>
          </table:table-cell>
          <table:table-cell table:formula="of:=[.B1124]/[.A1124]" office:value-type="float" office:value="0.987730061349693">
            <text:p>0.9877300613</text:p>
          </table:table-cell>
          <table:table-cell office:value-type="float" office:value="153">
            <text:p>153</text:p>
          </table:table-cell>
          <table:table-cell table:formula="of:=[.D1124]/[.A1124]" office:value-type="float" office:value="0.938650306748466">
            <text:p>0.9386503067</text:p>
          </table:table-cell>
          <table:table-cell office:value-type="float" office:value="297">
            <text:p>297</text:p>
          </table:table-cell>
          <table:table-cell table:formula="of:=[.F1124]/[.A1124]" office:value-type="float" office:value="1.82208588957055">
            <text:p>1.8220858896</text:p>
          </table:table-cell>
          <table:table-cell office:value-type="float" office:value="164">
            <text:p>164</text:p>
          </table:table-cell>
          <table:table-cell table:formula="of:=[.H1124]/[.A1124]" office:value-type="float" office:value="1.00613496932515">
            <text:p>1.0061349693</text:p>
          </table:table-cell>
        </table:table-row>
        <table:table-row table:style-name="ro1">
          <table:table-cell table:number-columns-repeated="2" office:value-type="float" office:value="82">
            <text:p>82</text:p>
          </table:table-cell>
          <table:table-cell table:formula="of:=[.B1125]/[.A1125]" office:value-type="float" office:value="1">
            <text:p>1</text:p>
          </table:table-cell>
          <table:table-cell office:value-type="float" office:value="76">
            <text:p>76</text:p>
          </table:table-cell>
          <table:table-cell table:formula="of:=[.D1125]/[.A1125]" office:value-type="float" office:value="0.926829268292683">
            <text:p>0.9268292683</text:p>
          </table:table-cell>
          <table:table-cell office:value-type="float" office:value="124">
            <text:p>124</text:p>
          </table:table-cell>
          <table:table-cell table:formula="of:=[.F1125]/[.A1125]" office:value-type="float" office:value="1.51219512195122">
            <text:p>1.512195122</text:p>
          </table:table-cell>
          <table:table-cell office:value-type="float" office:value="83">
            <text:p>83</text:p>
          </table:table-cell>
          <table:table-cell table:formula="of:=[.H1125]/[.A1125]" office:value-type="float" office:value="1.01219512195122">
            <text:p>1.01219512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formula="of:=[.B1126]/[.A1126]" office:value-type="float" office:value="1.01052631578947">
            <text:p>1.0105263158</text:p>
          </table:table-cell>
          <table:table-cell office:value-type="float" office:value="94">
            <text:p>94</text:p>
          </table:table-cell>
          <table:table-cell table:formula="of:=[.D1126]/[.A1126]" office:value-type="float" office:value="0.989473684210526">
            <text:p>0.9894736842</text:p>
          </table:table-cell>
          <table:table-cell office:value-type="float" office:value="144">
            <text:p>144</text:p>
          </table:table-cell>
          <table:table-cell table:formula="of:=[.F1126]/[.A1126]" office:value-type="float" office:value="1.51578947368421">
            <text:p>1.5157894737</text:p>
          </table:table-cell>
          <table:table-cell office:value-type="float" office:value="98">
            <text:p>98</text:p>
          </table:table-cell>
          <table:table-cell table:formula="of:=[.H1126]/[.A1126]" office:value-type="float" office:value="1.03157894736842">
            <text:p>1.031578947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table:formula="of:=[.B1127]/[.A1127]" office:value-type="float" office:value="1.03846153846154">
            <text:p>1.0384615385</text:p>
          </table:table-cell>
          <table:table-cell office:value-type="float" office:value="26">
            <text:p>26</text:p>
          </table:table-cell>
          <table:table-cell table:formula="of:=[.D1127]/[.A1127]" office:value-type="float" office:value="1">
            <text:p>1</text:p>
          </table:table-cell>
          <table:table-cell office:value-type="float" office:value="26">
            <text:p>26</text:p>
          </table:table-cell>
          <table:table-cell table:formula="of:=[.F1127]/[.A1127]" office:value-type="float" office:value="1">
            <text:p>1</text:p>
          </table:table-cell>
          <table:table-cell office:value-type="float" office:value="27">
            <text:p>27</text:p>
          </table:table-cell>
          <table:table-cell table:formula="of:=[.H1127]/[.A1127]" office:value-type="float" office:value="1.03846153846154">
            <text:p>1.0384615385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formula="of:=[.B1128]/[.A1128]" office:value-type="float" office:value="1">
            <text:p>1</text:p>
          </table:table-cell>
          <table:table-cell office:value-type="float" office:value="68">
            <text:p>68</text:p>
          </table:table-cell>
          <table:table-cell table:formula="of:=[.D1128]/[.A1128]" office:value-type="float" office:value="0.971428571428571">
            <text:p>0.9714285714</text:p>
          </table:table-cell>
          <table:table-cell office:value-type="float" office:value="100">
            <text:p>100</text:p>
          </table:table-cell>
          <table:table-cell table:formula="of:=[.F1128]/[.A1128]" office:value-type="float" office:value="1.42857142857143">
            <text:p>1.4285714286</text:p>
          </table:table-cell>
          <table:table-cell office:value-type="float" office:value="72">
            <text:p>72</text:p>
          </table:table-cell>
          <table:table-cell table:formula="of:=[.H1128]/[.A1128]" office:value-type="float" office:value="1.02857142857143">
            <text:p>1.0285714286</text:p>
          </table:table-cell>
        </table:table-row>
        <table:table-row table:style-name="ro1">
          <table:table-cell table:number-columns-repeated="2" office:value-type="float" office:value="68">
            <text:p>68</text:p>
          </table:table-cell>
          <table:table-cell table:formula="of:=[.B1129]/[.A1129]" office:value-type="float" office:value="1">
            <text:p>1</text:p>
          </table:table-cell>
          <table:table-cell office:value-type="float" office:value="67">
            <text:p>67</text:p>
          </table:table-cell>
          <table:table-cell table:formula="of:=[.D1129]/[.A1129]" office:value-type="float" office:value="0.985294117647059">
            <text:p>0.9852941176</text:p>
          </table:table-cell>
          <table:table-cell office:value-type="float" office:value="102">
            <text:p>102</text:p>
          </table:table-cell>
          <table:table-cell table:formula="of:=[.F1129]/[.A1129]" office:value-type="float" office:value="1.5">
            <text:p>1.5</text:p>
          </table:table-cell>
          <table:table-cell office:value-type="float" office:value="70">
            <text:p>70</text:p>
          </table:table-cell>
          <table:table-cell table:formula="of:=[.H1129]/[.A1129]" office:value-type="float" office:value="1.02941176470588">
            <text:p>1.0294117647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88">
            <text:p>188</text:p>
          </table:table-cell>
          <table:table-cell table:formula="of:=[.B1130]/[.A1130]" office:value-type="float" office:value="0.989473684210526">
            <text:p>0.9894736842</text:p>
          </table:table-cell>
          <table:table-cell office:value-type="float" office:value="177">
            <text:p>177</text:p>
          </table:table-cell>
          <table:table-cell table:formula="of:=[.D1130]/[.A1130]" office:value-type="float" office:value="0.931578947368421">
            <text:p>0.9315789474</text:p>
          </table:table-cell>
          <table:table-cell office:value-type="float" office:value="343">
            <text:p>343</text:p>
          </table:table-cell>
          <table:table-cell table:formula="of:=[.F1130]/[.A1130]" office:value-type="float" office:value="1.80526315789474">
            <text:p>1.8052631579</text:p>
          </table:table-cell>
          <table:table-cell office:value-type="float" office:value="207">
            <text:p>207</text:p>
          </table:table-cell>
          <table:table-cell table:formula="of:=[.H1130]/[.A1130]" office:value-type="float" office:value="1.08947368421053">
            <text:p>1.0894736842</text:p>
          </table:table-cell>
        </table:table-row>
        <table:table-row table:style-name="ro1">
          <table:table-cell table:number-columns-repeated="2" office:value-type="float" office:value="99">
            <text:p>99</text:p>
          </table:table-cell>
          <table:table-cell table:formula="of:=[.B1131]/[.A1131]" office:value-type="float" office:value="1">
            <text:p>1</text:p>
          </table:table-cell>
          <table:table-cell office:value-type="float" office:value="93">
            <text:p>93</text:p>
          </table:table-cell>
          <table:table-cell table:formula="of:=[.D1131]/[.A1131]" office:value-type="float" office:value="0.939393939393939">
            <text:p>0.9393939394</text:p>
          </table:table-cell>
          <table:table-cell office:value-type="float" office:value="105">
            <text:p>105</text:p>
          </table:table-cell>
          <table:table-cell table:formula="of:=[.F1131]/[.A1131]" office:value-type="float" office:value="1.06060606060606">
            <text:p>1.0606060606</text:p>
          </table:table-cell>
          <table:table-cell office:value-type="float" office:value="101">
            <text:p>101</text:p>
          </table:table-cell>
          <table:table-cell table:formula="of:=[.H1131]/[.A1131]" office:value-type="float" office:value="1.02020202020202">
            <text:p>1.0202020202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68">
            <text:p>168</text:p>
          </table:table-cell>
          <table:table-cell table:formula="of:=[.B1132]/[.A1132]" office:value-type="float" office:value="0.971098265895954">
            <text:p>0.9710982659</text:p>
          </table:table-cell>
          <table:table-cell office:value-type="float" office:value="161">
            <text:p>161</text:p>
          </table:table-cell>
          <table:table-cell table:formula="of:=[.D1132]/[.A1132]" office:value-type="float" office:value="0.930635838150289">
            <text:p>0.9306358382</text:p>
          </table:table-cell>
          <table:table-cell office:value-type="float" office:value="329">
            <text:p>329</text:p>
          </table:table-cell>
          <table:table-cell table:formula="of:=[.F1132]/[.A1132]" office:value-type="float" office:value="1.90173410404624">
            <text:p>1.901734104</text:p>
          </table:table-cell>
          <table:table-cell office:value-type="float" office:value="181">
            <text:p>181</text:p>
          </table:table-cell>
          <table:table-cell table:formula="of:=[.H1132]/[.A1132]" office:value-type="float" office:value="1.04624277456647">
            <text:p>1.0462427746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table:formula="of:=[.B1133]/[.A1133]" office:value-type="float" office:value="1.02564102564103">
            <text:p>1.0256410256</text:p>
          </table:table-cell>
          <table:table-cell office:value-type="float" office:value="37">
            <text:p>37</text:p>
          </table:table-cell>
          <table:table-cell table:formula="of:=[.D1133]/[.A1133]" office:value-type="float" office:value="0.948717948717949">
            <text:p>0.9487179487</text:p>
          </table:table-cell>
          <table:table-cell office:value-type="float" office:value="81">
            <text:p>81</text:p>
          </table:table-cell>
          <table:table-cell table:formula="of:=[.F1133]/[.A1133]" office:value-type="float" office:value="2.07692307692308">
            <text:p>2.0769230769</text:p>
          </table:table-cell>
          <table:table-cell office:value-type="float" office:value="42">
            <text:p>42</text:p>
          </table:table-cell>
          <table:table-cell table:formula="of:=[.H1133]/[.A1133]" office:value-type="float" office:value="1.07692307692308">
            <text:p>1.0769230769</text:p>
          </table:table-cell>
        </table:table-row>
        <table:table-row table:style-name="ro1">
          <table:table-cell table:number-columns-repeated="2" office:value-type="float" office:value="128">
            <text:p>128</text:p>
          </table:table-cell>
          <table:table-cell table:formula="of:=[.B1134]/[.A1134]" office:value-type="float" office:value="1">
            <text:p>1</text:p>
          </table:table-cell>
          <table:table-cell office:value-type="float" office:value="121">
            <text:p>121</text:p>
          </table:table-cell>
          <table:table-cell table:formula="of:=[.D1134]/[.A1134]" office:value-type="float" office:value="0.9453125">
            <text:p>0.9453125</text:p>
          </table:table-cell>
          <table:table-cell office:value-type="float" office:value="181">
            <text:p>181</text:p>
          </table:table-cell>
          <table:table-cell table:formula="of:=[.F1134]/[.A1134]" office:value-type="float" office:value="1.4140625">
            <text:p>1.4140625</text:p>
          </table:table-cell>
          <table:table-cell office:value-type="float" office:value="135">
            <text:p>135</text:p>
          </table:table-cell>
          <table:table-cell table:formula="of:=[.H1134]/[.A1134]" office:value-type="float" office:value="1.0546875">
            <text:p>1.0546875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57">
            <text:p>157</text:p>
          </table:table-cell>
          <table:table-cell table:formula="of:=[.B1135]/[.A1135]" office:value-type="float" office:value="0.975155279503105">
            <text:p>0.9751552795</text:p>
          </table:table-cell>
          <table:table-cell office:value-type="float" office:value="150">
            <text:p>150</text:p>
          </table:table-cell>
          <table:table-cell table:formula="of:=[.D1135]/[.A1135]" office:value-type="float" office:value="0.93167701863354">
            <text:p>0.9316770186</text:p>
          </table:table-cell>
          <table:table-cell office:value-type="float" office:value="301">
            <text:p>301</text:p>
          </table:table-cell>
          <table:table-cell table:formula="of:=[.F1135]/[.A1135]" office:value-type="float" office:value="1.8695652173913">
            <text:p>1.8695652174</text:p>
          </table:table-cell>
          <table:table-cell office:value-type="float" office:value="168">
            <text:p>168</text:p>
          </table:table-cell>
          <table:table-cell table:formula="of:=[.H1135]/[.A1135]" office:value-type="float" office:value="1.04347826086957">
            <text:p>1.0434782609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87">
            <text:p>87</text:p>
          </table:table-cell>
          <table:table-cell table:formula="of:=[.B1136]/[.A1136]" office:value-type="float" office:value="1.04819277108434">
            <text:p>1.0481927711</text:p>
          </table:table-cell>
          <table:table-cell office:value-type="float" office:value="78">
            <text:p>78</text:p>
          </table:table-cell>
          <table:table-cell table:formula="of:=[.D1136]/[.A1136]" office:value-type="float" office:value="0.939759036144578">
            <text:p>0.9397590361</text:p>
          </table:table-cell>
          <table:table-cell office:value-type="float" office:value="142">
            <text:p>142</text:p>
          </table:table-cell>
          <table:table-cell table:formula="of:=[.F1136]/[.A1136]" office:value-type="float" office:value="1.71084337349398">
            <text:p>1.7108433735</text:p>
          </table:table-cell>
          <table:table-cell office:value-type="float" office:value="86">
            <text:p>86</text:p>
          </table:table-cell>
          <table:table-cell table:formula="of:=[.H1136]/[.A1136]" office:value-type="float" office:value="1.03614457831325">
            <text:p>1.0361445783</text:p>
          </table:table-cell>
        </table:table-row>
        <table:table-row table:style-name="ro1">
          <table:table-cell table:number-columns-repeated="2" office:value-type="float" office:value="143">
            <text:p>143</text:p>
          </table:table-cell>
          <table:table-cell table:formula="of:=[.B1137]/[.A1137]" office:value-type="float" office:value="1">
            <text:p>1</text:p>
          </table:table-cell>
          <table:table-cell office:value-type="float" office:value="136">
            <text:p>136</text:p>
          </table:table-cell>
          <table:table-cell table:formula="of:=[.D1137]/[.A1137]" office:value-type="float" office:value="0.951048951048951">
            <text:p>0.951048951</text:p>
          </table:table-cell>
          <table:table-cell office:value-type="float" office:value="261">
            <text:p>261</text:p>
          </table:table-cell>
          <table:table-cell table:formula="of:=[.F1137]/[.A1137]" office:value-type="float" office:value="1.82517482517483">
            <text:p>1.8251748252</text:p>
          </table:table-cell>
          <table:table-cell office:value-type="float" office:value="156">
            <text:p>156</text:p>
          </table:table-cell>
          <table:table-cell table:formula="of:=[.H1137]/[.A1137]" office:value-type="float" office:value="1.09090909090909">
            <text:p>1.0909090909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  <table:table-cell table:formula="of:=[.B1138]/[.A1138]" office:value-type="float" office:value="0.987341772151899">
            <text:p>0.9873417722</text:p>
          </table:table-cell>
          <table:table-cell office:value-type="float" office:value="77">
            <text:p>77</text:p>
          </table:table-cell>
          <table:table-cell table:formula="of:=[.D1138]/[.A1138]" office:value-type="float" office:value="0.974683544303797">
            <text:p>0.9746835443</text:p>
          </table:table-cell>
          <table:table-cell office:value-type="float" office:value="131">
            <text:p>131</text:p>
          </table:table-cell>
          <table:table-cell table:formula="of:=[.F1138]/[.A1138]" office:value-type="float" office:value="1.65822784810127">
            <text:p>1.6582278481</text:p>
          </table:table-cell>
          <table:table-cell office:value-type="float" office:value="80">
            <text:p>80</text:p>
          </table:table-cell>
          <table:table-cell table:formula="of:=[.H1138]/[.A1138]" office:value-type="float" office:value="1.0126582278481">
            <text:p>1.0126582278</text:p>
          </table:table-cell>
        </table:table-row>
        <table:table-row table:style-name="ro1">
          <table:table-cell table:number-columns-repeated="2" office:value-type="float" office:value="122">
            <text:p>122</text:p>
          </table:table-cell>
          <table:table-cell table:formula="of:=[.B1139]/[.A1139]" office:value-type="float" office:value="1">
            <text:p>1</text:p>
          </table:table-cell>
          <table:table-cell office:value-type="float" office:value="115">
            <text:p>115</text:p>
          </table:table-cell>
          <table:table-cell table:formula="of:=[.D1139]/[.A1139]" office:value-type="float" office:value="0.942622950819672">
            <text:p>0.9426229508</text:p>
          </table:table-cell>
          <table:table-cell office:value-type="float" office:value="223">
            <text:p>223</text:p>
          </table:table-cell>
          <table:table-cell table:formula="of:=[.F1139]/[.A1139]" office:value-type="float" office:value="1.82786885245902">
            <text:p>1.8278688525</text:p>
          </table:table-cell>
          <table:table-cell office:value-type="float" office:value="122">
            <text:p>122</text:p>
          </table:table-cell>
          <table:table-cell table:formula="of:=[.H1139]/[.A1139]" office:value-type="float" office:value="1">
            <text:p>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table:formula="of:=[.B1140]/[.A1140]" office:value-type="float" office:value="1.01612903225806">
            <text:p>1.0161290323</text:p>
          </table:table-cell>
          <table:table-cell office:value-type="float" office:value="60">
            <text:p>60</text:p>
          </table:table-cell>
          <table:table-cell table:formula="of:=[.D1140]/[.A1140]" office:value-type="float" office:value="0.967741935483871">
            <text:p>0.9677419355</text:p>
          </table:table-cell>
          <table:table-cell office:value-type="float" office:value="129">
            <text:p>129</text:p>
          </table:table-cell>
          <table:table-cell table:formula="of:=[.F1140]/[.A1140]" office:value-type="float" office:value="2.08064516129032">
            <text:p>2.0806451613</text:p>
          </table:table-cell>
          <table:table-cell office:value-type="float" office:value="66">
            <text:p>66</text:p>
          </table:table-cell>
          <table:table-cell table:formula="of:=[.H1140]/[.A1140]" office:value-type="float" office:value="1.06451612903226">
            <text:p>1.064516129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table:formula="of:=[.B1141]/[.A1141]" office:value-type="float" office:value="1.03225806451613">
            <text:p>1.0322580645</text:p>
          </table:table-cell>
          <table:table-cell office:value-type="float" office:value="61">
            <text:p>61</text:p>
          </table:table-cell>
          <table:table-cell table:formula="of:=[.D1141]/[.A1141]" office:value-type="float" office:value="0.983870967741935">
            <text:p>0.9838709677</text:p>
          </table:table-cell>
          <table:table-cell office:value-type="float" office:value="91">
            <text:p>91</text:p>
          </table:table-cell>
          <table:table-cell table:formula="of:=[.F1141]/[.A1141]" office:value-type="float" office:value="1.46774193548387">
            <text:p>1.4677419355</text:p>
          </table:table-cell>
          <table:table-cell office:value-type="float" office:value="65">
            <text:p>65</text:p>
          </table:table-cell>
          <table:table-cell table:formula="of:=[.H1141]/[.A1141]" office:value-type="float" office:value="1.04838709677419">
            <text:p>1.0483870968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27">
            <text:p>127</text:p>
          </table:table-cell>
          <table:table-cell table:formula="of:=[.B1142]/[.A1142]" office:value-type="float" office:value="0.976923076923077">
            <text:p>0.9769230769</text:p>
          </table:table-cell>
          <table:table-cell office:value-type="float" office:value="122">
            <text:p>122</text:p>
          </table:table-cell>
          <table:table-cell table:formula="of:=[.D1142]/[.A1142]" office:value-type="float" office:value="0.938461538461538">
            <text:p>0.9384615385</text:p>
          </table:table-cell>
          <table:table-cell office:value-type="float" office:value="217">
            <text:p>217</text:p>
          </table:table-cell>
          <table:table-cell table:formula="of:=[.F1142]/[.A1142]" office:value-type="float" office:value="1.66923076923077">
            <text:p>1.6692307692</text:p>
          </table:table-cell>
          <table:table-cell office:value-type="float" office:value="134">
            <text:p>134</text:p>
          </table:table-cell>
          <table:table-cell table:formula="of:=[.H1142]/[.A1142]" office:value-type="float" office:value="1.03076923076923">
            <text:p>1.0307692308</text:p>
          </table:table-cell>
        </table:table-row>
        <table:table-row table:style-name="ro1">
          <table:table-cell table:number-columns-repeated="2" office:value-type="float" office:value="162">
            <text:p>162</text:p>
          </table:table-cell>
          <table:table-cell table:formula="of:=[.B1143]/[.A1143]" office:value-type="float" office:value="1">
            <text:p>1</text:p>
          </table:table-cell>
          <table:table-cell office:value-type="float" office:value="153">
            <text:p>153</text:p>
          </table:table-cell>
          <table:table-cell table:formula="of:=[.D1143]/[.A1143]" office:value-type="float" office:value="0.944444444444444">
            <text:p>0.9444444444</text:p>
          </table:table-cell>
          <table:table-cell office:value-type="float" office:value="316">
            <text:p>316</text:p>
          </table:table-cell>
          <table:table-cell table:formula="of:=[.F1143]/[.A1143]" office:value-type="float" office:value="1.95061728395062">
            <text:p>1.950617284</text:p>
          </table:table-cell>
          <table:table-cell office:value-type="float" office:value="164">
            <text:p>164</text:p>
          </table:table-cell>
          <table:table-cell table:formula="of:=[.H1143]/[.A1143]" office:value-type="float" office:value="1.01234567901235">
            <text:p>1.012345679</text:p>
          </table:table-cell>
        </table:table-row>
        <table:table-row table:style-name="ro1">
          <table:table-cell table:number-columns-repeated="2" office:value-type="float" office:value="133">
            <text:p>133</text:p>
          </table:table-cell>
          <table:table-cell table:formula="of:=[.B1144]/[.A1144]" office:value-type="float" office:value="1">
            <text:p>1</text:p>
          </table:table-cell>
          <table:table-cell office:value-type="float" office:value="130">
            <text:p>130</text:p>
          </table:table-cell>
          <table:table-cell table:formula="of:=[.D1144]/[.A1144]" office:value-type="float" office:value="0.977443609022556">
            <text:p>0.977443609</text:p>
          </table:table-cell>
          <table:table-cell office:value-type="float" office:value="252">
            <text:p>252</text:p>
          </table:table-cell>
          <table:table-cell table:formula="of:=[.F1144]/[.A1144]" office:value-type="float" office:value="1.89473684210526">
            <text:p>1.8947368421</text:p>
          </table:table-cell>
          <table:table-cell office:value-type="float" office:value="136">
            <text:p>136</text:p>
          </table:table-cell>
          <table:table-cell table:formula="of:=[.H1144]/[.A1144]" office:value-type="float" office:value="1.02255639097744">
            <text:p>1.02255639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1">
            <text:p>51</text:p>
          </table:table-cell>
          <table:table-cell table:formula="of:=[.B1145]/[.A1145]" office:value-type="float" office:value="0.962264150943396">
            <text:p>0.9622641509</text:p>
          </table:table-cell>
          <table:table-cell office:value-type="float" office:value="50">
            <text:p>50</text:p>
          </table:table-cell>
          <table:table-cell table:formula="of:=[.D1145]/[.A1145]" office:value-type="float" office:value="0.943396226415094">
            <text:p>0.9433962264</text:p>
          </table:table-cell>
          <table:table-cell office:value-type="float" office:value="84">
            <text:p>84</text:p>
          </table:table-cell>
          <table:table-cell table:formula="of:=[.F1145]/[.A1145]" office:value-type="float" office:value="1.58490566037736">
            <text:p>1.5849056604</text:p>
          </table:table-cell>
          <table:table-cell office:value-type="float" office:value="53">
            <text:p>53</text:p>
          </table:table-cell>
          <table:table-cell table:formula="of:=[.H1145]/[.A1145]" office:value-type="float" office:value="1">
            <text:p>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0">
            <text:p>130</text:p>
          </table:table-cell>
          <table:table-cell table:formula="of:=[.B1146]/[.A1146]" office:value-type="float" office:value="1.03174603174603">
            <text:p>1.0317460317</text:p>
          </table:table-cell>
          <table:table-cell office:value-type="float" office:value="120">
            <text:p>120</text:p>
          </table:table-cell>
          <table:table-cell table:formula="of:=[.D1146]/[.A1146]" office:value-type="float" office:value="0.952380952380952">
            <text:p>0.9523809524</text:p>
          </table:table-cell>
          <table:table-cell office:value-type="float" office:value="251">
            <text:p>251</text:p>
          </table:table-cell>
          <table:table-cell table:formula="of:=[.F1146]/[.A1146]" office:value-type="float" office:value="1.99206349206349">
            <text:p>1.9920634921</text:p>
          </table:table-cell>
          <table:table-cell office:value-type="float" office:value="129">
            <text:p>129</text:p>
          </table:table-cell>
          <table:table-cell table:formula="of:=[.H1146]/[.A1146]" office:value-type="float" office:value="1.02380952380952">
            <text:p>1.0238095238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45">
            <text:p>145</text:p>
          </table:table-cell>
          <table:table-cell table:formula="of:=[.B1147]/[.A1147]" office:value-type="float" office:value="1.05072463768116">
            <text:p>1.0507246377</text:p>
          </table:table-cell>
          <table:table-cell office:value-type="float" office:value="135">
            <text:p>135</text:p>
          </table:table-cell>
          <table:table-cell table:formula="of:=[.D1147]/[.A1147]" office:value-type="float" office:value="0.978260869565217">
            <text:p>0.9782608696</text:p>
          </table:table-cell>
          <table:table-cell office:value-type="float" office:value="225">
            <text:p>225</text:p>
          </table:table-cell>
          <table:table-cell table:formula="of:=[.F1147]/[.A1147]" office:value-type="float" office:value="1.6304347826087">
            <text:p>1.6304347826</text:p>
          </table:table-cell>
          <table:table-cell office:value-type="float" office:value="144">
            <text:p>144</text:p>
          </table:table-cell>
          <table:table-cell table:formula="of:=[.H1147]/[.A1147]" office:value-type="float" office:value="1.04347826086957">
            <text:p>1.0434782609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table:formula="of:=[.B1148]/[.A1148]" office:value-type="float" office:value="1.01785714285714">
            <text:p>1.0178571429</text:p>
          </table:table-cell>
          <table:table-cell office:value-type="float" office:value="115">
            <text:p>115</text:p>
          </table:table-cell>
          <table:table-cell table:formula="of:=[.D1148]/[.A1148]" office:value-type="float" office:value="1.02678571428571">
            <text:p>1.0267857143</text:p>
          </table:table-cell>
          <table:table-cell office:value-type="float" office:value="174">
            <text:p>174</text:p>
          </table:table-cell>
          <table:table-cell table:formula="of:=[.F1148]/[.A1148]" office:value-type="float" office:value="1.55357142857143">
            <text:p>1.5535714286</text:p>
          </table:table-cell>
          <table:table-cell office:value-type="float" office:value="115">
            <text:p>115</text:p>
          </table:table-cell>
          <table:table-cell table:formula="of:=[.H1148]/[.A1148]" office:value-type="float" office:value="1.02678571428571">
            <text:p>1.026785714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table:formula="of:=[.B1149]/[.A1149]" office:value-type="float" office:value="1.03125">
            <text:p>1.03125</text:p>
          </table:table-cell>
          <table:table-cell office:value-type="float" office:value="63">
            <text:p>63</text:p>
          </table:table-cell>
          <table:table-cell table:formula="of:=[.D1149]/[.A1149]" office:value-type="float" office:value="0.984375">
            <text:p>0.984375</text:p>
          </table:table-cell>
          <table:table-cell office:value-type="float" office:value="111">
            <text:p>111</text:p>
          </table:table-cell>
          <table:table-cell table:formula="of:=[.F1149]/[.A1149]" office:value-type="float" office:value="1.734375">
            <text:p>1.734375</text:p>
          </table:table-cell>
          <table:table-cell office:value-type="float" office:value="67">
            <text:p>67</text:p>
          </table:table-cell>
          <table:table-cell table:formula="of:=[.H1149]/[.A1149]" office:value-type="float" office:value="1.046875">
            <text:p>1.046875</text:p>
          </table:table-cell>
        </table:table-row>
        <table:table-row table:style-name="ro1">
          <table:table-cell table:number-columns-repeated="2" office:value-type="float" office:value="93">
            <text:p>93</text:p>
          </table:table-cell>
          <table:table-cell table:formula="of:=[.B1150]/[.A1150]" office:value-type="float" office:value="1">
            <text:p>1</text:p>
          </table:table-cell>
          <table:table-cell office:value-type="float" office:value="91">
            <text:p>91</text:p>
          </table:table-cell>
          <table:table-cell table:formula="of:=[.D1150]/[.A1150]" office:value-type="float" office:value="0.978494623655914">
            <text:p>0.9784946237</text:p>
          </table:table-cell>
          <table:table-cell office:value-type="float" office:value="185">
            <text:p>185</text:p>
          </table:table-cell>
          <table:table-cell table:formula="of:=[.F1150]/[.A1150]" office:value-type="float" office:value="1.98924731182796">
            <text:p>1.9892473118</text:p>
          </table:table-cell>
          <table:table-cell office:value-type="float" office:value="97">
            <text:p>97</text:p>
          </table:table-cell>
          <table:table-cell table:formula="of:=[.H1150]/[.A1150]" office:value-type="float" office:value="1.04301075268817">
            <text:p>1.0430107527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22">
            <text:p>122</text:p>
          </table:table-cell>
          <table:table-cell table:formula="of:=[.B1151]/[.A1151]" office:value-type="float" office:value="1.01666666666667">
            <text:p>1.0166666667</text:p>
          </table:table-cell>
          <table:table-cell office:value-type="float" office:value="119">
            <text:p>119</text:p>
          </table:table-cell>
          <table:table-cell table:formula="of:=[.D1151]/[.A1151]" office:value-type="float" office:value="0.991666666666667">
            <text:p>0.9916666667</text:p>
          </table:table-cell>
          <table:table-cell office:value-type="float" office:value="193">
            <text:p>193</text:p>
          </table:table-cell>
          <table:table-cell table:formula="of:=[.F1151]/[.A1151]" office:value-type="float" office:value="1.60833333333333">
            <text:p>1.6083333333</text:p>
          </table:table-cell>
          <table:table-cell office:value-type="float" office:value="125">
            <text:p>125</text:p>
          </table:table-cell>
          <table:table-cell table:formula="of:=[.H1151]/[.A1151]" office:value-type="float" office:value="1.04166666666667">
            <text:p>1.041666666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table:formula="of:=[.B1152]/[.A1152]" office:value-type="float" office:value="1.05">
            <text:p>1.05</text:p>
          </table:table-cell>
          <table:table-cell office:value-type="float" office:value="58">
            <text:p>58</text:p>
          </table:table-cell>
          <table:table-cell table:formula="of:=[.D1152]/[.A1152]" office:value-type="float" office:value="0.966666666666667">
            <text:p>0.9666666667</text:p>
          </table:table-cell>
          <table:table-cell office:value-type="float" office:value="115">
            <text:p>115</text:p>
          </table:table-cell>
          <table:table-cell table:formula="of:=[.F1152]/[.A1152]" office:value-type="float" office:value="1.91666666666667">
            <text:p>1.9166666667</text:p>
          </table:table-cell>
          <table:table-cell office:value-type="float" office:value="63">
            <text:p>63</text:p>
          </table:table-cell>
          <table:table-cell table:formula="of:=[.H1152]/[.A1152]" office:value-type="float" office:value="1.05">
            <text:p>1.05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12">
            <text:p>112</text:p>
          </table:table-cell>
          <table:table-cell table:formula="of:=[.B1153]/[.A1153]" office:value-type="float" office:value="0.991150442477876">
            <text:p>0.9911504425</text:p>
          </table:table-cell>
          <table:table-cell office:value-type="float" office:value="107">
            <text:p>107</text:p>
          </table:table-cell>
          <table:table-cell table:formula="of:=[.D1153]/[.A1153]" office:value-type="float" office:value="0.946902654867257">
            <text:p>0.9469026549</text:p>
          </table:table-cell>
          <table:table-cell office:value-type="float" office:value="186">
            <text:p>186</text:p>
          </table:table-cell>
          <table:table-cell table:formula="of:=[.F1153]/[.A1153]" office:value-type="float" office:value="1.64601769911504">
            <text:p>1.6460176991</text:p>
          </table:table-cell>
          <table:table-cell office:value-type="float" office:value="113">
            <text:p>113</text:p>
          </table:table-cell>
          <table:table-cell table:formula="of:=[.H1153]/[.A1153]" office:value-type="float" office:value="1">
            <text:p>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95">
            <text:p>95</text:p>
          </table:table-cell>
          <table:table-cell table:formula="of:=[.B1154]/[.A1154]" office:value-type="float" office:value="1.02150537634409">
            <text:p>1.0215053763</text:p>
          </table:table-cell>
          <table:table-cell office:value-type="float" office:value="88">
            <text:p>88</text:p>
          </table:table-cell>
          <table:table-cell table:formula="of:=[.D1154]/[.A1154]" office:value-type="float" office:value="0.946236559139785">
            <text:p>0.9462365591</text:p>
          </table:table-cell>
          <table:table-cell office:value-type="float" office:value="162">
            <text:p>162</text:p>
          </table:table-cell>
          <table:table-cell table:formula="of:=[.F1154]/[.A1154]" office:value-type="float" office:value="1.74193548387097">
            <text:p>1.7419354839</text:p>
          </table:table-cell>
          <table:table-cell office:value-type="float" office:value="95">
            <text:p>95</text:p>
          </table:table-cell>
          <table:table-cell table:formula="of:=[.H1154]/[.A1154]" office:value-type="float" office:value="1.02150537634409">
            <text:p>1.0215053763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table:formula="of:=[.B1155]/[.A1155]" office:value-type="float" office:value="1.04347826086957">
            <text:p>1.0434782609</text:p>
          </table:table-cell>
          <table:table-cell office:value-type="float" office:value="90">
            <text:p>90</text:p>
          </table:table-cell>
          <table:table-cell table:formula="of:=[.D1155]/[.A1155]" office:value-type="float" office:value="0.978260869565217">
            <text:p>0.9782608696</text:p>
          </table:table-cell>
          <table:table-cell office:value-type="float" office:value="139">
            <text:p>139</text:p>
          </table:table-cell>
          <table:table-cell table:formula="of:=[.F1155]/[.A1155]" office:value-type="float" office:value="1.51086956521739">
            <text:p>1.5108695652</text:p>
          </table:table-cell>
          <table:table-cell office:value-type="float" office:value="97">
            <text:p>97</text:p>
          </table:table-cell>
          <table:table-cell table:formula="of:=[.H1155]/[.A1155]" office:value-type="float" office:value="1.05434782608696">
            <text:p>1.0543478261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table:formula="of:=[.B1156]/[.A1156]" office:value-type="float" office:value="1.03896103896104">
            <text:p>1.038961039</text:p>
          </table:table-cell>
          <table:table-cell office:value-type="float" office:value="72">
            <text:p>72</text:p>
          </table:table-cell>
          <table:table-cell table:formula="of:=[.D1156]/[.A1156]" office:value-type="float" office:value="0.935064935064935">
            <text:p>0.9350649351</text:p>
          </table:table-cell>
          <table:table-cell office:value-type="float" office:value="105">
            <text:p>105</text:p>
          </table:table-cell>
          <table:table-cell table:formula="of:=[.F1156]/[.A1156]" office:value-type="float" office:value="1.36363636363636">
            <text:p>1.3636363636</text:p>
          </table:table-cell>
          <table:table-cell office:value-type="float" office:value="79">
            <text:p>79</text:p>
          </table:table-cell>
          <table:table-cell table:formula="of:=[.H1156]/[.A1156]" office:value-type="float" office:value="1.02597402597403">
            <text:p>1.025974026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table:formula="of:=[.B1157]/[.A1157]" office:value-type="float" office:value="1.00666666666667">
            <text:p>1.0066666667</text:p>
          </table:table-cell>
          <table:table-cell office:value-type="float" office:value="142">
            <text:p>142</text:p>
          </table:table-cell>
          <table:table-cell table:formula="of:=[.D1157]/[.A1157]" office:value-type="float" office:value="0.946666666666667">
            <text:p>0.9466666667</text:p>
          </table:table-cell>
          <table:table-cell office:value-type="float" office:value="286">
            <text:p>286</text:p>
          </table:table-cell>
          <table:table-cell table:formula="of:=[.F1157]/[.A1157]" office:value-type="float" office:value="1.90666666666667">
            <text:p>1.9066666667</text:p>
          </table:table-cell>
          <table:table-cell office:value-type="float" office:value="162">
            <text:p>162</text:p>
          </table:table-cell>
          <table:table-cell table:formula="of:=[.H1157]/[.A1157]" office:value-type="float" office:value="1.08">
            <text:p>1.08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table:formula="of:=[.B1158]/[.A1158]" office:value-type="float" office:value="0.963414634146341">
            <text:p>0.9634146341</text:p>
          </table:table-cell>
          <table:table-cell office:value-type="float" office:value="79">
            <text:p>79</text:p>
          </table:table-cell>
          <table:table-cell table:formula="of:=[.D1158]/[.A1158]" office:value-type="float" office:value="0.963414634146341">
            <text:p>0.9634146341</text:p>
          </table:table-cell>
          <table:table-cell office:value-type="float" office:value="150">
            <text:p>150</text:p>
          </table:table-cell>
          <table:table-cell table:formula="of:=[.F1158]/[.A1158]" office:value-type="float" office:value="1.82926829268293">
            <text:p>1.8292682927</text:p>
          </table:table-cell>
          <table:table-cell office:value-type="float" office:value="98">
            <text:p>98</text:p>
          </table:table-cell>
          <table:table-cell table:formula="of:=[.H1158]/[.A1158]" office:value-type="float" office:value="1.19512195121951">
            <text:p>1.195121951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table:formula="of:=[.B1159]/[.A1159]" office:value-type="float" office:value="1.03260869565217">
            <text:p>1.0326086957</text:p>
          </table:table-cell>
          <table:table-cell office:value-type="float" office:value="91">
            <text:p>91</text:p>
          </table:table-cell>
          <table:table-cell table:formula="of:=[.D1159]/[.A1159]" office:value-type="float" office:value="0.989130434782609">
            <text:p>0.9891304348</text:p>
          </table:table-cell>
          <table:table-cell office:value-type="float" office:value="174">
            <text:p>174</text:p>
          </table:table-cell>
          <table:table-cell table:formula="of:=[.F1159]/[.A1159]" office:value-type="float" office:value="1.89130434782609">
            <text:p>1.8913043478</text:p>
          </table:table-cell>
          <table:table-cell office:value-type="float" office:value="95">
            <text:p>95</text:p>
          </table:table-cell>
          <table:table-cell table:formula="of:=[.H1159]/[.A1159]" office:value-type="float" office:value="1.03260869565217">
            <text:p>1.0326086957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table:formula="of:=[.B1160]/[.A1160]" office:value-type="float" office:value="1.02941176470588">
            <text:p>1.0294117647</text:p>
          </table:table-cell>
          <table:table-cell office:value-type="float" office:value="32">
            <text:p>32</text:p>
          </table:table-cell>
          <table:table-cell table:formula="of:=[.D1160]/[.A1160]" office:value-type="float" office:value="0.941176470588235">
            <text:p>0.9411764706</text:p>
          </table:table-cell>
          <table:table-cell office:value-type="float" office:value="57">
            <text:p>57</text:p>
          </table:table-cell>
          <table:table-cell table:formula="of:=[.F1160]/[.A1160]" office:value-type="float" office:value="1.67647058823529">
            <text:p>1.6764705882</text:p>
          </table:table-cell>
          <table:table-cell office:value-type="float" office:value="35">
            <text:p>35</text:p>
          </table:table-cell>
          <table:table-cell table:formula="of:=[.H1160]/[.A1160]" office:value-type="float" office:value="1.02941176470588">
            <text:p>1.0294117647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table:formula="of:=[.B1161]/[.A1161]" office:value-type="float" office:value="1.01298701298701">
            <text:p>1.012987013</text:p>
          </table:table-cell>
          <table:table-cell office:value-type="float" office:value="72">
            <text:p>72</text:p>
          </table:table-cell>
          <table:table-cell table:formula="of:=[.D1161]/[.A1161]" office:value-type="float" office:value="0.935064935064935">
            <text:p>0.9350649351</text:p>
          </table:table-cell>
          <table:table-cell office:value-type="float" office:value="80">
            <text:p>80</text:p>
          </table:table-cell>
          <table:table-cell table:formula="of:=[.F1161]/[.A1161]" office:value-type="float" office:value="1.03896103896104">
            <text:p>1.038961039</text:p>
          </table:table-cell>
          <table:table-cell office:value-type="float" office:value="79">
            <text:p>79</text:p>
          </table:table-cell>
          <table:table-cell table:formula="of:=[.H1161]/[.A1161]" office:value-type="float" office:value="1.02597402597403">
            <text:p>1.025974026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38">
            <text:p>138</text:p>
          </table:table-cell>
          <table:table-cell table:formula="of:=[.B1162]/[.A1162]" office:value-type="float" office:value="1.00729927007299">
            <text:p>1.0072992701</text:p>
          </table:table-cell>
          <table:table-cell office:value-type="float" office:value="129">
            <text:p>129</text:p>
          </table:table-cell>
          <table:table-cell table:formula="of:=[.D1162]/[.A1162]" office:value-type="float" office:value="0.941605839416058">
            <text:p>0.9416058394</text:p>
          </table:table-cell>
          <table:table-cell office:value-type="float" office:value="243">
            <text:p>243</text:p>
          </table:table-cell>
          <table:table-cell table:formula="of:=[.F1162]/[.A1162]" office:value-type="float" office:value="1.77372262773723">
            <text:p>1.7737226277</text:p>
          </table:table-cell>
          <table:table-cell office:value-type="float" office:value="149">
            <text:p>149</text:p>
          </table:table-cell>
          <table:table-cell table:formula="of:=[.H1162]/[.A1162]" office:value-type="float" office:value="1.08759124087591">
            <text:p>1.0875912409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31">
            <text:p>131</text:p>
          </table:table-cell>
          <table:table-cell table:formula="of:=[.B1163]/[.A1163]" office:value-type="float" office:value="0.97037037037037">
            <text:p>0.9703703704</text:p>
          </table:table-cell>
          <table:table-cell office:value-type="float" office:value="123">
            <text:p>123</text:p>
          </table:table-cell>
          <table:table-cell table:formula="of:=[.D1163]/[.A1163]" office:value-type="float" office:value="0.911111111111111">
            <text:p>0.9111111111</text:p>
          </table:table-cell>
          <table:table-cell office:value-type="float" office:value="193">
            <text:p>193</text:p>
          </table:table-cell>
          <table:table-cell table:formula="of:=[.F1163]/[.A1163]" office:value-type="float" office:value="1.42962962962963">
            <text:p>1.4296296296</text:p>
          </table:table-cell>
          <table:table-cell office:value-type="float" office:value="132">
            <text:p>132</text:p>
          </table:table-cell>
          <table:table-cell table:formula="of:=[.H1163]/[.A1163]" office:value-type="float" office:value="0.977777777777778">
            <text:p>0.9777777778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98">
            <text:p>198</text:p>
          </table:table-cell>
          <table:table-cell table:formula="of:=[.B1164]/[.A1164]" office:value-type="float" office:value="0.994974874371859">
            <text:p>0.9949748744</text:p>
          </table:table-cell>
          <table:table-cell office:value-type="float" office:value="187">
            <text:p>187</text:p>
          </table:table-cell>
          <table:table-cell table:formula="of:=[.D1164]/[.A1164]" office:value-type="float" office:value="0.939698492462311">
            <text:p>0.9396984925</text:p>
          </table:table-cell>
          <table:table-cell office:value-type="float" office:value="370">
            <text:p>370</text:p>
          </table:table-cell>
          <table:table-cell table:formula="of:=[.F1164]/[.A1164]" office:value-type="float" office:value="1.85929648241206">
            <text:p>1.8592964824</text:p>
          </table:table-cell>
          <table:table-cell office:value-type="float" office:value="207">
            <text:p>207</text:p>
          </table:table-cell>
          <table:table-cell table:formula="of:=[.H1164]/[.A1164]" office:value-type="float" office:value="1.04020100502513">
            <text:p>1.040201005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10">
            <text:p>110</text:p>
          </table:table-cell>
          <table:table-cell table:formula="of:=[.B1165]/[.A1165]" office:value-type="float" office:value="0.982142857142857">
            <text:p>0.9821428571</text:p>
          </table:table-cell>
          <table:table-cell office:value-type="float" office:value="107">
            <text:p>107</text:p>
          </table:table-cell>
          <table:table-cell table:formula="of:=[.D1165]/[.A1165]" office:value-type="float" office:value="0.955357142857143">
            <text:p>0.9553571429</text:p>
          </table:table-cell>
          <table:table-cell office:value-type="float" office:value="215">
            <text:p>215</text:p>
          </table:table-cell>
          <table:table-cell table:formula="of:=[.F1165]/[.A1165]" office:value-type="float" office:value="1.91964285714286">
            <text:p>1.9196428571</text:p>
          </table:table-cell>
          <table:table-cell office:value-type="float" office:value="123">
            <text:p>123</text:p>
          </table:table-cell>
          <table:table-cell table:formula="of:=[.H1165]/[.A1165]" office:value-type="float" office:value="1.09821428571429">
            <text:p>1.098214285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table:formula="of:=[.B1166]/[.A1166]" office:value-type="float" office:value="1.00684931506849">
            <text:p>1.0068493151</text:p>
          </table:table-cell>
          <table:table-cell office:value-type="float" office:value="144">
            <text:p>144</text:p>
          </table:table-cell>
          <table:table-cell table:formula="of:=[.D1166]/[.A1166]" office:value-type="float" office:value="0.986301369863014">
            <text:p>0.9863013699</text:p>
          </table:table-cell>
          <table:table-cell office:value-type="float" office:value="253">
            <text:p>253</text:p>
          </table:table-cell>
          <table:table-cell table:formula="of:=[.F1166]/[.A1166]" office:value-type="float" office:value="1.73287671232877">
            <text:p>1.7328767123</text:p>
          </table:table-cell>
          <table:table-cell office:value-type="float" office:value="156">
            <text:p>156</text:p>
          </table:table-cell>
          <table:table-cell table:formula="of:=[.H1166]/[.A1166]" office:value-type="float" office:value="1.06849315068493">
            <text:p>1.0684931507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12">
            <text:p>112</text:p>
          </table:table-cell>
          <table:table-cell table:formula="of:=[.B1167]/[.A1167]" office:value-type="float" office:value="0.982456140350877">
            <text:p>0.9824561404</text:p>
          </table:table-cell>
          <table:table-cell office:value-type="float" office:value="114">
            <text:p>114</text:p>
          </table:table-cell>
          <table:table-cell table:formula="of:=[.D1167]/[.A1167]" office:value-type="float" office:value="1">
            <text:p>1</text:p>
          </table:table-cell>
          <table:table-cell office:value-type="float" office:value="124">
            <text:p>124</text:p>
          </table:table-cell>
          <table:table-cell table:formula="of:=[.F1167]/[.A1167]" office:value-type="float" office:value="1.08771929824561">
            <text:p>1.0877192982</text:p>
          </table:table-cell>
          <table:table-cell office:value-type="float" office:value="122">
            <text:p>122</text:p>
          </table:table-cell>
          <table:table-cell table:formula="of:=[.H1167]/[.A1167]" office:value-type="float" office:value="1.07017543859649">
            <text:p>1.0701754386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74">
            <text:p>174</text:p>
          </table:table-cell>
          <table:table-cell table:formula="of:=[.B1168]/[.A1168]" office:value-type="float" office:value="1.01162790697674">
            <text:p>1.011627907</text:p>
          </table:table-cell>
          <table:table-cell office:value-type="float" office:value="162">
            <text:p>162</text:p>
          </table:table-cell>
          <table:table-cell table:formula="of:=[.D1168]/[.A1168]" office:value-type="float" office:value="0.941860465116279">
            <text:p>0.9418604651</text:p>
          </table:table-cell>
          <table:table-cell office:value-type="float" office:value="300">
            <text:p>300</text:p>
          </table:table-cell>
          <table:table-cell table:formula="of:=[.F1168]/[.A1168]" office:value-type="float" office:value="1.74418604651163">
            <text:p>1.7441860465</text:p>
          </table:table-cell>
          <table:table-cell office:value-type="float" office:value="174">
            <text:p>174</text:p>
          </table:table-cell>
          <table:table-cell table:formula="of:=[.H1168]/[.A1168]" office:value-type="float" office:value="1.01162790697674">
            <text:p>1.011627907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9">
            <text:p>49</text:p>
          </table:table-cell>
          <table:table-cell table:formula="of:=[.B1169]/[.A1169]" office:value-type="float" office:value="0.96078431372549">
            <text:p>0.9607843137</text:p>
          </table:table-cell>
          <table:table-cell office:value-type="float" office:value="49">
            <text:p>49</text:p>
          </table:table-cell>
          <table:table-cell table:formula="of:=[.D1169]/[.A1169]" office:value-type="float" office:value="0.96078431372549">
            <text:p>0.9607843137</text:p>
          </table:table-cell>
          <table:table-cell office:value-type="float" office:value="41">
            <text:p>41</text:p>
          </table:table-cell>
          <table:table-cell table:formula="of:=[.F1169]/[.A1169]" office:value-type="float" office:value="0.803921568627451">
            <text:p>0.8039215686</text:p>
          </table:table-cell>
          <table:table-cell office:value-type="float" office:value="56">
            <text:p>56</text:p>
          </table:table-cell>
          <table:table-cell table:formula="of:=[.H1169]/[.A1169]" office:value-type="float" office:value="1.09803921568627">
            <text:p>1.0980392157</text:p>
          </table:table-cell>
        </table:table-row>
        <table:table-row table:style-name="ro1">
          <table:table-cell table:number-columns-repeated="2" office:value-type="float" office:value="23">
            <text:p>23</text:p>
          </table:table-cell>
          <table:table-cell table:formula="of:=[.B1170]/[.A1170]" office:value-type="float" office:value="1">
            <text:p>1</text:p>
          </table:table-cell>
          <table:table-cell office:value-type="float" office:value="22">
            <text:p>22</text:p>
          </table:table-cell>
          <table:table-cell table:formula="of:=[.D1170]/[.A1170]" office:value-type="float" office:value="0.956521739130435">
            <text:p>0.9565217391</text:p>
          </table:table-cell>
          <table:table-cell office:value-type="float" office:value="37">
            <text:p>37</text:p>
          </table:table-cell>
          <table:table-cell table:formula="of:=[.F1170]/[.A1170]" office:value-type="float" office:value="1.60869565217391">
            <text:p>1.6086956522</text:p>
          </table:table-cell>
          <table:table-cell office:value-type="float" office:value="24">
            <text:p>24</text:p>
          </table:table-cell>
          <table:table-cell table:formula="of:=[.H1170]/[.A1170]" office:value-type="float" office:value="1.04347826086957">
            <text:p>1.0434782609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04">
            <text:p>104</text:p>
          </table:table-cell>
          <table:table-cell table:formula="of:=[.B1171]/[.A1171]" office:value-type="float" office:value="0.990476190476191">
            <text:p>0.9904761905</text:p>
          </table:table-cell>
          <table:table-cell office:value-type="float" office:value="98">
            <text:p>98</text:p>
          </table:table-cell>
          <table:table-cell table:formula="of:=[.D1171]/[.A1171]" office:value-type="float" office:value="0.933333333333333">
            <text:p>0.9333333333</text:p>
          </table:table-cell>
          <table:table-cell office:value-type="float" office:value="151">
            <text:p>151</text:p>
          </table:table-cell>
          <table:table-cell table:formula="of:=[.F1171]/[.A1171]" office:value-type="float" office:value="1.43809523809524">
            <text:p>1.4380952381</text:p>
          </table:table-cell>
          <table:table-cell office:value-type="float" office:value="106">
            <text:p>106</text:p>
          </table:table-cell>
          <table:table-cell table:formula="of:=[.H1171]/[.A1171]" office:value-type="float" office:value="1.00952380952381">
            <text:p>1.0095238095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table:formula="of:=[.B1172]/[.A1172]" office:value-type="float" office:value="0.970149253731343">
            <text:p>0.9701492537</text:p>
          </table:table-cell>
          <table:table-cell office:value-type="float" office:value="62">
            <text:p>62</text:p>
          </table:table-cell>
          <table:table-cell table:formula="of:=[.D1172]/[.A1172]" office:value-type="float" office:value="0.925373134328358">
            <text:p>0.9253731343</text:p>
          </table:table-cell>
          <table:table-cell office:value-type="float" office:value="129">
            <text:p>129</text:p>
          </table:table-cell>
          <table:table-cell table:formula="of:=[.F1172]/[.A1172]" office:value-type="float" office:value="1.92537313432836">
            <text:p>1.9253731343</text:p>
          </table:table-cell>
          <table:table-cell office:value-type="float" office:value="66">
            <text:p>66</text:p>
          </table:table-cell>
          <table:table-cell table:formula="of:=[.H1172]/[.A1172]" office:value-type="float" office:value="0.985074626865672">
            <text:p>0.9850746269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table:formula="of:=[.B1173]/[.A1173]" office:value-type="float" office:value="0.96875">
            <text:p>0.96875</text:p>
          </table:table-cell>
          <table:table-cell office:value-type="float" office:value="34">
            <text:p>34</text:p>
          </table:table-cell>
          <table:table-cell table:formula="of:=[.D1173]/[.A1173]" office:value-type="float" office:value="1.0625">
            <text:p>1.0625</text:p>
          </table:table-cell>
          <table:table-cell office:value-type="float" office:value="50">
            <text:p>50</text:p>
          </table:table-cell>
          <table:table-cell table:formula="of:=[.F1173]/[.A1173]" office:value-type="float" office:value="1.5625">
            <text:p>1.5625</text:p>
          </table:table-cell>
          <table:table-cell office:value-type="float" office:value="33">
            <text:p>33</text:p>
          </table:table-cell>
          <table:table-cell table:formula="of:=[.H1173]/[.A1173]" office:value-type="float" office:value="1.03125">
            <text:p>1.0312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table:formula="of:=[.B1174]/[.A1174]" office:value-type="float" office:value="1.01923076923077">
            <text:p>1.0192307692</text:p>
          </table:table-cell>
          <table:table-cell office:value-type="float" office:value="53">
            <text:p>53</text:p>
          </table:table-cell>
          <table:table-cell table:formula="of:=[.D1174]/[.A1174]" office:value-type="float" office:value="1.01923076923077">
            <text:p>1.0192307692</text:p>
          </table:table-cell>
          <table:table-cell office:value-type="float" office:value="77">
            <text:p>77</text:p>
          </table:table-cell>
          <table:table-cell table:formula="of:=[.F1174]/[.A1174]" office:value-type="float" office:value="1.48076923076923">
            <text:p>1.4807692308</text:p>
          </table:table-cell>
          <table:table-cell office:value-type="float" office:value="54">
            <text:p>54</text:p>
          </table:table-cell>
          <table:table-cell table:formula="of:=[.H1174]/[.A1174]" office:value-type="float" office:value="1.03846153846154">
            <text:p>1.0384615385</text:p>
          </table:table-cell>
        </table:table-row>
        <table:table-row table:style-name="ro1">
          <table:table-cell table:number-columns-repeated="2" office:value-type="float" office:value="42">
            <text:p>42</text:p>
          </table:table-cell>
          <table:table-cell table:formula="of:=[.B1175]/[.A1175]" office:value-type="float" office:value="1">
            <text:p>1</text:p>
          </table:table-cell>
          <table:table-cell office:value-type="float" office:value="39">
            <text:p>39</text:p>
          </table:table-cell>
          <table:table-cell table:formula="of:=[.D1175]/[.A1175]" office:value-type="float" office:value="0.928571428571429">
            <text:p>0.9285714286</text:p>
          </table:table-cell>
          <table:table-cell office:value-type="float" office:value="38">
            <text:p>38</text:p>
          </table:table-cell>
          <table:table-cell table:formula="of:=[.F1175]/[.A1175]" office:value-type="float" office:value="0.904761904761905">
            <text:p>0.9047619048</text:p>
          </table:table-cell>
          <table:table-cell office:value-type="float" office:value="48">
            <text:p>48</text:p>
          </table:table-cell>
          <table:table-cell table:formula="of:=[.H1175]/[.A1175]" office:value-type="float" office:value="1.14285714285714">
            <text:p>1.1428571429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06">
            <text:p>106</text:p>
          </table:table-cell>
          <table:table-cell table:formula="of:=[.B1176]/[.A1176]" office:value-type="float" office:value="1.02912621359223">
            <text:p>1.0291262136</text:p>
          </table:table-cell>
          <table:table-cell office:value-type="float" office:value="98">
            <text:p>98</text:p>
          </table:table-cell>
          <table:table-cell table:formula="of:=[.D1176]/[.A1176]" office:value-type="float" office:value="0.951456310679612">
            <text:p>0.9514563107</text:p>
          </table:table-cell>
          <table:table-cell office:value-type="float" office:value="188">
            <text:p>188</text:p>
          </table:table-cell>
          <table:table-cell table:formula="of:=[.F1176]/[.A1176]" office:value-type="float" office:value="1.8252427184466">
            <text:p>1.8252427184</text:p>
          </table:table-cell>
          <table:table-cell office:value-type="float" office:value="115">
            <text:p>115</text:p>
          </table:table-cell>
          <table:table-cell table:formula="of:=[.H1176]/[.A1176]" office:value-type="float" office:value="1.11650485436893">
            <text:p>1.1165048544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  <table:table-cell table:formula="of:=[.B1177]/[.A1177]" office:value-type="float" office:value="0.98989898989899">
            <text:p>0.9898989899</text:p>
          </table:table-cell>
          <table:table-cell office:value-type="float" office:value="92">
            <text:p>92</text:p>
          </table:table-cell>
          <table:table-cell table:formula="of:=[.D1177]/[.A1177]" office:value-type="float" office:value="0.929292929292929">
            <text:p>0.9292929293</text:p>
          </table:table-cell>
          <table:table-cell office:value-type="float" office:value="187">
            <text:p>187</text:p>
          </table:table-cell>
          <table:table-cell table:formula="of:=[.F1177]/[.A1177]" office:value-type="float" office:value="1.88888888888889">
            <text:p>1.8888888889</text:p>
          </table:table-cell>
          <table:table-cell office:value-type="float" office:value="100">
            <text:p>100</text:p>
          </table:table-cell>
          <table:table-cell table:formula="of:=[.H1177]/[.A1177]" office:value-type="float" office:value="1.01010101010101">
            <text:p>1.010101010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table:formula="of:=[.B1178]/[.A1178]" office:value-type="float" office:value="1.03225806451613">
            <text:p>1.0322580645</text:p>
          </table:table-cell>
          <table:table-cell office:value-type="float" office:value="94">
            <text:p>94</text:p>
          </table:table-cell>
          <table:table-cell table:formula="of:=[.D1178]/[.A1178]" office:value-type="float" office:value="1.01075268817204">
            <text:p>1.0107526882</text:p>
          </table:table-cell>
          <table:table-cell office:value-type="float" office:value="178">
            <text:p>178</text:p>
          </table:table-cell>
          <table:table-cell table:formula="of:=[.F1178]/[.A1178]" office:value-type="float" office:value="1.91397849462366">
            <text:p>1.9139784946</text:p>
          </table:table-cell>
          <table:table-cell office:value-type="float" office:value="114">
            <text:p>114</text:p>
          </table:table-cell>
          <table:table-cell table:formula="of:=[.H1178]/[.A1178]" office:value-type="float" office:value="1.2258064516129">
            <text:p>1.2258064516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60">
            <text:p>160</text:p>
          </table:table-cell>
          <table:table-cell table:formula="of:=[.B1179]/[.A1179]" office:value-type="float" office:value="0.975609756097561">
            <text:p>0.9756097561</text:p>
          </table:table-cell>
          <table:table-cell office:value-type="float" office:value="152">
            <text:p>152</text:p>
          </table:table-cell>
          <table:table-cell table:formula="of:=[.D1179]/[.A1179]" office:value-type="float" office:value="0.926829268292683">
            <text:p>0.9268292683</text:p>
          </table:table-cell>
          <table:table-cell office:value-type="float" office:value="325">
            <text:p>325</text:p>
          </table:table-cell>
          <table:table-cell table:formula="of:=[.F1179]/[.A1179]" office:value-type="float" office:value="1.98170731707317">
            <text:p>1.9817073171</text:p>
          </table:table-cell>
          <table:table-cell office:value-type="float" office:value="162">
            <text:p>162</text:p>
          </table:table-cell>
          <table:table-cell table:formula="of:=[.H1179]/[.A1179]" office:value-type="float" office:value="0.98780487804878">
            <text:p>0.987804878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94">
            <text:p>194</text:p>
          </table:table-cell>
          <table:table-cell table:formula="of:=[.B1180]/[.A1180]" office:value-type="float" office:value="0.989795918367347">
            <text:p>0.9897959184</text:p>
          </table:table-cell>
          <table:table-cell office:value-type="float" office:value="184">
            <text:p>184</text:p>
          </table:table-cell>
          <table:table-cell table:formula="of:=[.D1180]/[.A1180]" office:value-type="float" office:value="0.938775510204082">
            <text:p>0.9387755102</text:p>
          </table:table-cell>
          <table:table-cell office:value-type="float" office:value="340">
            <text:p>340</text:p>
          </table:table-cell>
          <table:table-cell table:formula="of:=[.F1180]/[.A1180]" office:value-type="float" office:value="1.73469387755102">
            <text:p>1.7346938776</text:p>
          </table:table-cell>
          <table:table-cell office:value-type="float" office:value="197">
            <text:p>197</text:p>
          </table:table-cell>
          <table:table-cell table:formula="of:=[.H1180]/[.A1180]" office:value-type="float" office:value="1.00510204081633">
            <text:p>1.0051020408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61">
            <text:p>161</text:p>
          </table:table-cell>
          <table:table-cell table:formula="of:=[.B1181]/[.A1181]" office:value-type="float" office:value="0.993827160493827">
            <text:p>0.9938271605</text:p>
          </table:table-cell>
          <table:table-cell office:value-type="float" office:value="154">
            <text:p>154</text:p>
          </table:table-cell>
          <table:table-cell table:formula="of:=[.D1181]/[.A1181]" office:value-type="float" office:value="0.950617283950617">
            <text:p>0.950617284</text:p>
          </table:table-cell>
          <table:table-cell office:value-type="float" office:value="303">
            <text:p>303</text:p>
          </table:table-cell>
          <table:table-cell table:formula="of:=[.F1181]/[.A1181]" office:value-type="float" office:value="1.87037037037037">
            <text:p>1.8703703704</text:p>
          </table:table-cell>
          <table:table-cell office:value-type="float" office:value="166">
            <text:p>166</text:p>
          </table:table-cell>
          <table:table-cell table:formula="of:=[.H1181]/[.A1181]" office:value-type="float" office:value="1.02469135802469">
            <text:p>1.024691358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50">
            <text:p>150</text:p>
          </table:table-cell>
          <table:table-cell table:formula="of:=[.B1182]/[.A1182]" office:value-type="float" office:value="0.974025974025974">
            <text:p>0.974025974</text:p>
          </table:table-cell>
          <table:table-cell office:value-type="float" office:value="144">
            <text:p>144</text:p>
          </table:table-cell>
          <table:table-cell table:formula="of:=[.D1182]/[.A1182]" office:value-type="float" office:value="0.935064935064935">
            <text:p>0.9350649351</text:p>
          </table:table-cell>
          <table:table-cell office:value-type="float" office:value="242">
            <text:p>242</text:p>
          </table:table-cell>
          <table:table-cell table:formula="of:=[.F1182]/[.A1182]" office:value-type="float" office:value="1.57142857142857">
            <text:p>1.5714285714</text:p>
          </table:table-cell>
          <table:table-cell office:value-type="float" office:value="157">
            <text:p>157</text:p>
          </table:table-cell>
          <table:table-cell table:formula="of:=[.H1182]/[.A1182]" office:value-type="float" office:value="1.01948051948052">
            <text:p>1.0194805195</text:p>
          </table:table-cell>
        </table:table-row>
        <table:table-row table:style-name="ro1">
          <table:table-cell table:number-columns-repeated="2" office:value-type="float" office:value="152">
            <text:p>152</text:p>
          </table:table-cell>
          <table:table-cell table:formula="of:=[.B1183]/[.A1183]" office:value-type="float" office:value="1">
            <text:p>1</text:p>
          </table:table-cell>
          <table:table-cell office:value-type="float" office:value="144">
            <text:p>144</text:p>
          </table:table-cell>
          <table:table-cell table:formula="of:=[.D1183]/[.A1183]" office:value-type="float" office:value="0.947368421052632">
            <text:p>0.9473684211</text:p>
          </table:table-cell>
          <table:table-cell office:value-type="float" office:value="257">
            <text:p>257</text:p>
          </table:table-cell>
          <table:table-cell table:formula="of:=[.F1183]/[.A1183]" office:value-type="float" office:value="1.69078947368421">
            <text:p>1.6907894737</text:p>
          </table:table-cell>
          <table:table-cell office:value-type="float" office:value="162">
            <text:p>162</text:p>
          </table:table-cell>
          <table:table-cell table:formula="of:=[.H1183]/[.A1183]" office:value-type="float" office:value="1.06578947368421">
            <text:p>1.0657894737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table:formula="of:=[.B1184]/[.A1184]" office:value-type="float" office:value="1.02352941176471">
            <text:p>1.0235294118</text:p>
          </table:table-cell>
          <table:table-cell office:value-type="float" office:value="84">
            <text:p>84</text:p>
          </table:table-cell>
          <table:table-cell table:formula="of:=[.D1184]/[.A1184]" office:value-type="float" office:value="0.988235294117647">
            <text:p>0.9882352941</text:p>
          </table:table-cell>
          <table:table-cell office:value-type="float" office:value="218">
            <text:p>218</text:p>
          </table:table-cell>
          <table:table-cell table:formula="of:=[.F1184]/[.A1184]" office:value-type="float" office:value="2.56470588235294">
            <text:p>2.5647058824</text:p>
          </table:table-cell>
          <table:table-cell office:value-type="float" office:value="91">
            <text:p>91</text:p>
          </table:table-cell>
          <table:table-cell table:formula="of:=[.H1184]/[.A1184]" office:value-type="float" office:value="1.07058823529412">
            <text:p>1.070588235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55">
            <text:p>155</text:p>
          </table:table-cell>
          <table:table-cell table:formula="of:=[.B1185]/[.A1185]" office:value-type="float" office:value="0.981012658227848">
            <text:p>0.9810126582</text:p>
          </table:table-cell>
          <table:table-cell office:value-type="float" office:value="147">
            <text:p>147</text:p>
          </table:table-cell>
          <table:table-cell table:formula="of:=[.D1185]/[.A1185]" office:value-type="float" office:value="0.930379746835443">
            <text:p>0.9303797468</text:p>
          </table:table-cell>
          <table:table-cell office:value-type="float" office:value="287">
            <text:p>287</text:p>
          </table:table-cell>
          <table:table-cell table:formula="of:=[.F1185]/[.A1185]" office:value-type="float" office:value="1.81645569620253">
            <text:p>1.8164556962</text:p>
          </table:table-cell>
          <table:table-cell office:value-type="float" office:value="164">
            <text:p>164</text:p>
          </table:table-cell>
          <table:table-cell table:formula="of:=[.H1185]/[.A1185]" office:value-type="float" office:value="1.0379746835443">
            <text:p>1.0379746835</text:p>
          </table:table-cell>
        </table:table-row>
        <table:table-row table:style-name="ro1">
          <table:table-cell table:number-columns-repeated="2" office:value-type="float" office:value="160">
            <text:p>160</text:p>
          </table:table-cell>
          <table:table-cell table:formula="of:=[.B1186]/[.A1186]" office:value-type="float" office:value="1">
            <text:p>1</text:p>
          </table:table-cell>
          <table:table-cell office:value-type="float" office:value="149">
            <text:p>149</text:p>
          </table:table-cell>
          <table:table-cell table:formula="of:=[.D1186]/[.A1186]" office:value-type="float" office:value="0.93125">
            <text:p>0.93125</text:p>
          </table:table-cell>
          <table:table-cell office:value-type="float" office:value="301">
            <text:p>301</text:p>
          </table:table-cell>
          <table:table-cell table:formula="of:=[.F1186]/[.A1186]" office:value-type="float" office:value="1.88125">
            <text:p>1.88125</text:p>
          </table:table-cell>
          <table:table-cell office:value-type="float" office:value="163">
            <text:p>163</text:p>
          </table:table-cell>
          <table:table-cell table:formula="of:=[.H1186]/[.A1186]" office:value-type="float" office:value="1.01875">
            <text:p>1.01875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48">
            <text:p>248</text:p>
          </table:table-cell>
          <table:table-cell table:formula="of:=[.B1187]/[.A1187]" office:value-type="float" office:value="0.96875">
            <text:p>0.96875</text:p>
          </table:table-cell>
          <table:table-cell office:value-type="float" office:value="234">
            <text:p>234</text:p>
          </table:table-cell>
          <table:table-cell table:formula="of:=[.D1187]/[.A1187]" office:value-type="float" office:value="0.9140625">
            <text:p>0.9140625</text:p>
          </table:table-cell>
          <table:table-cell office:value-type="float" office:value="316">
            <text:p>316</text:p>
          </table:table-cell>
          <table:table-cell table:formula="of:=[.F1187]/[.A1187]" office:value-type="float" office:value="1.234375">
            <text:p>1.234375</text:p>
          </table:table-cell>
          <table:table-cell office:value-type="float" office:value="251">
            <text:p>251</text:p>
          </table:table-cell>
          <table:table-cell table:formula="of:=[.H1187]/[.A1187]" office:value-type="float" office:value="0.98046875">
            <text:p>0.98046875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76">
            <text:p>176</text:p>
          </table:table-cell>
          <table:table-cell table:formula="of:=[.B1188]/[.A1188]" office:value-type="float" office:value="0.994350282485876">
            <text:p>0.9943502825</text:p>
          </table:table-cell>
          <table:table-cell office:value-type="float" office:value="171">
            <text:p>171</text:p>
          </table:table-cell>
          <table:table-cell table:formula="of:=[.D1188]/[.A1188]" office:value-type="float" office:value="0.966101694915254">
            <text:p>0.9661016949</text:p>
          </table:table-cell>
          <table:table-cell office:value-type="float" office:value="313">
            <text:p>313</text:p>
          </table:table-cell>
          <table:table-cell table:formula="of:=[.F1188]/[.A1188]" office:value-type="float" office:value="1.7683615819209">
            <text:p>1.7683615819</text:p>
          </table:table-cell>
          <table:table-cell office:value-type="float" office:value="187">
            <text:p>187</text:p>
          </table:table-cell>
          <table:table-cell table:formula="of:=[.H1188]/[.A1188]" office:value-type="float" office:value="1.05649717514124">
            <text:p>1.0564971751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55">
            <text:p>155</text:p>
          </table:table-cell>
          <table:table-cell table:formula="of:=[.B1189]/[.A1189]" office:value-type="float" office:value="0.987261146496815">
            <text:p>0.9872611465</text:p>
          </table:table-cell>
          <table:table-cell office:value-type="float" office:value="148">
            <text:p>148</text:p>
          </table:table-cell>
          <table:table-cell table:formula="of:=[.D1189]/[.A1189]" office:value-type="float" office:value="0.942675159235669">
            <text:p>0.9426751592</text:p>
          </table:table-cell>
          <table:table-cell office:value-type="float" office:value="274">
            <text:p>274</text:p>
          </table:table-cell>
          <table:table-cell table:formula="of:=[.F1189]/[.A1189]" office:value-type="float" office:value="1.74522292993631">
            <text:p>1.7452229299</text:p>
          </table:table-cell>
          <table:table-cell office:value-type="float" office:value="163">
            <text:p>163</text:p>
          </table:table-cell>
          <table:table-cell table:formula="of:=[.H1189]/[.A1189]" office:value-type="float" office:value="1.03821656050955">
            <text:p>1.038216560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80">
            <text:p>80</text:p>
          </table:table-cell>
          <table:table-cell table:formula="of:=[.B1190]/[.A1190]" office:value-type="float" office:value="0.975609756097561">
            <text:p>0.9756097561</text:p>
          </table:table-cell>
          <table:table-cell office:value-type="float" office:value="76">
            <text:p>76</text:p>
          </table:table-cell>
          <table:table-cell table:formula="of:=[.D1190]/[.A1190]" office:value-type="float" office:value="0.926829268292683">
            <text:p>0.9268292683</text:p>
          </table:table-cell>
          <table:table-cell office:value-type="float" office:value="160">
            <text:p>160</text:p>
          </table:table-cell>
          <table:table-cell table:formula="of:=[.F1190]/[.A1190]" office:value-type="float" office:value="1.95121951219512">
            <text:p>1.9512195122</text:p>
          </table:table-cell>
          <table:table-cell office:value-type="float" office:value="89">
            <text:p>89</text:p>
          </table:table-cell>
          <table:table-cell table:formula="of:=[.H1190]/[.A1190]" office:value-type="float" office:value="1.08536585365854">
            <text:p>1.0853658537</text:p>
          </table:table-cell>
        </table:table-row>
        <table:table-row table:style-name="ro1">
          <table:table-cell table:number-columns-repeated="2" office:value-type="float" office:value="106">
            <text:p>106</text:p>
          </table:table-cell>
          <table:table-cell table:formula="of:=[.B1191]/[.A1191]" office:value-type="float" office:value="1">
            <text:p>1</text:p>
          </table:table-cell>
          <table:table-cell office:value-type="float" office:value="104">
            <text:p>104</text:p>
          </table:table-cell>
          <table:table-cell table:formula="of:=[.D1191]/[.A1191]" office:value-type="float" office:value="0.981132075471698">
            <text:p>0.9811320755</text:p>
          </table:table-cell>
          <table:table-cell office:value-type="float" office:value="217">
            <text:p>217</text:p>
          </table:table-cell>
          <table:table-cell table:formula="of:=[.F1191]/[.A1191]" office:value-type="float" office:value="2.04716981132075">
            <text:p>2.0471698113</text:p>
          </table:table-cell>
          <table:table-cell office:value-type="float" office:value="108">
            <text:p>108</text:p>
          </table:table-cell>
          <table:table-cell table:formula="of:=[.H1191]/[.A1191]" office:value-type="float" office:value="1.0188679245283">
            <text:p>1.0188679245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210">
            <text:p>210</text:p>
          </table:table-cell>
          <table:table-cell table:formula="of:=[.B1192]/[.A1192]" office:value-type="float" office:value="1.00961538461538">
            <text:p>1.0096153846</text:p>
          </table:table-cell>
          <table:table-cell office:value-type="float" office:value="194">
            <text:p>194</text:p>
          </table:table-cell>
          <table:table-cell table:formula="of:=[.D1192]/[.A1192]" office:value-type="float" office:value="0.932692307692308">
            <text:p>0.9326923077</text:p>
          </table:table-cell>
          <table:table-cell office:value-type="float" office:value="357">
            <text:p>357</text:p>
          </table:table-cell>
          <table:table-cell table:formula="of:=[.F1192]/[.A1192]" office:value-type="float" office:value="1.71634615384615">
            <text:p>1.7163461538</text:p>
          </table:table-cell>
          <table:table-cell office:value-type="float" office:value="210">
            <text:p>210</text:p>
          </table:table-cell>
          <table:table-cell table:formula="of:=[.H1192]/[.A1192]" office:value-type="float" office:value="1.00961538461538">
            <text:p>1.0096153846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62">
            <text:p>162</text:p>
          </table:table-cell>
          <table:table-cell table:formula="of:=[.B1193]/[.A1193]" office:value-type="float" office:value="0.98780487804878">
            <text:p>0.987804878</text:p>
          </table:table-cell>
          <table:table-cell office:value-type="float" office:value="153">
            <text:p>153</text:p>
          </table:table-cell>
          <table:table-cell table:formula="of:=[.D1193]/[.A1193]" office:value-type="float" office:value="0.932926829268293">
            <text:p>0.9329268293</text:p>
          </table:table-cell>
          <table:table-cell office:value-type="float" office:value="270">
            <text:p>270</text:p>
          </table:table-cell>
          <table:table-cell table:formula="of:=[.F1193]/[.A1193]" office:value-type="float" office:value="1.64634146341463">
            <text:p>1.6463414634</text:p>
          </table:table-cell>
          <table:table-cell office:value-type="float" office:value="170">
            <text:p>170</text:p>
          </table:table-cell>
          <table:table-cell table:formula="of:=[.H1193]/[.A1193]" office:value-type="float" office:value="1.03658536585366">
            <text:p>1.0365853659</text:p>
          </table:table-cell>
        </table:table-row>
        <table:table-row table:style-name="ro1">
          <table:table-cell table:number-columns-repeated="2" office:value-type="float" office:value="178">
            <text:p>178</text:p>
          </table:table-cell>
          <table:table-cell table:formula="of:=[.B1194]/[.A1194]" office:value-type="float" office:value="1">
            <text:p>1</text:p>
          </table:table-cell>
          <table:table-cell office:value-type="float" office:value="168">
            <text:p>168</text:p>
          </table:table-cell>
          <table:table-cell table:formula="of:=[.D1194]/[.A1194]" office:value-type="float" office:value="0.943820224719101">
            <text:p>0.9438202247</text:p>
          </table:table-cell>
          <table:table-cell office:value-type="float" office:value="306">
            <text:p>306</text:p>
          </table:table-cell>
          <table:table-cell table:formula="of:=[.F1194]/[.A1194]" office:value-type="float" office:value="1.71910112359551">
            <text:p>1.7191011236</text:p>
          </table:table-cell>
          <table:table-cell office:value-type="float" office:value="182">
            <text:p>182</text:p>
          </table:table-cell>
          <table:table-cell table:formula="of:=[.H1194]/[.A1194]" office:value-type="float" office:value="1.02247191011236">
            <text:p>1.022471910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formula="of:=[.B1195]/[.A1195]" office:value-type="float" office:value="1.01052631578947">
            <text:p>1.0105263158</text:p>
          </table:table-cell>
          <table:table-cell office:value-type="float" office:value="90">
            <text:p>90</text:p>
          </table:table-cell>
          <table:table-cell table:formula="of:=[.D1195]/[.A1195]" office:value-type="float" office:value="0.947368421052632">
            <text:p>0.9473684211</text:p>
          </table:table-cell>
          <table:table-cell office:value-type="float" office:value="181">
            <text:p>181</text:p>
          </table:table-cell>
          <table:table-cell table:formula="of:=[.F1195]/[.A1195]" office:value-type="float" office:value="1.90526315789474">
            <text:p>1.9052631579</text:p>
          </table:table-cell>
          <table:table-cell office:value-type="float" office:value="104">
            <text:p>104</text:p>
          </table:table-cell>
          <table:table-cell table:formula="of:=[.H1195]/[.A1195]" office:value-type="float" office:value="1.09473684210526">
            <text:p>1.0947368421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216">
            <text:p>216</text:p>
          </table:table-cell>
          <table:table-cell table:formula="of:=[.B1196]/[.A1196]" office:value-type="float" office:value="1.00934579439252">
            <text:p>1.0093457944</text:p>
          </table:table-cell>
          <table:table-cell office:value-type="float" office:value="206">
            <text:p>206</text:p>
          </table:table-cell>
          <table:table-cell table:formula="of:=[.D1196]/[.A1196]" office:value-type="float" office:value="0.962616822429906">
            <text:p>0.9626168224</text:p>
          </table:table-cell>
          <table:table-cell office:value-type="float" office:value="376">
            <text:p>376</text:p>
          </table:table-cell>
          <table:table-cell table:formula="of:=[.F1196]/[.A1196]" office:value-type="float" office:value="1.75700934579439">
            <text:p>1.7570093458</text:p>
          </table:table-cell>
          <table:table-cell office:value-type="float" office:value="225">
            <text:p>225</text:p>
          </table:table-cell>
          <table:table-cell table:formula="of:=[.H1196]/[.A1196]" office:value-type="float" office:value="1.05140186915888">
            <text:p>1.0514018692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37">
            <text:p>137</text:p>
          </table:table-cell>
          <table:table-cell table:formula="of:=[.B1197]/[.A1197]" office:value-type="float" office:value="0.985611510791367">
            <text:p>0.9856115108</text:p>
          </table:table-cell>
          <table:table-cell office:value-type="float" office:value="133">
            <text:p>133</text:p>
          </table:table-cell>
          <table:table-cell table:formula="of:=[.D1197]/[.A1197]" office:value-type="float" office:value="0.956834532374101">
            <text:p>0.9568345324</text:p>
          </table:table-cell>
          <table:table-cell office:value-type="float" office:value="238">
            <text:p>238</text:p>
          </table:table-cell>
          <table:table-cell table:formula="of:=[.F1197]/[.A1197]" office:value-type="float" office:value="1.71223021582734">
            <text:p>1.7122302158</text:p>
          </table:table-cell>
          <table:table-cell office:value-type="float" office:value="141">
            <text:p>141</text:p>
          </table:table-cell>
          <table:table-cell table:formula="of:=[.H1197]/[.A1197]" office:value-type="float" office:value="1.01438848920863">
            <text:p>1.0143884892</text:p>
          </table:table-cell>
        </table:table-row>
        <table:table-row table:style-name="ro1">
          <table:table-cell table:number-columns-repeated="2" office:value-type="float" office:value="198">
            <text:p>198</text:p>
          </table:table-cell>
          <table:table-cell table:formula="of:=[.B1198]/[.A1198]" office:value-type="float" office:value="1">
            <text:p>1</text:p>
          </table:table-cell>
          <table:table-cell office:value-type="float" office:value="186">
            <text:p>186</text:p>
          </table:table-cell>
          <table:table-cell table:formula="of:=[.D1198]/[.A1198]" office:value-type="float" office:value="0.939393939393939">
            <text:p>0.9393939394</text:p>
          </table:table-cell>
          <table:table-cell office:value-type="float" office:value="355">
            <text:p>355</text:p>
          </table:table-cell>
          <table:table-cell table:formula="of:=[.F1198]/[.A1198]" office:value-type="float" office:value="1.79292929292929">
            <text:p>1.7929292929</text:p>
          </table:table-cell>
          <table:table-cell office:value-type="float" office:value="209">
            <text:p>209</text:p>
          </table:table-cell>
          <table:table-cell table:formula="of:=[.H1198]/[.A1198]" office:value-type="float" office:value="1.05555555555556">
            <text:p>1.055555555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table:formula="of:=[.B1199]/[.A1199]" office:value-type="float" office:value="1.01">
            <text:p>1.01</text:p>
          </table:table-cell>
          <table:table-cell office:value-type="float" office:value="95">
            <text:p>95</text:p>
          </table:table-cell>
          <table:table-cell table:formula="of:=[.D1199]/[.A1199]" office:value-type="float" office:value="0.95">
            <text:p>0.95</text:p>
          </table:table-cell>
          <table:table-cell office:value-type="float" office:value="177">
            <text:p>177</text:p>
          </table:table-cell>
          <table:table-cell table:formula="of:=[.F1199]/[.A1199]" office:value-type="float" office:value="1.77">
            <text:p>1.77</text:p>
          </table:table-cell>
          <table:table-cell office:value-type="float" office:value="112">
            <text:p>112</text:p>
          </table:table-cell>
          <table:table-cell table:formula="of:=[.H1199]/[.A1199]" office:value-type="float" office:value="1.12">
            <text:p>1.12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85">
            <text:p>185</text:p>
          </table:table-cell>
          <table:table-cell table:formula="of:=[.B1200]/[.A1200]" office:value-type="float" office:value="1.0054347826087">
            <text:p>1.0054347826</text:p>
          </table:table-cell>
          <table:table-cell office:value-type="float" office:value="172">
            <text:p>172</text:p>
          </table:table-cell>
          <table:table-cell table:formula="of:=[.D1200]/[.A1200]" office:value-type="float" office:value="0.934782608695652">
            <text:p>0.9347826087</text:p>
          </table:table-cell>
          <table:table-cell office:value-type="float" office:value="338">
            <text:p>338</text:p>
          </table:table-cell>
          <table:table-cell table:formula="of:=[.F1200]/[.A1200]" office:value-type="float" office:value="1.83695652173913">
            <text:p>1.8369565217</text:p>
          </table:table-cell>
          <table:table-cell office:value-type="float" office:value="185">
            <text:p>185</text:p>
          </table:table-cell>
          <table:table-cell table:formula="of:=[.H1200]/[.A1200]" office:value-type="float" office:value="1.0054347826087">
            <text:p>1.0054347826</text:p>
          </table:table-cell>
        </table:table-row>
        <table:table-row table:style-name="ro1">
          <table:table-cell table:number-columns-repeated="2" office:value-type="float" office:value="123">
            <text:p>123</text:p>
          </table:table-cell>
          <table:table-cell table:formula="of:=[.B1201]/[.A1201]" office:value-type="float" office:value="1">
            <text:p>1</text:p>
          </table:table-cell>
          <table:table-cell office:value-type="float" office:value="116">
            <text:p>116</text:p>
          </table:table-cell>
          <table:table-cell table:formula="of:=[.D1201]/[.A1201]" office:value-type="float" office:value="0.943089430894309">
            <text:p>0.9430894309</text:p>
          </table:table-cell>
          <table:table-cell office:value-type="float" office:value="224">
            <text:p>224</text:p>
          </table:table-cell>
          <table:table-cell table:formula="of:=[.F1201]/[.A1201]" office:value-type="float" office:value="1.82113821138211">
            <text:p>1.8211382114</text:p>
          </table:table-cell>
          <table:table-cell office:value-type="float" office:value="125">
            <text:p>125</text:p>
          </table:table-cell>
          <table:table-cell table:formula="of:=[.H1201]/[.A1201]" office:value-type="float" office:value="1.01626016260163">
            <text:p>1.0162601626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21">
            <text:p>121</text:p>
          </table:table-cell>
          <table:table-cell table:formula="of:=[.B1202]/[.A1202]" office:value-type="float" office:value="1.01680672268908">
            <text:p>1.0168067227</text:p>
          </table:table-cell>
          <table:table-cell office:value-type="float" office:value="113">
            <text:p>113</text:p>
          </table:table-cell>
          <table:table-cell table:formula="of:=[.D1202]/[.A1202]" office:value-type="float" office:value="0.949579831932773">
            <text:p>0.9495798319</text:p>
          </table:table-cell>
          <table:table-cell office:value-type="float" office:value="159">
            <text:p>159</text:p>
          </table:table-cell>
          <table:table-cell table:formula="of:=[.F1202]/[.A1202]" office:value-type="float" office:value="1.33613445378151">
            <text:p>1.3361344538</text:p>
          </table:table-cell>
          <table:table-cell office:value-type="float" office:value="120">
            <text:p>120</text:p>
          </table:table-cell>
          <table:table-cell table:formula="of:=[.H1202]/[.A1202]" office:value-type="float" office:value="1.00840336134454">
            <text:p>1.0084033613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60">
            <text:p>160</text:p>
          </table:table-cell>
          <table:table-cell table:formula="of:=[.B1203]/[.A1203]" office:value-type="float" office:value="1.0062893081761">
            <text:p>1.0062893082</text:p>
          </table:table-cell>
          <table:table-cell office:value-type="float" office:value="151">
            <text:p>151</text:p>
          </table:table-cell>
          <table:table-cell table:formula="of:=[.D1203]/[.A1203]" office:value-type="float" office:value="0.949685534591195">
            <text:p>0.9496855346</text:p>
          </table:table-cell>
          <table:table-cell office:value-type="float" office:value="304">
            <text:p>304</text:p>
          </table:table-cell>
          <table:table-cell table:formula="of:=[.F1203]/[.A1203]" office:value-type="float" office:value="1.91194968553459">
            <text:p>1.9119496855</text:p>
          </table:table-cell>
          <table:table-cell office:value-type="float" office:value="162">
            <text:p>162</text:p>
          </table:table-cell>
          <table:table-cell table:formula="of:=[.H1203]/[.A1203]" office:value-type="float" office:value="1.0188679245283">
            <text:p>1.018867924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01">
            <text:p>101</text:p>
          </table:table-cell>
          <table:table-cell table:formula="of:=[.B1204]/[.A1204]" office:value-type="float" office:value="0.990196078431373">
            <text:p>0.9901960784</text:p>
          </table:table-cell>
          <table:table-cell office:value-type="float" office:value="95">
            <text:p>95</text:p>
          </table:table-cell>
          <table:table-cell table:formula="of:=[.D1204]/[.A1204]" office:value-type="float" office:value="0.931372549019608">
            <text:p>0.931372549</text:p>
          </table:table-cell>
          <table:table-cell office:value-type="float" office:value="159">
            <text:p>159</text:p>
          </table:table-cell>
          <table:table-cell table:formula="of:=[.F1204]/[.A1204]" office:value-type="float" office:value="1.55882352941176">
            <text:p>1.5588235294</text:p>
          </table:table-cell>
          <table:table-cell office:value-type="float" office:value="104">
            <text:p>104</text:p>
          </table:table-cell>
          <table:table-cell table:formula="of:=[.H1204]/[.A1204]" office:value-type="float" office:value="1.01960784313725">
            <text:p>1.0196078431</text:p>
          </table:table-cell>
        </table:table-row>
        <table:table-row table:style-name="ro1">
          <table:table-cell table:number-columns-repeated="2" office:value-type="float" office:value="94">
            <text:p>94</text:p>
          </table:table-cell>
          <table:table-cell table:formula="of:=[.B1205]/[.A1205]" office:value-type="float" office:value="1">
            <text:p>1</text:p>
          </table:table-cell>
          <table:table-cell office:value-type="float" office:value="93">
            <text:p>93</text:p>
          </table:table-cell>
          <table:table-cell table:formula="of:=[.D1205]/[.A1205]" office:value-type="float" office:value="0.98936170212766">
            <text:p>0.9893617021</text:p>
          </table:table-cell>
          <table:table-cell office:value-type="float" office:value="145">
            <text:p>145</text:p>
          </table:table-cell>
          <table:table-cell table:formula="of:=[.F1205]/[.A1205]" office:value-type="float" office:value="1.54255319148936">
            <text:p>1.5425531915</text:p>
          </table:table-cell>
          <table:table-cell office:value-type="float" office:value="97">
            <text:p>97</text:p>
          </table:table-cell>
          <table:table-cell table:formula="of:=[.H1205]/[.A1205]" office:value-type="float" office:value="1.03191489361702">
            <text:p>1.0319148936</text:p>
          </table:table-cell>
        </table:table-row>
        <table:table-row table:style-name="ro1">
          <table:table-cell table:number-columns-repeated="2" office:value-type="float" office:value="114">
            <text:p>114</text:p>
          </table:table-cell>
          <table:table-cell table:formula="of:=[.B1206]/[.A1206]" office:value-type="float" office:value="1">
            <text:p>1</text:p>
          </table:table-cell>
          <table:table-cell office:value-type="float" office:value="112">
            <text:p>112</text:p>
          </table:table-cell>
          <table:table-cell table:formula="of:=[.D1206]/[.A1206]" office:value-type="float" office:value="0.982456140350877">
            <text:p>0.9824561404</text:p>
          </table:table-cell>
          <table:table-cell office:value-type="float" office:value="191">
            <text:p>191</text:p>
          </table:table-cell>
          <table:table-cell table:formula="of:=[.F1206]/[.A1206]" office:value-type="float" office:value="1.67543859649123">
            <text:p>1.6754385965</text:p>
          </table:table-cell>
          <table:table-cell office:value-type="float" office:value="131">
            <text:p>131</text:p>
          </table:table-cell>
          <table:table-cell table:formula="of:=[.H1206]/[.A1206]" office:value-type="float" office:value="1.14912280701754">
            <text:p>1.149122807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table:formula="of:=[.B1207]/[.A1207]" office:value-type="float" office:value="1.00943396226415">
            <text:p>1.0094339623</text:p>
          </table:table-cell>
          <table:table-cell office:value-type="float" office:value="100">
            <text:p>100</text:p>
          </table:table-cell>
          <table:table-cell table:formula="of:=[.D1207]/[.A1207]" office:value-type="float" office:value="0.943396226415094">
            <text:p>0.9433962264</text:p>
          </table:table-cell>
          <table:table-cell office:value-type="float" office:value="229">
            <text:p>229</text:p>
          </table:table-cell>
          <table:table-cell table:formula="of:=[.F1207]/[.A1207]" office:value-type="float" office:value="2.16037735849057">
            <text:p>2.1603773585</text:p>
          </table:table-cell>
          <table:table-cell office:value-type="float" office:value="112">
            <text:p>112</text:p>
          </table:table-cell>
          <table:table-cell table:formula="of:=[.H1207]/[.A1207]" office:value-type="float" office:value="1.05660377358491">
            <text:p>1.0566037736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table:formula="of:=[.B1208]/[.A1208]" office:value-type="float" office:value="1.01010101010101">
            <text:p>1.0101010101</text:p>
          </table:table-cell>
          <table:table-cell office:value-type="float" office:value="93">
            <text:p>93</text:p>
          </table:table-cell>
          <table:table-cell table:formula="of:=[.D1208]/[.A1208]" office:value-type="float" office:value="0.939393939393939">
            <text:p>0.9393939394</text:p>
          </table:table-cell>
          <table:table-cell office:value-type="float" office:value="210">
            <text:p>210</text:p>
          </table:table-cell>
          <table:table-cell table:formula="of:=[.F1208]/[.A1208]" office:value-type="float" office:value="2.12121212121212">
            <text:p>2.1212121212</text:p>
          </table:table-cell>
          <table:table-cell office:value-type="float" office:value="108">
            <text:p>108</text:p>
          </table:table-cell>
          <table:table-cell table:formula="of:=[.H1208]/[.A1208]" office:value-type="float" office:value="1.09090909090909">
            <text:p>1.0909090909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54">
            <text:p>154</text:p>
          </table:table-cell>
          <table:table-cell table:formula="of:=[.B1209]/[.A1209]" office:value-type="float" office:value="0.987179487179487">
            <text:p>0.9871794872</text:p>
          </table:table-cell>
          <table:table-cell office:value-type="float" office:value="142">
            <text:p>142</text:p>
          </table:table-cell>
          <table:table-cell table:formula="of:=[.D1209]/[.A1209]" office:value-type="float" office:value="0.91025641025641">
            <text:p>0.9102564103</text:p>
          </table:table-cell>
          <table:table-cell office:value-type="float" office:value="290">
            <text:p>290</text:p>
          </table:table-cell>
          <table:table-cell table:formula="of:=[.F1209]/[.A1209]" office:value-type="float" office:value="1.85897435897436">
            <text:p>1.858974359</text:p>
          </table:table-cell>
          <table:table-cell office:value-type="float" office:value="159">
            <text:p>159</text:p>
          </table:table-cell>
          <table:table-cell table:formula="of:=[.H1209]/[.A1209]" office:value-type="float" office:value="1.01923076923077">
            <text:p>1.0192307692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01">
            <text:p>101</text:p>
          </table:table-cell>
          <table:table-cell table:formula="of:=[.B1210]/[.A1210]" office:value-type="float" office:value="0.980582524271845">
            <text:p>0.9805825243</text:p>
          </table:table-cell>
          <table:table-cell office:value-type="float" office:value="95">
            <text:p>95</text:p>
          </table:table-cell>
          <table:table-cell table:formula="of:=[.D1210]/[.A1210]" office:value-type="float" office:value="0.922330097087379">
            <text:p>0.9223300971</text:p>
          </table:table-cell>
          <table:table-cell office:value-type="float" office:value="181">
            <text:p>181</text:p>
          </table:table-cell>
          <table:table-cell table:formula="of:=[.F1210]/[.A1210]" office:value-type="float" office:value="1.75728155339806">
            <text:p>1.7572815534</text:p>
          </table:table-cell>
          <table:table-cell office:value-type="float" office:value="116">
            <text:p>116</text:p>
          </table:table-cell>
          <table:table-cell table:formula="of:=[.H1210]/[.A1210]" office:value-type="float" office:value="1.12621359223301">
            <text:p>1.1262135922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42">
            <text:p>142</text:p>
          </table:table-cell>
          <table:table-cell table:formula="of:=[.B1211]/[.A1211]" office:value-type="float" office:value="1.00709219858156">
            <text:p>1.0070921986</text:p>
          </table:table-cell>
          <table:table-cell office:value-type="float" office:value="136">
            <text:p>136</text:p>
          </table:table-cell>
          <table:table-cell table:formula="of:=[.D1211]/[.A1211]" office:value-type="float" office:value="0.964539007092199">
            <text:p>0.9645390071</text:p>
          </table:table-cell>
          <table:table-cell office:value-type="float" office:value="268">
            <text:p>268</text:p>
          </table:table-cell>
          <table:table-cell table:formula="of:=[.F1211]/[.A1211]" office:value-type="float" office:value="1.90070921985816">
            <text:p>1.9007092199</text:p>
          </table:table-cell>
          <table:table-cell office:value-type="float" office:value="149">
            <text:p>149</text:p>
          </table:table-cell>
          <table:table-cell table:formula="of:=[.H1211]/[.A1211]" office:value-type="float" office:value="1.05673758865248">
            <text:p>1.0567375887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65">
            <text:p>165</text:p>
          </table:table-cell>
          <table:table-cell table:formula="of:=[.B1212]/[.A1212]" office:value-type="float" office:value="0.988023952095808">
            <text:p>0.9880239521</text:p>
          </table:table-cell>
          <table:table-cell office:value-type="float" office:value="154">
            <text:p>154</text:p>
          </table:table-cell>
          <table:table-cell table:formula="of:=[.D1212]/[.A1212]" office:value-type="float" office:value="0.922155688622754">
            <text:p>0.9221556886</text:p>
          </table:table-cell>
          <table:table-cell office:value-type="float" office:value="290">
            <text:p>290</text:p>
          </table:table-cell>
          <table:table-cell table:formula="of:=[.F1212]/[.A1212]" office:value-type="float" office:value="1.73652694610778">
            <text:p>1.7365269461</text:p>
          </table:table-cell>
          <table:table-cell office:value-type="float" office:value="171">
            <text:p>171</text:p>
          </table:table-cell>
          <table:table-cell table:formula="of:=[.H1212]/[.A1212]" office:value-type="float" office:value="1.02395209580838">
            <text:p>1.0239520958</text:p>
          </table:table-cell>
        </table:table-row>
        <table:table-row table:style-name="ro1">
          <table:table-cell table:number-columns-repeated="2" office:value-type="float" office:value="68">
            <text:p>68</text:p>
          </table:table-cell>
          <table:table-cell table:formula="of:=[.B1213]/[.A1213]" office:value-type="float" office:value="1">
            <text:p>1</text:p>
          </table:table-cell>
          <table:table-cell office:value-type="float" office:value="65">
            <text:p>65</text:p>
          </table:table-cell>
          <table:table-cell table:formula="of:=[.D1213]/[.A1213]" office:value-type="float" office:value="0.955882352941176">
            <text:p>0.9558823529</text:p>
          </table:table-cell>
          <table:table-cell office:value-type="float" office:value="128">
            <text:p>128</text:p>
          </table:table-cell>
          <table:table-cell table:formula="of:=[.F1213]/[.A1213]" office:value-type="float" office:value="1.88235294117647">
            <text:p>1.8823529412</text:p>
          </table:table-cell>
          <table:table-cell office:value-type="float" office:value="71">
            <text:p>71</text:p>
          </table:table-cell>
          <table:table-cell table:formula="of:=[.H1213]/[.A1213]" office:value-type="float" office:value="1.04411764705882">
            <text:p>1.0441176471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table:formula="of:=[.B1214]/[.A1214]" office:value-type="float" office:value="0.993464052287582">
            <text:p>0.9934640523</text:p>
          </table:table-cell>
          <table:table-cell office:value-type="float" office:value="145">
            <text:p>145</text:p>
          </table:table-cell>
          <table:table-cell table:formula="of:=[.D1214]/[.A1214]" office:value-type="float" office:value="0.947712418300653">
            <text:p>0.9477124183</text:p>
          </table:table-cell>
          <table:table-cell office:value-type="float" office:value="282">
            <text:p>282</text:p>
          </table:table-cell>
          <table:table-cell table:formula="of:=[.F1214]/[.A1214]" office:value-type="float" office:value="1.84313725490196">
            <text:p>1.8431372549</text:p>
          </table:table-cell>
          <table:table-cell office:value-type="float" office:value="158">
            <text:p>158</text:p>
          </table:table-cell>
          <table:table-cell table:formula="of:=[.H1214]/[.A1214]" office:value-type="float" office:value="1.03267973856209">
            <text:p>1.032679738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64">
            <text:p>164</text:p>
          </table:table-cell>
          <table:table-cell table:formula="of:=[.B1215]/[.A1215]" office:value-type="float" office:value="0.982035928143712">
            <text:p>0.9820359281</text:p>
          </table:table-cell>
          <table:table-cell office:value-type="float" office:value="156">
            <text:p>156</text:p>
          </table:table-cell>
          <table:table-cell table:formula="of:=[.D1215]/[.A1215]" office:value-type="float" office:value="0.934131736526946">
            <text:p>0.9341317365</text:p>
          </table:table-cell>
          <table:table-cell office:value-type="float" office:value="318">
            <text:p>318</text:p>
          </table:table-cell>
          <table:table-cell table:formula="of:=[.F1215]/[.A1215]" office:value-type="float" office:value="1.90419161676647">
            <text:p>1.9041916168</text:p>
          </table:table-cell>
          <table:table-cell office:value-type="float" office:value="178">
            <text:p>178</text:p>
          </table:table-cell>
          <table:table-cell table:formula="of:=[.H1215]/[.A1215]" office:value-type="float" office:value="1.06586826347305">
            <text:p>1.0658682635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12">
            <text:p>112</text:p>
          </table:table-cell>
          <table:table-cell table:formula="of:=[.B1216]/[.A1216]" office:value-type="float" office:value="0.991150442477876">
            <text:p>0.9911504425</text:p>
          </table:table-cell>
          <table:table-cell office:value-type="float" office:value="108">
            <text:p>108</text:p>
          </table:table-cell>
          <table:table-cell table:formula="of:=[.D1216]/[.A1216]" office:value-type="float" office:value="0.955752212389381">
            <text:p>0.9557522124</text:p>
          </table:table-cell>
          <table:table-cell office:value-type="float" office:value="214">
            <text:p>214</text:p>
          </table:table-cell>
          <table:table-cell table:formula="of:=[.F1216]/[.A1216]" office:value-type="float" office:value="1.89380530973451">
            <text:p>1.8938053097</text:p>
          </table:table-cell>
          <table:table-cell office:value-type="float" office:value="127">
            <text:p>127</text:p>
          </table:table-cell>
          <table:table-cell table:formula="of:=[.H1216]/[.A1216]" office:value-type="float" office:value="1.12389380530973">
            <text:p>1.1238938053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76">
            <text:p>176</text:p>
          </table:table-cell>
          <table:table-cell table:formula="of:=[.B1217]/[.A1217]" office:value-type="float" office:value="1.01149425287356">
            <text:p>1.0114942529</text:p>
          </table:table-cell>
          <table:table-cell office:value-type="float" office:value="168">
            <text:p>168</text:p>
          </table:table-cell>
          <table:table-cell table:formula="of:=[.D1217]/[.A1217]" office:value-type="float" office:value="0.96551724137931">
            <text:p>0.9655172414</text:p>
          </table:table-cell>
          <table:table-cell office:value-type="float" office:value="326">
            <text:p>326</text:p>
          </table:table-cell>
          <table:table-cell table:formula="of:=[.F1217]/[.A1217]" office:value-type="float" office:value="1.8735632183908">
            <text:p>1.8735632184</text:p>
          </table:table-cell>
          <table:table-cell office:value-type="float" office:value="188">
            <text:p>188</text:p>
          </table:table-cell>
          <table:table-cell table:formula="of:=[.H1217]/[.A1217]" office:value-type="float" office:value="1.08045977011494">
            <text:p>1.0804597701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66">
            <text:p>166</text:p>
          </table:table-cell>
          <table:table-cell table:formula="of:=[.B1218]/[.A1218]" office:value-type="float" office:value="1.01219512195122">
            <text:p>1.012195122</text:p>
          </table:table-cell>
          <table:table-cell office:value-type="float" office:value="156">
            <text:p>156</text:p>
          </table:table-cell>
          <table:table-cell table:formula="of:=[.D1218]/[.A1218]" office:value-type="float" office:value="0.951219512195122">
            <text:p>0.9512195122</text:p>
          </table:table-cell>
          <table:table-cell office:value-type="float" office:value="315">
            <text:p>315</text:p>
          </table:table-cell>
          <table:table-cell table:formula="of:=[.F1218]/[.A1218]" office:value-type="float" office:value="1.92073170731707">
            <text:p>1.9207317073</text:p>
          </table:table-cell>
          <table:table-cell office:value-type="float" office:value="166">
            <text:p>166</text:p>
          </table:table-cell>
          <table:table-cell table:formula="of:=[.H1218]/[.A1218]" office:value-type="float" office:value="1.01219512195122">
            <text:p>1.012195122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09">
            <text:p>109</text:p>
          </table:table-cell>
          <table:table-cell table:formula="of:=[.B1219]/[.A1219]" office:value-type="float" office:value="0.990909090909091">
            <text:p>0.9909090909</text:p>
          </table:table-cell>
          <table:table-cell office:value-type="float" office:value="105">
            <text:p>105</text:p>
          </table:table-cell>
          <table:table-cell table:formula="of:=[.D1219]/[.A1219]" office:value-type="float" office:value="0.954545454545455">
            <text:p>0.9545454545</text:p>
          </table:table-cell>
          <table:table-cell office:value-type="float" office:value="187">
            <text:p>187</text:p>
          </table:table-cell>
          <table:table-cell table:formula="of:=[.F1219]/[.A1219]" office:value-type="float" office:value="1.7">
            <text:p>1.7</text:p>
          </table:table-cell>
          <table:table-cell office:value-type="float" office:value="127">
            <text:p>127</text:p>
          </table:table-cell>
          <table:table-cell table:formula="of:=[.H1219]/[.A1219]" office:value-type="float" office:value="1.15454545454545">
            <text:p>1.1545454545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table:formula="of:=[.B1220]/[.A1220]" office:value-type="float" office:value="1.00952380952381">
            <text:p>1.0095238095</text:p>
          </table:table-cell>
          <table:table-cell office:value-type="float" office:value="101">
            <text:p>101</text:p>
          </table:table-cell>
          <table:table-cell table:formula="of:=[.D1220]/[.A1220]" office:value-type="float" office:value="0.961904761904762">
            <text:p>0.9619047619</text:p>
          </table:table-cell>
          <table:table-cell office:value-type="float" office:value="189">
            <text:p>189</text:p>
          </table:table-cell>
          <table:table-cell table:formula="of:=[.F1220]/[.A1220]" office:value-type="float" office:value="1.8">
            <text:p>1.8</text:p>
          </table:table-cell>
          <table:table-cell office:value-type="float" office:value="108">
            <text:p>108</text:p>
          </table:table-cell>
          <table:table-cell table:formula="of:=[.H1220]/[.A1220]" office:value-type="float" office:value="1.02857142857143">
            <text:p>1.0285714286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  <table:table-cell table:formula="of:=[.B1221]/[.A1221]" office:value-type="float" office:value="1.02564102564103">
            <text:p>1.0256410256</text:p>
          </table:table-cell>
          <table:table-cell office:value-type="float" office:value="77">
            <text:p>77</text:p>
          </table:table-cell>
          <table:table-cell table:formula="of:=[.D1221]/[.A1221]" office:value-type="float" office:value="0.987179487179487">
            <text:p>0.9871794872</text:p>
          </table:table-cell>
          <table:table-cell office:value-type="float" office:value="158">
            <text:p>158</text:p>
          </table:table-cell>
          <table:table-cell table:formula="of:=[.F1221]/[.A1221]" office:value-type="float" office:value="2.02564102564103">
            <text:p>2.0256410256</text:p>
          </table:table-cell>
          <table:table-cell office:value-type="float" office:value="96">
            <text:p>96</text:p>
          </table:table-cell>
          <table:table-cell table:formula="of:=[.H1221]/[.A1221]" office:value-type="float" office:value="1.23076923076923">
            <text:p>1.230769230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97">
            <text:p>197</text:p>
          </table:table-cell>
          <table:table-cell table:formula="of:=[.B1222]/[.A1222]" office:value-type="float" office:value="0.985">
            <text:p>0.985</text:p>
          </table:table-cell>
          <table:table-cell office:value-type="float" office:value="187">
            <text:p>187</text:p>
          </table:table-cell>
          <table:table-cell table:formula="of:=[.D1222]/[.A1222]" office:value-type="float" office:value="0.935">
            <text:p>0.935</text:p>
          </table:table-cell>
          <table:table-cell office:value-type="float" office:value="319">
            <text:p>319</text:p>
          </table:table-cell>
          <table:table-cell table:formula="of:=[.F1222]/[.A1222]" office:value-type="float" office:value="1.595">
            <text:p>1.595</text:p>
          </table:table-cell>
          <table:table-cell office:value-type="float" office:value="201">
            <text:p>201</text:p>
          </table:table-cell>
          <table:table-cell table:formula="of:=[.H1222]/[.A1222]" office:value-type="float" office:value="1.005">
            <text:p>1.005</text:p>
          </table:table-cell>
        </table:table-row>
        <table:table-row table:style-name="ro1">
          <table:table-cell table:number-columns-repeated="2" office:value-type="float" office:value="118">
            <text:p>118</text:p>
          </table:table-cell>
          <table:table-cell table:formula="of:=[.B1223]/[.A1223]" office:value-type="float" office:value="1">
            <text:p>1</text:p>
          </table:table-cell>
          <table:table-cell office:value-type="float" office:value="113">
            <text:p>113</text:p>
          </table:table-cell>
          <table:table-cell table:formula="of:=[.D1223]/[.A1223]" office:value-type="float" office:value="0.957627118644068">
            <text:p>0.9576271186</text:p>
          </table:table-cell>
          <table:table-cell office:value-type="float" office:value="177">
            <text:p>177</text:p>
          </table:table-cell>
          <table:table-cell table:formula="of:=[.F1223]/[.A1223]" office:value-type="float" office:value="1.5">
            <text:p>1.5</text:p>
          </table:table-cell>
          <table:table-cell office:value-type="float" office:value="121">
            <text:p>121</text:p>
          </table:table-cell>
          <table:table-cell table:formula="of:=[.H1223]/[.A1223]" office:value-type="float" office:value="1.02542372881356">
            <text:p>1.0254237288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71">
            <text:p>171</text:p>
          </table:table-cell>
          <table:table-cell table:formula="of:=[.B1224]/[.A1224]" office:value-type="float" office:value="0.971590909090909">
            <text:p>0.9715909091</text:p>
          </table:table-cell>
          <table:table-cell office:value-type="float" office:value="164">
            <text:p>164</text:p>
          </table:table-cell>
          <table:table-cell table:formula="of:=[.D1224]/[.A1224]" office:value-type="float" office:value="0.931818181818182">
            <text:p>0.9318181818</text:p>
          </table:table-cell>
          <table:table-cell office:value-type="float" office:value="258">
            <text:p>258</text:p>
          </table:table-cell>
          <table:table-cell table:formula="of:=[.F1224]/[.A1224]" office:value-type="float" office:value="1.46590909090909">
            <text:p>1.4659090909</text:p>
          </table:table-cell>
          <table:table-cell office:value-type="float" office:value="177">
            <text:p>177</text:p>
          </table:table-cell>
          <table:table-cell table:formula="of:=[.H1224]/[.A1224]" office:value-type="float" office:value="1.00568181818182">
            <text:p>1.0056818182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table:formula="of:=[.B1225]/[.A1225]" office:value-type="float" office:value="1.0126582278481">
            <text:p>1.0126582278</text:p>
          </table:table-cell>
          <table:table-cell office:value-type="float" office:value="79">
            <text:p>79</text:p>
          </table:table-cell>
          <table:table-cell table:formula="of:=[.D1225]/[.A1225]" office:value-type="float" office:value="1">
            <text:p>1</text:p>
          </table:table-cell>
          <table:table-cell office:value-type="float" office:value="164">
            <text:p>164</text:p>
          </table:table-cell>
          <table:table-cell table:formula="of:=[.F1225]/[.A1225]" office:value-type="float" office:value="2.07594936708861">
            <text:p>2.0759493671</text:p>
          </table:table-cell>
          <table:table-cell office:value-type="float" office:value="97">
            <text:p>97</text:p>
          </table:table-cell>
          <table:table-cell table:formula="of:=[.H1225]/[.A1225]" office:value-type="float" office:value="1.22784810126582">
            <text:p>1.2278481013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27">
            <text:p>127</text:p>
          </table:table-cell>
          <table:table-cell table:formula="of:=[.B1226]/[.A1226]" office:value-type="float" office:value="1.00793650793651">
            <text:p>1.0079365079</text:p>
          </table:table-cell>
          <table:table-cell office:value-type="float" office:value="122">
            <text:p>122</text:p>
          </table:table-cell>
          <table:table-cell table:formula="of:=[.D1226]/[.A1226]" office:value-type="float" office:value="0.968253968253968">
            <text:p>0.9682539683</text:p>
          </table:table-cell>
          <table:table-cell office:value-type="float" office:value="217">
            <text:p>217</text:p>
          </table:table-cell>
          <table:table-cell table:formula="of:=[.F1226]/[.A1226]" office:value-type="float" office:value="1.72222222222222">
            <text:p>1.7222222222</text:p>
          </table:table-cell>
          <table:table-cell office:value-type="float" office:value="127">
            <text:p>127</text:p>
          </table:table-cell>
          <table:table-cell table:formula="of:=[.H1226]/[.A1226]" office:value-type="float" office:value="1.00793650793651">
            <text:p>1.0079365079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14">
            <text:p>114</text:p>
          </table:table-cell>
          <table:table-cell table:formula="of:=[.B1227]/[.A1227]" office:value-type="float" office:value="0.982758620689655">
            <text:p>0.9827586207</text:p>
          </table:table-cell>
          <table:table-cell office:value-type="float" office:value="111">
            <text:p>111</text:p>
          </table:table-cell>
          <table:table-cell table:formula="of:=[.D1227]/[.A1227]" office:value-type="float" office:value="0.956896551724138">
            <text:p>0.9568965517</text:p>
          </table:table-cell>
          <table:table-cell office:value-type="float" office:value="183">
            <text:p>183</text:p>
          </table:table-cell>
          <table:table-cell table:formula="of:=[.F1227]/[.A1227]" office:value-type="float" office:value="1.57758620689655">
            <text:p>1.5775862069</text:p>
          </table:table-cell>
          <table:table-cell office:value-type="float" office:value="118">
            <text:p>118</text:p>
          </table:table-cell>
          <table:table-cell table:formula="of:=[.H1227]/[.A1227]" office:value-type="float" office:value="1.01724137931034">
            <text:p>1.0172413793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23">
            <text:p>123</text:p>
          </table:table-cell>
          <table:table-cell table:formula="of:=[.B1228]/[.A1228]" office:value-type="float" office:value="1.01652892561983">
            <text:p>1.0165289256</text:p>
          </table:table-cell>
          <table:table-cell office:value-type="float" office:value="120">
            <text:p>120</text:p>
          </table:table-cell>
          <table:table-cell table:formula="of:=[.D1228]/[.A1228]" office:value-type="float" office:value="0.991735537190083">
            <text:p>0.9917355372</text:p>
          </table:table-cell>
          <table:table-cell office:value-type="float" office:value="167">
            <text:p>167</text:p>
          </table:table-cell>
          <table:table-cell table:formula="of:=[.F1228]/[.A1228]" office:value-type="float" office:value="1.3801652892562">
            <text:p>1.3801652893</text:p>
          </table:table-cell>
          <table:table-cell office:value-type="float" office:value="124">
            <text:p>124</text:p>
          </table:table-cell>
          <table:table-cell table:formula="of:=[.H1228]/[.A1228]" office:value-type="float" office:value="1.02479338842975">
            <text:p>1.0247933884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09">
            <text:p>109</text:p>
          </table:table-cell>
          <table:table-cell table:formula="of:=[.B1229]/[.A1229]" office:value-type="float" office:value="0.990909090909091">
            <text:p>0.9909090909</text:p>
          </table:table-cell>
          <table:table-cell office:value-type="float" office:value="102">
            <text:p>102</text:p>
          </table:table-cell>
          <table:table-cell table:formula="of:=[.D1229]/[.A1229]" office:value-type="float" office:value="0.927272727272727">
            <text:p>0.9272727273</text:p>
          </table:table-cell>
          <table:table-cell office:value-type="float" office:value="213">
            <text:p>213</text:p>
          </table:table-cell>
          <table:table-cell table:formula="of:=[.F1229]/[.A1229]" office:value-type="float" office:value="1.93636363636364">
            <text:p>1.9363636364</text:p>
          </table:table-cell>
          <table:table-cell office:value-type="float" office:value="111">
            <text:p>111</text:p>
          </table:table-cell>
          <table:table-cell table:formula="of:=[.H1229]/[.A1229]" office:value-type="float" office:value="1.00909090909091">
            <text:p>1.009090909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table:formula="of:=[.B1230]/[.A1230]" office:value-type="float" office:value="0.978494623655914">
            <text:p>0.9784946237</text:p>
          </table:table-cell>
          <table:table-cell office:value-type="float" office:value="85">
            <text:p>85</text:p>
          </table:table-cell>
          <table:table-cell table:formula="of:=[.D1230]/[.A1230]" office:value-type="float" office:value="0.913978494623656">
            <text:p>0.9139784946</text:p>
          </table:table-cell>
          <table:table-cell office:value-type="float" office:value="146">
            <text:p>146</text:p>
          </table:table-cell>
          <table:table-cell table:formula="of:=[.F1230]/[.A1230]" office:value-type="float" office:value="1.56989247311828">
            <text:p>1.5698924731</text:p>
          </table:table-cell>
          <table:table-cell office:value-type="float" office:value="94">
            <text:p>94</text:p>
          </table:table-cell>
          <table:table-cell table:formula="of:=[.H1230]/[.A1230]" office:value-type="float" office:value="1.01075268817204">
            <text:p>1.0107526882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60">
            <text:p>260</text:p>
          </table:table-cell>
          <table:table-cell table:formula="of:=[.B1231]/[.A1231]" office:value-type="float" office:value="0.981132075471698">
            <text:p>0.9811320755</text:p>
          </table:table-cell>
          <table:table-cell office:value-type="float" office:value="247">
            <text:p>247</text:p>
          </table:table-cell>
          <table:table-cell table:formula="of:=[.D1231]/[.A1231]" office:value-type="float" office:value="0.932075471698113">
            <text:p>0.9320754717</text:p>
          </table:table-cell>
          <table:table-cell office:value-type="float" office:value="522">
            <text:p>522</text:p>
          </table:table-cell>
          <table:table-cell table:formula="of:=[.F1231]/[.A1231]" office:value-type="float" office:value="1.96981132075472">
            <text:p>1.9698113208</text:p>
          </table:table-cell>
          <table:table-cell office:value-type="float" office:value="262">
            <text:p>262</text:p>
          </table:table-cell>
          <table:table-cell table:formula="of:=[.H1231]/[.A1231]" office:value-type="float" office:value="0.988679245283019">
            <text:p>0.9886792453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58">
            <text:p>158</text:p>
          </table:table-cell>
          <table:table-cell table:formula="of:=[.B1232]/[.A1232]" office:value-type="float" office:value="0.9875">
            <text:p>0.9875</text:p>
          </table:table-cell>
          <table:table-cell office:value-type="float" office:value="154">
            <text:p>154</text:p>
          </table:table-cell>
          <table:table-cell table:formula="of:=[.D1232]/[.A1232]" office:value-type="float" office:value="0.9625">
            <text:p>0.9625</text:p>
          </table:table-cell>
          <table:table-cell office:value-type="float" office:value="268">
            <text:p>268</text:p>
          </table:table-cell>
          <table:table-cell table:formula="of:=[.F1232]/[.A1232]" office:value-type="float" office:value="1.675">
            <text:p>1.675</text:p>
          </table:table-cell>
          <table:table-cell office:value-type="float" office:value="159">
            <text:p>159</text:p>
          </table:table-cell>
          <table:table-cell table:formula="of:=[.H1232]/[.A1232]" office:value-type="float" office:value="0.99375">
            <text:p>0.99375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32">
            <text:p>232</text:p>
          </table:table-cell>
          <table:table-cell table:formula="of:=[.B1233]/[.A1233]" office:value-type="float" office:value="1.004329004329">
            <text:p>1.0043290043</text:p>
          </table:table-cell>
          <table:table-cell office:value-type="float" office:value="220">
            <text:p>220</text:p>
          </table:table-cell>
          <table:table-cell table:formula="of:=[.D1233]/[.A1233]" office:value-type="float" office:value="0.952380952380952">
            <text:p>0.9523809524</text:p>
          </table:table-cell>
          <table:table-cell office:value-type="float" office:value="335">
            <text:p>335</text:p>
          </table:table-cell>
          <table:table-cell table:formula="of:=[.F1233]/[.A1233]" office:value-type="float" office:value="1.45021645021645">
            <text:p>1.4502164502</text:p>
          </table:table-cell>
          <table:table-cell office:value-type="float" office:value="235">
            <text:p>235</text:p>
          </table:table-cell>
          <table:table-cell table:formula="of:=[.H1233]/[.A1233]" office:value-type="float" office:value="1.01731601731602">
            <text:p>1.017316017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84">
            <text:p>184</text:p>
          </table:table-cell>
          <table:table-cell table:formula="of:=[.B1234]/[.A1234]" office:value-type="float" office:value="0.948453608247423">
            <text:p>0.9484536082</text:p>
          </table:table-cell>
          <table:table-cell office:value-type="float" office:value="177">
            <text:p>177</text:p>
          </table:table-cell>
          <table:table-cell table:formula="of:=[.D1234]/[.A1234]" office:value-type="float" office:value="0.912371134020619">
            <text:p>0.912371134</text:p>
          </table:table-cell>
          <table:table-cell office:value-type="float" office:value="313">
            <text:p>313</text:p>
          </table:table-cell>
          <table:table-cell table:formula="of:=[.F1234]/[.A1234]" office:value-type="float" office:value="1.61340206185567">
            <text:p>1.6134020619</text:p>
          </table:table-cell>
          <table:table-cell office:value-type="float" office:value="186">
            <text:p>186</text:p>
          </table:table-cell>
          <table:table-cell table:formula="of:=[.H1234]/[.A1234]" office:value-type="float" office:value="0.958762886597938">
            <text:p>0.958762886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table:formula="of:=[.B1235]/[.A1235]" office:value-type="float" office:value="0.979166666666667">
            <text:p>0.9791666667</text:p>
          </table:table-cell>
          <table:table-cell office:value-type="float" office:value="90">
            <text:p>90</text:p>
          </table:table-cell>
          <table:table-cell table:formula="of:=[.D1235]/[.A1235]" office:value-type="float" office:value="0.9375">
            <text:p>0.9375</text:p>
          </table:table-cell>
          <table:table-cell office:value-type="float" office:value="181">
            <text:p>181</text:p>
          </table:table-cell>
          <table:table-cell table:formula="of:=[.F1235]/[.A1235]" office:value-type="float" office:value="1.88541666666667">
            <text:p>1.8854166667</text:p>
          </table:table-cell>
          <table:table-cell office:value-type="float" office:value="107">
            <text:p>107</text:p>
          </table:table-cell>
          <table:table-cell table:formula="of:=[.H1235]/[.A1235]" office:value-type="float" office:value="1.11458333333333">
            <text:p>1.1145833333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table:formula="of:=[.B1236]/[.A1236]" office:value-type="float" office:value="1.00961538461538">
            <text:p>1.0096153846</text:p>
          </table:table-cell>
          <table:table-cell office:value-type="float" office:value="100">
            <text:p>100</text:p>
          </table:table-cell>
          <table:table-cell table:formula="of:=[.D1236]/[.A1236]" office:value-type="float" office:value="0.961538461538462">
            <text:p>0.9615384615</text:p>
          </table:table-cell>
          <table:table-cell office:value-type="float" office:value="175">
            <text:p>175</text:p>
          </table:table-cell>
          <table:table-cell table:formula="of:=[.F1236]/[.A1236]" office:value-type="float" office:value="1.68269230769231">
            <text:p>1.6826923077</text:p>
          </table:table-cell>
          <table:table-cell office:value-type="float" office:value="106">
            <text:p>106</text:p>
          </table:table-cell>
          <table:table-cell table:formula="of:=[.H1236]/[.A1236]" office:value-type="float" office:value="1.01923076923077">
            <text:p>1.0192307692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57">
            <text:p>157</text:p>
          </table:table-cell>
          <table:table-cell table:formula="of:=[.B1237]/[.A1237]" office:value-type="float" office:value="0.957317073170732">
            <text:p>0.9573170732</text:p>
          </table:table-cell>
          <table:table-cell office:value-type="float" office:value="148">
            <text:p>148</text:p>
          </table:table-cell>
          <table:table-cell table:formula="of:=[.D1237]/[.A1237]" office:value-type="float" office:value="0.902439024390244">
            <text:p>0.9024390244</text:p>
          </table:table-cell>
          <table:table-cell office:value-type="float" office:value="212">
            <text:p>212</text:p>
          </table:table-cell>
          <table:table-cell table:formula="of:=[.F1237]/[.A1237]" office:value-type="float" office:value="1.29268292682927">
            <text:p>1.2926829268</text:p>
          </table:table-cell>
          <table:table-cell office:value-type="float" office:value="158">
            <text:p>158</text:p>
          </table:table-cell>
          <table:table-cell table:formula="of:=[.H1237]/[.A1237]" office:value-type="float" office:value="0.963414634146341">
            <text:p>0.963414634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13">
            <text:p>113</text:p>
          </table:table-cell>
          <table:table-cell table:formula="of:=[.B1238]/[.A1238]" office:value-type="float" office:value="0.974137931034483">
            <text:p>0.974137931</text:p>
          </table:table-cell>
          <table:table-cell office:value-type="float" office:value="110">
            <text:p>110</text:p>
          </table:table-cell>
          <table:table-cell table:formula="of:=[.D1238]/[.A1238]" office:value-type="float" office:value="0.948275862068966">
            <text:p>0.9482758621</text:p>
          </table:table-cell>
          <table:table-cell office:value-type="float" office:value="192">
            <text:p>192</text:p>
          </table:table-cell>
          <table:table-cell table:formula="of:=[.F1238]/[.A1238]" office:value-type="float" office:value="1.6551724137931">
            <text:p>1.6551724138</text:p>
          </table:table-cell>
          <table:table-cell office:value-type="float" office:value="114">
            <text:p>114</text:p>
          </table:table-cell>
          <table:table-cell table:formula="of:=[.H1238]/[.A1238]" office:value-type="float" office:value="0.982758620689655">
            <text:p>0.9827586207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6">
            <text:p>76</text:p>
          </table:table-cell>
          <table:table-cell table:formula="of:=[.B1239]/[.A1239]" office:value-type="float" office:value="1.04109589041096">
            <text:p>1.0410958904</text:p>
          </table:table-cell>
          <table:table-cell office:value-type="float" office:value="72">
            <text:p>72</text:p>
          </table:table-cell>
          <table:table-cell table:formula="of:=[.D1239]/[.A1239]" office:value-type="float" office:value="0.986301369863014">
            <text:p>0.9863013699</text:p>
          </table:table-cell>
          <table:table-cell office:value-type="float" office:value="162">
            <text:p>162</text:p>
          </table:table-cell>
          <table:table-cell table:formula="of:=[.F1239]/[.A1239]" office:value-type="float" office:value="2.21917808219178">
            <text:p>2.2191780822</text:p>
          </table:table-cell>
          <table:table-cell office:value-type="float" office:value="76">
            <text:p>76</text:p>
          </table:table-cell>
          <table:table-cell table:formula="of:=[.H1239]/[.A1239]" office:value-type="float" office:value="1.04109589041096">
            <text:p>1.0410958904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68">
            <text:p>68</text:p>
          </table:table-cell>
          <table:table-cell table:formula="of:=[.B1240]/[.A1240]" office:value-type="float" office:value="0.931506849315068">
            <text:p>0.9315068493</text:p>
          </table:table-cell>
          <table:table-cell office:value-type="float" office:value="65">
            <text:p>65</text:p>
          </table:table-cell>
          <table:table-cell table:formula="of:=[.D1240]/[.A1240]" office:value-type="float" office:value="0.89041095890411">
            <text:p>0.8904109589</text:p>
          </table:table-cell>
          <table:table-cell office:value-type="float" office:value="149">
            <text:p>149</text:p>
          </table:table-cell>
          <table:table-cell table:formula="of:=[.F1240]/[.A1240]" office:value-type="float" office:value="2.04109589041096">
            <text:p>2.0410958904</text:p>
          </table:table-cell>
          <table:table-cell office:value-type="float" office:value="78">
            <text:p>78</text:p>
          </table:table-cell>
          <table:table-cell table:formula="of:=[.H1240]/[.A1240]" office:value-type="float" office:value="1.06849315068493">
            <text:p>1.0684931507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27">
            <text:p>127</text:p>
          </table:table-cell>
          <table:table-cell table:formula="of:=[.B1241]/[.A1241]" office:value-type="float" office:value="0.969465648854962">
            <text:p>0.9694656489</text:p>
          </table:table-cell>
          <table:table-cell office:value-type="float" office:value="120">
            <text:p>120</text:p>
          </table:table-cell>
          <table:table-cell table:formula="of:=[.D1241]/[.A1241]" office:value-type="float" office:value="0.916030534351145">
            <text:p>0.9160305344</text:p>
          </table:table-cell>
          <table:table-cell office:value-type="float" office:value="224">
            <text:p>224</text:p>
          </table:table-cell>
          <table:table-cell table:formula="of:=[.F1241]/[.A1241]" office:value-type="float" office:value="1.70992366412214">
            <text:p>1.7099236641</text:p>
          </table:table-cell>
          <table:table-cell office:value-type="float" office:value="148">
            <text:p>148</text:p>
          </table:table-cell>
          <table:table-cell table:formula="of:=[.H1241]/[.A1241]" office:value-type="float" office:value="1.12977099236641">
            <text:p>1.1297709924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88">
            <text:p>188</text:p>
          </table:table-cell>
          <table:table-cell table:formula="of:=[.B1242]/[.A1242]" office:value-type="float" office:value="0.974093264248705">
            <text:p>0.9740932642</text:p>
          </table:table-cell>
          <table:table-cell office:value-type="float" office:value="178">
            <text:p>178</text:p>
          </table:table-cell>
          <table:table-cell table:formula="of:=[.D1242]/[.A1242]" office:value-type="float" office:value="0.922279792746114">
            <text:p>0.9222797927</text:p>
          </table:table-cell>
          <table:table-cell office:value-type="float" office:value="307">
            <text:p>307</text:p>
          </table:table-cell>
          <table:table-cell table:formula="of:=[.F1242]/[.A1242]" office:value-type="float" office:value="1.59067357512953">
            <text:p>1.5906735751</text:p>
          </table:table-cell>
          <table:table-cell office:value-type="float" office:value="192">
            <text:p>192</text:p>
          </table:table-cell>
          <table:table-cell table:formula="of:=[.H1242]/[.A1242]" office:value-type="float" office:value="0.994818652849741">
            <text:p>0.994818652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table:formula="of:=[.B1243]/[.A1243]" office:value-type="float" office:value="0.989473684210526">
            <text:p>0.9894736842</text:p>
          </table:table-cell>
          <table:table-cell office:value-type="float" office:value="89">
            <text:p>89</text:p>
          </table:table-cell>
          <table:table-cell table:formula="of:=[.D1243]/[.A1243]" office:value-type="float" office:value="0.936842105263158">
            <text:p>0.9368421053</text:p>
          </table:table-cell>
          <table:table-cell office:value-type="float" office:value="158">
            <text:p>158</text:p>
          </table:table-cell>
          <table:table-cell table:formula="of:=[.F1243]/[.A1243]" office:value-type="float" office:value="1.66315789473684">
            <text:p>1.6631578947</text:p>
          </table:table-cell>
          <table:table-cell office:value-type="float" office:value="104">
            <text:p>104</text:p>
          </table:table-cell>
          <table:table-cell table:formula="of:=[.H1243]/[.A1243]" office:value-type="float" office:value="1.09473684210526">
            <text:p>1.0947368421</text:p>
          </table:table-cell>
        </table:table-row>
        <table:table-row table:style-name="ro1">
          <table:table-cell table:number-columns-repeated="2" office:value-type="float" office:value="93">
            <text:p>93</text:p>
          </table:table-cell>
          <table:table-cell table:formula="of:=[.B1244]/[.A1244]" office:value-type="float" office:value="1">
            <text:p>1</text:p>
          </table:table-cell>
          <table:table-cell office:value-type="float" office:value="91">
            <text:p>91</text:p>
          </table:table-cell>
          <table:table-cell table:formula="of:=[.D1244]/[.A1244]" office:value-type="float" office:value="0.978494623655914">
            <text:p>0.9784946237</text:p>
          </table:table-cell>
          <table:table-cell office:value-type="float" office:value="168">
            <text:p>168</text:p>
          </table:table-cell>
          <table:table-cell table:formula="of:=[.F1244]/[.A1244]" office:value-type="float" office:value="1.80645161290323">
            <text:p>1.8064516129</text:p>
          </table:table-cell>
          <table:table-cell office:value-type="float" office:value="104">
            <text:p>104</text:p>
          </table:table-cell>
          <table:table-cell table:formula="of:=[.H1244]/[.A1244]" office:value-type="float" office:value="1.11827956989247">
            <text:p>1.1182795699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table:formula="of:=[.B1245]/[.A1245]" office:value-type="float" office:value="1.01388888888889">
            <text:p>1.0138888889</text:p>
          </table:table-cell>
          <table:table-cell office:value-type="float" office:value="68">
            <text:p>68</text:p>
          </table:table-cell>
          <table:table-cell table:formula="of:=[.D1245]/[.A1245]" office:value-type="float" office:value="0.944444444444444">
            <text:p>0.9444444444</text:p>
          </table:table-cell>
          <table:table-cell office:value-type="float" office:value="137">
            <text:p>137</text:p>
          </table:table-cell>
          <table:table-cell table:formula="of:=[.F1245]/[.A1245]" office:value-type="float" office:value="1.90277777777778">
            <text:p>1.9027777778</text:p>
          </table:table-cell>
          <table:table-cell office:value-type="float" office:value="74">
            <text:p>74</text:p>
          </table:table-cell>
          <table:table-cell table:formula="of:=[.H1245]/[.A1245]" office:value-type="float" office:value="1.02777777777778">
            <text:p>1.0277777778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58">
            <text:p>158</text:p>
          </table:table-cell>
          <table:table-cell table:formula="of:=[.B1246]/[.A1246]" office:value-type="float" office:value="0.993710691823899">
            <text:p>0.9937106918</text:p>
          </table:table-cell>
          <table:table-cell office:value-type="float" office:value="149">
            <text:p>149</text:p>
          </table:table-cell>
          <table:table-cell table:formula="of:=[.D1246]/[.A1246]" office:value-type="float" office:value="0.937106918238994">
            <text:p>0.9371069182</text:p>
          </table:table-cell>
          <table:table-cell office:value-type="float" office:value="298">
            <text:p>298</text:p>
          </table:table-cell>
          <table:table-cell table:formula="of:=[.F1246]/[.A1246]" office:value-type="float" office:value="1.87421383647799">
            <text:p>1.8742138365</text:p>
          </table:table-cell>
          <table:table-cell office:value-type="float" office:value="161">
            <text:p>161</text:p>
          </table:table-cell>
          <table:table-cell table:formula="of:=[.H1246]/[.A1246]" office:value-type="float" office:value="1.0125786163522">
            <text:p>1.0125786164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45">
            <text:p>145</text:p>
          </table:table-cell>
          <table:table-cell table:formula="of:=[.B1247]/[.A1247]" office:value-type="float" office:value="0.966666666666667">
            <text:p>0.9666666667</text:p>
          </table:table-cell>
          <table:table-cell office:value-type="float" office:value="139">
            <text:p>139</text:p>
          </table:table-cell>
          <table:table-cell table:formula="of:=[.D1247]/[.A1247]" office:value-type="float" office:value="0.926666666666667">
            <text:p>0.9266666667</text:p>
          </table:table-cell>
          <table:table-cell office:value-type="float" office:value="244">
            <text:p>244</text:p>
          </table:table-cell>
          <table:table-cell table:formula="of:=[.F1247]/[.A1247]" office:value-type="float" office:value="1.62666666666667">
            <text:p>1.6266666667</text:p>
          </table:table-cell>
          <table:table-cell office:value-type="float" office:value="149">
            <text:p>149</text:p>
          </table:table-cell>
          <table:table-cell table:formula="of:=[.H1247]/[.A1247]" office:value-type="float" office:value="0.993333333333333">
            <text:p>0.993333333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02">
            <text:p>102</text:p>
          </table:table-cell>
          <table:table-cell table:formula="of:=[.B1248]/[.A1248]" office:value-type="float" office:value="1.04081632653061">
            <text:p>1.0408163265</text:p>
          </table:table-cell>
          <table:table-cell office:value-type="float" office:value="98">
            <text:p>98</text:p>
          </table:table-cell>
          <table:table-cell table:formula="of:=[.D1248]/[.A1248]" office:value-type="float" office:value="1">
            <text:p>1</text:p>
          </table:table-cell>
          <table:table-cell office:value-type="float" office:value="163">
            <text:p>163</text:p>
          </table:table-cell>
          <table:table-cell table:formula="of:=[.F1248]/[.A1248]" office:value-type="float" office:value="1.66326530612245">
            <text:p>1.6632653061</text:p>
          </table:table-cell>
          <table:table-cell office:value-type="float" office:value="101">
            <text:p>101</text:p>
          </table:table-cell>
          <table:table-cell table:formula="of:=[.H1248]/[.A1248]" office:value-type="float" office:value="1.03061224489796">
            <text:p>1.0306122449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66">
            <text:p>166</text:p>
          </table:table-cell>
          <table:table-cell table:formula="of:=[.B1249]/[.A1249]" office:value-type="float" office:value="1.02469135802469">
            <text:p>1.024691358</text:p>
          </table:table-cell>
          <table:table-cell office:value-type="float" office:value="153">
            <text:p>153</text:p>
          </table:table-cell>
          <table:table-cell table:formula="of:=[.D1249]/[.A1249]" office:value-type="float" office:value="0.944444444444444">
            <text:p>0.9444444444</text:p>
          </table:table-cell>
          <table:table-cell office:value-type="float" office:value="281">
            <text:p>281</text:p>
          </table:table-cell>
          <table:table-cell table:formula="of:=[.F1249]/[.A1249]" office:value-type="float" office:value="1.73456790123457">
            <text:p>1.7345679012</text:p>
          </table:table-cell>
          <table:table-cell office:value-type="float" office:value="164">
            <text:p>164</text:p>
          </table:table-cell>
          <table:table-cell table:formula="of:=[.H1249]/[.A1249]" office:value-type="float" office:value="1.01234567901235">
            <text:p>1.012345679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86">
            <text:p>186</text:p>
          </table:table-cell>
          <table:table-cell table:formula="of:=[.B1250]/[.A1250]" office:value-type="float" office:value="0.994652406417112">
            <text:p>0.9946524064</text:p>
          </table:table-cell>
          <table:table-cell office:value-type="float" office:value="175">
            <text:p>175</text:p>
          </table:table-cell>
          <table:table-cell table:formula="of:=[.D1250]/[.A1250]" office:value-type="float" office:value="0.935828877005348">
            <text:p>0.935828877</text:p>
          </table:table-cell>
          <table:table-cell office:value-type="float" office:value="315">
            <text:p>315</text:p>
          </table:table-cell>
          <table:table-cell table:formula="of:=[.F1250]/[.A1250]" office:value-type="float" office:value="1.68449197860963">
            <text:p>1.6844919786</text:p>
          </table:table-cell>
          <table:table-cell office:value-type="float" office:value="187">
            <text:p>187</text:p>
          </table:table-cell>
          <table:table-cell table:formula="of:=[.H1250]/[.A1250]" office:value-type="float" office:value="1">
            <text:p>1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80">
            <text:p>180</text:p>
          </table:table-cell>
          <table:table-cell table:formula="of:=[.B1251]/[.A1251]" office:value-type="float" office:value="1.01694915254237">
            <text:p>1.0169491525</text:p>
          </table:table-cell>
          <table:table-cell office:value-type="float" office:value="168">
            <text:p>168</text:p>
          </table:table-cell>
          <table:table-cell table:formula="of:=[.D1251]/[.A1251]" office:value-type="float" office:value="0.949152542372881">
            <text:p>0.9491525424</text:p>
          </table:table-cell>
          <table:table-cell office:value-type="float" office:value="360">
            <text:p>360</text:p>
          </table:table-cell>
          <table:table-cell table:formula="of:=[.F1251]/[.A1251]" office:value-type="float" office:value="2.03389830508475">
            <text:p>2.0338983051</text:p>
          </table:table-cell>
          <table:table-cell office:value-type="float" office:value="180">
            <text:p>180</text:p>
          </table:table-cell>
          <table:table-cell table:formula="of:=[.H1251]/[.A1251]" office:value-type="float" office:value="1.01694915254237">
            <text:p>1.0169491525</text:p>
          </table:table-cell>
        </table:table-row>
        <table:table-row table:style-name="ro1">
          <table:table-cell table:number-columns-repeated="2" office:value-type="float" office:value="88">
            <text:p>88</text:p>
          </table:table-cell>
          <table:table-cell table:formula="of:=[.B1252]/[.A1252]" office:value-type="float" office:value="1">
            <text:p>1</text:p>
          </table:table-cell>
          <table:table-cell office:value-type="float" office:value="88">
            <text:p>88</text:p>
          </table:table-cell>
          <table:table-cell table:formula="of:=[.D1252]/[.A1252]" office:value-type="float" office:value="1">
            <text:p>1</text:p>
          </table:table-cell>
          <table:table-cell office:value-type="float" office:value="171">
            <text:p>171</text:p>
          </table:table-cell>
          <table:table-cell table:formula="of:=[.F1252]/[.A1252]" office:value-type="float" office:value="1.94318181818182">
            <text:p>1.9431818182</text:p>
          </table:table-cell>
          <table:table-cell office:value-type="float" office:value="99">
            <text:p>99</text:p>
          </table:table-cell>
          <table:table-cell table:formula="of:=[.H1252]/[.A1252]" office:value-type="float" office:value="1.125">
            <text:p>1.12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01">
            <text:p>201</text:p>
          </table:table-cell>
          <table:table-cell table:formula="of:=[.B1253]/[.A1253]" office:value-type="float" office:value="1.005">
            <text:p>1.005</text:p>
          </table:table-cell>
          <table:table-cell office:value-type="float" office:value="190">
            <text:p>190</text:p>
          </table:table-cell>
          <table:table-cell table:formula="of:=[.D1253]/[.A1253]" office:value-type="float" office:value="0.95">
            <text:p>0.95</text:p>
          </table:table-cell>
          <table:table-cell office:value-type="float" office:value="362">
            <text:p>362</text:p>
          </table:table-cell>
          <table:table-cell table:formula="of:=[.F1253]/[.A1253]" office:value-type="float" office:value="1.81">
            <text:p>1.81</text:p>
          </table:table-cell>
          <table:table-cell office:value-type="float" office:value="210">
            <text:p>210</text:p>
          </table:table-cell>
          <table:table-cell table:formula="of:=[.H1253]/[.A1253]" office:value-type="float" office:value="1.05">
            <text:p>1.05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8">
            <text:p>98</text:p>
          </table:table-cell>
          <table:table-cell table:formula="of:=[.B1254]/[.A1254]" office:value-type="float" office:value="1.02083333333333">
            <text:p>1.0208333333</text:p>
          </table:table-cell>
          <table:table-cell office:value-type="float" office:value="93">
            <text:p>93</text:p>
          </table:table-cell>
          <table:table-cell table:formula="of:=[.D1254]/[.A1254]" office:value-type="float" office:value="0.96875">
            <text:p>0.96875</text:p>
          </table:table-cell>
          <table:table-cell office:value-type="float" office:value="152">
            <text:p>152</text:p>
          </table:table-cell>
          <table:table-cell table:formula="of:=[.F1254]/[.A1254]" office:value-type="float" office:value="1.58333333333333">
            <text:p>1.5833333333</text:p>
          </table:table-cell>
          <table:table-cell office:value-type="float" office:value="101">
            <text:p>101</text:p>
          </table:table-cell>
          <table:table-cell table:formula="of:=[.H1254]/[.A1254]" office:value-type="float" office:value="1.05208333333333">
            <text:p>1.0520833333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68">
            <text:p>168</text:p>
          </table:table-cell>
          <table:table-cell table:formula="of:=[.B1255]/[.A1255]" office:value-type="float" office:value="1.01204819277108">
            <text:p>1.0120481928</text:p>
          </table:table-cell>
          <table:table-cell office:value-type="float" office:value="159">
            <text:p>159</text:p>
          </table:table-cell>
          <table:table-cell table:formula="of:=[.D1255]/[.A1255]" office:value-type="float" office:value="0.957831325301205">
            <text:p>0.9578313253</text:p>
          </table:table-cell>
          <table:table-cell office:value-type="float" office:value="273">
            <text:p>273</text:p>
          </table:table-cell>
          <table:table-cell table:formula="of:=[.F1255]/[.A1255]" office:value-type="float" office:value="1.64457831325301">
            <text:p>1.6445783133</text:p>
          </table:table-cell>
          <table:table-cell office:value-type="float" office:value="176">
            <text:p>176</text:p>
          </table:table-cell>
          <table:table-cell table:formula="of:=[.H1255]/[.A1255]" office:value-type="float" office:value="1.06024096385542">
            <text:p>1.0602409639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table:formula="of:=[.B1256]/[.A1256]" office:value-type="float" office:value="1.01388888888889">
            <text:p>1.0138888889</text:p>
          </table:table-cell>
          <table:table-cell office:value-type="float" office:value="69">
            <text:p>69</text:p>
          </table:table-cell>
          <table:table-cell table:formula="of:=[.D1256]/[.A1256]" office:value-type="float" office:value="0.958333333333333">
            <text:p>0.9583333333</text:p>
          </table:table-cell>
          <table:table-cell office:value-type="float" office:value="163">
            <text:p>163</text:p>
          </table:table-cell>
          <table:table-cell table:formula="of:=[.F1256]/[.A1256]" office:value-type="float" office:value="2.26388888888889">
            <text:p>2.2638888889</text:p>
          </table:table-cell>
          <table:table-cell office:value-type="float" office:value="92">
            <text:p>92</text:p>
          </table:table-cell>
          <table:table-cell table:formula="of:=[.H1256]/[.A1256]" office:value-type="float" office:value="1.27777777777778">
            <text:p>1.2777777778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47">
            <text:p>147</text:p>
          </table:table-cell>
          <table:table-cell table:formula="of:=[.B1257]/[.A1257]" office:value-type="float" office:value="1.01379310344828">
            <text:p>1.0137931034</text:p>
          </table:table-cell>
          <table:table-cell office:value-type="float" office:value="138">
            <text:p>138</text:p>
          </table:table-cell>
          <table:table-cell table:formula="of:=[.D1257]/[.A1257]" office:value-type="float" office:value="0.951724137931035">
            <text:p>0.9517241379</text:p>
          </table:table-cell>
          <table:table-cell office:value-type="float" office:value="280">
            <text:p>280</text:p>
          </table:table-cell>
          <table:table-cell table:formula="of:=[.F1257]/[.A1257]" office:value-type="float" office:value="1.93103448275862">
            <text:p>1.9310344828</text:p>
          </table:table-cell>
          <table:table-cell office:value-type="float" office:value="159">
            <text:p>159</text:p>
          </table:table-cell>
          <table:table-cell table:formula="of:=[.H1257]/[.A1257]" office:value-type="float" office:value="1.09655172413793">
            <text:p>1.0965517241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70">
            <text:p>170</text:p>
          </table:table-cell>
          <table:table-cell table:formula="of:=[.B1258]/[.A1258]" office:value-type="float" office:value="0.944444444444444">
            <text:p>0.9444444444</text:p>
          </table:table-cell>
          <table:table-cell office:value-type="float" office:value="161">
            <text:p>161</text:p>
          </table:table-cell>
          <table:table-cell table:formula="of:=[.D1258]/[.A1258]" office:value-type="float" office:value="0.894444444444444">
            <text:p>0.8944444444</text:p>
          </table:table-cell>
          <table:table-cell office:value-type="float" office:value="273">
            <text:p>273</text:p>
          </table:table-cell>
          <table:table-cell table:formula="of:=[.F1258]/[.A1258]" office:value-type="float" office:value="1.51666666666667">
            <text:p>1.5166666667</text:p>
          </table:table-cell>
          <table:table-cell office:value-type="float" office:value="172">
            <text:p>172</text:p>
          </table:table-cell>
          <table:table-cell table:formula="of:=[.H1258]/[.A1258]" office:value-type="float" office:value="0.955555555555556">
            <text:p>0.9555555556</text:p>
          </table:table-cell>
        </table:table-row>
        <table:table-row table:style-name="ro1">
          <table:table-cell table:number-columns-repeated="2" office:value-type="float" office:value="161">
            <text:p>161</text:p>
          </table:table-cell>
          <table:table-cell table:formula="of:=[.B1259]/[.A1259]" office:value-type="float" office:value="1">
            <text:p>1</text:p>
          </table:table-cell>
          <table:table-cell office:value-type="float" office:value="151">
            <text:p>151</text:p>
          </table:table-cell>
          <table:table-cell table:formula="of:=[.D1259]/[.A1259]" office:value-type="float" office:value="0.937888198757764">
            <text:p>0.9378881988</text:p>
          </table:table-cell>
          <table:table-cell office:value-type="float" office:value="263">
            <text:p>263</text:p>
          </table:table-cell>
          <table:table-cell table:formula="of:=[.F1259]/[.A1259]" office:value-type="float" office:value="1.63354037267081">
            <text:p>1.6335403727</text:p>
          </table:table-cell>
          <table:table-cell office:value-type="float" office:value="167">
            <text:p>167</text:p>
          </table:table-cell>
          <table:table-cell table:formula="of:=[.H1259]/[.A1259]" office:value-type="float" office:value="1.03726708074534">
            <text:p>1.037267080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table:formula="of:=[.B1260]/[.A1260]" office:value-type="float" office:value="1.01">
            <text:p>1.01</text:p>
          </table:table-cell>
          <table:table-cell office:value-type="float" office:value="98">
            <text:p>98</text:p>
          </table:table-cell>
          <table:table-cell table:formula="of:=[.D1260]/[.A1260]" office:value-type="float" office:value="0.98">
            <text:p>0.98</text:p>
          </table:table-cell>
          <table:table-cell office:value-type="float" office:value="187">
            <text:p>187</text:p>
          </table:table-cell>
          <table:table-cell table:formula="of:=[.F1260]/[.A1260]" office:value-type="float" office:value="1.87">
            <text:p>1.87</text:p>
          </table:table-cell>
          <table:table-cell office:value-type="float" office:value="112">
            <text:p>112</text:p>
          </table:table-cell>
          <table:table-cell table:formula="of:=[.H1260]/[.A1260]" office:value-type="float" office:value="1.12">
            <text:p>1.12</text:p>
          </table:table-cell>
        </table:table-row>
        <table:table-row table:style-name="ro1">
          <table:table-cell table:number-columns-repeated="2" office:value-type="float" office:value="121">
            <text:p>121</text:p>
          </table:table-cell>
          <table:table-cell table:formula="of:=[.B1261]/[.A1261]" office:value-type="float" office:value="1">
            <text:p>1</text:p>
          </table:table-cell>
          <table:table-cell office:value-type="float" office:value="116">
            <text:p>116</text:p>
          </table:table-cell>
          <table:table-cell table:formula="of:=[.D1261]/[.A1261]" office:value-type="float" office:value="0.958677685950413">
            <text:p>0.958677686</text:p>
          </table:table-cell>
          <table:table-cell office:value-type="float" office:value="232">
            <text:p>232</text:p>
          </table:table-cell>
          <table:table-cell table:formula="of:=[.F1261]/[.A1261]" office:value-type="float" office:value="1.91735537190083">
            <text:p>1.9173553719</text:p>
          </table:table-cell>
          <table:table-cell office:value-type="float" office:value="125">
            <text:p>125</text:p>
          </table:table-cell>
          <table:table-cell table:formula="of:=[.H1261]/[.A1261]" office:value-type="float" office:value="1.03305785123967">
            <text:p>1.0330578512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  <table:table-cell table:formula="of:=[.B1262]/[.A1262]" office:value-type="float" office:value="0.986301369863014">
            <text:p>0.9863013699</text:p>
          </table:table-cell>
          <table:table-cell office:value-type="float" office:value="135">
            <text:p>135</text:p>
          </table:table-cell>
          <table:table-cell table:formula="of:=[.D1262]/[.A1262]" office:value-type="float" office:value="0.924657534246575">
            <text:p>0.9246575342</text:p>
          </table:table-cell>
          <table:table-cell office:value-type="float" office:value="233">
            <text:p>233</text:p>
          </table:table-cell>
          <table:table-cell table:formula="of:=[.F1262]/[.A1262]" office:value-type="float" office:value="1.5958904109589">
            <text:p>1.595890411</text:p>
          </table:table-cell>
          <table:table-cell office:value-type="float" office:value="149">
            <text:p>149</text:p>
          </table:table-cell>
          <table:table-cell table:formula="of:=[.H1262]/[.A1262]" office:value-type="float" office:value="1.02054794520548">
            <text:p>1.0205479452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table:formula="of:=[.B1263]/[.A1263]" office:value-type="float" office:value="1.00680272108844">
            <text:p>1.0068027211</text:p>
          </table:table-cell>
          <table:table-cell office:value-type="float" office:value="143">
            <text:p>143</text:p>
          </table:table-cell>
          <table:table-cell table:formula="of:=[.D1263]/[.A1263]" office:value-type="float" office:value="0.972789115646259">
            <text:p>0.9727891156</text:p>
          </table:table-cell>
          <table:table-cell office:value-type="float" office:value="271">
            <text:p>271</text:p>
          </table:table-cell>
          <table:table-cell table:formula="of:=[.F1263]/[.A1263]" office:value-type="float" office:value="1.84353741496599">
            <text:p>1.843537415</text:p>
          </table:table-cell>
          <table:table-cell office:value-type="float" office:value="152">
            <text:p>152</text:p>
          </table:table-cell>
          <table:table-cell table:formula="of:=[.H1263]/[.A1263]" office:value-type="float" office:value="1.03401360544218">
            <text:p>1.0340136054</text:p>
          </table:table-cell>
        </table:table-row>
        <table:table-row table:style-name="ro1">
          <table:table-cell table:number-columns-repeated="2" office:value-type="float" office:value="170">
            <text:p>170</text:p>
          </table:table-cell>
          <table:table-cell table:formula="of:=[.B1264]/[.A1264]" office:value-type="float" office:value="1">
            <text:p>1</text:p>
          </table:table-cell>
          <table:table-cell office:value-type="float" office:value="161">
            <text:p>161</text:p>
          </table:table-cell>
          <table:table-cell table:formula="of:=[.D1264]/[.A1264]" office:value-type="float" office:value="0.947058823529412">
            <text:p>0.9470588235</text:p>
          </table:table-cell>
          <table:table-cell office:value-type="float" office:value="293">
            <text:p>293</text:p>
          </table:table-cell>
          <table:table-cell table:formula="of:=[.F1264]/[.A1264]" office:value-type="float" office:value="1.72352941176471">
            <text:p>1.7235294118</text:p>
          </table:table-cell>
          <table:table-cell office:value-type="float" office:value="173">
            <text:p>173</text:p>
          </table:table-cell>
          <table:table-cell table:formula="of:=[.H1264]/[.A1264]" office:value-type="float" office:value="1.01764705882353">
            <text:p>1.0176470588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table:formula="of:=[.B1265]/[.A1265]" office:value-type="float" office:value="1.01369863013699">
            <text:p>1.0136986301</text:p>
          </table:table-cell>
          <table:table-cell office:value-type="float" office:value="70">
            <text:p>70</text:p>
          </table:table-cell>
          <table:table-cell table:formula="of:=[.D1265]/[.A1265]" office:value-type="float" office:value="0.958904109589041">
            <text:p>0.9589041096</text:p>
          </table:table-cell>
          <table:table-cell office:value-type="float" office:value="132">
            <text:p>132</text:p>
          </table:table-cell>
          <table:table-cell table:formula="of:=[.F1265]/[.A1265]" office:value-type="float" office:value="1.80821917808219">
            <text:p>1.8082191781</text:p>
          </table:table-cell>
          <table:table-cell office:value-type="float" office:value="84">
            <text:p>84</text:p>
          </table:table-cell>
          <table:table-cell table:formula="of:=[.H1265]/[.A1265]" office:value-type="float" office:value="1.15068493150685">
            <text:p>1.1506849315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39">
            <text:p>139</text:p>
          </table:table-cell>
          <table:table-cell table:formula="of:=[.B1266]/[.A1266]" office:value-type="float" office:value="0.992857142857143">
            <text:p>0.9928571429</text:p>
          </table:table-cell>
          <table:table-cell office:value-type="float" office:value="134">
            <text:p>134</text:p>
          </table:table-cell>
          <table:table-cell table:formula="of:=[.D1266]/[.A1266]" office:value-type="float" office:value="0.957142857142857">
            <text:p>0.9571428571</text:p>
          </table:table-cell>
          <table:table-cell office:value-type="float" office:value="239">
            <text:p>239</text:p>
          </table:table-cell>
          <table:table-cell table:formula="of:=[.F1266]/[.A1266]" office:value-type="float" office:value="1.70714285714286">
            <text:p>1.7071428571</text:p>
          </table:table-cell>
          <table:table-cell office:value-type="float" office:value="144">
            <text:p>144</text:p>
          </table:table-cell>
          <table:table-cell table:formula="of:=[.H1266]/[.A1266]" office:value-type="float" office:value="1.02857142857143">
            <text:p>1.0285714286</text:p>
          </table:table-cell>
        </table:table-row>
        <table:table-row table:style-name="ro1">
          <table:table-cell table:number-columns-repeated="2" office:value-type="float" office:value="131">
            <text:p>131</text:p>
          </table:table-cell>
          <table:table-cell table:formula="of:=[.B1267]/[.A1267]" office:value-type="float" office:value="1">
            <text:p>1</text:p>
          </table:table-cell>
          <table:table-cell office:value-type="float" office:value="127">
            <text:p>127</text:p>
          </table:table-cell>
          <table:table-cell table:formula="of:=[.D1267]/[.A1267]" office:value-type="float" office:value="0.969465648854962">
            <text:p>0.9694656489</text:p>
          </table:table-cell>
          <table:table-cell office:value-type="float" office:value="236">
            <text:p>236</text:p>
          </table:table-cell>
          <table:table-cell table:formula="of:=[.F1267]/[.A1267]" office:value-type="float" office:value="1.80152671755725">
            <text:p>1.8015267176</text:p>
          </table:table-cell>
          <table:table-cell office:value-type="float" office:value="147">
            <text:p>147</text:p>
          </table:table-cell>
          <table:table-cell table:formula="of:=[.H1267]/[.A1267]" office:value-type="float" office:value="1.12213740458015">
            <text:p>1.1221374046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1">
            <text:p>151</text:p>
          </table:table-cell>
          <table:table-cell table:formula="of:=[.B1268]/[.A1268]" office:value-type="float" office:value="0.986928104575163">
            <text:p>0.9869281046</text:p>
          </table:table-cell>
          <table:table-cell office:value-type="float" office:value="141">
            <text:p>141</text:p>
          </table:table-cell>
          <table:table-cell table:formula="of:=[.D1268]/[.A1268]" office:value-type="float" office:value="0.92156862745098">
            <text:p>0.9215686275</text:p>
          </table:table-cell>
          <table:table-cell office:value-type="float" office:value="245">
            <text:p>245</text:p>
          </table:table-cell>
          <table:table-cell table:formula="of:=[.F1268]/[.A1268]" office:value-type="float" office:value="1.60130718954248">
            <text:p>1.6013071895</text:p>
          </table:table-cell>
          <table:table-cell office:value-type="float" office:value="163">
            <text:p>163</text:p>
          </table:table-cell>
          <table:table-cell table:formula="of:=[.H1268]/[.A1268]" office:value-type="float" office:value="1.06535947712418">
            <text:p>1.0653594771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 table:formula="of:=[.B1269]/[.A1269]" office:value-type="float" office:value="1.00675675675676">
            <text:p>1.0067567568</text:p>
          </table:table-cell>
          <table:table-cell office:value-type="float" office:value="142">
            <text:p>142</text:p>
          </table:table-cell>
          <table:table-cell table:formula="of:=[.D1269]/[.A1269]" office:value-type="float" office:value="0.959459459459459">
            <text:p>0.9594594595</text:p>
          </table:table-cell>
          <table:table-cell office:value-type="float" office:value="285">
            <text:p>285</text:p>
          </table:table-cell>
          <table:table-cell table:formula="of:=[.F1269]/[.A1269]" office:value-type="float" office:value="1.92567567567568">
            <text:p>1.9256756757</text:p>
          </table:table-cell>
          <table:table-cell office:value-type="float" office:value="158">
            <text:p>158</text:p>
          </table:table-cell>
          <table:table-cell table:formula="of:=[.H1269]/[.A1269]" office:value-type="float" office:value="1.06756756756757">
            <text:p>1.0675675676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table:formula="of:=[.B1270]/[.A1270]" office:value-type="float" office:value="1.01111111111111">
            <text:p>1.0111111111</text:p>
          </table:table-cell>
          <table:table-cell office:value-type="float" office:value="85">
            <text:p>85</text:p>
          </table:table-cell>
          <table:table-cell table:formula="of:=[.D1270]/[.A1270]" office:value-type="float" office:value="0.944444444444444">
            <text:p>0.9444444444</text:p>
          </table:table-cell>
          <table:table-cell office:value-type="float" office:value="176">
            <text:p>176</text:p>
          </table:table-cell>
          <table:table-cell table:formula="of:=[.F1270]/[.A1270]" office:value-type="float" office:value="1.95555555555556">
            <text:p>1.9555555556</text:p>
          </table:table-cell>
          <table:table-cell office:value-type="float" office:value="100">
            <text:p>100</text:p>
          </table:table-cell>
          <table:table-cell table:formula="of:=[.H1270]/[.A1270]" office:value-type="float" office:value="1.11111111111111">
            <text:p>1.1111111111</text:p>
          </table:table-cell>
        </table:table-row>
        <table:table-row table:style-name="ro1">
          <table:table-cell table:number-columns-repeated="2" office:value-type="float" office:value="84">
            <text:p>84</text:p>
          </table:table-cell>
          <table:table-cell table:formula="of:=[.B1271]/[.A1271]" office:value-type="float" office:value="1">
            <text:p>1</text:p>
          </table:table-cell>
          <table:table-cell office:value-type="float" office:value="81">
            <text:p>81</text:p>
          </table:table-cell>
          <table:table-cell table:formula="of:=[.D1271]/[.A1271]" office:value-type="float" office:value="0.964285714285714">
            <text:p>0.9642857143</text:p>
          </table:table-cell>
          <table:table-cell office:value-type="float" office:value="161">
            <text:p>161</text:p>
          </table:table-cell>
          <table:table-cell table:formula="of:=[.F1271]/[.A1271]" office:value-type="float" office:value="1.91666666666667">
            <text:p>1.9166666667</text:p>
          </table:table-cell>
          <table:table-cell office:value-type="float" office:value="95">
            <text:p>95</text:p>
          </table:table-cell>
          <table:table-cell table:formula="of:=[.H1271]/[.A1271]" office:value-type="float" office:value="1.13095238095238">
            <text:p>1.130952381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69">
            <text:p>169</text:p>
          </table:table-cell>
          <table:table-cell table:formula="of:=[.B1272]/[.A1272]" office:value-type="float" office:value="1.01807228915663">
            <text:p>1.0180722892</text:p>
          </table:table-cell>
          <table:table-cell office:value-type="float" office:value="158">
            <text:p>158</text:p>
          </table:table-cell>
          <table:table-cell table:formula="of:=[.D1272]/[.A1272]" office:value-type="float" office:value="0.951807228915663">
            <text:p>0.9518072289</text:p>
          </table:table-cell>
          <table:table-cell office:value-type="float" office:value="289">
            <text:p>289</text:p>
          </table:table-cell>
          <table:table-cell table:formula="of:=[.F1272]/[.A1272]" office:value-type="float" office:value="1.74096385542169">
            <text:p>1.7409638554</text:p>
          </table:table-cell>
          <table:table-cell office:value-type="float" office:value="167">
            <text:p>167</text:p>
          </table:table-cell>
          <table:table-cell table:formula="of:=[.H1272]/[.A1272]" office:value-type="float" office:value="1.00602409638554">
            <text:p>1.0060240964</text:p>
          </table:table-cell>
        </table:table-row>
        <table:table-row table:style-name="ro1">
          <table:table-cell table:number-columns-repeated="2" office:value-type="float" office:value="136">
            <text:p>136</text:p>
          </table:table-cell>
          <table:table-cell table:formula="of:=[.B1273]/[.A1273]" office:value-type="float" office:value="1">
            <text:p>1</text:p>
          </table:table-cell>
          <table:table-cell office:value-type="float" office:value="129">
            <text:p>129</text:p>
          </table:table-cell>
          <table:table-cell table:formula="of:=[.D1273]/[.A1273]" office:value-type="float" office:value="0.948529411764706">
            <text:p>0.9485294118</text:p>
          </table:table-cell>
          <table:table-cell office:value-type="float" office:value="190">
            <text:p>190</text:p>
          </table:table-cell>
          <table:table-cell table:formula="of:=[.F1273]/[.A1273]" office:value-type="float" office:value="1.39705882352941">
            <text:p>1.3970588235</text:p>
          </table:table-cell>
          <table:table-cell office:value-type="float" office:value="137">
            <text:p>137</text:p>
          </table:table-cell>
          <table:table-cell table:formula="of:=[.H1273]/[.A1273]" office:value-type="float" office:value="1.00735294117647">
            <text:p>1.007352941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56">
            <text:p>156</text:p>
          </table:table-cell>
          <table:table-cell table:formula="of:=[.B1274]/[.A1274]" office:value-type="float" office:value="0.993630573248408">
            <text:p>0.9936305732</text:p>
          </table:table-cell>
          <table:table-cell office:value-type="float" office:value="148">
            <text:p>148</text:p>
          </table:table-cell>
          <table:table-cell table:formula="of:=[.D1274]/[.A1274]" office:value-type="float" office:value="0.942675159235669">
            <text:p>0.9426751592</text:p>
          </table:table-cell>
          <table:table-cell office:value-type="float" office:value="271">
            <text:p>271</text:p>
          </table:table-cell>
          <table:table-cell table:formula="of:=[.F1274]/[.A1274]" office:value-type="float" office:value="1.72611464968153">
            <text:p>1.7261146497</text:p>
          </table:table-cell>
          <table:table-cell office:value-type="float" office:value="167">
            <text:p>167</text:p>
          </table:table-cell>
          <table:table-cell table:formula="of:=[.H1274]/[.A1274]" office:value-type="float" office:value="1.06369426751592">
            <text:p>1.0636942675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table:formula="of:=[.B1275]/[.A1275]" office:value-type="float" office:value="1.00662251655629">
            <text:p>1.0066225166</text:p>
          </table:table-cell>
          <table:table-cell office:value-type="float" office:value="142">
            <text:p>142</text:p>
          </table:table-cell>
          <table:table-cell table:formula="of:=[.D1275]/[.A1275]" office:value-type="float" office:value="0.940397350993377">
            <text:p>0.940397351</text:p>
          </table:table-cell>
          <table:table-cell office:value-type="float" office:value="266">
            <text:p>266</text:p>
          </table:table-cell>
          <table:table-cell table:formula="of:=[.F1275]/[.A1275]" office:value-type="float" office:value="1.76158940397351">
            <text:p>1.761589404</text:p>
          </table:table-cell>
          <table:table-cell office:value-type="float" office:value="156">
            <text:p>156</text:p>
          </table:table-cell>
          <table:table-cell table:formula="of:=[.H1275]/[.A1275]" office:value-type="float" office:value="1.03311258278146">
            <text:p>1.033112582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33">
            <text:p>133</text:p>
          </table:table-cell>
          <table:table-cell table:formula="of:=[.B1276]/[.A1276]" office:value-type="float" office:value="1.01526717557252">
            <text:p>1.0152671756</text:p>
          </table:table-cell>
          <table:table-cell office:value-type="float" office:value="123">
            <text:p>123</text:p>
          </table:table-cell>
          <table:table-cell table:formula="of:=[.D1276]/[.A1276]" office:value-type="float" office:value="0.938931297709924">
            <text:p>0.9389312977</text:p>
          </table:table-cell>
          <table:table-cell office:value-type="float" office:value="211">
            <text:p>211</text:p>
          </table:table-cell>
          <table:table-cell table:formula="of:=[.F1276]/[.A1276]" office:value-type="float" office:value="1.61068702290076">
            <text:p>1.6106870229</text:p>
          </table:table-cell>
          <table:table-cell office:value-type="float" office:value="134">
            <text:p>134</text:p>
          </table:table-cell>
          <table:table-cell table:formula="of:=[.H1276]/[.A1276]" office:value-type="float" office:value="1.02290076335878">
            <text:p>1.0229007634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77">
            <text:p>177</text:p>
          </table:table-cell>
          <table:table-cell table:formula="of:=[.B1277]/[.A1277]" office:value-type="float" office:value="1.00568181818182">
            <text:p>1.0056818182</text:p>
          </table:table-cell>
          <table:table-cell office:value-type="float" office:value="166">
            <text:p>166</text:p>
          </table:table-cell>
          <table:table-cell table:formula="of:=[.D1277]/[.A1277]" office:value-type="float" office:value="0.943181818181818">
            <text:p>0.9431818182</text:p>
          </table:table-cell>
          <table:table-cell office:value-type="float" office:value="317">
            <text:p>317</text:p>
          </table:table-cell>
          <table:table-cell table:formula="of:=[.F1277]/[.A1277]" office:value-type="float" office:value="1.80113636363636">
            <text:p>1.8011363636</text:p>
          </table:table-cell>
          <table:table-cell office:value-type="float" office:value="177">
            <text:p>177</text:p>
          </table:table-cell>
          <table:table-cell table:formula="of:=[.H1277]/[.A1277]" office:value-type="float" office:value="1.00568181818182">
            <text:p>1.0056818182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95">
            <text:p>195</text:p>
          </table:table-cell>
          <table:table-cell table:formula="of:=[.B1278]/[.A1278]" office:value-type="float" office:value="1.01036269430052">
            <text:p>1.0103626943</text:p>
          </table:table-cell>
          <table:table-cell office:value-type="float" office:value="182">
            <text:p>182</text:p>
          </table:table-cell>
          <table:table-cell table:formula="of:=[.D1278]/[.A1278]" office:value-type="float" office:value="0.94300518134715">
            <text:p>0.9430051813</text:p>
          </table:table-cell>
          <table:table-cell office:value-type="float" office:value="317">
            <text:p>317</text:p>
          </table:table-cell>
          <table:table-cell table:formula="of:=[.F1278]/[.A1278]" office:value-type="float" office:value="1.64248704663212">
            <text:p>1.6424870466</text:p>
          </table:table-cell>
          <table:table-cell office:value-type="float" office:value="199">
            <text:p>199</text:p>
          </table:table-cell>
          <table:table-cell table:formula="of:=[.H1278]/[.A1278]" office:value-type="float" office:value="1.03108808290155">
            <text:p>1.0310880829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table:formula="of:=[.B1279]/[.A1279]" office:value-type="float" office:value="1.0188679245283">
            <text:p>1.0188679245</text:p>
          </table:table-cell>
          <table:table-cell office:value-type="float" office:value="48">
            <text:p>48</text:p>
          </table:table-cell>
          <table:table-cell table:formula="of:=[.D1279]/[.A1279]" office:value-type="float" office:value="0.905660377358491">
            <text:p>0.9056603774</text:p>
          </table:table-cell>
          <table:table-cell office:value-type="float" office:value="132">
            <text:p>132</text:p>
          </table:table-cell>
          <table:table-cell table:formula="of:=[.F1279]/[.A1279]" office:value-type="float" office:value="2.49056603773585">
            <text:p>2.4905660377</text:p>
          </table:table-cell>
          <table:table-cell office:value-type="float" office:value="56">
            <text:p>56</text:p>
          </table:table-cell>
          <table:table-cell table:formula="of:=[.H1279]/[.A1279]" office:value-type="float" office:value="1.05660377358491">
            <text:p>1.0566037736</text:p>
          </table:table-cell>
        </table:table-row>
        <table:table-row table:style-name="ro1">
          <table:table-cell table:number-columns-repeated="2" office:value-type="float" office:value="151">
            <text:p>151</text:p>
          </table:table-cell>
          <table:table-cell table:formula="of:=[.B1280]/[.A1280]" office:value-type="float" office:value="1">
            <text:p>1</text:p>
          </table:table-cell>
          <table:table-cell office:value-type="float" office:value="144">
            <text:p>144</text:p>
          </table:table-cell>
          <table:table-cell table:formula="of:=[.D1280]/[.A1280]" office:value-type="float" office:value="0.95364238410596">
            <text:p>0.9536423841</text:p>
          </table:table-cell>
          <table:table-cell office:value-type="float" office:value="273">
            <text:p>273</text:p>
          </table:table-cell>
          <table:table-cell table:formula="of:=[.F1280]/[.A1280]" office:value-type="float" office:value="1.80794701986755">
            <text:p>1.8079470199</text:p>
          </table:table-cell>
          <table:table-cell office:value-type="float" office:value="154">
            <text:p>154</text:p>
          </table:table-cell>
          <table:table-cell table:formula="of:=[.H1280]/[.A1280]" office:value-type="float" office:value="1.01986754966887">
            <text:p>1.0198675497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93">
            <text:p>193</text:p>
          </table:table-cell>
          <table:table-cell table:formula="of:=[.B1281]/[.A1281]" office:value-type="float" office:value="0.974747474747475">
            <text:p>0.9747474747</text:p>
          </table:table-cell>
          <table:table-cell office:value-type="float" office:value="184">
            <text:p>184</text:p>
          </table:table-cell>
          <table:table-cell table:formula="of:=[.D1281]/[.A1281]" office:value-type="float" office:value="0.929292929292929">
            <text:p>0.9292929293</text:p>
          </table:table-cell>
          <table:table-cell office:value-type="float" office:value="313">
            <text:p>313</text:p>
          </table:table-cell>
          <table:table-cell table:formula="of:=[.F1281]/[.A1281]" office:value-type="float" office:value="1.58080808080808">
            <text:p>1.5808080808</text:p>
          </table:table-cell>
          <table:table-cell office:value-type="float" office:value="197">
            <text:p>197</text:p>
          </table:table-cell>
          <table:table-cell table:formula="of:=[.H1281]/[.A1281]" office:value-type="float" office:value="0.994949494949495">
            <text:p>0.994949494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table:formula="of:=[.B1282]/[.A1282]" office:value-type="float" office:value="0.975">
            <text:p>0.975</text:p>
          </table:table-cell>
          <table:table-cell office:value-type="float" office:value="38">
            <text:p>38</text:p>
          </table:table-cell>
          <table:table-cell table:formula="of:=[.D1282]/[.A1282]" office:value-type="float" office:value="0.95">
            <text:p>0.95</text:p>
          </table:table-cell>
          <table:table-cell office:value-type="float" office:value="80">
            <text:p>80</text:p>
          </table:table-cell>
          <table:table-cell table:formula="of:=[.F1282]/[.A1282]" office:value-type="float" office:value="2">
            <text:p>2</text:p>
          </table:table-cell>
          <table:table-cell office:value-type="float" office:value="40">
            <text:p>40</text:p>
          </table:table-cell>
          <table:table-cell table:formula="of:=[.H1282]/[.A1282]" office:value-type="float" office:value="1">
            <text:p>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3">01/13/2014</text:date>, <text:time>13:17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an Tuck</meta:initial-creator>
    <meta:creation-date>2013-12-16T10:54:17.97</meta:creation-date>
    <meta:generator>OpenOffice.org/3.4.1$Win32 OpenOffice.org_project/341m1$Build-9593</meta:generator>
    <dc:date>2014-01-13T13:17:20.46</dc:date>
    <dc:creator>Ryan Tuck</dc:creator>
    <meta:editing-duration>PT2M39S</meta:editing-duration>
    <meta:editing-cycles>2</meta:editing-cycles>
    <meta:document-statistic meta:table-count="3" meta:cell-count="11534" meta:object-count="0"/>
  </office:meta>
</office:document-meta>
</file>